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178.55pt" svg:y="185.81pt">
            <draw:object draw:notify-on-update-of-ranges="source_2.D2:source_2.D335 source_2.E1:source_2.E1 source_2.E2:source_2.E335 source_2.H2:source_2.H335 source_2.I1:source_2.I1 source_2.I2:source_2.I3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22941.5901" calcext:value-type="float">
            <text:p>1443122941.5901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22941.78171" calcext:value-type="float">
            <text:p>1443122941.78171</text:p>
          </table:table-cell>
          <table:table-cell table:formula="of:=[.G2]-[.$B$2]" office:value-type="float" office:value="0.191612720489502" calcext:value-type="float">
            <text:p>0.1916127205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612720489502" calcext:value-type="float">
            <text:p>0.1916127205</text:p>
          </table:table-cell>
          <table:table-cell table:formula="of:=MAX([.J2:.J2001])" office:value-type="float" office:value="37.220484495163" calcext:value-type="float">
            <text:p>37.2204844952</text:p>
          </table:table-cell>
          <table:table-cell office:value-type="float" office:value="1443122941.78171" calcext:value-type="float">
            <text:p>1443122941.78171</text:p>
          </table:table-cell>
          <table:table-cell table:formula="of:=[.L2]-[.$B$2]" office:value-type="float" office:value="0.191612720489502" calcext:value-type="float">
            <text:p>0.1916127205</text:p>
          </table:table-cell>
          <table:table-cell office:value-type="float" office:value="0" calcext:value-type="float">
            <text:p>0</text:p>
          </table:table-cell>
          <table:table-cell table:formula="of:=[.L2]-[.$B2]" office:value-type="float" office:value="0.191612720489502" calcext:value-type="float">
            <text:p>0.1916127205</text:p>
          </table:table-cell>
          <table:table-cell table:formula="of:=MAX([.O2:.O2001])" office:value-type="float" office:value="37.220484495163" calcext:value-type="float">
            <text:p>37.2204844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22941.63843" calcext:value-type="float">
            <text:p>1443122941.63843</text:p>
          </table:table-cell>
          <table:table-cell office:value-type="float" office:value="4096" calcext:value-type="float">
            <text:p>4096</text:p>
          </table:table-cell>
          <table:table-cell table:formula="of:=[.B3]-[.$B$2]" office:value-type="float" office:value="0.0483310222625732" calcext:value-type="float">
            <text:p>0.0483310223</text:p>
          </table:table-cell>
          <table:table-cell table:formula="of:=[.C3]/([.D3]-[.D2])" office:value-type="float" office:value="84748.8798756875" calcext:value-type="float">
            <text:p>84748.8798756875</text:p>
          </table:table-cell>
          <table:table-cell/>
          <table:table-cell office:value-type="float" office:value="1443122941.82972" calcext:value-type="float">
            <text:p>1443122941.82972</text:p>
          </table:table-cell>
          <table:table-cell table:formula="of:=[.G3]-[.$B$2]" office:value-type="float" office:value="0.2396240234375" calcext:value-type="float">
            <text:p>0.2396240234</text:p>
          </table:table-cell>
          <table:table-cell table:formula="of:=[.C3]/([.H3]-[.H2])" office:value-type="float" office:value="85313.2439341722" calcext:value-type="float">
            <text:p>85313.2439341722</text:p>
          </table:table-cell>
          <table:table-cell table:formula="of:=[.G3]-[.$B3]" office:value-type="float" office:value="0.191293001174927" calcext:value-type="float">
            <text:p>0.1912930012</text:p>
          </table:table-cell>
          <table:table-cell/>
          <table:table-cell office:value-type="float" office:value="1443122941.82972" calcext:value-type="float">
            <text:p>1443122941.82972</text:p>
          </table:table-cell>
          <table:table-cell table:formula="of:=[.L3]-[.$B$2]" office:value-type="float" office:value="0.2396240234375" calcext:value-type="float">
            <text:p>0.2396240234</text:p>
          </table:table-cell>
          <table:table-cell table:formula="of:=[.C3]/([.M3]-[.M2])" office:value-type="float" office:value="85313.2439341722" calcext:value-type="float">
            <text:p>85313.2439341722</text:p>
          </table:table-cell>
          <table:table-cell table:formula="of:=[.L3]-[.$B3]" office:value-type="float" office:value="0.191293001174927" calcext:value-type="float">
            <text:p>0.19129300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22941.68675" calcext:value-type="float">
            <text:p>1443122941.68675</text:p>
          </table:table-cell>
          <table:table-cell office:value-type="float" office:value="4096" calcext:value-type="float">
            <text:p>4096</text:p>
          </table:table-cell>
          <table:table-cell table:formula="of:=[.B4]-[.$B$2]" office:value-type="float" office:value="0.0966510772705078" calcext:value-type="float">
            <text:p>0.0966510773</text:p>
          </table:table-cell>
          <table:table-cell table:formula="of:=[.C4]/([.D4]-[.D3])" office:value-type="float" office:value="84768.1154197238" calcext:value-type="float">
            <text:p>84768.1154197238</text:p>
          </table:table-cell>
          <table:table-cell/>
          <table:table-cell office:value-type="float" office:value="1443122941.87805" calcext:value-type="float">
            <text:p>1443122941.87805</text:p>
          </table:table-cell>
          <table:table-cell table:formula="of:=[.G4]-[.$B$2]" office:value-type="float" office:value="0.287945985794067" calcext:value-type="float">
            <text:p>0.2879459858</text:p>
          </table:table-cell>
          <table:table-cell table:formula="of:=[.C4]/([.H4]-[.H3])" office:value-type="float" office:value="84764.7694805035" calcext:value-type="float">
            <text:p>84764.7694805035</text:p>
          </table:table-cell>
          <table:table-cell table:formula="of:=[.G4]-[.$B4]" office:value-type="float" office:value="0.19129490852356" calcext:value-type="float">
            <text:p>0.1912949085</text:p>
          </table:table-cell>
          <table:table-cell/>
          <table:table-cell office:value-type="float" office:value="1443122941.87805" calcext:value-type="float">
            <text:p>1443122941.87805</text:p>
          </table:table-cell>
          <table:table-cell table:formula="of:=[.L4]-[.$B$2]" office:value-type="float" office:value="0.287945985794067" calcext:value-type="float">
            <text:p>0.2879459858</text:p>
          </table:table-cell>
          <table:table-cell table:formula="of:=[.C4]/([.M4]-[.M3])" office:value-type="float" office:value="84764.7694805035" calcext:value-type="float">
            <text:p>84764.7694805035</text:p>
          </table:table-cell>
          <table:table-cell table:formula="of:=[.L4]-[.$B4]" office:value-type="float" office:value="0.19129490852356" calcext:value-type="float">
            <text:p>0.19129490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22941.73507" calcext:value-type="float">
            <text:p>1443122941.73507</text:p>
          </table:table-cell>
          <table:table-cell office:value-type="float" office:value="4096" calcext:value-type="float">
            <text:p>4096</text:p>
          </table:table-cell>
          <table:table-cell table:formula="of:=[.B5]-[.$B$2]" office:value-type="float" office:value="0.144968509674072" calcext:value-type="float">
            <text:p>0.1449685097</text:p>
          </table:table-cell>
          <table:table-cell table:formula="of:=[.C5]/([.D5]-[.D4])" office:value-type="float" office:value="84772.7165174827" calcext:value-type="float">
            <text:p>84772.7165174827</text:p>
          </table:table-cell>
          <table:table-cell/>
          <table:table-cell office:value-type="float" office:value="1443122942.2838" calcext:value-type="float">
            <text:p>1443122942.2838</text:p>
          </table:table-cell>
          <table:table-cell table:formula="of:=[.G5]-[.$B$2]" office:value-type="float" office:value="0.693699359893799" calcext:value-type="float">
            <text:p>0.6936993599</text:p>
          </table:table-cell>
          <table:table-cell table:formula="of:=[.C5]/([.H5]-[.H4])" office:value-type="float" office:value="10094.8020680987" calcext:value-type="float">
            <text:p>10094.8020680987</text:p>
          </table:table-cell>
          <table:table-cell table:formula="of:=[.G5]-[.$B5]" office:value-type="float" office:value="0.548730850219727" calcext:value-type="float">
            <text:p>0.5487308502</text:p>
          </table:table-cell>
          <table:table-cell/>
          <table:table-cell office:value-type="float" office:value="1443122942.2838" calcext:value-type="float">
            <text:p>1443122942.2838</text:p>
          </table:table-cell>
          <table:table-cell table:formula="of:=[.L5]-[.$B$2]" office:value-type="float" office:value="0.693699359893799" calcext:value-type="float">
            <text:p>0.6936993599</text:p>
          </table:table-cell>
          <table:table-cell table:formula="of:=[.C5]/([.M5]-[.M4])" office:value-type="float" office:value="10094.8020680987" calcext:value-type="float">
            <text:p>10094.8020680987</text:p>
          </table:table-cell>
          <table:table-cell table:formula="of:=[.L5]-[.$B5]" office:value-type="float" office:value="0.548730850219727" calcext:value-type="float">
            <text:p>0.54873085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22941.7834" calcext:value-type="float">
            <text:p>1443122941.7834</text:p>
          </table:table-cell>
          <table:table-cell office:value-type="float" office:value="4096" calcext:value-type="float">
            <text:p>4096</text:p>
          </table:table-cell>
          <table:table-cell table:formula="of:=[.B6]-[.$B$2]" office:value-type="float" office:value="0.193302392959595" calcext:value-type="float">
            <text:p>0.193302393</text:p>
          </table:table-cell>
          <table:table-cell table:formula="of:=[.C6]/([.D6]-[.D5])" office:value-type="float" office:value="84743.8633433139" calcext:value-type="float">
            <text:p>84743.8633433139</text:p>
          </table:table-cell>
          <table:table-cell/>
          <table:table-cell office:value-type="float" office:value="1443122946.71617" calcext:value-type="float">
            <text:p>1443122946.71617</text:p>
          </table:table-cell>
          <table:table-cell table:formula="of:=[.G6]-[.$B$2]" office:value-type="float" office:value="5.12606549263001" calcext:value-type="float">
            <text:p>5.1260654926</text:p>
          </table:table-cell>
          <table:table-cell table:formula="of:=[.C6]/([.H6]-[.H5])" office:value-type="float" office:value="924.111383702736" calcext:value-type="float">
            <text:p>924.1113837027</text:p>
          </table:table-cell>
          <table:table-cell table:formula="of:=[.G6]-[.$B6]" office:value-type="float" office:value="4.93276309967041" calcext:value-type="float">
            <text:p>4.9327630997</text:p>
          </table:table-cell>
          <table:table-cell/>
          <table:table-cell office:value-type="float" office:value="1443122946.71617" calcext:value-type="float">
            <text:p>1443122946.71617</text:p>
          </table:table-cell>
          <table:table-cell table:formula="of:=[.L6]-[.$B$2]" office:value-type="float" office:value="5.12606549263001" calcext:value-type="float">
            <text:p>5.1260654926</text:p>
          </table:table-cell>
          <table:table-cell table:formula="of:=[.C6]/([.M6]-[.M5])" office:value-type="float" office:value="924.111383702736" calcext:value-type="float">
            <text:p>924.1113837027</text:p>
          </table:table-cell>
          <table:table-cell table:formula="of:=[.L6]-[.$B6]" office:value-type="float" office:value="4.93276309967041" calcext:value-type="float">
            <text:p>4.932763099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22941.83172" calcext:value-type="float">
            <text:p>1443122941.83172</text:p>
          </table:table-cell>
          <table:table-cell office:value-type="float" office:value="4096" calcext:value-type="float">
            <text:p>4096</text:p>
          </table:table-cell>
          <table:table-cell table:formula="of:=[.B7]-[.$B$2]" office:value-type="float" office:value="0.241621255874634" calcext:value-type="float">
            <text:p>0.2416212559</text:p>
          </table:table-cell>
          <table:table-cell table:formula="of:=[.C7]/([.D7]-[.D6])" office:value-type="float" office:value="84770.2067658785" calcext:value-type="float">
            <text:p>84770.2067658785</text:p>
          </table:table-cell>
          <table:table-cell/>
          <table:table-cell office:value-type="float" office:value="1443122951.14185" calcext:value-type="float">
            <text:p>1443122951.14185</text:p>
          </table:table-cell>
          <table:table-cell table:formula="of:=[.G7]-[.$B$2]" office:value-type="float" office:value="9.55175447463989" calcext:value-type="float">
            <text:p>9.5517544746</text:p>
          </table:table-cell>
          <table:table-cell table:formula="of:=[.C7]/([.H7]-[.H6])" office:value-type="float" office:value="925.505614300949" calcext:value-type="float">
            <text:p>925.5056143009</text:p>
          </table:table-cell>
          <table:table-cell table:formula="of:=[.G7]-[.$B7]" office:value-type="float" office:value="9.31013321876526" calcext:value-type="float">
            <text:p>9.3101332188</text:p>
          </table:table-cell>
          <table:table-cell/>
          <table:table-cell office:value-type="float" office:value="1443122951.14185" calcext:value-type="float">
            <text:p>1443122951.14185</text:p>
          </table:table-cell>
          <table:table-cell table:formula="of:=[.L7]-[.$B$2]" office:value-type="float" office:value="9.55175447463989" calcext:value-type="float">
            <text:p>9.5517544746</text:p>
          </table:table-cell>
          <table:table-cell table:formula="of:=[.C7]/([.M7]-[.M6])" office:value-type="float" office:value="925.505614300949" calcext:value-type="float">
            <text:p>925.5056143009</text:p>
          </table:table-cell>
          <table:table-cell table:formula="of:=[.L7]-[.$B7]" office:value-type="float" office:value="9.31013321876526" calcext:value-type="float">
            <text:p>9.31013321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22941.88004" calcext:value-type="float">
            <text:p>1443122941.88004</text:p>
          </table:table-cell>
          <table:table-cell office:value-type="float" office:value="4096" calcext:value-type="float">
            <text:p>4096</text:p>
          </table:table-cell>
          <table:table-cell table:formula="of:=[.B8]-[.$B$2]" office:value-type="float" office:value="0.28993821144104" calcext:value-type="float">
            <text:p>0.2899382114</text:p>
          </table:table-cell>
          <table:table-cell table:formula="of:=[.C8]/([.D8]-[.D7])" office:value-type="float" office:value="84773.5531343755" calcext:value-type="float">
            <text:p>84773.5531343755</text:p>
          </table:table-cell>
          <table:table-cell/>
          <table:table-cell office:value-type="float" office:value="1443122952.28361" calcext:value-type="float">
            <text:p>1443122952.28361</text:p>
          </table:table-cell>
          <table:table-cell table:formula="of:=[.G8]-[.$B$2]" office:value-type="float" office:value="10.6935074329376" calcext:value-type="float">
            <text:p>10.6935074329</text:p>
          </table:table-cell>
          <table:table-cell table:formula="of:=[.C8]/([.H8]-[.H7])" office:value-type="float" office:value="3587.46607156318" calcext:value-type="float">
            <text:p>3587.4660715632</text:p>
          </table:table-cell>
          <table:table-cell table:formula="of:=[.G8]-[.$B8]" office:value-type="float" office:value="10.4035692214966" calcext:value-type="float">
            <text:p>10.4035692215</text:p>
          </table:table-cell>
          <table:table-cell/>
          <table:table-cell office:value-type="float" office:value="1443122952.28361" calcext:value-type="float">
            <text:p>1443122952.28361</text:p>
          </table:table-cell>
          <table:table-cell table:formula="of:=[.L8]-[.$B$2]" office:value-type="float" office:value="10.6935074329376" calcext:value-type="float">
            <text:p>10.6935074329</text:p>
          </table:table-cell>
          <table:table-cell table:formula="of:=[.C8]/([.M8]-[.M7])" office:value-type="float" office:value="3587.46607156318" calcext:value-type="float">
            <text:p>3587.4660715632</text:p>
          </table:table-cell>
          <table:table-cell table:formula="of:=[.L8]-[.$B8]" office:value-type="float" office:value="10.4035692214966" calcext:value-type="float">
            <text:p>10.40356922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22941.92836" calcext:value-type="float">
            <text:p>1443122941.92836</text:p>
          </table:table-cell>
          <table:table-cell office:value-type="float" office:value="4096" calcext:value-type="float">
            <text:p>4096</text:p>
          </table:table-cell>
          <table:table-cell table:formula="of:=[.B9]-[.$B$2]" office:value-type="float" office:value="0.338256359100342" calcext:value-type="float">
            <text:p>0.3382563591</text:p>
          </table:table-cell>
          <table:table-cell table:formula="of:=[.C9]/([.D9]-[.D8])" office:value-type="float" office:value="84771.4616231046" calcext:value-type="float">
            <text:p>84771.4616231046</text:p>
          </table:table-cell>
          <table:table-cell/>
          <table:table-cell office:value-type="float" office:value="1443122952.33071" calcext:value-type="float">
            <text:p>1443122952.33071</text:p>
          </table:table-cell>
          <table:table-cell table:formula="of:=[.G9]-[.$B$2]" office:value-type="float" office:value="10.740606546402" calcext:value-type="float">
            <text:p>10.7406065464</text:p>
          </table:table-cell>
          <table:table-cell table:formula="of:=[.C9]/([.H9]-[.H8])" office:value-type="float" office:value="86965.5434831028" calcext:value-type="float">
            <text:p>86965.5434831028</text:p>
          </table:table-cell>
          <table:table-cell table:formula="of:=[.G9]-[.$B9]" office:value-type="float" office:value="10.4023501873016" calcext:value-type="float">
            <text:p>10.4023501873</text:p>
          </table:table-cell>
          <table:table-cell/>
          <table:table-cell office:value-type="float" office:value="1443122952.33071" calcext:value-type="float">
            <text:p>1443122952.33071</text:p>
          </table:table-cell>
          <table:table-cell table:formula="of:=[.L9]-[.$B$2]" office:value-type="float" office:value="10.740606546402" calcext:value-type="float">
            <text:p>10.7406065464</text:p>
          </table:table-cell>
          <table:table-cell table:formula="of:=[.C9]/([.M9]-[.M8])" office:value-type="float" office:value="86965.5434831028" calcext:value-type="float">
            <text:p>86965.5434831028</text:p>
          </table:table-cell>
          <table:table-cell table:formula="of:=[.L9]-[.$B9]" office:value-type="float" office:value="10.4023501873016" calcext:value-type="float">
            <text:p>10.40235018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22941.97668" calcext:value-type="float">
            <text:p>1443122941.97668</text:p>
          </table:table-cell>
          <table:table-cell office:value-type="float" office:value="4096" calcext:value-type="float">
            <text:p>4096</text:p>
          </table:table-cell>
          <table:table-cell table:formula="of:=[.B10]-[.$B$2]" office:value-type="float" office:value="0.386575937271118" calcext:value-type="float">
            <text:p>0.3865759373</text:p>
          </table:table-cell>
          <table:table-cell table:formula="of:=[.C10]/([.D10]-[.D9])" office:value-type="float" office:value="84768.9519458027" calcext:value-type="float">
            <text:p>84768.9519458027</text:p>
          </table:table-cell>
          <table:table-cell/>
          <table:table-cell office:value-type="float" office:value="1443122952.37789" calcext:value-type="float">
            <text:p>1443122952.37789</text:p>
          </table:table-cell>
          <table:table-cell table:formula="of:=[.G10]-[.$B$2]" office:value-type="float" office:value="10.7877905368805" calcext:value-type="float">
            <text:p>10.7877905369</text:p>
          </table:table-cell>
          <table:table-cell table:formula="of:=[.C10]/([.H10]-[.H9])" office:value-type="float" office:value="86809.1053440052" calcext:value-type="float">
            <text:p>86809.1053440052</text:p>
          </table:table-cell>
          <table:table-cell table:formula="of:=[.G10]-[.$B10]" office:value-type="float" office:value="10.4012145996094" calcext:value-type="float">
            <text:p>10.4012145996</text:p>
          </table:table-cell>
          <table:table-cell/>
          <table:table-cell office:value-type="float" office:value="1443122952.37789" calcext:value-type="float">
            <text:p>1443122952.37789</text:p>
          </table:table-cell>
          <table:table-cell table:formula="of:=[.L10]-[.$B$2]" office:value-type="float" office:value="10.7877905368805" calcext:value-type="float">
            <text:p>10.7877905369</text:p>
          </table:table-cell>
          <table:table-cell table:formula="of:=[.C10]/([.M10]-[.M9])" office:value-type="float" office:value="86809.1053440052" calcext:value-type="float">
            <text:p>86809.1053440052</text:p>
          </table:table-cell>
          <table:table-cell table:formula="of:=[.L10]-[.$B10]" office:value-type="float" office:value="10.4012145996094" calcext:value-type="float">
            <text:p>10.40121459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22942.02078" calcext:value-type="float">
            <text:p>1443122942.02078</text:p>
          </table:table-cell>
          <table:table-cell office:value-type="float" office:value="4096" calcext:value-type="float">
            <text:p>4096</text:p>
          </table:table-cell>
          <table:table-cell table:formula="of:=[.B11]-[.$B$2]" office:value-type="float" office:value="0.430677890777588" calcext:value-type="float">
            <text:p>0.4306778908</text:p>
          </table:table-cell>
          <table:table-cell table:formula="of:=[.C11]/([.D11]-[.D10])" office:value-type="float" office:value="92875.7044605545" calcext:value-type="float">
            <text:p>92875.7044605545</text:p>
          </table:table-cell>
          <table:table-cell/>
          <table:table-cell office:value-type="float" office:value="1443122952.42499" calcext:value-type="float">
            <text:p>1443122952.42499</text:p>
          </table:table-cell>
          <table:table-cell table:formula="of:=[.G11]-[.$B$2]" office:value-type="float" office:value="10.834890127182" calcext:value-type="float">
            <text:p>10.8348901272</text:p>
          </table:table-cell>
          <table:table-cell table:formula="of:=[.C11]/([.H11]-[.H10])" office:value-type="float" office:value="86964.6630422678" calcext:value-type="float">
            <text:p>86964.6630422678</text:p>
          </table:table-cell>
          <table:table-cell table:formula="of:=[.G11]-[.$B11]" office:value-type="float" office:value="10.4042122364044" calcext:value-type="float">
            <text:p>10.4042122364</text:p>
          </table:table-cell>
          <table:table-cell/>
          <table:table-cell office:value-type="float" office:value="1443122952.42499" calcext:value-type="float">
            <text:p>1443122952.42499</text:p>
          </table:table-cell>
          <table:table-cell table:formula="of:=[.L11]-[.$B$2]" office:value-type="float" office:value="10.834890127182" calcext:value-type="float">
            <text:p>10.8348901272</text:p>
          </table:table-cell>
          <table:table-cell table:formula="of:=[.C11]/([.M11]-[.M10])" office:value-type="float" office:value="86964.6630422678" calcext:value-type="float">
            <text:p>86964.6630422678</text:p>
          </table:table-cell>
          <table:table-cell table:formula="of:=[.L11]-[.$B11]" office:value-type="float" office:value="10.4042122364044" calcext:value-type="float">
            <text:p>10.40421223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22942.06091" calcext:value-type="float">
            <text:p>1443122942.06091</text:p>
          </table:table-cell>
          <table:table-cell office:value-type="float" office:value="4096" calcext:value-type="float">
            <text:p>4096</text:p>
          </table:table-cell>
          <table:table-cell table:formula="of:=[.B12]-[.$B$2]" office:value-type="float" office:value="0.470808029174805" calcext:value-type="float">
            <text:p>0.4708080292</text:p>
          </table:table-cell>
          <table:table-cell table:formula="of:=[.C12]/([.D12]-[.D11])" office:value-type="float" office:value="102067.926092278" calcext:value-type="float">
            <text:p>102067.926092278</text:p>
          </table:table-cell>
          <table:table-cell/>
          <table:table-cell office:value-type="float" office:value="1443122952.47217" calcext:value-type="float">
            <text:p>1443122952.47217</text:p>
          </table:table-cell>
          <table:table-cell table:formula="of:=[.G12]-[.$B$2]" office:value-type="float" office:value="10.8820688724518" calcext:value-type="float">
            <text:p>10.8820688725</text:p>
          </table:table-cell>
          <table:table-cell table:formula="of:=[.C12]/([.H12]-[.H11])" office:value-type="float" office:value="86818.7565518845" calcext:value-type="float">
            <text:p>86818.7565518845</text:p>
          </table:table-cell>
          <table:table-cell table:formula="of:=[.G12]-[.$B12]" office:value-type="float" office:value="10.411260843277" calcext:value-type="float">
            <text:p>10.4112608433</text:p>
          </table:table-cell>
          <table:table-cell/>
          <table:table-cell office:value-type="float" office:value="1443122952.47217" calcext:value-type="float">
            <text:p>1443122952.47217</text:p>
          </table:table-cell>
          <table:table-cell table:formula="of:=[.L12]-[.$B$2]" office:value-type="float" office:value="10.8820688724518" calcext:value-type="float">
            <text:p>10.8820688725</text:p>
          </table:table-cell>
          <table:table-cell table:formula="of:=[.C12]/([.M12]-[.M11])" office:value-type="float" office:value="86818.7565518845" calcext:value-type="float">
            <text:p>86818.7565518845</text:p>
          </table:table-cell>
          <table:table-cell table:formula="of:=[.L12]-[.$B12]" office:value-type="float" office:value="10.411260843277" calcext:value-type="float">
            <text:p>10.41126084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22942.10104" calcext:value-type="float">
            <text:p>1443122942.10104</text:p>
          </table:table-cell>
          <table:table-cell office:value-type="float" office:value="4096" calcext:value-type="float">
            <text:p>4096</text:p>
          </table:table-cell>
          <table:table-cell table:formula="of:=[.B13]-[.$B$2]" office:value-type="float" office:value="0.510936498641968" calcext:value-type="float">
            <text:p>0.5109364986</text:p>
          </table:table-cell>
          <table:table-cell table:formula="of:=[.C13]/([.D13]-[.D12])" office:value-type="float" office:value="102072.17106428" calcext:value-type="float">
            <text:p>102072.17106428</text:p>
          </table:table-cell>
          <table:table-cell/>
          <table:table-cell office:value-type="float" office:value="1443122952.51932" calcext:value-type="float">
            <text:p>1443122952.51932</text:p>
          </table:table-cell>
          <table:table-cell table:formula="of:=[.G13]-[.$B$2]" office:value-type="float" office:value="10.9292232990265" calcext:value-type="float">
            <text:p>10.929223299</text:p>
          </table:table-cell>
          <table:table-cell table:formula="of:=[.C13]/([.H13]-[.H12])" office:value-type="float" office:value="86863.5311153807" calcext:value-type="float">
            <text:p>86863.5311153807</text:p>
          </table:table-cell>
          <table:table-cell table:formula="of:=[.G13]-[.$B13]" office:value-type="float" office:value="10.4182868003845" calcext:value-type="float">
            <text:p>10.4182868004</text:p>
          </table:table-cell>
          <table:table-cell/>
          <table:table-cell office:value-type="float" office:value="1443122952.51932" calcext:value-type="float">
            <text:p>1443122952.51932</text:p>
          </table:table-cell>
          <table:table-cell table:formula="of:=[.L13]-[.$B$2]" office:value-type="float" office:value="10.9292232990265" calcext:value-type="float">
            <text:p>10.929223299</text:p>
          </table:table-cell>
          <table:table-cell table:formula="of:=[.C13]/([.M13]-[.M12])" office:value-type="float" office:value="86863.5311153807" calcext:value-type="float">
            <text:p>86863.5311153807</text:p>
          </table:table-cell>
          <table:table-cell table:formula="of:=[.L13]-[.$B13]" office:value-type="float" office:value="10.4182868003845" calcext:value-type="float">
            <text:p>10.41828680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22942.14117" calcext:value-type="float">
            <text:p>1443122942.14117</text:p>
          </table:table-cell>
          <table:table-cell office:value-type="float" office:value="4096" calcext:value-type="float">
            <text:p>4096</text:p>
          </table:table-cell>
          <table:table-cell table:formula="of:=[.B14]-[.$B$2]" office:value-type="float" office:value="0.551065683364868" calcext:value-type="float">
            <text:p>0.5510656834</text:p>
          </table:table-cell>
          <table:table-cell table:formula="of:=[.C14]/([.D14]-[.D13])" office:value-type="float" office:value="102070.351747329" calcext:value-type="float">
            <text:p>102070.351747329</text:p>
          </table:table-cell>
          <table:table-cell/>
          <table:table-cell office:value-type="float" office:value="1443122952.56645" calcext:value-type="float">
            <text:p>1443122952.56645</text:p>
          </table:table-cell>
          <table:table-cell table:formula="of:=[.G14]-[.$B$2]" office:value-type="float" office:value="10.9763479232788" calcext:value-type="float">
            <text:p>10.9763479233</text:p>
          </table:table-cell>
          <table:table-cell table:formula="of:=[.C14]/([.H14]-[.H13])" office:value-type="float" office:value="86918.4649212011" calcext:value-type="float">
            <text:p>86918.4649212011</text:p>
          </table:table-cell>
          <table:table-cell table:formula="of:=[.G14]-[.$B14]" office:value-type="float" office:value="10.4252822399139" calcext:value-type="float">
            <text:p>10.4252822399</text:p>
          </table:table-cell>
          <table:table-cell/>
          <table:table-cell office:value-type="float" office:value="1443122952.56645" calcext:value-type="float">
            <text:p>1443122952.56645</text:p>
          </table:table-cell>
          <table:table-cell table:formula="of:=[.L14]-[.$B$2]" office:value-type="float" office:value="10.9763479232788" calcext:value-type="float">
            <text:p>10.9763479233</text:p>
          </table:table-cell>
          <table:table-cell table:formula="of:=[.C14]/([.M14]-[.M13])" office:value-type="float" office:value="86918.4649212011" calcext:value-type="float">
            <text:p>86918.4649212011</text:p>
          </table:table-cell>
          <table:table-cell table:formula="of:=[.L14]-[.$B14]" office:value-type="float" office:value="10.4252822399139" calcext:value-type="float">
            <text:p>10.425282239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22942.1813" calcext:value-type="float">
            <text:p>1443122942.1813</text:p>
          </table:table-cell>
          <table:table-cell office:value-type="float" office:value="4096" calcext:value-type="float">
            <text:p>4096</text:p>
          </table:table-cell>
          <table:table-cell table:formula="of:=[.B15]-[.$B$2]" office:value-type="float" office:value="0.591199159622192" calcext:value-type="float">
            <text:p>0.5911991596</text:p>
          </table:table-cell>
          <table:table-cell table:formula="of:=[.C15]/([.D15]-[.D14])" office:value-type="float" office:value="102059.437207423" calcext:value-type="float">
            <text:p>102059.437207423</text:p>
          </table:table-cell>
          <table:table-cell/>
          <table:table-cell office:value-type="float" office:value="1443122952.61359" calcext:value-type="float">
            <text:p>1443122952.61359</text:p>
          </table:table-cell>
          <table:table-cell table:formula="of:=[.G15]-[.$B$2]" office:value-type="float" office:value="11.0234925746918" calcext:value-type="float">
            <text:p>11.0234925747</text:p>
          </table:table-cell>
          <table:table-cell table:formula="of:=[.C15]/([.H15]-[.H14])" office:value-type="float" office:value="86881.5417494779" calcext:value-type="float">
            <text:p>86881.5417494779</text:p>
          </table:table-cell>
          <table:table-cell table:formula="of:=[.G15]-[.$B15]" office:value-type="float" office:value="10.4322934150696" calcext:value-type="float">
            <text:p>10.4322934151</text:p>
          </table:table-cell>
          <table:table-cell/>
          <table:table-cell office:value-type="float" office:value="1443122952.61359" calcext:value-type="float">
            <text:p>1443122952.61359</text:p>
          </table:table-cell>
          <table:table-cell table:formula="of:=[.L15]-[.$B$2]" office:value-type="float" office:value="11.0234925746918" calcext:value-type="float">
            <text:p>11.0234925747</text:p>
          </table:table-cell>
          <table:table-cell table:formula="of:=[.C15]/([.M15]-[.M14])" office:value-type="float" office:value="86881.5417494779" calcext:value-type="float">
            <text:p>86881.5417494779</text:p>
          </table:table-cell>
          <table:table-cell table:formula="of:=[.L15]-[.$B15]" office:value-type="float" office:value="10.4322934150696" calcext:value-type="float">
            <text:p>10.432293415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22942.22143" calcext:value-type="float">
            <text:p>1443122942.22143</text:p>
          </table:table-cell>
          <table:table-cell office:value-type="float" office:value="4096" calcext:value-type="float">
            <text:p>4096</text:p>
          </table:table-cell>
          <table:table-cell table:formula="of:=[.B16]-[.$B$2]" office:value-type="float" office:value="0.631328105926514" calcext:value-type="float">
            <text:p>0.6313281059</text:p>
          </table:table-cell>
          <table:table-cell table:formula="of:=[.C16]/([.D16]-[.D15])" office:value-type="float" office:value="102070.958179107" calcext:value-type="float">
            <text:p>102070.958179107</text:p>
          </table:table-cell>
          <table:table-cell/>
          <table:table-cell office:value-type="float" office:value="1443122952.66078" calcext:value-type="float">
            <text:p>1443122952.66078</text:p>
          </table:table-cell>
          <table:table-cell table:formula="of:=[.G16]-[.$B$2]" office:value-type="float" office:value="11.0706760883331" calcext:value-type="float">
            <text:p>11.0706760883</text:p>
          </table:table-cell>
          <table:table-cell table:formula="of:=[.C16]/([.H16]-[.H15])" office:value-type="float" office:value="86809.9826378713" calcext:value-type="float">
            <text:p>86809.9826378713</text:p>
          </table:table-cell>
          <table:table-cell table:formula="of:=[.G16]-[.$B16]" office:value-type="float" office:value="10.4393479824066" calcext:value-type="float">
            <text:p>10.4393479824</text:p>
          </table:table-cell>
          <table:table-cell/>
          <table:table-cell office:value-type="float" office:value="1443122952.66078" calcext:value-type="float">
            <text:p>1443122952.66078</text:p>
          </table:table-cell>
          <table:table-cell table:formula="of:=[.L16]-[.$B$2]" office:value-type="float" office:value="11.0706760883331" calcext:value-type="float">
            <text:p>11.0706760883</text:p>
          </table:table-cell>
          <table:table-cell table:formula="of:=[.C16]/([.M16]-[.M15])" office:value-type="float" office:value="86809.9826378713" calcext:value-type="float">
            <text:p>86809.9826378713</text:p>
          </table:table-cell>
          <table:table-cell table:formula="of:=[.L16]-[.$B16]" office:value-type="float" office:value="10.4393479824066" calcext:value-type="float">
            <text:p>10.43934798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22942.26155" calcext:value-type="float">
            <text:p>1443122942.26155</text:p>
          </table:table-cell>
          <table:table-cell office:value-type="float" office:value="4096" calcext:value-type="float">
            <text:p>4096</text:p>
          </table:table-cell>
          <table:table-cell table:formula="of:=[.B17]-[.$B$2]" office:value-type="float" office:value="0.671454191207886" calcext:value-type="float">
            <text:p>0.6714541912</text:p>
          </table:table-cell>
          <table:table-cell table:formula="of:=[.C17]/([.D17]-[.D16])" office:value-type="float" office:value="102078.235922544" calcext:value-type="float">
            <text:p>102078.235922544</text:p>
          </table:table-cell>
          <table:table-cell/>
          <table:table-cell office:value-type="float" office:value="1443122952.70792" calcext:value-type="float">
            <text:p>1443122952.70792</text:p>
          </table:table-cell>
          <table:table-cell table:formula="of:=[.G17]-[.$B$2]" office:value-type="float" office:value="11.1178188323975" calcext:value-type="float">
            <text:p>11.1178188324</text:p>
          </table:table-cell>
          <table:table-cell table:formula="of:=[.C17]/([.H17]-[.H16])" office:value-type="float" office:value="86885.0568904218" calcext:value-type="float">
            <text:p>86885.0568904218</text:p>
          </table:table-cell>
          <table:table-cell table:formula="of:=[.G17]-[.$B17]" office:value-type="float" office:value="10.4463646411896" calcext:value-type="float">
            <text:p>10.4463646412</text:p>
          </table:table-cell>
          <table:table-cell/>
          <table:table-cell office:value-type="float" office:value="1443122952.70792" calcext:value-type="float">
            <text:p>1443122952.70792</text:p>
          </table:table-cell>
          <table:table-cell table:formula="of:=[.L17]-[.$B$2]" office:value-type="float" office:value="11.1178188323975" calcext:value-type="float">
            <text:p>11.1178188324</text:p>
          </table:table-cell>
          <table:table-cell table:formula="of:=[.C17]/([.M17]-[.M16])" office:value-type="float" office:value="86885.0568904218" calcext:value-type="float">
            <text:p>86885.0568904218</text:p>
          </table:table-cell>
          <table:table-cell table:formula="of:=[.L17]-[.$B17]" office:value-type="float" office:value="10.4463646411896" calcext:value-type="float">
            <text:p>10.44636464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22942.30169" calcext:value-type="float">
            <text:p>1443122942.30169</text:p>
          </table:table-cell>
          <table:table-cell office:value-type="float" office:value="4096" calcext:value-type="float">
            <text:p>4096</text:p>
          </table:table-cell>
          <table:table-cell table:formula="of:=[.B18]-[.$B$2]" office:value-type="float" office:value="0.711586713790894" calcext:value-type="float">
            <text:p>0.7115867138</text:p>
          </table:table-cell>
          <table:table-cell table:formula="of:=[.C18]/([.D18]-[.D17])" office:value-type="float" office:value="102061.862459009" calcext:value-type="float">
            <text:p>102061.862459009</text:p>
          </table:table-cell>
          <table:table-cell/>
          <table:table-cell office:value-type="float" office:value="1443122952.75509" calcext:value-type="float">
            <text:p>1443122952.75509</text:p>
          </table:table-cell>
          <table:table-cell table:formula="of:=[.G18]-[.$B$2]" office:value-type="float" office:value="11.1649901866913" calcext:value-type="float">
            <text:p>11.1649901867</text:p>
          </table:table-cell>
          <table:table-cell table:formula="of:=[.C18]/([.H18]-[.H17])" office:value-type="float" office:value="86832.3596241616" calcext:value-type="float">
            <text:p>86832.3596241616</text:p>
          </table:table-cell>
          <table:table-cell table:formula="of:=[.G18]-[.$B18]" office:value-type="float" office:value="10.4534034729004" calcext:value-type="float">
            <text:p>10.4534034729</text:p>
          </table:table-cell>
          <table:table-cell/>
          <table:table-cell office:value-type="float" office:value="1443122952.75509" calcext:value-type="float">
            <text:p>1443122952.75509</text:p>
          </table:table-cell>
          <table:table-cell table:formula="of:=[.L18]-[.$B$2]" office:value-type="float" office:value="11.1649901866913" calcext:value-type="float">
            <text:p>11.1649901867</text:p>
          </table:table-cell>
          <table:table-cell table:formula="of:=[.C18]/([.M18]-[.M17])" office:value-type="float" office:value="86832.3596241616" calcext:value-type="float">
            <text:p>86832.3596241616</text:p>
          </table:table-cell>
          <table:table-cell table:formula="of:=[.L18]-[.$B18]" office:value-type="float" office:value="10.4534034729004" calcext:value-type="float">
            <text:p>10.453403472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22942.34181" calcext:value-type="float">
            <text:p>1443122942.34181</text:p>
          </table:table-cell>
          <table:table-cell office:value-type="float" office:value="4096" calcext:value-type="float">
            <text:p>4096</text:p>
          </table:table-cell>
          <table:table-cell table:formula="of:=[.B19]-[.$B$2]" office:value-type="float" office:value="0.751713991165161" calcext:value-type="float">
            <text:p>0.7517139912</text:p>
          </table:table-cell>
          <table:table-cell table:formula="of:=[.C19]/([.D19]-[.D18])" office:value-type="float" office:value="102075.203403325" calcext:value-type="float">
            <text:p>102075.203403325</text:p>
          </table:table-cell>
          <table:table-cell/>
          <table:table-cell office:value-type="float" office:value="1443122952.80227" calcext:value-type="float">
            <text:p>1443122952.80227</text:p>
          </table:table-cell>
          <table:table-cell table:formula="of:=[.G19]-[.$B$2]" office:value-type="float" office:value="11.2121653556824" calcext:value-type="float">
            <text:p>11.2121653557</text:p>
          </table:table-cell>
          <table:table-cell table:formula="of:=[.C19]/([.H19]-[.H18])" office:value-type="float" office:value="86825.3381513845" calcext:value-type="float">
            <text:p>86825.3381513845</text:p>
          </table:table-cell>
          <table:table-cell table:formula="of:=[.G19]-[.$B19]" office:value-type="float" office:value="10.4604513645172" calcext:value-type="float">
            <text:p>10.4604513645</text:p>
          </table:table-cell>
          <table:table-cell/>
          <table:table-cell office:value-type="float" office:value="1443122952.80227" calcext:value-type="float">
            <text:p>1443122952.80227</text:p>
          </table:table-cell>
          <table:table-cell table:formula="of:=[.L19]-[.$B$2]" office:value-type="float" office:value="11.2121653556824" calcext:value-type="float">
            <text:p>11.2121653557</text:p>
          </table:table-cell>
          <table:table-cell table:formula="of:=[.C19]/([.M19]-[.M18])" office:value-type="float" office:value="86825.3381513845" calcext:value-type="float">
            <text:p>86825.3381513845</text:p>
          </table:table-cell>
          <table:table-cell table:formula="of:=[.L19]-[.$B19]" office:value-type="float" office:value="10.4604513645172" calcext:value-type="float">
            <text:p>10.460451364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22942.38194" calcext:value-type="float">
            <text:p>1443122942.38194</text:p>
          </table:table-cell>
          <table:table-cell office:value-type="float" office:value="4096" calcext:value-type="float">
            <text:p>4096</text:p>
          </table:table-cell>
          <table:table-cell table:formula="of:=[.B20]-[.$B$2]" office:value-type="float" office:value="0.791842460632324" calcext:value-type="float">
            <text:p>0.7918424606</text:p>
          </table:table-cell>
          <table:table-cell table:formula="of:=[.C20]/([.D20]-[.D19])" office:value-type="float" office:value="102072.17106428" calcext:value-type="float">
            <text:p>102072.17106428</text:p>
          </table:table-cell>
          <table:table-cell/>
          <table:table-cell office:value-type="float" office:value="1443122952.84937" calcext:value-type="float">
            <text:p>1443122952.84937</text:p>
          </table:table-cell>
          <table:table-cell table:formula="of:=[.G20]-[.$B$2]" office:value-type="float" office:value="11.2592718601227" calcext:value-type="float">
            <text:p>11.2592718601</text:p>
          </table:table-cell>
          <table:table-cell table:formula="of:=[.C20]/([.H20]-[.H19])" office:value-type="float" office:value="86951.8986531969" calcext:value-type="float">
            <text:p>86951.8986531969</text:p>
          </table:table-cell>
          <table:table-cell table:formula="of:=[.G20]-[.$B20]" office:value-type="float" office:value="10.4674293994904" calcext:value-type="float">
            <text:p>10.4674293995</text:p>
          </table:table-cell>
          <table:table-cell/>
          <table:table-cell office:value-type="float" office:value="1443122952.84937" calcext:value-type="float">
            <text:p>1443122952.84937</text:p>
          </table:table-cell>
          <table:table-cell table:formula="of:=[.L20]-[.$B$2]" office:value-type="float" office:value="11.2592718601227" calcext:value-type="float">
            <text:p>11.2592718601</text:p>
          </table:table-cell>
          <table:table-cell table:formula="of:=[.C20]/([.M20]-[.M19])" office:value-type="float" office:value="86951.8986531969" calcext:value-type="float">
            <text:p>86951.8986531969</text:p>
          </table:table-cell>
          <table:table-cell table:formula="of:=[.L20]-[.$B20]" office:value-type="float" office:value="10.4674293994904" calcext:value-type="float">
            <text:p>10.467429399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22942.42207" calcext:value-type="float">
            <text:p>1443122942.42207</text:p>
          </table:table-cell>
          <table:table-cell office:value-type="float" office:value="4096" calcext:value-type="float">
            <text:p>4096</text:p>
          </table:table-cell>
          <table:table-cell table:formula="of:=[.B21]-[.$B$2]" office:value-type="float" office:value="0.831973075866699" calcext:value-type="float">
            <text:p>0.8319730759</text:p>
          </table:table-cell>
          <table:table-cell table:formula="of:=[.C21]/([.D21]-[.D20])" office:value-type="float" office:value="102066.713307985" calcext:value-type="float">
            <text:p>102066.713307985</text:p>
          </table:table-cell>
          <table:table-cell/>
          <table:table-cell office:value-type="float" office:value="1443122952.89651" calcext:value-type="float">
            <text:p>1443122952.89651</text:p>
          </table:table-cell>
          <table:table-cell table:formula="of:=[.G21]-[.$B$2]" office:value-type="float" office:value="11.3064122200012" calcext:value-type="float">
            <text:p>11.30641222</text:p>
          </table:table-cell>
          <table:table-cell table:formula="of:=[.C21]/([.H21]-[.H20])" office:value-type="float" office:value="86889.4512166133" calcext:value-type="float">
            <text:p>86889.4512166133</text:p>
          </table:table-cell>
          <table:table-cell table:formula="of:=[.G21]-[.$B21]" office:value-type="float" office:value="10.4744391441345" calcext:value-type="float">
            <text:p>10.4744391441</text:p>
          </table:table-cell>
          <table:table-cell/>
          <table:table-cell office:value-type="float" office:value="1443122952.89651" calcext:value-type="float">
            <text:p>1443122952.89651</text:p>
          </table:table-cell>
          <table:table-cell table:formula="of:=[.L21]-[.$B$2]" office:value-type="float" office:value="11.3064122200012" calcext:value-type="float">
            <text:p>11.30641222</text:p>
          </table:table-cell>
          <table:table-cell table:formula="of:=[.C21]/([.M21]-[.M20])" office:value-type="float" office:value="86889.4512166133" calcext:value-type="float">
            <text:p>86889.4512166133</text:p>
          </table:table-cell>
          <table:table-cell table:formula="of:=[.L21]-[.$B21]" office:value-type="float" office:value="10.4744391441345" calcext:value-type="float">
            <text:p>10.47443914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22942.46221" calcext:value-type="float">
            <text:p>1443122942.46221</text:p>
          </table:table-cell>
          <table:table-cell office:value-type="float" office:value="4096" calcext:value-type="float">
            <text:p>4096</text:p>
          </table:table-cell>
          <table:table-cell table:formula="of:=[.B22]-[.$B$2]" office:value-type="float" office:value="0.872107744216919" calcext:value-type="float">
            <text:p>0.8721077442</text:p>
          </table:table-cell>
          <table:table-cell table:formula="of:=[.C22]/([.D22]-[.D21])" office:value-type="float" office:value="102056.405805022" calcext:value-type="float">
            <text:p>102056.405805022</text:p>
          </table:table-cell>
          <table:table-cell/>
          <table:table-cell office:value-type="float" office:value="1443122952.94366" calcext:value-type="float">
            <text:p>1443122952.94366</text:p>
          </table:table-cell>
          <table:table-cell table:formula="of:=[.G22]-[.$B$2]" office:value-type="float" office:value="11.3535587787628" calcext:value-type="float">
            <text:p>11.3535587788</text:p>
          </table:table-cell>
          <table:table-cell table:formula="of:=[.C22]/([.H22]-[.H21])" office:value-type="float" office:value="86878.0268929491" calcext:value-type="float">
            <text:p>86878.0268929491</text:p>
          </table:table-cell>
          <table:table-cell table:formula="of:=[.G22]-[.$B22]" office:value-type="float" office:value="10.4814510345459" calcext:value-type="float">
            <text:p>10.4814510345</text:p>
          </table:table-cell>
          <table:table-cell/>
          <table:table-cell office:value-type="float" office:value="1443122952.94366" calcext:value-type="float">
            <text:p>1443122952.94366</text:p>
          </table:table-cell>
          <table:table-cell table:formula="of:=[.L22]-[.$B$2]" office:value-type="float" office:value="11.3535587787628" calcext:value-type="float">
            <text:p>11.3535587788</text:p>
          </table:table-cell>
          <table:table-cell table:formula="of:=[.C22]/([.M22]-[.M21])" office:value-type="float" office:value="86878.0268929491" calcext:value-type="float">
            <text:p>86878.0268929491</text:p>
          </table:table-cell>
          <table:table-cell table:formula="of:=[.L22]-[.$B22]" office:value-type="float" office:value="10.4814510345459" calcext:value-type="float">
            <text:p>10.481451034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22942.50233" calcext:value-type="float">
            <text:p>1443122942.50233</text:p>
          </table:table-cell>
          <table:table-cell office:value-type="float" office:value="4096" calcext:value-type="float">
            <text:p>4096</text:p>
          </table:table-cell>
          <table:table-cell table:formula="of:=[.B23]-[.$B$2]" office:value-type="float" office:value="0.912233591079712" calcext:value-type="float">
            <text:p>0.9122335911</text:p>
          </table:table-cell>
          <table:table-cell table:formula="of:=[.C23]/([.D23]-[.D22])" office:value-type="float" office:value="102078.84244801" calcext:value-type="float">
            <text:p>102078.84244801</text:p>
          </table:table-cell>
          <table:table-cell/>
          <table:table-cell office:value-type="float" office:value="1443122952.99079" calcext:value-type="float">
            <text:p>1443122952.99079</text:p>
          </table:table-cell>
          <table:table-cell table:formula="of:=[.G23]-[.$B$2]" office:value-type="float" office:value="11.400689125061" calcext:value-type="float">
            <text:p>11.4006891251</text:p>
          </table:table-cell>
          <table:table-cell table:formula="of:=[.C23]/([.H23]-[.H22])" office:value-type="float" office:value="86907.9122415634" calcext:value-type="float">
            <text:p>86907.9122415634</text:p>
          </table:table-cell>
          <table:table-cell table:formula="of:=[.G23]-[.$B23]" office:value-type="float" office:value="10.4884555339813" calcext:value-type="float">
            <text:p>10.488455534</text:p>
          </table:table-cell>
          <table:table-cell/>
          <table:table-cell office:value-type="float" office:value="1443122952.99079" calcext:value-type="float">
            <text:p>1443122952.99079</text:p>
          </table:table-cell>
          <table:table-cell table:formula="of:=[.L23]-[.$B$2]" office:value-type="float" office:value="11.400689125061" calcext:value-type="float">
            <text:p>11.4006891251</text:p>
          </table:table-cell>
          <table:table-cell table:formula="of:=[.C23]/([.M23]-[.M22])" office:value-type="float" office:value="86907.9122415634" calcext:value-type="float">
            <text:p>86907.9122415634</text:p>
          </table:table-cell>
          <table:table-cell table:formula="of:=[.L23]-[.$B23]" office:value-type="float" office:value="10.4884555339813" calcext:value-type="float">
            <text:p>10.4884555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22942.54246" calcext:value-type="float">
            <text:p>1443122942.54246</text:p>
          </table:table-cell>
          <table:table-cell office:value-type="float" office:value="4096" calcext:value-type="float">
            <text:p>4096</text:p>
          </table:table-cell>
          <table:table-cell table:formula="of:=[.B24]-[.$B$2]" office:value-type="float" office:value="0.952361822128296" calcext:value-type="float">
            <text:p>0.9523618221</text:p>
          </table:table-cell>
          <table:table-cell table:formula="of:=[.C24]/([.D24]-[.D23])" office:value-type="float" office:value="102072.777517676" calcext:value-type="float">
            <text:p>102072.777517676</text:p>
          </table:table-cell>
          <table:table-cell/>
          <table:table-cell office:value-type="float" office:value="1443122953.03804" calcext:value-type="float">
            <text:p>1443122953.03804</text:p>
          </table:table-cell>
          <table:table-cell table:formula="of:=[.G24]-[.$B$2]" office:value-type="float" office:value="11.4479382038116" calcext:value-type="float">
            <text:p>11.4479382038</text:p>
          </table:table-cell>
          <table:table-cell table:formula="of:=[.C24]/([.H24]-[.H23])" office:value-type="float" office:value="86689.5209030311" calcext:value-type="float">
            <text:p>86689.5209030311</text:p>
          </table:table-cell>
          <table:table-cell table:formula="of:=[.G24]-[.$B24]" office:value-type="float" office:value="10.4955763816834" calcext:value-type="float">
            <text:p>10.4955763817</text:p>
          </table:table-cell>
          <table:table-cell/>
          <table:table-cell office:value-type="float" office:value="1443122953.03804" calcext:value-type="float">
            <text:p>1443122953.03804</text:p>
          </table:table-cell>
          <table:table-cell table:formula="of:=[.L24]-[.$B$2]" office:value-type="float" office:value="11.4479382038116" calcext:value-type="float">
            <text:p>11.4479382038</text:p>
          </table:table-cell>
          <table:table-cell table:formula="of:=[.C24]/([.M24]-[.M23])" office:value-type="float" office:value="86689.5209030311" calcext:value-type="float">
            <text:p>86689.5209030311</text:p>
          </table:table-cell>
          <table:table-cell table:formula="of:=[.L24]-[.$B24]" office:value-type="float" office:value="10.4955763816834" calcext:value-type="float">
            <text:p>10.495576381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22942.58259" calcext:value-type="float">
            <text:p>1443122942.58259</text:p>
          </table:table-cell>
          <table:table-cell office:value-type="float" office:value="4096" calcext:value-type="float">
            <text:p>4096</text:p>
          </table:table-cell>
          <table:table-cell table:formula="of:=[.B25]-[.$B$2]" office:value-type="float" office:value="0.992489337921143" calcext:value-type="float">
            <text:p>0.9924893379</text:p>
          </table:table-cell>
          <table:table-cell table:formula="of:=[.C25]/([.D25]-[.D24])" office:value-type="float" office:value="102074.596921103" calcext:value-type="float">
            <text:p>102074.596921103</text:p>
          </table:table-cell>
          <table:table-cell/>
          <table:table-cell office:value-type="float" office:value="1443122953.08231" calcext:value-type="float">
            <text:p>1443122953.08231</text:p>
          </table:table-cell>
          <table:table-cell table:formula="of:=[.G25]-[.$B$2]" office:value-type="float" office:value="11.4922080039978" calcext:value-type="float">
            <text:p>11.492208004</text:p>
          </table:table-cell>
          <table:table-cell table:formula="of:=[.C25]/([.H25]-[.H24])" office:value-type="float" office:value="92523.5709846457" calcext:value-type="float">
            <text:p>92523.5709846457</text:p>
          </table:table-cell>
          <table:table-cell table:formula="of:=[.G25]-[.$B25]" office:value-type="float" office:value="10.4997186660767" calcext:value-type="float">
            <text:p>10.4997186661</text:p>
          </table:table-cell>
          <table:table-cell/>
          <table:table-cell office:value-type="float" office:value="1443122953.08231" calcext:value-type="float">
            <text:p>1443122953.08231</text:p>
          </table:table-cell>
          <table:table-cell table:formula="of:=[.L25]-[.$B$2]" office:value-type="float" office:value="11.4922080039978" calcext:value-type="float">
            <text:p>11.492208004</text:p>
          </table:table-cell>
          <table:table-cell table:formula="of:=[.C25]/([.M25]-[.M24])" office:value-type="float" office:value="92523.5709846457" calcext:value-type="float">
            <text:p>92523.5709846457</text:p>
          </table:table-cell>
          <table:table-cell table:formula="of:=[.L25]-[.$B25]" office:value-type="float" office:value="10.4997186660767" calcext:value-type="float">
            <text:p>10.499718666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22942.62272" calcext:value-type="float">
            <text:p>1443122942.62272</text:p>
          </table:table-cell>
          <table:table-cell office:value-type="float" office:value="4096" calcext:value-type="float">
            <text:p>4096</text:p>
          </table:table-cell>
          <table:table-cell table:formula="of:=[.B26]-[.$B$2]" office:value-type="float" office:value="1.03261756896973" calcext:value-type="float">
            <text:p>1.032617569</text:p>
          </table:table-cell>
          <table:table-cell table:formula="of:=[.C26]/([.D26]-[.D25])" office:value-type="float" office:value="102072.777517676" calcext:value-type="float">
            <text:p>102072.777517676</text:p>
          </table:table-cell>
          <table:table-cell/>
          <table:table-cell office:value-type="float" office:value="1443122953.12662" calcext:value-type="float">
            <text:p>1443122953.12662</text:p>
          </table:table-cell>
          <table:table-cell table:formula="of:=[.G26]-[.$B$2]" office:value-type="float" office:value="11.5365176200867" calcext:value-type="float">
            <text:p>11.5365176201</text:p>
          </table:table-cell>
          <table:table-cell table:formula="of:=[.C26]/([.H26]-[.H25])" office:value-type="float" office:value="92440.4308036675" calcext:value-type="float">
            <text:p>92440.4308036675</text:p>
          </table:table-cell>
          <table:table-cell table:formula="of:=[.G26]-[.$B26]" office:value-type="float" office:value="10.5039000511169" calcext:value-type="float">
            <text:p>10.5039000511</text:p>
          </table:table-cell>
          <table:table-cell/>
          <table:table-cell office:value-type="float" office:value="1443122953.12662" calcext:value-type="float">
            <text:p>1443122953.12662</text:p>
          </table:table-cell>
          <table:table-cell table:formula="of:=[.L26]-[.$B$2]" office:value-type="float" office:value="11.5365176200867" calcext:value-type="float">
            <text:p>11.5365176201</text:p>
          </table:table-cell>
          <table:table-cell table:formula="of:=[.C26]/([.M26]-[.M25])" office:value-type="float" office:value="92440.4308036675" calcext:value-type="float">
            <text:p>92440.4308036675</text:p>
          </table:table-cell>
          <table:table-cell table:formula="of:=[.L26]-[.$B26]" office:value-type="float" office:value="10.5039000511169" calcext:value-type="float">
            <text:p>10.50390005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22942.66285" calcext:value-type="float">
            <text:p>1443122942.66285</text:p>
          </table:table-cell>
          <table:table-cell office:value-type="float" office:value="4096" calcext:value-type="float">
            <text:p>4096</text:p>
          </table:table-cell>
          <table:table-cell table:formula="of:=[.B27]-[.$B$2]" office:value-type="float" office:value="1.07274580001831" calcext:value-type="float">
            <text:p>1.0727458</text:p>
          </table:table-cell>
          <table:table-cell table:formula="of:=[.C27]/([.D27]-[.D26])" office:value-type="float" office:value="102072.777517676" calcext:value-type="float">
            <text:p>102072.777517676</text:p>
          </table:table-cell>
          <table:table-cell/>
          <table:table-cell office:value-type="float" office:value="1443122953.17093" calcext:value-type="float">
            <text:p>1443122953.17093</text:p>
          </table:table-cell>
          <table:table-cell table:formula="of:=[.G27]-[.$B$2]" office:value-type="float" office:value="11.5808253288269" calcext:value-type="float">
            <text:p>11.5808253288</text:p>
          </table:table-cell>
          <table:table-cell table:formula="of:=[.C27]/([.H27]-[.H26])" office:value-type="float" office:value="92444.4101592768" calcext:value-type="float">
            <text:p>92444.4101592768</text:p>
          </table:table-cell>
          <table:table-cell table:formula="of:=[.G27]-[.$B27]" office:value-type="float" office:value="10.5080795288086" calcext:value-type="float">
            <text:p>10.5080795288</text:p>
          </table:table-cell>
          <table:table-cell/>
          <table:table-cell office:value-type="float" office:value="1443122953.17093" calcext:value-type="float">
            <text:p>1443122953.17093</text:p>
          </table:table-cell>
          <table:table-cell table:formula="of:=[.L27]-[.$B$2]" office:value-type="float" office:value="11.5808253288269" calcext:value-type="float">
            <text:p>11.5808253288</text:p>
          </table:table-cell>
          <table:table-cell table:formula="of:=[.C27]/([.M27]-[.M26])" office:value-type="float" office:value="92444.4101592768" calcext:value-type="float">
            <text:p>92444.4101592768</text:p>
          </table:table-cell>
          <table:table-cell table:formula="of:=[.L27]-[.$B27]" office:value-type="float" office:value="10.5080795288086" calcext:value-type="float">
            <text:p>10.508079528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22942.70297" calcext:value-type="float">
            <text:p>1443122942.70297</text:p>
          </table:table-cell>
          <table:table-cell office:value-type="float" office:value="4096" calcext:value-type="float">
            <text:p>4096</text:p>
          </table:table-cell>
          <table:table-cell table:formula="of:=[.B28]-[.$B$2]" office:value-type="float" office:value="1.11287379264832" calcext:value-type="float">
            <text:p>1.1128737926</text:p>
          </table:table-cell>
          <table:table-cell table:formula="of:=[.C28]/([.D28]-[.D27])" office:value-type="float" office:value="102073.383978278" calcext:value-type="float">
            <text:p>102073.383978278</text:p>
          </table:table-cell>
          <table:table-cell/>
          <table:table-cell office:value-type="float" office:value="1443122953.21525" calcext:value-type="float">
            <text:p>1443122953.21525</text:p>
          </table:table-cell>
          <table:table-cell table:formula="of:=[.G28]-[.$B$2]" office:value-type="float" office:value="11.6251480579376" calcext:value-type="float">
            <text:p>11.6251480579</text:p>
          </table:table-cell>
          <table:table-cell table:formula="of:=[.C28]/([.H28]-[.H27])" office:value-type="float" office:value="92413.0820051317" calcext:value-type="float">
            <text:p>92413.0820051317</text:p>
          </table:table-cell>
          <table:table-cell table:formula="of:=[.G28]-[.$B28]" office:value-type="float" office:value="10.5122742652893" calcext:value-type="float">
            <text:p>10.5122742653</text:p>
          </table:table-cell>
          <table:table-cell/>
          <table:table-cell office:value-type="float" office:value="1443122953.21525" calcext:value-type="float">
            <text:p>1443122953.21525</text:p>
          </table:table-cell>
          <table:table-cell table:formula="of:=[.L28]-[.$B$2]" office:value-type="float" office:value="11.6251480579376" calcext:value-type="float">
            <text:p>11.6251480579</text:p>
          </table:table-cell>
          <table:table-cell table:formula="of:=[.C28]/([.M28]-[.M27])" office:value-type="float" office:value="92413.0820051317" calcext:value-type="float">
            <text:p>92413.0820051317</text:p>
          </table:table-cell>
          <table:table-cell table:formula="of:=[.L28]-[.$B28]" office:value-type="float" office:value="10.5122742652893" calcext:value-type="float">
            <text:p>10.51227426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22942.74312" calcext:value-type="float">
            <text:p>1443122942.74312</text:p>
          </table:table-cell>
          <table:table-cell office:value-type="float" office:value="4096" calcext:value-type="float">
            <text:p>4096</text:p>
          </table:table-cell>
          <table:table-cell table:formula="of:=[.B29]-[.$B$2]" office:value-type="float" office:value="1.15301942825317" calcext:value-type="float">
            <text:p>1.1530194283</text:p>
          </table:table-cell>
          <table:table-cell table:formula="of:=[.C29]/([.D29]-[.D28])" office:value-type="float" office:value="102028.525349946" calcext:value-type="float">
            <text:p>102028.525349946</text:p>
          </table:table-cell>
          <table:table-cell/>
          <table:table-cell office:value-type="float" office:value="1443122953.25957" calcext:value-type="float">
            <text:p>1443122953.25957</text:p>
          </table:table-cell>
          <table:table-cell table:formula="of:=[.G29]-[.$B$2]" office:value-type="float" office:value="11.6694672107697" calcext:value-type="float">
            <text:p>11.6694672108</text:p>
          </table:table-cell>
          <table:table-cell table:formula="of:=[.C29]/([.H29]-[.H28])" office:value-type="float" office:value="92420.5391633672" calcext:value-type="float">
            <text:p>92420.5391633672</text:p>
          </table:table-cell>
          <table:table-cell table:formula="of:=[.G29]-[.$B29]" office:value-type="float" office:value="10.5164477825165" calcext:value-type="float">
            <text:p>10.5164477825</text:p>
          </table:table-cell>
          <table:table-cell/>
          <table:table-cell office:value-type="float" office:value="1443122953.25957" calcext:value-type="float">
            <text:p>1443122953.25957</text:p>
          </table:table-cell>
          <table:table-cell table:formula="of:=[.L29]-[.$B$2]" office:value-type="float" office:value="11.6694672107697" calcext:value-type="float">
            <text:p>11.6694672108</text:p>
          </table:table-cell>
          <table:table-cell table:formula="of:=[.C29]/([.M29]-[.M28])" office:value-type="float" office:value="92420.5391633672" calcext:value-type="float">
            <text:p>92420.5391633672</text:p>
          </table:table-cell>
          <table:table-cell table:formula="of:=[.L29]-[.$B29]" office:value-type="float" office:value="10.5164477825165" calcext:value-type="float">
            <text:p>10.51644778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22942.78326" calcext:value-type="float">
            <text:p>1443122942.78326</text:p>
          </table:table-cell>
          <table:table-cell office:value-type="float" office:value="4096" calcext:value-type="float">
            <text:p>4096</text:p>
          </table:table-cell>
          <table:table-cell table:formula="of:=[.B30]-[.$B$2]" office:value-type="float" office:value="1.19315505027771" calcext:value-type="float">
            <text:p>1.1931550503</text:p>
          </table:table-cell>
          <table:table-cell table:formula="of:=[.C30]/([.D30]-[.D29])" office:value-type="float" office:value="102053.980812755" calcext:value-type="float">
            <text:p>102053.980812755</text:p>
          </table:table-cell>
          <table:table-cell/>
          <table:table-cell office:value-type="float" office:value="1443122953.30389" calcext:value-type="float">
            <text:p>1443122953.30389</text:p>
          </table:table-cell>
          <table:table-cell table:formula="of:=[.G30]-[.$B$2]" office:value-type="float" office:value="11.7137868404388" calcext:value-type="float">
            <text:p>11.7137868404</text:p>
          </table:table-cell>
          <table:table-cell table:formula="of:=[.C30]/([.H30]-[.H29])" office:value-type="float" office:value="92419.5448060681" calcext:value-type="float">
            <text:p>92419.5448060681</text:p>
          </table:table-cell>
          <table:table-cell table:formula="of:=[.G30]-[.$B30]" office:value-type="float" office:value="10.5206317901611" calcext:value-type="float">
            <text:p>10.5206317902</text:p>
          </table:table-cell>
          <table:table-cell/>
          <table:table-cell office:value-type="float" office:value="1443122953.30389" calcext:value-type="float">
            <text:p>1443122953.30389</text:p>
          </table:table-cell>
          <table:table-cell table:formula="of:=[.L30]-[.$B$2]" office:value-type="float" office:value="11.7137868404388" calcext:value-type="float">
            <text:p>11.7137868404</text:p>
          </table:table-cell>
          <table:table-cell table:formula="of:=[.C30]/([.M30]-[.M29])" office:value-type="float" office:value="92419.5448060681" calcext:value-type="float">
            <text:p>92419.5448060681</text:p>
          </table:table-cell>
          <table:table-cell table:formula="of:=[.L30]-[.$B30]" office:value-type="float" office:value="10.5206317901611" calcext:value-type="float">
            <text:p>10.520631790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22942.82338" calcext:value-type="float">
            <text:p>1443122942.82338</text:p>
          </table:table-cell>
          <table:table-cell office:value-type="float" office:value="4096" calcext:value-type="float">
            <text:p>4096</text:p>
          </table:table-cell>
          <table:table-cell table:formula="of:=[.B31]-[.$B$2]" office:value-type="float" office:value="1.23328351974487" calcext:value-type="float">
            <text:p>1.2332835197</text:p>
          </table:table-cell>
          <table:table-cell table:formula="of:=[.C31]/([.D31]-[.D30])" office:value-type="float" office:value="102072.17106428" calcext:value-type="float">
            <text:p>102072.17106428</text:p>
          </table:table-cell>
          <table:table-cell/>
          <table:table-cell office:value-type="float" office:value="1443122953.34821" calcext:value-type="float">
            <text:p>1443122953.34821</text:p>
          </table:table-cell>
          <table:table-cell table:formula="of:=[.G31]-[.$B$2]" office:value-type="float" office:value="11.7581090927124" calcext:value-type="float">
            <text:p>11.7581090927</text:p>
          </table:table-cell>
          <table:table-cell table:formula="of:=[.C31]/([.H31]-[.H30])" office:value-type="float" office:value="92414.0762233662" calcext:value-type="float">
            <text:p>92414.0762233662</text:p>
          </table:table-cell>
          <table:table-cell table:formula="of:=[.G31]-[.$B31]" office:value-type="float" office:value="10.5248255729675" calcext:value-type="float">
            <text:p>10.524825573</text:p>
          </table:table-cell>
          <table:table-cell/>
          <table:table-cell office:value-type="float" office:value="1443122953.34821" calcext:value-type="float">
            <text:p>1443122953.34821</text:p>
          </table:table-cell>
          <table:table-cell table:formula="of:=[.L31]-[.$B$2]" office:value-type="float" office:value="11.7581090927124" calcext:value-type="float">
            <text:p>11.7581090927</text:p>
          </table:table-cell>
          <table:table-cell table:formula="of:=[.C31]/([.M31]-[.M30])" office:value-type="float" office:value="92414.0762233662" calcext:value-type="float">
            <text:p>92414.0762233662</text:p>
          </table:table-cell>
          <table:table-cell table:formula="of:=[.L31]-[.$B31]" office:value-type="float" office:value="10.5248255729675" calcext:value-type="float">
            <text:p>10.52482557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22942.86351" calcext:value-type="float">
            <text:p>1443122942.86351</text:p>
          </table:table-cell>
          <table:table-cell office:value-type="float" office:value="4096" calcext:value-type="float">
            <text:p>4096</text:p>
          </table:table-cell>
          <table:table-cell table:formula="of:=[.B32]-[.$B$2]" office:value-type="float" office:value="1.2734112739563" calcext:value-type="float">
            <text:p>1.273411274</text:p>
          </table:table-cell>
          <table:table-cell table:formula="of:=[.C32]/([.D32]-[.D31])" office:value-type="float" office:value="102073.990446087" calcext:value-type="float">
            <text:p>102073.990446087</text:p>
          </table:table-cell>
          <table:table-cell/>
          <table:table-cell office:value-type="float" office:value="1443122953.39253" calcext:value-type="float">
            <text:p>1443122953.39253</text:p>
          </table:table-cell>
          <table:table-cell table:formula="of:=[.G32]-[.$B$2]" office:value-type="float" office:value="11.8024260997772" calcext:value-type="float">
            <text:p>11.8024260998</text:p>
          </table:table-cell>
          <table:table-cell table:formula="of:=[.C32]/([.H32]-[.H31])" office:value-type="float" office:value="92425.0140360127" calcext:value-type="float">
            <text:p>92425.0140360127</text:p>
          </table:table-cell>
          <table:table-cell table:formula="of:=[.G32]-[.$B32]" office:value-type="float" office:value="10.5290148258209" calcext:value-type="float">
            <text:p>10.5290148258</text:p>
          </table:table-cell>
          <table:table-cell/>
          <table:table-cell office:value-type="float" office:value="1443122953.39253" calcext:value-type="float">
            <text:p>1443122953.39253</text:p>
          </table:table-cell>
          <table:table-cell table:formula="of:=[.L32]-[.$B$2]" office:value-type="float" office:value="11.8024260997772" calcext:value-type="float">
            <text:p>11.8024260998</text:p>
          </table:table-cell>
          <table:table-cell table:formula="of:=[.C32]/([.M32]-[.M31])" office:value-type="float" office:value="92425.0140360127" calcext:value-type="float">
            <text:p>92425.0140360127</text:p>
          </table:table-cell>
          <table:table-cell table:formula="of:=[.L32]-[.$B32]" office:value-type="float" office:value="10.5290148258209" calcext:value-type="float">
            <text:p>10.529014825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22942.90364" calcext:value-type="float">
            <text:p>1443122942.90364</text:p>
          </table:table-cell>
          <table:table-cell office:value-type="float" office:value="4096" calcext:value-type="float">
            <text:p>4096</text:p>
          </table:table-cell>
          <table:table-cell table:formula="of:=[.B33]-[.$B$2]" office:value-type="float" office:value="1.3135392665863" calcext:value-type="float">
            <text:p>1.3135392666</text:p>
          </table:table-cell>
          <table:table-cell table:formula="of:=[.C33]/([.D33]-[.D32])" office:value-type="float" office:value="102073.383978278" calcext:value-type="float">
            <text:p>102073.383978278</text:p>
          </table:table-cell>
          <table:table-cell/>
          <table:table-cell office:value-type="float" office:value="1443122953.43685" calcext:value-type="float">
            <text:p>1443122953.43685</text:p>
          </table:table-cell>
          <table:table-cell table:formula="of:=[.G33]-[.$B$2]" office:value-type="float" office:value="11.8467490673065" calcext:value-type="float">
            <text:p>11.8467490673</text:p>
          </table:table-cell>
          <table:table-cell table:formula="of:=[.C33]/([.H33]-[.H32])" office:value-type="float" office:value="92412.5849040365" calcext:value-type="float">
            <text:p>92412.5849040365</text:p>
          </table:table-cell>
          <table:table-cell table:formula="of:=[.G33]-[.$B33]" office:value-type="float" office:value="10.5332098007202" calcext:value-type="float">
            <text:p>10.5332098007</text:p>
          </table:table-cell>
          <table:table-cell/>
          <table:table-cell office:value-type="float" office:value="1443122953.43685" calcext:value-type="float">
            <text:p>1443122953.43685</text:p>
          </table:table-cell>
          <table:table-cell table:formula="of:=[.L33]-[.$B$2]" office:value-type="float" office:value="11.8467490673065" calcext:value-type="float">
            <text:p>11.8467490673</text:p>
          </table:table-cell>
          <table:table-cell table:formula="of:=[.C33]/([.M33]-[.M32])" office:value-type="float" office:value="92412.5849040365" calcext:value-type="float">
            <text:p>92412.5849040365</text:p>
          </table:table-cell>
          <table:table-cell table:formula="of:=[.L33]-[.$B33]" office:value-type="float" office:value="10.5332098007202" calcext:value-type="float">
            <text:p>10.53320980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22942.94377" calcext:value-type="float">
            <text:p>1443122942.94377</text:p>
          </table:table-cell>
          <table:table-cell office:value-type="float" office:value="4096" calcext:value-type="float">
            <text:p>4096</text:p>
          </table:table-cell>
          <table:table-cell table:formula="of:=[.B34]-[.$B$2]" office:value-type="float" office:value="1.35367059707642" calcext:value-type="float">
            <text:p>1.3536705971</text:p>
          </table:table-cell>
          <table:table-cell table:formula="of:=[.C34]/([.D34]-[.D33])" office:value-type="float" office:value="102064.894185584" calcext:value-type="float">
            <text:p>102064.894185584</text:p>
          </table:table-cell>
          <table:table-cell/>
          <table:table-cell office:value-type="float" office:value="1443122953.48117" calcext:value-type="float">
            <text:p>1443122953.48117</text:p>
          </table:table-cell>
          <table:table-cell table:formula="of:=[.G34]-[.$B$2]" office:value-type="float" office:value="11.89106798172" calcext:value-type="float">
            <text:p>11.8910679817</text:p>
          </table:table-cell>
          <table:table-cell table:formula="of:=[.C34]/([.H34]-[.H33])" office:value-type="float" office:value="92421.0363500406" calcext:value-type="float">
            <text:p>92421.0363500406</text:p>
          </table:table-cell>
          <table:table-cell table:formula="of:=[.G34]-[.$B34]" office:value-type="float" office:value="10.5373973846436" calcext:value-type="float">
            <text:p>10.5373973846</text:p>
          </table:table-cell>
          <table:table-cell/>
          <table:table-cell office:value-type="float" office:value="1443122953.48117" calcext:value-type="float">
            <text:p>1443122953.48117</text:p>
          </table:table-cell>
          <table:table-cell table:formula="of:=[.L34]-[.$B$2]" office:value-type="float" office:value="11.89106798172" calcext:value-type="float">
            <text:p>11.8910679817</text:p>
          </table:table-cell>
          <table:table-cell table:formula="of:=[.C34]/([.M34]-[.M33])" office:value-type="float" office:value="92421.0363500406" calcext:value-type="float">
            <text:p>92421.0363500406</text:p>
          </table:table-cell>
          <table:table-cell table:formula="of:=[.L34]-[.$B34]" office:value-type="float" office:value="10.5373973846436" calcext:value-type="float">
            <text:p>10.537397384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22942.9839" calcext:value-type="float">
            <text:p>1443122942.9839</text:p>
          </table:table-cell>
          <table:table-cell office:value-type="float" office:value="4096" calcext:value-type="float">
            <text:p>4096</text:p>
          </table:table-cell>
          <table:table-cell table:formula="of:=[.B35]-[.$B$2]" office:value-type="float" office:value="1.3937976360321" calcext:value-type="float">
            <text:p>1.393797636</text:p>
          </table:table-cell>
          <table:table-cell table:formula="of:=[.C35]/([.D35]-[.D34])" office:value-type="float" office:value="102075.809892754" calcext:value-type="float">
            <text:p>102075.809892754</text:p>
          </table:table-cell>
          <table:table-cell/>
          <table:table-cell office:value-type="float" office:value="1443122953.52549" calcext:value-type="float">
            <text:p>1443122953.52549</text:p>
          </table:table-cell>
          <table:table-cell table:formula="of:=[.G35]-[.$B$2]" office:value-type="float" office:value="11.9353849887848" calcext:value-type="float">
            <text:p>11.9353849888</text:p>
          </table:table-cell>
          <table:table-cell table:formula="of:=[.C35]/([.H35]-[.H34])" office:value-type="float" office:value="92425.0140360127" calcext:value-type="float">
            <text:p>92425.0140360127</text:p>
          </table:table-cell>
          <table:table-cell table:formula="of:=[.G35]-[.$B35]" office:value-type="float" office:value="10.5415873527527" calcext:value-type="float">
            <text:p>10.5415873528</text:p>
          </table:table-cell>
          <table:table-cell/>
          <table:table-cell office:value-type="float" office:value="1443122953.52549" calcext:value-type="float">
            <text:p>1443122953.52549</text:p>
          </table:table-cell>
          <table:table-cell table:formula="of:=[.L35]-[.$B$2]" office:value-type="float" office:value="11.9353849887848" calcext:value-type="float">
            <text:p>11.9353849888</text:p>
          </table:table-cell>
          <table:table-cell table:formula="of:=[.C35]/([.M35]-[.M34])" office:value-type="float" office:value="92425.0140360127" calcext:value-type="float">
            <text:p>92425.0140360127</text:p>
          </table:table-cell>
          <table:table-cell table:formula="of:=[.L35]-[.$B35]" office:value-type="float" office:value="10.5415873527527" calcext:value-type="float">
            <text:p>10.541587352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22943.02461" calcext:value-type="float">
            <text:p>1443122943.02461</text:p>
          </table:table-cell>
          <table:table-cell office:value-type="float" office:value="4096" calcext:value-type="float">
            <text:p>4096</text:p>
          </table:table-cell>
          <table:table-cell table:formula="of:=[.B36]-[.$B$2]" office:value-type="float" office:value="1.43451356887817" calcext:value-type="float">
            <text:p>1.4345135689</text:p>
          </table:table-cell>
          <table:table-cell table:formula="of:=[.C36]/([.D36]-[.D35])" office:value-type="float" office:value="100599.43893427" calcext:value-type="float">
            <text:p>100599.43893427</text:p>
          </table:table-cell>
          <table:table-cell/>
          <table:table-cell office:value-type="float" office:value="1443122953.56981" calcext:value-type="float">
            <text:p>1443122953.56981</text:p>
          </table:table-cell>
          <table:table-cell table:formula="of:=[.G36]-[.$B$2]" office:value-type="float" office:value="11.9797072410584" calcext:value-type="float">
            <text:p>11.9797072411</text:p>
          </table:table-cell>
          <table:table-cell table:formula="of:=[.C36]/([.H36]-[.H35])" office:value-type="float" office:value="92414.0762233662" calcext:value-type="float">
            <text:p>92414.0762233662</text:p>
          </table:table-cell>
          <table:table-cell table:formula="of:=[.G36]-[.$B36]" office:value-type="float" office:value="10.5451936721802" calcext:value-type="float">
            <text:p>10.5451936722</text:p>
          </table:table-cell>
          <table:table-cell/>
          <table:table-cell office:value-type="float" office:value="1443122953.56981" calcext:value-type="float">
            <text:p>1443122953.56981</text:p>
          </table:table-cell>
          <table:table-cell table:formula="of:=[.L36]-[.$B$2]" office:value-type="float" office:value="11.9797072410584" calcext:value-type="float">
            <text:p>11.9797072411</text:p>
          </table:table-cell>
          <table:table-cell table:formula="of:=[.C36]/([.M36]-[.M35])" office:value-type="float" office:value="92414.0762233662" calcext:value-type="float">
            <text:p>92414.0762233662</text:p>
          </table:table-cell>
          <table:table-cell table:formula="of:=[.L36]-[.$B36]" office:value-type="float" office:value="10.5451936721802" calcext:value-type="float">
            <text:p>10.54519367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22943.0657" calcext:value-type="float">
            <text:p>1443122943.0657</text:p>
          </table:table-cell>
          <table:table-cell office:value-type="float" office:value="4096" calcext:value-type="float">
            <text:p>4096</text:p>
          </table:table-cell>
          <table:table-cell table:formula="of:=[.B37]-[.$B$2]" office:value-type="float" office:value="1.47560262680054" calcext:value-type="float">
            <text:p>1.4756026268</text:p>
          </table:table-cell>
          <table:table-cell table:formula="of:=[.C37]/([.D37]-[.D36])" office:value-type="float" office:value="99685.9068353255" calcext:value-type="float">
            <text:p>99685.9068353255</text:p>
          </table:table-cell>
          <table:table-cell/>
          <table:table-cell office:value-type="float" office:value="1443122953.61413" calcext:value-type="float">
            <text:p>1443122953.61413</text:p>
          </table:table-cell>
          <table:table-cell table:formula="of:=[.G37]-[.$B$2]" office:value-type="float" office:value="12.0240261554718" calcext:value-type="float">
            <text:p>12.0240261555</text:p>
          </table:table-cell>
          <table:table-cell table:formula="of:=[.C37]/([.H37]-[.H36])" office:value-type="float" office:value="92421.0363500406" calcext:value-type="float">
            <text:p>92421.0363500406</text:p>
          </table:table-cell>
          <table:table-cell table:formula="of:=[.G37]-[.$B37]" office:value-type="float" office:value="10.5484235286713" calcext:value-type="float">
            <text:p>10.5484235287</text:p>
          </table:table-cell>
          <table:table-cell/>
          <table:table-cell office:value-type="float" office:value="1443122953.61413" calcext:value-type="float">
            <text:p>1443122953.61413</text:p>
          </table:table-cell>
          <table:table-cell table:formula="of:=[.L37]-[.$B$2]" office:value-type="float" office:value="12.0240261554718" calcext:value-type="float">
            <text:p>12.0240261555</text:p>
          </table:table-cell>
          <table:table-cell table:formula="of:=[.C37]/([.M37]-[.M36])" office:value-type="float" office:value="92421.0363500406" calcext:value-type="float">
            <text:p>92421.0363500406</text:p>
          </table:table-cell>
          <table:table-cell table:formula="of:=[.L37]-[.$B37]" office:value-type="float" office:value="10.5484235286713" calcext:value-type="float">
            <text:p>10.548423528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22943.10679" calcext:value-type="float">
            <text:p>1443122943.10679</text:p>
          </table:table-cell>
          <table:table-cell office:value-type="float" office:value="4096" calcext:value-type="float">
            <text:p>4096</text:p>
          </table:table-cell>
          <table:table-cell table:formula="of:=[.B38]-[.$B$2]" office:value-type="float" office:value="1.51669049263001" calcext:value-type="float">
            <text:p>1.5166904926</text:p>
          </table:table-cell>
          <table:table-cell table:formula="of:=[.C38]/([.D38]-[.D37])" office:value-type="float" office:value="99688.7990483651" calcext:value-type="float">
            <text:p>99688.7990483651</text:p>
          </table:table-cell>
          <table:table-cell/>
          <table:table-cell office:value-type="float" office:value="1443122953.65845" calcext:value-type="float">
            <text:p>1443122953.65845</text:p>
          </table:table-cell>
          <table:table-cell table:formula="of:=[.G38]-[.$B$2]" office:value-type="float" office:value="12.0683465003967" calcext:value-type="float">
            <text:p>12.0683465004</text:p>
          </table:table-cell>
          <table:table-cell table:formula="of:=[.C38]/([.H38]-[.H37])" office:value-type="float" office:value="92418.0533102376" calcext:value-type="float">
            <text:p>92418.0533102376</text:p>
          </table:table-cell>
          <table:table-cell table:formula="of:=[.G38]-[.$B38]" office:value-type="float" office:value="10.5516560077667" calcext:value-type="float">
            <text:p>10.5516560078</text:p>
          </table:table-cell>
          <table:table-cell/>
          <table:table-cell office:value-type="float" office:value="1443122953.65845" calcext:value-type="float">
            <text:p>1443122953.65845</text:p>
          </table:table-cell>
          <table:table-cell table:formula="of:=[.L38]-[.$B$2]" office:value-type="float" office:value="12.0683465003967" calcext:value-type="float">
            <text:p>12.0683465004</text:p>
          </table:table-cell>
          <table:table-cell table:formula="of:=[.C38]/([.M38]-[.M37])" office:value-type="float" office:value="92418.0533102376" calcext:value-type="float">
            <text:p>92418.0533102376</text:p>
          </table:table-cell>
          <table:table-cell table:formula="of:=[.L38]-[.$B38]" office:value-type="float" office:value="10.5516560077667" calcext:value-type="float">
            <text:p>10.551656007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22943.14788" calcext:value-type="float">
            <text:p>1443122943.14788</text:p>
          </table:table-cell>
          <table:table-cell office:value-type="float" office:value="4096" calcext:value-type="float">
            <text:p>4096</text:p>
          </table:table-cell>
          <table:table-cell table:formula="of:=[.B39]-[.$B$2]" office:value-type="float" office:value="1.55777978897095" calcext:value-type="float">
            <text:p>1.557779789</text:p>
          </table:table-cell>
          <table:table-cell table:formula="of:=[.C39]/([.D39]-[.D38])" office:value-type="float" office:value="99685.3284128559" calcext:value-type="float">
            <text:p>99685.3284128559</text:p>
          </table:table-cell>
          <table:table-cell/>
          <table:table-cell office:value-type="float" office:value="1443122953.70277" calcext:value-type="float">
            <text:p>1443122953.70277</text:p>
          </table:table-cell>
          <table:table-cell table:formula="of:=[.G39]-[.$B$2]" office:value-type="float" office:value="12.1126668453217" calcext:value-type="float">
            <text:p>12.1126668453</text:p>
          </table:table-cell>
          <table:table-cell table:formula="of:=[.C39]/([.H39]-[.H38])" office:value-type="float" office:value="92418.0533102376" calcext:value-type="float">
            <text:p>92418.0533102376</text:p>
          </table:table-cell>
          <table:table-cell table:formula="of:=[.G39]-[.$B39]" office:value-type="float" office:value="10.5548870563507" calcext:value-type="float">
            <text:p>10.5548870564</text:p>
          </table:table-cell>
          <table:table-cell/>
          <table:table-cell office:value-type="float" office:value="1443122953.70277" calcext:value-type="float">
            <text:p>1443122953.70277</text:p>
          </table:table-cell>
          <table:table-cell table:formula="of:=[.L39]-[.$B$2]" office:value-type="float" office:value="12.1126668453217" calcext:value-type="float">
            <text:p>12.1126668453</text:p>
          </table:table-cell>
          <table:table-cell table:formula="of:=[.C39]/([.M39]-[.M38])" office:value-type="float" office:value="92418.0533102376" calcext:value-type="float">
            <text:p>92418.0533102376</text:p>
          </table:table-cell>
          <table:table-cell table:formula="of:=[.L39]-[.$B39]" office:value-type="float" office:value="10.5548870563507" calcext:value-type="float">
            <text:p>10.554887056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22943.18897" calcext:value-type="float">
            <text:p>1443122943.18897</text:p>
          </table:table-cell>
          <table:table-cell office:value-type="float" office:value="4096" calcext:value-type="float">
            <text:p>4096</text:p>
          </table:table-cell>
          <table:table-cell table:formula="of:=[.B40]-[.$B$2]" office:value-type="float" office:value="1.59886837005615" calcext:value-type="float">
            <text:p>1.5988683701</text:p>
          </table:table-cell>
          <table:table-cell table:formula="of:=[.C40]/([.D40]-[.D39])" office:value-type="float" office:value="99687.0637004027" calcext:value-type="float">
            <text:p>99687.0637004027</text:p>
          </table:table-cell>
          <table:table-cell/>
          <table:table-cell office:value-type="float" office:value="1443122953.74708" calcext:value-type="float">
            <text:p>1443122953.74708</text:p>
          </table:table-cell>
          <table:table-cell table:formula="of:=[.G40]-[.$B$2]" office:value-type="float" office:value="12.1569826602936" calcext:value-type="float">
            <text:p>12.1569826603</text:p>
          </table:table-cell>
          <table:table-cell table:formula="of:=[.C40]/([.H40]-[.H39])" office:value-type="float" office:value="92427.5002636194" calcext:value-type="float">
            <text:p>92427.5002636194</text:p>
          </table:table-cell>
          <table:table-cell table:formula="of:=[.G40]-[.$B40]" office:value-type="float" office:value="10.5581142902374" calcext:value-type="float">
            <text:p>10.5581142902</text:p>
          </table:table-cell>
          <table:table-cell/>
          <table:table-cell office:value-type="float" office:value="1443122953.74708" calcext:value-type="float">
            <text:p>1443122953.74708</text:p>
          </table:table-cell>
          <table:table-cell table:formula="of:=[.L40]-[.$B$2]" office:value-type="float" office:value="12.1569826602936" calcext:value-type="float">
            <text:p>12.1569826603</text:p>
          </table:table-cell>
          <table:table-cell table:formula="of:=[.C40]/([.M40]-[.M39])" office:value-type="float" office:value="92427.5002636194" calcext:value-type="float">
            <text:p>92427.5002636194</text:p>
          </table:table-cell>
          <table:table-cell table:formula="of:=[.L40]-[.$B40]" office:value-type="float" office:value="10.5581142902374" calcext:value-type="float">
            <text:p>10.558114290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22943.23006" calcext:value-type="float">
            <text:p>1443122943.23006</text:p>
          </table:table-cell>
          <table:table-cell office:value-type="float" office:value="4096" calcext:value-type="float">
            <text:p>4096</text:p>
          </table:table-cell>
          <table:table-cell table:formula="of:=[.B41]-[.$B$2]" office:value-type="float" office:value="1.63995575904846" calcext:value-type="float">
            <text:p>1.639955759</text:p>
          </table:table-cell>
          <table:table-cell table:formula="of:=[.C41]/([.D41]-[.D40])" office:value-type="float" office:value="99689.9559805725" calcext:value-type="float">
            <text:p>99689.9559805725</text:p>
          </table:table-cell>
          <table:table-cell/>
          <table:table-cell office:value-type="float" office:value="1443122953.79141" calcext:value-type="float">
            <text:p>1443122953.79141</text:p>
          </table:table-cell>
          <table:table-cell table:formula="of:=[.G41]-[.$B$2]" office:value-type="float" office:value="12.2013056278229" calcext:value-type="float">
            <text:p>12.2013056278</text:p>
          </table:table-cell>
          <table:table-cell table:formula="of:=[.C41]/([.H41]-[.H40])" office:value-type="float" office:value="92412.5849040365" calcext:value-type="float">
            <text:p>92412.5849040365</text:p>
          </table:table-cell>
          <table:table-cell table:formula="of:=[.G41]-[.$B41]" office:value-type="float" office:value="10.5613498687744" calcext:value-type="float">
            <text:p>10.5613498688</text:p>
          </table:table-cell>
          <table:table-cell/>
          <table:table-cell office:value-type="float" office:value="1443122953.79141" calcext:value-type="float">
            <text:p>1443122953.79141</text:p>
          </table:table-cell>
          <table:table-cell table:formula="of:=[.L41]-[.$B$2]" office:value-type="float" office:value="12.2013056278229" calcext:value-type="float">
            <text:p>12.2013056278</text:p>
          </table:table-cell>
          <table:table-cell table:formula="of:=[.C41]/([.M41]-[.M40])" office:value-type="float" office:value="92412.5849040365" calcext:value-type="float">
            <text:p>92412.5849040365</text:p>
          </table:table-cell>
          <table:table-cell table:formula="of:=[.L41]-[.$B41]" office:value-type="float" office:value="10.5613498687744" calcext:value-type="float">
            <text:p>10.561349868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22943.27115" calcext:value-type="float">
            <text:p>1443122943.27115</text:p>
          </table:table-cell>
          <table:table-cell office:value-type="float" office:value="4096" calcext:value-type="float">
            <text:p>4096</text:p>
          </table:table-cell>
          <table:table-cell table:formula="of:=[.B42]-[.$B$2]" office:value-type="float" office:value="1.68104696273804" calcext:value-type="float">
            <text:p>1.6810469627</text:p>
          </table:table-cell>
          <table:table-cell table:formula="of:=[.C42]/([.D42]-[.D41])" office:value-type="float" office:value="99680.701274739" calcext:value-type="float">
            <text:p>99680.701274739</text:p>
          </table:table-cell>
          <table:table-cell/>
          <table:table-cell office:value-type="float" office:value="1443122953.83573" calcext:value-type="float">
            <text:p>1443122953.83573</text:p>
          </table:table-cell>
          <table:table-cell table:formula="of:=[.G42]-[.$B$2]" office:value-type="float" office:value="12.2456314563751" calcext:value-type="float">
            <text:p>12.2456314564</text:p>
          </table:table-cell>
          <table:table-cell table:formula="of:=[.C42]/([.H42]-[.H41])" office:value-type="float" office:value="92406.6201080058" calcext:value-type="float">
            <text:p>92406.6201080058</text:p>
          </table:table-cell>
          <table:table-cell table:formula="of:=[.G42]-[.$B42]" office:value-type="float" office:value="10.5645844936371" calcext:value-type="float">
            <text:p>10.5645844936</text:p>
          </table:table-cell>
          <table:table-cell/>
          <table:table-cell office:value-type="float" office:value="1443122953.83573" calcext:value-type="float">
            <text:p>1443122953.83573</text:p>
          </table:table-cell>
          <table:table-cell table:formula="of:=[.L42]-[.$B$2]" office:value-type="float" office:value="12.2456314563751" calcext:value-type="float">
            <text:p>12.2456314564</text:p>
          </table:table-cell>
          <table:table-cell table:formula="of:=[.C42]/([.M42]-[.M41])" office:value-type="float" office:value="92406.6201080058" calcext:value-type="float">
            <text:p>92406.6201080058</text:p>
          </table:table-cell>
          <table:table-cell table:formula="of:=[.L42]-[.$B42]" office:value-type="float" office:value="10.5645844936371" calcext:value-type="float">
            <text:p>10.56458449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22943.31224" calcext:value-type="float">
            <text:p>1443122943.31224</text:p>
          </table:table-cell>
          <table:table-cell office:value-type="float" office:value="4096" calcext:value-type="float">
            <text:p>4096</text:p>
          </table:table-cell>
          <table:table-cell table:formula="of:=[.B43]-[.$B$2]" office:value-type="float" office:value="1.72213745117188" calcext:value-type="float">
            <text:p>1.7221374512</text:p>
          </table:table-cell>
          <table:table-cell table:formula="of:=[.C43]/([.D43]-[.D42])" office:value-type="float" office:value="99682.4364011929" calcext:value-type="float">
            <text:p>99682.4364011929</text:p>
          </table:table-cell>
          <table:table-cell/>
          <table:table-cell office:value-type="float" office:value="1443122953.88005" calcext:value-type="float">
            <text:p>1443122953.88005</text:p>
          </table:table-cell>
          <table:table-cell table:formula="of:=[.G43]-[.$B$2]" office:value-type="float" office:value="12.2899448871613" calcext:value-type="float">
            <text:p>12.2899448872</text:p>
          </table:table-cell>
          <table:table-cell table:formula="of:=[.C43]/([.H43]-[.H42])" office:value-type="float" office:value="92432.4731201308" calcext:value-type="float">
            <text:p>92432.4731201308</text:p>
          </table:table-cell>
          <table:table-cell table:formula="of:=[.G43]-[.$B43]" office:value-type="float" office:value="10.5678074359894" calcext:value-type="float">
            <text:p>10.567807436</text:p>
          </table:table-cell>
          <table:table-cell/>
          <table:table-cell office:value-type="float" office:value="1443122953.88005" calcext:value-type="float">
            <text:p>1443122953.88005</text:p>
          </table:table-cell>
          <table:table-cell table:formula="of:=[.L43]-[.$B$2]" office:value-type="float" office:value="12.2899448871613" calcext:value-type="float">
            <text:p>12.2899448872</text:p>
          </table:table-cell>
          <table:table-cell table:formula="of:=[.C43]/([.M43]-[.M42])" office:value-type="float" office:value="92432.4731201308" calcext:value-type="float">
            <text:p>92432.4731201308</text:p>
          </table:table-cell>
          <table:table-cell table:formula="of:=[.L43]-[.$B43]" office:value-type="float" office:value="10.5678074359894" calcext:value-type="float">
            <text:p>10.56780743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22943.35333" calcext:value-type="float">
            <text:p>1443122943.35333</text:p>
          </table:table-cell>
          <table:table-cell office:value-type="float" office:value="4096" calcext:value-type="float">
            <text:p>4096</text:p>
          </table:table-cell>
          <table:table-cell table:formula="of:=[.B44]-[.$B$2]" office:value-type="float" office:value="1.76322889328003" calcext:value-type="float">
            <text:p>1.7632288933</text:p>
          </table:table-cell>
          <table:table-cell table:formula="of:=[.C44]/([.D44]-[.D43])" office:value-type="float" office:value="99680.1229126777" calcext:value-type="float">
            <text:p>99680.1229126777</text:p>
          </table:table-cell>
          <table:table-cell/>
          <table:table-cell office:value-type="float" office:value="1443122953.92436" calcext:value-type="float">
            <text:p>1443122953.92436</text:p>
          </table:table-cell>
          <table:table-cell table:formula="of:=[.G44]-[.$B$2]" office:value-type="float" office:value="12.3342633247375" calcext:value-type="float">
            <text:p>12.3342633247</text:p>
          </table:table-cell>
          <table:table-cell table:formula="of:=[.C44]/([.H44]-[.H43])" office:value-type="float" office:value="92422.0307394357" calcext:value-type="float">
            <text:p>92422.0307394357</text:p>
          </table:table-cell>
          <table:table-cell table:formula="of:=[.G44]-[.$B44]" office:value-type="float" office:value="10.5710344314575" calcext:value-type="float">
            <text:p>10.5710344315</text:p>
          </table:table-cell>
          <table:table-cell/>
          <table:table-cell office:value-type="float" office:value="1443122953.92436" calcext:value-type="float">
            <text:p>1443122953.92436</text:p>
          </table:table-cell>
          <table:table-cell table:formula="of:=[.L44]-[.$B$2]" office:value-type="float" office:value="12.3342633247375" calcext:value-type="float">
            <text:p>12.3342633247</text:p>
          </table:table-cell>
          <table:table-cell table:formula="of:=[.C44]/([.M44]-[.M43])" office:value-type="float" office:value="92422.0307394357" calcext:value-type="float">
            <text:p>92422.0307394357</text:p>
          </table:table-cell>
          <table:table-cell table:formula="of:=[.L44]-[.$B44]" office:value-type="float" office:value="10.5710344314575" calcext:value-type="float">
            <text:p>10.571034431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22943.39442" calcext:value-type="float">
            <text:p>1443122943.39442</text:p>
          </table:table-cell>
          <table:table-cell office:value-type="float" office:value="4096" calcext:value-type="float">
            <text:p>4096</text:p>
          </table:table-cell>
          <table:table-cell table:formula="of:=[.B45]-[.$B$2]" office:value-type="float" office:value="1.8043167591095" calcext:value-type="float">
            <text:p>1.8043167591</text:p>
          </table:table-cell>
          <table:table-cell table:formula="of:=[.C45]/([.D45]-[.D44])" office:value-type="float" office:value="99688.7990483651" calcext:value-type="float">
            <text:p>99688.7990483651</text:p>
          </table:table-cell>
          <table:table-cell/>
          <table:table-cell office:value-type="float" office:value="1443122953.96868" calcext:value-type="float">
            <text:p>1443122953.96868</text:p>
          </table:table-cell>
          <table:table-cell table:formula="of:=[.G45]-[.$B$2]" office:value-type="float" office:value="12.3785829544067" calcext:value-type="float">
            <text:p>12.3785829544</text:p>
          </table:table-cell>
          <table:table-cell table:formula="of:=[.C45]/([.H45]-[.H44])" office:value-type="float" office:value="92419.5448060681" calcext:value-type="float">
            <text:p>92419.5448060681</text:p>
          </table:table-cell>
          <table:table-cell table:formula="of:=[.G45]-[.$B45]" office:value-type="float" office:value="10.5742661952972" calcext:value-type="float">
            <text:p>10.5742661953</text:p>
          </table:table-cell>
          <table:table-cell/>
          <table:table-cell office:value-type="float" office:value="1443122953.96868" calcext:value-type="float">
            <text:p>1443122953.96868</text:p>
          </table:table-cell>
          <table:table-cell table:formula="of:=[.L45]-[.$B$2]" office:value-type="float" office:value="12.3785829544067" calcext:value-type="float">
            <text:p>12.3785829544</text:p>
          </table:table-cell>
          <table:table-cell table:formula="of:=[.C45]/([.M45]-[.M44])" office:value-type="float" office:value="92419.5448060681" calcext:value-type="float">
            <text:p>92419.5448060681</text:p>
          </table:table-cell>
          <table:table-cell table:formula="of:=[.L45]-[.$B45]" office:value-type="float" office:value="10.5742661952972" calcext:value-type="float">
            <text:p>10.574266195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22943.43551" calcext:value-type="float">
            <text:p>1443122943.43551</text:p>
          </table:table-cell>
          <table:table-cell office:value-type="float" office:value="4096" calcext:value-type="float">
            <text:p>4096</text:p>
          </table:table-cell>
          <table:table-cell table:formula="of:=[.B46]-[.$B$2]" office:value-type="float" office:value="1.84541034698486" calcext:value-type="float">
            <text:p>1.845410347</text:p>
          </table:table-cell>
          <table:table-cell table:formula="of:=[.C46]/([.D46]-[.D45])" office:value-type="float" office:value="99674.9179561265" calcext:value-type="float">
            <text:p>99674.9179561265</text:p>
          </table:table-cell>
          <table:table-cell/>
          <table:table-cell office:value-type="float" office:value="1443122954.01306" calcext:value-type="float">
            <text:p>1443122954.01306</text:p>
          </table:table-cell>
          <table:table-cell table:formula="of:=[.G46]-[.$B$2]" office:value-type="float" office:value="12.4229557514191" calcext:value-type="float">
            <text:p>12.4229557514</text:p>
          </table:table-cell>
          <table:table-cell table:formula="of:=[.C46]/([.H46]-[.H45])" office:value-type="float" office:value="92308.8080037397" calcext:value-type="float">
            <text:p>92308.8080037397</text:p>
          </table:table-cell>
          <table:table-cell table:formula="of:=[.G46]-[.$B46]" office:value-type="float" office:value="10.5775454044342" calcext:value-type="float">
            <text:p>10.5775454044</text:p>
          </table:table-cell>
          <table:table-cell/>
          <table:table-cell office:value-type="float" office:value="1443122954.01306" calcext:value-type="float">
            <text:p>1443122954.01306</text:p>
          </table:table-cell>
          <table:table-cell table:formula="of:=[.L46]-[.$B$2]" office:value-type="float" office:value="12.4229557514191" calcext:value-type="float">
            <text:p>12.4229557514</text:p>
          </table:table-cell>
          <table:table-cell table:formula="of:=[.C46]/([.M46]-[.M45])" office:value-type="float" office:value="92308.8080037397" calcext:value-type="float">
            <text:p>92308.8080037397</text:p>
          </table:table-cell>
          <table:table-cell table:formula="of:=[.L46]-[.$B46]" office:value-type="float" office:value="10.5775454044342" calcext:value-type="float">
            <text:p>10.57754540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22943.4766" calcext:value-type="float">
            <text:p>1443122943.4766</text:p>
          </table:table-cell>
          <table:table-cell office:value-type="float" office:value="4096" calcext:value-type="float">
            <text:p>4096</text:p>
          </table:table-cell>
          <table:table-cell table:formula="of:=[.B47]-[.$B$2]" office:value-type="float" office:value="1.88649892807007" calcext:value-type="float">
            <text:p>1.8864989281</text:p>
          </table:table-cell>
          <table:table-cell table:formula="of:=[.C47]/([.D47]-[.D46])" office:value-type="float" office:value="99687.0637004027" calcext:value-type="float">
            <text:p>99687.0637004027</text:p>
          </table:table-cell>
          <table:table-cell/>
          <table:table-cell office:value-type="float" office:value="1443122954.06224" calcext:value-type="float">
            <text:p>1443122954.06224</text:p>
          </table:table-cell>
          <table:table-cell table:formula="of:=[.G47]-[.$B$2]" office:value-type="float" office:value="12.4721388816834" calcext:value-type="float">
            <text:p>12.4721388817</text:p>
          </table:table-cell>
          <table:table-cell table:formula="of:=[.C47]/([.H47]-[.H46])" office:value-type="float" office:value="83280.5878355123" calcext:value-type="float">
            <text:p>83280.5878355123</text:p>
          </table:table-cell>
          <table:table-cell table:formula="of:=[.G47]-[.$B47]" office:value-type="float" office:value="10.5856399536133" calcext:value-type="float">
            <text:p>10.5856399536</text:p>
          </table:table-cell>
          <table:table-cell/>
          <table:table-cell office:value-type="float" office:value="1443122954.06224" calcext:value-type="float">
            <text:p>1443122954.06224</text:p>
          </table:table-cell>
          <table:table-cell table:formula="of:=[.L47]-[.$B$2]" office:value-type="float" office:value="12.4721388816834" calcext:value-type="float">
            <text:p>12.4721388817</text:p>
          </table:table-cell>
          <table:table-cell table:formula="of:=[.C47]/([.M47]-[.M46])" office:value-type="float" office:value="83280.5878355123" calcext:value-type="float">
            <text:p>83280.5878355123</text:p>
          </table:table-cell>
          <table:table-cell table:formula="of:=[.L47]-[.$B47]" office:value-type="float" office:value="10.5856399536133" calcext:value-type="float">
            <text:p>10.585639953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22943.51769" calcext:value-type="float">
            <text:p>1443122943.51769</text:p>
          </table:table-cell>
          <table:table-cell office:value-type="float" office:value="4096" calcext:value-type="float">
            <text:p>4096</text:p>
          </table:table-cell>
          <table:table-cell table:formula="of:=[.B48]-[.$B$2]" office:value-type="float" office:value="1.92758512496948" calcext:value-type="float">
            <text:p>1.927585125</text:p>
          </table:table-cell>
          <table:table-cell table:formula="of:=[.C48]/([.D48]-[.D47])" office:value-type="float" office:value="99692.8484285781" calcext:value-type="float">
            <text:p>99692.8484285781</text:p>
          </table:table-cell>
          <table:table-cell/>
          <table:table-cell office:value-type="float" office:value="1443122954.11151" calcext:value-type="float">
            <text:p>1443122954.11151</text:p>
          </table:table-cell>
          <table:table-cell table:formula="of:=[.G48]-[.$B$2]" office:value-type="float" office:value="12.521413564682" calcext:value-type="float">
            <text:p>12.5214135647</text:p>
          </table:table-cell>
          <table:table-cell table:formula="of:=[.C48]/([.H48]-[.H47])" office:value-type="float" office:value="83125.8518722813" calcext:value-type="float">
            <text:p>83125.8518722813</text:p>
          </table:table-cell>
          <table:table-cell table:formula="of:=[.G48]-[.$B48]" office:value-type="float" office:value="10.5938284397125" calcext:value-type="float">
            <text:p>10.5938284397</text:p>
          </table:table-cell>
          <table:table-cell/>
          <table:table-cell office:value-type="float" office:value="1443122954.11151" calcext:value-type="float">
            <text:p>1443122954.11151</text:p>
          </table:table-cell>
          <table:table-cell table:formula="of:=[.L48]-[.$B$2]" office:value-type="float" office:value="12.521413564682" calcext:value-type="float">
            <text:p>12.5214135647</text:p>
          </table:table-cell>
          <table:table-cell table:formula="of:=[.C48]/([.M48]-[.M47])" office:value-type="float" office:value="83125.8518722813" calcext:value-type="float">
            <text:p>83125.8518722813</text:p>
          </table:table-cell>
          <table:table-cell table:formula="of:=[.L48]-[.$B48]" office:value-type="float" office:value="10.5938284397125" calcext:value-type="float">
            <text:p>10.593828439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22943.55877" calcext:value-type="float">
            <text:p>1443122943.55877</text:p>
          </table:table-cell>
          <table:table-cell office:value-type="float" office:value="4096" calcext:value-type="float">
            <text:p>4096</text:p>
          </table:table-cell>
          <table:table-cell table:formula="of:=[.B49]-[.$B$2]" office:value-type="float" office:value="1.96867275238037" calcext:value-type="float">
            <text:p>1.9686727524</text:p>
          </table:table-cell>
          <table:table-cell table:formula="of:=[.C49]/([.D49]-[.D48])" office:value-type="float" office:value="99689.3775111121" calcext:value-type="float">
            <text:p>99689.3775111121</text:p>
          </table:table-cell>
          <table:table-cell/>
          <table:table-cell office:value-type="float" office:value="1443122954.16076" calcext:value-type="float">
            <text:p>1443122954.16076</text:p>
          </table:table-cell>
          <table:table-cell table:formula="of:=[.G49]-[.$B$2]" office:value-type="float" office:value="12.5706572532654" calcext:value-type="float">
            <text:p>12.5706572533</text:p>
          </table:table-cell>
          <table:table-cell table:formula="of:=[.C49]/([.H49]-[.H48])" office:value-type="float" office:value="83178.1720222908" calcext:value-type="float">
            <text:p>83178.1720222908</text:p>
          </table:table-cell>
          <table:table-cell table:formula="of:=[.G49]-[.$B49]" office:value-type="float" office:value="10.601984500885" calcext:value-type="float">
            <text:p>10.6019845009</text:p>
          </table:table-cell>
          <table:table-cell/>
          <table:table-cell office:value-type="float" office:value="1443122954.16076" calcext:value-type="float">
            <text:p>1443122954.16076</text:p>
          </table:table-cell>
          <table:table-cell table:formula="of:=[.L49]-[.$B$2]" office:value-type="float" office:value="12.5706572532654" calcext:value-type="float">
            <text:p>12.5706572533</text:p>
          </table:table-cell>
          <table:table-cell table:formula="of:=[.C49]/([.M49]-[.M48])" office:value-type="float" office:value="83178.1720222908" calcext:value-type="float">
            <text:p>83178.1720222908</text:p>
          </table:table-cell>
          <table:table-cell table:formula="of:=[.L49]-[.$B49]" office:value-type="float" office:value="10.601984500885" calcext:value-type="float">
            <text:p>10.601984500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22943.59986" calcext:value-type="float">
            <text:p>1443122943.59986</text:p>
          </table:table-cell>
          <table:table-cell office:value-type="float" office:value="4096" calcext:value-type="float">
            <text:p>4096</text:p>
          </table:table-cell>
          <table:table-cell table:formula="of:=[.B50]-[.$B$2]" office:value-type="float" office:value="2.009761095047" calcext:value-type="float">
            <text:p>2.009761095</text:p>
          </table:table-cell>
          <table:table-cell table:formula="of:=[.C50]/([.D50]-[.D49])" office:value-type="float" office:value="99687.6421430105" calcext:value-type="float">
            <text:p>99687.6421430105</text:p>
          </table:table-cell>
          <table:table-cell/>
          <table:table-cell office:value-type="float" office:value="1443122954.21007" calcext:value-type="float">
            <text:p>1443122954.21007</text:p>
          </table:table-cell>
          <table:table-cell table:formula="of:=[.G50]-[.$B$2]" office:value-type="float" office:value="12.6199696063995" calcext:value-type="float">
            <text:p>12.6199696064</text:p>
          </table:table-cell>
          <table:table-cell table:formula="of:=[.C50]/([.H50]-[.H49])" office:value-type="float" office:value="83062.3513109737" calcext:value-type="float">
            <text:p>83062.3513109737</text:p>
          </table:table-cell>
          <table:table-cell table:formula="of:=[.G50]-[.$B50]" office:value-type="float" office:value="10.6102085113525" calcext:value-type="float">
            <text:p>10.6102085114</text:p>
          </table:table-cell>
          <table:table-cell/>
          <table:table-cell office:value-type="float" office:value="1443122954.21007" calcext:value-type="float">
            <text:p>1443122954.21007</text:p>
          </table:table-cell>
          <table:table-cell table:formula="of:=[.L50]-[.$B$2]" office:value-type="float" office:value="12.6199696063995" calcext:value-type="float">
            <text:p>12.6199696064</text:p>
          </table:table-cell>
          <table:table-cell table:formula="of:=[.C50]/([.M50]-[.M49])" office:value-type="float" office:value="83062.3513109737" calcext:value-type="float">
            <text:p>83062.3513109737</text:p>
          </table:table-cell>
          <table:table-cell table:formula="of:=[.L50]-[.$B50]" office:value-type="float" office:value="10.6102085113525" calcext:value-type="float">
            <text:p>10.610208511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22943.64095" calcext:value-type="float">
            <text:p>1443122943.64095</text:p>
          </table:table-cell>
          <table:table-cell office:value-type="float" office:value="4096" calcext:value-type="float">
            <text:p>4096</text:p>
          </table:table-cell>
          <table:table-cell table:formula="of:=[.B51]-[.$B$2]" office:value-type="float" office:value="2.0508496761322" calcext:value-type="float">
            <text:p>2.0508496761</text:p>
          </table:table-cell>
          <table:table-cell table:formula="of:=[.C51]/([.D51]-[.D50])" office:value-type="float" office:value="99687.0637004027" calcext:value-type="float">
            <text:p>99687.0637004027</text:p>
          </table:table-cell>
          <table:table-cell/>
          <table:table-cell office:value-type="float" office:value="1443122954.25927" calcext:value-type="float">
            <text:p>1443122954.25927</text:p>
          </table:table-cell>
          <table:table-cell table:formula="of:=[.G51]-[.$B$2]" office:value-type="float" office:value="12.6691732406616" calcext:value-type="float">
            <text:p>12.6691732407</text:p>
          </table:table-cell>
          <table:table-cell table:formula="of:=[.C51]/([.H51]-[.H50])" office:value-type="float" office:value="83245.8833870382" calcext:value-type="float">
            <text:p>83245.8833870382</text:p>
          </table:table-cell>
          <table:table-cell table:formula="of:=[.G51]-[.$B51]" office:value-type="float" office:value="10.6183235645294" calcext:value-type="float">
            <text:p>10.6183235645</text:p>
          </table:table-cell>
          <table:table-cell/>
          <table:table-cell office:value-type="float" office:value="1443122954.25927" calcext:value-type="float">
            <text:p>1443122954.25927</text:p>
          </table:table-cell>
          <table:table-cell table:formula="of:=[.L51]-[.$B$2]" office:value-type="float" office:value="12.6691732406616" calcext:value-type="float">
            <text:p>12.6691732407</text:p>
          </table:table-cell>
          <table:table-cell table:formula="of:=[.C51]/([.M51]-[.M50])" office:value-type="float" office:value="83245.8833870382" calcext:value-type="float">
            <text:p>83245.8833870382</text:p>
          </table:table-cell>
          <table:table-cell table:formula="of:=[.L51]-[.$B51]" office:value-type="float" office:value="10.6183235645294" calcext:value-type="float">
            <text:p>10.61832356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22943.68204" calcext:value-type="float">
            <text:p>1443122943.68204</text:p>
          </table:table-cell>
          <table:table-cell office:value-type="float" office:value="4096" calcext:value-type="float">
            <text:p>4096</text:p>
          </table:table-cell>
          <table:table-cell table:formula="of:=[.B52]-[.$B$2]" office:value-type="float" office:value="2.09193706512451" calcext:value-type="float">
            <text:p>2.0919370651</text:p>
          </table:table-cell>
          <table:table-cell table:formula="of:=[.C52]/([.D52]-[.D51])" office:value-type="float" office:value="99689.9559805725" calcext:value-type="float">
            <text:p>99689.9559805725</text:p>
          </table:table-cell>
          <table:table-cell/>
          <table:table-cell office:value-type="float" office:value="1443122954.30849" calcext:value-type="float">
            <text:p>1443122954.30849</text:p>
          </table:table-cell>
          <table:table-cell table:formula="of:=[.G52]-[.$B$2]" office:value-type="float" office:value="12.7183940410614" calcext:value-type="float">
            <text:p>12.7183940411</text:p>
          </table:table-cell>
          <table:table-cell table:formula="of:=[.C52]/([.H52]-[.H51])" office:value-type="float" office:value="83216.8507365086" calcext:value-type="float">
            <text:p>83216.8507365086</text:p>
          </table:table-cell>
          <table:table-cell table:formula="of:=[.G52]-[.$B52]" office:value-type="float" office:value="10.6264569759369" calcext:value-type="float">
            <text:p>10.6264569759</text:p>
          </table:table-cell>
          <table:table-cell/>
          <table:table-cell office:value-type="float" office:value="1443122954.30849" calcext:value-type="float">
            <text:p>1443122954.30849</text:p>
          </table:table-cell>
          <table:table-cell table:formula="of:=[.L52]-[.$B$2]" office:value-type="float" office:value="12.7183940410614" calcext:value-type="float">
            <text:p>12.7183940411</text:p>
          </table:table-cell>
          <table:table-cell table:formula="of:=[.C52]/([.M52]-[.M51])" office:value-type="float" office:value="83216.8507365086" calcext:value-type="float">
            <text:p>83216.8507365086</text:p>
          </table:table-cell>
          <table:table-cell table:formula="of:=[.L52]-[.$B52]" office:value-type="float" office:value="10.6264569759369" calcext:value-type="float">
            <text:p>10.626456975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22943.72315" calcext:value-type="float">
            <text:p>1443122943.72315</text:p>
          </table:table-cell>
          <table:table-cell office:value-type="float" office:value="4096" calcext:value-type="float">
            <text:p>4096</text:p>
          </table:table-cell>
          <table:table-cell table:formula="of:=[.B53]-[.$B$2]" office:value-type="float" office:value="2.13304710388184" calcext:value-type="float">
            <text:p>2.1330471039</text:p>
          </table:table-cell>
          <table:table-cell table:formula="of:=[.C53]/([.D53]-[.D52])" office:value-type="float" office:value="99635.0313406175" calcext:value-type="float">
            <text:p>99635.0313406175</text:p>
          </table:table-cell>
          <table:table-cell/>
          <table:table-cell office:value-type="float" office:value="1443122954.35776" calcext:value-type="float">
            <text:p>1443122954.35776</text:p>
          </table:table-cell>
          <table:table-cell table:formula="of:=[.G53]-[.$B$2]" office:value-type="float" office:value="12.7676570415497" calcext:value-type="float">
            <text:p>12.7676570415</text:p>
          </table:table-cell>
          <table:table-cell table:formula="of:=[.C53]/([.H53]-[.H52])" office:value-type="float" office:value="83145.5648133808" calcext:value-type="float">
            <text:p>83145.5648133808</text:p>
          </table:table-cell>
          <table:table-cell table:formula="of:=[.G53]-[.$B53]" office:value-type="float" office:value="10.6346099376678" calcext:value-type="float">
            <text:p>10.6346099377</text:p>
          </table:table-cell>
          <table:table-cell/>
          <table:table-cell office:value-type="float" office:value="1443122954.35776" calcext:value-type="float">
            <text:p>1443122954.35776</text:p>
          </table:table-cell>
          <table:table-cell table:formula="of:=[.L53]-[.$B$2]" office:value-type="float" office:value="12.7676570415497" calcext:value-type="float">
            <text:p>12.7676570415</text:p>
          </table:table-cell>
          <table:table-cell table:formula="of:=[.C53]/([.M53]-[.M52])" office:value-type="float" office:value="83145.5648133808" calcext:value-type="float">
            <text:p>83145.5648133808</text:p>
          </table:table-cell>
          <table:table-cell table:formula="of:=[.L53]-[.$B53]" office:value-type="float" office:value="10.6346099376678" calcext:value-type="float">
            <text:p>10.634609937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22943.76424" calcext:value-type="float">
            <text:p>1443122943.76424</text:p>
          </table:table-cell>
          <table:table-cell office:value-type="float" office:value="4096" calcext:value-type="float">
            <text:p>4096</text:p>
          </table:table-cell>
          <table:table-cell table:formula="of:=[.B54]-[.$B$2]" office:value-type="float" office:value="2.17414426803589" calcext:value-type="float">
            <text:p>2.174144268</text:p>
          </table:table-cell>
          <table:table-cell table:formula="of:=[.C54]/([.D54]-[.D53])" office:value-type="float" office:value="99666.2442363698" calcext:value-type="float">
            <text:p>99666.2442363698</text:p>
          </table:table-cell>
          <table:table-cell/>
          <table:table-cell office:value-type="float" office:value="1443122954.40699" calcext:value-type="float">
            <text:p>1443122954.40699</text:p>
          </table:table-cell>
          <table:table-cell table:formula="of:=[.G54]-[.$B$2]" office:value-type="float" office:value="12.8168869018555" calcext:value-type="float">
            <text:p>12.8168869019</text:p>
          </table:table-cell>
          <table:table-cell table:formula="of:=[.C54]/([.H54]-[.H53])" office:value-type="float" office:value="83201.536111582" calcext:value-type="float">
            <text:p>83201.536111582</text:p>
          </table:table-cell>
          <table:table-cell table:formula="of:=[.G54]-[.$B54]" office:value-type="float" office:value="10.6427426338196" calcext:value-type="float">
            <text:p>10.6427426338</text:p>
          </table:table-cell>
          <table:table-cell/>
          <table:table-cell office:value-type="float" office:value="1443122954.40699" calcext:value-type="float">
            <text:p>1443122954.40699</text:p>
          </table:table-cell>
          <table:table-cell table:formula="of:=[.L54]-[.$B$2]" office:value-type="float" office:value="12.8168869018555" calcext:value-type="float">
            <text:p>12.8168869019</text:p>
          </table:table-cell>
          <table:table-cell table:formula="of:=[.C54]/([.M54]-[.M53])" office:value-type="float" office:value="83201.536111582" calcext:value-type="float">
            <text:p>83201.536111582</text:p>
          </table:table-cell>
          <table:table-cell table:formula="of:=[.L54]-[.$B54]" office:value-type="float" office:value="10.6427426338196" calcext:value-type="float">
            <text:p>10.642742633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22943.80548" calcext:value-type="float">
            <text:p>1443122943.80548</text:p>
          </table:table-cell>
          <table:table-cell office:value-type="float" office:value="4096" calcext:value-type="float">
            <text:p>4096</text:p>
          </table:table-cell>
          <table:table-cell table:formula="of:=[.B55]-[.$B$2]" office:value-type="float" office:value="2.21538090705872" calcext:value-type="float">
            <text:p>2.2153809071</text:p>
          </table:table-cell>
          <table:table-cell table:formula="of:=[.C55]/([.D55]-[.D54])" office:value-type="float" office:value="99329.1426523049" calcext:value-type="float">
            <text:p>99329.1426523049</text:p>
          </table:table-cell>
          <table:table-cell/>
          <table:table-cell office:value-type="float" office:value="1443122954.45622" calcext:value-type="float">
            <text:p>1443122954.45622</text:p>
          </table:table-cell>
          <table:table-cell table:formula="of:=[.G55]-[.$B$2]" office:value-type="float" office:value="12.8661239147186" calcext:value-type="float">
            <text:p>12.8661239147</text:p>
          </table:table-cell>
          <table:table-cell table:formula="of:=[.C55]/([.H55]-[.H54])" office:value-type="float" office:value="83189.4495993027" calcext:value-type="float">
            <text:p>83189.4495993027</text:p>
          </table:table-cell>
          <table:table-cell table:formula="of:=[.G55]-[.$B55]" office:value-type="float" office:value="10.6507430076599" calcext:value-type="float">
            <text:p>10.6507430077</text:p>
          </table:table-cell>
          <table:table-cell/>
          <table:table-cell office:value-type="float" office:value="1443122954.45622" calcext:value-type="float">
            <text:p>1443122954.45622</text:p>
          </table:table-cell>
          <table:table-cell table:formula="of:=[.L55]-[.$B$2]" office:value-type="float" office:value="12.8661239147186" calcext:value-type="float">
            <text:p>12.8661239147</text:p>
          </table:table-cell>
          <table:table-cell table:formula="of:=[.C55]/([.M55]-[.M54])" office:value-type="float" office:value="83189.4495993027" calcext:value-type="float">
            <text:p>83189.4495993027</text:p>
          </table:table-cell>
          <table:table-cell table:formula="of:=[.L55]-[.$B55]" office:value-type="float" office:value="10.6507430076599" calcext:value-type="float">
            <text:p>10.650743007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22943.84656" calcext:value-type="float">
            <text:p>1443122943.84656</text:p>
          </table:table-cell>
          <table:table-cell office:value-type="float" office:value="4096" calcext:value-type="float">
            <text:p>4096</text:p>
          </table:table-cell>
          <table:table-cell table:formula="of:=[.B56]-[.$B$2]" office:value-type="float" office:value="2.25646042823791" calcext:value-type="float">
            <text:p>2.2564604282</text:p>
          </table:table-cell>
          <table:table-cell table:formula="of:=[.C56]/([.D56]-[.D55])" office:value-type="float" office:value="99709.0492396982" calcext:value-type="float">
            <text:p>99709.0492396982</text:p>
          </table:table-cell>
          <table:table-cell/>
          <table:table-cell office:value-type="float" office:value="1443122954.50547" calcext:value-type="float">
            <text:p>1443122954.50547</text:p>
          </table:table-cell>
          <table:table-cell table:formula="of:=[.G56]-[.$B$2]" office:value-type="float" office:value="12.9153668880463" calcext:value-type="float">
            <text:p>12.915366888</text:p>
          </table:table-cell>
          <table:table-cell table:formula="of:=[.C56]/([.H56]-[.H55])" office:value-type="float" office:value="83179.3801878571" calcext:value-type="float">
            <text:p>83179.3801878571</text:p>
          </table:table-cell>
          <table:table-cell table:formula="of:=[.G56]-[.$B56]" office:value-type="float" office:value="10.6589064598084" calcext:value-type="float">
            <text:p>10.6589064598</text:p>
          </table:table-cell>
          <table:table-cell/>
          <table:table-cell office:value-type="float" office:value="1443122954.50547" calcext:value-type="float">
            <text:p>1443122954.50547</text:p>
          </table:table-cell>
          <table:table-cell table:formula="of:=[.L56]-[.$B$2]" office:value-type="float" office:value="12.9153668880463" calcext:value-type="float">
            <text:p>12.915366888</text:p>
          </table:table-cell>
          <table:table-cell table:formula="of:=[.C56]/([.M56]-[.M55])" office:value-type="float" office:value="83179.3801878571" calcext:value-type="float">
            <text:p>83179.3801878571</text:p>
          </table:table-cell>
          <table:table-cell table:formula="of:=[.L56]-[.$B56]" office:value-type="float" office:value="10.6589064598084" calcext:value-type="float">
            <text:p>10.658906459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22943.88765" calcext:value-type="float">
            <text:p>1443122943.88765</text:p>
          </table:table-cell>
          <table:table-cell office:value-type="float" office:value="4096" calcext:value-type="float">
            <text:p>4096</text:p>
          </table:table-cell>
          <table:table-cell table:formula="of:=[.B57]-[.$B$2]" office:value-type="float" office:value="2.29755067825317" calcext:value-type="float">
            <text:p>2.2975506783</text:p>
          </table:table-cell>
          <table:table-cell table:formula="of:=[.C57]/([.D57]-[.D56])" office:value-type="float" office:value="99683.0147901013" calcext:value-type="float">
            <text:p>99683.0147901013</text:p>
          </table:table-cell>
          <table:table-cell/>
          <table:table-cell office:value-type="float" office:value="1443122954.55472" calcext:value-type="float">
            <text:p>1443122954.55472</text:p>
          </table:table-cell>
          <table:table-cell table:formula="of:=[.G57]-[.$B$2]" office:value-type="float" office:value="12.9646182060242" calcext:value-type="float">
            <text:p>12.964618206</text:p>
          </table:table-cell>
          <table:table-cell table:formula="of:=[.C57]/([.H57]-[.H56])" office:value-type="float" office:value="83165.2871063778" calcext:value-type="float">
            <text:p>83165.2871063778</text:p>
          </table:table-cell>
          <table:table-cell table:formula="of:=[.G57]-[.$B57]" office:value-type="float" office:value="10.667067527771" calcext:value-type="float">
            <text:p>10.6670675278</text:p>
          </table:table-cell>
          <table:table-cell/>
          <table:table-cell office:value-type="float" office:value="1443122954.55472" calcext:value-type="float">
            <text:p>1443122954.55472</text:p>
          </table:table-cell>
          <table:table-cell table:formula="of:=[.L57]-[.$B$2]" office:value-type="float" office:value="12.9646182060242" calcext:value-type="float">
            <text:p>12.964618206</text:p>
          </table:table-cell>
          <table:table-cell table:formula="of:=[.C57]/([.M57]-[.M56])" office:value-type="float" office:value="83165.2871063778" calcext:value-type="float">
            <text:p>83165.2871063778</text:p>
          </table:table-cell>
          <table:table-cell table:formula="of:=[.L57]-[.$B57]" office:value-type="float" office:value="10.667067527771" calcext:value-type="float">
            <text:p>10.667067527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22943.92872" calcext:value-type="float">
            <text:p>1443122943.92872</text:p>
          </table:table-cell>
          <table:table-cell office:value-type="float" office:value="4096" calcext:value-type="float">
            <text:p>4096</text:p>
          </table:table-cell>
          <table:table-cell table:formula="of:=[.B58]-[.$B$2]" office:value-type="float" office:value="2.33861517906189" calcext:value-type="float">
            <text:p>2.3386151791</text:p>
          </table:table-cell>
          <table:table-cell table:formula="of:=[.C58]/([.D58]-[.D57])" office:value-type="float" office:value="99745.52032374" calcext:value-type="float">
            <text:p>99745.52032374</text:p>
          </table:table-cell>
          <table:table-cell/>
          <table:table-cell office:value-type="float" office:value="1443122954.60396" calcext:value-type="float">
            <text:p>1443122954.60396</text:p>
          </table:table-cell>
          <table:table-cell table:formula="of:=[.G58]-[.$B$2]" office:value-type="float" office:value="13.0138585567474" calcext:value-type="float">
            <text:p>13.0138585567</text:p>
          </table:table-cell>
          <table:table-cell table:formula="of:=[.C58]/([.H58]-[.H57])" office:value-type="float" office:value="83183.8104285597" calcext:value-type="float">
            <text:p>83183.8104285597</text:p>
          </table:table-cell>
          <table:table-cell table:formula="of:=[.G58]-[.$B58]" office:value-type="float" office:value="10.6752433776855" calcext:value-type="float">
            <text:p>10.6752433777</text:p>
          </table:table-cell>
          <table:table-cell/>
          <table:table-cell office:value-type="float" office:value="1443122954.60396" calcext:value-type="float">
            <text:p>1443122954.60396</text:p>
          </table:table-cell>
          <table:table-cell table:formula="of:=[.L58]-[.$B$2]" office:value-type="float" office:value="13.0138585567474" calcext:value-type="float">
            <text:p>13.0138585567</text:p>
          </table:table-cell>
          <table:table-cell table:formula="of:=[.C58]/([.M58]-[.M57])" office:value-type="float" office:value="83183.8104285597" calcext:value-type="float">
            <text:p>83183.8104285597</text:p>
          </table:table-cell>
          <table:table-cell table:formula="of:=[.L58]-[.$B58]" office:value-type="float" office:value="10.6752433776855" calcext:value-type="float">
            <text:p>10.675243377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22943.9698" calcext:value-type="float">
            <text:p>1443122943.9698</text:p>
          </table:table-cell>
          <table:table-cell office:value-type="float" office:value="4096" calcext:value-type="float">
            <text:p>4096</text:p>
          </table:table-cell>
          <table:table-cell table:formula="of:=[.B59]-[.$B$2]" office:value-type="float" office:value="2.37970399856567" calcext:value-type="float">
            <text:p>2.3797039986</text:p>
          </table:table-cell>
          <table:table-cell table:formula="of:=[.C59]/([.D59]-[.D58])" office:value-type="float" office:value="99686.4852645077" calcext:value-type="float">
            <text:p>99686.4852645077</text:p>
          </table:table-cell>
          <table:table-cell/>
          <table:table-cell office:value-type="float" office:value="1443122954.65321" calcext:value-type="float">
            <text:p>1443122954.65321</text:p>
          </table:table-cell>
          <table:table-cell table:formula="of:=[.G59]-[.$B$2]" office:value-type="float" office:value="13.0631070137024" calcext:value-type="float">
            <text:p>13.0631070137</text:p>
          </table:table-cell>
          <table:table-cell table:formula="of:=[.C59]/([.H59]-[.H58])" office:value-type="float" office:value="83170.1184820128" calcext:value-type="float">
            <text:p>83170.1184820128</text:p>
          </table:table-cell>
          <table:table-cell table:formula="of:=[.G59]-[.$B59]" office:value-type="float" office:value="10.6834030151367" calcext:value-type="float">
            <text:p>10.6834030151</text:p>
          </table:table-cell>
          <table:table-cell/>
          <table:table-cell office:value-type="float" office:value="1443122954.65321" calcext:value-type="float">
            <text:p>1443122954.65321</text:p>
          </table:table-cell>
          <table:table-cell table:formula="of:=[.L59]-[.$B$2]" office:value-type="float" office:value="13.0631070137024" calcext:value-type="float">
            <text:p>13.0631070137</text:p>
          </table:table-cell>
          <table:table-cell table:formula="of:=[.C59]/([.M59]-[.M58])" office:value-type="float" office:value="83170.1184820128" calcext:value-type="float">
            <text:p>83170.1184820128</text:p>
          </table:table-cell>
          <table:table-cell table:formula="of:=[.L59]-[.$B59]" office:value-type="float" office:value="10.6834030151367" calcext:value-type="float">
            <text:p>10.68340301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22944.01084" calcext:value-type="float">
            <text:p>1443122944.01084</text:p>
          </table:table-cell>
          <table:table-cell office:value-type="float" office:value="4096" calcext:value-type="float">
            <text:p>4096</text:p>
          </table:table-cell>
          <table:table-cell table:formula="of:=[.B60]-[.$B$2]" office:value-type="float" office:value="2.42073702812195" calcext:value-type="float">
            <text:p>2.4207370281</text:p>
          </table:table-cell>
          <table:table-cell table:formula="of:=[.C60]/([.D60]-[.D59])" office:value-type="float" office:value="99822.0225095145" calcext:value-type="float">
            <text:p>99822.0225095145</text:p>
          </table:table-cell>
          <table:table-cell/>
          <table:table-cell office:value-type="float" office:value="1443122954.70243" calcext:value-type="float">
            <text:p>1443122954.70243</text:p>
          </table:table-cell>
          <table:table-cell table:formula="of:=[.G60]-[.$B$2]" office:value-type="float" office:value="13.1123294830322" calcext:value-type="float">
            <text:p>13.112329483</text:p>
          </table:table-cell>
          <table:table-cell table:formula="of:=[.C60]/([.H60]-[.H59])" office:value-type="float" office:value="83214.0291977874" calcext:value-type="float">
            <text:p>83214.0291977874</text:p>
          </table:table-cell>
          <table:table-cell table:formula="of:=[.G60]-[.$B60]" office:value-type="float" office:value="10.6915924549103" calcext:value-type="float">
            <text:p>10.6915924549</text:p>
          </table:table-cell>
          <table:table-cell/>
          <table:table-cell office:value-type="float" office:value="1443122954.70243" calcext:value-type="float">
            <text:p>1443122954.70243</text:p>
          </table:table-cell>
          <table:table-cell table:formula="of:=[.L60]-[.$B$2]" office:value-type="float" office:value="13.1123294830322" calcext:value-type="float">
            <text:p>13.112329483</text:p>
          </table:table-cell>
          <table:table-cell table:formula="of:=[.C60]/([.M60]-[.M59])" office:value-type="float" office:value="83214.0291977874" calcext:value-type="float">
            <text:p>83214.0291977874</text:p>
          </table:table-cell>
          <table:table-cell table:formula="of:=[.L60]-[.$B60]" office:value-type="float" office:value="10.6915924549103" calcext:value-type="float">
            <text:p>10.691592454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22944.05171" calcext:value-type="float">
            <text:p>1443122944.05171</text:p>
          </table:table-cell>
          <table:table-cell office:value-type="float" office:value="4096" calcext:value-type="float">
            <text:p>4096</text:p>
          </table:table-cell>
          <table:table-cell table:formula="of:=[.B61]-[.$B$2]" office:value-type="float" office:value="2.46161270141602" calcext:value-type="float">
            <text:p>2.4616127014</text:p>
          </table:table-cell>
          <table:table-cell table:formula="of:=[.C61]/([.D61]-[.D60])" office:value-type="float" office:value="100206.300469538" calcext:value-type="float">
            <text:p>100206.300469538</text:p>
          </table:table-cell>
          <table:table-cell/>
          <table:table-cell office:value-type="float" office:value="1443122954.75167" calcext:value-type="float">
            <text:p>1443122954.75167</text:p>
          </table:table-cell>
          <table:table-cell table:formula="of:=[.G61]-[.$B$2]" office:value-type="float" office:value="13.1615705490112" calcext:value-type="float">
            <text:p>13.161570549</text:p>
          </table:table-cell>
          <table:table-cell table:formula="of:=[.C61]/([.H61]-[.H60])" office:value-type="float" office:value="83182.602134294" calcext:value-type="float">
            <text:p>83182.602134294</text:p>
          </table:table-cell>
          <table:table-cell table:formula="of:=[.G61]-[.$B61]" office:value-type="float" office:value="10.6999578475952" calcext:value-type="float">
            <text:p>10.6999578476</text:p>
          </table:table-cell>
          <table:table-cell/>
          <table:table-cell office:value-type="float" office:value="1443122954.75167" calcext:value-type="float">
            <text:p>1443122954.75167</text:p>
          </table:table-cell>
          <table:table-cell table:formula="of:=[.L61]-[.$B$2]" office:value-type="float" office:value="13.1615705490112" calcext:value-type="float">
            <text:p>13.161570549</text:p>
          </table:table-cell>
          <table:table-cell table:formula="of:=[.C61]/([.M61]-[.M60])" office:value-type="float" office:value="83182.602134294" calcext:value-type="float">
            <text:p>83182.602134294</text:p>
          </table:table-cell>
          <table:table-cell table:formula="of:=[.L61]-[.$B61]" office:value-type="float" office:value="10.6999578475952" calcext:value-type="float">
            <text:p>10.69995784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22944.0926" calcext:value-type="float">
            <text:p>1443122944.0926</text:p>
          </table:table-cell>
          <table:table-cell office:value-type="float" office:value="4096" calcext:value-type="float">
            <text:p>4096</text:p>
          </table:table-cell>
          <table:table-cell table:formula="of:=[.B62]-[.$B$2]" office:value-type="float" office:value="2.50249814987183" calcext:value-type="float">
            <text:p>2.5024981499</text:p>
          </table:table-cell>
          <table:table-cell table:formula="of:=[.C62]/([.D62]-[.D61])" office:value-type="float" office:value="100182.3424886" calcext:value-type="float">
            <text:p>100182.3424886</text:p>
          </table:table-cell>
          <table:table-cell/>
          <table:table-cell office:value-type="float" office:value="1443122954.8009" calcext:value-type="float">
            <text:p>1443122954.8009</text:p>
          </table:table-cell>
          <table:table-cell table:formula="of:=[.G62]-[.$B$2]" office:value-type="float" office:value="13.2107994556427" calcext:value-type="float">
            <text:p>13.2107994556</text:p>
          </table:table-cell>
          <table:table-cell table:formula="of:=[.C62]/([.H62]-[.H61])" office:value-type="float" office:value="83203.1479119144" calcext:value-type="float">
            <text:p>83203.1479119144</text:p>
          </table:table-cell>
          <table:table-cell table:formula="of:=[.G62]-[.$B62]" office:value-type="float" office:value="10.7083013057709" calcext:value-type="float">
            <text:p>10.7083013058</text:p>
          </table:table-cell>
          <table:table-cell/>
          <table:table-cell office:value-type="float" office:value="1443122954.8009" calcext:value-type="float">
            <text:p>1443122954.8009</text:p>
          </table:table-cell>
          <table:table-cell table:formula="of:=[.L62]-[.$B$2]" office:value-type="float" office:value="13.2107994556427" calcext:value-type="float">
            <text:p>13.2107994556</text:p>
          </table:table-cell>
          <table:table-cell table:formula="of:=[.C62]/([.M62]-[.M61])" office:value-type="float" office:value="83203.1479119144" calcext:value-type="float">
            <text:p>83203.1479119144</text:p>
          </table:table-cell>
          <table:table-cell table:formula="of:=[.L62]-[.$B62]" office:value-type="float" office:value="10.7083013057709" calcext:value-type="float">
            <text:p>10.708301305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22944.13348" calcext:value-type="float">
            <text:p>1443122944.13348</text:p>
          </table:table-cell>
          <table:table-cell office:value-type="float" office:value="4096" calcext:value-type="float">
            <text:p>4096</text:p>
          </table:table-cell>
          <table:table-cell table:formula="of:=[.B63]-[.$B$2]" office:value-type="float" office:value="2.543381690979" calcext:value-type="float">
            <text:p>2.543381691</text:p>
          </table:table-cell>
          <table:table-cell table:formula="of:=[.C63]/([.D63]-[.D62])" office:value-type="float" office:value="100187.016316962" calcext:value-type="float">
            <text:p>100187.016316962</text:p>
          </table:table-cell>
          <table:table-cell/>
          <table:table-cell office:value-type="float" office:value="1443122954.85016" calcext:value-type="float">
            <text:p>1443122954.85016</text:p>
          </table:table-cell>
          <table:table-cell table:formula="of:=[.G63]-[.$B$2]" office:value-type="float" office:value="13.260062456131" calcext:value-type="float">
            <text:p>13.2600624561</text:p>
          </table:table-cell>
          <table:table-cell table:formula="of:=[.C63]/([.H63]-[.H62])" office:value-type="float" office:value="83145.5648133808" calcext:value-type="float">
            <text:p>83145.5648133808</text:p>
          </table:table-cell>
          <table:table-cell table:formula="of:=[.G63]-[.$B63]" office:value-type="float" office:value="10.716680765152" calcext:value-type="float">
            <text:p>10.7166807652</text:p>
          </table:table-cell>
          <table:table-cell/>
          <table:table-cell office:value-type="float" office:value="1443122954.85016" calcext:value-type="float">
            <text:p>1443122954.85016</text:p>
          </table:table-cell>
          <table:table-cell table:formula="of:=[.L63]-[.$B$2]" office:value-type="float" office:value="13.260062456131" calcext:value-type="float">
            <text:p>13.2600624561</text:p>
          </table:table-cell>
          <table:table-cell table:formula="of:=[.C63]/([.M63]-[.M62])" office:value-type="float" office:value="83145.5648133808" calcext:value-type="float">
            <text:p>83145.5648133808</text:p>
          </table:table-cell>
          <table:table-cell table:formula="of:=[.L63]-[.$B63]" office:value-type="float" office:value="10.716680765152" calcext:value-type="float">
            <text:p>10.716680765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22944.17437" calcext:value-type="float">
            <text:p>1443122944.17437</text:p>
          </table:table-cell>
          <table:table-cell office:value-type="float" office:value="4096" calcext:value-type="float">
            <text:p>4096</text:p>
          </table:table-cell>
          <table:table-cell table:formula="of:=[.B64]-[.$B$2]" office:value-type="float" office:value="2.58426666259766" calcext:value-type="float">
            <text:p>2.5842666626</text:p>
          </table:table-cell>
          <table:table-cell table:formula="of:=[.C64]/([.D64]-[.D63])" office:value-type="float" office:value="100183.510904807" calcext:value-type="float">
            <text:p>100183.510904807</text:p>
          </table:table-cell>
          <table:table-cell/>
          <table:table-cell office:value-type="float" office:value="1443122954.89941" calcext:value-type="float">
            <text:p>1443122954.89941</text:p>
          </table:table-cell>
          <table:table-cell table:formula="of:=[.G64]-[.$B$2]" office:value-type="float" office:value="13.3093082904816" calcext:value-type="float">
            <text:p>13.3093082905</text:p>
          </table:table-cell>
          <table:table-cell table:formula="of:=[.C64]/([.H64]-[.H63])" office:value-type="float" office:value="83174.5477361633" calcext:value-type="float">
            <text:p>83174.5477361633</text:p>
          </table:table-cell>
          <table:table-cell table:formula="of:=[.G64]-[.$B64]" office:value-type="float" office:value="10.7250416278839" calcext:value-type="float">
            <text:p>10.7250416279</text:p>
          </table:table-cell>
          <table:table-cell/>
          <table:table-cell office:value-type="float" office:value="1443122954.89941" calcext:value-type="float">
            <text:p>1443122954.89941</text:p>
          </table:table-cell>
          <table:table-cell table:formula="of:=[.L64]-[.$B$2]" office:value-type="float" office:value="13.3093082904816" calcext:value-type="float">
            <text:p>13.3093082905</text:p>
          </table:table-cell>
          <table:table-cell table:formula="of:=[.C64]/([.M64]-[.M63])" office:value-type="float" office:value="83174.5477361633" calcext:value-type="float">
            <text:p>83174.5477361633</text:p>
          </table:table-cell>
          <table:table-cell table:formula="of:=[.L64]-[.$B64]" office:value-type="float" office:value="10.7250416278839" calcext:value-type="float">
            <text:p>10.725041627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22944.21525" calcext:value-type="float">
            <text:p>1443122944.21525</text:p>
          </table:table-cell>
          <table:table-cell office:value-type="float" office:value="4096" calcext:value-type="float">
            <text:p>4096</text:p>
          </table:table-cell>
          <table:table-cell table:formula="of:=[.B65]-[.$B$2]" office:value-type="float" office:value="2.6251540184021" calcext:value-type="float">
            <text:p>2.6251540184</text:p>
          </table:table-cell>
          <table:table-cell table:formula="of:=[.C65]/([.D65]-[.D64])" office:value-type="float" office:value="100177.669096295" calcext:value-type="float">
            <text:p>100177.669096295</text:p>
          </table:table-cell>
          <table:table-cell/>
          <table:table-cell office:value-type="float" office:value="1443122954.94865" calcext:value-type="float">
            <text:p>1443122954.94865</text:p>
          </table:table-cell>
          <table:table-cell table:formula="of:=[.G65]-[.$B$2]" office:value-type="float" office:value="13.358550786972" calcext:value-type="float">
            <text:p>13.358550787</text:p>
          </table:table-cell>
          <table:table-cell table:formula="of:=[.C65]/([.H65]-[.H64])" office:value-type="float" office:value="83180.1856510666" calcext:value-type="float">
            <text:p>83180.1856510666</text:p>
          </table:table-cell>
          <table:table-cell table:formula="of:=[.G65]-[.$B65]" office:value-type="float" office:value="10.7333967685699" calcext:value-type="float">
            <text:p>10.7333967686</text:p>
          </table:table-cell>
          <table:table-cell/>
          <table:table-cell office:value-type="float" office:value="1443122954.94865" calcext:value-type="float">
            <text:p>1443122954.94865</text:p>
          </table:table-cell>
          <table:table-cell table:formula="of:=[.L65]-[.$B$2]" office:value-type="float" office:value="13.358550786972" calcext:value-type="float">
            <text:p>13.358550787</text:p>
          </table:table-cell>
          <table:table-cell table:formula="of:=[.C65]/([.M65]-[.M64])" office:value-type="float" office:value="83180.1856510666" calcext:value-type="float">
            <text:p>83180.1856510666</text:p>
          </table:table-cell>
          <table:table-cell table:formula="of:=[.L65]-[.$B65]" office:value-type="float" office:value="10.7333967685699" calcext:value-type="float">
            <text:p>10.733396768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22944.25615" calcext:value-type="float">
            <text:p>1443122944.25615</text:p>
          </table:table-cell>
          <table:table-cell office:value-type="float" office:value="4096" calcext:value-type="float">
            <text:p>4096</text:p>
          </table:table-cell>
          <table:table-cell table:formula="of:=[.B66]-[.$B$2]" office:value-type="float" office:value="2.66605186462402" calcext:value-type="float">
            <text:p>2.6660518646</text:p>
          </table:table-cell>
          <table:table-cell table:formula="of:=[.C66]/([.D66]-[.D65])" office:value-type="float" office:value="100151.973230421" calcext:value-type="float">
            <text:p>100151.973230421</text:p>
          </table:table-cell>
          <table:table-cell/>
          <table:table-cell office:value-type="float" office:value="1443122954.99785" calcext:value-type="float">
            <text:p>1443122954.99785</text:p>
          </table:table-cell>
          <table:table-cell table:formula="of:=[.G66]-[.$B$2]" office:value-type="float" office:value="13.4077491760254" calcext:value-type="float">
            <text:p>13.407749176</text:p>
          </table:table-cell>
          <table:table-cell table:formula="of:=[.C66]/([.H66]-[.H65])" office:value-type="float" office:value="83254.7585157473" calcext:value-type="float">
            <text:p>83254.7585157473</text:p>
          </table:table-cell>
          <table:table-cell table:formula="of:=[.G66]-[.$B66]" office:value-type="float" office:value="10.7416973114014" calcext:value-type="float">
            <text:p>10.7416973114</text:p>
          </table:table-cell>
          <table:table-cell/>
          <table:table-cell office:value-type="float" office:value="1443122954.99785" calcext:value-type="float">
            <text:p>1443122954.99785</text:p>
          </table:table-cell>
          <table:table-cell table:formula="of:=[.L66]-[.$B$2]" office:value-type="float" office:value="13.4077491760254" calcext:value-type="float">
            <text:p>13.407749176</text:p>
          </table:table-cell>
          <table:table-cell table:formula="of:=[.C66]/([.M66]-[.M65])" office:value-type="float" office:value="83254.7585157473" calcext:value-type="float">
            <text:p>83254.7585157473</text:p>
          </table:table-cell>
          <table:table-cell table:formula="of:=[.L66]-[.$B66]" office:value-type="float" office:value="10.7416973114014" calcext:value-type="float">
            <text:p>10.741697311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22944.29704" calcext:value-type="float">
            <text:p>1443122944.29704</text:p>
          </table:table-cell>
          <table:table-cell office:value-type="float" office:value="4096" calcext:value-type="float">
            <text:p>4096</text:p>
          </table:table-cell>
          <table:table-cell table:formula="of:=[.B67]-[.$B$2]" office:value-type="float" office:value="2.70693516731262" calcext:value-type="float">
            <text:p>2.7069351673</text:p>
          </table:table-cell>
          <table:table-cell table:formula="of:=[.C67]/([.D67]-[.D66])" office:value-type="float" office:value="100187.600576171" calcext:value-type="float">
            <text:p>100187.600576171</text:p>
          </table:table-cell>
          <table:table-cell/>
          <table:table-cell office:value-type="float" office:value="1443122955.03818" calcext:value-type="float">
            <text:p>1443122955.03818</text:p>
          </table:table-cell>
          <table:table-cell table:formula="of:=[.G67]-[.$B$2]" office:value-type="float" office:value="13.4480769634247" calcext:value-type="float">
            <text:p>13.4480769634</text:p>
          </table:table-cell>
          <table:table-cell table:formula="of:=[.C67]/([.H67]-[.H66])" office:value-type="float" office:value="101567.684818531" calcext:value-type="float">
            <text:p>101567.684818531</text:p>
          </table:table-cell>
          <table:table-cell table:formula="of:=[.G67]-[.$B67]" office:value-type="float" office:value="10.7411417961121" calcext:value-type="float">
            <text:p>10.7411417961</text:p>
          </table:table-cell>
          <table:table-cell/>
          <table:table-cell office:value-type="float" office:value="1443122955.03818" calcext:value-type="float">
            <text:p>1443122955.03818</text:p>
          </table:table-cell>
          <table:table-cell table:formula="of:=[.L67]-[.$B$2]" office:value-type="float" office:value="13.4480769634247" calcext:value-type="float">
            <text:p>13.4480769634</text:p>
          </table:table-cell>
          <table:table-cell table:formula="of:=[.C67]/([.M67]-[.M66])" office:value-type="float" office:value="101567.684818531" calcext:value-type="float">
            <text:p>101567.684818531</text:p>
          </table:table-cell>
          <table:table-cell table:formula="of:=[.L67]-[.$B67]" office:value-type="float" office:value="10.7411417961121" calcext:value-type="float">
            <text:p>10.741141796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22944.33792" calcext:value-type="float">
            <text:p>1443122944.33792</text:p>
          </table:table-cell>
          <table:table-cell office:value-type="float" office:value="4096" calcext:value-type="float">
            <text:p>4096</text:p>
          </table:table-cell>
          <table:table-cell table:formula="of:=[.B68]-[.$B$2]" office:value-type="float" office:value="2.74781918525696" calcext:value-type="float">
            <text:p>2.7478191853</text:p>
          </table:table-cell>
          <table:table-cell table:formula="of:=[.C68]/([.D68]-[.D67])" office:value-type="float" office:value="100185.847818988" calcext:value-type="float">
            <text:p>100185.847818988</text:p>
          </table:table-cell>
          <table:table-cell/>
          <table:table-cell office:value-type="float" office:value="1443122955.0785" calcext:value-type="float">
            <text:p>1443122955.0785</text:p>
          </table:table-cell>
          <table:table-cell table:formula="of:=[.G68]-[.$B$2]" office:value-type="float" office:value="13.4883968830109" calcext:value-type="float">
            <text:p>13.488396883</text:p>
          </table:table-cell>
          <table:table-cell table:formula="of:=[.C68]/([.H68]-[.H67])" office:value-type="float" office:value="101587.504192438" calcext:value-type="float">
            <text:p>101587.504192438</text:p>
          </table:table-cell>
          <table:table-cell table:formula="of:=[.G68]-[.$B68]" office:value-type="float" office:value="10.7405776977539" calcext:value-type="float">
            <text:p>10.7405776978</text:p>
          </table:table-cell>
          <table:table-cell/>
          <table:table-cell office:value-type="float" office:value="1443122955.0785" calcext:value-type="float">
            <text:p>1443122955.0785</text:p>
          </table:table-cell>
          <table:table-cell table:formula="of:=[.L68]-[.$B$2]" office:value-type="float" office:value="13.4883968830109" calcext:value-type="float">
            <text:p>13.488396883</text:p>
          </table:table-cell>
          <table:table-cell table:formula="of:=[.C68]/([.M68]-[.M67])" office:value-type="float" office:value="101587.504192438" calcext:value-type="float">
            <text:p>101587.504192438</text:p>
          </table:table-cell>
          <table:table-cell table:formula="of:=[.L68]-[.$B68]" office:value-type="float" office:value="10.7405776977539" calcext:value-type="float">
            <text:p>10.740577697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22944.37881" calcext:value-type="float">
            <text:p>1443122944.37881</text:p>
          </table:table-cell>
          <table:table-cell office:value-type="float" office:value="4096" calcext:value-type="float">
            <text:p>4096</text:p>
          </table:table-cell>
          <table:table-cell table:formula="of:=[.B69]-[.$B$2]" office:value-type="float" office:value="2.78870677947998" calcext:value-type="float">
            <text:p>2.7887067795</text:p>
          </table:table-cell>
          <table:table-cell table:formula="of:=[.C69]/([.D69]-[.D68])" office:value-type="float" office:value="100177.084952914" calcext:value-type="float">
            <text:p>100177.084952914</text:p>
          </table:table-cell>
          <table:table-cell/>
          <table:table-cell office:value-type="float" office:value="1443122955.11879" calcext:value-type="float">
            <text:p>1443122955.11879</text:p>
          </table:table-cell>
          <table:table-cell table:formula="of:=[.G69]-[.$B$2]" office:value-type="float" office:value="13.5286900997162" calcext:value-type="float">
            <text:p>13.5286900997</text:p>
          </table:table-cell>
          <table:table-cell table:formula="of:=[.C69]/([.H69]-[.H68])" office:value-type="float" office:value="101654.827658844" calcext:value-type="float">
            <text:p>101654.827658844</text:p>
          </table:table-cell>
          <table:table-cell table:formula="of:=[.G69]-[.$B69]" office:value-type="float" office:value="10.7399833202362" calcext:value-type="float">
            <text:p>10.7399833202</text:p>
          </table:table-cell>
          <table:table-cell/>
          <table:table-cell office:value-type="float" office:value="1443122955.11879" calcext:value-type="float">
            <text:p>1443122955.11879</text:p>
          </table:table-cell>
          <table:table-cell table:formula="of:=[.L69]-[.$B$2]" office:value-type="float" office:value="13.5286900997162" calcext:value-type="float">
            <text:p>13.5286900997</text:p>
          </table:table-cell>
          <table:table-cell table:formula="of:=[.C69]/([.M69]-[.M68])" office:value-type="float" office:value="101654.827658844" calcext:value-type="float">
            <text:p>101654.827658844</text:p>
          </table:table-cell>
          <table:table-cell table:formula="of:=[.L69]-[.$B69]" office:value-type="float" office:value="10.7399833202362" calcext:value-type="float">
            <text:p>10.739983320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22944.4197" calcext:value-type="float">
            <text:p>1443122944.4197</text:p>
          </table:table-cell>
          <table:table-cell office:value-type="float" office:value="4096" calcext:value-type="float">
            <text:p>4096</text:p>
          </table:table-cell>
          <table:table-cell table:formula="of:=[.B70]-[.$B$2]" office:value-type="float" office:value="2.82960081100464" calcext:value-type="float">
            <text:p>2.829600811</text:p>
          </table:table-cell>
          <table:table-cell table:formula="of:=[.C70]/([.D70]-[.D69])" office:value-type="float" office:value="100161.315656301" calcext:value-type="float">
            <text:p>100161.315656301</text:p>
          </table:table-cell>
          <table:table-cell/>
          <table:table-cell office:value-type="float" office:value="1443122955.15908" calcext:value-type="float">
            <text:p>1443122955.15908</text:p>
          </table:table-cell>
          <table:table-cell table:formula="of:=[.G70]-[.$B$2]" office:value-type="float" office:value="13.5689759254456" calcext:value-type="float">
            <text:p>13.5689759254</text:p>
          </table:table-cell>
          <table:table-cell table:formula="of:=[.C70]/([.H70]-[.H69])" office:value-type="float" office:value="101673.477602666" calcext:value-type="float">
            <text:p>101673.477602666</text:p>
          </table:table-cell>
          <table:table-cell table:formula="of:=[.G70]-[.$B70]" office:value-type="float" office:value="10.7393751144409" calcext:value-type="float">
            <text:p>10.7393751144</text:p>
          </table:table-cell>
          <table:table-cell/>
          <table:table-cell office:value-type="float" office:value="1443122955.15908" calcext:value-type="float">
            <text:p>1443122955.15908</text:p>
          </table:table-cell>
          <table:table-cell table:formula="of:=[.L70]-[.$B$2]" office:value-type="float" office:value="13.5689759254456" calcext:value-type="float">
            <text:p>13.5689759254</text:p>
          </table:table-cell>
          <table:table-cell table:formula="of:=[.C70]/([.M70]-[.M69])" office:value-type="float" office:value="101673.477602666" calcext:value-type="float">
            <text:p>101673.477602666</text:p>
          </table:table-cell>
          <table:table-cell table:formula="of:=[.L70]-[.$B70]" office:value-type="float" office:value="10.7393751144409" calcext:value-type="float">
            <text:p>10.739375114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22944.46059" calcext:value-type="float">
            <text:p>1443122944.46059</text:p>
          </table:table-cell>
          <table:table-cell office:value-type="float" office:value="4096" calcext:value-type="float">
            <text:p>4096</text:p>
          </table:table-cell>
          <table:table-cell table:formula="of:=[.B71]-[.$B$2]" office:value-type="float" office:value="2.87048745155334" calcext:value-type="float">
            <text:p>2.8704874516</text:p>
          </table:table-cell>
          <table:table-cell table:formula="of:=[.C71]/([.D71]-[.D70])" office:value-type="float" office:value="100179.421567313" calcext:value-type="float">
            <text:p>100179.421567313</text:p>
          </table:table-cell>
          <table:table-cell/>
          <table:table-cell office:value-type="float" office:value="1443122955.19937" calcext:value-type="float">
            <text:p>1443122955.19937</text:p>
          </table:table-cell>
          <table:table-cell table:formula="of:=[.G71]-[.$B$2]" office:value-type="float" office:value="13.6092746257782" calcext:value-type="float">
            <text:p>13.6092746258</text:p>
          </table:table-cell>
          <table:table-cell table:formula="of:=[.C71]/([.H71]-[.H70])" office:value-type="float" office:value="101640.995024405" calcext:value-type="float">
            <text:p>101640.995024405</text:p>
          </table:table-cell>
          <table:table-cell table:formula="of:=[.G71]-[.$B71]" office:value-type="float" office:value="10.7387871742249" calcext:value-type="float">
            <text:p>10.7387871742</text:p>
          </table:table-cell>
          <table:table-cell/>
          <table:table-cell office:value-type="float" office:value="1443122955.19937" calcext:value-type="float">
            <text:p>1443122955.19937</text:p>
          </table:table-cell>
          <table:table-cell table:formula="of:=[.L71]-[.$B$2]" office:value-type="float" office:value="13.6092746257782" calcext:value-type="float">
            <text:p>13.6092746258</text:p>
          </table:table-cell>
          <table:table-cell table:formula="of:=[.C71]/([.M71]-[.M70])" office:value-type="float" office:value="101640.995024405" calcext:value-type="float">
            <text:p>101640.995024405</text:p>
          </table:table-cell>
          <table:table-cell table:formula="of:=[.L71]-[.$B71]" office:value-type="float" office:value="10.7387871742249" calcext:value-type="float">
            <text:p>10.738787174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22944.50147" calcext:value-type="float">
            <text:p>1443122944.50147</text:p>
          </table:table-cell>
          <table:table-cell office:value-type="float" office:value="4096" calcext:value-type="float">
            <text:p>4096</text:p>
          </table:table-cell>
          <table:table-cell table:formula="of:=[.B72]-[.$B$2]" office:value-type="float" office:value="2.91137170791626" calcext:value-type="float">
            <text:p>2.9113717079</text:p>
          </table:table-cell>
          <table:table-cell table:formula="of:=[.C72]/([.D72]-[.D71])" office:value-type="float" office:value="100185.263580222" calcext:value-type="float">
            <text:p>100185.263580222</text:p>
          </table:table-cell>
          <table:table-cell/>
          <table:table-cell office:value-type="float" office:value="1443122955.23966" calcext:value-type="float">
            <text:p>1443122955.23966</text:p>
          </table:table-cell>
          <table:table-cell table:formula="of:=[.G72]-[.$B$2]" office:value-type="float" office:value="13.649561882019" calcext:value-type="float">
            <text:p>13.649561882</text:p>
          </table:table-cell>
          <table:table-cell table:formula="of:=[.C72]/([.H72]-[.H71])" office:value-type="float" office:value="101669.867402072" calcext:value-type="float">
            <text:p>101669.867402072</text:p>
          </table:table-cell>
          <table:table-cell table:formula="of:=[.G72]-[.$B72]" office:value-type="float" office:value="10.7381901741028" calcext:value-type="float">
            <text:p>10.7381901741</text:p>
          </table:table-cell>
          <table:table-cell/>
          <table:table-cell office:value-type="float" office:value="1443122955.23966" calcext:value-type="float">
            <text:p>1443122955.23966</text:p>
          </table:table-cell>
          <table:table-cell table:formula="of:=[.L72]-[.$B$2]" office:value-type="float" office:value="13.649561882019" calcext:value-type="float">
            <text:p>13.649561882</text:p>
          </table:table-cell>
          <table:table-cell table:formula="of:=[.C72]/([.M72]-[.M71])" office:value-type="float" office:value="101669.867402072" calcext:value-type="float">
            <text:p>101669.867402072</text:p>
          </table:table-cell>
          <table:table-cell table:formula="of:=[.L72]-[.$B72]" office:value-type="float" office:value="10.7381901741028" calcext:value-type="float">
            <text:p>10.738190174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22944.54236" calcext:value-type="float">
            <text:p>1443122944.54236</text:p>
          </table:table-cell>
          <table:table-cell office:value-type="float" office:value="4096" calcext:value-type="float">
            <text:p>4096</text:p>
          </table:table-cell>
          <table:table-cell table:formula="of:=[.B73]-[.$B$2]" office:value-type="float" office:value="2.95225596427917" calcext:value-type="float">
            <text:p>2.9522559643</text:p>
          </table:table-cell>
          <table:table-cell table:formula="of:=[.C73]/([.D73]-[.D72])" office:value-type="float" office:value="100185.263580222" calcext:value-type="float">
            <text:p>100185.263580222</text:p>
          </table:table-cell>
          <table:table-cell/>
          <table:table-cell office:value-type="float" office:value="1443122955.27996" calcext:value-type="float">
            <text:p>1443122955.27996</text:p>
          </table:table-cell>
          <table:table-cell table:formula="of:=[.G73]-[.$B$2]" office:value-type="float" office:value="13.6898622512817" calcext:value-type="float">
            <text:p>13.6898622513</text:p>
          </table:table-cell>
          <table:table-cell table:formula="of:=[.C73]/([.H73]-[.H72])" office:value-type="float" office:value="101636.785839368" calcext:value-type="float">
            <text:p>101636.785839368</text:p>
          </table:table-cell>
          <table:table-cell table:formula="of:=[.G73]-[.$B73]" office:value-type="float" office:value="10.7376062870026" calcext:value-type="float">
            <text:p>10.737606287</text:p>
          </table:table-cell>
          <table:table-cell/>
          <table:table-cell office:value-type="float" office:value="1443122955.27996" calcext:value-type="float">
            <text:p>1443122955.27996</text:p>
          </table:table-cell>
          <table:table-cell table:formula="of:=[.L73]-[.$B$2]" office:value-type="float" office:value="13.6898622512817" calcext:value-type="float">
            <text:p>13.6898622513</text:p>
          </table:table-cell>
          <table:table-cell table:formula="of:=[.C73]/([.M73]-[.M72])" office:value-type="float" office:value="101636.785839368" calcext:value-type="float">
            <text:p>101636.785839368</text:p>
          </table:table-cell>
          <table:table-cell table:formula="of:=[.L73]-[.$B73]" office:value-type="float" office:value="10.7376062870026" calcext:value-type="float">
            <text:p>10.73760628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22944.58324" calcext:value-type="float">
            <text:p>1443122944.58324</text:p>
          </table:table-cell>
          <table:table-cell office:value-type="float" office:value="4096" calcext:value-type="float">
            <text:p>4096</text:p>
          </table:table-cell>
          <table:table-cell table:formula="of:=[.B74]-[.$B$2]" office:value-type="float" office:value="2.99314260482788" calcext:value-type="float">
            <text:p>2.9931426048</text:p>
          </table:table-cell>
          <table:table-cell table:formula="of:=[.C74]/([.D74]-[.D73])" office:value-type="float" office:value="100179.421567313" calcext:value-type="float">
            <text:p>100179.421567313</text:p>
          </table:table-cell>
          <table:table-cell/>
          <table:table-cell office:value-type="float" office:value="1443122955.32025" calcext:value-type="float">
            <text:p>1443122955.32025</text:p>
          </table:table-cell>
          <table:table-cell table:formula="of:=[.G74]-[.$B$2]" office:value-type="float" office:value="13.7301490306854" calcext:value-type="float">
            <text:p>13.7301490307</text:p>
          </table:table-cell>
          <table:table-cell table:formula="of:=[.C74]/([.H74]-[.H73])" office:value-type="float" office:value="101671.070773783" calcext:value-type="float">
            <text:p>101671.070773783</text:p>
          </table:table-cell>
          <table:table-cell table:formula="of:=[.G74]-[.$B74]" office:value-type="float" office:value="10.7370064258575" calcext:value-type="float">
            <text:p>10.7370064259</text:p>
          </table:table-cell>
          <table:table-cell/>
          <table:table-cell office:value-type="float" office:value="1443122955.32025" calcext:value-type="float">
            <text:p>1443122955.32025</text:p>
          </table:table-cell>
          <table:table-cell table:formula="of:=[.L74]-[.$B$2]" office:value-type="float" office:value="13.7301490306854" calcext:value-type="float">
            <text:p>13.7301490307</text:p>
          </table:table-cell>
          <table:table-cell table:formula="of:=[.C74]/([.M74]-[.M73])" office:value-type="float" office:value="101671.070773783" calcext:value-type="float">
            <text:p>101671.070773783</text:p>
          </table:table-cell>
          <table:table-cell table:formula="of:=[.L74]-[.$B74]" office:value-type="float" office:value="10.7370064258575" calcext:value-type="float">
            <text:p>10.73700642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22944.62413" calcext:value-type="float">
            <text:p>1443122944.62413</text:p>
          </table:table-cell>
          <table:table-cell office:value-type="float" office:value="4096" calcext:value-type="float">
            <text:p>4096</text:p>
          </table:table-cell>
          <table:table-cell table:formula="of:=[.B75]-[.$B$2]" office:value-type="float" office:value="3.03403449058533" calcext:value-type="float">
            <text:p>3.0340344906</text:p>
          </table:table-cell>
          <table:table-cell table:formula="of:=[.C75]/([.D75]-[.D74])" office:value-type="float" office:value="100166.571536851" calcext:value-type="float">
            <text:p>100166.571536851</text:p>
          </table:table-cell>
          <table:table-cell/>
          <table:table-cell office:value-type="float" office:value="1443122955.36053" calcext:value-type="float">
            <text:p>1443122955.36053</text:p>
          </table:table-cell>
          <table:table-cell table:formula="of:=[.G75]-[.$B$2]" office:value-type="float" office:value="13.7704310417175" calcext:value-type="float">
            <text:p>13.7704310417</text:p>
          </table:table-cell>
          <table:table-cell table:formula="of:=[.C75]/([.H75]-[.H74])" office:value-type="float" office:value="101683.106057826" calcext:value-type="float">
            <text:p>101683.106057826</text:p>
          </table:table-cell>
          <table:table-cell table:formula="of:=[.G75]-[.$B75]" office:value-type="float" office:value="10.7363965511322" calcext:value-type="float">
            <text:p>10.7363965511</text:p>
          </table:table-cell>
          <table:table-cell/>
          <table:table-cell office:value-type="float" office:value="1443122955.36053" calcext:value-type="float">
            <text:p>1443122955.36053</text:p>
          </table:table-cell>
          <table:table-cell table:formula="of:=[.L75]-[.$B$2]" office:value-type="float" office:value="13.7704310417175" calcext:value-type="float">
            <text:p>13.7704310417</text:p>
          </table:table-cell>
          <table:table-cell table:formula="of:=[.C75]/([.M75]-[.M74])" office:value-type="float" office:value="101683.106057826" calcext:value-type="float">
            <text:p>101683.106057826</text:p>
          </table:table-cell>
          <table:table-cell table:formula="of:=[.L75]-[.$B75]" office:value-type="float" office:value="10.7363965511322" calcext:value-type="float">
            <text:p>10.736396551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22944.66502" calcext:value-type="float">
            <text:p>1443122944.66502</text:p>
          </table:table-cell>
          <table:table-cell office:value-type="float" office:value="4096" calcext:value-type="float">
            <text:p>4096</text:p>
          </table:table-cell>
          <table:table-cell table:formula="of:=[.B76]-[.$B$2]" office:value-type="float" office:value="3.07492232322693" calcext:value-type="float">
            <text:p>3.0749223232</text:p>
          </table:table-cell>
          <table:table-cell table:formula="of:=[.C76]/([.D76]-[.D75])" office:value-type="float" office:value="100176.500816346" calcext:value-type="float">
            <text:p>100176.500816346</text:p>
          </table:table-cell>
          <table:table-cell/>
          <table:table-cell office:value-type="float" office:value="1443122955.40083" calcext:value-type="float">
            <text:p>1443122955.40083</text:p>
          </table:table-cell>
          <table:table-cell table:formula="of:=[.G76]-[.$B$2]" office:value-type="float" office:value="13.8107295036316" calcext:value-type="float">
            <text:p>13.8107295036</text:p>
          </table:table-cell>
          <table:table-cell table:formula="of:=[.C76]/([.H76]-[.H75])" office:value-type="float" office:value="101641.596365013" calcext:value-type="float">
            <text:p>101641.596365013</text:p>
          </table:table-cell>
          <table:table-cell table:formula="of:=[.G76]-[.$B76]" office:value-type="float" office:value="10.7358071804047" calcext:value-type="float">
            <text:p>10.7358071804</text:p>
          </table:table-cell>
          <table:table-cell/>
          <table:table-cell office:value-type="float" office:value="1443122955.40083" calcext:value-type="float">
            <text:p>1443122955.40083</text:p>
          </table:table-cell>
          <table:table-cell table:formula="of:=[.L76]-[.$B$2]" office:value-type="float" office:value="13.8107295036316" calcext:value-type="float">
            <text:p>13.8107295036</text:p>
          </table:table-cell>
          <table:table-cell table:formula="of:=[.C76]/([.M76]-[.M75])" office:value-type="float" office:value="101641.596365013" calcext:value-type="float">
            <text:p>101641.596365013</text:p>
          </table:table-cell>
          <table:table-cell table:formula="of:=[.L76]-[.$B76]" office:value-type="float" office:value="10.7358071804047" calcext:value-type="float">
            <text:p>10.735807180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22944.70591" calcext:value-type="float">
            <text:p>1443122944.70591</text:p>
          </table:table-cell>
          <table:table-cell office:value-type="float" office:value="4096" calcext:value-type="float">
            <text:p>4096</text:p>
          </table:table-cell>
          <table:table-cell table:formula="of:=[.B77]-[.$B$2]" office:value-type="float" office:value="3.11580777168274" calcext:value-type="float">
            <text:p>3.1158077717</text:p>
          </table:table-cell>
          <table:table-cell table:formula="of:=[.C77]/([.D77]-[.D76])" office:value-type="float" office:value="100182.3424886" calcext:value-type="float">
            <text:p>100182.3424886</text:p>
          </table:table-cell>
          <table:table-cell/>
          <table:table-cell office:value-type="float" office:value="1443122955.44109" calcext:value-type="float">
            <text:p>1443122955.44109</text:p>
          </table:table-cell>
          <table:table-cell table:formula="of:=[.G77]-[.$B$2]" office:value-type="float" office:value="13.8509850502014" calcext:value-type="float">
            <text:p>13.8509850502</text:p>
          </table:table-cell>
          <table:table-cell table:formula="of:=[.C77]/([.H77]-[.H76])" office:value-type="float" office:value="101749.953708749" calcext:value-type="float">
            <text:p>101749.953708749</text:p>
          </table:table-cell>
          <table:table-cell table:formula="of:=[.G77]-[.$B77]" office:value-type="float" office:value="10.7351772785187" calcext:value-type="float">
            <text:p>10.7351772785</text:p>
          </table:table-cell>
          <table:table-cell/>
          <table:table-cell office:value-type="float" office:value="1443122955.44109" calcext:value-type="float">
            <text:p>1443122955.44109</text:p>
          </table:table-cell>
          <table:table-cell table:formula="of:=[.L77]-[.$B$2]" office:value-type="float" office:value="13.8509850502014" calcext:value-type="float">
            <text:p>13.8509850502</text:p>
          </table:table-cell>
          <table:table-cell table:formula="of:=[.C77]/([.M77]-[.M76])" office:value-type="float" office:value="101749.953708749" calcext:value-type="float">
            <text:p>101749.953708749</text:p>
          </table:table-cell>
          <table:table-cell table:formula="of:=[.L77]-[.$B77]" office:value-type="float" office:value="10.7351772785187" calcext:value-type="float">
            <text:p>10.735177278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22944.7468" calcext:value-type="float">
            <text:p>1443122944.7468</text:p>
          </table:table-cell>
          <table:table-cell office:value-type="float" office:value="4096" calcext:value-type="float">
            <text:p>4096</text:p>
          </table:table-cell>
          <table:table-cell table:formula="of:=[.B78]-[.$B$2]" office:value-type="float" office:value="3.15669536590576" calcext:value-type="float">
            <text:p>3.1566953659</text:p>
          </table:table-cell>
          <table:table-cell table:formula="of:=[.C78]/([.D78]-[.D77])" office:value-type="float" office:value="100177.084952914" calcext:value-type="float">
            <text:p>100177.084952914</text:p>
          </table:table-cell>
          <table:table-cell/>
          <table:table-cell office:value-type="float" office:value="1443122955.48141" calcext:value-type="float">
            <text:p>1443122955.48141</text:p>
          </table:table-cell>
          <table:table-cell table:formula="of:=[.G78]-[.$B$2]" office:value-type="float" office:value="13.8913073539734" calcext:value-type="float">
            <text:p>13.891307354</text:p>
          </table:table-cell>
          <table:table-cell table:formula="of:=[.C78]/([.H78]-[.H77])" office:value-type="float" office:value="101581.497504789" calcext:value-type="float">
            <text:p>101581.497504789</text:p>
          </table:table-cell>
          <table:table-cell table:formula="of:=[.G78]-[.$B78]" office:value-type="float" office:value="10.7346119880676" calcext:value-type="float">
            <text:p>10.7346119881</text:p>
          </table:table-cell>
          <table:table-cell/>
          <table:table-cell office:value-type="float" office:value="1443122955.48141" calcext:value-type="float">
            <text:p>1443122955.48141</text:p>
          </table:table-cell>
          <table:table-cell table:formula="of:=[.L78]-[.$B$2]" office:value-type="float" office:value="13.8913073539734" calcext:value-type="float">
            <text:p>13.891307354</text:p>
          </table:table-cell>
          <table:table-cell table:formula="of:=[.C78]/([.M78]-[.M77])" office:value-type="float" office:value="101581.497504789" calcext:value-type="float">
            <text:p>101581.497504789</text:p>
          </table:table-cell>
          <table:table-cell table:formula="of:=[.L78]-[.$B78]" office:value-type="float" office:value="10.7346119880676" calcext:value-type="float">
            <text:p>10.734611988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22944.78768" calcext:value-type="float">
            <text:p>1443122944.78768</text:p>
          </table:table-cell>
          <table:table-cell office:value-type="float" office:value="4096" calcext:value-type="float">
            <text:p>4096</text:p>
          </table:table-cell>
          <table:table-cell table:formula="of:=[.B79]-[.$B$2]" office:value-type="float" office:value="3.19758081436157" calcext:value-type="float">
            <text:p>3.1975808144</text:p>
          </table:table-cell>
          <table:table-cell table:formula="of:=[.C79]/([.D79]-[.D78])" office:value-type="float" office:value="100182.3424886" calcext:value-type="float">
            <text:p>100182.3424886</text:p>
          </table:table-cell>
          <table:table-cell/>
          <table:table-cell office:value-type="float" office:value="1443122955.5217" calcext:value-type="float">
            <text:p>1443122955.5217</text:p>
          </table:table-cell>
          <table:table-cell table:formula="of:=[.G79]-[.$B$2]" office:value-type="float" office:value="13.9316010475159" calcext:value-type="float">
            <text:p>13.9316010475</text:p>
          </table:table-cell>
          <table:table-cell table:formula="of:=[.C79]/([.H79]-[.H78])" office:value-type="float" office:value="101653.624671605" calcext:value-type="float">
            <text:p>101653.624671605</text:p>
          </table:table-cell>
          <table:table-cell table:formula="of:=[.G79]-[.$B79]" office:value-type="float" office:value="10.7340202331543" calcext:value-type="float">
            <text:p>10.7340202332</text:p>
          </table:table-cell>
          <table:table-cell/>
          <table:table-cell office:value-type="float" office:value="1443122955.5217" calcext:value-type="float">
            <text:p>1443122955.5217</text:p>
          </table:table-cell>
          <table:table-cell table:formula="of:=[.L79]-[.$B$2]" office:value-type="float" office:value="13.9316010475159" calcext:value-type="float">
            <text:p>13.9316010475</text:p>
          </table:table-cell>
          <table:table-cell table:formula="of:=[.C79]/([.M79]-[.M78])" office:value-type="float" office:value="101653.624671605" calcext:value-type="float">
            <text:p>101653.624671605</text:p>
          </table:table-cell>
          <table:table-cell table:formula="of:=[.L79]-[.$B79]" office:value-type="float" office:value="10.7340202331543" calcext:value-type="float">
            <text:p>10.734020233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22944.82857" calcext:value-type="float">
            <text:p>1443122944.82857</text:p>
          </table:table-cell>
          <table:table-cell office:value-type="float" office:value="4096" calcext:value-type="float">
            <text:p>4096</text:p>
          </table:table-cell>
          <table:table-cell table:formula="of:=[.B80]-[.$B$2]" office:value-type="float" office:value="3.23847103118896" calcext:value-type="float">
            <text:p>3.2384710312</text:p>
          </table:table-cell>
          <table:table-cell table:formula="of:=[.C80]/([.D80]-[.D79])" office:value-type="float" office:value="100170.659825312" calcext:value-type="float">
            <text:p>100170.659825312</text:p>
          </table:table-cell>
          <table:table-cell/>
          <table:table-cell office:value-type="float" office:value="1443122955.56202" calcext:value-type="float">
            <text:p>1443122955.56202</text:p>
          </table:table-cell>
          <table:table-cell table:formula="of:=[.G80]-[.$B$2]" office:value-type="float" office:value="13.971916437149" calcext:value-type="float">
            <text:p>13.9719164371</text:p>
          </table:table-cell>
          <table:table-cell table:formula="of:=[.C80]/([.H80]-[.H79])" office:value-type="float" office:value="101598.918856264" calcext:value-type="float">
            <text:p>101598.918856264</text:p>
          </table:table-cell>
          <table:table-cell table:formula="of:=[.G80]-[.$B80]" office:value-type="float" office:value="10.7334454059601" calcext:value-type="float">
            <text:p>10.733445406</text:p>
          </table:table-cell>
          <table:table-cell/>
          <table:table-cell office:value-type="float" office:value="1443122955.56202" calcext:value-type="float">
            <text:p>1443122955.56202</text:p>
          </table:table-cell>
          <table:table-cell table:formula="of:=[.L80]-[.$B$2]" office:value-type="float" office:value="13.971916437149" calcext:value-type="float">
            <text:p>13.9719164371</text:p>
          </table:table-cell>
          <table:table-cell table:formula="of:=[.C80]/([.M80]-[.M79])" office:value-type="float" office:value="101598.918856264" calcext:value-type="float">
            <text:p>101598.918856264</text:p>
          </table:table-cell>
          <table:table-cell table:formula="of:=[.L80]-[.$B80]" office:value-type="float" office:value="10.7334454059601" calcext:value-type="float">
            <text:p>10.73344540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22944.86944" calcext:value-type="float">
            <text:p>1443122944.86944</text:p>
          </table:table-cell>
          <table:table-cell office:value-type="float" office:value="4096" calcext:value-type="float">
            <text:p>4096</text:p>
          </table:table-cell>
          <table:table-cell table:formula="of:=[.B81]-[.$B$2]" office:value-type="float" office:value="3.27934241294861" calcext:value-type="float">
            <text:p>3.2793424129</text:p>
          </table:table-cell>
          <table:table-cell table:formula="of:=[.C81]/([.D81]-[.D80])" office:value-type="float" office:value="100216.822227537" calcext:value-type="float">
            <text:p>100216.822227537</text:p>
          </table:table-cell>
          <table:table-cell/>
          <table:table-cell office:value-type="float" office:value="1443122955.57449" calcext:value-type="float">
            <text:p>1443122955.57449</text:p>
          </table:table-cell>
          <table:table-cell table:formula="of:=[.G81]-[.$B$2]" office:value-type="float" office:value="13.9843878746033" calcext:value-type="float">
            <text:p>13.9843878746</text:p>
          </table:table-cell>
          <table:table-cell table:formula="of:=[.C81]/([.H81]-[.H80])" office:value-type="float" office:value="328430.46481485" calcext:value-type="float">
            <text:p>328430.46481485</text:p>
          </table:table-cell>
          <table:table-cell table:formula="of:=[.G81]-[.$B81]" office:value-type="float" office:value="10.7050454616547" calcext:value-type="float">
            <text:p>10.7050454617</text:p>
          </table:table-cell>
          <table:table-cell/>
          <table:table-cell office:value-type="float" office:value="1443122955.57449" calcext:value-type="float">
            <text:p>1443122955.57449</text:p>
          </table:table-cell>
          <table:table-cell table:formula="of:=[.L81]-[.$B$2]" office:value-type="float" office:value="13.9843878746033" calcext:value-type="float">
            <text:p>13.9843878746</text:p>
          </table:table-cell>
          <table:table-cell table:formula="of:=[.C81]/([.M81]-[.M80])" office:value-type="float" office:value="328430.46481485" calcext:value-type="float">
            <text:p>328430.46481485</text:p>
          </table:table-cell>
          <table:table-cell table:formula="of:=[.L81]-[.$B81]" office:value-type="float" office:value="10.7050454616547" calcext:value-type="float">
            <text:p>10.705045461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22944.91032" calcext:value-type="float">
            <text:p>1443122944.91032</text:p>
          </table:table-cell>
          <table:table-cell office:value-type="float" office:value="4096" calcext:value-type="float">
            <text:p>4096</text:p>
          </table:table-cell>
          <table:table-cell table:formula="of:=[.B82]-[.$B$2]" office:value-type="float" office:value="3.32021760940552" calcext:value-type="float">
            <text:p>3.3202176094</text:p>
          </table:table-cell>
          <table:table-cell table:formula="of:=[.C82]/([.D82]-[.D81])" office:value-type="float" office:value="100207.469444655" calcext:value-type="float">
            <text:p>100207.469444655</text:p>
          </table:table-cell>
          <table:table-cell/>
          <table:table-cell office:value-type="float" office:value="1443122955.64257" calcext:value-type="float">
            <text:p>1443122955.64257</text:p>
          </table:table-cell>
          <table:table-cell table:formula="of:=[.G82]-[.$B$2]" office:value-type="float" office:value="14.0524713993073" calcext:value-type="float">
            <text:p>14.0524713993</text:p>
          </table:table-cell>
          <table:table-cell table:formula="of:=[.C82]/([.H82]-[.H81])" office:value-type="float" office:value="60161.3976040313" calcext:value-type="float">
            <text:p>60161.3976040313</text:p>
          </table:table-cell>
          <table:table-cell table:formula="of:=[.G82]-[.$B82]" office:value-type="float" office:value="10.7322537899017" calcext:value-type="float">
            <text:p>10.7322537899</text:p>
          </table:table-cell>
          <table:table-cell/>
          <table:table-cell office:value-type="float" office:value="1443122955.64257" calcext:value-type="float">
            <text:p>1443122955.64257</text:p>
          </table:table-cell>
          <table:table-cell table:formula="of:=[.L82]-[.$B$2]" office:value-type="float" office:value="14.0524713993073" calcext:value-type="float">
            <text:p>14.0524713993</text:p>
          </table:table-cell>
          <table:table-cell table:formula="of:=[.C82]/([.M82]-[.M81])" office:value-type="float" office:value="60161.3976040313" calcext:value-type="float">
            <text:p>60161.3976040313</text:p>
          </table:table-cell>
          <table:table-cell table:formula="of:=[.L82]-[.$B82]" office:value-type="float" office:value="10.7322537899017" calcext:value-type="float">
            <text:p>10.732253789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22944.9512" calcext:value-type="float">
            <text:p>1443122944.9512</text:p>
          </table:table-cell>
          <table:table-cell office:value-type="float" office:value="4096" calcext:value-type="float">
            <text:p>4096</text:p>
          </table:table-cell>
          <table:table-cell table:formula="of:=[.B83]-[.$B$2]" office:value-type="float" office:value="3.36110210418701" calcext:value-type="float">
            <text:p>3.3611021042</text:p>
          </table:table-cell>
          <table:table-cell table:formula="of:=[.C83]/([.D83]-[.D82])" office:value-type="float" office:value="100184.67934827" calcext:value-type="float">
            <text:p>100184.67934827</text:p>
          </table:table-cell>
          <table:table-cell/>
          <table:table-cell office:value-type="float" office:value="1443122955.68284" calcext:value-type="float">
            <text:p>1443122955.68284</text:p>
          </table:table-cell>
          <table:table-cell table:formula="of:=[.G83]-[.$B$2]" office:value-type="float" office:value="14.0927381515503" calcext:value-type="float">
            <text:p>14.0927381516</text:p>
          </table:table-cell>
          <table:table-cell table:formula="of:=[.C83]/([.H83]-[.H82])" office:value-type="float" office:value="101721.638121629" calcext:value-type="float">
            <text:p>101721.638121629</text:p>
          </table:table-cell>
          <table:table-cell table:formula="of:=[.G83]-[.$B83]" office:value-type="float" office:value="10.7316360473633" calcext:value-type="float">
            <text:p>10.7316360474</text:p>
          </table:table-cell>
          <table:table-cell/>
          <table:table-cell office:value-type="float" office:value="1443122955.68284" calcext:value-type="float">
            <text:p>1443122955.68284</text:p>
          </table:table-cell>
          <table:table-cell table:formula="of:=[.L83]-[.$B$2]" office:value-type="float" office:value="14.0927381515503" calcext:value-type="float">
            <text:p>14.0927381516</text:p>
          </table:table-cell>
          <table:table-cell table:formula="of:=[.C83]/([.M83]-[.M82])" office:value-type="float" office:value="101721.638121629" calcext:value-type="float">
            <text:p>101721.638121629</text:p>
          </table:table-cell>
          <table:table-cell table:formula="of:=[.L83]-[.$B83]" office:value-type="float" office:value="10.7316360473633" calcext:value-type="float">
            <text:p>10.731636047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22944.99209" calcext:value-type="float">
            <text:p>1443122944.99209</text:p>
          </table:table-cell>
          <table:table-cell office:value-type="float" office:value="4096" calcext:value-type="float">
            <text:p>4096</text:p>
          </table:table-cell>
          <table:table-cell table:formula="of:=[.B84]-[.$B$2]" office:value-type="float" office:value="3.40199112892151" calcext:value-type="float">
            <text:p>3.4019911289</text:p>
          </table:table-cell>
          <table:table-cell table:formula="of:=[.C84]/([.D84]-[.D83])" office:value-type="float" office:value="100173.580235684" calcext:value-type="float">
            <text:p>100173.580235684</text:p>
          </table:table-cell>
          <table:table-cell/>
          <table:table-cell office:value-type="float" office:value="1443122955.72312" calcext:value-type="float">
            <text:p>1443122955.72312</text:p>
          </table:table-cell>
          <table:table-cell table:formula="of:=[.G84]-[.$B$2]" office:value-type="float" office:value="14.1330232620239" calcext:value-type="float">
            <text:p>14.133023262</text:p>
          </table:table-cell>
          <table:table-cell table:formula="of:=[.C84]/([.H84]-[.H83])" office:value-type="float" office:value="101675.28279911" calcext:value-type="float">
            <text:p>101675.28279911</text:p>
          </table:table-cell>
          <table:table-cell table:formula="of:=[.G84]-[.$B84]" office:value-type="float" office:value="10.7310321331024" calcext:value-type="float">
            <text:p>10.7310321331</text:p>
          </table:table-cell>
          <table:table-cell/>
          <table:table-cell office:value-type="float" office:value="1443122955.72312" calcext:value-type="float">
            <text:p>1443122955.72312</text:p>
          </table:table-cell>
          <table:table-cell table:formula="of:=[.L84]-[.$B$2]" office:value-type="float" office:value="14.1330232620239" calcext:value-type="float">
            <text:p>14.133023262</text:p>
          </table:table-cell>
          <table:table-cell table:formula="of:=[.C84]/([.M84]-[.M83])" office:value-type="float" office:value="101675.28279911" calcext:value-type="float">
            <text:p>101675.28279911</text:p>
          </table:table-cell>
          <table:table-cell table:formula="of:=[.L84]-[.$B84]" office:value-type="float" office:value="10.7310321331024" calcext:value-type="float">
            <text:p>10.731032133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22945.03157" calcext:value-type="float">
            <text:p>1443122945.03157</text:p>
          </table:table-cell>
          <table:table-cell office:value-type="float" office:value="4096" calcext:value-type="float">
            <text:p>4096</text:p>
          </table:table-cell>
          <table:table-cell table:formula="of:=[.B85]-[.$B$2]" office:value-type="float" office:value="3.44147396087646" calcext:value-type="float">
            <text:p>3.4414739609</text:p>
          </table:table-cell>
          <table:table-cell table:formula="of:=[.C85]/([.D85]-[.D84])" office:value-type="float" office:value="103741.292029734" calcext:value-type="float">
            <text:p>103741.292029734</text:p>
          </table:table-cell>
          <table:table-cell/>
          <table:table-cell office:value-type="float" office:value="1443122955.76343" calcext:value-type="float">
            <text:p>1443122955.76343</text:p>
          </table:table-cell>
          <table:table-cell table:formula="of:=[.G85]-[.$B$2]" office:value-type="float" office:value="14.1733317375183" calcext:value-type="float">
            <text:p>14.1733317375</text:p>
          </table:table-cell>
          <table:table-cell table:formula="of:=[.C85]/([.H85]-[.H84])" office:value-type="float" office:value="101616.34618433" calcext:value-type="float">
            <text:p>101616.34618433</text:p>
          </table:table-cell>
          <table:table-cell table:formula="of:=[.G85]-[.$B85]" office:value-type="float" office:value="10.7318577766418" calcext:value-type="float">
            <text:p>10.7318577766</text:p>
          </table:table-cell>
          <table:table-cell/>
          <table:table-cell office:value-type="float" office:value="1443122955.76343" calcext:value-type="float">
            <text:p>1443122955.76343</text:p>
          </table:table-cell>
          <table:table-cell table:formula="of:=[.L85]-[.$B$2]" office:value-type="float" office:value="14.1733317375183" calcext:value-type="float">
            <text:p>14.1733317375</text:p>
          </table:table-cell>
          <table:table-cell table:formula="of:=[.C85]/([.M85]-[.M84])" office:value-type="float" office:value="101616.34618433" calcext:value-type="float">
            <text:p>101616.34618433</text:p>
          </table:table-cell>
          <table:table-cell table:formula="of:=[.L85]-[.$B85]" office:value-type="float" office:value="10.7318577766418" calcext:value-type="float">
            <text:p>10.731857776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22945.07071" calcext:value-type="float">
            <text:p>1443122945.07071</text:p>
          </table:table-cell>
          <table:table-cell office:value-type="float" office:value="4096" calcext:value-type="float">
            <text:p>4096</text:p>
          </table:table-cell>
          <table:table-cell table:formula="of:=[.B86]-[.$B$2]" office:value-type="float" office:value="3.48061370849609" calcext:value-type="float">
            <text:p>3.4806137085</text:p>
          </table:table-cell>
          <table:table-cell table:formula="of:=[.C86]/([.D86]-[.D85])" office:value-type="float" office:value="104650.649253186" calcext:value-type="float">
            <text:p>104650.649253186</text:p>
          </table:table-cell>
          <table:table-cell/>
          <table:table-cell office:value-type="float" office:value="1443122955.80366" calcext:value-type="float">
            <text:p>1443122955.80366</text:p>
          </table:table-cell>
          <table:table-cell table:formula="of:=[.G86]-[.$B$2]" office:value-type="float" office:value="14.2135610580444" calcext:value-type="float">
            <text:p>14.213561058</text:p>
          </table:table-cell>
          <table:table-cell table:formula="of:=[.C86]/([.H86]-[.H85])" office:value-type="float" office:value="101816.285893774" calcext:value-type="float">
            <text:p>101816.285893774</text:p>
          </table:table-cell>
          <table:table-cell table:formula="of:=[.G86]-[.$B86]" office:value-type="float" office:value="10.7329473495483" calcext:value-type="float">
            <text:p>10.7329473495</text:p>
          </table:table-cell>
          <table:table-cell/>
          <table:table-cell office:value-type="float" office:value="1443122955.80366" calcext:value-type="float">
            <text:p>1443122955.80366</text:p>
          </table:table-cell>
          <table:table-cell table:formula="of:=[.L86]-[.$B$2]" office:value-type="float" office:value="14.2135610580444" calcext:value-type="float">
            <text:p>14.213561058</text:p>
          </table:table-cell>
          <table:table-cell table:formula="of:=[.C86]/([.M86]-[.M85])" office:value-type="float" office:value="101816.285893774" calcext:value-type="float">
            <text:p>101816.285893774</text:p>
          </table:table-cell>
          <table:table-cell table:formula="of:=[.L86]-[.$B86]" office:value-type="float" office:value="10.7329473495483" calcext:value-type="float">
            <text:p>10.732947349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22945.10982" calcext:value-type="float">
            <text:p>1443122945.10982</text:p>
          </table:table-cell>
          <table:table-cell office:value-type="float" office:value="4096" calcext:value-type="float">
            <text:p>4096</text:p>
          </table:table-cell>
          <table:table-cell table:formula="of:=[.B87]-[.$B$2]" office:value-type="float" office:value="3.5197217464447" calcext:value-type="float">
            <text:p>3.5197217464</text:p>
          </table:table-cell>
          <table:table-cell table:formula="of:=[.C87]/([.D87]-[.D86])" office:value-type="float" office:value="104735.502337973" calcext:value-type="float">
            <text:p>104735.502337973</text:p>
          </table:table-cell>
          <table:table-cell/>
          <table:table-cell office:value-type="float" office:value="1443122955.84393" calcext:value-type="float">
            <text:p>1443122955.84393</text:p>
          </table:table-cell>
          <table:table-cell table:formula="of:=[.G87]-[.$B$2]" office:value-type="float" office:value="14.2538332939148" calcext:value-type="float">
            <text:p>14.2538332939</text:p>
          </table:table-cell>
          <table:table-cell table:formula="of:=[.C87]/([.H87]-[.H86])" office:value-type="float" office:value="101707.787300046" calcext:value-type="float">
            <text:p>101707.787300046</text:p>
          </table:table-cell>
          <table:table-cell table:formula="of:=[.G87]-[.$B87]" office:value-type="float" office:value="10.7341115474701" calcext:value-type="float">
            <text:p>10.7341115475</text:p>
          </table:table-cell>
          <table:table-cell/>
          <table:table-cell office:value-type="float" office:value="1443122955.84393" calcext:value-type="float">
            <text:p>1443122955.84393</text:p>
          </table:table-cell>
          <table:table-cell table:formula="of:=[.L87]-[.$B$2]" office:value-type="float" office:value="14.2538332939148" calcext:value-type="float">
            <text:p>14.2538332939</text:p>
          </table:table-cell>
          <table:table-cell table:formula="of:=[.C87]/([.M87]-[.M86])" office:value-type="float" office:value="101707.787300046" calcext:value-type="float">
            <text:p>101707.787300046</text:p>
          </table:table-cell>
          <table:table-cell table:formula="of:=[.L87]-[.$B87]" office:value-type="float" office:value="10.7341115474701" calcext:value-type="float">
            <text:p>10.734111547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22945.14896" calcext:value-type="float">
            <text:p>1443122945.14896</text:p>
          </table:table-cell>
          <table:table-cell office:value-type="float" office:value="4096" calcext:value-type="float">
            <text:p>4096</text:p>
          </table:table-cell>
          <table:table-cell table:formula="of:=[.B88]-[.$B$2]" office:value-type="float" office:value="3.55886220932007" calcext:value-type="float">
            <text:p>3.5588622093</text:p>
          </table:table-cell>
          <table:table-cell table:formula="of:=[.C88]/([.D88]-[.D87])" office:value-type="float" office:value="104648.736859418" calcext:value-type="float">
            <text:p>104648.736859418</text:p>
          </table:table-cell>
          <table:table-cell/>
          <table:table-cell office:value-type="float" office:value="1443122955.88423" calcext:value-type="float">
            <text:p>1443122955.88423</text:p>
          </table:table-cell>
          <table:table-cell table:formula="of:=[.G88]-[.$B$2]" office:value-type="float" office:value="14.2941250801086" calcext:value-type="float">
            <text:p>14.2941250801</text:p>
          </table:table-cell>
          <table:table-cell table:formula="of:=[.C88]/([.H88]-[.H87])" office:value-type="float" office:value="101658.436791403" calcext:value-type="float">
            <text:p>101658.436791403</text:p>
          </table:table-cell>
          <table:table-cell table:formula="of:=[.G88]-[.$B88]" office:value-type="float" office:value="10.7352628707886" calcext:value-type="float">
            <text:p>10.7352628708</text:p>
          </table:table-cell>
          <table:table-cell/>
          <table:table-cell office:value-type="float" office:value="1443122955.88423" calcext:value-type="float">
            <text:p>1443122955.88423</text:p>
          </table:table-cell>
          <table:table-cell table:formula="of:=[.L88]-[.$B$2]" office:value-type="float" office:value="14.2941250801086" calcext:value-type="float">
            <text:p>14.2941250801</text:p>
          </table:table-cell>
          <table:table-cell table:formula="of:=[.C88]/([.M88]-[.M87])" office:value-type="float" office:value="101658.436791403" calcext:value-type="float">
            <text:p>101658.436791403</text:p>
          </table:table-cell>
          <table:table-cell table:formula="of:=[.L88]-[.$B88]" office:value-type="float" office:value="10.7352628707886" calcext:value-type="float">
            <text:p>10.735262870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22945.1881" calcext:value-type="float">
            <text:p>1443122945.1881</text:p>
          </table:table-cell>
          <table:table-cell office:value-type="float" office:value="4096" calcext:value-type="float">
            <text:p>4096</text:p>
          </table:table-cell>
          <table:table-cell table:formula="of:=[.B89]-[.$B$2]" office:value-type="float" office:value="3.59800267219543" calcext:value-type="float">
            <text:p>3.5980026722</text:p>
          </table:table-cell>
          <table:table-cell table:formula="of:=[.C89]/([.D89]-[.D88])" office:value-type="float" office:value="104648.736859418" calcext:value-type="float">
            <text:p>104648.736859418</text:p>
          </table:table-cell>
          <table:table-cell/>
          <table:table-cell office:value-type="float" office:value="1443122955.92458" calcext:value-type="float">
            <text:p>1443122955.92458</text:p>
          </table:table-cell>
          <table:table-cell table:formula="of:=[.G89]-[.$B$2]" office:value-type="float" office:value="14.3344755172729" calcext:value-type="float">
            <text:p>14.3344755173</text:p>
          </table:table-cell>
          <table:table-cell table:formula="of:=[.C89]/([.H89]-[.H88])" office:value-type="float" office:value="101510.672197209" calcext:value-type="float">
            <text:p>101510.672197209</text:p>
          </table:table-cell>
          <table:table-cell table:formula="of:=[.G89]-[.$B89]" office:value-type="float" office:value="10.7364728450775" calcext:value-type="float">
            <text:p>10.7364728451</text:p>
          </table:table-cell>
          <table:table-cell/>
          <table:table-cell office:value-type="float" office:value="1443122955.92458" calcext:value-type="float">
            <text:p>1443122955.92458</text:p>
          </table:table-cell>
          <table:table-cell table:formula="of:=[.L89]-[.$B$2]" office:value-type="float" office:value="14.3344755172729" calcext:value-type="float">
            <text:p>14.3344755173</text:p>
          </table:table-cell>
          <table:table-cell table:formula="of:=[.C89]/([.M89]-[.M88])" office:value-type="float" office:value="101510.672197209" calcext:value-type="float">
            <text:p>101510.672197209</text:p>
          </table:table-cell>
          <table:table-cell table:formula="of:=[.L89]-[.$B89]" office:value-type="float" office:value="10.7364728450775" calcext:value-type="float">
            <text:p>10.736472845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22945.22724" calcext:value-type="float">
            <text:p>1443122945.22724</text:p>
          </table:table-cell>
          <table:table-cell office:value-type="float" office:value="4096" calcext:value-type="float">
            <text:p>4096</text:p>
          </table:table-cell>
          <table:table-cell table:formula="of:=[.B90]-[.$B$2]" office:value-type="float" office:value="3.63714361190796" calcext:value-type="float">
            <text:p>3.6371436119</text:p>
          </table:table-cell>
          <table:table-cell table:formula="of:=[.C90]/([.D90]-[.D89])" office:value-type="float" office:value="104647.461969068" calcext:value-type="float">
            <text:p>104647.461969068</text:p>
          </table:table-cell>
          <table:table-cell/>
          <table:table-cell office:value-type="float" office:value="1443122955.96487" calcext:value-type="float">
            <text:p>1443122955.96487</text:p>
          </table:table-cell>
          <table:table-cell table:formula="of:=[.G90]-[.$B$2]" office:value-type="float" office:value="14.3747704029083" calcext:value-type="float">
            <text:p>14.3747704029</text:p>
          </table:table-cell>
          <table:table-cell table:formula="of:=[.C90]/([.H90]-[.H89])" office:value-type="float" office:value="101650.617328071" calcext:value-type="float">
            <text:p>101650.617328071</text:p>
          </table:table-cell>
          <table:table-cell table:formula="of:=[.G90]-[.$B90]" office:value-type="float" office:value="10.7376267910004" calcext:value-type="float">
            <text:p>10.737626791</text:p>
          </table:table-cell>
          <table:table-cell/>
          <table:table-cell office:value-type="float" office:value="1443122955.96487" calcext:value-type="float">
            <text:p>1443122955.96487</text:p>
          </table:table-cell>
          <table:table-cell table:formula="of:=[.L90]-[.$B$2]" office:value-type="float" office:value="14.3747704029083" calcext:value-type="float">
            <text:p>14.3747704029</text:p>
          </table:table-cell>
          <table:table-cell table:formula="of:=[.C90]/([.M90]-[.M89])" office:value-type="float" office:value="101650.617328071" calcext:value-type="float">
            <text:p>101650.617328071</text:p>
          </table:table-cell>
          <table:table-cell table:formula="of:=[.L90]-[.$B90]" office:value-type="float" office:value="10.7376267910004" calcext:value-type="float">
            <text:p>10.73762679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22945.26638" calcext:value-type="float">
            <text:p>1443122945.26638</text:p>
          </table:table-cell>
          <table:table-cell office:value-type="float" office:value="4096" calcext:value-type="float">
            <text:p>4096</text:p>
          </table:table-cell>
          <table:table-cell table:formula="of:=[.B91]-[.$B$2]" office:value-type="float" office:value="3.67628169059753" calcext:value-type="float">
            <text:p>3.6762816906</text:p>
          </table:table-cell>
          <table:table-cell table:formula="of:=[.C91]/([.D91]-[.D90])" office:value-type="float" office:value="104655.11177714" calcext:value-type="float">
            <text:p>104655.11177714</text:p>
          </table:table-cell>
          <table:table-cell/>
          <table:table-cell office:value-type="float" office:value="1443122956.00507" calcext:value-type="float">
            <text:p>1443122956.00507</text:p>
          </table:table-cell>
          <table:table-cell table:formula="of:=[.G91]-[.$B$2]" office:value-type="float" office:value="14.4149720668793" calcext:value-type="float">
            <text:p>14.4149720669</text:p>
          </table:table-cell>
          <table:table-cell table:formula="of:=[.C91]/([.H91]-[.H90])" office:value-type="float" office:value="101886.329952911" calcext:value-type="float">
            <text:p>101886.329952911</text:p>
          </table:table-cell>
          <table:table-cell table:formula="of:=[.G91]-[.$B91]" office:value-type="float" office:value="10.7386903762817" calcext:value-type="float">
            <text:p>10.7386903763</text:p>
          </table:table-cell>
          <table:table-cell/>
          <table:table-cell office:value-type="float" office:value="1443122956.00507" calcext:value-type="float">
            <text:p>1443122956.00507</text:p>
          </table:table-cell>
          <table:table-cell table:formula="of:=[.L91]-[.$B$2]" office:value-type="float" office:value="14.4149720668793" calcext:value-type="float">
            <text:p>14.4149720669</text:p>
          </table:table-cell>
          <table:table-cell table:formula="of:=[.C91]/([.M91]-[.M90])" office:value-type="float" office:value="101886.329952911" calcext:value-type="float">
            <text:p>101886.329952911</text:p>
          </table:table-cell>
          <table:table-cell table:formula="of:=[.L91]-[.$B91]" office:value-type="float" office:value="10.7386903762817" calcext:value-type="float">
            <text:p>10.738690376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22945.30552" calcext:value-type="float">
            <text:p>1443122945.30552</text:p>
          </table:table-cell>
          <table:table-cell office:value-type="float" office:value="4096" calcext:value-type="float">
            <text:p>4096</text:p>
          </table:table-cell>
          <table:table-cell table:formula="of:=[.B92]-[.$B$2]" office:value-type="float" office:value="3.71541976928711" calcext:value-type="float">
            <text:p>3.7154197693</text:p>
          </table:table-cell>
          <table:table-cell table:formula="of:=[.C92]/([.D92]-[.D91])" office:value-type="float" office:value="104655.11177714" calcext:value-type="float">
            <text:p>104655.11177714</text:p>
          </table:table-cell>
          <table:table-cell/>
          <table:table-cell office:value-type="float" office:value="1443122956.04214" calcext:value-type="float">
            <text:p>1443122956.04214</text:p>
          </table:table-cell>
          <table:table-cell table:formula="of:=[.G92]-[.$B$2]" office:value-type="float" office:value="14.4520432949066" calcext:value-type="float">
            <text:p>14.4520432949</text:p>
          </table:table-cell>
          <table:table-cell table:formula="of:=[.C92]/([.H92]-[.H91])" office:value-type="float" office:value="110490.000411607" calcext:value-type="float">
            <text:p>110490.000411607</text:p>
          </table:table-cell>
          <table:table-cell table:formula="of:=[.G92]-[.$B92]" office:value-type="float" office:value="10.7366235256195" calcext:value-type="float">
            <text:p>10.7366235256</text:p>
          </table:table-cell>
          <table:table-cell/>
          <table:table-cell office:value-type="float" office:value="1443122956.04214" calcext:value-type="float">
            <text:p>1443122956.04214</text:p>
          </table:table-cell>
          <table:table-cell table:formula="of:=[.L92]-[.$B$2]" office:value-type="float" office:value="14.4520432949066" calcext:value-type="float">
            <text:p>14.4520432949</text:p>
          </table:table-cell>
          <table:table-cell table:formula="of:=[.C92]/([.M92]-[.M91])" office:value-type="float" office:value="110490.000411607" calcext:value-type="float">
            <text:p>110490.000411607</text:p>
          </table:table-cell>
          <table:table-cell table:formula="of:=[.L92]-[.$B92]" office:value-type="float" office:value="10.7366235256195" calcext:value-type="float">
            <text:p>10.736623525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22945.34467" calcext:value-type="float">
            <text:p>1443122945.34467</text:p>
          </table:table-cell>
          <table:table-cell office:value-type="float" office:value="4096" calcext:value-type="float">
            <text:p>4096</text:p>
          </table:table-cell>
          <table:table-cell table:formula="of:=[.B93]-[.$B$2]" office:value-type="float" office:value="3.75456809997559" calcext:value-type="float">
            <text:p>3.7545681</text:p>
          </table:table-cell>
          <table:table-cell table:formula="of:=[.C93]/([.D93]-[.D92])" office:value-type="float" office:value="104627.705140073" calcext:value-type="float">
            <text:p>104627.705140073</text:p>
          </table:table-cell>
          <table:table-cell/>
          <table:table-cell office:value-type="float" office:value="1443122956.07905" calcext:value-type="float">
            <text:p>1443122956.07905</text:p>
          </table:table-cell>
          <table:table-cell table:formula="of:=[.G93]-[.$B$2]" office:value-type="float" office:value="14.4889521598816" calcext:value-type="float">
            <text:p>14.4889521599</text:p>
          </table:table-cell>
          <table:table-cell table:formula="of:=[.C93]/([.H93]-[.H92])" office:value-type="float" office:value="110976.048783324" calcext:value-type="float">
            <text:p>110976.048783324</text:p>
          </table:table-cell>
          <table:table-cell table:formula="of:=[.G93]-[.$B93]" office:value-type="float" office:value="10.734384059906" calcext:value-type="float">
            <text:p>10.7343840599</text:p>
          </table:table-cell>
          <table:table-cell/>
          <table:table-cell office:value-type="float" office:value="1443122956.07905" calcext:value-type="float">
            <text:p>1443122956.07905</text:p>
          </table:table-cell>
          <table:table-cell table:formula="of:=[.L93]-[.$B$2]" office:value-type="float" office:value="14.4889521598816" calcext:value-type="float">
            <text:p>14.4889521599</text:p>
          </table:table-cell>
          <table:table-cell table:formula="of:=[.C93]/([.M93]-[.M92])" office:value-type="float" office:value="110976.048783324" calcext:value-type="float">
            <text:p>110976.048783324</text:p>
          </table:table-cell>
          <table:table-cell table:formula="of:=[.L93]-[.$B93]" office:value-type="float" office:value="10.734384059906" calcext:value-type="float">
            <text:p>10.734384059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22945.38381" calcext:value-type="float">
            <text:p>1443122945.38381</text:p>
          </table:table-cell>
          <table:table-cell office:value-type="float" office:value="4096" calcext:value-type="float">
            <text:p>4096</text:p>
          </table:table-cell>
          <table:table-cell table:formula="of:=[.B94]-[.$B$2]" office:value-type="float" office:value="3.79370594024658" calcext:value-type="float">
            <text:p>3.7937059402</text:p>
          </table:table-cell>
          <table:table-cell table:formula="of:=[.C94]/([.D94]-[.D93])" office:value-type="float" office:value="104655.74931163" calcext:value-type="float">
            <text:p>104655.74931163</text:p>
          </table:table-cell>
          <table:table-cell/>
          <table:table-cell office:value-type="float" office:value="1443122956.11598" calcext:value-type="float">
            <text:p>1443122956.11598</text:p>
          </table:table-cell>
          <table:table-cell table:formula="of:=[.G94]-[.$B$2]" office:value-type="float" office:value="14.5258810520172" calcext:value-type="float">
            <text:p>14.525881052</text:p>
          </table:table-cell>
          <table:table-cell table:formula="of:=[.C94]/([.H94]-[.H93])" office:value-type="float" office:value="110915.864601559" calcext:value-type="float">
            <text:p>110915.864601559</text:p>
          </table:table-cell>
          <table:table-cell table:formula="of:=[.G94]-[.$B94]" office:value-type="float" office:value="10.7321751117706" calcext:value-type="float">
            <text:p>10.7321751118</text:p>
          </table:table-cell>
          <table:table-cell/>
          <table:table-cell office:value-type="float" office:value="1443122956.11598" calcext:value-type="float">
            <text:p>1443122956.11598</text:p>
          </table:table-cell>
          <table:table-cell table:formula="of:=[.L94]-[.$B$2]" office:value-type="float" office:value="14.5258810520172" calcext:value-type="float">
            <text:p>14.525881052</text:p>
          </table:table-cell>
          <table:table-cell table:formula="of:=[.C94]/([.M94]-[.M93])" office:value-type="float" office:value="110915.864601559" calcext:value-type="float">
            <text:p>110915.864601559</text:p>
          </table:table-cell>
          <table:table-cell table:formula="of:=[.L94]-[.$B94]" office:value-type="float" office:value="10.7321751117706" calcext:value-type="float">
            <text:p>10.732175111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22945.42295" calcext:value-type="float">
            <text:p>1443122945.42295</text:p>
          </table:table-cell>
          <table:table-cell office:value-type="float" office:value="4096" calcext:value-type="float">
            <text:p>4096</text:p>
          </table:table-cell>
          <table:table-cell table:formula="of:=[.B95]-[.$B$2]" office:value-type="float" office:value="3.83284616470337" calcext:value-type="float">
            <text:p>3.8328461647</text:p>
          </table:table-cell>
          <table:table-cell table:formula="of:=[.C95]/([.D95]-[.D94])" office:value-type="float" office:value="104649.374316241" calcext:value-type="float">
            <text:p>104649.374316241</text:p>
          </table:table-cell>
          <table:table-cell/>
          <table:table-cell office:value-type="float" office:value="1443122956.15292" calcext:value-type="float">
            <text:p>1443122956.15292</text:p>
          </table:table-cell>
          <table:table-cell table:formula="of:=[.G95]-[.$B$2]" office:value-type="float" office:value="14.5628156661987" calcext:value-type="float">
            <text:p>14.5628156662</text:p>
          </table:table-cell>
          <table:table-cell table:formula="of:=[.C95]/([.H95]-[.H94])" office:value-type="float" office:value="110898.681108995" calcext:value-type="float">
            <text:p>110898.681108995</text:p>
          </table:table-cell>
          <table:table-cell table:formula="of:=[.G95]-[.$B95]" office:value-type="float" office:value="10.7299695014954" calcext:value-type="float">
            <text:p>10.7299695015</text:p>
          </table:table-cell>
          <table:table-cell/>
          <table:table-cell office:value-type="float" office:value="1443122956.15292" calcext:value-type="float">
            <text:p>1443122956.15292</text:p>
          </table:table-cell>
          <table:table-cell table:formula="of:=[.L95]-[.$B$2]" office:value-type="float" office:value="14.5628156661987" calcext:value-type="float">
            <text:p>14.5628156662</text:p>
          </table:table-cell>
          <table:table-cell table:formula="of:=[.C95]/([.M95]-[.M94])" office:value-type="float" office:value="110898.681108995" calcext:value-type="float">
            <text:p>110898.681108995</text:p>
          </table:table-cell>
          <table:table-cell table:formula="of:=[.L95]-[.$B95]" office:value-type="float" office:value="10.7299695014954" calcext:value-type="float">
            <text:p>10.729969501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22945.46208" calcext:value-type="float">
            <text:p>1443122945.46208</text:p>
          </table:table-cell>
          <table:table-cell office:value-type="float" office:value="4096" calcext:value-type="float">
            <text:p>4096</text:p>
          </table:table-cell>
          <table:table-cell table:formula="of:=[.B96]-[.$B$2]" office:value-type="float" office:value="3.87198400497437" calcext:value-type="float">
            <text:p>3.871984005</text:p>
          </table:table-cell>
          <table:table-cell table:formula="of:=[.C96]/([.D96]-[.D95])" office:value-type="float" office:value="104655.74931163" calcext:value-type="float">
            <text:p>104655.74931163</text:p>
          </table:table-cell>
          <table:table-cell/>
          <table:table-cell office:value-type="float" office:value="1443122956.18988" calcext:value-type="float">
            <text:p>1443122956.18988</text:p>
          </table:table-cell>
          <table:table-cell table:formula="of:=[.G96]-[.$B$2]" office:value-type="float" office:value="14.5997843742371" calcext:value-type="float">
            <text:p>14.5997843742</text:p>
          </table:table-cell>
          <table:table-cell table:formula="of:=[.C96]/([.H96]-[.H95])" office:value-type="float" office:value="110796.406402765" calcext:value-type="float">
            <text:p>110796.406402765</text:p>
          </table:table-cell>
          <table:table-cell table:formula="of:=[.G96]-[.$B96]" office:value-type="float" office:value="10.7278003692627" calcext:value-type="float">
            <text:p>10.7278003693</text:p>
          </table:table-cell>
          <table:table-cell/>
          <table:table-cell office:value-type="float" office:value="1443122956.18988" calcext:value-type="float">
            <text:p>1443122956.18988</text:p>
          </table:table-cell>
          <table:table-cell table:formula="of:=[.L96]-[.$B$2]" office:value-type="float" office:value="14.5997843742371" calcext:value-type="float">
            <text:p>14.5997843742</text:p>
          </table:table-cell>
          <table:table-cell table:formula="of:=[.C96]/([.M96]-[.M95])" office:value-type="float" office:value="110796.406402765" calcext:value-type="float">
            <text:p>110796.406402765</text:p>
          </table:table-cell>
          <table:table-cell table:formula="of:=[.L96]-[.$B96]" office:value-type="float" office:value="10.7278003692627" calcext:value-type="float">
            <text:p>10.727800369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22945.50122" calcext:value-type="float">
            <text:p>1443122945.50122</text:p>
          </table:table-cell>
          <table:table-cell office:value-type="float" office:value="4096" calcext:value-type="float">
            <text:p>4096</text:p>
          </table:table-cell>
          <table:table-cell table:formula="of:=[.B97]-[.$B$2]" office:value-type="float" office:value="3.91111969947815" calcext:value-type="float">
            <text:p>3.9111196995</text:p>
          </table:table-cell>
          <table:table-cell table:formula="of:=[.C97]/([.D97]-[.D96])" office:value-type="float" office:value="104661.487471596" calcext:value-type="float">
            <text:p>104661.487471596</text:p>
          </table:table-cell>
          <table:table-cell/>
          <table:table-cell office:value-type="float" office:value="1443122956.22679" calcext:value-type="float">
            <text:p>1443122956.22679</text:p>
          </table:table-cell>
          <table:table-cell table:formula="of:=[.G97]-[.$B$2]" office:value-type="float" office:value="14.6366868019104" calcext:value-type="float">
            <text:p>14.6366868019</text:p>
          </table:table-cell>
          <table:table-cell table:formula="of:=[.C97]/([.H97]-[.H96])" office:value-type="float" office:value="110995.407572038" calcext:value-type="float">
            <text:p>110995.407572038</text:p>
          </table:table-cell>
          <table:table-cell table:formula="of:=[.G97]-[.$B97]" office:value-type="float" office:value="10.7255671024323" calcext:value-type="float">
            <text:p>10.7255671024</text:p>
          </table:table-cell>
          <table:table-cell/>
          <table:table-cell office:value-type="float" office:value="1443122956.22679" calcext:value-type="float">
            <text:p>1443122956.22679</text:p>
          </table:table-cell>
          <table:table-cell table:formula="of:=[.L97]-[.$B$2]" office:value-type="float" office:value="14.6366868019104" calcext:value-type="float">
            <text:p>14.6366868019</text:p>
          </table:table-cell>
          <table:table-cell table:formula="of:=[.C97]/([.M97]-[.M96])" office:value-type="float" office:value="110995.407572038" calcext:value-type="float">
            <text:p>110995.407572038</text:p>
          </table:table-cell>
          <table:table-cell table:formula="of:=[.L97]-[.$B97]" office:value-type="float" office:value="10.7255671024323" calcext:value-type="float">
            <text:p>10.725567102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22945.54034" calcext:value-type="float">
            <text:p>1443122945.54034</text:p>
          </table:table-cell>
          <table:table-cell office:value-type="float" office:value="4096" calcext:value-type="float">
            <text:p>4096</text:p>
          </table:table-cell>
          <table:table-cell table:formula="of:=[.B98]-[.$B$2]" office:value-type="float" office:value="3.9502432346344" calcext:value-type="float">
            <text:p>3.9502432346</text:p>
          </table:table-cell>
          <table:table-cell table:formula="of:=[.C98]/([.D98]-[.D97])" office:value-type="float" office:value="104694.015600624" calcext:value-type="float">
            <text:p>104694.015600624</text:p>
          </table:table-cell>
          <table:table-cell/>
          <table:table-cell office:value-type="float" office:value="1443122956.26372" calcext:value-type="float">
            <text:p>1443122956.26372</text:p>
          </table:table-cell>
          <table:table-cell table:formula="of:=[.G98]-[.$B$2]" office:value-type="float" office:value="14.6736226081848" calcext:value-type="float">
            <text:p>14.6736226082</text:p>
          </table:table-cell>
          <table:table-cell table:formula="of:=[.C98]/([.H98]-[.H97])" office:value-type="float" office:value="110895.101884844" calcext:value-type="float">
            <text:p>110895.101884844</text:p>
          </table:table-cell>
          <table:table-cell table:formula="of:=[.G98]-[.$B98]" office:value-type="float" office:value="10.7233793735504" calcext:value-type="float">
            <text:p>10.7233793736</text:p>
          </table:table-cell>
          <table:table-cell/>
          <table:table-cell office:value-type="float" office:value="1443122956.26372" calcext:value-type="float">
            <text:p>1443122956.26372</text:p>
          </table:table-cell>
          <table:table-cell table:formula="of:=[.L98]-[.$B$2]" office:value-type="float" office:value="14.6736226081848" calcext:value-type="float">
            <text:p>14.6736226082</text:p>
          </table:table-cell>
          <table:table-cell table:formula="of:=[.C98]/([.M98]-[.M97])" office:value-type="float" office:value="110895.101884844" calcext:value-type="float">
            <text:p>110895.101884844</text:p>
          </table:table-cell>
          <table:table-cell table:formula="of:=[.L98]-[.$B98]" office:value-type="float" office:value="10.7233793735504" calcext:value-type="float">
            <text:p>10.723379373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22945.57948" calcext:value-type="float">
            <text:p>1443122945.57948</text:p>
          </table:table-cell>
          <table:table-cell office:value-type="float" office:value="4096" calcext:value-type="float">
            <text:p>4096</text:p>
          </table:table-cell>
          <table:table-cell table:formula="of:=[.B99]-[.$B$2]" office:value-type="float" office:value="3.98938274383545" calcext:value-type="float">
            <text:p>3.9893827438</text:p>
          </table:table-cell>
          <table:table-cell table:formula="of:=[.C99]/([.D99]-[.D98])" office:value-type="float" office:value="104651.286733308" calcext:value-type="float">
            <text:p>104651.286733308</text:p>
          </table:table-cell>
          <table:table-cell/>
          <table:table-cell office:value-type="float" office:value="1443122956.30065" calcext:value-type="float">
            <text:p>1443122956.30065</text:p>
          </table:table-cell>
          <table:table-cell table:formula="of:=[.G99]-[.$B$2]" office:value-type="float" office:value="14.710550069809" calcext:value-type="float">
            <text:p>14.7105500698</text:p>
          </table:table-cell>
          <table:table-cell table:formula="of:=[.C99]/([.H99]-[.H98])" office:value-type="float" office:value="110920.161306776" calcext:value-type="float">
            <text:p>110920.161306776</text:p>
          </table:table-cell>
          <table:table-cell table:formula="of:=[.G99]-[.$B99]" office:value-type="float" office:value="10.7211673259735" calcext:value-type="float">
            <text:p>10.721167326</text:p>
          </table:table-cell>
          <table:table-cell/>
          <table:table-cell office:value-type="float" office:value="1443122956.30065" calcext:value-type="float">
            <text:p>1443122956.30065</text:p>
          </table:table-cell>
          <table:table-cell table:formula="of:=[.L99]-[.$B$2]" office:value-type="float" office:value="14.710550069809" calcext:value-type="float">
            <text:p>14.7105500698</text:p>
          </table:table-cell>
          <table:table-cell table:formula="of:=[.C99]/([.M99]-[.M98])" office:value-type="float" office:value="110920.161306776" calcext:value-type="float">
            <text:p>110920.161306776</text:p>
          </table:table-cell>
          <table:table-cell table:formula="of:=[.L99]-[.$B99]" office:value-type="float" office:value="10.7211673259735" calcext:value-type="float">
            <text:p>10.72116732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22945.61862" calcext:value-type="float">
            <text:p>1443122945.61862</text:p>
          </table:table-cell>
          <table:table-cell office:value-type="float" office:value="4096" calcext:value-type="float">
            <text:p>4096</text:p>
          </table:table-cell>
          <table:table-cell table:formula="of:=[.B100]-[.$B$2]" office:value-type="float" office:value="4.02852010726929" calcext:value-type="float">
            <text:p>4.0285201073</text:p>
          </table:table-cell>
          <table:table-cell table:formula="of:=[.C100]/([.D100]-[.D99])" office:value-type="float" office:value="104657.024403913" calcext:value-type="float">
            <text:p>104657.024403913</text:p>
          </table:table-cell>
          <table:table-cell/>
          <table:table-cell office:value-type="float" office:value="1443122956.33759" calcext:value-type="float">
            <text:p>1443122956.33759</text:p>
          </table:table-cell>
          <table:table-cell table:formula="of:=[.G100]-[.$B$2]" office:value-type="float" office:value="14.7474849224091" calcext:value-type="float">
            <text:p>14.7474849224</text:p>
          </table:table-cell>
          <table:table-cell table:formula="of:=[.C100]/([.H100]-[.H99])" office:value-type="float" office:value="110897.965245682" calcext:value-type="float">
            <text:p>110897.965245682</text:p>
          </table:table-cell>
          <table:table-cell table:formula="of:=[.G100]-[.$B100]" office:value-type="float" office:value="10.7189648151398" calcext:value-type="float">
            <text:p>10.7189648151</text:p>
          </table:table-cell>
          <table:table-cell/>
          <table:table-cell office:value-type="float" office:value="1443122956.33759" calcext:value-type="float">
            <text:p>1443122956.33759</text:p>
          </table:table-cell>
          <table:table-cell table:formula="of:=[.L100]-[.$B$2]" office:value-type="float" office:value="14.7474849224091" calcext:value-type="float">
            <text:p>14.7474849224</text:p>
          </table:table-cell>
          <table:table-cell table:formula="of:=[.C100]/([.M100]-[.M99])" office:value-type="float" office:value="110897.965245682" calcext:value-type="float">
            <text:p>110897.965245682</text:p>
          </table:table-cell>
          <table:table-cell table:formula="of:=[.L100]-[.$B100]" office:value-type="float" office:value="10.7189648151398" calcext:value-type="float">
            <text:p>10.718964815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22945.65776" calcext:value-type="float">
            <text:p>1443122945.65776</text:p>
          </table:table-cell>
          <table:table-cell office:value-type="float" office:value="4096" calcext:value-type="float">
            <text:p>4096</text:p>
          </table:table-cell>
          <table:table-cell table:formula="of:=[.B101]-[.$B$2]" office:value-type="float" office:value="4.06765627861023" calcext:value-type="float">
            <text:p>4.0676562786</text:p>
          </table:table-cell>
          <table:table-cell table:formula="of:=[.C101]/([.D101]-[.D100])" office:value-type="float" office:value="104660.212270559" calcext:value-type="float">
            <text:p>104660.212270559</text:p>
          </table:table-cell>
          <table:table-cell/>
          <table:table-cell office:value-type="float" office:value="1443122956.37452" calcext:value-type="float">
            <text:p>1443122956.37452</text:p>
          </table:table-cell>
          <table:table-cell table:formula="of:=[.G101]-[.$B$2]" office:value-type="float" office:value="14.7844231128693" calcext:value-type="float">
            <text:p>14.7844231129</text:p>
          </table:table-cell>
          <table:table-cell table:formula="of:=[.C101]/([.H101]-[.H100])" office:value-type="float" office:value="110887.944129607" calcext:value-type="float">
            <text:p>110887.944129607</text:p>
          </table:table-cell>
          <table:table-cell table:formula="of:=[.G101]-[.$B101]" office:value-type="float" office:value="10.716766834259" calcext:value-type="float">
            <text:p>10.7167668343</text:p>
          </table:table-cell>
          <table:table-cell/>
          <table:table-cell office:value-type="float" office:value="1443122956.37452" calcext:value-type="float">
            <text:p>1443122956.37452</text:p>
          </table:table-cell>
          <table:table-cell table:formula="of:=[.L101]-[.$B$2]" office:value-type="float" office:value="14.7844231128693" calcext:value-type="float">
            <text:p>14.7844231129</text:p>
          </table:table-cell>
          <table:table-cell table:formula="of:=[.C101]/([.M101]-[.M100])" office:value-type="float" office:value="110887.944129607" calcext:value-type="float">
            <text:p>110887.944129607</text:p>
          </table:table-cell>
          <table:table-cell table:formula="of:=[.L101]-[.$B101]" office:value-type="float" office:value="10.716766834259" calcext:value-type="float">
            <text:p>10.71676683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22945.69689" calcext:value-type="float">
            <text:p>1443122945.69689</text:p>
          </table:table-cell>
          <table:table-cell office:value-type="float" office:value="4096" calcext:value-type="float">
            <text:p>4096</text:p>
          </table:table-cell>
          <table:table-cell table:formula="of:=[.B102]-[.$B$2]" office:value-type="float" office:value="4.10679388046265" calcext:value-type="float">
            <text:p>4.1067938805</text:p>
          </table:table-cell>
          <table:table-cell table:formula="of:=[.C102]/([.D102]-[.D101])" office:value-type="float" office:value="104656.386853888" calcext:value-type="float">
            <text:p>104656.386853888</text:p>
          </table:table-cell>
          <table:table-cell/>
          <table:table-cell office:value-type="float" office:value="1443122956.41145" calcext:value-type="float">
            <text:p>1443122956.41145</text:p>
          </table:table-cell>
          <table:table-cell table:formula="of:=[.G102]-[.$B$2]" office:value-type="float" office:value="14.8213510513306" calcext:value-type="float">
            <text:p>14.8213510513</text:p>
          </table:table-cell>
          <table:table-cell table:formula="of:=[.C102]/([.H102]-[.H101])" office:value-type="float" office:value="110918.729034716" calcext:value-type="float">
            <text:p>110918.729034716</text:p>
          </table:table-cell>
          <table:table-cell table:formula="of:=[.G102]-[.$B102]" office:value-type="float" office:value="10.7145571708679" calcext:value-type="float">
            <text:p>10.7145571709</text:p>
          </table:table-cell>
          <table:table-cell/>
          <table:table-cell office:value-type="float" office:value="1443122956.41145" calcext:value-type="float">
            <text:p>1443122956.41145</text:p>
          </table:table-cell>
          <table:table-cell table:formula="of:=[.L102]-[.$B$2]" office:value-type="float" office:value="14.8213510513306" calcext:value-type="float">
            <text:p>14.8213510513</text:p>
          </table:table-cell>
          <table:table-cell table:formula="of:=[.C102]/([.M102]-[.M101])" office:value-type="float" office:value="110918.729034716" calcext:value-type="float">
            <text:p>110918.729034716</text:p>
          </table:table-cell>
          <table:table-cell table:formula="of:=[.L102]-[.$B102]" office:value-type="float" office:value="10.7145571708679" calcext:value-type="float">
            <text:p>10.714557170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22945.73603" calcext:value-type="float">
            <text:p>1443122945.73603</text:p>
          </table:table-cell>
          <table:table-cell office:value-type="float" office:value="4096" calcext:value-type="float">
            <text:p>4096</text:p>
          </table:table-cell>
          <table:table-cell table:formula="of:=[.B103]-[.$B$2]" office:value-type="float" office:value="4.14593195915222" calcext:value-type="float">
            <text:p>4.1459319592</text:p>
          </table:table-cell>
          <table:table-cell table:formula="of:=[.C103]/([.D103]-[.D102])" office:value-type="float" office:value="104655.11177714" calcext:value-type="float">
            <text:p>104655.11177714</text:p>
          </table:table-cell>
          <table:table-cell/>
          <table:table-cell office:value-type="float" office:value="1443122956.44839" calcext:value-type="float">
            <text:p>1443122956.44839</text:p>
          </table:table-cell>
          <table:table-cell table:formula="of:=[.G103]-[.$B$2]" office:value-type="float" office:value="14.8582854270935" calcext:value-type="float">
            <text:p>14.8582854271</text:p>
          </table:table-cell>
          <table:table-cell table:formula="of:=[.C103]/([.H103]-[.H102])" office:value-type="float" office:value="110899.396981551" calcext:value-type="float">
            <text:p>110899.396981551</text:p>
          </table:table-cell>
          <table:table-cell table:formula="of:=[.G103]-[.$B103]" office:value-type="float" office:value="10.7123534679413" calcext:value-type="float">
            <text:p>10.7123534679</text:p>
          </table:table-cell>
          <table:table-cell/>
          <table:table-cell office:value-type="float" office:value="1443122956.44839" calcext:value-type="float">
            <text:p>1443122956.44839</text:p>
          </table:table-cell>
          <table:table-cell table:formula="of:=[.L103]-[.$B$2]" office:value-type="float" office:value="14.8582854270935" calcext:value-type="float">
            <text:p>14.8582854271</text:p>
          </table:table-cell>
          <table:table-cell table:formula="of:=[.C103]/([.M103]-[.M102])" office:value-type="float" office:value="110899.396981551" calcext:value-type="float">
            <text:p>110899.396981551</text:p>
          </table:table-cell>
          <table:table-cell table:formula="of:=[.L103]-[.$B103]" office:value-type="float" office:value="10.7123534679413" calcext:value-type="float">
            <text:p>10.712353467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22945.77518" calcext:value-type="float">
            <text:p>1443122945.77518</text:p>
          </table:table-cell>
          <table:table-cell office:value-type="float" office:value="4096" calcext:value-type="float">
            <text:p>4096</text:p>
          </table:table-cell>
          <table:table-cell table:formula="of:=[.B104]-[.$B$2]" office:value-type="float" office:value="4.18508076667786" calcext:value-type="float">
            <text:p>4.1850807667</text:p>
          </table:table-cell>
          <table:table-cell table:formula="of:=[.C104]/([.D104]-[.D103])" office:value-type="float" office:value="104626.43076211" calcext:value-type="float">
            <text:p>104626.43076211</text:p>
          </table:table-cell>
          <table:table-cell/>
          <table:table-cell office:value-type="float" office:value="1443122956.48532" calcext:value-type="float">
            <text:p>1443122956.48532</text:p>
          </table:table-cell>
          <table:table-cell table:formula="of:=[.G104]-[.$B$2]" office:value-type="float" office:value="14.8952162265778" calcext:value-type="float">
            <text:p>14.8952162266</text:p>
          </table:table-cell>
          <table:table-cell table:formula="of:=[.C104]/([.H104]-[.H103])" office:value-type="float" office:value="110910.136179059" calcext:value-type="float">
            <text:p>110910.136179059</text:p>
          </table:table-cell>
          <table:table-cell table:formula="of:=[.G104]-[.$B104]" office:value-type="float" office:value="10.7101354598999" calcext:value-type="float">
            <text:p>10.7101354599</text:p>
          </table:table-cell>
          <table:table-cell/>
          <table:table-cell office:value-type="float" office:value="1443122956.48532" calcext:value-type="float">
            <text:p>1443122956.48532</text:p>
          </table:table-cell>
          <table:table-cell table:formula="of:=[.L104]-[.$B$2]" office:value-type="float" office:value="14.8952162265778" calcext:value-type="float">
            <text:p>14.8952162266</text:p>
          </table:table-cell>
          <table:table-cell table:formula="of:=[.C104]/([.M104]-[.M103])" office:value-type="float" office:value="110910.136179059" calcext:value-type="float">
            <text:p>110910.136179059</text:p>
          </table:table-cell>
          <table:table-cell table:formula="of:=[.L104]-[.$B104]" office:value-type="float" office:value="10.7101354598999" calcext:value-type="float">
            <text:p>10.71013545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22945.81432" calcext:value-type="float">
            <text:p>1443122945.81432</text:p>
          </table:table-cell>
          <table:table-cell office:value-type="float" office:value="4096" calcext:value-type="float">
            <text:p>4096</text:p>
          </table:table-cell>
          <table:table-cell table:formula="of:=[.B105]-[.$B$2]" office:value-type="float" office:value="4.22421884536743" calcext:value-type="float">
            <text:p>4.2242188454</text:p>
          </table:table-cell>
          <table:table-cell table:formula="of:=[.C105]/([.D105]-[.D104])" office:value-type="float" office:value="104655.11177714" calcext:value-type="float">
            <text:p>104655.11177714</text:p>
          </table:table-cell>
          <table:table-cell/>
          <table:table-cell office:value-type="float" office:value="1443122956.52226" calcext:value-type="float">
            <text:p>1443122956.52226</text:p>
          </table:table-cell>
          <table:table-cell table:formula="of:=[.G105]-[.$B$2]" office:value-type="float" office:value="14.932156085968" calcext:value-type="float">
            <text:p>14.932156086</text:p>
          </table:table-cell>
          <table:table-cell table:formula="of:=[.C105]/([.H105]-[.H104])" office:value-type="float" office:value="110882.934250695" calcext:value-type="float">
            <text:p>110882.934250695</text:p>
          </table:table-cell>
          <table:table-cell table:formula="of:=[.G105]-[.$B105]" office:value-type="float" office:value="10.7079372406006" calcext:value-type="float">
            <text:p>10.7079372406</text:p>
          </table:table-cell>
          <table:table-cell/>
          <table:table-cell office:value-type="float" office:value="1443122956.52226" calcext:value-type="float">
            <text:p>1443122956.52226</text:p>
          </table:table-cell>
          <table:table-cell table:formula="of:=[.L105]-[.$B$2]" office:value-type="float" office:value="14.932156085968" calcext:value-type="float">
            <text:p>14.932156086</text:p>
          </table:table-cell>
          <table:table-cell table:formula="of:=[.C105]/([.M105]-[.M104])" office:value-type="float" office:value="110882.934250695" calcext:value-type="float">
            <text:p>110882.934250695</text:p>
          </table:table-cell>
          <table:table-cell table:formula="of:=[.L105]-[.$B105]" office:value-type="float" office:value="10.7079372406006" calcext:value-type="float">
            <text:p>10.707937240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22945.8535" calcext:value-type="float">
            <text:p>1443122945.8535</text:p>
          </table:table-cell>
          <table:table-cell office:value-type="float" office:value="4096" calcext:value-type="float">
            <text:p>4096</text:p>
          </table:table-cell>
          <table:table-cell table:formula="of:=[.B106]-[.$B$2]" office:value-type="float" office:value="4.26340126991272" calcext:value-type="float">
            <text:p>4.2634012699</text:p>
          </table:table-cell>
          <table:table-cell table:formula="of:=[.C106]/([.D106]-[.D105])" office:value-type="float" office:value="104536.665291494" calcext:value-type="float">
            <text:p>104536.665291494</text:p>
          </table:table-cell>
          <table:table-cell/>
          <table:table-cell office:value-type="float" office:value="1443122956.55919" calcext:value-type="float">
            <text:p>1443122956.55919</text:p>
          </table:table-cell>
          <table:table-cell table:formula="of:=[.G106]-[.$B$2]" office:value-type="float" office:value="14.9690852165222" calcext:value-type="float">
            <text:p>14.9690852165</text:p>
          </table:table-cell>
          <table:table-cell table:formula="of:=[.C106]/([.H106]-[.H105])" office:value-type="float" office:value="110915.148516386" calcext:value-type="float">
            <text:p>110915.148516386</text:p>
          </table:table-cell>
          <table:table-cell table:formula="of:=[.G106]-[.$B106]" office:value-type="float" office:value="10.7056839466095" calcext:value-type="float">
            <text:p>10.7056839466</text:p>
          </table:table-cell>
          <table:table-cell/>
          <table:table-cell office:value-type="float" office:value="1443122956.55919" calcext:value-type="float">
            <text:p>1443122956.55919</text:p>
          </table:table-cell>
          <table:table-cell table:formula="of:=[.L106]-[.$B$2]" office:value-type="float" office:value="14.9690852165222" calcext:value-type="float">
            <text:p>14.9690852165</text:p>
          </table:table-cell>
          <table:table-cell table:formula="of:=[.C106]/([.M106]-[.M105])" office:value-type="float" office:value="110915.148516386" calcext:value-type="float">
            <text:p>110915.148516386</text:p>
          </table:table-cell>
          <table:table-cell table:formula="of:=[.L106]-[.$B106]" office:value-type="float" office:value="10.7056839466095" calcext:value-type="float">
            <text:p>10.705683946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22945.89263" calcext:value-type="float">
            <text:p>1443122945.89263</text:p>
          </table:table-cell>
          <table:table-cell office:value-type="float" office:value="4096" calcext:value-type="float">
            <text:p>4096</text:p>
          </table:table-cell>
          <table:table-cell table:formula="of:=[.B107]-[.$B$2]" office:value-type="float" office:value="4.30252838134766" calcext:value-type="float">
            <text:p>4.3025283813</text:p>
          </table:table-cell>
          <table:table-cell table:formula="of:=[.C107]/([.D107]-[.D106])" office:value-type="float" office:value="104684.446405177" calcext:value-type="float">
            <text:p>104684.446405177</text:p>
          </table:table-cell>
          <table:table-cell/>
          <table:table-cell office:value-type="float" office:value="1443122956.59612" calcext:value-type="float">
            <text:p>1443122956.59612</text:p>
          </table:table-cell>
          <table:table-cell table:formula="of:=[.G107]-[.$B$2]" office:value-type="float" office:value="15.0060200691223" calcext:value-type="float">
            <text:p>15.0060200691</text:p>
          </table:table-cell>
          <table:table-cell table:formula="of:=[.C107]/([.H107]-[.H106])" office:value-type="float" office:value="110897.965245682" calcext:value-type="float">
            <text:p>110897.965245682</text:p>
          </table:table-cell>
          <table:table-cell table:formula="of:=[.G107]-[.$B107]" office:value-type="float" office:value="10.7034916877747" calcext:value-type="float">
            <text:p>10.7034916878</text:p>
          </table:table-cell>
          <table:table-cell/>
          <table:table-cell office:value-type="float" office:value="1443122956.59612" calcext:value-type="float">
            <text:p>1443122956.59612</text:p>
          </table:table-cell>
          <table:table-cell table:formula="of:=[.L107]-[.$B$2]" office:value-type="float" office:value="15.0060200691223" calcext:value-type="float">
            <text:p>15.0060200691</text:p>
          </table:table-cell>
          <table:table-cell table:formula="of:=[.C107]/([.M107]-[.M106])" office:value-type="float" office:value="110897.965245682" calcext:value-type="float">
            <text:p>110897.965245682</text:p>
          </table:table-cell>
          <table:table-cell table:formula="of:=[.L107]-[.$B107]" office:value-type="float" office:value="10.7034916877747" calcext:value-type="float">
            <text:p>10.70349168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22945.93176" calcext:value-type="float">
            <text:p>1443122945.93176</text:p>
          </table:table-cell>
          <table:table-cell office:value-type="float" office:value="4096" calcext:value-type="float">
            <text:p>4096</text:p>
          </table:table-cell>
          <table:table-cell table:formula="of:=[.B108]-[.$B$2]" office:value-type="float" office:value="4.34166264533997" calcext:value-type="float">
            <text:p>4.3416626453</text:p>
          </table:table-cell>
          <table:table-cell table:formula="of:=[.C108]/([.D108]-[.D107])" office:value-type="float" office:value="104665.31326116" calcext:value-type="float">
            <text:p>104665.31326116</text:p>
          </table:table-cell>
          <table:table-cell/>
          <table:table-cell office:value-type="float" office:value="1443122956.63305" calcext:value-type="float">
            <text:p>1443122956.63305</text:p>
          </table:table-cell>
          <table:table-cell table:formula="of:=[.G108]-[.$B$2]" office:value-type="float" office:value="15.0429482460022" calcext:value-type="float">
            <text:p>15.042948246</text:p>
          </table:table-cell>
          <table:table-cell table:formula="of:=[.C108]/([.H108]-[.H107])" office:value-type="float" office:value="110918.012912556" calcext:value-type="float">
            <text:p>110918.012912556</text:p>
          </table:table-cell>
          <table:table-cell table:formula="of:=[.G108]-[.$B108]" office:value-type="float" office:value="10.7012856006622" calcext:value-type="float">
            <text:p>10.7012856007</text:p>
          </table:table-cell>
          <table:table-cell/>
          <table:table-cell office:value-type="float" office:value="1443122956.63305" calcext:value-type="float">
            <text:p>1443122956.63305</text:p>
          </table:table-cell>
          <table:table-cell table:formula="of:=[.L108]-[.$B$2]" office:value-type="float" office:value="15.0429482460022" calcext:value-type="float">
            <text:p>15.042948246</text:p>
          </table:table-cell>
          <table:table-cell table:formula="of:=[.C108]/([.M108]-[.M107])" office:value-type="float" office:value="110918.012912556" calcext:value-type="float">
            <text:p>110918.012912556</text:p>
          </table:table-cell>
          <table:table-cell table:formula="of:=[.L108]-[.$B108]" office:value-type="float" office:value="10.7012856006622" calcext:value-type="float">
            <text:p>10.701285600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22945.9709" calcext:value-type="float">
            <text:p>1443122945.9709</text:p>
          </table:table-cell>
          <table:table-cell office:value-type="float" office:value="4096" calcext:value-type="float">
            <text:p>4096</text:p>
          </table:table-cell>
          <table:table-cell table:formula="of:=[.B109]-[.$B$2]" office:value-type="float" office:value="4.38079977035522" calcext:value-type="float">
            <text:p>4.3807997704</text:p>
          </table:table-cell>
          <table:table-cell table:formula="of:=[.C109]/([.D109]-[.D108])" office:value-type="float" office:value="104657.661961706" calcext:value-type="float">
            <text:p>104657.661961706</text:p>
          </table:table-cell>
          <table:table-cell/>
          <table:table-cell office:value-type="float" office:value="1443122956.67004" calcext:value-type="float">
            <text:p>1443122956.67004</text:p>
          </table:table-cell>
          <table:table-cell table:formula="of:=[.G109]-[.$B$2]" office:value-type="float" office:value="15.0799419879913" calcext:value-type="float">
            <text:p>15.079941988</text:p>
          </table:table-cell>
          <table:table-cell table:formula="of:=[.C109]/([.H109]-[.H108])" office:value-type="float" office:value="110721.429619175" calcext:value-type="float">
            <text:p>110721.429619175</text:p>
          </table:table-cell>
          <table:table-cell table:formula="of:=[.G109]-[.$B109]" office:value-type="float" office:value="10.6991422176361" calcext:value-type="float">
            <text:p>10.6991422176</text:p>
          </table:table-cell>
          <table:table-cell/>
          <table:table-cell office:value-type="float" office:value="1443122956.67004" calcext:value-type="float">
            <text:p>1443122956.67004</text:p>
          </table:table-cell>
          <table:table-cell table:formula="of:=[.L109]-[.$B$2]" office:value-type="float" office:value="15.0799419879913" calcext:value-type="float">
            <text:p>15.079941988</text:p>
          </table:table-cell>
          <table:table-cell table:formula="of:=[.C109]/([.M109]-[.M108])" office:value-type="float" office:value="110721.429619175" calcext:value-type="float">
            <text:p>110721.429619175</text:p>
          </table:table-cell>
          <table:table-cell table:formula="of:=[.L109]-[.$B109]" office:value-type="float" office:value="10.6991422176361" calcext:value-type="float">
            <text:p>10.699142217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22946.00959" calcext:value-type="float">
            <text:p>1443122946.00959</text:p>
          </table:table-cell>
          <table:table-cell office:value-type="float" office:value="4096" calcext:value-type="float">
            <text:p>4096</text:p>
          </table:table-cell>
          <table:table-cell table:formula="of:=[.B110]-[.$B$2]" office:value-type="float" office:value="4.41948485374451" calcext:value-type="float">
            <text:p>4.4194848537</text:p>
          </table:table-cell>
          <table:table-cell table:formula="of:=[.C110]/([.D110]-[.D109])" office:value-type="float" office:value="105880.604128019" calcext:value-type="float">
            <text:p>105880.604128019</text:p>
          </table:table-cell>
          <table:table-cell/>
          <table:table-cell office:value-type="float" office:value="1443122956.70688" calcext:value-type="float">
            <text:p>1443122956.70688</text:p>
          </table:table-cell>
          <table:table-cell table:formula="of:=[.G110]-[.$B$2]" office:value-type="float" office:value="15.1167821884155" calcext:value-type="float">
            <text:p>15.1167821884</text:p>
          </table:table-cell>
          <table:table-cell table:formula="of:=[.C110]/([.H110]-[.H109])" office:value-type="float" office:value="111182.891320808" calcext:value-type="float">
            <text:p>111182.891320808</text:p>
          </table:table-cell>
          <table:table-cell table:formula="of:=[.G110]-[.$B110]" office:value-type="float" office:value="10.697297334671" calcext:value-type="float">
            <text:p>10.6972973347</text:p>
          </table:table-cell>
          <table:table-cell/>
          <table:table-cell office:value-type="float" office:value="1443122956.70688" calcext:value-type="float">
            <text:p>1443122956.70688</text:p>
          </table:table-cell>
          <table:table-cell table:formula="of:=[.L110]-[.$B$2]" office:value-type="float" office:value="15.1167821884155" calcext:value-type="float">
            <text:p>15.1167821884</text:p>
          </table:table-cell>
          <table:table-cell table:formula="of:=[.C110]/([.M110]-[.M109])" office:value-type="float" office:value="111182.891320808" calcext:value-type="float">
            <text:p>111182.891320808</text:p>
          </table:table-cell>
          <table:table-cell table:formula="of:=[.L110]-[.$B110]" office:value-type="float" office:value="10.697297334671" calcext:value-type="float">
            <text:p>10.697297334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22946.04696" calcext:value-type="float">
            <text:p>1443122946.04696</text:p>
          </table:table-cell>
          <table:table-cell office:value-type="float" office:value="4096" calcext:value-type="float">
            <text:p>4096</text:p>
          </table:table-cell>
          <table:table-cell table:formula="of:=[.B111]-[.$B$2]" office:value-type="float" office:value="4.45686340332031" calcext:value-type="float">
            <text:p>4.4568634033</text:p>
          </table:table-cell>
          <table:table-cell table:formula="of:=[.C111]/([.D111]-[.D110])" office:value-type="float" office:value="109581.566071554" calcext:value-type="float">
            <text:p>109581.566071554</text:p>
          </table:table-cell>
          <table:table-cell/>
          <table:table-cell office:value-type="float" office:value="1443122956.74383" calcext:value-type="float">
            <text:p>1443122956.74383</text:p>
          </table:table-cell>
          <table:table-cell table:formula="of:=[.G111]-[.$B$2]" office:value-type="float" office:value="15.1537318229675" calcext:value-type="float">
            <text:p>15.153731823</text:p>
          </table:table-cell>
          <table:table-cell table:formula="of:=[.C111]/([.H111]-[.H110])" office:value-type="float" office:value="110853.599762547" calcext:value-type="float">
            <text:p>110853.599762547</text:p>
          </table:table-cell>
          <table:table-cell table:formula="of:=[.G111]-[.$B111]" office:value-type="float" office:value="10.6968684196472" calcext:value-type="float">
            <text:p>10.6968684196</text:p>
          </table:table-cell>
          <table:table-cell/>
          <table:table-cell office:value-type="float" office:value="1443122956.74383" calcext:value-type="float">
            <text:p>1443122956.74383</text:p>
          </table:table-cell>
          <table:table-cell table:formula="of:=[.L111]-[.$B$2]" office:value-type="float" office:value="15.1537318229675" calcext:value-type="float">
            <text:p>15.153731823</text:p>
          </table:table-cell>
          <table:table-cell table:formula="of:=[.C111]/([.M111]-[.M110])" office:value-type="float" office:value="110853.599762547" calcext:value-type="float">
            <text:p>110853.599762547</text:p>
          </table:table-cell>
          <table:table-cell table:formula="of:=[.L111]-[.$B111]" office:value-type="float" office:value="10.6968684196472" calcext:value-type="float">
            <text:p>10.696868419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22946.08434" calcext:value-type="float">
            <text:p>1443122946.08434</text:p>
          </table:table-cell>
          <table:table-cell office:value-type="float" office:value="4096" calcext:value-type="float">
            <text:p>4096</text:p>
          </table:table-cell>
          <table:table-cell table:formula="of:=[.B112]-[.$B$2]" office:value-type="float" office:value="4.49423694610596" calcext:value-type="float">
            <text:p>4.4942369461</text:p>
          </table:table-cell>
          <table:table-cell table:formula="of:=[.C112]/([.D112]-[.D111])" office:value-type="float" office:value="109596.246293603" calcext:value-type="float">
            <text:p>109596.246293603</text:p>
          </table:table-cell>
          <table:table-cell/>
          <table:table-cell office:value-type="float" office:value="1443122956.78076" calcext:value-type="float">
            <text:p>1443122956.78076</text:p>
          </table:table-cell>
          <table:table-cell table:formula="of:=[.G112]-[.$B$2]" office:value-type="float" office:value="15.1906645298004" calcext:value-type="float">
            <text:p>15.1906645298</text:p>
          </table:table-cell>
          <table:table-cell table:formula="of:=[.C112]/([.H112]-[.H111])" office:value-type="float" office:value="110904.408348235" calcext:value-type="float">
            <text:p>110904.408348235</text:p>
          </table:table-cell>
          <table:table-cell table:formula="of:=[.G112]-[.$B112]" office:value-type="float" office:value="10.6964275836945" calcext:value-type="float">
            <text:p>10.6964275837</text:p>
          </table:table-cell>
          <table:table-cell/>
          <table:table-cell office:value-type="float" office:value="1443122956.78076" calcext:value-type="float">
            <text:p>1443122956.78076</text:p>
          </table:table-cell>
          <table:table-cell table:formula="of:=[.L112]-[.$B$2]" office:value-type="float" office:value="15.1906645298004" calcext:value-type="float">
            <text:p>15.1906645298</text:p>
          </table:table-cell>
          <table:table-cell table:formula="of:=[.C112]/([.M112]-[.M111])" office:value-type="float" office:value="110904.408348235" calcext:value-type="float">
            <text:p>110904.408348235</text:p>
          </table:table-cell>
          <table:table-cell table:formula="of:=[.L112]-[.$B112]" office:value-type="float" office:value="10.6964275836945" calcext:value-type="float">
            <text:p>10.696427583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22946.12171" calcext:value-type="float">
            <text:p>1443122946.12171</text:p>
          </table:table-cell>
          <table:table-cell office:value-type="float" office:value="4096" calcext:value-type="float">
            <text:p>4096</text:p>
          </table:table-cell>
          <table:table-cell table:formula="of:=[.B113]-[.$B$2]" office:value-type="float" office:value="4.53160977363586" calcext:value-type="float">
            <text:p>4.5316097736</text:p>
          </table:table-cell>
          <table:table-cell table:formula="of:=[.C113]/([.D113]-[.D112])" office:value-type="float" office:value="109598.343789274" calcext:value-type="float">
            <text:p>109598.343789274</text:p>
          </table:table-cell>
          <table:table-cell/>
          <table:table-cell office:value-type="float" office:value="1443122956.8177" calcext:value-type="float">
            <text:p>1443122956.8177</text:p>
          </table:table-cell>
          <table:table-cell table:formula="of:=[.G113]-[.$B$2]" office:value-type="float" office:value="15.2275977134705" calcext:value-type="float">
            <text:p>15.2275977135</text:p>
          </table:table-cell>
          <table:table-cell table:formula="of:=[.C113]/([.H113]-[.H112])" office:value-type="float" office:value="110902.976482967" calcext:value-type="float">
            <text:p>110902.976482967</text:p>
          </table:table-cell>
          <table:table-cell table:formula="of:=[.G113]-[.$B113]" office:value-type="float" office:value="10.6959879398346" calcext:value-type="float">
            <text:p>10.6959879398</text:p>
          </table:table-cell>
          <table:table-cell/>
          <table:table-cell office:value-type="float" office:value="1443122956.8177" calcext:value-type="float">
            <text:p>1443122956.8177</text:p>
          </table:table-cell>
          <table:table-cell table:formula="of:=[.L113]-[.$B$2]" office:value-type="float" office:value="15.2275977134705" calcext:value-type="float">
            <text:p>15.2275977135</text:p>
          </table:table-cell>
          <table:table-cell table:formula="of:=[.C113]/([.M113]-[.M112])" office:value-type="float" office:value="110902.976482967" calcext:value-type="float">
            <text:p>110902.976482967</text:p>
          </table:table-cell>
          <table:table-cell table:formula="of:=[.L113]-[.$B113]" office:value-type="float" office:value="10.6959879398346" calcext:value-type="float">
            <text:p>10.695987939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22946.15907" calcext:value-type="float">
            <text:p>1443122946.15907</text:p>
          </table:table-cell>
          <table:table-cell office:value-type="float" office:value="4096" calcext:value-type="float">
            <text:p>4096</text:p>
          </table:table-cell>
          <table:table-cell table:formula="of:=[.B114]-[.$B$2]" office:value-type="float" office:value="4.56897330284119" calcext:value-type="float">
            <text:p>4.5689733028</text:p>
          </table:table-cell>
          <table:table-cell table:formula="of:=[.C114]/([.D114]-[.D113])" office:value-type="float" office:value="109625.618540781" calcext:value-type="float">
            <text:p>109625.618540781</text:p>
          </table:table-cell>
          <table:table-cell/>
          <table:table-cell office:value-type="float" office:value="1443122956.85463" calcext:value-type="float">
            <text:p>1443122956.85463</text:p>
          </table:table-cell>
          <table:table-cell table:formula="of:=[.G114]-[.$B$2]" office:value-type="float" office:value="15.2645301818848" calcext:value-type="float">
            <text:p>15.2645301819</text:p>
          </table:table-cell>
          <table:table-cell table:formula="of:=[.C114]/([.H114]-[.H113])" office:value-type="float" office:value="110905.124294734" calcext:value-type="float">
            <text:p>110905.124294734</text:p>
          </table:table-cell>
          <table:table-cell table:formula="of:=[.G114]-[.$B114]" office:value-type="float" office:value="10.6955568790436" calcext:value-type="float">
            <text:p>10.695556879</text:p>
          </table:table-cell>
          <table:table-cell/>
          <table:table-cell office:value-type="float" office:value="1443122956.85463" calcext:value-type="float">
            <text:p>1443122956.85463</text:p>
          </table:table-cell>
          <table:table-cell table:formula="of:=[.L114]-[.$B$2]" office:value-type="float" office:value="15.2645301818848" calcext:value-type="float">
            <text:p>15.2645301819</text:p>
          </table:table-cell>
          <table:table-cell table:formula="of:=[.C114]/([.M114]-[.M113])" office:value-type="float" office:value="110905.124294734" calcext:value-type="float">
            <text:p>110905.124294734</text:p>
          </table:table-cell>
          <table:table-cell table:formula="of:=[.L114]-[.$B114]" office:value-type="float" office:value="10.6955568790436" calcext:value-type="float">
            <text:p>10.69555687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22946.19645" calcext:value-type="float">
            <text:p>1443122946.19645</text:p>
          </table:table-cell>
          <table:table-cell office:value-type="float" office:value="4096" calcext:value-type="float">
            <text:p>4096</text:p>
          </table:table-cell>
          <table:table-cell table:formula="of:=[.B115]-[.$B$2]" office:value-type="float" office:value="4.60634803771973" calcext:value-type="float">
            <text:p>4.6063480377</text:p>
          </table:table-cell>
          <table:table-cell table:formula="of:=[.C115]/([.D115]-[.D114])" office:value-type="float" office:value="109592.750645888" calcext:value-type="float">
            <text:p>109592.750645888</text:p>
          </table:table-cell>
          <table:table-cell/>
          <table:table-cell office:value-type="float" office:value="1443122956.89156" calcext:value-type="float">
            <text:p>1443122956.89156</text:p>
          </table:table-cell>
          <table:table-cell table:formula="of:=[.G115]-[.$B$2]" office:value-type="float" office:value="15.3014621734619" calcext:value-type="float">
            <text:p>15.3014621735</text:p>
          </table:table-cell>
          <table:table-cell table:formula="of:=[.C115]/([.H115]-[.H114])" office:value-type="float" office:value="110906.556215462" calcext:value-type="float">
            <text:p>110906.556215462</text:p>
          </table:table-cell>
          <table:table-cell table:formula="of:=[.G115]-[.$B115]" office:value-type="float" office:value="10.6951141357422" calcext:value-type="float">
            <text:p>10.6951141357</text:p>
          </table:table-cell>
          <table:table-cell/>
          <table:table-cell office:value-type="float" office:value="1443122956.89156" calcext:value-type="float">
            <text:p>1443122956.89156</text:p>
          </table:table-cell>
          <table:table-cell table:formula="of:=[.L115]-[.$B$2]" office:value-type="float" office:value="15.3014621734619" calcext:value-type="float">
            <text:p>15.3014621735</text:p>
          </table:table-cell>
          <table:table-cell table:formula="of:=[.C115]/([.M115]-[.M114])" office:value-type="float" office:value="110906.556215462" calcext:value-type="float">
            <text:p>110906.556215462</text:p>
          </table:table-cell>
          <table:table-cell table:formula="of:=[.L115]-[.$B115]" office:value-type="float" office:value="10.6951141357422" calcext:value-type="float">
            <text:p>10.695114135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22946.23382" calcext:value-type="float">
            <text:p>1443122946.23382</text:p>
          </table:table-cell>
          <table:table-cell office:value-type="float" office:value="4096" calcext:value-type="float">
            <text:p>4096</text:p>
          </table:table-cell>
          <table:table-cell table:formula="of:=[.B116]-[.$B$2]" office:value-type="float" office:value="4.64372038841248" calcext:value-type="float">
            <text:p>4.6437203884</text:p>
          </table:table-cell>
          <table:table-cell table:formula="of:=[.C116]/([.D116]-[.D115])" office:value-type="float" office:value="109599.742164324" calcext:value-type="float">
            <text:p>109599.742164324</text:p>
          </table:table-cell>
          <table:table-cell/>
          <table:table-cell office:value-type="float" office:value="1443122956.92849" calcext:value-type="float">
            <text:p>1443122956.92849</text:p>
          </table:table-cell>
          <table:table-cell table:formula="of:=[.G116]-[.$B$2]" office:value-type="float" office:value="15.3383939266205" calcext:value-type="float">
            <text:p>15.3383939266</text:p>
          </table:table-cell>
          <table:table-cell table:formula="of:=[.C116]/([.H116]-[.H115])" office:value-type="float" office:value="110907.272189693" calcext:value-type="float">
            <text:p>110907.272189693</text:p>
          </table:table-cell>
          <table:table-cell table:formula="of:=[.G116]-[.$B116]" office:value-type="float" office:value="10.694673538208" calcext:value-type="float">
            <text:p>10.6946735382</text:p>
          </table:table-cell>
          <table:table-cell/>
          <table:table-cell office:value-type="float" office:value="1443122956.92849" calcext:value-type="float">
            <text:p>1443122956.92849</text:p>
          </table:table-cell>
          <table:table-cell table:formula="of:=[.L116]-[.$B$2]" office:value-type="float" office:value="15.3383939266205" calcext:value-type="float">
            <text:p>15.3383939266</text:p>
          </table:table-cell>
          <table:table-cell table:formula="of:=[.C116]/([.M116]-[.M115])" office:value-type="float" office:value="110907.272189693" calcext:value-type="float">
            <text:p>110907.272189693</text:p>
          </table:table-cell>
          <table:table-cell table:formula="of:=[.L116]-[.$B116]" office:value-type="float" office:value="10.694673538208" calcext:value-type="float">
            <text:p>10.694673538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22946.27119" calcext:value-type="float">
            <text:p>1443122946.27119</text:p>
          </table:table-cell>
          <table:table-cell office:value-type="float" office:value="4096" calcext:value-type="float">
            <text:p>4096</text:p>
          </table:table-cell>
          <table:table-cell table:formula="of:=[.B117]-[.$B$2]" office:value-type="float" office:value="4.6810941696167" calcext:value-type="float">
            <text:p>4.6810941696</text:p>
          </table:table-cell>
          <table:table-cell table:formula="of:=[.C117]/([.D117]-[.D116])" office:value-type="float" office:value="109595.54714622" calcext:value-type="float">
            <text:p>109595.54714622</text:p>
          </table:table-cell>
          <table:table-cell/>
          <table:table-cell office:value-type="float" office:value="1443122956.96543" calcext:value-type="float">
            <text:p>1443122956.96543</text:p>
          </table:table-cell>
          <table:table-cell table:formula="of:=[.G117]-[.$B$2]" office:value-type="float" office:value="15.3753297328949" calcext:value-type="float">
            <text:p>15.3753297329</text:p>
          </table:table-cell>
          <table:table-cell table:formula="of:=[.C117]/([.H117]-[.H116])" office:value-type="float" office:value="110895.101884844" calcext:value-type="float">
            <text:p>110895.101884844</text:p>
          </table:table-cell>
          <table:table-cell table:formula="of:=[.G117]-[.$B117]" office:value-type="float" office:value="10.6942355632782" calcext:value-type="float">
            <text:p>10.6942355633</text:p>
          </table:table-cell>
          <table:table-cell/>
          <table:table-cell office:value-type="float" office:value="1443122956.96543" calcext:value-type="float">
            <text:p>1443122956.96543</text:p>
          </table:table-cell>
          <table:table-cell table:formula="of:=[.L117]-[.$B$2]" office:value-type="float" office:value="15.3753297328949" calcext:value-type="float">
            <text:p>15.3753297329</text:p>
          </table:table-cell>
          <table:table-cell table:formula="of:=[.C117]/([.M117]-[.M116])" office:value-type="float" office:value="110895.101884844" calcext:value-type="float">
            <text:p>110895.101884844</text:p>
          </table:table-cell>
          <table:table-cell table:formula="of:=[.L117]-[.$B117]" office:value-type="float" office:value="10.6942355632782" calcext:value-type="float">
            <text:p>10.694235563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22946.30857" calcext:value-type="float">
            <text:p>1443122946.30857</text:p>
          </table:table-cell>
          <table:table-cell office:value-type="float" office:value="4096" calcext:value-type="float">
            <text:p>4096</text:p>
          </table:table-cell>
          <table:table-cell table:formula="of:=[.B118]-[.$B$2]" office:value-type="float" office:value="4.71846699714661" calcext:value-type="float">
            <text:p>4.7184669971</text:p>
          </table:table-cell>
          <table:table-cell table:formula="of:=[.C118]/([.D118]-[.D117])" office:value-type="float" office:value="109598.343789274" calcext:value-type="float">
            <text:p>109598.343789274</text:p>
          </table:table-cell>
          <table:table-cell/>
          <table:table-cell office:value-type="float" office:value="1443122957.00229" calcext:value-type="float">
            <text:p>1443122957.00229</text:p>
          </table:table-cell>
          <table:table-cell table:formula="of:=[.G118]-[.$B$2]" office:value-type="float" office:value="15.4121878147125" calcext:value-type="float">
            <text:p>15.4121878147</text:p>
          </table:table-cell>
          <table:table-cell table:formula="of:=[.C118]/([.H118]-[.H117])" office:value-type="float" office:value="111128.951861004" calcext:value-type="float">
            <text:p>111128.951861004</text:p>
          </table:table-cell>
          <table:table-cell table:formula="of:=[.G118]-[.$B118]" office:value-type="float" office:value="10.6937208175659" calcext:value-type="float">
            <text:p>10.6937208176</text:p>
          </table:table-cell>
          <table:table-cell/>
          <table:table-cell office:value-type="float" office:value="1443122957.00229" calcext:value-type="float">
            <text:p>1443122957.00229</text:p>
          </table:table-cell>
          <table:table-cell table:formula="of:=[.L118]-[.$B$2]" office:value-type="float" office:value="15.4121878147125" calcext:value-type="float">
            <text:p>15.4121878147</text:p>
          </table:table-cell>
          <table:table-cell table:formula="of:=[.C118]/([.M118]-[.M117])" office:value-type="float" office:value="111128.951861004" calcext:value-type="float">
            <text:p>111128.951861004</text:p>
          </table:table-cell>
          <table:table-cell table:formula="of:=[.L118]-[.$B118]" office:value-type="float" office:value="10.6937208175659" calcext:value-type="float">
            <text:p>10.693720817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22946.34594" calcext:value-type="float">
            <text:p>1443122946.34594</text:p>
          </table:table-cell>
          <table:table-cell office:value-type="float" office:value="4096" calcext:value-type="float">
            <text:p>4096</text:p>
          </table:table-cell>
          <table:table-cell table:formula="of:=[.B119]-[.$B$2]" office:value-type="float" office:value="4.7558388710022" calcext:value-type="float">
            <text:p>4.755838871</text:p>
          </table:table-cell>
          <table:table-cell table:formula="of:=[.C119]/([.D119]-[.D118])" office:value-type="float" office:value="109601.14057506" calcext:value-type="float">
            <text:p>109601.14057506</text:p>
          </table:table-cell>
          <table:table-cell/>
          <table:table-cell office:value-type="float" office:value="1443122961.33684" calcext:value-type="float">
            <text:p>1443122961.33684</text:p>
          </table:table-cell>
          <table:table-cell table:formula="of:=[.G119]-[.$B$2]" office:value-type="float" office:value="19.7467350959778" calcext:value-type="float">
            <text:p>19.746735096</text:p>
          </table:table-cell>
          <table:table-cell table:formula="of:=[.C119]/([.H119]-[.H118])" office:value-type="float" office:value="944.966044713296" calcext:value-type="float">
            <text:p>944.9660447133</text:p>
          </table:table-cell>
          <table:table-cell table:formula="of:=[.G119]-[.$B119]" office:value-type="float" office:value="14.9908962249756" calcext:value-type="float">
            <text:p>14.990896225</text:p>
          </table:table-cell>
          <table:table-cell/>
          <table:table-cell office:value-type="float" office:value="1443122961.33684" calcext:value-type="float">
            <text:p>1443122961.33684</text:p>
          </table:table-cell>
          <table:table-cell table:formula="of:=[.L119]-[.$B$2]" office:value-type="float" office:value="19.7467350959778" calcext:value-type="float">
            <text:p>19.746735096</text:p>
          </table:table-cell>
          <table:table-cell table:formula="of:=[.C119]/([.M119]-[.M118])" office:value-type="float" office:value="944.966044713296" calcext:value-type="float">
            <text:p>944.9660447133</text:p>
          </table:table-cell>
          <table:table-cell table:formula="of:=[.L119]-[.$B119]" office:value-type="float" office:value="14.9908962249756" calcext:value-type="float">
            <text:p>14.99089622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22946.38331" calcext:value-type="float">
            <text:p>1443122946.38331</text:p>
          </table:table-cell>
          <table:table-cell office:value-type="float" office:value="4096" calcext:value-type="float">
            <text:p>4096</text:p>
          </table:table-cell>
          <table:table-cell table:formula="of:=[.B120]-[.$B$2]" office:value-type="float" office:value="4.79321217536926" calcext:value-type="float">
            <text:p>4.7932121754</text:p>
          </table:table-cell>
          <table:table-cell table:formula="of:=[.C120]/([.D120]-[.D119])" office:value-type="float" office:value="109596.945449906" calcext:value-type="float">
            <text:p>109596.945449906</text:p>
          </table:table-cell>
          <table:table-cell/>
          <table:table-cell office:value-type="float" office:value="1443122964.439" calcext:value-type="float">
            <text:p>1443122964.439</text:p>
          </table:table-cell>
          <table:table-cell table:formula="of:=[.G120]-[.$B$2]" office:value-type="float" office:value="22.8489012718201" calcext:value-type="float">
            <text:p>22.8489012718</text:p>
          </table:table-cell>
          <table:table-cell table:formula="of:=[.C120]/([.H120]-[.H119])" office:value-type="float" office:value="1320.36769399946" calcext:value-type="float">
            <text:p>1320.3676939995</text:p>
          </table:table-cell>
          <table:table-cell table:formula="of:=[.G120]-[.$B120]" office:value-type="float" office:value="18.0556890964508" calcext:value-type="float">
            <text:p>18.0556890965</text:p>
          </table:table-cell>
          <table:table-cell/>
          <table:table-cell office:value-type="float" office:value="1443122964.439" calcext:value-type="float">
            <text:p>1443122964.439</text:p>
          </table:table-cell>
          <table:table-cell table:formula="of:=[.L120]-[.$B$2]" office:value-type="float" office:value="22.8489012718201" calcext:value-type="float">
            <text:p>22.8489012718</text:p>
          </table:table-cell>
          <table:table-cell table:formula="of:=[.C120]/([.M120]-[.M119])" office:value-type="float" office:value="1320.36769399946" calcext:value-type="float">
            <text:p>1320.3676939995</text:p>
          </table:table-cell>
          <table:table-cell table:formula="of:=[.L120]-[.$B120]" office:value-type="float" office:value="18.0556890964508" calcext:value-type="float">
            <text:p>18.055689096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22946.42068" calcext:value-type="float">
            <text:p>1443122946.42068</text:p>
          </table:table-cell>
          <table:table-cell office:value-type="float" office:value="4096" calcext:value-type="float">
            <text:p>4096</text:p>
          </table:table-cell>
          <table:table-cell table:formula="of:=[.B121]-[.$B$2]" office:value-type="float" office:value="4.83057880401611" calcext:value-type="float">
            <text:p>4.830578804</text:p>
          </table:table-cell>
          <table:table-cell table:formula="of:=[.C121]/([.D121]-[.D120])" office:value-type="float" office:value="109616.52544871" calcext:value-type="float">
            <text:p>109616.52544871</text:p>
          </table:table-cell>
          <table:table-cell/>
          <table:table-cell office:value-type="float" office:value="1443122968.86979" calcext:value-type="float">
            <text:p>1443122968.86979</text:p>
          </table:table-cell>
          <table:table-cell table:formula="of:=[.G121]-[.$B$2]" office:value-type="float" office:value="27.2796862125397" calcext:value-type="float">
            <text:p>27.2796862125</text:p>
          </table:table-cell>
          <table:table-cell table:formula="of:=[.C121]/([.H121]-[.H120])" office:value-type="float" office:value="924.441166700988" calcext:value-type="float">
            <text:p>924.441166701</text:p>
          </table:table-cell>
          <table:table-cell table:formula="of:=[.G121]-[.$B121]" office:value-type="float" office:value="22.4491074085236" calcext:value-type="float">
            <text:p>22.4491074085</text:p>
          </table:table-cell>
          <table:table-cell/>
          <table:table-cell office:value-type="float" office:value="1443122968.86979" calcext:value-type="float">
            <text:p>1443122968.86979</text:p>
          </table:table-cell>
          <table:table-cell table:formula="of:=[.L121]-[.$B$2]" office:value-type="float" office:value="27.2796862125397" calcext:value-type="float">
            <text:p>27.2796862125</text:p>
          </table:table-cell>
          <table:table-cell table:formula="of:=[.C121]/([.M121]-[.M120])" office:value-type="float" office:value="924.441166700988" calcext:value-type="float">
            <text:p>924.441166701</text:p>
          </table:table-cell>
          <table:table-cell table:formula="of:=[.L121]-[.$B121]" office:value-type="float" office:value="22.4491074085236" calcext:value-type="float">
            <text:p>22.449107408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22946.45805" calcext:value-type="float">
            <text:p>1443122946.45805</text:p>
          </table:table-cell>
          <table:table-cell office:value-type="float" office:value="4096" calcext:value-type="float">
            <text:p>4096</text:p>
          </table:table-cell>
          <table:table-cell table:formula="of:=[.B122]-[.$B$2]" office:value-type="float" office:value="4.86795091629028" calcext:value-type="float">
            <text:p>4.8679509163</text:p>
          </table:table-cell>
          <table:table-cell table:formula="of:=[.C122]/([.D122]-[.D121])" office:value-type="float" office:value="109600.441365231" calcext:value-type="float">
            <text:p>109600.441365231</text:p>
          </table:table-cell>
          <table:table-cell/>
          <table:table-cell office:value-type="float" office:value="1443122973.30173" calcext:value-type="float">
            <text:p>1443122973.30173</text:p>
          </table:table-cell>
          <table:table-cell table:formula="of:=[.G122]-[.$B$2]" office:value-type="float" office:value="31.7116305828094" calcext:value-type="float">
            <text:p>31.7116305828</text:p>
          </table:table-cell>
          <table:table-cell table:formula="of:=[.C122]/([.H122]-[.H121])" office:value-type="float" office:value="924.199326028696" calcext:value-type="float">
            <text:p>924.1993260287</text:p>
          </table:table-cell>
          <table:table-cell table:formula="of:=[.G122]-[.$B122]" office:value-type="float" office:value="26.8436796665192" calcext:value-type="float">
            <text:p>26.8436796665</text:p>
          </table:table-cell>
          <table:table-cell/>
          <table:table-cell office:value-type="float" office:value="1443122973.30173" calcext:value-type="float">
            <text:p>1443122973.30173</text:p>
          </table:table-cell>
          <table:table-cell table:formula="of:=[.L122]-[.$B$2]" office:value-type="float" office:value="31.7116305828094" calcext:value-type="float">
            <text:p>31.7116305828</text:p>
          </table:table-cell>
          <table:table-cell table:formula="of:=[.C122]/([.M122]-[.M121])" office:value-type="float" office:value="924.199326028696" calcext:value-type="float">
            <text:p>924.1993260287</text:p>
          </table:table-cell>
          <table:table-cell table:formula="of:=[.L122]-[.$B122]" office:value-type="float" office:value="26.8436796665192" calcext:value-type="float">
            <text:p>26.843679666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22946.49543" calcext:value-type="float">
            <text:p>1443122946.49543</text:p>
          </table:table-cell>
          <table:table-cell office:value-type="float" office:value="4096" calcext:value-type="float">
            <text:p>4096</text:p>
          </table:table-cell>
          <table:table-cell table:formula="of:=[.B123]-[.$B$2]" office:value-type="float" office:value="4.90533041954041" calcext:value-type="float">
            <text:p>4.9053304195</text:p>
          </table:table-cell>
          <table:table-cell table:formula="of:=[.C123]/([.D123]-[.D122])" office:value-type="float" office:value="109578.770284665" calcext:value-type="float">
            <text:p>109578.770284665</text:p>
          </table:table-cell>
          <table:table-cell/>
          <table:table-cell office:value-type="float" office:value="1443122977.73364" calcext:value-type="float">
            <text:p>1443122977.73364</text:p>
          </table:table-cell>
          <table:table-cell table:formula="of:=[.G123]-[.$B$2]" office:value-type="float" office:value="36.1435372829437" calcext:value-type="float">
            <text:p>36.1435372829</text:p>
          </table:table-cell>
          <table:table-cell table:formula="of:=[.C123]/([.H123]-[.H122])" office:value-type="float" office:value="924.207181499534" calcext:value-type="float">
            <text:p>924.2071814995</text:p>
          </table:table-cell>
          <table:table-cell table:formula="of:=[.G123]-[.$B123]" office:value-type="float" office:value="31.2382068634033" calcext:value-type="float">
            <text:p>31.2382068634</text:p>
          </table:table-cell>
          <table:table-cell/>
          <table:table-cell office:value-type="float" office:value="1443122977.73364" calcext:value-type="float">
            <text:p>1443122977.73364</text:p>
          </table:table-cell>
          <table:table-cell table:formula="of:=[.L123]-[.$B$2]" office:value-type="float" office:value="36.1435372829437" calcext:value-type="float">
            <text:p>36.1435372829</text:p>
          </table:table-cell>
          <table:table-cell table:formula="of:=[.C123]/([.M123]-[.M122])" office:value-type="float" office:value="924.207181499534" calcext:value-type="float">
            <text:p>924.2071814995</text:p>
          </table:table-cell>
          <table:table-cell table:formula="of:=[.L123]-[.$B123]" office:value-type="float" office:value="31.2382068634033" calcext:value-type="float">
            <text:p>31.238206863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22946.53281" calcext:value-type="float">
            <text:p>1443122946.53281</text:p>
          </table:table-cell>
          <table:table-cell office:value-type="float" office:value="4096" calcext:value-type="float">
            <text:p>4096</text:p>
          </table:table-cell>
          <table:table-cell table:formula="of:=[.B124]-[.$B$2]" office:value-type="float" office:value="4.94270491600037" calcext:value-type="float">
            <text:p>4.942704916</text:p>
          </table:table-cell>
          <table:table-cell table:formula="of:=[.C124]/([.D124]-[.D123])" office:value-type="float" office:value="109593.449757591" calcext:value-type="float">
            <text:p>109593.449757591</text:p>
          </table:table-cell>
          <table:table-cell/>
          <table:table-cell office:value-type="float" office:value="1443122982.16577" calcext:value-type="float">
            <text:p>1443122982.16577</text:p>
          </table:table-cell>
          <table:table-cell table:formula="of:=[.G124]-[.$B$2]" office:value-type="float" office:value="40.5756735801697" calcext:value-type="float">
            <text:p>40.5756735802</text:p>
          </table:table-cell>
          <table:table-cell table:formula="of:=[.C124]/([.H124]-[.H123])" office:value-type="float" office:value="924.159304975269" calcext:value-type="float">
            <text:p>924.1593049753</text:p>
          </table:table-cell>
          <table:table-cell table:formula="of:=[.G124]-[.$B124]" office:value-type="float" office:value="35.6329686641693" calcext:value-type="float">
            <text:p>35.6329686642</text:p>
          </table:table-cell>
          <table:table-cell/>
          <table:table-cell office:value-type="float" office:value="1443122982.16577" calcext:value-type="float">
            <text:p>1443122982.16577</text:p>
          </table:table-cell>
          <table:table-cell table:formula="of:=[.L124]-[.$B$2]" office:value-type="float" office:value="40.5756735801697" calcext:value-type="float">
            <text:p>40.5756735802</text:p>
          </table:table-cell>
          <table:table-cell table:formula="of:=[.C124]/([.M124]-[.M123])" office:value-type="float" office:value="924.159304975269" calcext:value-type="float">
            <text:p>924.1593049753</text:p>
          </table:table-cell>
          <table:table-cell table:formula="of:=[.L124]-[.$B124]" office:value-type="float" office:value="35.6329686641693" calcext:value-type="float">
            <text:p>35.632968664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22946.57018" calcext:value-type="float">
            <text:p>1443122946.57018</text:p>
          </table:table-cell>
          <table:table-cell office:value-type="float" office:value="4096" calcext:value-type="float">
            <text:p>4096</text:p>
          </table:table-cell>
          <table:table-cell table:formula="of:=[.B125]-[.$B$2]" office:value-type="float" office:value="4.98007869720459" calcext:value-type="float">
            <text:p>4.9800786972</text:p>
          </table:table-cell>
          <table:table-cell table:formula="of:=[.C125]/([.D125]-[.D124])" office:value-type="float" office:value="109595.54714622" calcext:value-type="float">
            <text:p>109595.54714622</text:p>
          </table:table-cell>
          <table:table-cell/>
          <table:table-cell office:value-type="float" office:value="1443122983.69432" calcext:value-type="float">
            <text:p>1443122983.69432</text:p>
          </table:table-cell>
          <table:table-cell table:formula="of:=[.G125]-[.$B$2]" office:value-type="float" office:value="42.1042213439941" calcext:value-type="float">
            <text:p>42.104221344</text:p>
          </table:table-cell>
          <table:table-cell table:formula="of:=[.C125]/([.H125]-[.H124])" office:value-type="float" office:value="2679.66765379429" calcext:value-type="float">
            <text:p>2679.6676537943</text:p>
          </table:table-cell>
          <table:table-cell table:formula="of:=[.G125]-[.$B125]" office:value-type="float" office:value="37.1241426467895" calcext:value-type="float">
            <text:p>37.1241426468</text:p>
          </table:table-cell>
          <table:table-cell/>
          <table:table-cell office:value-type="float" office:value="1443122983.69432" calcext:value-type="float">
            <text:p>1443122983.69432</text:p>
          </table:table-cell>
          <table:table-cell table:formula="of:=[.L125]-[.$B$2]" office:value-type="float" office:value="42.1042213439941" calcext:value-type="float">
            <text:p>42.104221344</text:p>
          </table:table-cell>
          <table:table-cell table:formula="of:=[.C125]/([.M125]-[.M124])" office:value-type="float" office:value="2679.66765379429" calcext:value-type="float">
            <text:p>2679.6676537943</text:p>
          </table:table-cell>
          <table:table-cell table:formula="of:=[.L125]-[.$B125]" office:value-type="float" office:value="37.1241426467895" calcext:value-type="float">
            <text:p>37.124142646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22946.60755" calcext:value-type="float">
            <text:p>1443122946.60755</text:p>
          </table:table-cell>
          <table:table-cell office:value-type="float" office:value="4096" calcext:value-type="float">
            <text:p>4096</text:p>
          </table:table-cell>
          <table:table-cell table:formula="of:=[.B126]-[.$B$2]" office:value-type="float" office:value="5.01745200157166" calcext:value-type="float">
            <text:p>5.0174520016</text:p>
          </table:table-cell>
          <table:table-cell table:formula="of:=[.C126]/([.D126]-[.D125])" office:value-type="float" office:value="109596.945449906" calcext:value-type="float">
            <text:p>109596.945449906</text:p>
          </table:table-cell>
          <table:table-cell/>
          <table:table-cell office:value-type="float" office:value="1443122983.73861" calcext:value-type="float">
            <text:p>1443122983.73861</text:p>
          </table:table-cell>
          <table:table-cell table:formula="of:=[.G126]-[.$B$2]" office:value-type="float" office:value="42.1485118865967" calcext:value-type="float">
            <text:p>42.1485118866</text:p>
          </table:table-cell>
          <table:table-cell table:formula="of:=[.C126]/([.H126]-[.H125])" office:value-type="float" office:value="92480.2397829551" calcext:value-type="float">
            <text:p>92480.2397829551</text:p>
          </table:table-cell>
          <table:table-cell table:formula="of:=[.G126]-[.$B126]" office:value-type="float" office:value="37.131059885025" calcext:value-type="float">
            <text:p>37.131059885</text:p>
          </table:table-cell>
          <table:table-cell/>
          <table:table-cell office:value-type="float" office:value="1443122983.73861" calcext:value-type="float">
            <text:p>1443122983.73861</text:p>
          </table:table-cell>
          <table:table-cell table:formula="of:=[.L126]-[.$B$2]" office:value-type="float" office:value="42.1485118865967" calcext:value-type="float">
            <text:p>42.1485118866</text:p>
          </table:table-cell>
          <table:table-cell table:formula="of:=[.C126]/([.M126]-[.M125])" office:value-type="float" office:value="92480.2397829551" calcext:value-type="float">
            <text:p>92480.2397829551</text:p>
          </table:table-cell>
          <table:table-cell table:formula="of:=[.L126]-[.$B126]" office:value-type="float" office:value="37.131059885025" calcext:value-type="float">
            <text:p>37.13105988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22946.64493" calcext:value-type="float">
            <text:p>1443122946.64493</text:p>
          </table:table-cell>
          <table:table-cell office:value-type="float" office:value="4096" calcext:value-type="float">
            <text:p>4096</text:p>
          </table:table-cell>
          <table:table-cell table:formula="of:=[.B127]-[.$B$2]" office:value-type="float" office:value="5.0548255443573" calcext:value-type="float">
            <text:p>5.0548255444</text:p>
          </table:table-cell>
          <table:table-cell table:formula="of:=[.C127]/([.D127]-[.D126])" office:value-type="float" office:value="109596.246293603" calcext:value-type="float">
            <text:p>109596.246293603</text:p>
          </table:table-cell>
          <table:table-cell/>
          <table:table-cell office:value-type="float" office:value="1443122983.78295" calcext:value-type="float">
            <text:p>1443122983.78295</text:p>
          </table:table-cell>
          <table:table-cell table:formula="of:=[.G127]-[.$B$2]" office:value-type="float" office:value="42.192852973938" calcext:value-type="float">
            <text:p>42.1928529739</text:p>
          </table:table-cell>
          <table:table-cell table:formula="of:=[.C127]/([.H127]-[.H126])" office:value-type="float" office:value="92374.8208624583" calcext:value-type="float">
            <text:p>92374.8208624583</text:p>
          </table:table-cell>
          <table:table-cell table:formula="of:=[.G127]-[.$B127]" office:value-type="float" office:value="37.1380274295807" calcext:value-type="float">
            <text:p>37.1380274296</text:p>
          </table:table-cell>
          <table:table-cell/>
          <table:table-cell office:value-type="float" office:value="1443122983.78295" calcext:value-type="float">
            <text:p>1443122983.78295</text:p>
          </table:table-cell>
          <table:table-cell table:formula="of:=[.L127]-[.$B$2]" office:value-type="float" office:value="42.192852973938" calcext:value-type="float">
            <text:p>42.1928529739</text:p>
          </table:table-cell>
          <table:table-cell table:formula="of:=[.C127]/([.M127]-[.M126])" office:value-type="float" office:value="92374.8208624583" calcext:value-type="float">
            <text:p>92374.8208624583</text:p>
          </table:table-cell>
          <table:table-cell table:formula="of:=[.L127]-[.$B127]" office:value-type="float" office:value="37.1380274295807" calcext:value-type="float">
            <text:p>37.138027429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22946.68229" calcext:value-type="float">
            <text:p>1443122946.68229</text:p>
          </table:table-cell>
          <table:table-cell office:value-type="float" office:value="4096" calcext:value-type="float">
            <text:p>4096</text:p>
          </table:table-cell>
          <table:table-cell table:formula="of:=[.B128]-[.$B$2]" office:value-type="float" office:value="5.09218955039978" calcext:value-type="float">
            <text:p>5.0921895504</text:p>
          </table:table-cell>
          <table:table-cell table:formula="of:=[.C128]/([.D128]-[.D127])" office:value-type="float" office:value="109624.219505347" calcext:value-type="float">
            <text:p>109624.219505347</text:p>
          </table:table-cell>
          <table:table-cell/>
          <table:table-cell office:value-type="float" office:value="1443122983.82725" calcext:value-type="float">
            <text:p>1443122983.82725</text:p>
          </table:table-cell>
          <table:table-cell table:formula="of:=[.G128]-[.$B$2]" office:value-type="float" office:value="42.2371516227722" calcext:value-type="float">
            <text:p>42.2371516228</text:p>
          </table:table-cell>
          <table:table-cell table:formula="of:=[.C128]/([.H128]-[.H127])" office:value-type="float" office:value="92463.3167780756" calcext:value-type="float">
            <text:p>92463.3167780756</text:p>
          </table:table-cell>
          <table:table-cell table:formula="of:=[.G128]-[.$B128]" office:value-type="float" office:value="37.1449620723724" calcext:value-type="float">
            <text:p>37.1449620724</text:p>
          </table:table-cell>
          <table:table-cell/>
          <table:table-cell office:value-type="float" office:value="1443122983.82725" calcext:value-type="float">
            <text:p>1443122983.82725</text:p>
          </table:table-cell>
          <table:table-cell table:formula="of:=[.L128]-[.$B$2]" office:value-type="float" office:value="42.2371516227722" calcext:value-type="float">
            <text:p>42.2371516228</text:p>
          </table:table-cell>
          <table:table-cell table:formula="of:=[.C128]/([.M128]-[.M127])" office:value-type="float" office:value="92463.3167780756" calcext:value-type="float">
            <text:p>92463.3167780756</text:p>
          </table:table-cell>
          <table:table-cell table:formula="of:=[.L128]-[.$B128]" office:value-type="float" office:value="37.1449620723724" calcext:value-type="float">
            <text:p>37.144962072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22946.71966" calcext:value-type="float">
            <text:p>1443122946.71966</text:p>
          </table:table-cell>
          <table:table-cell office:value-type="float" office:value="4096" calcext:value-type="float">
            <text:p>4096</text:p>
          </table:table-cell>
          <table:table-cell table:formula="of:=[.B129]-[.$B$2]" office:value-type="float" office:value="5.12956428527832" calcext:value-type="float">
            <text:p>5.1295642853</text:p>
          </table:table-cell>
          <table:table-cell table:formula="of:=[.C129]/([.D129]-[.D128])" office:value-type="float" office:value="109592.750645888" calcext:value-type="float">
            <text:p>109592.750645888</text:p>
          </table:table-cell>
          <table:table-cell/>
          <table:table-cell office:value-type="float" office:value="1443122983.87157" calcext:value-type="float">
            <text:p>1443122983.87157</text:p>
          </table:table-cell>
          <table:table-cell table:formula="of:=[.G129]-[.$B$2]" office:value-type="float" office:value="42.2814707756042" calcext:value-type="float">
            <text:p>42.2814707756</text:p>
          </table:table-cell>
          <table:table-cell table:formula="of:=[.C129]/([.H129]-[.H128])" office:value-type="float" office:value="92420.5391633672" calcext:value-type="float">
            <text:p>92420.5391633672</text:p>
          </table:table-cell>
          <table:table-cell table:formula="of:=[.G129]-[.$B129]" office:value-type="float" office:value="37.1519064903259" calcext:value-type="float">
            <text:p>37.1519064903</text:p>
          </table:table-cell>
          <table:table-cell/>
          <table:table-cell office:value-type="float" office:value="1443122983.87157" calcext:value-type="float">
            <text:p>1443122983.87157</text:p>
          </table:table-cell>
          <table:table-cell table:formula="of:=[.L129]-[.$B$2]" office:value-type="float" office:value="42.2814707756042" calcext:value-type="float">
            <text:p>42.2814707756</text:p>
          </table:table-cell>
          <table:table-cell table:formula="of:=[.C129]/([.M129]-[.M128])" office:value-type="float" office:value="92420.5391633672" calcext:value-type="float">
            <text:p>92420.5391633672</text:p>
          </table:table-cell>
          <table:table-cell table:formula="of:=[.L129]-[.$B129]" office:value-type="float" office:value="37.1519064903259" calcext:value-type="float">
            <text:p>37.15190649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22946.75706" calcext:value-type="float">
            <text:p>1443122946.75706</text:p>
          </table:table-cell>
          <table:table-cell office:value-type="float" office:value="4096" calcext:value-type="float">
            <text:p>4096</text:p>
          </table:table-cell>
          <table:table-cell table:formula="of:=[.B130]-[.$B$2]" office:value-type="float" office:value="5.16695594787598" calcext:value-type="float">
            <text:p>5.1669559479</text:p>
          </table:table-cell>
          <table:table-cell table:formula="of:=[.C130]/([.D130]-[.D129])" office:value-type="float" office:value="109543.136502755" calcext:value-type="float">
            <text:p>109543.136502755</text:p>
          </table:table-cell>
          <table:table-cell/>
          <table:table-cell office:value-type="float" office:value="1443122983.9159" calcext:value-type="float">
            <text:p>1443122983.9159</text:p>
          </table:table-cell>
          <table:table-cell table:formula="of:=[.G130]-[.$B$2]" office:value-type="float" office:value="42.3257958889008" calcext:value-type="float">
            <text:p>42.3257958889</text:p>
          </table:table-cell>
          <table:table-cell table:formula="of:=[.C130]/([.H130]-[.H129])" office:value-type="float" office:value="92408.1112348249" calcext:value-type="float">
            <text:p>92408.1112348249</text:p>
          </table:table-cell>
          <table:table-cell table:formula="of:=[.G130]-[.$B130]" office:value-type="float" office:value="37.1588399410248" calcext:value-type="float">
            <text:p>37.158839941</text:p>
          </table:table-cell>
          <table:table-cell/>
          <table:table-cell office:value-type="float" office:value="1443122983.9159" calcext:value-type="float">
            <text:p>1443122983.9159</text:p>
          </table:table-cell>
          <table:table-cell table:formula="of:=[.L130]-[.$B$2]" office:value-type="float" office:value="42.3257958889008" calcext:value-type="float">
            <text:p>42.3257958889</text:p>
          </table:table-cell>
          <table:table-cell table:formula="of:=[.C130]/([.M130]-[.M129])" office:value-type="float" office:value="92408.1112348249" calcext:value-type="float">
            <text:p>92408.1112348249</text:p>
          </table:table-cell>
          <table:table-cell table:formula="of:=[.L130]-[.$B130]" office:value-type="float" office:value="37.1588399410248" calcext:value-type="float">
            <text:p>37.15883994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22946.79442" calcext:value-type="float">
            <text:p>1443122946.79442</text:p>
          </table:table-cell>
          <table:table-cell office:value-type="float" office:value="4096" calcext:value-type="float">
            <text:p>4096</text:p>
          </table:table-cell>
          <table:table-cell table:formula="of:=[.B131]-[.$B$2]" office:value-type="float" office:value="5.20432353019714" calcext:value-type="float">
            <text:p>5.2043235302</text:p>
          </table:table-cell>
          <table:table-cell table:formula="of:=[.C131]/([.D131]-[.D130])" office:value-type="float" office:value="109613.727877701" calcext:value-type="float">
            <text:p>109613.727877701</text:p>
          </table:table-cell>
          <table:table-cell/>
          <table:table-cell office:value-type="float" office:value="1443122983.96021" calcext:value-type="float">
            <text:p>1443122983.96021</text:p>
          </table:table-cell>
          <table:table-cell table:formula="of:=[.G131]-[.$B$2]" office:value-type="float" office:value="42.3701102733612" calcext:value-type="float">
            <text:p>42.3701102734</text:p>
          </table:table-cell>
          <table:table-cell table:formula="of:=[.C131]/([.H131]-[.H130])" office:value-type="float" office:value="92430.4839133148" calcext:value-type="float">
            <text:p>92430.4839133148</text:p>
          </table:table-cell>
          <table:table-cell table:formula="of:=[.G131]-[.$B131]" office:value-type="float" office:value="37.1657867431641" calcext:value-type="float">
            <text:p>37.1657867432</text:p>
          </table:table-cell>
          <table:table-cell/>
          <table:table-cell office:value-type="float" office:value="1443122983.96021" calcext:value-type="float">
            <text:p>1443122983.96021</text:p>
          </table:table-cell>
          <table:table-cell table:formula="of:=[.L131]-[.$B$2]" office:value-type="float" office:value="42.3701102733612" calcext:value-type="float">
            <text:p>42.3701102734</text:p>
          </table:table-cell>
          <table:table-cell table:formula="of:=[.C131]/([.M131]-[.M130])" office:value-type="float" office:value="92430.4839133148" calcext:value-type="float">
            <text:p>92430.4839133148</text:p>
          </table:table-cell>
          <table:table-cell table:formula="of:=[.L131]-[.$B131]" office:value-type="float" office:value="37.1657867431641" calcext:value-type="float">
            <text:p>37.16578674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22946.83176" calcext:value-type="float">
            <text:p>1443122946.83176</text:p>
          </table:table-cell>
          <table:table-cell office:value-type="float" office:value="4096" calcext:value-type="float">
            <text:p>4096</text:p>
          </table:table-cell>
          <table:table-cell table:formula="of:=[.B132]-[.$B$2]" office:value-type="float" office:value="5.2416558265686" calcext:value-type="float">
            <text:p>5.2416558266</text:p>
          </table:table-cell>
          <table:table-cell table:formula="of:=[.C132]/([.D132]-[.D131])" office:value-type="float" office:value="109717.33319709" calcext:value-type="float">
            <text:p>109717.33319709</text:p>
          </table:table-cell>
          <table:table-cell/>
          <table:table-cell office:value-type="float" office:value="1443122984.00461" calcext:value-type="float">
            <text:p>1443122984.00461</text:p>
          </table:table-cell>
          <table:table-cell table:formula="of:=[.G132]-[.$B$2]" office:value-type="float" office:value="42.4145052433014" calcext:value-type="float">
            <text:p>42.4145052433</text:p>
          </table:table-cell>
          <table:table-cell table:formula="of:=[.C132]/([.H132]-[.H131])" office:value-type="float" office:value="92262.7046604299" calcext:value-type="float">
            <text:p>92262.7046604299</text:p>
          </table:table-cell>
          <table:table-cell table:formula="of:=[.G132]-[.$B132]" office:value-type="float" office:value="37.1728494167328" calcext:value-type="float">
            <text:p>37.1728494167</text:p>
          </table:table-cell>
          <table:table-cell/>
          <table:table-cell office:value-type="float" office:value="1443122984.00461" calcext:value-type="float">
            <text:p>1443122984.00461</text:p>
          </table:table-cell>
          <table:table-cell table:formula="of:=[.L132]-[.$B$2]" office:value-type="float" office:value="42.4145052433014" calcext:value-type="float">
            <text:p>42.4145052433</text:p>
          </table:table-cell>
          <table:table-cell table:formula="of:=[.C132]/([.M132]-[.M131])" office:value-type="float" office:value="92262.7046604299" calcext:value-type="float">
            <text:p>92262.7046604299</text:p>
          </table:table-cell>
          <table:table-cell table:formula="of:=[.L132]-[.$B132]" office:value-type="float" office:value="37.1728494167328" calcext:value-type="float">
            <text:p>37.172849416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22946.86908" calcext:value-type="float">
            <text:p>1443122946.86908</text:p>
          </table:table-cell>
          <table:table-cell office:value-type="float" office:value="4096" calcext:value-type="float">
            <text:p>4096</text:p>
          </table:table-cell>
          <table:table-cell table:formula="of:=[.B133]-[.$B$2]" office:value-type="float" office:value="5.27898192405701" calcext:value-type="float">
            <text:p>5.2789819241</text:p>
          </table:table-cell>
          <table:table-cell table:formula="of:=[.C133]/([.D133]-[.D132])" office:value-type="float" office:value="109735.554360393" calcext:value-type="float">
            <text:p>109735.554360393</text:p>
          </table:table-cell>
          <table:table-cell/>
          <table:table-cell office:value-type="float" office:value="1443122984.0539" calcext:value-type="float">
            <text:p>1443122984.0539</text:p>
          </table:table-cell>
          <table:table-cell table:formula="of:=[.G133]-[.$B$2]" office:value-type="float" office:value="42.4637970924377" calcext:value-type="float">
            <text:p>42.4637970924</text:p>
          </table:table-cell>
          <table:table-cell table:formula="of:=[.C133]/([.H133]-[.H132])" office:value-type="float" office:value="83096.9028706861" calcext:value-type="float">
            <text:p>83096.9028706861</text:p>
          </table:table-cell>
          <table:table-cell table:formula="of:=[.G133]-[.$B133]" office:value-type="float" office:value="37.1848151683807" calcext:value-type="float">
            <text:p>37.1848151684</text:p>
          </table:table-cell>
          <table:table-cell/>
          <table:table-cell office:value-type="float" office:value="1443122984.0539" calcext:value-type="float">
            <text:p>1443122984.0539</text:p>
          </table:table-cell>
          <table:table-cell table:formula="of:=[.L133]-[.$B$2]" office:value-type="float" office:value="42.4637970924377" calcext:value-type="float">
            <text:p>42.4637970924</text:p>
          </table:table-cell>
          <table:table-cell table:formula="of:=[.C133]/([.M133]-[.M132])" office:value-type="float" office:value="83096.9028706861" calcext:value-type="float">
            <text:p>83096.9028706861</text:p>
          </table:table-cell>
          <table:table-cell table:formula="of:=[.L133]-[.$B133]" office:value-type="float" office:value="37.1848151683807" calcext:value-type="float">
            <text:p>37.184815168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22946.90641" calcext:value-type="float">
            <text:p>1443122946.90641</text:p>
          </table:table-cell>
          <table:table-cell office:value-type="float" office:value="4096" calcext:value-type="float">
            <text:p>4096</text:p>
          </table:table-cell>
          <table:table-cell table:formula="of:=[.B134]-[.$B$2]" office:value-type="float" office:value="5.31630611419678" calcext:value-type="float">
            <text:p>5.3163061142</text:p>
          </table:table-cell>
          <table:table-cell table:formula="of:=[.C134]/([.D134]-[.D133])" office:value-type="float" office:value="109741.162089825" calcext:value-type="float">
            <text:p>109741.162089825</text:p>
          </table:table-cell>
          <table:table-cell/>
          <table:table-cell office:value-type="float" office:value="1443122984.10308" calcext:value-type="float">
            <text:p>1443122984.10308</text:p>
          </table:table-cell>
          <table:table-cell table:formula="of:=[.G134]-[.$B$2]" office:value-type="float" office:value="42.5129795074463" calcext:value-type="float">
            <text:p>42.5129795074</text:p>
          </table:table-cell>
          <table:table-cell table:formula="of:=[.C134]/([.H134]-[.H133])" office:value-type="float" office:value="83281.7989781178" calcext:value-type="float">
            <text:p>83281.7989781178</text:p>
          </table:table-cell>
          <table:table-cell table:formula="of:=[.G134]-[.$B134]" office:value-type="float" office:value="37.1966733932495" calcext:value-type="float">
            <text:p>37.1966733932</text:p>
          </table:table-cell>
          <table:table-cell/>
          <table:table-cell office:value-type="float" office:value="1443122984.10308" calcext:value-type="float">
            <text:p>1443122984.10308</text:p>
          </table:table-cell>
          <table:table-cell table:formula="of:=[.L134]-[.$B$2]" office:value-type="float" office:value="42.5129795074463" calcext:value-type="float">
            <text:p>42.5129795074</text:p>
          </table:table-cell>
          <table:table-cell table:formula="of:=[.C134]/([.M134]-[.M133])" office:value-type="float" office:value="83281.7989781178" calcext:value-type="float">
            <text:p>83281.7989781178</text:p>
          </table:table-cell>
          <table:table-cell table:formula="of:=[.L134]-[.$B134]" office:value-type="float" office:value="37.1966733932495" calcext:value-type="float">
            <text:p>37.19667339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22946.94373" calcext:value-type="float">
            <text:p>1443122946.94373</text:p>
          </table:table-cell>
          <table:table-cell office:value-type="float" office:value="4096" calcext:value-type="float">
            <text:p>4096</text:p>
          </table:table-cell>
          <table:table-cell table:formula="of:=[.B135]-[.$B$2]" office:value-type="float" office:value="5.35362982749939" calcext:value-type="float">
            <text:p>5.3536298275</text:p>
          </table:table-cell>
          <table:table-cell table:formula="of:=[.C135]/([.D135]-[.D134])" office:value-type="float" office:value="109742.564111736" calcext:value-type="float">
            <text:p>109742.564111736</text:p>
          </table:table-cell>
          <table:table-cell/>
          <table:table-cell office:value-type="float" office:value="1443122984.15232" calcext:value-type="float">
            <text:p>1443122984.15232</text:p>
          </table:table-cell>
          <table:table-cell table:formula="of:=[.G135]-[.$B$2]" office:value-type="float" office:value="42.5622227191925" calcext:value-type="float">
            <text:p>42.5622227192</text:p>
          </table:table-cell>
          <table:table-cell table:formula="of:=[.C135]/([.H135]-[.H134])" office:value-type="float" office:value="83178.977462102" calcext:value-type="float">
            <text:p>83178.977462102</text:p>
          </table:table-cell>
          <table:table-cell table:formula="of:=[.G135]-[.$B135]" office:value-type="float" office:value="37.2085928916931" calcext:value-type="float">
            <text:p>37.2085928917</text:p>
          </table:table-cell>
          <table:table-cell/>
          <table:table-cell office:value-type="float" office:value="1443122984.15232" calcext:value-type="float">
            <text:p>1443122984.15232</text:p>
          </table:table-cell>
          <table:table-cell table:formula="of:=[.L135]-[.$B$2]" office:value-type="float" office:value="42.5622227191925" calcext:value-type="float">
            <text:p>42.5622227192</text:p>
          </table:table-cell>
          <table:table-cell table:formula="of:=[.C135]/([.M135]-[.M134])" office:value-type="float" office:value="83178.977462102" calcext:value-type="float">
            <text:p>83178.977462102</text:p>
          </table:table-cell>
          <table:table-cell table:formula="of:=[.L135]-[.$B135]" office:value-type="float" office:value="37.2085928916931" calcext:value-type="float">
            <text:p>37.208592891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22946.98107" calcext:value-type="float">
            <text:p>1443122946.98107</text:p>
          </table:table-cell>
          <table:table-cell office:value-type="float" office:value="4096" calcext:value-type="float">
            <text:p>4096</text:p>
          </table:table-cell>
          <table:table-cell table:formula="of:=[.B136]-[.$B$2]" office:value-type="float" office:value="5.3909695148468" calcext:value-type="float">
            <text:p>5.3909695148</text:p>
          </table:table-cell>
          <table:table-cell table:formula="of:=[.C136]/([.D136]-[.D135])" office:value-type="float" office:value="109695.615870867" calcext:value-type="float">
            <text:p>109695.615870867</text:p>
          </table:table-cell>
          <table:table-cell/>
          <table:table-cell office:value-type="float" office:value="1443122984.20155" calcext:value-type="float">
            <text:p>1443122984.20155</text:p>
          </table:table-cell>
          <table:table-cell table:formula="of:=[.G136]-[.$B$2]" office:value-type="float" office:value="42.6114540100098" calcext:value-type="float">
            <text:p>42.61145401</text:p>
          </table:table-cell>
          <table:table-cell table:formula="of:=[.C136]/([.H136]-[.H135])" office:value-type="float" office:value="83199.1185281683" calcext:value-type="float">
            <text:p>83199.1185281683</text:p>
          </table:table-cell>
          <table:table-cell table:formula="of:=[.G136]-[.$B136]" office:value-type="float" office:value="37.220484495163" calcext:value-type="float">
            <text:p>37.2204844952</text:p>
          </table:table-cell>
          <table:table-cell/>
          <table:table-cell office:value-type="float" office:value="1443122984.20155" calcext:value-type="float">
            <text:p>1443122984.20155</text:p>
          </table:table-cell>
          <table:table-cell table:formula="of:=[.L136]-[.$B$2]" office:value-type="float" office:value="42.6114540100098" calcext:value-type="float">
            <text:p>42.61145401</text:p>
          </table:table-cell>
          <table:table-cell table:formula="of:=[.C136]/([.M136]-[.M135])" office:value-type="float" office:value="83199.1185281683" calcext:value-type="float">
            <text:p>83199.1185281683</text:p>
          </table:table-cell>
          <table:table-cell table:formula="of:=[.L136]-[.$B136]" office:value-type="float" office:value="37.220484495163" calcext:value-type="float">
            <text:p>37.220484495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22960.02531" calcext:value-type="float">
            <text:p>1443122960.02531</text:p>
          </table:table-cell>
          <table:table-cell office:value-type="float" office:value="4096" calcext:value-type="float">
            <text:p>4096</text:p>
          </table:table-cell>
          <table:table-cell table:formula="of:=[.B137]-[.$B$2]" office:value-type="float" office:value="18.4352095127106" calcext:value-type="float">
            <text:p>18.4352095127</text:p>
          </table:table-cell>
          <table:table-cell table:formula="of:=[.C137]/([.D137]-[.D136])" office:value-type="float" office:value="314.008328631702" calcext:value-type="float">
            <text:p>314.0083286317</text:p>
          </table:table-cell>
          <table:table-cell/>
          <table:table-cell office:value-type="float" office:value="1443122984.25083" calcext:value-type="float">
            <text:p>1443122984.25083</text:p>
          </table:table-cell>
          <table:table-cell table:formula="of:=[.G137]-[.$B$2]" office:value-type="float" office:value="42.6607306003571" calcext:value-type="float">
            <text:p>42.6607306004</text:p>
          </table:table-cell>
          <table:table-cell table:formula="of:=[.C137]/([.H137]-[.H136])" office:value-type="float" office:value="83122.6343205229" calcext:value-type="float">
            <text:p>83122.6343205229</text:p>
          </table:table-cell>
          <table:table-cell table:formula="of:=[.G137]-[.$B137]" office:value-type="float" office:value="24.2255210876465" calcext:value-type="float">
            <text:p>24.2255210876</text:p>
          </table:table-cell>
          <table:table-cell/>
          <table:table-cell office:value-type="float" office:value="1443122984.25083" calcext:value-type="float">
            <text:p>1443122984.25083</text:p>
          </table:table-cell>
          <table:table-cell table:formula="of:=[.L137]-[.$B$2]" office:value-type="float" office:value="42.6607306003571" calcext:value-type="float">
            <text:p>42.6607306004</text:p>
          </table:table-cell>
          <table:table-cell table:formula="of:=[.C137]/([.M137]-[.M136])" office:value-type="float" office:value="83122.6343205229" calcext:value-type="float">
            <text:p>83122.6343205229</text:p>
          </table:table-cell>
          <table:table-cell table:formula="of:=[.L137]-[.$B137]" office:value-type="float" office:value="24.2255210876465" calcext:value-type="float">
            <text:p>24.225521087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22960.07664" calcext:value-type="float">
            <text:p>1443122960.07664</text:p>
          </table:table-cell>
          <table:table-cell office:value-type="float" office:value="4096" calcext:value-type="float">
            <text:p>4096</text:p>
          </table:table-cell>
          <table:table-cell table:formula="of:=[.B138]-[.$B$2]" office:value-type="float" office:value="18.4865415096283" calcext:value-type="float">
            <text:p>18.4865415096</text:p>
          </table:table-cell>
          <table:table-cell table:formula="of:=[.C138]/([.D138]-[.D137])" office:value-type="float" office:value="79794.2851622372" calcext:value-type="float">
            <text:p>79794.2851622372</text:p>
          </table:table-cell>
          <table:table-cell/>
          <table:table-cell office:value-type="float" office:value="1443122984.30005" calcext:value-type="float">
            <text:p>1443122984.30005</text:p>
          </table:table-cell>
          <table:table-cell table:formula="of:=[.G138]-[.$B$2]" office:value-type="float" office:value="42.7099533081055" calcext:value-type="float">
            <text:p>42.7099533081</text:p>
          </table:table-cell>
          <table:table-cell table:formula="of:=[.C138]/([.H138]-[.H137])" office:value-type="float" office:value="83213.6261364462" calcext:value-type="float">
            <text:p>83213.6261364462</text:p>
          </table:table-cell>
          <table:table-cell table:formula="of:=[.G138]-[.$B138]" office:value-type="float" office:value="24.2234117984772" calcext:value-type="float">
            <text:p>24.2234117985</text:p>
          </table:table-cell>
          <table:table-cell/>
          <table:table-cell office:value-type="float" office:value="1443122984.30005" calcext:value-type="float">
            <text:p>1443122984.30005</text:p>
          </table:table-cell>
          <table:table-cell table:formula="of:=[.L138]-[.$B$2]" office:value-type="float" office:value="42.7099533081055" calcext:value-type="float">
            <text:p>42.7099533081</text:p>
          </table:table-cell>
          <table:table-cell table:formula="of:=[.C138]/([.M138]-[.M137])" office:value-type="float" office:value="83213.6261364462" calcext:value-type="float">
            <text:p>83213.6261364462</text:p>
          </table:table-cell>
          <table:table-cell table:formula="of:=[.L138]-[.$B138]" office:value-type="float" office:value="24.2234117984772" calcext:value-type="float">
            <text:p>24.223411798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22960.12797" calcext:value-type="float">
            <text:p>1443122960.12797</text:p>
          </table:table-cell>
          <table:table-cell office:value-type="float" office:value="4096" calcext:value-type="float">
            <text:p>4096</text:p>
          </table:table-cell>
          <table:table-cell table:formula="of:=[.B139]-[.$B$2]" office:value-type="float" office:value="18.5378713607788" calcext:value-type="float">
            <text:p>18.5378713608</text:p>
          </table:table-cell>
          <table:table-cell table:formula="of:=[.C139]/([.D139]-[.D138])" office:value-type="float" office:value="79797.620842294" calcext:value-type="float">
            <text:p>79797.620842294</text:p>
          </table:table-cell>
          <table:table-cell/>
          <table:table-cell office:value-type="float" office:value="1443122984.3493" calcext:value-type="float">
            <text:p>1443122984.3493</text:p>
          </table:table-cell>
          <table:table-cell table:formula="of:=[.G139]-[.$B$2]" office:value-type="float" office:value="42.7591965198517" calcext:value-type="float">
            <text:p>42.7591965199</text:p>
          </table:table-cell>
          <table:table-cell table:formula="of:=[.C139]/([.H139]-[.H138])" office:value-type="float" office:value="83178.977462102" calcext:value-type="float">
            <text:p>83178.977462102</text:p>
          </table:table-cell>
          <table:table-cell table:formula="of:=[.G139]-[.$B139]" office:value-type="float" office:value="24.2213251590729" calcext:value-type="float">
            <text:p>24.2213251591</text:p>
          </table:table-cell>
          <table:table-cell/>
          <table:table-cell office:value-type="float" office:value="1443122984.3493" calcext:value-type="float">
            <text:p>1443122984.3493</text:p>
          </table:table-cell>
          <table:table-cell table:formula="of:=[.L139]-[.$B$2]" office:value-type="float" office:value="42.7591965198517" calcext:value-type="float">
            <text:p>42.7591965199</text:p>
          </table:table-cell>
          <table:table-cell table:formula="of:=[.C139]/([.M139]-[.M138])" office:value-type="float" office:value="83178.977462102" calcext:value-type="float">
            <text:p>83178.977462102</text:p>
          </table:table-cell>
          <table:table-cell table:formula="of:=[.L139]-[.$B139]" office:value-type="float" office:value="24.2213251590729" calcext:value-type="float">
            <text:p>24.221325159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22960.1793" calcext:value-type="float">
            <text:p>1443122960.1793</text:p>
          </table:table-cell>
          <table:table-cell office:value-type="float" office:value="4096" calcext:value-type="float">
            <text:p>4096</text:p>
          </table:table-cell>
          <table:table-cell table:formula="of:=[.B140]-[.$B$2]" office:value-type="float" office:value="18.5892035961151" calcext:value-type="float">
            <text:p>18.5892035961</text:p>
          </table:table-cell>
          <table:table-cell table:formula="of:=[.C140]/([.D140]-[.D139])" office:value-type="float" office:value="79793.9145483342" calcext:value-type="float">
            <text:p>79793.9145483342</text:p>
          </table:table-cell>
          <table:table-cell/>
          <table:table-cell office:value-type="float" office:value="1443122984.39855" calcext:value-type="float">
            <text:p>1443122984.39855</text:p>
          </table:table-cell>
          <table:table-cell table:formula="of:=[.G140]-[.$B$2]" office:value-type="float" office:value="42.8084449768066" calcext:value-type="float">
            <text:p>42.8084449768</text:p>
          </table:table-cell>
          <table:table-cell table:formula="of:=[.C140]/([.H140]-[.H139])" office:value-type="float" office:value="83170.1184820128" calcext:value-type="float">
            <text:p>83170.1184820128</text:p>
          </table:table-cell>
          <table:table-cell table:formula="of:=[.G140]-[.$B140]" office:value-type="float" office:value="24.2192413806915" calcext:value-type="float">
            <text:p>24.2192413807</text:p>
          </table:table-cell>
          <table:table-cell/>
          <table:table-cell office:value-type="float" office:value="1443122984.39855" calcext:value-type="float">
            <text:p>1443122984.39855</text:p>
          </table:table-cell>
          <table:table-cell table:formula="of:=[.L140]-[.$B$2]" office:value-type="float" office:value="42.8084449768066" calcext:value-type="float">
            <text:p>42.8084449768</text:p>
          </table:table-cell>
          <table:table-cell table:formula="of:=[.C140]/([.M140]-[.M139])" office:value-type="float" office:value="83170.1184820128" calcext:value-type="float">
            <text:p>83170.1184820128</text:p>
          </table:table-cell>
          <table:table-cell table:formula="of:=[.L140]-[.$B140]" office:value-type="float" office:value="24.2192413806915" calcext:value-type="float">
            <text:p>24.219241380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22960.23063" calcext:value-type="float">
            <text:p>1443122960.23063</text:p>
          </table:table-cell>
          <table:table-cell office:value-type="float" office:value="4096" calcext:value-type="float">
            <text:p>4096</text:p>
          </table:table-cell>
          <table:table-cell table:formula="of:=[.B141]-[.$B$2]" office:value-type="float" office:value="18.640531539917" calcext:value-type="float">
            <text:p>18.6405315399</text:p>
          </table:table-cell>
          <table:table-cell table:formula="of:=[.C141]/([.D141]-[.D140])" office:value-type="float" office:value="79800.5861253687" calcext:value-type="float">
            <text:p>79800.5861253687</text:p>
          </table:table-cell>
          <table:table-cell/>
          <table:table-cell office:value-type="float" office:value="1443122984.44778" calcext:value-type="float">
            <text:p>1443122984.44778</text:p>
          </table:table-cell>
          <table:table-cell table:formula="of:=[.G141]-[.$B$2]" office:value-type="float" office:value="42.8576817512512" calcext:value-type="float">
            <text:p>42.8576817513</text:p>
          </table:table-cell>
          <table:table-cell table:formula="of:=[.C141]/([.H141]-[.H140])" office:value-type="float" office:value="83189.8524264699" calcext:value-type="float">
            <text:p>83189.8524264699</text:p>
          </table:table-cell>
          <table:table-cell table:formula="of:=[.G141]-[.$B141]" office:value-type="float" office:value="24.2171502113342" calcext:value-type="float">
            <text:p>24.2171502113</text:p>
          </table:table-cell>
          <table:table-cell/>
          <table:table-cell office:value-type="float" office:value="1443122984.44778" calcext:value-type="float">
            <text:p>1443122984.44778</text:p>
          </table:table-cell>
          <table:table-cell table:formula="of:=[.L141]-[.$B$2]" office:value-type="float" office:value="42.8576817512512" calcext:value-type="float">
            <text:p>42.8576817513</text:p>
          </table:table-cell>
          <table:table-cell table:formula="of:=[.C141]/([.M141]-[.M140])" office:value-type="float" office:value="83189.8524264699" calcext:value-type="float">
            <text:p>83189.8524264699</text:p>
          </table:table-cell>
          <table:table-cell table:formula="of:=[.L141]-[.$B141]" office:value-type="float" office:value="24.2171502113342" calcext:value-type="float">
            <text:p>24.217150211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22960.28196" calcext:value-type="float">
            <text:p>1443122960.28196</text:p>
          </table:table-cell>
          <table:table-cell office:value-type="float" office:value="4096" calcext:value-type="float">
            <text:p>4096</text:p>
          </table:table-cell>
          <table:table-cell table:formula="of:=[.B142]-[.$B$2]" office:value-type="float" office:value="18.6918592453003" calcext:value-type="float">
            <text:p>18.6918592453</text:p>
          </table:table-cell>
          <table:table-cell table:formula="of:=[.C142]/([.D142]-[.D141])" office:value-type="float" office:value="79800.9568012486" calcext:value-type="float">
            <text:p>79800.9568012486</text:p>
          </table:table-cell>
          <table:table-cell/>
          <table:table-cell office:value-type="float" office:value="1443122984.49704" calcext:value-type="float">
            <text:p>1443122984.49704</text:p>
          </table:table-cell>
          <table:table-cell table:formula="of:=[.G142]-[.$B$2]" office:value-type="float" office:value="42.9069426059723" calcext:value-type="float">
            <text:p>42.906942606</text:p>
          </table:table-cell>
          <table:table-cell table:formula="of:=[.C142]/([.H142]-[.H141])" office:value-type="float" office:value="83149.1865740629" calcext:value-type="float">
            <text:p>83149.1865740629</text:p>
          </table:table-cell>
          <table:table-cell table:formula="of:=[.G142]-[.$B142]" office:value-type="float" office:value="24.215083360672" calcext:value-type="float">
            <text:p>24.2150833607</text:p>
          </table:table-cell>
          <table:table-cell/>
          <table:table-cell office:value-type="float" office:value="1443122984.49704" calcext:value-type="float">
            <text:p>1443122984.49704</text:p>
          </table:table-cell>
          <table:table-cell table:formula="of:=[.L142]-[.$B$2]" office:value-type="float" office:value="42.9069426059723" calcext:value-type="float">
            <text:p>42.906942606</text:p>
          </table:table-cell>
          <table:table-cell table:formula="of:=[.C142]/([.M142]-[.M141])" office:value-type="float" office:value="83149.1865740629" calcext:value-type="float">
            <text:p>83149.1865740629</text:p>
          </table:table-cell>
          <table:table-cell table:formula="of:=[.L142]-[.$B142]" office:value-type="float" office:value="24.215083360672" calcext:value-type="float">
            <text:p>24.215083360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22960.33329" calcext:value-type="float">
            <text:p>1443122960.33329</text:p>
          </table:table-cell>
          <table:table-cell office:value-type="float" office:value="4096" calcext:value-type="float">
            <text:p>4096</text:p>
          </table:table-cell>
          <table:table-cell table:formula="of:=[.B143]-[.$B$2]" office:value-type="float" office:value="18.7431881427765" calcext:value-type="float">
            <text:p>18.7431881428</text:p>
          </table:table-cell>
          <table:table-cell table:formula="of:=[.C143]/([.D143]-[.D142])" office:value-type="float" office:value="79799.1034562843" calcext:value-type="float">
            <text:p>79799.1034562843</text:p>
          </table:table-cell>
          <table:table-cell/>
          <table:table-cell office:value-type="float" office:value="1443122984.54627" calcext:value-type="float">
            <text:p>1443122984.54627</text:p>
          </table:table-cell>
          <table:table-cell table:formula="of:=[.G143]-[.$B$2]" office:value-type="float" office:value="42.9561717510223" calcext:value-type="float">
            <text:p>42.956171751</text:p>
          </table:table-cell>
          <table:table-cell table:formula="of:=[.C143]/([.H143]-[.H142])" office:value-type="float" office:value="83202.7449559768" calcext:value-type="float">
            <text:p>83202.7449559768</text:p>
          </table:table-cell>
          <table:table-cell table:formula="of:=[.G143]-[.$B143]" office:value-type="float" office:value="24.2129836082458" calcext:value-type="float">
            <text:p>24.2129836082</text:p>
          </table:table-cell>
          <table:table-cell/>
          <table:table-cell office:value-type="float" office:value="1443122984.54627" calcext:value-type="float">
            <text:p>1443122984.54627</text:p>
          </table:table-cell>
          <table:table-cell table:formula="of:=[.L143]-[.$B$2]" office:value-type="float" office:value="42.9561717510223" calcext:value-type="float">
            <text:p>42.956171751</text:p>
          </table:table-cell>
          <table:table-cell table:formula="of:=[.C143]/([.M143]-[.M142])" office:value-type="float" office:value="83202.7449559768" calcext:value-type="float">
            <text:p>83202.7449559768</text:p>
          </table:table-cell>
          <table:table-cell table:formula="of:=[.L143]-[.$B143]" office:value-type="float" office:value="24.2129836082458" calcext:value-type="float">
            <text:p>24.212983608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22960.38462" calcext:value-type="float">
            <text:p>1443122960.38462</text:p>
          </table:table-cell>
          <table:table-cell office:value-type="float" office:value="4096" calcext:value-type="float">
            <text:p>4096</text:p>
          </table:table-cell>
          <table:table-cell table:formula="of:=[.B144]-[.$B$2]" office:value-type="float" office:value="18.7945156097412" calcext:value-type="float">
            <text:p>18.7945156097</text:p>
          </table:table-cell>
          <table:table-cell table:formula="of:=[.C144]/([.D144]-[.D143])" office:value-type="float" office:value="79801.3274805721" calcext:value-type="float">
            <text:p>79801.3274805721</text:p>
          </table:table-cell>
          <table:table-cell/>
          <table:table-cell office:value-type="float" office:value="1443122984.59551" calcext:value-type="float">
            <text:p>1443122984.59551</text:p>
          </table:table-cell>
          <table:table-cell table:formula="of:=[.G144]-[.$B$2]" office:value-type="float" office:value="43.0054085254669" calcext:value-type="float">
            <text:p>43.0054085255</text:p>
          </table:table-cell>
          <table:table-cell table:formula="of:=[.C144]/([.H144]-[.H143])" office:value-type="float" office:value="83189.8524264699" calcext:value-type="float">
            <text:p>83189.8524264699</text:p>
          </table:table-cell>
          <table:table-cell table:formula="of:=[.G144]-[.$B144]" office:value-type="float" office:value="24.2108929157257" calcext:value-type="float">
            <text:p>24.2108929157</text:p>
          </table:table-cell>
          <table:table-cell/>
          <table:table-cell office:value-type="float" office:value="1443122984.59551" calcext:value-type="float">
            <text:p>1443122984.59551</text:p>
          </table:table-cell>
          <table:table-cell table:formula="of:=[.L144]-[.$B$2]" office:value-type="float" office:value="43.0054085254669" calcext:value-type="float">
            <text:p>43.0054085255</text:p>
          </table:table-cell>
          <table:table-cell table:formula="of:=[.C144]/([.M144]-[.M143])" office:value-type="float" office:value="83189.8524264699" calcext:value-type="float">
            <text:p>83189.8524264699</text:p>
          </table:table-cell>
          <table:table-cell table:formula="of:=[.L144]-[.$B144]" office:value-type="float" office:value="24.2108929157257" calcext:value-type="float">
            <text:p>24.210892915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22960.43595" calcext:value-type="float">
            <text:p>1443122960.43595</text:p>
          </table:table-cell>
          <table:table-cell office:value-type="float" office:value="4096" calcext:value-type="float">
            <text:p>4096</text:p>
          </table:table-cell>
          <table:table-cell table:formula="of:=[.B145]-[.$B$2]" office:value-type="float" office:value="18.8458459377289" calcext:value-type="float">
            <text:p>18.8458459377</text:p>
          </table:table-cell>
          <table:table-cell table:formula="of:=[.C145]/([.D145]-[.D144])" office:value-type="float" office:value="79796.8795559581" calcext:value-type="float">
            <text:p>79796.8795559581</text:p>
          </table:table-cell>
          <table:table-cell/>
          <table:table-cell office:value-type="float" office:value="1443122984.64476" calcext:value-type="float">
            <text:p>1443122984.64476</text:p>
          </table:table-cell>
          <table:table-cell table:formula="of:=[.G145]-[.$B$2]" office:value-type="float" office:value="43.0546596050263" calcext:value-type="float">
            <text:p>43.054659605</text:p>
          </table:table-cell>
          <table:table-cell table:formula="of:=[.C145]/([.H145]-[.H144])" office:value-type="float" office:value="83165.689699575" calcext:value-type="float">
            <text:p>83165.689699575</text:p>
          </table:table-cell>
          <table:table-cell table:formula="of:=[.G145]-[.$B145]" office:value-type="float" office:value="24.2088136672974" calcext:value-type="float">
            <text:p>24.2088136673</text:p>
          </table:table-cell>
          <table:table-cell/>
          <table:table-cell office:value-type="float" office:value="1443122984.64476" calcext:value-type="float">
            <text:p>1443122984.64476</text:p>
          </table:table-cell>
          <table:table-cell table:formula="of:=[.L145]-[.$B$2]" office:value-type="float" office:value="43.0546596050263" calcext:value-type="float">
            <text:p>43.054659605</text:p>
          </table:table-cell>
          <table:table-cell table:formula="of:=[.C145]/([.M145]-[.M144])" office:value-type="float" office:value="83165.689699575" calcext:value-type="float">
            <text:p>83165.689699575</text:p>
          </table:table-cell>
          <table:table-cell table:formula="of:=[.L145]-[.$B145]" office:value-type="float" office:value="24.2088136672974" calcext:value-type="float">
            <text:p>24.208813667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22960.48728" calcext:value-type="float">
            <text:p>1443122960.48728</text:p>
          </table:table-cell>
          <table:table-cell office:value-type="float" office:value="4096" calcext:value-type="float">
            <text:p>4096</text:p>
          </table:table-cell>
          <table:table-cell table:formula="of:=[.B146]-[.$B$2]" office:value-type="float" office:value="18.897177696228" calcext:value-type="float">
            <text:p>18.8971776962</text:p>
          </table:table-cell>
          <table:table-cell table:formula="of:=[.C146]/([.D146]-[.D145])" office:value-type="float" office:value="79794.655779583" calcext:value-type="float">
            <text:p>79794.655779583</text:p>
          </table:table-cell>
          <table:table-cell/>
          <table:table-cell office:value-type="float" office:value="1443122984.69399" calcext:value-type="float">
            <text:p>1443122984.69399</text:p>
          </table:table-cell>
          <table:table-cell table:formula="of:=[.G146]-[.$B$2]" office:value-type="float" office:value="43.1038892269135" calcext:value-type="float">
            <text:p>43.1038892269</text:p>
          </table:table-cell>
          <table:table-cell table:formula="of:=[.C146]/([.H146]-[.H145])" office:value-type="float" office:value="83201.9390558106" calcext:value-type="float">
            <text:p>83201.9390558106</text:p>
          </table:table-cell>
          <table:table-cell table:formula="of:=[.G146]-[.$B146]" office:value-type="float" office:value="24.2067115306854" calcext:value-type="float">
            <text:p>24.2067115307</text:p>
          </table:table-cell>
          <table:table-cell/>
          <table:table-cell office:value-type="float" office:value="1443122984.69399" calcext:value-type="float">
            <text:p>1443122984.69399</text:p>
          </table:table-cell>
          <table:table-cell table:formula="of:=[.L146]-[.$B$2]" office:value-type="float" office:value="43.1038892269135" calcext:value-type="float">
            <text:p>43.1038892269</text:p>
          </table:table-cell>
          <table:table-cell table:formula="of:=[.C146]/([.M146]-[.M145])" office:value-type="float" office:value="83201.9390558106" calcext:value-type="float">
            <text:p>83201.9390558106</text:p>
          </table:table-cell>
          <table:table-cell table:formula="of:=[.L146]-[.$B146]" office:value-type="float" office:value="24.2067115306854" calcext:value-type="float">
            <text:p>24.206711530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22960.53861" calcext:value-type="float">
            <text:p>1443122960.53861</text:p>
          </table:table-cell>
          <table:table-cell office:value-type="float" office:value="4096" calcext:value-type="float">
            <text:p>4096</text:p>
          </table:table-cell>
          <table:table-cell table:formula="of:=[.B147]-[.$B$2]" office:value-type="float" office:value="18.9485054016113" calcext:value-type="float">
            <text:p>18.9485054016</text:p>
          </table:table-cell>
          <table:table-cell table:formula="of:=[.C147]/([.D147]-[.D146])" office:value-type="float" office:value="79800.9568012486" calcext:value-type="float">
            <text:p>79800.9568012486</text:p>
          </table:table-cell>
          <table:table-cell/>
          <table:table-cell office:value-type="float" office:value="1443122984.74323" calcext:value-type="float">
            <text:p>1443122984.74323</text:p>
          </table:table-cell>
          <table:table-cell table:formula="of:=[.G147]-[.$B$2]" office:value-type="float" office:value="43.1531291007996" calcext:value-type="float">
            <text:p>43.1531291008</text:p>
          </table:table-cell>
          <table:table-cell table:formula="of:=[.C147]/([.H147]-[.H146])" office:value-type="float" office:value="83184.6159775719" calcext:value-type="float">
            <text:p>83184.6159775719</text:p>
          </table:table-cell>
          <table:table-cell table:formula="of:=[.G147]-[.$B147]" office:value-type="float" office:value="24.2046236991882" calcext:value-type="float">
            <text:p>24.2046236992</text:p>
          </table:table-cell>
          <table:table-cell/>
          <table:table-cell office:value-type="float" office:value="1443122984.74323" calcext:value-type="float">
            <text:p>1443122984.74323</text:p>
          </table:table-cell>
          <table:table-cell table:formula="of:=[.L147]-[.$B$2]" office:value-type="float" office:value="43.1531291007996" calcext:value-type="float">
            <text:p>43.1531291008</text:p>
          </table:table-cell>
          <table:table-cell table:formula="of:=[.C147]/([.M147]-[.M146])" office:value-type="float" office:value="83184.6159775719" calcext:value-type="float">
            <text:p>83184.6159775719</text:p>
          </table:table-cell>
          <table:table-cell table:formula="of:=[.L147]-[.$B147]" office:value-type="float" office:value="24.2046236991882" calcext:value-type="float">
            <text:p>24.204623699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22960.58993" calcext:value-type="float">
            <text:p>1443122960.58993</text:p>
          </table:table-cell>
          <table:table-cell office:value-type="float" office:value="4096" calcext:value-type="float">
            <text:p>4096</text:p>
          </table:table-cell>
          <table:table-cell table:formula="of:=[.B148]-[.$B$2]" office:value-type="float" office:value="18.9998331069946" calcext:value-type="float">
            <text:p>18.999833107</text:p>
          </table:table-cell>
          <table:table-cell table:formula="of:=[.C148]/([.D148]-[.D147])" office:value-type="float" office:value="79800.9568012486" calcext:value-type="float">
            <text:p>79800.9568012486</text:p>
          </table:table-cell>
          <table:table-cell/>
          <table:table-cell office:value-type="float" office:value="1443122984.79247" calcext:value-type="float">
            <text:p>1443122984.79247</text:p>
          </table:table-cell>
          <table:table-cell table:formula="of:=[.G148]-[.$B$2]" office:value-type="float" office:value="43.2023742198944" calcext:value-type="float">
            <text:p>43.2023742199</text:p>
          </table:table-cell>
          <table:table-cell table:formula="of:=[.C148]/([.H148]-[.H147])" office:value-type="float" office:value="83175.7557964454" calcext:value-type="float">
            <text:p>83175.7557964454</text:p>
          </table:table-cell>
          <table:table-cell table:formula="of:=[.G148]-[.$B148]" office:value-type="float" office:value="24.2025411128998" calcext:value-type="float">
            <text:p>24.2025411129</text:p>
          </table:table-cell>
          <table:table-cell/>
          <table:table-cell office:value-type="float" office:value="1443122984.79247" calcext:value-type="float">
            <text:p>1443122984.79247</text:p>
          </table:table-cell>
          <table:table-cell table:formula="of:=[.L148]-[.$B$2]" office:value-type="float" office:value="43.2023742198944" calcext:value-type="float">
            <text:p>43.2023742199</text:p>
          </table:table-cell>
          <table:table-cell table:formula="of:=[.C148]/([.M148]-[.M147])" office:value-type="float" office:value="83175.7557964454" calcext:value-type="float">
            <text:p>83175.7557964454</text:p>
          </table:table-cell>
          <table:table-cell table:formula="of:=[.L148]-[.$B148]" office:value-type="float" office:value="24.2025411128998" calcext:value-type="float">
            <text:p>24.202541112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22960.64126" calcext:value-type="float">
            <text:p>1443122960.64126</text:p>
          </table:table-cell>
          <table:table-cell office:value-type="float" office:value="4096" calcext:value-type="float">
            <text:p>4096</text:p>
          </table:table-cell>
          <table:table-cell table:formula="of:=[.B149]-[.$B$2]" office:value-type="float" office:value="19.0511622428894" calcext:value-type="float">
            <text:p>19.0511622429</text:p>
          </table:table-cell>
          <table:table-cell table:formula="of:=[.C149]/([.D149]-[.D148])" office:value-type="float" office:value="79798.7327976218" calcext:value-type="float">
            <text:p>79798.7327976218</text:p>
          </table:table-cell>
          <table:table-cell/>
          <table:table-cell office:value-type="float" office:value="1443122984.84172" calcext:value-type="float">
            <text:p>1443122984.84172</text:p>
          </table:table-cell>
          <table:table-cell table:formula="of:=[.G149]-[.$B$2]" office:value-type="float" office:value="43.2516236305237" calcext:value-type="float">
            <text:p>43.2516236305</text:p>
          </table:table-cell>
          <table:table-cell table:formula="of:=[.C149]/([.H149]-[.H148])" office:value-type="float" office:value="83168.5079610974" calcext:value-type="float">
            <text:p>83168.5079610974</text:p>
          </table:table-cell>
          <table:table-cell table:formula="of:=[.G149]-[.$B149]" office:value-type="float" office:value="24.2004613876343" calcext:value-type="float">
            <text:p>24.2004613876</text:p>
          </table:table-cell>
          <table:table-cell/>
          <table:table-cell office:value-type="float" office:value="1443122984.84172" calcext:value-type="float">
            <text:p>1443122984.84172</text:p>
          </table:table-cell>
          <table:table-cell table:formula="of:=[.L149]-[.$B$2]" office:value-type="float" office:value="43.2516236305237" calcext:value-type="float">
            <text:p>43.2516236305</text:p>
          </table:table-cell>
          <table:table-cell table:formula="of:=[.C149]/([.M149]-[.M148])" office:value-type="float" office:value="83168.5079610974" calcext:value-type="float">
            <text:p>83168.5079610974</text:p>
          </table:table-cell>
          <table:table-cell table:formula="of:=[.L149]-[.$B149]" office:value-type="float" office:value="24.2004613876343" calcext:value-type="float">
            <text:p>24.200461387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22960.69259" calcext:value-type="float">
            <text:p>1443122960.69259</text:p>
          </table:table-cell>
          <table:table-cell office:value-type="float" office:value="4096" calcext:value-type="float">
            <text:p>4096</text:p>
          </table:table-cell>
          <table:table-cell table:formula="of:=[.B150]-[.$B$2]" office:value-type="float" office:value="19.1024901866913" calcext:value-type="float">
            <text:p>19.1024901867</text:p>
          </table:table-cell>
          <table:table-cell table:formula="of:=[.C150]/([.D150]-[.D149])" office:value-type="float" office:value="79800.5861253687" calcext:value-type="float">
            <text:p>79800.5861253687</text:p>
          </table:table-cell>
          <table:table-cell/>
          <table:table-cell office:value-type="float" office:value="1443122984.89102" calcext:value-type="float">
            <text:p>1443122984.89102</text:p>
          </table:table-cell>
          <table:table-cell table:formula="of:=[.G150]-[.$B$2]" office:value-type="float" office:value="43.3009207248688" calcext:value-type="float">
            <text:p>43.3009207249</text:p>
          </table:table-cell>
          <table:table-cell table:formula="of:=[.C150]/([.H150]-[.H149])" office:value-type="float" office:value="83088.0613637573" calcext:value-type="float">
            <text:p>83088.0613637573</text:p>
          </table:table-cell>
          <table:table-cell table:formula="of:=[.G150]-[.$B150]" office:value-type="float" office:value="24.1984305381775" calcext:value-type="float">
            <text:p>24.1984305382</text:p>
          </table:table-cell>
          <table:table-cell/>
          <table:table-cell office:value-type="float" office:value="1443122984.89102" calcext:value-type="float">
            <text:p>1443122984.89102</text:p>
          </table:table-cell>
          <table:table-cell table:formula="of:=[.L150]-[.$B$2]" office:value-type="float" office:value="43.3009207248688" calcext:value-type="float">
            <text:p>43.3009207249</text:p>
          </table:table-cell>
          <table:table-cell table:formula="of:=[.C150]/([.M150]-[.M149])" office:value-type="float" office:value="83088.0613637573" calcext:value-type="float">
            <text:p>83088.0613637573</text:p>
          </table:table-cell>
          <table:table-cell table:formula="of:=[.L150]-[.$B150]" office:value-type="float" office:value="24.1984305381775" calcext:value-type="float">
            <text:p>24.198430538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22960.74392" calcext:value-type="float">
            <text:p>1443122960.74392</text:p>
          </table:table-cell>
          <table:table-cell office:value-type="float" office:value="4096" calcext:value-type="float">
            <text:p>4096</text:p>
          </table:table-cell>
          <table:table-cell table:formula="of:=[.B151]-[.$B$2]" office:value-type="float" office:value="19.1538188457489" calcext:value-type="float">
            <text:p>19.1538188457</text:p>
          </table:table-cell>
          <table:table-cell table:formula="of:=[.C151]/([.D151]-[.D150])" office:value-type="float" office:value="79799.4741183903" calcext:value-type="float">
            <text:p>79799.4741183903</text:p>
          </table:table-cell>
          <table:table-cell/>
          <table:table-cell office:value-type="float" office:value="1443122984.94021" calcext:value-type="float">
            <text:p>1443122984.94021</text:p>
          </table:table-cell>
          <table:table-cell table:formula="of:=[.G151]-[.$B$2]" office:value-type="float" office:value="43.3501086235046" calcext:value-type="float">
            <text:p>43.3501086235</text:p>
          </table:table-cell>
          <table:table-cell table:formula="of:=[.C151]/([.H151]-[.H150])" office:value-type="float" office:value="83272.5144516235" calcext:value-type="float">
            <text:p>83272.5144516235</text:p>
          </table:table-cell>
          <table:table-cell table:formula="of:=[.G151]-[.$B151]" office:value-type="float" office:value="24.1962897777557" calcext:value-type="float">
            <text:p>24.1962897778</text:p>
          </table:table-cell>
          <table:table-cell/>
          <table:table-cell office:value-type="float" office:value="1443122984.94021" calcext:value-type="float">
            <text:p>1443122984.94021</text:p>
          </table:table-cell>
          <table:table-cell table:formula="of:=[.L151]-[.$B$2]" office:value-type="float" office:value="43.3501086235046" calcext:value-type="float">
            <text:p>43.3501086235</text:p>
          </table:table-cell>
          <table:table-cell table:formula="of:=[.C151]/([.M151]-[.M150])" office:value-type="float" office:value="83272.5144516235" calcext:value-type="float">
            <text:p>83272.5144516235</text:p>
          </table:table-cell>
          <table:table-cell table:formula="of:=[.L151]-[.$B151]" office:value-type="float" office:value="24.1962897777557" calcext:value-type="float">
            <text:p>24.19628977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22960.79525" calcext:value-type="float">
            <text:p>1443122960.79525</text:p>
          </table:table-cell>
          <table:table-cell office:value-type="float" office:value="4096" calcext:value-type="float">
            <text:p>4096</text:p>
          </table:table-cell>
          <table:table-cell table:formula="of:=[.B152]-[.$B$2]" office:value-type="float" office:value="19.2051475048065" calcext:value-type="float">
            <text:p>19.2051475048</text:p>
          </table:table-cell>
          <table:table-cell table:formula="of:=[.C152]/([.D152]-[.D151])" office:value-type="float" office:value="79799.4741183903" calcext:value-type="float">
            <text:p>79799.4741183903</text:p>
          </table:table-cell>
          <table:table-cell/>
          <table:table-cell office:value-type="float" office:value="1443122984.98945" calcext:value-type="float">
            <text:p>1443122984.98945</text:p>
          </table:table-cell>
          <table:table-cell table:formula="of:=[.G152]-[.$B$2]" office:value-type="float" office:value="43.3993465900421" calcext:value-type="float">
            <text:p>43.39934659</text:p>
          </table:table-cell>
          <table:table-cell table:formula="of:=[.C152]/([.H152]-[.H151])" office:value-type="float" office:value="83187.8383296452" calcext:value-type="float">
            <text:p>83187.8383296452</text:p>
          </table:table-cell>
          <table:table-cell table:formula="of:=[.G152]-[.$B152]" office:value-type="float" office:value="24.1941990852356" calcext:value-type="float">
            <text:p>24.1941990852</text:p>
          </table:table-cell>
          <table:table-cell/>
          <table:table-cell office:value-type="float" office:value="1443122984.98945" calcext:value-type="float">
            <text:p>1443122984.98945</text:p>
          </table:table-cell>
          <table:table-cell table:formula="of:=[.L152]-[.$B$2]" office:value-type="float" office:value="43.3993465900421" calcext:value-type="float">
            <text:p>43.39934659</text:p>
          </table:table-cell>
          <table:table-cell table:formula="of:=[.C152]/([.M152]-[.M151])" office:value-type="float" office:value="83187.8383296452" calcext:value-type="float">
            <text:p>83187.8383296452</text:p>
          </table:table-cell>
          <table:table-cell table:formula="of:=[.L152]-[.$B152]" office:value-type="float" office:value="24.1941990852356" calcext:value-type="float">
            <text:p>24.194199085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22960.84657" calcext:value-type="float">
            <text:p>1443122960.84657</text:p>
          </table:table-cell>
          <table:table-cell office:value-type="float" office:value="4096" calcext:value-type="float">
            <text:p>4096</text:p>
          </table:table-cell>
          <table:table-cell table:formula="of:=[.B153]-[.$B$2]" office:value-type="float" office:value="19.2564742565155" calcext:value-type="float">
            <text:p>19.2564742565</text:p>
          </table:table-cell>
          <table:table-cell table:formula="of:=[.C153]/([.D153]-[.D152])" office:value-type="float" office:value="79802.4395392048" calcext:value-type="float">
            <text:p>79802.4395392048</text:p>
          </table:table-cell>
          <table:table-cell/>
          <table:table-cell office:value-type="float" office:value="1443122985.03874" calcext:value-type="float">
            <text:p>1443122985.03874</text:p>
          </table:table-cell>
          <table:table-cell table:formula="of:=[.G153]-[.$B$2]" office:value-type="float" office:value="43.4486441612244" calcext:value-type="float">
            <text:p>43.4486441612</text:p>
          </table:table-cell>
          <table:table-cell table:formula="of:=[.C153]/([.H153]-[.H152])" office:value-type="float" office:value="83087.2576836953" calcext:value-type="float">
            <text:p>83087.2576836953</text:p>
          </table:table-cell>
          <table:table-cell table:formula="of:=[.G153]-[.$B153]" office:value-type="float" office:value="24.1921699047089" calcext:value-type="float">
            <text:p>24.1921699047</text:p>
          </table:table-cell>
          <table:table-cell/>
          <table:table-cell office:value-type="float" office:value="1443122985.03874" calcext:value-type="float">
            <text:p>1443122985.03874</text:p>
          </table:table-cell>
          <table:table-cell table:formula="of:=[.L153]-[.$B$2]" office:value-type="float" office:value="43.4486441612244" calcext:value-type="float">
            <text:p>43.4486441612</text:p>
          </table:table-cell>
          <table:table-cell table:formula="of:=[.C153]/([.M153]-[.M152])" office:value-type="float" office:value="83087.2576836953" calcext:value-type="float">
            <text:p>83087.2576836953</text:p>
          </table:table-cell>
          <table:table-cell table:formula="of:=[.L153]-[.$B153]" office:value-type="float" office:value="24.1921699047089" calcext:value-type="float">
            <text:p>24.192169904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22960.8979" calcext:value-type="float">
            <text:p>1443122960.8979</text:p>
          </table:table-cell>
          <table:table-cell office:value-type="float" office:value="4096" calcext:value-type="float">
            <text:p>4096</text:p>
          </table:table-cell>
          <table:table-cell table:formula="of:=[.B154]-[.$B$2]" office:value-type="float" office:value="19.3078014850616" calcext:value-type="float">
            <text:p>19.3078014851</text:p>
          </table:table-cell>
          <table:table-cell table:formula="of:=[.C154]/([.D154]-[.D153])" office:value-type="float" office:value="79801.6981633392" calcext:value-type="float">
            <text:p>79801.6981633392</text:p>
          </table:table-cell>
          <table:table-cell/>
          <table:table-cell office:value-type="float" office:value="1443122985.07899" calcext:value-type="float">
            <text:p>1443122985.07899</text:p>
          </table:table-cell>
          <table:table-cell table:formula="of:=[.G154]-[.$B$2]" office:value-type="float" office:value="43.4888892173767" calcext:value-type="float">
            <text:p>43.4888892174</text:p>
          </table:table-cell>
          <table:table-cell table:formula="of:=[.C154]/([.H154]-[.H153])" office:value-type="float" office:value="101776.476208531" calcext:value-type="float">
            <text:p>101776.476208531</text:p>
          </table:table-cell>
          <table:table-cell table:formula="of:=[.G154]-[.$B154]" office:value-type="float" office:value="24.1810877323151" calcext:value-type="float">
            <text:p>24.1810877323</text:p>
          </table:table-cell>
          <table:table-cell/>
          <table:table-cell office:value-type="float" office:value="1443122985.07899" calcext:value-type="float">
            <text:p>1443122985.07899</text:p>
          </table:table-cell>
          <table:table-cell table:formula="of:=[.L154]-[.$B$2]" office:value-type="float" office:value="43.4888892173767" calcext:value-type="float">
            <text:p>43.4888892174</text:p>
          </table:table-cell>
          <table:table-cell table:formula="of:=[.C154]/([.M154]-[.M153])" office:value-type="float" office:value="101776.476208531" calcext:value-type="float">
            <text:p>101776.476208531</text:p>
          </table:table-cell>
          <table:table-cell table:formula="of:=[.L154]-[.$B154]" office:value-type="float" office:value="24.1810877323151" calcext:value-type="float">
            <text:p>24.181087732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22960.94923" calcext:value-type="float">
            <text:p>1443122960.94923</text:p>
          </table:table-cell>
          <table:table-cell office:value-type="float" office:value="4096" calcext:value-type="float">
            <text:p>4096</text:p>
          </table:table-cell>
          <table:table-cell table:formula="of:=[.B155]-[.$B$2]" office:value-type="float" office:value="19.3591294288635" calcext:value-type="float">
            <text:p>19.3591294289</text:p>
          </table:table-cell>
          <table:table-cell table:formula="of:=[.C155]/([.D155]-[.D154])" office:value-type="float" office:value="79800.5861253687" calcext:value-type="float">
            <text:p>79800.5861253687</text:p>
          </table:table-cell>
          <table:table-cell/>
          <table:table-cell office:value-type="float" office:value="1443122985.11927" calcext:value-type="float">
            <text:p>1443122985.11927</text:p>
          </table:table-cell>
          <table:table-cell table:formula="of:=[.G155]-[.$B$2]" office:value-type="float" office:value="43.5291686058045" calcext:value-type="float">
            <text:p>43.5291686058</text:p>
          </table:table-cell>
          <table:table-cell table:formula="of:=[.C155]/([.H155]-[.H154])" office:value-type="float" office:value="101689.726678663" calcext:value-type="float">
            <text:p>101689.726678663</text:p>
          </table:table-cell>
          <table:table-cell table:formula="of:=[.G155]-[.$B155]" office:value-type="float" office:value="24.1700391769409" calcext:value-type="float">
            <text:p>24.1700391769</text:p>
          </table:table-cell>
          <table:table-cell/>
          <table:table-cell office:value-type="float" office:value="1443122985.11927" calcext:value-type="float">
            <text:p>1443122985.11927</text:p>
          </table:table-cell>
          <table:table-cell table:formula="of:=[.L155]-[.$B$2]" office:value-type="float" office:value="43.5291686058045" calcext:value-type="float">
            <text:p>43.5291686058</text:p>
          </table:table-cell>
          <table:table-cell table:formula="of:=[.C155]/([.M155]-[.M154])" office:value-type="float" office:value="101689.726678663" calcext:value-type="float">
            <text:p>101689.726678663</text:p>
          </table:table-cell>
          <table:table-cell table:formula="of:=[.L155]-[.$B155]" office:value-type="float" office:value="24.1700391769409" calcext:value-type="float">
            <text:p>24.170039176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22961.00053" calcext:value-type="float">
            <text:p>1443122961.00053</text:p>
          </table:table-cell>
          <table:table-cell office:value-type="float" office:value="4096" calcext:value-type="float">
            <text:p>4096</text:p>
          </table:table-cell>
          <table:table-cell table:formula="of:=[.B156]-[.$B$2]" office:value-type="float" office:value="19.4104301929474" calcext:value-type="float">
            <text:p>19.4104301929</text:p>
          </table:table-cell>
          <table:table-cell table:formula="of:=[.C156]/([.D156]-[.D155])" office:value-type="float" office:value="79842.8653675449" calcext:value-type="float">
            <text:p>79842.8653675449</text:p>
          </table:table-cell>
          <table:table-cell/>
          <table:table-cell office:value-type="float" office:value="1443122985.15956" calcext:value-type="float">
            <text:p>1443122985.15956</text:p>
          </table:table-cell>
          <table:table-cell table:formula="of:=[.G156]-[.$B$2]" office:value-type="float" office:value="43.5694551467896" calcext:value-type="float">
            <text:p>43.5694551468</text:p>
          </table:table-cell>
          <table:table-cell table:formula="of:=[.C156]/([.H156]-[.H155])" office:value-type="float" office:value="101671.672470321" calcext:value-type="float">
            <text:p>101671.672470321</text:p>
          </table:table-cell>
          <table:table-cell table:formula="of:=[.G156]-[.$B156]" office:value-type="float" office:value="24.1590249538422" calcext:value-type="float">
            <text:p>24.1590249538</text:p>
          </table:table-cell>
          <table:table-cell/>
          <table:table-cell office:value-type="float" office:value="1443122985.15956" calcext:value-type="float">
            <text:p>1443122985.15956</text:p>
          </table:table-cell>
          <table:table-cell table:formula="of:=[.L156]-[.$B$2]" office:value-type="float" office:value="43.5694551467896" calcext:value-type="float">
            <text:p>43.5694551468</text:p>
          </table:table-cell>
          <table:table-cell table:formula="of:=[.C156]/([.M156]-[.M155])" office:value-type="float" office:value="101671.672470321" calcext:value-type="float">
            <text:p>101671.672470321</text:p>
          </table:table-cell>
          <table:table-cell table:formula="of:=[.L156]-[.$B156]" office:value-type="float" office:value="24.1590249538422" calcext:value-type="float">
            <text:p>24.159024953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22961.04887" calcext:value-type="float">
            <text:p>1443122961.04887</text:p>
          </table:table-cell>
          <table:table-cell office:value-type="float" office:value="4096" calcext:value-type="float">
            <text:p>4096</text:p>
          </table:table-cell>
          <table:table-cell table:formula="of:=[.B157]-[.$B$2]" office:value-type="float" office:value="19.4587669372559" calcext:value-type="float">
            <text:p>19.4587669373</text:p>
          </table:table-cell>
          <table:table-cell table:formula="of:=[.C157]/([.D157]-[.D156])" office:value-type="float" office:value="84738.8474047914" calcext:value-type="float">
            <text:p>84738.8474047914</text:p>
          </table:table-cell>
          <table:table-cell/>
          <table:table-cell office:value-type="float" office:value="1443122985.19986" calcext:value-type="float">
            <text:p>1443122985.19986</text:p>
          </table:table-cell>
          <table:table-cell table:formula="of:=[.G157]-[.$B$2]" office:value-type="float" office:value="43.6097595691681" calcext:value-type="float">
            <text:p>43.6097595692</text:p>
          </table:table-cell>
          <table:table-cell table:formula="of:=[.C157]/([.H157]-[.H156])" office:value-type="float" office:value="101626.564984117" calcext:value-type="float">
            <text:p>101626.564984117</text:p>
          </table:table-cell>
          <table:table-cell table:formula="of:=[.G157]-[.$B157]" office:value-type="float" office:value="24.1509926319122" calcext:value-type="float">
            <text:p>24.1509926319</text:p>
          </table:table-cell>
          <table:table-cell/>
          <table:table-cell office:value-type="float" office:value="1443122985.19986" calcext:value-type="float">
            <text:p>1443122985.19986</text:p>
          </table:table-cell>
          <table:table-cell table:formula="of:=[.L157]-[.$B$2]" office:value-type="float" office:value="43.6097595691681" calcext:value-type="float">
            <text:p>43.6097595692</text:p>
          </table:table-cell>
          <table:table-cell table:formula="of:=[.C157]/([.M157]-[.M156])" office:value-type="float" office:value="101626.564984117" calcext:value-type="float">
            <text:p>101626.564984117</text:p>
          </table:table-cell>
          <table:table-cell table:formula="of:=[.L157]-[.$B157]" office:value-type="float" office:value="24.1509926319122" calcext:value-type="float">
            <text:p>24.150992631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22961.09718" calcext:value-type="float">
            <text:p>1443122961.09718</text:p>
          </table:table-cell>
          <table:table-cell office:value-type="float" office:value="4096" calcext:value-type="float">
            <text:p>4096</text:p>
          </table:table-cell>
          <table:table-cell table:formula="of:=[.B158]-[.$B$2]" office:value-type="float" office:value="19.5070838928223" calcext:value-type="float">
            <text:p>19.5070838928</text:p>
          </table:table-cell>
          <table:table-cell table:formula="of:=[.C158]/([.D158]-[.D157])" office:value-type="float" office:value="84773.5531343755" calcext:value-type="float">
            <text:p>84773.5531343755</text:p>
          </table:table-cell>
          <table:table-cell/>
          <table:table-cell office:value-type="float" office:value="1443122985.24015" calcext:value-type="float">
            <text:p>1443122985.24015</text:p>
          </table:table-cell>
          <table:table-cell table:formula="of:=[.G158]-[.$B$2]" office:value-type="float" office:value="43.6500508785248" calcext:value-type="float">
            <text:p>43.6500508785</text:p>
          </table:table-cell>
          <table:table-cell table:formula="of:=[.C158]/([.H158]-[.H157])" office:value-type="float" office:value="101659.639892541" calcext:value-type="float">
            <text:p>101659.639892541</text:p>
          </table:table-cell>
          <table:table-cell table:formula="of:=[.G158]-[.$B158]" office:value-type="float" office:value="24.1429669857025" calcext:value-type="float">
            <text:p>24.1429669857</text:p>
          </table:table-cell>
          <table:table-cell/>
          <table:table-cell office:value-type="float" office:value="1443122985.24015" calcext:value-type="float">
            <text:p>1443122985.24015</text:p>
          </table:table-cell>
          <table:table-cell table:formula="of:=[.L158]-[.$B$2]" office:value-type="float" office:value="43.6500508785248" calcext:value-type="float">
            <text:p>43.6500508785</text:p>
          </table:table-cell>
          <table:table-cell table:formula="of:=[.C158]/([.M158]-[.M157])" office:value-type="float" office:value="101659.639892541" calcext:value-type="float">
            <text:p>101659.639892541</text:p>
          </table:table-cell>
          <table:table-cell table:formula="of:=[.L158]-[.$B158]" office:value-type="float" office:value="24.1429669857025" calcext:value-type="float">
            <text:p>24.142966985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22961.1455" calcext:value-type="float">
            <text:p>1443122961.1455</text:p>
          </table:table-cell>
          <table:table-cell office:value-type="float" office:value="4096" calcext:value-type="float">
            <text:p>4096</text:p>
          </table:table-cell>
          <table:table-cell table:formula="of:=[.B159]-[.$B$2]" office:value-type="float" office:value="19.5554008483887" calcext:value-type="float">
            <text:p>19.5554008484</text:p>
          </table:table-cell>
          <table:table-cell table:formula="of:=[.C159]/([.D159]-[.D158])" office:value-type="float" office:value="84773.5531343755" calcext:value-type="float">
            <text:p>84773.5531343755</text:p>
          </table:table-cell>
          <table:table-cell/>
          <table:table-cell office:value-type="float" office:value="1443122985.28045" calcext:value-type="float">
            <text:p>1443122985.28045</text:p>
          </table:table-cell>
          <table:table-cell table:formula="of:=[.G159]-[.$B$2]" office:value-type="float" office:value="43.690345287323" calcext:value-type="float">
            <text:p>43.6903452873</text:p>
          </table:table-cell>
          <table:table-cell table:formula="of:=[.C159]/([.H159]-[.H158])" office:value-type="float" office:value="101651.820244132" calcext:value-type="float">
            <text:p>101651.820244132</text:p>
          </table:table-cell>
          <table:table-cell table:formula="of:=[.G159]-[.$B159]" office:value-type="float" office:value="24.1349444389343" calcext:value-type="float">
            <text:p>24.1349444389</text:p>
          </table:table-cell>
          <table:table-cell/>
          <table:table-cell office:value-type="float" office:value="1443122985.28045" calcext:value-type="float">
            <text:p>1443122985.28045</text:p>
          </table:table-cell>
          <table:table-cell table:formula="of:=[.L159]-[.$B$2]" office:value-type="float" office:value="43.690345287323" calcext:value-type="float">
            <text:p>43.6903452873</text:p>
          </table:table-cell>
          <table:table-cell table:formula="of:=[.C159]/([.M159]-[.M158])" office:value-type="float" office:value="101651.820244132" calcext:value-type="float">
            <text:p>101651.820244132</text:p>
          </table:table-cell>
          <table:table-cell table:formula="of:=[.L159]-[.$B159]" office:value-type="float" office:value="24.1349444389343" calcext:value-type="float">
            <text:p>24.134944438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22961.19382" calcext:value-type="float">
            <text:p>1443122961.19382</text:p>
          </table:table-cell>
          <table:table-cell office:value-type="float" office:value="4096" calcext:value-type="float">
            <text:p>4096</text:p>
          </table:table-cell>
          <table:table-cell table:formula="of:=[.B160]-[.$B$2]" office:value-type="float" office:value="19.6037175655365" calcext:value-type="float">
            <text:p>19.6037175655</text:p>
          </table:table-cell>
          <table:table-cell table:formula="of:=[.C160]/([.D160]-[.D159])" office:value-type="float" office:value="84773.9714490143" calcext:value-type="float">
            <text:p>84773.9714490143</text:p>
          </table:table-cell>
          <table:table-cell/>
          <table:table-cell office:value-type="float" office:value="1443122985.32073" calcext:value-type="float">
            <text:p>1443122985.32073</text:p>
          </table:table-cell>
          <table:table-cell table:formula="of:=[.G160]-[.$B$2]" office:value-type="float" office:value="43.730633020401" calcext:value-type="float">
            <text:p>43.7306330204</text:p>
          </table:table-cell>
          <table:table-cell table:formula="of:=[.C160]/([.H160]-[.H159])" office:value-type="float" office:value="101668.664058848" calcext:value-type="float">
            <text:p>101668.664058848</text:p>
          </table:table-cell>
          <table:table-cell table:formula="of:=[.G160]-[.$B160]" office:value-type="float" office:value="24.1269154548645" calcext:value-type="float">
            <text:p>24.1269154549</text:p>
          </table:table-cell>
          <table:table-cell/>
          <table:table-cell office:value-type="float" office:value="1443122985.32073" calcext:value-type="float">
            <text:p>1443122985.32073</text:p>
          </table:table-cell>
          <table:table-cell table:formula="of:=[.L160]-[.$B$2]" office:value-type="float" office:value="43.730633020401" calcext:value-type="float">
            <text:p>43.7306330204</text:p>
          </table:table-cell>
          <table:table-cell table:formula="of:=[.C160]/([.M160]-[.M159])" office:value-type="float" office:value="101668.664058848" calcext:value-type="float">
            <text:p>101668.664058848</text:p>
          </table:table-cell>
          <table:table-cell table:formula="of:=[.L160]-[.$B160]" office:value-type="float" office:value="24.1269154548645" calcext:value-type="float">
            <text:p>24.126915454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22961.24213" calcext:value-type="float">
            <text:p>1443122961.24213</text:p>
          </table:table-cell>
          <table:table-cell office:value-type="float" office:value="4096" calcext:value-type="float">
            <text:p>4096</text:p>
          </table:table-cell>
          <table:table-cell table:formula="of:=[.B161]-[.$B$2]" office:value-type="float" office:value="19.6520342826843" calcext:value-type="float">
            <text:p>19.6520342827</text:p>
          </table:table-cell>
          <table:table-cell table:formula="of:=[.C161]/([.D161]-[.D160])" office:value-type="float" office:value="84773.9714490143" calcext:value-type="float">
            <text:p>84773.9714490143</text:p>
          </table:table-cell>
          <table:table-cell/>
          <table:table-cell office:value-type="float" office:value="1443122985.36102" calcext:value-type="float">
            <text:p>1443122985.36102</text:p>
          </table:table-cell>
          <table:table-cell table:formula="of:=[.G161]-[.$B$2]" office:value-type="float" office:value="43.7709178924561" calcext:value-type="float">
            <text:p>43.7709178925</text:p>
          </table:table-cell>
          <table:table-cell table:formula="of:=[.C161]/([.H161]-[.H160])" office:value-type="float" office:value="101675.884545503" calcext:value-type="float">
            <text:p>101675.884545503</text:p>
          </table:table-cell>
          <table:table-cell table:formula="of:=[.G161]-[.$B161]" office:value-type="float" office:value="24.1188836097717" calcext:value-type="float">
            <text:p>24.1188836098</text:p>
          </table:table-cell>
          <table:table-cell/>
          <table:table-cell office:value-type="float" office:value="1443122985.36102" calcext:value-type="float">
            <text:p>1443122985.36102</text:p>
          </table:table-cell>
          <table:table-cell table:formula="of:=[.L161]-[.$B$2]" office:value-type="float" office:value="43.7709178924561" calcext:value-type="float">
            <text:p>43.7709178925</text:p>
          </table:table-cell>
          <table:table-cell table:formula="of:=[.C161]/([.M161]-[.M160])" office:value-type="float" office:value="101675.884545503" calcext:value-type="float">
            <text:p>101675.884545503</text:p>
          </table:table-cell>
          <table:table-cell table:formula="of:=[.L161]-[.$B161]" office:value-type="float" office:value="24.1188836097717" calcext:value-type="float">
            <text:p>24.118883609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22961.29045" calcext:value-type="float">
            <text:p>1443122961.29045</text:p>
          </table:table-cell>
          <table:table-cell office:value-type="float" office:value="4096" calcext:value-type="float">
            <text:p>4096</text:p>
          </table:table-cell>
          <table:table-cell table:formula="of:=[.B162]-[.$B$2]" office:value-type="float" office:value="19.7003509998322" calcext:value-type="float">
            <text:p>19.7003509998</text:p>
          </table:table-cell>
          <table:table-cell table:formula="of:=[.C162]/([.D162]-[.D161])" office:value-type="float" office:value="84773.9714490143" calcext:value-type="float">
            <text:p>84773.9714490143</text:p>
          </table:table-cell>
          <table:table-cell/>
          <table:table-cell office:value-type="float" office:value="1443122985.40132" calcext:value-type="float">
            <text:p>1443122985.40132</text:p>
          </table:table-cell>
          <table:table-cell table:formula="of:=[.G162]-[.$B$2]" office:value-type="float" office:value="43.8112170696259" calcext:value-type="float">
            <text:p>43.8112170696</text:p>
          </table:table-cell>
          <table:table-cell table:formula="of:=[.C162]/([.H162]-[.H161])" office:value-type="float" office:value="101639.792364533" calcext:value-type="float">
            <text:p>101639.792364533</text:p>
          </table:table-cell>
          <table:table-cell table:formula="of:=[.G162]-[.$B162]" office:value-type="float" office:value="24.1108660697937" calcext:value-type="float">
            <text:p>24.1108660698</text:p>
          </table:table-cell>
          <table:table-cell/>
          <table:table-cell office:value-type="float" office:value="1443122985.40132" calcext:value-type="float">
            <text:p>1443122985.40132</text:p>
          </table:table-cell>
          <table:table-cell table:formula="of:=[.L162]-[.$B$2]" office:value-type="float" office:value="43.8112170696259" calcext:value-type="float">
            <text:p>43.8112170696</text:p>
          </table:table-cell>
          <table:table-cell table:formula="of:=[.C162]/([.M162]-[.M161])" office:value-type="float" office:value="101639.792364533" calcext:value-type="float">
            <text:p>101639.792364533</text:p>
          </table:table-cell>
          <table:table-cell table:formula="of:=[.L162]-[.$B162]" office:value-type="float" office:value="24.1108660697937" calcext:value-type="float">
            <text:p>24.110866069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22961.33877" calcext:value-type="float">
            <text:p>1443122961.33877</text:p>
          </table:table-cell>
          <table:table-cell office:value-type="float" office:value="4096" calcext:value-type="float">
            <text:p>4096</text:p>
          </table:table-cell>
          <table:table-cell table:formula="of:=[.B163]-[.$B$2]" office:value-type="float" office:value="19.7486679553986" calcext:value-type="float">
            <text:p>19.7486679554</text:p>
          </table:table-cell>
          <table:table-cell table:formula="of:=[.C163]/([.D163]-[.D162])" office:value-type="float" office:value="84773.5531343755" calcext:value-type="float">
            <text:p>84773.5531343755</text:p>
          </table:table-cell>
          <table:table-cell/>
          <table:table-cell office:value-type="float" office:value="1443122985.4416" calcext:value-type="float">
            <text:p>1443122985.4416</text:p>
          </table:table-cell>
          <table:table-cell table:formula="of:=[.G163]-[.$B$2]" office:value-type="float" office:value="43.8514981269836" calcext:value-type="float">
            <text:p>43.851498127</text:p>
          </table:table-cell>
          <table:table-cell table:formula="of:=[.C163]/([.H163]-[.H162])" office:value-type="float" office:value="101685.513456564" calcext:value-type="float">
            <text:p>101685.513456564</text:p>
          </table:table-cell>
          <table:table-cell table:formula="of:=[.G163]-[.$B163]" office:value-type="float" office:value="24.1028301715851" calcext:value-type="float">
            <text:p>24.1028301716</text:p>
          </table:table-cell>
          <table:table-cell/>
          <table:table-cell office:value-type="float" office:value="1443122985.4416" calcext:value-type="float">
            <text:p>1443122985.4416</text:p>
          </table:table-cell>
          <table:table-cell table:formula="of:=[.L163]-[.$B$2]" office:value-type="float" office:value="43.8514981269836" calcext:value-type="float">
            <text:p>43.851498127</text:p>
          </table:table-cell>
          <table:table-cell table:formula="of:=[.C163]/([.M163]-[.M162])" office:value-type="float" office:value="101685.513456564" calcext:value-type="float">
            <text:p>101685.513456564</text:p>
          </table:table-cell>
          <table:table-cell table:formula="of:=[.L163]-[.$B163]" office:value-type="float" office:value="24.1028301715851" calcext:value-type="float">
            <text:p>24.102830171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22961.38711" calcext:value-type="float">
            <text:p>1443122961.38711</text:p>
          </table:table-cell>
          <table:table-cell office:value-type="float" office:value="4096" calcext:value-type="float">
            <text:p>4096</text:p>
          </table:table-cell>
          <table:table-cell table:formula="of:=[.B164]-[.$B$2]" office:value-type="float" office:value="19.7970128059387" calcext:value-type="float">
            <text:p>19.7970128059</text:p>
          </table:table-cell>
          <table:table-cell table:formula="of:=[.C164]/([.D164]-[.D163])" office:value-type="float" office:value="84724.6388029965" calcext:value-type="float">
            <text:p>84724.6388029965</text:p>
          </table:table-cell>
          <table:table-cell/>
          <table:table-cell office:value-type="float" office:value="1443122985.48192" calcext:value-type="float">
            <text:p>1443122985.48192</text:p>
          </table:table-cell>
          <table:table-cell table:formula="of:=[.G164]-[.$B$2]" office:value-type="float" office:value="43.891818523407" calcext:value-type="float">
            <text:p>43.8918185234</text:p>
          </table:table-cell>
          <table:table-cell table:formula="of:=[.C164]/([.H164]-[.H163])" office:value-type="float" office:value="101586.302798079" calcext:value-type="float">
            <text:p>101586.302798079</text:p>
          </table:table-cell>
          <table:table-cell table:formula="of:=[.G164]-[.$B164]" office:value-type="float" office:value="24.0948057174683" calcext:value-type="float">
            <text:p>24.0948057175</text:p>
          </table:table-cell>
          <table:table-cell/>
          <table:table-cell office:value-type="float" office:value="1443122985.48192" calcext:value-type="float">
            <text:p>1443122985.48192</text:p>
          </table:table-cell>
          <table:table-cell table:formula="of:=[.L164]-[.$B$2]" office:value-type="float" office:value="43.891818523407" calcext:value-type="float">
            <text:p>43.8918185234</text:p>
          </table:table-cell>
          <table:table-cell table:formula="of:=[.C164]/([.M164]-[.M163])" office:value-type="float" office:value="101586.302798079" calcext:value-type="float">
            <text:p>101586.302798079</text:p>
          </table:table-cell>
          <table:table-cell table:formula="of:=[.L164]-[.$B164]" office:value-type="float" office:value="24.0948057174683" calcext:value-type="float">
            <text:p>24.094805717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22961.43544" calcext:value-type="float">
            <text:p>1443122961.43544</text:p>
          </table:table-cell>
          <table:table-cell office:value-type="float" office:value="4096" calcext:value-type="float">
            <text:p>4096</text:p>
          </table:table-cell>
          <table:table-cell table:formula="of:=[.B165]-[.$B$2]" office:value-type="float" office:value="19.8453378677368" calcext:value-type="float">
            <text:p>19.8453378677</text:p>
          </table:table-cell>
          <table:table-cell table:formula="of:=[.C165]/([.D165]-[.D164])" office:value-type="float" office:value="84759.3328925946" calcext:value-type="float">
            <text:p>84759.3328925946</text:p>
          </table:table-cell>
          <table:table-cell/>
          <table:table-cell office:value-type="float" office:value="1443122985.52221" calcext:value-type="float">
            <text:p>1443122985.52221</text:p>
          </table:table-cell>
          <table:table-cell table:formula="of:=[.G165]-[.$B$2]" office:value-type="float" office:value="43.9321074485779" calcext:value-type="float">
            <text:p>43.9321074486</text:p>
          </table:table-cell>
          <table:table-cell table:formula="of:=[.C165]/([.H165]-[.H164])" office:value-type="float" office:value="101665.655825404" calcext:value-type="float">
            <text:p>101665.655825404</text:p>
          </table:table-cell>
          <table:table-cell table:formula="of:=[.G165]-[.$B165]" office:value-type="float" office:value="24.0867695808411" calcext:value-type="float">
            <text:p>24.0867695808</text:p>
          </table:table-cell>
          <table:table-cell/>
          <table:table-cell office:value-type="float" office:value="1443122985.52221" calcext:value-type="float">
            <text:p>1443122985.52221</text:p>
          </table:table-cell>
          <table:table-cell table:formula="of:=[.L165]-[.$B$2]" office:value-type="float" office:value="43.9321074485779" calcext:value-type="float">
            <text:p>43.9321074486</text:p>
          </table:table-cell>
          <table:table-cell table:formula="of:=[.C165]/([.M165]-[.M164])" office:value-type="float" office:value="101665.655825404" calcext:value-type="float">
            <text:p>101665.655825404</text:p>
          </table:table-cell>
          <table:table-cell table:formula="of:=[.L165]-[.$B165]" office:value-type="float" office:value="24.0867695808411" calcext:value-type="float">
            <text:p>24.086769580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22961.48376" calcext:value-type="float">
            <text:p>1443122961.48376</text:p>
          </table:table-cell>
          <table:table-cell office:value-type="float" office:value="4096" calcext:value-type="float">
            <text:p>4096</text:p>
          </table:table-cell>
          <table:table-cell table:formula="of:=[.B166]-[.$B$2]" office:value-type="float" office:value="19.8936643600464" calcext:value-type="float">
            <text:p>19.89366436</text:p>
          </table:table-cell>
          <table:table-cell table:formula="of:=[.C166]/([.D166]-[.D165])" office:value-type="float" office:value="84756.8239333781" calcext:value-type="float">
            <text:p>84756.8239333781</text:p>
          </table:table-cell>
          <table:table-cell/>
          <table:table-cell office:value-type="float" office:value="1443122985.56248" calcext:value-type="float">
            <text:p>1443122985.56248</text:p>
          </table:table-cell>
          <table:table-cell table:formula="of:=[.G166]-[.$B$2]" office:value-type="float" office:value="43.9723761081696" calcext:value-type="float">
            <text:p>43.9723761082</text:p>
          </table:table-cell>
          <table:table-cell table:formula="of:=[.C166]/([.H166]-[.H165])" office:value-type="float" office:value="101716.820016696" calcext:value-type="float">
            <text:p>101716.820016696</text:p>
          </table:table-cell>
          <table:table-cell table:formula="of:=[.G166]-[.$B166]" office:value-type="float" office:value="24.0787117481232" calcext:value-type="float">
            <text:p>24.0787117481</text:p>
          </table:table-cell>
          <table:table-cell/>
          <table:table-cell office:value-type="float" office:value="1443122985.56248" calcext:value-type="float">
            <text:p>1443122985.56248</text:p>
          </table:table-cell>
          <table:table-cell table:formula="of:=[.L166]-[.$B$2]" office:value-type="float" office:value="43.9723761081696" calcext:value-type="float">
            <text:p>43.9723761082</text:p>
          </table:table-cell>
          <table:table-cell table:formula="of:=[.C166]/([.M166]-[.M165])" office:value-type="float" office:value="101716.820016696" calcext:value-type="float">
            <text:p>101716.820016696</text:p>
          </table:table-cell>
          <table:table-cell table:formula="of:=[.L166]-[.$B166]" office:value-type="float" office:value="24.0787117481232" calcext:value-type="float">
            <text:p>24.078711748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22961.53209" calcext:value-type="float">
            <text:p>1443122961.53209</text:p>
          </table:table-cell>
          <table:table-cell office:value-type="float" office:value="4096" calcext:value-type="float">
            <text:p>4096</text:p>
          </table:table-cell>
          <table:table-cell table:formula="of:=[.B167]-[.$B$2]" office:value-type="float" office:value="19.9419875144958" calcext:value-type="float">
            <text:p>19.9419875145</text:p>
          </table:table-cell>
          <table:table-cell table:formula="of:=[.C167]/([.D167]-[.D166])" office:value-type="float" office:value="84762.6784026208" calcext:value-type="float">
            <text:p>84762.6784026208</text:p>
          </table:table-cell>
          <table:table-cell/>
          <table:table-cell office:value-type="float" office:value="1443122985.60277" calcext:value-type="float">
            <text:p>1443122985.60277</text:p>
          </table:table-cell>
          <table:table-cell table:formula="of:=[.G167]-[.$B$2]" office:value-type="float" office:value="44.0126707553864" calcext:value-type="float">
            <text:p>44.0126707554</text:p>
          </table:table-cell>
          <table:table-cell table:formula="of:=[.C167]/([.H167]-[.H166])" office:value-type="float" office:value="101651.218782543" calcext:value-type="float">
            <text:p>101651.218782543</text:p>
          </table:table-cell>
          <table:table-cell table:formula="of:=[.G167]-[.$B167]" office:value-type="float" office:value="24.0706832408905" calcext:value-type="float">
            <text:p>24.0706832409</text:p>
          </table:table-cell>
          <table:table-cell/>
          <table:table-cell office:value-type="float" office:value="1443122985.60277" calcext:value-type="float">
            <text:p>1443122985.60277</text:p>
          </table:table-cell>
          <table:table-cell table:formula="of:=[.L167]-[.$B$2]" office:value-type="float" office:value="44.0126707553864" calcext:value-type="float">
            <text:p>44.0126707554</text:p>
          </table:table-cell>
          <table:table-cell table:formula="of:=[.C167]/([.M167]-[.M166])" office:value-type="float" office:value="101651.218782543" calcext:value-type="float">
            <text:p>101651.218782543</text:p>
          </table:table-cell>
          <table:table-cell table:formula="of:=[.L167]-[.$B167]" office:value-type="float" office:value="24.0706832408905" calcext:value-type="float">
            <text:p>24.070683240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22961.58041" calcext:value-type="float">
            <text:p>1443122961.58041</text:p>
          </table:table-cell>
          <table:table-cell office:value-type="float" office:value="4096" calcext:value-type="float">
            <text:p>4096</text:p>
          </table:table-cell>
          <table:table-cell table:formula="of:=[.B168]-[.$B$2]" office:value-type="float" office:value="19.9903123378754" calcext:value-type="float">
            <text:p>19.9903123379</text:p>
          </table:table-cell>
          <table:table-cell table:formula="of:=[.C168]/([.D168]-[.D167])" office:value-type="float" office:value="84759.7510669055" calcext:value-type="float">
            <text:p>84759.7510669055</text:p>
          </table:table-cell>
          <table:table-cell/>
          <table:table-cell office:value-type="float" office:value="1443122985.64306" calcext:value-type="float">
            <text:p>1443122985.64306</text:p>
          </table:table-cell>
          <table:table-cell table:formula="of:=[.G168]-[.$B$2]" office:value-type="float" office:value="44.0529615879059" calcext:value-type="float">
            <text:p>44.0529615879</text:p>
          </table:table-cell>
          <table:table-cell table:formula="of:=[.C168]/([.H168]-[.H167])" office:value-type="float" office:value="101660.843022155" calcext:value-type="float">
            <text:p>101660.843022155</text:p>
          </table:table-cell>
          <table:table-cell table:formula="of:=[.G168]-[.$B168]" office:value-type="float" office:value="24.0626492500305" calcext:value-type="float">
            <text:p>24.06264925</text:p>
          </table:table-cell>
          <table:table-cell/>
          <table:table-cell office:value-type="float" office:value="1443122985.64306" calcext:value-type="float">
            <text:p>1443122985.64306</text:p>
          </table:table-cell>
          <table:table-cell table:formula="of:=[.L168]-[.$B$2]" office:value-type="float" office:value="44.0529615879059" calcext:value-type="float">
            <text:p>44.0529615879</text:p>
          </table:table-cell>
          <table:table-cell table:formula="of:=[.C168]/([.M168]-[.M167])" office:value-type="float" office:value="101660.843022155" calcext:value-type="float">
            <text:p>101660.843022155</text:p>
          </table:table-cell>
          <table:table-cell table:formula="of:=[.L168]-[.$B168]" office:value-type="float" office:value="24.0626492500305" calcext:value-type="float">
            <text:p>24.0626492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22961.62873" calcext:value-type="float">
            <text:p>1443122961.62873</text:p>
          </table:table-cell>
          <table:table-cell office:value-type="float" office:value="4096" calcext:value-type="float">
            <text:p>4096</text:p>
          </table:table-cell>
          <table:table-cell table:formula="of:=[.B169]-[.$B$2]" office:value-type="float" office:value="20.0386347770691" calcext:value-type="float">
            <text:p>20.0386347771</text:p>
          </table:table-cell>
          <table:table-cell table:formula="of:=[.C169]/([.D169]-[.D168])" office:value-type="float" office:value="84763.9330369698" calcext:value-type="float">
            <text:p>84763.9330369698</text:p>
          </table:table-cell>
          <table:table-cell/>
          <table:table-cell office:value-type="float" office:value="1443122985.68345" calcext:value-type="float">
            <text:p>1443122985.68345</text:p>
          </table:table-cell>
          <table:table-cell table:formula="of:=[.G169]-[.$B$2]" office:value-type="float" office:value="44.0933470726013" calcext:value-type="float">
            <text:p>44.0933470726</text:p>
          </table:table-cell>
          <table:table-cell table:formula="of:=[.C169]/([.H169]-[.H168])" office:value-type="float" office:value="101422.578703458" calcext:value-type="float">
            <text:p>101422.578703458</text:p>
          </table:table-cell>
          <table:table-cell table:formula="of:=[.G169]-[.$B169]" office:value-type="float" office:value="24.0547122955322" calcext:value-type="float">
            <text:p>24.0547122955</text:p>
          </table:table-cell>
          <table:table-cell/>
          <table:table-cell office:value-type="float" office:value="1443122985.68345" calcext:value-type="float">
            <text:p>1443122985.68345</text:p>
          </table:table-cell>
          <table:table-cell table:formula="of:=[.L169]-[.$B$2]" office:value-type="float" office:value="44.0933470726013" calcext:value-type="float">
            <text:p>44.0933470726</text:p>
          </table:table-cell>
          <table:table-cell table:formula="of:=[.C169]/([.M169]-[.M168])" office:value-type="float" office:value="101422.578703458" calcext:value-type="float">
            <text:p>101422.578703458</text:p>
          </table:table-cell>
          <table:table-cell table:formula="of:=[.L169]-[.$B169]" office:value-type="float" office:value="24.0547122955322" calcext:value-type="float">
            <text:p>24.054712295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22961.67706" calcext:value-type="float">
            <text:p>1443122961.67706</text:p>
          </table:table-cell>
          <table:table-cell office:value-type="float" office:value="4096" calcext:value-type="float">
            <text:p>4096</text:p>
          </table:table-cell>
          <table:table-cell table:formula="of:=[.B170]-[.$B$2]" office:value-type="float" office:value="20.0869555473328" calcext:value-type="float">
            <text:p>20.0869555473</text:p>
          </table:table-cell>
          <table:table-cell table:formula="of:=[.C170]/([.D170]-[.D169])" office:value-type="float" office:value="84766.8606615615" calcext:value-type="float">
            <text:p>84766.8606615615</text:p>
          </table:table-cell>
          <table:table-cell/>
          <table:table-cell office:value-type="float" office:value="1443122985.72364" calcext:value-type="float">
            <text:p>1443122985.72364</text:p>
          </table:table-cell>
          <table:table-cell table:formula="of:=[.G170]-[.$B$2]" office:value-type="float" office:value="44.1335363388062" calcext:value-type="float">
            <text:p>44.1335363388</text:p>
          </table:table-cell>
          <table:table-cell table:formula="of:=[.C170]/([.H170]-[.H169])" office:value-type="float" office:value="101917.760307535" calcext:value-type="float">
            <text:p>101917.760307535</text:p>
          </table:table-cell>
          <table:table-cell table:formula="of:=[.G170]-[.$B170]" office:value-type="float" office:value="24.0465807914734" calcext:value-type="float">
            <text:p>24.0465807915</text:p>
          </table:table-cell>
          <table:table-cell/>
          <table:table-cell office:value-type="float" office:value="1443122985.72364" calcext:value-type="float">
            <text:p>1443122985.72364</text:p>
          </table:table-cell>
          <table:table-cell table:formula="of:=[.L170]-[.$B$2]" office:value-type="float" office:value="44.1335363388062" calcext:value-type="float">
            <text:p>44.1335363388</text:p>
          </table:table-cell>
          <table:table-cell table:formula="of:=[.C170]/([.M170]-[.M169])" office:value-type="float" office:value="101917.760307535" calcext:value-type="float">
            <text:p>101917.760307535</text:p>
          </table:table-cell>
          <table:table-cell table:formula="of:=[.L170]-[.$B170]" office:value-type="float" office:value="24.0465807914734" calcext:value-type="float">
            <text:p>24.046580791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22961.72538" calcext:value-type="float">
            <text:p>1443122961.72538</text:p>
          </table:table-cell>
          <table:table-cell office:value-type="float" office:value="4096" calcext:value-type="float">
            <text:p>4096</text:p>
          </table:table-cell>
          <table:table-cell table:formula="of:=[.B171]-[.$B$2]" office:value-type="float" office:value="20.135279417038" calcext:value-type="float">
            <text:p>20.135279417</text:p>
          </table:table-cell>
          <table:table-cell table:formula="of:=[.C171]/([.D171]-[.D170])" office:value-type="float" office:value="84761.4238054123" calcext:value-type="float">
            <text:p>84761.4238054123</text:p>
          </table:table-cell>
          <table:table-cell/>
          <table:table-cell office:value-type="float" office:value="1443122985.76393" calcext:value-type="float">
            <text:p>1443122985.76393</text:p>
          </table:table-cell>
          <table:table-cell table:formula="of:=[.G171]-[.$B$2]" office:value-type="float" office:value="44.173828125" calcext:value-type="float">
            <text:p>44.173828125</text:p>
          </table:table-cell>
          <table:table-cell table:formula="of:=[.C171]/([.H171]-[.H170])" office:value-type="float" office:value="101658.436791403" calcext:value-type="float">
            <text:p>101658.436791403</text:p>
          </table:table-cell>
          <table:table-cell table:formula="of:=[.G171]-[.$B171]" office:value-type="float" office:value="24.038548707962" calcext:value-type="float">
            <text:p>24.038548708</text:p>
          </table:table-cell>
          <table:table-cell/>
          <table:table-cell office:value-type="float" office:value="1443122985.76393" calcext:value-type="float">
            <text:p>1443122985.76393</text:p>
          </table:table-cell>
          <table:table-cell table:formula="of:=[.L171]-[.$B$2]" office:value-type="float" office:value="44.173828125" calcext:value-type="float">
            <text:p>44.173828125</text:p>
          </table:table-cell>
          <table:table-cell table:formula="of:=[.C171]/([.M171]-[.M170])" office:value-type="float" office:value="101658.436791403" calcext:value-type="float">
            <text:p>101658.436791403</text:p>
          </table:table-cell>
          <table:table-cell table:formula="of:=[.L171]-[.$B171]" office:value-type="float" office:value="24.038548707962" calcext:value-type="float">
            <text:p>24.03854870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22961.77372" calcext:value-type="float">
            <text:p>1443122961.77372</text:p>
          </table:table-cell>
          <table:table-cell office:value-type="float" office:value="4096" calcext:value-type="float">
            <text:p>4096</text:p>
          </table:table-cell>
          <table:table-cell table:formula="of:=[.B172]-[.$B$2]" office:value-type="float" office:value="20.1836168766022" calcext:value-type="float">
            <text:p>20.1836168766</text:p>
          </table:table-cell>
          <table:table-cell table:formula="of:=[.C172]/([.D172]-[.D171])" office:value-type="float" office:value="84737.5935129376" calcext:value-type="float">
            <text:p>84737.5935129376</text:p>
          </table:table-cell>
          <table:table-cell/>
          <table:table-cell office:value-type="float" office:value="1443122985.8042" calcext:value-type="float">
            <text:p>1443122985.8042</text:p>
          </table:table-cell>
          <table:table-cell table:formula="of:=[.G172]-[.$B$2]" office:value-type="float" office:value="44.2141032218933" calcext:value-type="float">
            <text:p>44.2141032219</text:p>
          </table:table-cell>
          <table:table-cell table:formula="of:=[.C172]/([.H172]-[.H171])" office:value-type="float" office:value="101700.562281709" calcext:value-type="float">
            <text:p>101700.562281709</text:p>
          </table:table-cell>
          <table:table-cell table:formula="of:=[.G172]-[.$B172]" office:value-type="float" office:value="24.0304863452911" calcext:value-type="float">
            <text:p>24.0304863453</text:p>
          </table:table-cell>
          <table:table-cell/>
          <table:table-cell office:value-type="float" office:value="1443122985.8042" calcext:value-type="float">
            <text:p>1443122985.8042</text:p>
          </table:table-cell>
          <table:table-cell table:formula="of:=[.L172]-[.$B$2]" office:value-type="float" office:value="44.2141032218933" calcext:value-type="float">
            <text:p>44.2141032219</text:p>
          </table:table-cell>
          <table:table-cell table:formula="of:=[.C172]/([.M172]-[.M171])" office:value-type="float" office:value="101700.562281709" calcext:value-type="float">
            <text:p>101700.562281709</text:p>
          </table:table-cell>
          <table:table-cell table:formula="of:=[.L172]-[.$B172]" office:value-type="float" office:value="24.0304863452911" calcext:value-type="float">
            <text:p>24.030486345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22961.82202" calcext:value-type="float">
            <text:p>1443122961.82202</text:p>
          </table:table-cell>
          <table:table-cell office:value-type="float" office:value="4096" calcext:value-type="float">
            <text:p>4096</text:p>
          </table:table-cell>
          <table:table-cell table:formula="of:=[.B173]-[.$B$2]" office:value-type="float" office:value="20.2319221496582" calcext:value-type="float">
            <text:p>20.2319221497</text:p>
          </table:table-cell>
          <table:table-cell table:formula="of:=[.C173]/([.D173]-[.D172])" office:value-type="float" office:value="84794.0554077599" calcext:value-type="float">
            <text:p>84794.0554077599</text:p>
          </table:table-cell>
          <table:table-cell/>
          <table:table-cell office:value-type="float" office:value="1443122985.84453" calcext:value-type="float">
            <text:p>1443122985.84453</text:p>
          </table:table-cell>
          <table:table-cell table:formula="of:=[.G173]-[.$B$2]" office:value-type="float" office:value="44.2544317245483" calcext:value-type="float">
            <text:p>44.2544317245</text:p>
          </table:table-cell>
          <table:table-cell table:formula="of:=[.C173]/([.H173]-[.H172])" office:value-type="float" office:value="101565.883440733" calcext:value-type="float">
            <text:p>101565.883440733</text:p>
          </table:table-cell>
          <table:table-cell table:formula="of:=[.G173]-[.$B173]" office:value-type="float" office:value="24.0225095748901" calcext:value-type="float">
            <text:p>24.0225095749</text:p>
          </table:table-cell>
          <table:table-cell/>
          <table:table-cell office:value-type="float" office:value="1443122985.84453" calcext:value-type="float">
            <text:p>1443122985.84453</text:p>
          </table:table-cell>
          <table:table-cell table:formula="of:=[.L173]-[.$B$2]" office:value-type="float" office:value="44.2544317245483" calcext:value-type="float">
            <text:p>44.2544317245</text:p>
          </table:table-cell>
          <table:table-cell table:formula="of:=[.C173]/([.M173]-[.M172])" office:value-type="float" office:value="101565.883440733" calcext:value-type="float">
            <text:p>101565.883440733</text:p>
          </table:table-cell>
          <table:table-cell table:formula="of:=[.L173]-[.$B173]" office:value-type="float" office:value="24.0225095748901" calcext:value-type="float">
            <text:p>24.022509574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22961.87032" calcext:value-type="float">
            <text:p>1443122961.87032</text:p>
          </table:table-cell>
          <table:table-cell office:value-type="float" office:value="4096" calcext:value-type="float">
            <text:p>4096</text:p>
          </table:table-cell>
          <table:table-cell table:formula="of:=[.B174]-[.$B$2]" office:value-type="float" office:value="20.2802159786224" calcext:value-type="float">
            <text:p>20.2802159786</text:p>
          </table:table-cell>
          <table:table-cell table:formula="of:=[.C174]/([.D174]-[.D173])" office:value-type="float" office:value="84814.1488850162" calcext:value-type="float">
            <text:p>84814.1488850162</text:p>
          </table:table-cell>
          <table:table-cell/>
          <table:table-cell office:value-type="float" office:value="1443122985.88482" calcext:value-type="float">
            <text:p>1443122985.88482</text:p>
          </table:table-cell>
          <table:table-cell table:formula="of:=[.G174]-[.$B$2]" office:value-type="float" office:value="44.2947235107422" calcext:value-type="float">
            <text:p>44.2947235107</text:p>
          </table:table-cell>
          <table:table-cell table:formula="of:=[.C174]/([.H174]-[.H173])" office:value-type="float" office:value="101658.436791403" calcext:value-type="float">
            <text:p>101658.436791403</text:p>
          </table:table-cell>
          <table:table-cell table:formula="of:=[.G174]-[.$B174]" office:value-type="float" office:value="24.0145075321197" calcext:value-type="float">
            <text:p>24.0145075321</text:p>
          </table:table-cell>
          <table:table-cell/>
          <table:table-cell office:value-type="float" office:value="1443122985.88482" calcext:value-type="float">
            <text:p>1443122985.88482</text:p>
          </table:table-cell>
          <table:table-cell table:formula="of:=[.L174]-[.$B$2]" office:value-type="float" office:value="44.2947235107422" calcext:value-type="float">
            <text:p>44.2947235107</text:p>
          </table:table-cell>
          <table:table-cell table:formula="of:=[.C174]/([.M174]-[.M173])" office:value-type="float" office:value="101658.436791403" calcext:value-type="float">
            <text:p>101658.436791403</text:p>
          </table:table-cell>
          <table:table-cell table:formula="of:=[.L174]-[.$B174]" office:value-type="float" office:value="24.0145075321197" calcext:value-type="float">
            <text:p>24.014507532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22961.91861" calcext:value-type="float">
            <text:p>1443122961.91861</text:p>
          </table:table-cell>
          <table:table-cell office:value-type="float" office:value="4096" calcext:value-type="float">
            <text:p>4096</text:p>
          </table:table-cell>
          <table:table-cell table:formula="of:=[.B175]-[.$B$2]" office:value-type="float" office:value="20.3285102844238" calcext:value-type="float">
            <text:p>20.3285102844</text:p>
          </table:table-cell>
          <table:table-cell table:formula="of:=[.C175]/([.D175]-[.D174])" office:value-type="float" office:value="84813.3114666693" calcext:value-type="float">
            <text:p>84813.3114666693</text:p>
          </table:table-cell>
          <table:table-cell/>
          <table:table-cell office:value-type="float" office:value="1443122985.92512" calcext:value-type="float">
            <text:p>1443122985.92512</text:p>
          </table:table-cell>
          <table:table-cell table:formula="of:=[.G175]-[.$B$2]" office:value-type="float" office:value="44.3350179195404" calcext:value-type="float">
            <text:p>44.3350179195</text:p>
          </table:table-cell>
          <table:table-cell table:formula="of:=[.C175]/([.H175]-[.H174])" office:value-type="float" office:value="101651.820244132" calcext:value-type="float">
            <text:p>101651.820244132</text:p>
          </table:table-cell>
          <table:table-cell table:formula="of:=[.G175]-[.$B175]" office:value-type="float" office:value="24.0065076351166" calcext:value-type="float">
            <text:p>24.0065076351</text:p>
          </table:table-cell>
          <table:table-cell/>
          <table:table-cell office:value-type="float" office:value="1443122985.92512" calcext:value-type="float">
            <text:p>1443122985.92512</text:p>
          </table:table-cell>
          <table:table-cell table:formula="of:=[.L175]-[.$B$2]" office:value-type="float" office:value="44.3350179195404" calcext:value-type="float">
            <text:p>44.3350179195</text:p>
          </table:table-cell>
          <table:table-cell table:formula="of:=[.C175]/([.M175]-[.M174])" office:value-type="float" office:value="101651.820244132" calcext:value-type="float">
            <text:p>101651.820244132</text:p>
          </table:table-cell>
          <table:table-cell table:formula="of:=[.L175]-[.$B175]" office:value-type="float" office:value="24.0065076351166" calcext:value-type="float">
            <text:p>24.006507635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22961.9669" calcext:value-type="float">
            <text:p>1443122961.9669</text:p>
          </table:table-cell>
          <table:table-cell office:value-type="float" office:value="4096" calcext:value-type="float">
            <text:p>4096</text:p>
          </table:table-cell>
          <table:table-cell table:formula="of:=[.B176]-[.$B$2]" office:value-type="float" office:value="20.3768033981323" calcext:value-type="float">
            <text:p>20.3768033981</text:p>
          </table:table-cell>
          <table:table-cell table:formula="of:=[.C176]/([.D176]-[.D175])" office:value-type="float" office:value="84815.4050435435" calcext:value-type="float">
            <text:p>84815.4050435435</text:p>
          </table:table-cell>
          <table:table-cell/>
          <table:table-cell office:value-type="float" office:value="1443122985.9654" calcext:value-type="float">
            <text:p>1443122985.9654</text:p>
          </table:table-cell>
          <table:table-cell table:formula="of:=[.G176]-[.$B$2]" office:value-type="float" office:value="44.3753011226654" calcext:value-type="float">
            <text:p>44.3753011227</text:p>
          </table:table-cell>
          <table:table-cell table:formula="of:=[.C176]/([.H176]-[.H175])" office:value-type="float" office:value="101680.096969697" calcext:value-type="float">
            <text:p>101680.096969697</text:p>
          </table:table-cell>
          <table:table-cell table:formula="of:=[.G176]-[.$B176]" office:value-type="float" office:value="23.9984977245331" calcext:value-type="float">
            <text:p>23.9984977245</text:p>
          </table:table-cell>
          <table:table-cell/>
          <table:table-cell office:value-type="float" office:value="1443122985.9654" calcext:value-type="float">
            <text:p>1443122985.9654</text:p>
          </table:table-cell>
          <table:table-cell table:formula="of:=[.L176]-[.$B$2]" office:value-type="float" office:value="44.3753011226654" calcext:value-type="float">
            <text:p>44.3753011227</text:p>
          </table:table-cell>
          <table:table-cell table:formula="of:=[.C176]/([.M176]-[.M175])" office:value-type="float" office:value="101680.096969697" calcext:value-type="float">
            <text:p>101680.096969697</text:p>
          </table:table-cell>
          <table:table-cell table:formula="of:=[.L176]-[.$B176]" office:value-type="float" office:value="23.9984977245331" calcext:value-type="float">
            <text:p>23.998497724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22962.01261" calcext:value-type="float">
            <text:p>1443122962.01261</text:p>
          </table:table-cell>
          <table:table-cell office:value-type="float" office:value="4096" calcext:value-type="float">
            <text:p>4096</text:p>
          </table:table-cell>
          <table:table-cell table:formula="of:=[.B177]-[.$B$2]" office:value-type="float" office:value="20.4225125312805" calcext:value-type="float">
            <text:p>20.4225125313</text:p>
          </table:table-cell>
          <table:table-cell table:formula="of:=[.C177]/([.D177]-[.D176])" office:value-type="float" office:value="89610.100167955" calcext:value-type="float">
            <text:p>89610.100167955</text:p>
          </table:table-cell>
          <table:table-cell/>
          <table:table-cell office:value-type="float" office:value="1443122986.0058" calcext:value-type="float">
            <text:p>1443122986.0058</text:p>
          </table:table-cell>
          <table:table-cell table:formula="of:=[.G177]-[.$B$2]" office:value-type="float" office:value="44.415696144104" calcext:value-type="float">
            <text:p>44.4156961441</text:p>
          </table:table-cell>
          <table:table-cell table:formula="of:=[.C177]/([.H177]-[.H176])" office:value-type="float" office:value="101398.634141735" calcext:value-type="float">
            <text:p>101398.634141735</text:p>
          </table:table-cell>
          <table:table-cell table:formula="of:=[.G177]-[.$B177]" office:value-type="float" office:value="23.9931836128235" calcext:value-type="float">
            <text:p>23.9931836128</text:p>
          </table:table-cell>
          <table:table-cell/>
          <table:table-cell office:value-type="float" office:value="1443122986.0058" calcext:value-type="float">
            <text:p>1443122986.0058</text:p>
          </table:table-cell>
          <table:table-cell table:formula="of:=[.L177]-[.$B$2]" office:value-type="float" office:value="44.415696144104" calcext:value-type="float">
            <text:p>44.4156961441</text:p>
          </table:table-cell>
          <table:table-cell table:formula="of:=[.C177]/([.M177]-[.M176])" office:value-type="float" office:value="101398.634141735" calcext:value-type="float">
            <text:p>101398.634141735</text:p>
          </table:table-cell>
          <table:table-cell table:formula="of:=[.L177]-[.$B177]" office:value-type="float" office:value="23.9931836128235" calcext:value-type="float">
            <text:p>23.993183612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22962.05274" calcext:value-type="float">
            <text:p>1443122962.05274</text:p>
          </table:table-cell>
          <table:table-cell office:value-type="float" office:value="4096" calcext:value-type="float">
            <text:p>4096</text:p>
          </table:table-cell>
          <table:table-cell table:formula="of:=[.B178]-[.$B$2]" office:value-type="float" office:value="20.4626393318176" calcext:value-type="float">
            <text:p>20.4626393318</text:p>
          </table:table-cell>
          <table:table-cell table:formula="of:=[.C178]/([.D178]-[.D177])" office:value-type="float" office:value="102076.416389391" calcext:value-type="float">
            <text:p>102076.416389391</text:p>
          </table:table-cell>
          <table:table-cell/>
          <table:table-cell office:value-type="float" office:value="1443122986.04264" calcext:value-type="float">
            <text:p>1443122986.04264</text:p>
          </table:table-cell>
          <table:table-cell table:formula="of:=[.G178]-[.$B$2]" office:value-type="float" office:value="44.4525411128998" calcext:value-type="float">
            <text:p>44.4525411129</text:p>
          </table:table-cell>
          <table:table-cell table:formula="of:=[.C178]/([.H178]-[.H177])" office:value-type="float" office:value="111168.502345686" calcext:value-type="float">
            <text:p>111168.502345686</text:p>
          </table:table-cell>
          <table:table-cell table:formula="of:=[.G178]-[.$B178]" office:value-type="float" office:value="23.9899017810822" calcext:value-type="float">
            <text:p>23.9899017811</text:p>
          </table:table-cell>
          <table:table-cell/>
          <table:table-cell office:value-type="float" office:value="1443122986.04264" calcext:value-type="float">
            <text:p>1443122986.04264</text:p>
          </table:table-cell>
          <table:table-cell table:formula="of:=[.L178]-[.$B$2]" office:value-type="float" office:value="44.4525411128998" calcext:value-type="float">
            <text:p>44.4525411129</text:p>
          </table:table-cell>
          <table:table-cell table:formula="of:=[.C178]/([.M178]-[.M177])" office:value-type="float" office:value="111168.502345686" calcext:value-type="float">
            <text:p>111168.502345686</text:p>
          </table:table-cell>
          <table:table-cell table:formula="of:=[.L178]-[.$B178]" office:value-type="float" office:value="23.9899017810822" calcext:value-type="float">
            <text:p>23.989901781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22962.09287" calcext:value-type="float">
            <text:p>1443122962.09287</text:p>
          </table:table-cell>
          <table:table-cell office:value-type="float" office:value="4096" calcext:value-type="float">
            <text:p>4096</text:p>
          </table:table-cell>
          <table:table-cell table:formula="of:=[.B179]-[.$B$2]" office:value-type="float" office:value="20.5027692317963" calcext:value-type="float">
            <text:p>20.5027692318</text:p>
          </table:table-cell>
          <table:table-cell table:formula="of:=[.C179]/([.D179]-[.D178])" office:value-type="float" office:value="102068.532495232" calcext:value-type="float">
            <text:p>102068.532495232</text:p>
          </table:table-cell>
          <table:table-cell/>
          <table:table-cell office:value-type="float" office:value="1443122986.07955" calcext:value-type="float">
            <text:p>1443122986.07955</text:p>
          </table:table-cell>
          <table:table-cell table:formula="of:=[.G179]-[.$B$2]" office:value-type="float" office:value="44.4894526004791" calcext:value-type="float">
            <text:p>44.4894526005</text:p>
          </table:table-cell>
          <table:table-cell table:formula="of:=[.C179]/([.H179]-[.H178])" office:value-type="float" office:value="110968.163805242" calcext:value-type="float">
            <text:p>110968.163805242</text:p>
          </table:table-cell>
          <table:table-cell table:formula="of:=[.G179]-[.$B179]" office:value-type="float" office:value="23.9866833686829" calcext:value-type="float">
            <text:p>23.9866833687</text:p>
          </table:table-cell>
          <table:table-cell/>
          <table:table-cell office:value-type="float" office:value="1443122986.07955" calcext:value-type="float">
            <text:p>1443122986.07955</text:p>
          </table:table-cell>
          <table:table-cell table:formula="of:=[.L179]-[.$B$2]" office:value-type="float" office:value="44.4894526004791" calcext:value-type="float">
            <text:p>44.4894526005</text:p>
          </table:table-cell>
          <table:table-cell table:formula="of:=[.C179]/([.M179]-[.M178])" office:value-type="float" office:value="110968.163805242" calcext:value-type="float">
            <text:p>110968.163805242</text:p>
          </table:table-cell>
          <table:table-cell table:formula="of:=[.L179]-[.$B179]" office:value-type="float" office:value="23.9866833686829" calcext:value-type="float">
            <text:p>23.986683368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22962.133" calcext:value-type="float">
            <text:p>1443122962.133</text:p>
          </table:table-cell>
          <table:table-cell office:value-type="float" office:value="4096" calcext:value-type="float">
            <text:p>4096</text:p>
          </table:table-cell>
          <table:table-cell table:formula="of:=[.B180]-[.$B$2]" office:value-type="float" office:value="20.5428974628448" calcext:value-type="float">
            <text:p>20.5428974628</text:p>
          </table:table-cell>
          <table:table-cell table:formula="of:=[.C180]/([.D180]-[.D179])" office:value-type="float" office:value="102072.777517676" calcext:value-type="float">
            <text:p>102072.777517676</text:p>
          </table:table-cell>
          <table:table-cell/>
          <table:table-cell office:value-type="float" office:value="1443122986.11649" calcext:value-type="float">
            <text:p>1443122986.11649</text:p>
          </table:table-cell>
          <table:table-cell table:formula="of:=[.G180]-[.$B$2]" office:value-type="float" office:value="44.5263860225677" calcext:value-type="float">
            <text:p>44.5263860226</text:p>
          </table:table-cell>
          <table:table-cell table:formula="of:=[.C180]/([.H180]-[.H179])" office:value-type="float" office:value="110902.260564199" calcext:value-type="float">
            <text:p>110902.260564199</text:p>
          </table:table-cell>
          <table:table-cell table:formula="of:=[.G180]-[.$B180]" office:value-type="float" office:value="23.9834885597229" calcext:value-type="float">
            <text:p>23.9834885597</text:p>
          </table:table-cell>
          <table:table-cell/>
          <table:table-cell office:value-type="float" office:value="1443122986.11649" calcext:value-type="float">
            <text:p>1443122986.11649</text:p>
          </table:table-cell>
          <table:table-cell table:formula="of:=[.L180]-[.$B$2]" office:value-type="float" office:value="44.5263860225677" calcext:value-type="float">
            <text:p>44.5263860226</text:p>
          </table:table-cell>
          <table:table-cell table:formula="of:=[.C180]/([.M180]-[.M179])" office:value-type="float" office:value="110902.260564199" calcext:value-type="float">
            <text:p>110902.260564199</text:p>
          </table:table-cell>
          <table:table-cell table:formula="of:=[.L180]-[.$B180]" office:value-type="float" office:value="23.9834885597229" calcext:value-type="float">
            <text:p>23.983488559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22962.17313" calcext:value-type="float">
            <text:p>1443122962.17313</text:p>
          </table:table-cell>
          <table:table-cell office:value-type="float" office:value="4096" calcext:value-type="float">
            <text:p>4096</text:p>
          </table:table-cell>
          <table:table-cell table:formula="of:=[.B181]-[.$B$2]" office:value-type="float" office:value="20.583025932312" calcext:value-type="float">
            <text:p>20.5830259323</text:p>
          </table:table-cell>
          <table:table-cell table:formula="of:=[.C181]/([.D181]-[.D180])" office:value-type="float" office:value="102072.17106428" calcext:value-type="float">
            <text:p>102072.17106428</text:p>
          </table:table-cell>
          <table:table-cell/>
          <table:table-cell office:value-type="float" office:value="1443122986.15342" calcext:value-type="float">
            <text:p>1443122986.15342</text:p>
          </table:table-cell>
          <table:table-cell table:formula="of:=[.G181]-[.$B$2]" office:value-type="float" office:value="44.5633206367493" calcext:value-type="float">
            <text:p>44.5633206367</text:p>
          </table:table-cell>
          <table:table-cell table:formula="of:=[.C181]/([.H181]-[.H180])" office:value-type="float" office:value="110898.681108995" calcext:value-type="float">
            <text:p>110898.681108995</text:p>
          </table:table-cell>
          <table:table-cell table:formula="of:=[.G181]-[.$B181]" office:value-type="float" office:value="23.9802947044373" calcext:value-type="float">
            <text:p>23.9802947044</text:p>
          </table:table-cell>
          <table:table-cell/>
          <table:table-cell office:value-type="float" office:value="1443122986.15342" calcext:value-type="float">
            <text:p>1443122986.15342</text:p>
          </table:table-cell>
          <table:table-cell table:formula="of:=[.L181]-[.$B$2]" office:value-type="float" office:value="44.5633206367493" calcext:value-type="float">
            <text:p>44.5633206367</text:p>
          </table:table-cell>
          <table:table-cell table:formula="of:=[.C181]/([.M181]-[.M180])" office:value-type="float" office:value="110898.681108995" calcext:value-type="float">
            <text:p>110898.681108995</text:p>
          </table:table-cell>
          <table:table-cell table:formula="of:=[.L181]-[.$B181]" office:value-type="float" office:value="23.9802947044373" calcext:value-type="float">
            <text:p>23.980294704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22962.21326" calcext:value-type="float">
            <text:p>1443122962.21326</text:p>
          </table:table-cell>
          <table:table-cell office:value-type="float" office:value="4096" calcext:value-type="float">
            <text:p>4096</text:p>
          </table:table-cell>
          <table:table-cell table:formula="of:=[.B182]-[.$B$2]" office:value-type="float" office:value="20.6231572628021" calcext:value-type="float">
            <text:p>20.6231572628</text:p>
          </table:table-cell>
          <table:table-cell table:formula="of:=[.C182]/([.D182]-[.D181])" office:value-type="float" office:value="102064.894185584" calcext:value-type="float">
            <text:p>102064.894185584</text:p>
          </table:table-cell>
          <table:table-cell/>
          <table:table-cell office:value-type="float" office:value="1443122986.19038" calcext:value-type="float">
            <text:p>1443122986.19038</text:p>
          </table:table-cell>
          <table:table-cell table:formula="of:=[.G182]-[.$B$2]" office:value-type="float" office:value="44.6002805233002" calcext:value-type="float">
            <text:p>44.6002805233</text:p>
          </table:table-cell>
          <table:table-cell table:formula="of:=[.C182]/([.H182]-[.H181])" office:value-type="float" office:value="110822.850994381" calcext:value-type="float">
            <text:p>110822.850994381</text:p>
          </table:table-cell>
          <table:table-cell table:formula="of:=[.G182]-[.$B182]" office:value-type="float" office:value="23.977123260498" calcext:value-type="float">
            <text:p>23.9771232605</text:p>
          </table:table-cell>
          <table:table-cell/>
          <table:table-cell office:value-type="float" office:value="1443122986.19038" calcext:value-type="float">
            <text:p>1443122986.19038</text:p>
          </table:table-cell>
          <table:table-cell table:formula="of:=[.L182]-[.$B$2]" office:value-type="float" office:value="44.6002805233002" calcext:value-type="float">
            <text:p>44.6002805233</text:p>
          </table:table-cell>
          <table:table-cell table:formula="of:=[.C182]/([.M182]-[.M181])" office:value-type="float" office:value="110822.850994381" calcext:value-type="float">
            <text:p>110822.850994381</text:p>
          </table:table-cell>
          <table:table-cell table:formula="of:=[.L182]-[.$B182]" office:value-type="float" office:value="23.977123260498" calcext:value-type="float">
            <text:p>23.977123260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22962.25339" calcext:value-type="float">
            <text:p>1443122962.25339</text:p>
          </table:table-cell>
          <table:table-cell office:value-type="float" office:value="4096" calcext:value-type="float">
            <text:p>4096</text:p>
          </table:table-cell>
          <table:table-cell table:formula="of:=[.B183]-[.$B$2]" office:value-type="float" office:value="20.6632881164551" calcext:value-type="float">
            <text:p>20.6632881165</text:p>
          </table:table-cell>
          <table:table-cell table:formula="of:=[.C183]/([.D183]-[.D182])" office:value-type="float" office:value="102066.106926646" calcext:value-type="float">
            <text:p>102066.106926646</text:p>
          </table:table-cell>
          <table:table-cell/>
          <table:table-cell office:value-type="float" office:value="1443122986.22729" calcext:value-type="float">
            <text:p>1443122986.22729</text:p>
          </table:table-cell>
          <table:table-cell table:formula="of:=[.G183]-[.$B$2]" office:value-type="float" office:value="44.6371862888336" calcext:value-type="float">
            <text:p>44.6371862888</text:p>
          </table:table-cell>
          <table:table-cell table:formula="of:=[.C183]/([.H183]-[.H182])" office:value-type="float" office:value="110985.368838585" calcext:value-type="float">
            <text:p>110985.368838585</text:p>
          </table:table-cell>
          <table:table-cell table:formula="of:=[.G183]-[.$B183]" office:value-type="float" office:value="23.9738981723785" calcext:value-type="float">
            <text:p>23.9738981724</text:p>
          </table:table-cell>
          <table:table-cell/>
          <table:table-cell office:value-type="float" office:value="1443122986.22729" calcext:value-type="float">
            <text:p>1443122986.22729</text:p>
          </table:table-cell>
          <table:table-cell table:formula="of:=[.L183]-[.$B$2]" office:value-type="float" office:value="44.6371862888336" calcext:value-type="float">
            <text:p>44.6371862888</text:p>
          </table:table-cell>
          <table:table-cell table:formula="of:=[.C183]/([.M183]-[.M182])" office:value-type="float" office:value="110985.368838585" calcext:value-type="float">
            <text:p>110985.368838585</text:p>
          </table:table-cell>
          <table:table-cell table:formula="of:=[.L183]-[.$B183]" office:value-type="float" office:value="23.9738981723785" calcext:value-type="float">
            <text:p>23.97389817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22962.29352" calcext:value-type="float">
            <text:p>1443122962.29352</text:p>
          </table:table-cell>
          <table:table-cell office:value-type="float" office:value="4096" calcext:value-type="float">
            <text:p>4096</text:p>
          </table:table-cell>
          <table:table-cell table:formula="of:=[.B184]-[.$B$2]" office:value-type="float" office:value="20.7034158706665" calcext:value-type="float">
            <text:p>20.7034158707</text:p>
          </table:table-cell>
          <table:table-cell table:formula="of:=[.C184]/([.D184]-[.D183])" office:value-type="float" office:value="102073.990446087" calcext:value-type="float">
            <text:p>102073.990446087</text:p>
          </table:table-cell>
          <table:table-cell/>
          <table:table-cell office:value-type="float" office:value="1443122986.26424" calcext:value-type="float">
            <text:p>1443122986.26424</text:p>
          </table:table-cell>
          <table:table-cell table:formula="of:=[.G184]-[.$B$2]" office:value-type="float" office:value="44.6741359233856" calcext:value-type="float">
            <text:p>44.6741359234</text:p>
          </table:table-cell>
          <table:table-cell table:formula="of:=[.C184]/([.H184]-[.H183])" office:value-type="float" office:value="110853.599762547" calcext:value-type="float">
            <text:p>110853.599762547</text:p>
          </table:table-cell>
          <table:table-cell table:formula="of:=[.G184]-[.$B184]" office:value-type="float" office:value="23.9707200527191" calcext:value-type="float">
            <text:p>23.9707200527</text:p>
          </table:table-cell>
          <table:table-cell/>
          <table:table-cell office:value-type="float" office:value="1443122986.26424" calcext:value-type="float">
            <text:p>1443122986.26424</text:p>
          </table:table-cell>
          <table:table-cell table:formula="of:=[.L184]-[.$B$2]" office:value-type="float" office:value="44.6741359233856" calcext:value-type="float">
            <text:p>44.6741359234</text:p>
          </table:table-cell>
          <table:table-cell table:formula="of:=[.C184]/([.M184]-[.M183])" office:value-type="float" office:value="110853.599762547" calcext:value-type="float">
            <text:p>110853.599762547</text:p>
          </table:table-cell>
          <table:table-cell table:formula="of:=[.L184]-[.$B184]" office:value-type="float" office:value="23.9707200527191" calcext:value-type="float">
            <text:p>23.970720052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22962.33364" calcext:value-type="float">
            <text:p>1443122962.33364</text:p>
          </table:table-cell>
          <table:table-cell office:value-type="float" office:value="4096" calcext:value-type="float">
            <text:p>4096</text:p>
          </table:table-cell>
          <table:table-cell table:formula="of:=[.B185]-[.$B$2]" office:value-type="float" office:value="20.7435436248779" calcext:value-type="float">
            <text:p>20.7435436249</text:p>
          </table:table-cell>
          <table:table-cell table:formula="of:=[.C185]/([.D185]-[.D184])" office:value-type="float" office:value="102073.990446087" calcext:value-type="float">
            <text:p>102073.990446087</text:p>
          </table:table-cell>
          <table:table-cell/>
          <table:table-cell office:value-type="float" office:value="1443122986.30116" calcext:value-type="float">
            <text:p>1443122986.30116</text:p>
          </table:table-cell>
          <table:table-cell table:formula="of:=[.G185]-[.$B$2]" office:value-type="float" office:value="44.7110569477081" calcext:value-type="float">
            <text:p>44.7110569477</text:p>
          </table:table-cell>
          <table:table-cell table:formula="of:=[.C185]/([.H185]-[.H184])" office:value-type="float" office:value="110939.50060055" calcext:value-type="float">
            <text:p>110939.50060055</text:p>
          </table:table-cell>
          <table:table-cell table:formula="of:=[.G185]-[.$B185]" office:value-type="float" office:value="23.9675133228302" calcext:value-type="float">
            <text:p>23.9675133228</text:p>
          </table:table-cell>
          <table:table-cell/>
          <table:table-cell office:value-type="float" office:value="1443122986.30116" calcext:value-type="float">
            <text:p>1443122986.30116</text:p>
          </table:table-cell>
          <table:table-cell table:formula="of:=[.L185]-[.$B$2]" office:value-type="float" office:value="44.7110569477081" calcext:value-type="float">
            <text:p>44.7110569477</text:p>
          </table:table-cell>
          <table:table-cell table:formula="of:=[.C185]/([.M185]-[.M184])" office:value-type="float" office:value="110939.50060055" calcext:value-type="float">
            <text:p>110939.50060055</text:p>
          </table:table-cell>
          <table:table-cell table:formula="of:=[.L185]-[.$B185]" office:value-type="float" office:value="23.9675133228302" calcext:value-type="float">
            <text:p>23.967513322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22962.37377" calcext:value-type="float">
            <text:p>1443122962.37377</text:p>
          </table:table-cell>
          <table:table-cell office:value-type="float" office:value="4096" calcext:value-type="float">
            <text:p>4096</text:p>
          </table:table-cell>
          <table:table-cell table:formula="of:=[.B186]-[.$B$2]" office:value-type="float" office:value="20.7836725711822" calcext:value-type="float">
            <text:p>20.7836725712</text:p>
          </table:table-cell>
          <table:table-cell table:formula="of:=[.C186]/([.D186]-[.D185])" office:value-type="float" office:value="102070.958179107" calcext:value-type="float">
            <text:p>102070.958179107</text:p>
          </table:table-cell>
          <table:table-cell/>
          <table:table-cell office:value-type="float" office:value="1443122986.33809" calcext:value-type="float">
            <text:p>1443122986.33809</text:p>
          </table:table-cell>
          <table:table-cell table:formula="of:=[.G186]-[.$B$2]" office:value-type="float" office:value="44.747987985611" calcext:value-type="float">
            <text:p>44.7479879856</text:p>
          </table:table-cell>
          <table:table-cell table:formula="of:=[.C186]/([.H186]-[.H185])" office:value-type="float" office:value="110909.42016785" calcext:value-type="float">
            <text:p>110909.42016785</text:p>
          </table:table-cell>
          <table:table-cell table:formula="of:=[.G186]-[.$B186]" office:value-type="float" office:value="23.9643154144287" calcext:value-type="float">
            <text:p>23.9643154144</text:p>
          </table:table-cell>
          <table:table-cell/>
          <table:table-cell office:value-type="float" office:value="1443122986.33809" calcext:value-type="float">
            <text:p>1443122986.33809</text:p>
          </table:table-cell>
          <table:table-cell table:formula="of:=[.L186]-[.$B$2]" office:value-type="float" office:value="44.747987985611" calcext:value-type="float">
            <text:p>44.7479879856</text:p>
          </table:table-cell>
          <table:table-cell table:formula="of:=[.C186]/([.M186]-[.M185])" office:value-type="float" office:value="110909.42016785" calcext:value-type="float">
            <text:p>110909.42016785</text:p>
          </table:table-cell>
          <table:table-cell table:formula="of:=[.L186]-[.$B186]" office:value-type="float" office:value="23.9643154144287" calcext:value-type="float">
            <text:p>23.964315414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22962.4139" calcext:value-type="float">
            <text:p>1443122962.4139</text:p>
          </table:table-cell>
          <table:table-cell office:value-type="float" office:value="4096" calcext:value-type="float">
            <text:p>4096</text:p>
          </table:table-cell>
          <table:table-cell table:formula="of:=[.B187]-[.$B$2]" office:value-type="float" office:value="20.8238039016724" calcext:value-type="float">
            <text:p>20.8238039017</text:p>
          </table:table-cell>
          <table:table-cell table:formula="of:=[.C187]/([.D187]-[.D186])" office:value-type="float" office:value="102064.894185584" calcext:value-type="float">
            <text:p>102064.894185584</text:p>
          </table:table-cell>
          <table:table-cell/>
          <table:table-cell office:value-type="float" office:value="1443122986.37502" calcext:value-type="float">
            <text:p>1443122986.37502</text:p>
          </table:table-cell>
          <table:table-cell table:formula="of:=[.G187]-[.$B$2]" office:value-type="float" office:value="44.7849247455597" calcext:value-type="float">
            <text:p>44.7849247456</text:p>
          </table:table-cell>
          <table:table-cell table:formula="of:=[.C187]/([.H187]-[.H186])" office:value-type="float" office:value="110892.238671865" calcext:value-type="float">
            <text:p>110892.238671865</text:p>
          </table:table-cell>
          <table:table-cell table:formula="of:=[.G187]-[.$B187]" office:value-type="float" office:value="23.9611208438873" calcext:value-type="float">
            <text:p>23.9611208439</text:p>
          </table:table-cell>
          <table:table-cell/>
          <table:table-cell office:value-type="float" office:value="1443122986.37502" calcext:value-type="float">
            <text:p>1443122986.37502</text:p>
          </table:table-cell>
          <table:table-cell table:formula="of:=[.L187]-[.$B$2]" office:value-type="float" office:value="44.7849247455597" calcext:value-type="float">
            <text:p>44.7849247456</text:p>
          </table:table-cell>
          <table:table-cell table:formula="of:=[.C187]/([.M187]-[.M186])" office:value-type="float" office:value="110892.238671865" calcext:value-type="float">
            <text:p>110892.238671865</text:p>
          </table:table-cell>
          <table:table-cell table:formula="of:=[.L187]-[.$B187]" office:value-type="float" office:value="23.9611208438873" calcext:value-type="float">
            <text:p>23.961120843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22962.45403" calcext:value-type="float">
            <text:p>1443122962.45403</text:p>
          </table:table-cell>
          <table:table-cell office:value-type="float" office:value="4096" calcext:value-type="float">
            <text:p>4096</text:p>
          </table:table-cell>
          <table:table-cell table:formula="of:=[.B188]-[.$B$2]" office:value-type="float" office:value="20.8639318943024" calcext:value-type="float">
            <text:p>20.8639318943</text:p>
          </table:table-cell>
          <table:table-cell table:formula="of:=[.C188]/([.D188]-[.D187])" office:value-type="float" office:value="102073.383978278" calcext:value-type="float">
            <text:p>102073.383978278</text:p>
          </table:table-cell>
          <table:table-cell/>
          <table:table-cell office:value-type="float" office:value="1443122986.41195" calcext:value-type="float">
            <text:p>1443122986.41195</text:p>
          </table:table-cell>
          <table:table-cell table:formula="of:=[.G188]-[.$B$2]" office:value-type="float" office:value="44.8218548297882" calcext:value-type="float">
            <text:p>44.8218548298</text:p>
          </table:table-cell>
          <table:table-cell table:formula="of:=[.C188]/([.H188]-[.H187])" office:value-type="float" office:value="110912.284268154" calcext:value-type="float">
            <text:p>110912.284268154</text:p>
          </table:table-cell>
          <table:table-cell table:formula="of:=[.G188]-[.$B188]" office:value-type="float" office:value="23.9579229354858" calcext:value-type="float">
            <text:p>23.9579229355</text:p>
          </table:table-cell>
          <table:table-cell/>
          <table:table-cell office:value-type="float" office:value="1443122986.41195" calcext:value-type="float">
            <text:p>1443122986.41195</text:p>
          </table:table-cell>
          <table:table-cell table:formula="of:=[.L188]-[.$B$2]" office:value-type="float" office:value="44.8218548297882" calcext:value-type="float">
            <text:p>44.8218548298</text:p>
          </table:table-cell>
          <table:table-cell table:formula="of:=[.C188]/([.M188]-[.M187])" office:value-type="float" office:value="110912.284268154" calcext:value-type="float">
            <text:p>110912.284268154</text:p>
          </table:table-cell>
          <table:table-cell table:formula="of:=[.L188]-[.$B188]" office:value-type="float" office:value="23.9579229354858" calcext:value-type="float">
            <text:p>23.957922935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22962.49416" calcext:value-type="float">
            <text:p>1443122962.49416</text:p>
          </table:table-cell>
          <table:table-cell office:value-type="float" office:value="4096" calcext:value-type="float">
            <text:p>4096</text:p>
          </table:table-cell>
          <table:table-cell table:formula="of:=[.B189]-[.$B$2]" office:value-type="float" office:value="20.9040627479553" calcext:value-type="float">
            <text:p>20.904062748</text:p>
          </table:table-cell>
          <table:table-cell table:formula="of:=[.C189]/([.D189]-[.D188])" office:value-type="float" office:value="102066.106926646" calcext:value-type="float">
            <text:p>102066.106926646</text:p>
          </table:table-cell>
          <table:table-cell/>
          <table:table-cell office:value-type="float" office:value="1443122986.44888" calcext:value-type="float">
            <text:p>1443122986.44888</text:p>
          </table:table-cell>
          <table:table-cell table:formula="of:=[.G189]-[.$B$2]" office:value-type="float" office:value="44.858776807785" calcext:value-type="float">
            <text:p>44.8587768078</text:p>
          </table:table-cell>
          <table:table-cell table:formula="of:=[.C189]/([.H189]-[.H188])" office:value-type="float" office:value="110936.635094471" calcext:value-type="float">
            <text:p>110936.635094471</text:p>
          </table:table-cell>
          <table:table-cell table:formula="of:=[.G189]-[.$B189]" office:value-type="float" office:value="23.9547140598297" calcext:value-type="float">
            <text:p>23.9547140598</text:p>
          </table:table-cell>
          <table:table-cell/>
          <table:table-cell office:value-type="float" office:value="1443122986.44888" calcext:value-type="float">
            <text:p>1443122986.44888</text:p>
          </table:table-cell>
          <table:table-cell table:formula="of:=[.L189]-[.$B$2]" office:value-type="float" office:value="44.858776807785" calcext:value-type="float">
            <text:p>44.8587768078</text:p>
          </table:table-cell>
          <table:table-cell table:formula="of:=[.C189]/([.M189]-[.M188])" office:value-type="float" office:value="110936.635094471" calcext:value-type="float">
            <text:p>110936.635094471</text:p>
          </table:table-cell>
          <table:table-cell table:formula="of:=[.L189]-[.$B189]" office:value-type="float" office:value="23.9547140598297" calcext:value-type="float">
            <text:p>23.954714059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22962.53429" calcext:value-type="float">
            <text:p>1443122962.53429</text:p>
          </table:table-cell>
          <table:table-cell office:value-type="float" office:value="4096" calcext:value-type="float">
            <text:p>4096</text:p>
          </table:table-cell>
          <table:table-cell table:formula="of:=[.B190]-[.$B$2]" office:value-type="float" office:value="20.9441931247711" calcext:value-type="float">
            <text:p>20.9441931248</text:p>
          </table:table-cell>
          <table:table-cell table:formula="of:=[.C190]/([.D190]-[.D189])" office:value-type="float" office:value="102067.319696529" calcext:value-type="float">
            <text:p>102067.319696529</text:p>
          </table:table-cell>
          <table:table-cell/>
          <table:table-cell office:value-type="float" office:value="1443122986.48585" calcext:value-type="float">
            <text:p>1443122986.48585</text:p>
          </table:table-cell>
          <table:table-cell table:formula="of:=[.G190]-[.$B$2]" office:value-type="float" office:value="44.8957536220551" calcext:value-type="float">
            <text:p>44.8957536221</text:p>
          </table:table-cell>
          <table:table-cell table:formula="of:=[.C190]/([.H190]-[.H189])" office:value-type="float" office:value="110772.117091791" calcext:value-type="float">
            <text:p>110772.117091791</text:p>
          </table:table-cell>
          <table:table-cell table:formula="of:=[.G190]-[.$B190]" office:value-type="float" office:value="23.9515604972839" calcext:value-type="float">
            <text:p>23.9515604973</text:p>
          </table:table-cell>
          <table:table-cell/>
          <table:table-cell office:value-type="float" office:value="1443122986.48585" calcext:value-type="float">
            <text:p>1443122986.48585</text:p>
          </table:table-cell>
          <table:table-cell table:formula="of:=[.L190]-[.$B$2]" office:value-type="float" office:value="44.8957536220551" calcext:value-type="float">
            <text:p>44.8957536221</text:p>
          </table:table-cell>
          <table:table-cell table:formula="of:=[.C190]/([.M190]-[.M189])" office:value-type="float" office:value="110772.117091791" calcext:value-type="float">
            <text:p>110772.117091791</text:p>
          </table:table-cell>
          <table:table-cell table:formula="of:=[.L190]-[.$B190]" office:value-type="float" office:value="23.9515604972839" calcext:value-type="float">
            <text:p>23.951560497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22962.57444" calcext:value-type="float">
            <text:p>1443122962.57444</text:p>
          </table:table-cell>
          <table:table-cell office:value-type="float" office:value="4096" calcext:value-type="float">
            <text:p>4096</text:p>
          </table:table-cell>
          <table:table-cell table:formula="of:=[.B191]-[.$B$2]" office:value-type="float" office:value="20.9843375682831" calcext:value-type="float">
            <text:p>20.9843375683</text:p>
          </table:table-cell>
          <table:table-cell table:formula="of:=[.C191]/([.D191]-[.D190])" office:value-type="float" office:value="102031.555096271" calcext:value-type="float">
            <text:p>102031.555096271</text:p>
          </table:table-cell>
          <table:table-cell/>
          <table:table-cell office:value-type="float" office:value="1443122986.52276" calcext:value-type="float">
            <text:p>1443122986.52276</text:p>
          </table:table-cell>
          <table:table-cell table:formula="of:=[.G191]-[.$B$2]" office:value-type="float" office:value="44.9326603412628" calcext:value-type="float">
            <text:p>44.9326603413</text:p>
          </table:table-cell>
          <table:table-cell table:formula="of:=[.C191]/([.H191]-[.H190])" office:value-type="float" office:value="110982.500962545" calcext:value-type="float">
            <text:p>110982.500962545</text:p>
          </table:table-cell>
          <table:table-cell table:formula="of:=[.G191]-[.$B191]" office:value-type="float" office:value="23.9483227729797" calcext:value-type="float">
            <text:p>23.948322773</text:p>
          </table:table-cell>
          <table:table-cell/>
          <table:table-cell office:value-type="float" office:value="1443122986.52276" calcext:value-type="float">
            <text:p>1443122986.52276</text:p>
          </table:table-cell>
          <table:table-cell table:formula="of:=[.L191]-[.$B$2]" office:value-type="float" office:value="44.9326603412628" calcext:value-type="float">
            <text:p>44.9326603413</text:p>
          </table:table-cell>
          <table:table-cell table:formula="of:=[.C191]/([.M191]-[.M190])" office:value-type="float" office:value="110982.500962545" calcext:value-type="float">
            <text:p>110982.500962545</text:p>
          </table:table-cell>
          <table:table-cell table:formula="of:=[.L191]-[.$B191]" office:value-type="float" office:value="23.9483227729797" calcext:value-type="float">
            <text:p>23.94832277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22962.61457" calcext:value-type="float">
            <text:p>1443122962.61457</text:p>
          </table:table-cell>
          <table:table-cell office:value-type="float" office:value="4096" calcext:value-type="float">
            <text:p>4096</text:p>
          </table:table-cell>
          <table:table-cell table:formula="of:=[.B192]-[.$B$2]" office:value-type="float" office:value="21.0244657993317" calcext:value-type="float">
            <text:p>21.0244657993</text:p>
          </table:table-cell>
          <table:table-cell table:formula="of:=[.C192]/([.D192]-[.D191])" office:value-type="float" office:value="102072.777517676" calcext:value-type="float">
            <text:p>102072.777517676</text:p>
          </table:table-cell>
          <table:table-cell/>
          <table:table-cell office:value-type="float" office:value="1443122986.55969" calcext:value-type="float">
            <text:p>1443122986.55969</text:p>
          </table:table-cell>
          <table:table-cell table:formula="of:=[.G192]-[.$B$2]" office:value-type="float" office:value="44.9695880413055" calcext:value-type="float">
            <text:p>44.9695880413</text:p>
          </table:table-cell>
          <table:table-cell table:formula="of:=[.C192]/([.H192]-[.H191])" office:value-type="float" office:value="110919.445166122" calcext:value-type="float">
            <text:p>110919.445166122</text:p>
          </table:table-cell>
          <table:table-cell table:formula="of:=[.G192]-[.$B192]" office:value-type="float" office:value="23.9451222419739" calcext:value-type="float">
            <text:p>23.945122242</text:p>
          </table:table-cell>
          <table:table-cell/>
          <table:table-cell office:value-type="float" office:value="1443122986.55969" calcext:value-type="float">
            <text:p>1443122986.55969</text:p>
          </table:table-cell>
          <table:table-cell table:formula="of:=[.L192]-[.$B$2]" office:value-type="float" office:value="44.9695880413055" calcext:value-type="float">
            <text:p>44.9695880413</text:p>
          </table:table-cell>
          <table:table-cell table:formula="of:=[.C192]/([.M192]-[.M191])" office:value-type="float" office:value="110919.445166122" calcext:value-type="float">
            <text:p>110919.445166122</text:p>
          </table:table-cell>
          <table:table-cell table:formula="of:=[.L192]-[.$B192]" office:value-type="float" office:value="23.9451222419739" calcext:value-type="float">
            <text:p>23.94512224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22962.65469" calcext:value-type="float">
            <text:p>1443122962.65469</text:p>
          </table:table-cell>
          <table:table-cell office:value-type="float" office:value="4096" calcext:value-type="float">
            <text:p>4096</text:p>
          </table:table-cell>
          <table:table-cell table:formula="of:=[.B193]-[.$B$2]" office:value-type="float" office:value="21.0645937919617" calcext:value-type="float">
            <text:p>21.064593792</text:p>
          </table:table-cell>
          <table:table-cell table:formula="of:=[.C193]/([.D193]-[.D192])" office:value-type="float" office:value="102073.383978278" calcext:value-type="float">
            <text:p>102073.383978278</text:p>
          </table:table-cell>
          <table:table-cell/>
          <table:table-cell office:value-type="float" office:value="1443122986.59663" calcext:value-type="float">
            <text:p>1443122986.59663</text:p>
          </table:table-cell>
          <table:table-cell table:formula="of:=[.G193]-[.$B$2]" office:value-type="float" office:value="45.006532907486" calcext:value-type="float">
            <text:p>45.0065329075</text:p>
          </table:table-cell>
          <table:table-cell table:formula="of:=[.C193]/([.H193]-[.H192])" office:value-type="float" office:value="110867.907329728" calcext:value-type="float">
            <text:p>110867.907329728</text:p>
          </table:table-cell>
          <table:table-cell table:formula="of:=[.G193]-[.$B193]" office:value-type="float" office:value="23.9419391155243" calcext:value-type="float">
            <text:p>23.9419391155</text:p>
          </table:table-cell>
          <table:table-cell/>
          <table:table-cell office:value-type="float" office:value="1443122986.59663" calcext:value-type="float">
            <text:p>1443122986.59663</text:p>
          </table:table-cell>
          <table:table-cell table:formula="of:=[.L193]-[.$B$2]" office:value-type="float" office:value="45.006532907486" calcext:value-type="float">
            <text:p>45.0065329075</text:p>
          </table:table-cell>
          <table:table-cell table:formula="of:=[.C193]/([.M193]-[.M192])" office:value-type="float" office:value="110867.907329728" calcext:value-type="float">
            <text:p>110867.907329728</text:p>
          </table:table-cell>
          <table:table-cell table:formula="of:=[.L193]-[.$B193]" office:value-type="float" office:value="23.9419391155243" calcext:value-type="float">
            <text:p>23.941939115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22962.69482" calcext:value-type="float">
            <text:p>1443122962.69482</text:p>
          </table:table-cell>
          <table:table-cell office:value-type="float" office:value="4096" calcext:value-type="float">
            <text:p>4096</text:p>
          </table:table-cell>
          <table:table-cell table:formula="of:=[.B194]-[.$B$2]" office:value-type="float" office:value="21.1047213077545" calcext:value-type="float">
            <text:p>21.1047213078</text:p>
          </table:table-cell>
          <table:table-cell table:formula="of:=[.C194]/([.D194]-[.D193])" office:value-type="float" office:value="102074.596921103" calcext:value-type="float">
            <text:p>102074.596921103</text:p>
          </table:table-cell>
          <table:table-cell/>
          <table:table-cell office:value-type="float" office:value="1443122986.60814" calcext:value-type="float">
            <text:p>1443122986.60814</text:p>
          </table:table-cell>
          <table:table-cell table:formula="of:=[.G194]-[.$B$2]" office:value-type="float" office:value="45.0180444717407" calcext:value-type="float">
            <text:p>45.0180444717</text:p>
          </table:table-cell>
          <table:table-cell table:formula="of:=[.C194]/([.H194]-[.H193])" office:value-type="float" office:value="355816.10885819" calcext:value-type="float">
            <text:p>355816.10885819</text:p>
          </table:table-cell>
          <table:table-cell table:formula="of:=[.G194]-[.$B194]" office:value-type="float" office:value="23.9133231639862" calcext:value-type="float">
            <text:p>23.913323164</text:p>
          </table:table-cell>
          <table:table-cell/>
          <table:table-cell office:value-type="float" office:value="1443122986.60814" calcext:value-type="float">
            <text:p>1443122986.60814</text:p>
          </table:table-cell>
          <table:table-cell table:formula="of:=[.L194]-[.$B$2]" office:value-type="float" office:value="45.0180444717407" calcext:value-type="float">
            <text:p>45.0180444717</text:p>
          </table:table-cell>
          <table:table-cell table:formula="of:=[.C194]/([.M194]-[.M193])" office:value-type="float" office:value="355816.10885819" calcext:value-type="float">
            <text:p>355816.10885819</text:p>
          </table:table-cell>
          <table:table-cell table:formula="of:=[.L194]-[.$B194]" office:value-type="float" office:value="23.9133231639862" calcext:value-type="float">
            <text:p>23.91332316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22962.73495" calcext:value-type="float">
            <text:p>1443122962.73495</text:p>
          </table:table-cell>
          <table:table-cell office:value-type="float" office:value="4096" calcext:value-type="float">
            <text:p>4096</text:p>
          </table:table-cell>
          <table:table-cell table:formula="of:=[.B195]-[.$B$2]" office:value-type="float" office:value="21.1448490619659" calcext:value-type="float">
            <text:p>21.144849062</text:p>
          </table:table-cell>
          <table:table-cell table:formula="of:=[.C195]/([.D195]-[.D194])" office:value-type="float" office:value="102073.990446087" calcext:value-type="float">
            <text:p>102073.990446087</text:p>
          </table:table-cell>
          <table:table-cell/>
          <table:table-cell office:value-type="float" office:value="1443122986.67047" calcext:value-type="float">
            <text:p>1443122986.67047</text:p>
          </table:table-cell>
          <table:table-cell table:formula="of:=[.G195]-[.$B$2]" office:value-type="float" office:value="45.0803682804108" calcext:value-type="float">
            <text:p>45.0803682804</text:p>
          </table:table-cell>
          <table:table-cell table:formula="of:=[.C195]/([.H195]-[.H194])" office:value-type="float" office:value="65721.27229395" calcext:value-type="float">
            <text:p>65721.27229395</text:p>
          </table:table-cell>
          <table:table-cell table:formula="of:=[.G195]-[.$B195]" office:value-type="float" office:value="23.9355192184448" calcext:value-type="float">
            <text:p>23.9355192184</text:p>
          </table:table-cell>
          <table:table-cell/>
          <table:table-cell office:value-type="float" office:value="1443122986.67047" calcext:value-type="float">
            <text:p>1443122986.67047</text:p>
          </table:table-cell>
          <table:table-cell table:formula="of:=[.L195]-[.$B$2]" office:value-type="float" office:value="45.0803682804108" calcext:value-type="float">
            <text:p>45.0803682804</text:p>
          </table:table-cell>
          <table:table-cell table:formula="of:=[.C195]/([.M195]-[.M194])" office:value-type="float" office:value="65721.27229395" calcext:value-type="float">
            <text:p>65721.27229395</text:p>
          </table:table-cell>
          <table:table-cell table:formula="of:=[.L195]-[.$B195]" office:value-type="float" office:value="23.9355192184448" calcext:value-type="float">
            <text:p>23.935519218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22962.7751" calcext:value-type="float">
            <text:p>1443122962.7751</text:p>
          </table:table-cell>
          <table:table-cell office:value-type="float" office:value="4096" calcext:value-type="float">
            <text:p>4096</text:p>
          </table:table-cell>
          <table:table-cell table:formula="of:=[.B196]-[.$B$2]" office:value-type="float" office:value="21.184995174408" calcext:value-type="float">
            <text:p>21.1849951744</text:p>
          </table:table-cell>
          <table:table-cell table:formula="of:=[.C196]/([.D196]-[.D195])" office:value-type="float" office:value="102027.313501796" calcext:value-type="float">
            <text:p>102027.313501796</text:p>
          </table:table-cell>
          <table:table-cell/>
          <table:table-cell office:value-type="float" office:value="1443122986.70743" calcext:value-type="float">
            <text:p>1443122986.70743</text:p>
          </table:table-cell>
          <table:table-cell table:formula="of:=[.G196]-[.$B$2]" office:value-type="float" office:value="45.1173274517059" calcext:value-type="float">
            <text:p>45.1173274517</text:p>
          </table:table-cell>
          <table:table-cell table:formula="of:=[.C196]/([.H196]-[.H195])" office:value-type="float" office:value="110824.995703725" calcext:value-type="float">
            <text:p>110824.995703725</text:p>
          </table:table-cell>
          <table:table-cell table:formula="of:=[.G196]-[.$B196]" office:value-type="float" office:value="23.932332277298" calcext:value-type="float">
            <text:p>23.9323322773</text:p>
          </table:table-cell>
          <table:table-cell/>
          <table:table-cell office:value-type="float" office:value="1443122986.70743" calcext:value-type="float">
            <text:p>1443122986.70743</text:p>
          </table:table-cell>
          <table:table-cell table:formula="of:=[.L196]-[.$B$2]" office:value-type="float" office:value="45.1173274517059" calcext:value-type="float">
            <text:p>45.1173274517</text:p>
          </table:table-cell>
          <table:table-cell table:formula="of:=[.C196]/([.M196]-[.M195])" office:value-type="float" office:value="110824.995703725" calcext:value-type="float">
            <text:p>110824.995703725</text:p>
          </table:table-cell>
          <table:table-cell table:formula="of:=[.L196]-[.$B196]" office:value-type="float" office:value="23.932332277298" calcext:value-type="float">
            <text:p>23.932332277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22962.81523" calcext:value-type="float">
            <text:p>1443122962.81523</text:p>
          </table:table-cell>
          <table:table-cell office:value-type="float" office:value="4096" calcext:value-type="float">
            <text:p>4096</text:p>
          </table:table-cell>
          <table:table-cell table:formula="of:=[.B197]-[.$B$2]" office:value-type="float" office:value="21.2251334190369" calcext:value-type="float">
            <text:p>21.225133419</text:p>
          </table:table-cell>
          <table:table-cell table:formula="of:=[.C197]/([.D197]-[.D196])" office:value-type="float" office:value="102047.312678198" calcext:value-type="float">
            <text:p>102047.312678198</text:p>
          </table:table-cell>
          <table:table-cell/>
          <table:table-cell office:value-type="float" office:value="1443122986.74436" calcext:value-type="float">
            <text:p>1443122986.74436</text:p>
          </table:table-cell>
          <table:table-cell table:formula="of:=[.G197]-[.$B$2]" office:value-type="float" office:value="45.1542642116547" calcext:value-type="float">
            <text:p>45.1542642117</text:p>
          </table:table-cell>
          <table:table-cell table:formula="of:=[.C197]/([.H197]-[.H196])" office:value-type="float" office:value="110892.238671865" calcext:value-type="float">
            <text:p>110892.238671865</text:p>
          </table:table-cell>
          <table:table-cell table:formula="of:=[.G197]-[.$B197]" office:value-type="float" office:value="23.9291307926178" calcext:value-type="float">
            <text:p>23.9291307926</text:p>
          </table:table-cell>
          <table:table-cell/>
          <table:table-cell office:value-type="float" office:value="1443122986.74436" calcext:value-type="float">
            <text:p>1443122986.74436</text:p>
          </table:table-cell>
          <table:table-cell table:formula="of:=[.L197]-[.$B$2]" office:value-type="float" office:value="45.1542642116547" calcext:value-type="float">
            <text:p>45.1542642117</text:p>
          </table:table-cell>
          <table:table-cell table:formula="of:=[.C197]/([.M197]-[.M196])" office:value-type="float" office:value="110892.238671865" calcext:value-type="float">
            <text:p>110892.238671865</text:p>
          </table:table-cell>
          <table:table-cell table:formula="of:=[.L197]-[.$B197]" office:value-type="float" office:value="23.9291307926178" calcext:value-type="float">
            <text:p>23.929130792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22962.85535" calcext:value-type="float">
            <text:p>1443122962.85535</text:p>
          </table:table-cell>
          <table:table-cell office:value-type="float" office:value="4096" calcext:value-type="float">
            <text:p>4096</text:p>
          </table:table-cell>
          <table:table-cell table:formula="of:=[.B198]-[.$B$2]" office:value-type="float" office:value="21.2652473449707" calcext:value-type="float">
            <text:p>21.265247345</text:p>
          </table:table-cell>
          <table:table-cell table:formula="of:=[.C198]/([.D198]-[.D197])" office:value-type="float" office:value="102109.177913819" calcext:value-type="float">
            <text:p>102109.177913819</text:p>
          </table:table-cell>
          <table:table-cell/>
          <table:table-cell office:value-type="float" office:value="1443122986.7813" calcext:value-type="float">
            <text:p>1443122986.7813</text:p>
          </table:table-cell>
          <table:table-cell table:formula="of:=[.G198]-[.$B$2]" office:value-type="float" office:value="45.1911952495575" calcext:value-type="float">
            <text:p>45.1911952496</text:p>
          </table:table-cell>
          <table:table-cell table:formula="of:=[.C198]/([.H198]-[.H197])" office:value-type="float" office:value="110909.42016785" calcext:value-type="float">
            <text:p>110909.42016785</text:p>
          </table:table-cell>
          <table:table-cell table:formula="of:=[.G198]-[.$B198]" office:value-type="float" office:value="23.9259479045868" calcext:value-type="float">
            <text:p>23.9259479046</text:p>
          </table:table-cell>
          <table:table-cell/>
          <table:table-cell office:value-type="float" office:value="1443122986.7813" calcext:value-type="float">
            <text:p>1443122986.7813</text:p>
          </table:table-cell>
          <table:table-cell table:formula="of:=[.L198]-[.$B$2]" office:value-type="float" office:value="45.1911952495575" calcext:value-type="float">
            <text:p>45.1911952496</text:p>
          </table:table-cell>
          <table:table-cell table:formula="of:=[.C198]/([.M198]-[.M197])" office:value-type="float" office:value="110909.42016785" calcext:value-type="float">
            <text:p>110909.42016785</text:p>
          </table:table-cell>
          <table:table-cell table:formula="of:=[.L198]-[.$B198]" office:value-type="float" office:value="23.9259479045868" calcext:value-type="float">
            <text:p>23.925947904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22962.89546" calcext:value-type="float">
            <text:p>1443122962.89546</text:p>
          </table:table-cell>
          <table:table-cell office:value-type="float" office:value="4096" calcext:value-type="float">
            <text:p>4096</text:p>
          </table:table-cell>
          <table:table-cell table:formula="of:=[.B199]-[.$B$2]" office:value-type="float" office:value="21.305361032486" calcext:value-type="float">
            <text:p>21.3053610325</text:p>
          </table:table-cell>
          <table:table-cell table:formula="of:=[.C199]/([.D199]-[.D198])" office:value-type="float" office:value="102109.784807042" calcext:value-type="float">
            <text:p>102109.784807042</text:p>
          </table:table-cell>
          <table:table-cell/>
          <table:table-cell office:value-type="float" office:value="1443122986.81823" calcext:value-type="float">
            <text:p>1443122986.81823</text:p>
          </table:table-cell>
          <table:table-cell table:formula="of:=[.G199]-[.$B$2]" office:value-type="float" office:value="45.2281274795532" calcext:value-type="float">
            <text:p>45.2281274796</text:p>
          </table:table-cell>
          <table:table-cell table:formula="of:=[.C199]/([.H199]-[.H198])" office:value-type="float" office:value="110905.840250476" calcext:value-type="float">
            <text:p>110905.840250476</text:p>
          </table:table-cell>
          <table:table-cell table:formula="of:=[.G199]-[.$B199]" office:value-type="float" office:value="23.9227664470673" calcext:value-type="float">
            <text:p>23.9227664471</text:p>
          </table:table-cell>
          <table:table-cell/>
          <table:table-cell office:value-type="float" office:value="1443122986.81823" calcext:value-type="float">
            <text:p>1443122986.81823</text:p>
          </table:table-cell>
          <table:table-cell table:formula="of:=[.L199]-[.$B$2]" office:value-type="float" office:value="45.2281274795532" calcext:value-type="float">
            <text:p>45.2281274796</text:p>
          </table:table-cell>
          <table:table-cell table:formula="of:=[.C199]/([.M199]-[.M198])" office:value-type="float" office:value="110905.840250476" calcext:value-type="float">
            <text:p>110905.840250476</text:p>
          </table:table-cell>
          <table:table-cell table:formula="of:=[.L199]-[.$B199]" office:value-type="float" office:value="23.9227664470673" calcext:value-type="float">
            <text:p>23.922766447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22962.93559" calcext:value-type="float">
            <text:p>1443122962.93559</text:p>
          </table:table-cell>
          <table:table-cell office:value-type="float" office:value="4096" calcext:value-type="float">
            <text:p>4096</text:p>
          </table:table-cell>
          <table:table-cell table:formula="of:=[.B200]-[.$B$2]" office:value-type="float" office:value="21.345489025116" calcext:value-type="float">
            <text:p>21.3454890251</text:p>
          </table:table-cell>
          <table:table-cell table:formula="of:=[.C200]/([.D200]-[.D199])" office:value-type="float" office:value="102073.383978278" calcext:value-type="float">
            <text:p>102073.383978278</text:p>
          </table:table-cell>
          <table:table-cell/>
          <table:table-cell office:value-type="float" office:value="1443122986.85516" calcext:value-type="float">
            <text:p>1443122986.85516</text:p>
          </table:table-cell>
          <table:table-cell table:formula="of:=[.G200]-[.$B$2]" office:value-type="float" office:value="45.2650618553162" calcext:value-type="float">
            <text:p>45.2650618553</text:p>
          </table:table-cell>
          <table:table-cell table:formula="of:=[.C200]/([.H200]-[.H199])" office:value-type="float" office:value="110899.396981551" calcext:value-type="float">
            <text:p>110899.396981551</text:p>
          </table:table-cell>
          <table:table-cell table:formula="of:=[.G200]-[.$B200]" office:value-type="float" office:value="23.9195728302002" calcext:value-type="float">
            <text:p>23.9195728302</text:p>
          </table:table-cell>
          <table:table-cell/>
          <table:table-cell office:value-type="float" office:value="1443122986.85516" calcext:value-type="float">
            <text:p>1443122986.85516</text:p>
          </table:table-cell>
          <table:table-cell table:formula="of:=[.L200]-[.$B$2]" office:value-type="float" office:value="45.2650618553162" calcext:value-type="float">
            <text:p>45.2650618553</text:p>
          </table:table-cell>
          <table:table-cell table:formula="of:=[.C200]/([.M200]-[.M199])" office:value-type="float" office:value="110899.396981551" calcext:value-type="float">
            <text:p>110899.396981551</text:p>
          </table:table-cell>
          <table:table-cell table:formula="of:=[.L200]-[.$B200]" office:value-type="float" office:value="23.9195728302002" calcext:value-type="float">
            <text:p>23.919572830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22962.97572" calcext:value-type="float">
            <text:p>1443122962.97572</text:p>
          </table:table-cell>
          <table:table-cell office:value-type="float" office:value="4096" calcext:value-type="float">
            <text:p>4096</text:p>
          </table:table-cell>
          <table:table-cell table:formula="of:=[.B201]-[.$B$2]" office:value-type="float" office:value="21.3856177330017" calcext:value-type="float">
            <text:p>21.385617733</text:p>
          </table:table-cell>
          <table:table-cell table:formula="of:=[.C201]/([.D201]-[.D200])" office:value-type="float" office:value="102071.56461809" calcext:value-type="float">
            <text:p>102071.56461809</text:p>
          </table:table-cell>
          <table:table-cell/>
          <table:table-cell office:value-type="float" office:value="1443122986.8921" calcext:value-type="float">
            <text:p>1443122986.8921</text:p>
          </table:table-cell>
          <table:table-cell table:formula="of:=[.G201]-[.$B$2]" office:value-type="float" office:value="45.3019979000092" calcext:value-type="float">
            <text:p>45.3019979</text:p>
          </table:table-cell>
          <table:table-cell table:formula="of:=[.C201]/([.H201]-[.H200])" office:value-type="float" office:value="110894.386067738" calcext:value-type="float">
            <text:p>110894.386067738</text:p>
          </table:table-cell>
          <table:table-cell table:formula="of:=[.G201]-[.$B201]" office:value-type="float" office:value="23.9163801670074" calcext:value-type="float">
            <text:p>23.916380167</text:p>
          </table:table-cell>
          <table:table-cell/>
          <table:table-cell office:value-type="float" office:value="1443122986.8921" calcext:value-type="float">
            <text:p>1443122986.8921</text:p>
          </table:table-cell>
          <table:table-cell table:formula="of:=[.L201]-[.$B$2]" office:value-type="float" office:value="45.3019979000092" calcext:value-type="float">
            <text:p>45.3019979</text:p>
          </table:table-cell>
          <table:table-cell table:formula="of:=[.C201]/([.M201]-[.M200])" office:value-type="float" office:value="110894.386067738" calcext:value-type="float">
            <text:p>110894.386067738</text:p>
          </table:table-cell>
          <table:table-cell table:formula="of:=[.L201]-[.$B201]" office:value-type="float" office:value="23.9163801670074" calcext:value-type="float">
            <text:p>23.9163801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22963.01628" calcext:value-type="float">
            <text:p>1443122963.01628</text:p>
          </table:table-cell>
          <table:table-cell office:value-type="float" office:value="4096" calcext:value-type="float">
            <text:p>4096</text:p>
          </table:table-cell>
          <table:table-cell table:formula="of:=[.B202]-[.$B$2]" office:value-type="float" office:value="21.4261791706085" calcext:value-type="float">
            <text:p>21.4261791706</text:p>
          </table:table-cell>
          <table:table-cell table:formula="of:=[.C202]/([.D202]-[.D201])" office:value-type="float" office:value="100982.614070665" calcext:value-type="float">
            <text:p>100982.614070665</text:p>
          </table:table-cell>
          <table:table-cell/>
          <table:table-cell office:value-type="float" office:value="1443122986.92903" calcext:value-type="float">
            <text:p>1443122986.92903</text:p>
          </table:table-cell>
          <table:table-cell table:formula="of:=[.G202]-[.$B$2]" office:value-type="float" office:value="45.3389282226563" calcext:value-type="float">
            <text:p>45.3389282227</text:p>
          </table:table-cell>
          <table:table-cell table:formula="of:=[.C202]/([.H202]-[.H201])" office:value-type="float" office:value="110911.56822921" calcext:value-type="float">
            <text:p>110911.56822921</text:p>
          </table:table-cell>
          <table:table-cell table:formula="of:=[.G202]-[.$B202]" office:value-type="float" office:value="23.9127490520477" calcext:value-type="float">
            <text:p>23.912749052</text:p>
          </table:table-cell>
          <table:table-cell/>
          <table:table-cell office:value-type="float" office:value="1443122986.92903" calcext:value-type="float">
            <text:p>1443122986.92903</text:p>
          </table:table-cell>
          <table:table-cell table:formula="of:=[.L202]-[.$B$2]" office:value-type="float" office:value="45.3389282226563" calcext:value-type="float">
            <text:p>45.3389282227</text:p>
          </table:table-cell>
          <table:table-cell table:formula="of:=[.C202]/([.M202]-[.M201])" office:value-type="float" office:value="110911.56822921" calcext:value-type="float">
            <text:p>110911.56822921</text:p>
          </table:table-cell>
          <table:table-cell table:formula="of:=[.L202]-[.$B202]" office:value-type="float" office:value="23.9127490520477" calcext:value-type="float">
            <text:p>23.91274905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22963.05737" calcext:value-type="float">
            <text:p>1443122963.05737</text:p>
          </table:table-cell>
          <table:table-cell office:value-type="float" office:value="4096" calcext:value-type="float">
            <text:p>4096</text:p>
          </table:table-cell>
          <table:table-cell table:formula="of:=[.B203]-[.$B$2]" office:value-type="float" office:value="21.4672672748566" calcext:value-type="float">
            <text:p>21.4672672749</text:p>
          </table:table-cell>
          <table:table-cell table:formula="of:=[.C203]/([.D203]-[.D202])" office:value-type="float" office:value="99688.2205923313" calcext:value-type="float">
            <text:p>99688.2205923313</text:p>
          </table:table-cell>
          <table:table-cell/>
          <table:table-cell office:value-type="float" office:value="1443122986.96595" calcext:value-type="float">
            <text:p>1443122986.96595</text:p>
          </table:table-cell>
          <table:table-cell table:formula="of:=[.G203]-[.$B$2]" office:value-type="float" office:value="45.3758535385132" calcext:value-type="float">
            <text:p>45.3758535385</text:p>
          </table:table-cell>
          <table:table-cell table:formula="of:=[.C203]/([.H203]-[.H202])" office:value-type="float" office:value="110926.606988817" calcext:value-type="float">
            <text:p>110926.606988817</text:p>
          </table:table-cell>
          <table:table-cell table:formula="of:=[.G203]-[.$B203]" office:value-type="float" office:value="23.9085862636566" calcext:value-type="float">
            <text:p>23.9085862637</text:p>
          </table:table-cell>
          <table:table-cell/>
          <table:table-cell office:value-type="float" office:value="1443122986.96595" calcext:value-type="float">
            <text:p>1443122986.96595</text:p>
          </table:table-cell>
          <table:table-cell table:formula="of:=[.L203]-[.$B$2]" office:value-type="float" office:value="45.3758535385132" calcext:value-type="float">
            <text:p>45.3758535385</text:p>
          </table:table-cell>
          <table:table-cell table:formula="of:=[.C203]/([.M203]-[.M202])" office:value-type="float" office:value="110926.606988817" calcext:value-type="float">
            <text:p>110926.606988817</text:p>
          </table:table-cell>
          <table:table-cell table:formula="of:=[.L203]-[.$B203]" office:value-type="float" office:value="23.9085862636566" calcext:value-type="float">
            <text:p>23.908586263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22963.09845" calcext:value-type="float">
            <text:p>1443122963.09845</text:p>
          </table:table-cell>
          <table:table-cell office:value-type="float" office:value="4096" calcext:value-type="float">
            <text:p>4096</text:p>
          </table:table-cell>
          <table:table-cell table:formula="of:=[.B204]-[.$B$2]" office:value-type="float" office:value="21.5083527565002" calcext:value-type="float">
            <text:p>21.5083527565</text:p>
          </table:table-cell>
          <table:table-cell table:formula="of:=[.C204]/([.D204]-[.D203])" office:value-type="float" office:value="99694.5839779487" calcext:value-type="float">
            <text:p>99694.5839779487</text:p>
          </table:table-cell>
          <table:table-cell/>
          <table:table-cell office:value-type="float" office:value="1443122987.00291" calcext:value-type="float">
            <text:p>1443122987.00291</text:p>
          </table:table-cell>
          <table:table-cell table:formula="of:=[.G204]-[.$B$2]" office:value-type="float" office:value="45.412807226181" calcext:value-type="float">
            <text:p>45.4128072262</text:p>
          </table:table-cell>
          <table:table-cell table:formula="of:=[.C204]/([.H204]-[.H203])" office:value-type="float" office:value="110841.441233588" calcext:value-type="float">
            <text:p>110841.441233588</text:p>
          </table:table-cell>
          <table:table-cell table:formula="of:=[.G204]-[.$B204]" office:value-type="float" office:value="23.9044544696808" calcext:value-type="float">
            <text:p>23.9044544697</text:p>
          </table:table-cell>
          <table:table-cell/>
          <table:table-cell office:value-type="float" office:value="1443122987.00291" calcext:value-type="float">
            <text:p>1443122987.00291</text:p>
          </table:table-cell>
          <table:table-cell table:formula="of:=[.L204]-[.$B$2]" office:value-type="float" office:value="45.412807226181" calcext:value-type="float">
            <text:p>45.4128072262</text:p>
          </table:table-cell>
          <table:table-cell table:formula="of:=[.C204]/([.M204]-[.M203])" office:value-type="float" office:value="110841.441233588" calcext:value-type="float">
            <text:p>110841.441233588</text:p>
          </table:table-cell>
          <table:table-cell table:formula="of:=[.L204]-[.$B204]" office:value-type="float" office:value="23.9044544696808" calcext:value-type="float">
            <text:p>23.904454469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22963.13954" calcext:value-type="float">
            <text:p>1443122963.13954</text:p>
          </table:table-cell>
          <table:table-cell office:value-type="float" office:value="4096" calcext:value-type="float">
            <text:p>4096</text:p>
          </table:table-cell>
          <table:table-cell table:formula="of:=[.B205]-[.$B$2]" office:value-type="float" office:value="21.5494422912598" calcext:value-type="float">
            <text:p>21.5494422913</text:p>
          </table:table-cell>
          <table:table-cell table:formula="of:=[.C205]/([.D205]-[.D204])" office:value-type="float" office:value="99684.7499970988" calcext:value-type="float">
            <text:p>99684.7499970988</text:p>
          </table:table-cell>
          <table:table-cell/>
          <table:table-cell office:value-type="float" office:value="1443122991.32831" calcext:value-type="float">
            <text:p>1443122991.32831</text:p>
          </table:table-cell>
          <table:table-cell table:formula="of:=[.G205]-[.$B$2]" office:value-type="float" office:value="49.7382135391235" calcext:value-type="float">
            <text:p>49.7382135391</text:p>
          </table:table-cell>
          <table:table-cell table:formula="of:=[.C205]/([.H205]-[.H204])" office:value-type="float" office:value="946.963060497675" calcext:value-type="float">
            <text:p>946.9630604977</text:p>
          </table:table-cell>
          <table:table-cell table:formula="of:=[.G205]-[.$B205]" office:value-type="float" office:value="28.1887712478638" calcext:value-type="float">
            <text:p>28.1887712479</text:p>
          </table:table-cell>
          <table:table-cell/>
          <table:table-cell office:value-type="float" office:value="1443122991.32831" calcext:value-type="float">
            <text:p>1443122991.32831</text:p>
          </table:table-cell>
          <table:table-cell table:formula="of:=[.L205]-[.$B$2]" office:value-type="float" office:value="49.7382135391235" calcext:value-type="float">
            <text:p>49.7382135391</text:p>
          </table:table-cell>
          <table:table-cell table:formula="of:=[.C205]/([.M205]-[.M204])" office:value-type="float" office:value="946.963060497675" calcext:value-type="float">
            <text:p>946.9630604977</text:p>
          </table:table-cell>
          <table:table-cell table:formula="of:=[.L205]-[.$B205]" office:value-type="float" office:value="28.1887712478638" calcext:value-type="float">
            <text:p>28.188771247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22963.18063" calcext:value-type="float">
            <text:p>1443122963.18063</text:p>
          </table:table-cell>
          <table:table-cell office:value-type="float" office:value="4096" calcext:value-type="float">
            <text:p>4096</text:p>
          </table:table-cell>
          <table:table-cell table:formula="of:=[.B206]-[.$B$2]" office:value-type="float" office:value="21.5905294418335" calcext:value-type="float">
            <text:p>21.5905294418</text:p>
          </table:table-cell>
          <table:table-cell table:formula="of:=[.C206]/([.D206]-[.D205])" office:value-type="float" office:value="99690.5344567463" calcext:value-type="float">
            <text:p>99690.5344567463</text:p>
          </table:table-cell>
          <table:table-cell/>
          <table:table-cell office:value-type="float" office:value="1443122991.48578" calcext:value-type="float">
            <text:p>1443122991.48578</text:p>
          </table:table-cell>
          <table:table-cell table:formula="of:=[.G206]-[.$B$2]" office:value-type="float" office:value="49.8956770896912" calcext:value-type="float">
            <text:p>49.8956770897</text:p>
          </table:table-cell>
          <table:table-cell table:formula="of:=[.C206]/([.H206]-[.H205])" office:value-type="float" office:value="26012.3691180256" calcext:value-type="float">
            <text:p>26012.3691180256</text:p>
          </table:table-cell>
          <table:table-cell table:formula="of:=[.G206]-[.$B206]" office:value-type="float" office:value="28.3051476478577" calcext:value-type="float">
            <text:p>28.3051476479</text:p>
          </table:table-cell>
          <table:table-cell/>
          <table:table-cell office:value-type="float" office:value="1443122991.48578" calcext:value-type="float">
            <text:p>1443122991.48578</text:p>
          </table:table-cell>
          <table:table-cell table:formula="of:=[.L206]-[.$B$2]" office:value-type="float" office:value="49.8956770896912" calcext:value-type="float">
            <text:p>49.8956770897</text:p>
          </table:table-cell>
          <table:table-cell table:formula="of:=[.C206]/([.M206]-[.M205])" office:value-type="float" office:value="26012.3691180256" calcext:value-type="float">
            <text:p>26012.3691180256</text:p>
          </table:table-cell>
          <table:table-cell table:formula="of:=[.L206]-[.$B206]" office:value-type="float" office:value="28.3051476478577" calcext:value-type="float">
            <text:p>28.305147647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22963.2217" calcext:value-type="float">
            <text:p>1443122963.2217</text:p>
          </table:table-cell>
          <table:table-cell office:value-type="float" office:value="4096" calcext:value-type="float">
            <text:p>4096</text:p>
          </table:table-cell>
          <table:table-cell table:formula="of:=[.B207]-[.$B$2]" office:value-type="float" office:value="21.6316001415253" calcext:value-type="float">
            <text:p>21.6316001415</text:p>
          </table:table-cell>
          <table:table-cell table:formula="of:=[.C207]/([.D207]-[.D206])" office:value-type="float" office:value="99730.4655323546" calcext:value-type="float">
            <text:p>99730.4655323546</text:p>
          </table:table-cell>
          <table:table-cell/>
          <table:table-cell office:value-type="float" office:value="1443122991.53677" calcext:value-type="float">
            <text:p>1443122991.53677</text:p>
          </table:table-cell>
          <table:table-cell table:formula="of:=[.G207]-[.$B$2]" office:value-type="float" office:value="49.9466667175293" calcext:value-type="float">
            <text:p>49.9466667175</text:p>
          </table:table-cell>
          <table:table-cell table:formula="of:=[.C207]/([.H207]-[.H206])" office:value-type="float" office:value="80330.062674759" calcext:value-type="float">
            <text:p>80330.062674759</text:p>
          </table:table-cell>
          <table:table-cell table:formula="of:=[.G207]-[.$B207]" office:value-type="float" office:value="28.315066576004" calcext:value-type="float">
            <text:p>28.315066576</text:p>
          </table:table-cell>
          <table:table-cell/>
          <table:table-cell office:value-type="float" office:value="1443122991.53677" calcext:value-type="float">
            <text:p>1443122991.53677</text:p>
          </table:table-cell>
          <table:table-cell table:formula="of:=[.L207]-[.$B$2]" office:value-type="float" office:value="49.9466667175293" calcext:value-type="float">
            <text:p>49.9466667175</text:p>
          </table:table-cell>
          <table:table-cell table:formula="of:=[.C207]/([.M207]-[.M206])" office:value-type="float" office:value="80330.062674759" calcext:value-type="float">
            <text:p>80330.062674759</text:p>
          </table:table-cell>
          <table:table-cell table:formula="of:=[.L207]-[.$B207]" office:value-type="float" office:value="28.315066576004" calcext:value-type="float">
            <text:p>28.31506657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22963.26279" calcext:value-type="float">
            <text:p>1443122963.26279</text:p>
          </table:table-cell>
          <table:table-cell office:value-type="float" office:value="4096" calcext:value-type="float">
            <text:p>4096</text:p>
          </table:table-cell>
          <table:table-cell table:formula="of:=[.B208]-[.$B$2]" office:value-type="float" office:value="21.6726875305176" calcext:value-type="float">
            <text:p>21.6726875305</text:p>
          </table:table-cell>
          <table:table-cell table:formula="of:=[.C208]/([.D208]-[.D207])" office:value-type="float" office:value="99689.9559805725" calcext:value-type="float">
            <text:p>99689.9559805725</text:p>
          </table:table-cell>
          <table:table-cell/>
          <table:table-cell office:value-type="float" office:value="1443122991.58762" calcext:value-type="float">
            <text:p>1443122991.58762</text:p>
          </table:table-cell>
          <table:table-cell table:formula="of:=[.G208]-[.$B$2]" office:value-type="float" office:value="49.9975183010101" calcext:value-type="float">
            <text:p>49.997518301</text:p>
          </table:table-cell>
          <table:table-cell table:formula="of:=[.C208]/([.H208]-[.H207])" office:value-type="float" office:value="80548.1308471684" calcext:value-type="float">
            <text:p>80548.1308471684</text:p>
          </table:table-cell>
          <table:table-cell table:formula="of:=[.G208]-[.$B208]" office:value-type="float" office:value="28.3248307704926" calcext:value-type="float">
            <text:p>28.3248307705</text:p>
          </table:table-cell>
          <table:table-cell/>
          <table:table-cell office:value-type="float" office:value="1443122991.58762" calcext:value-type="float">
            <text:p>1443122991.58762</text:p>
          </table:table-cell>
          <table:table-cell table:formula="of:=[.L208]-[.$B$2]" office:value-type="float" office:value="49.9975183010101" calcext:value-type="float">
            <text:p>49.997518301</text:p>
          </table:table-cell>
          <table:table-cell table:formula="of:=[.C208]/([.M208]-[.M207])" office:value-type="float" office:value="80548.1308471684" calcext:value-type="float">
            <text:p>80548.1308471684</text:p>
          </table:table-cell>
          <table:table-cell table:formula="of:=[.L208]-[.$B208]" office:value-type="float" office:value="28.3248307704926" calcext:value-type="float">
            <text:p>28.324830770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22963.30385" calcext:value-type="float">
            <text:p>1443122963.30385</text:p>
          </table:table-cell>
          <table:table-cell office:value-type="float" office:value="4096" calcext:value-type="float">
            <text:p>4096</text:p>
          </table:table-cell>
          <table:table-cell table:formula="of:=[.B209]-[.$B$2]" office:value-type="float" office:value="21.7137501239777" calcext:value-type="float">
            <text:p>21.713750124</text:p>
          </table:table-cell>
          <table:table-cell table:formula="of:=[.C209]/([.D209]-[.D208])" office:value-type="float" office:value="99750.1534817017" calcext:value-type="float">
            <text:p>99750.1534817017</text:p>
          </table:table-cell>
          <table:table-cell/>
          <table:table-cell office:value-type="float" office:value="1443122991.63861" calcext:value-type="float">
            <text:p>1443122991.63861</text:p>
          </table:table-cell>
          <table:table-cell table:formula="of:=[.G209]-[.$B$2]" office:value-type="float" office:value="50.048506975174" calcext:value-type="float">
            <text:p>50.0485069752</text:p>
          </table:table-cell>
          <table:table-cell table:formula="of:=[.C209]/([.H209]-[.H208])" office:value-type="float" office:value="80331.5651401371" calcext:value-type="float">
            <text:p>80331.5651401371</text:p>
          </table:table-cell>
          <table:table-cell table:formula="of:=[.G209]-[.$B209]" office:value-type="float" office:value="28.3347568511963" calcext:value-type="float">
            <text:p>28.3347568512</text:p>
          </table:table-cell>
          <table:table-cell/>
          <table:table-cell office:value-type="float" office:value="1443122991.63861" calcext:value-type="float">
            <text:p>1443122991.63861</text:p>
          </table:table-cell>
          <table:table-cell table:formula="of:=[.L209]-[.$B$2]" office:value-type="float" office:value="50.048506975174" calcext:value-type="float">
            <text:p>50.0485069752</text:p>
          </table:table-cell>
          <table:table-cell table:formula="of:=[.C209]/([.M209]-[.M208])" office:value-type="float" office:value="80331.5651401371" calcext:value-type="float">
            <text:p>80331.5651401371</text:p>
          </table:table-cell>
          <table:table-cell table:formula="of:=[.L209]-[.$B209]" office:value-type="float" office:value="28.3347568511963" calcext:value-type="float">
            <text:p>28.33475685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22963.34494" calcext:value-type="float">
            <text:p>1443122963.34494</text:p>
          </table:table-cell>
          <table:table-cell office:value-type="float" office:value="4096" calcext:value-type="float">
            <text:p>4096</text:p>
          </table:table-cell>
          <table:table-cell table:formula="of:=[.B210]-[.$B$2]" office:value-type="float" office:value="21.7548367977142" calcext:value-type="float">
            <text:p>21.7548367977</text:p>
          </table:table-cell>
          <table:table-cell table:formula="of:=[.C210]/([.D210]-[.D209])" office:value-type="float" office:value="99691.6914292346" calcext:value-type="float">
            <text:p>99691.6914292346</text:p>
          </table:table-cell>
          <table:table-cell/>
          <table:table-cell office:value-type="float" office:value="1443122991.68958" calcext:value-type="float">
            <text:p>1443122991.68958</text:p>
          </table:table-cell>
          <table:table-cell table:formula="of:=[.G210]-[.$B$2]" office:value-type="float" office:value="50.0994758605957" calcext:value-type="float">
            <text:p>50.0994758606</text:p>
          </table:table-cell>
          <table:table-cell table:formula="of:=[.C210]/([.H210]-[.H209])" office:value-type="float" office:value="80362.7539842548" calcext:value-type="float">
            <text:p>80362.7539842548</text:p>
          </table:table-cell>
          <table:table-cell table:formula="of:=[.G210]-[.$B210]" office:value-type="float" office:value="28.3446390628815" calcext:value-type="float">
            <text:p>28.3446390629</text:p>
          </table:table-cell>
          <table:table-cell/>
          <table:table-cell office:value-type="float" office:value="1443122991.68958" calcext:value-type="float">
            <text:p>1443122991.68958</text:p>
          </table:table-cell>
          <table:table-cell table:formula="of:=[.L210]-[.$B$2]" office:value-type="float" office:value="50.0994758605957" calcext:value-type="float">
            <text:p>50.0994758606</text:p>
          </table:table-cell>
          <table:table-cell table:formula="of:=[.C210]/([.M210]-[.M209])" office:value-type="float" office:value="80362.7539842548" calcext:value-type="float">
            <text:p>80362.7539842548</text:p>
          </table:table-cell>
          <table:table-cell table:formula="of:=[.L210]-[.$B210]" office:value-type="float" office:value="28.3446390628815" calcext:value-type="float">
            <text:p>28.344639062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22963.38602" calcext:value-type="float">
            <text:p>1443122963.38602</text:p>
          </table:table-cell>
          <table:table-cell office:value-type="float" office:value="4096" calcext:value-type="float">
            <text:p>4096</text:p>
          </table:table-cell>
          <table:table-cell table:formula="of:=[.B211]-[.$B$2]" office:value-type="float" office:value="21.7959244251251" calcext:value-type="float">
            <text:p>21.7959244251</text:p>
          </table:table-cell>
          <table:table-cell table:formula="of:=[.C211]/([.D211]-[.D210])" office:value-type="float" office:value="99689.3775111121" calcext:value-type="float">
            <text:p>99689.3775111121</text:p>
          </table:table-cell>
          <table:table-cell/>
          <table:table-cell office:value-type="float" office:value="1443122991.74051" calcext:value-type="float">
            <text:p>1443122991.74051</text:p>
          </table:table-cell>
          <table:table-cell table:formula="of:=[.G211]-[.$B$2]" office:value-type="float" office:value="50.1504139900208" calcext:value-type="float">
            <text:p>50.15041399</text:p>
          </table:table-cell>
          <table:table-cell table:formula="of:=[.C211]/([.H211]-[.H210])" office:value-type="float" office:value="80411.2763117248" calcext:value-type="float">
            <text:p>80411.2763117248</text:p>
          </table:table-cell>
          <table:table-cell table:formula="of:=[.G211]-[.$B211]" office:value-type="float" office:value="28.3544895648956" calcext:value-type="float">
            <text:p>28.3544895649</text:p>
          </table:table-cell>
          <table:table-cell/>
          <table:table-cell office:value-type="float" office:value="1443122991.74051" calcext:value-type="float">
            <text:p>1443122991.74051</text:p>
          </table:table-cell>
          <table:table-cell table:formula="of:=[.L211]-[.$B$2]" office:value-type="float" office:value="50.1504139900208" calcext:value-type="float">
            <text:p>50.15041399</text:p>
          </table:table-cell>
          <table:table-cell table:formula="of:=[.C211]/([.M211]-[.M210])" office:value-type="float" office:value="80411.2763117248" calcext:value-type="float">
            <text:p>80411.2763117248</text:p>
          </table:table-cell>
          <table:table-cell table:formula="of:=[.L211]-[.$B211]" office:value-type="float" office:value="28.3544895648956" calcext:value-type="float">
            <text:p>28.354489564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22963.42712" calcext:value-type="float">
            <text:p>1443122963.42712</text:p>
          </table:table-cell>
          <table:table-cell office:value-type="float" office:value="4096" calcext:value-type="float">
            <text:p>4096</text:p>
          </table:table-cell>
          <table:table-cell table:formula="of:=[.B212]-[.$B$2]" office:value-type="float" office:value="21.837016582489" calcext:value-type="float">
            <text:p>21.8370165825</text:p>
          </table:table-cell>
          <table:table-cell table:formula="of:=[.C212]/([.D212]-[.D211])" office:value-type="float" office:value="99678.3878667618" calcext:value-type="float">
            <text:p>99678.3878667618</text:p>
          </table:table-cell>
          <table:table-cell/>
          <table:table-cell office:value-type="float" office:value="1443122991.79139" calcext:value-type="float">
            <text:p>1443122991.79139</text:p>
          </table:table-cell>
          <table:table-cell table:formula="of:=[.G212]-[.$B$2]" office:value-type="float" office:value="50.2012896537781" calcext:value-type="float">
            <text:p>50.2012896538</text:p>
          </table:table-cell>
          <table:table-cell table:formula="of:=[.C212]/([.H212]-[.H211])" office:value-type="float" office:value="80510.0061109341" calcext:value-type="float">
            <text:p>80510.0061109341</text:p>
          </table:table-cell>
          <table:table-cell table:formula="of:=[.G212]-[.$B212]" office:value-type="float" office:value="28.3642730712891" calcext:value-type="float">
            <text:p>28.3642730713</text:p>
          </table:table-cell>
          <table:table-cell/>
          <table:table-cell office:value-type="float" office:value="1443122991.79139" calcext:value-type="float">
            <text:p>1443122991.79139</text:p>
          </table:table-cell>
          <table:table-cell table:formula="of:=[.L212]-[.$B$2]" office:value-type="float" office:value="50.2012896537781" calcext:value-type="float">
            <text:p>50.2012896538</text:p>
          </table:table-cell>
          <table:table-cell table:formula="of:=[.C212]/([.M212]-[.M211])" office:value-type="float" office:value="80510.0061109341" calcext:value-type="float">
            <text:p>80510.0061109341</text:p>
          </table:table-cell>
          <table:table-cell table:formula="of:=[.L212]-[.$B212]" office:value-type="float" office:value="28.3642730712891" calcext:value-type="float">
            <text:p>28.364273071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22963.4682" calcext:value-type="float">
            <text:p>1443122963.4682</text:p>
          </table:table-cell>
          <table:table-cell office:value-type="float" office:value="4096" calcext:value-type="float">
            <text:p>4096</text:p>
          </table:table-cell>
          <table:table-cell table:formula="of:=[.B213]-[.$B$2]" office:value-type="float" office:value="21.8781039714813" calcext:value-type="float">
            <text:p>21.8781039715</text:p>
          </table:table-cell>
          <table:table-cell table:formula="of:=[.C213]/([.D213]-[.D212])" office:value-type="float" office:value="99689.9559805725" calcext:value-type="float">
            <text:p>99689.9559805725</text:p>
          </table:table-cell>
          <table:table-cell/>
          <table:table-cell office:value-type="float" office:value="1443122991.8424" calcext:value-type="float">
            <text:p>1443122991.8424</text:p>
          </table:table-cell>
          <table:table-cell table:formula="of:=[.G213]-[.$B$2]" office:value-type="float" office:value="50.2522976398468" calcext:value-type="float">
            <text:p>50.2522976398</text:p>
          </table:table-cell>
          <table:table-cell table:formula="of:=[.C213]/([.H213]-[.H212])" office:value-type="float" office:value="80301.1511664322" calcext:value-type="float">
            <text:p>80301.1511664322</text:p>
          </table:table-cell>
          <table:table-cell table:formula="of:=[.G213]-[.$B213]" office:value-type="float" office:value="28.3741936683655" calcext:value-type="float">
            <text:p>28.3741936684</text:p>
          </table:table-cell>
          <table:table-cell/>
          <table:table-cell office:value-type="float" office:value="1443122991.8424" calcext:value-type="float">
            <text:p>1443122991.8424</text:p>
          </table:table-cell>
          <table:table-cell table:formula="of:=[.L213]-[.$B$2]" office:value-type="float" office:value="50.2522976398468" calcext:value-type="float">
            <text:p>50.2522976398</text:p>
          </table:table-cell>
          <table:table-cell table:formula="of:=[.C213]/([.M213]-[.M212])" office:value-type="float" office:value="80301.1511664322" calcext:value-type="float">
            <text:p>80301.1511664322</text:p>
          </table:table-cell>
          <table:table-cell table:formula="of:=[.L213]-[.$B213]" office:value-type="float" office:value="28.3741936683655" calcext:value-type="float">
            <text:p>28.374193668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22963.50929" calcext:value-type="float">
            <text:p>1443122963.50929</text:p>
          </table:table-cell>
          <table:table-cell office:value-type="float" office:value="4096" calcext:value-type="float">
            <text:p>4096</text:p>
          </table:table-cell>
          <table:table-cell table:formula="of:=[.B214]-[.$B$2]" office:value-type="float" office:value="21.9191913604736" calcext:value-type="float">
            <text:p>21.9191913605</text:p>
          </table:table-cell>
          <table:table-cell table:formula="of:=[.C214]/([.D214]-[.D213])" office:value-type="float" office:value="99689.9559805725" calcext:value-type="float">
            <text:p>99689.9559805725</text:p>
          </table:table-cell>
          <table:table-cell/>
          <table:table-cell office:value-type="float" office:value="1443122991.89327" calcext:value-type="float">
            <text:p>1443122991.89327</text:p>
          </table:table-cell>
          <table:table-cell table:formula="of:=[.G214]-[.$B$2]" office:value-type="float" office:value="50.3031673431397" calcext:value-type="float">
            <text:p>50.3031673431</text:p>
          </table:table-cell>
          <table:table-cell table:formula="of:=[.C214]/([.H214]-[.H213])" office:value-type="float" office:value="80519.4395654354" calcext:value-type="float">
            <text:p>80519.4395654354</text:p>
          </table:table-cell>
          <table:table-cell table:formula="of:=[.G214]-[.$B214]" office:value-type="float" office:value="28.383975982666" calcext:value-type="float">
            <text:p>28.3839759827</text:p>
          </table:table-cell>
          <table:table-cell/>
          <table:table-cell office:value-type="float" office:value="1443122991.89327" calcext:value-type="float">
            <text:p>1443122991.89327</text:p>
          </table:table-cell>
          <table:table-cell table:formula="of:=[.L214]-[.$B$2]" office:value-type="float" office:value="50.3031673431397" calcext:value-type="float">
            <text:p>50.3031673431</text:p>
          </table:table-cell>
          <table:table-cell table:formula="of:=[.C214]/([.M214]-[.M213])" office:value-type="float" office:value="80519.4395654354" calcext:value-type="float">
            <text:p>80519.4395654354</text:p>
          </table:table-cell>
          <table:table-cell table:formula="of:=[.L214]-[.$B214]" office:value-type="float" office:value="28.383975982666" calcext:value-type="float">
            <text:p>28.383975982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22963.55038" calcext:value-type="float">
            <text:p>1443122963.55038</text:p>
          </table:table-cell>
          <table:table-cell office:value-type="float" office:value="4096" calcext:value-type="float">
            <text:p>4096</text:p>
          </table:table-cell>
          <table:table-cell table:formula="of:=[.B215]-[.$B$2]" office:value-type="float" office:value="21.9602789878845" calcext:value-type="float">
            <text:p>21.9602789879</text:p>
          </table:table-cell>
          <table:table-cell table:formula="of:=[.C215]/([.D215]-[.D214])" office:value-type="float" office:value="99689.3775111121" calcext:value-type="float">
            <text:p>99689.3775111121</text:p>
          </table:table-cell>
          <table:table-cell/>
          <table:table-cell office:value-type="float" office:value="1443122991.94421" calcext:value-type="float">
            <text:p>1443122991.94421</text:p>
          </table:table-cell>
          <table:table-cell table:formula="of:=[.G215]-[.$B$2]" office:value-type="float" office:value="50.3541061878204" calcext:value-type="float">
            <text:p>50.3541061878</text:p>
          </table:table-cell>
          <table:table-cell table:formula="of:=[.C215]/([.H215]-[.H214])" office:value-type="float" office:value="80410.147220025" calcext:value-type="float">
            <text:p>80410.147220025</text:p>
          </table:table-cell>
          <table:table-cell table:formula="of:=[.G215]-[.$B215]" office:value-type="float" office:value="28.3938271999359" calcext:value-type="float">
            <text:p>28.3938271999</text:p>
          </table:table-cell>
          <table:table-cell/>
          <table:table-cell office:value-type="float" office:value="1443122991.94421" calcext:value-type="float">
            <text:p>1443122991.94421</text:p>
          </table:table-cell>
          <table:table-cell table:formula="of:=[.L215]-[.$B$2]" office:value-type="float" office:value="50.3541061878204" calcext:value-type="float">
            <text:p>50.3541061878</text:p>
          </table:table-cell>
          <table:table-cell table:formula="of:=[.C215]/([.M215]-[.M214])" office:value-type="float" office:value="80410.147220025" calcext:value-type="float">
            <text:p>80410.147220025</text:p>
          </table:table-cell>
          <table:table-cell table:formula="of:=[.L215]-[.$B215]" office:value-type="float" office:value="28.3938271999359" calcext:value-type="float">
            <text:p>28.393827199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22963.59147" calcext:value-type="float">
            <text:p>1443122963.59147</text:p>
          </table:table-cell>
          <table:table-cell office:value-type="float" office:value="4096" calcext:value-type="float">
            <text:p>4096</text:p>
          </table:table-cell>
          <table:table-cell table:formula="of:=[.B216]-[.$B$2]" office:value-type="float" office:value="22.0013687610626" calcext:value-type="float">
            <text:p>22.0013687611</text:p>
          </table:table-cell>
          <table:table-cell table:formula="of:=[.C216]/([.D216]-[.D215])" office:value-type="float" office:value="99684.1715880541" calcext:value-type="float">
            <text:p>99684.1715880541</text:p>
          </table:table-cell>
          <table:table-cell/>
          <table:table-cell office:value-type="float" office:value="1443122991.99514" calcext:value-type="float">
            <text:p>1443122991.99514</text:p>
          </table:table-cell>
          <table:table-cell table:formula="of:=[.G216]-[.$B$2]" office:value-type="float" office:value="50.4050405025482" calcext:value-type="float">
            <text:p>50.4050405025</text:p>
          </table:table-cell>
          <table:table-cell table:formula="of:=[.C216]/([.H216]-[.H215])" office:value-type="float" office:value="80417.2986696874" calcext:value-type="float">
            <text:p>80417.2986696874</text:p>
          </table:table-cell>
          <table:table-cell table:formula="of:=[.G216]-[.$B216]" office:value-type="float" office:value="28.4036717414856" calcext:value-type="float">
            <text:p>28.4036717415</text:p>
          </table:table-cell>
          <table:table-cell/>
          <table:table-cell office:value-type="float" office:value="1443122991.99514" calcext:value-type="float">
            <text:p>1443122991.99514</text:p>
          </table:table-cell>
          <table:table-cell table:formula="of:=[.L216]-[.$B$2]" office:value-type="float" office:value="50.4050405025482" calcext:value-type="float">
            <text:p>50.4050405025</text:p>
          </table:table-cell>
          <table:table-cell table:formula="of:=[.C216]/([.M216]-[.M215])" office:value-type="float" office:value="80417.2986696874" calcext:value-type="float">
            <text:p>80417.2986696874</text:p>
          </table:table-cell>
          <table:table-cell table:formula="of:=[.L216]-[.$B216]" office:value-type="float" office:value="28.4036717414856" calcext:value-type="float">
            <text:p>28.403671741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22963.63256" calcext:value-type="float">
            <text:p>1443122963.63256</text:p>
          </table:table-cell>
          <table:table-cell office:value-type="float" office:value="4096" calcext:value-type="float">
            <text:p>4096</text:p>
          </table:table-cell>
          <table:table-cell table:formula="of:=[.B217]-[.$B$2]" office:value-type="float" office:value="22.0424563884735" calcext:value-type="float">
            <text:p>22.0424563885</text:p>
          </table:table-cell>
          <table:table-cell table:formula="of:=[.C217]/([.D217]-[.D216])" office:value-type="float" office:value="99689.3775111121" calcext:value-type="float">
            <text:p>99689.3775111121</text:p>
          </table:table-cell>
          <table:table-cell/>
          <table:table-cell office:value-type="float" office:value="1443122992.04615" calcext:value-type="float">
            <text:p>1443122992.04615</text:p>
          </table:table-cell>
          <table:table-cell table:formula="of:=[.G217]-[.$B$2]" office:value-type="float" office:value="50.456048488617" calcext:value-type="float">
            <text:p>50.4560484886</text:p>
          </table:table-cell>
          <table:table-cell table:formula="of:=[.C217]/([.H217]-[.H216])" office:value-type="float" office:value="80301.1511664322" calcext:value-type="float">
            <text:p>80301.1511664322</text:p>
          </table:table-cell>
          <table:table-cell table:formula="of:=[.G217]-[.$B217]" office:value-type="float" office:value="28.4135921001434" calcext:value-type="float">
            <text:p>28.4135921001</text:p>
          </table:table-cell>
          <table:table-cell/>
          <table:table-cell office:value-type="float" office:value="1443122992.04615" calcext:value-type="float">
            <text:p>1443122992.04615</text:p>
          </table:table-cell>
          <table:table-cell table:formula="of:=[.L217]-[.$B$2]" office:value-type="float" office:value="50.456048488617" calcext:value-type="float">
            <text:p>50.4560484886</text:p>
          </table:table-cell>
          <table:table-cell table:formula="of:=[.C217]/([.M217]-[.M216])" office:value-type="float" office:value="80301.1511664322" calcext:value-type="float">
            <text:p>80301.1511664322</text:p>
          </table:table-cell>
          <table:table-cell table:formula="of:=[.L217]-[.$B217]" office:value-type="float" office:value="28.4135921001434" calcext:value-type="float">
            <text:p>28.413592100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22963.67362" calcext:value-type="float">
            <text:p>1443122963.67362</text:p>
          </table:table-cell>
          <table:table-cell office:value-type="float" office:value="4096" calcext:value-type="float">
            <text:p>4096</text:p>
          </table:table-cell>
          <table:table-cell table:formula="of:=[.B218]-[.$B$2]" office:value-type="float" office:value="22.0835239887238" calcext:value-type="float">
            <text:p>22.0835239887</text:p>
          </table:table-cell>
          <table:table-cell table:formula="of:=[.C218]/([.D218]-[.D217])" office:value-type="float" office:value="99737.9923599419" calcext:value-type="float">
            <text:p>99737.9923599419</text:p>
          </table:table-cell>
          <table:table-cell/>
          <table:table-cell office:value-type="float" office:value="1443122992.09326" calcext:value-type="float">
            <text:p>1443122992.09326</text:p>
          </table:table-cell>
          <table:table-cell table:formula="of:=[.G218]-[.$B$2]" office:value-type="float" office:value="50.5031621456146" calcext:value-type="float">
            <text:p>50.5031621456</text:p>
          </table:table-cell>
          <table:table-cell table:formula="of:=[.C218]/([.H218]-[.H217])" office:value-type="float" office:value="86938.6980552505" calcext:value-type="float">
            <text:p>86938.6980552505</text:p>
          </table:table-cell>
          <table:table-cell table:formula="of:=[.G218]-[.$B218]" office:value-type="float" office:value="28.4196381568909" calcext:value-type="float">
            <text:p>28.4196381569</text:p>
          </table:table-cell>
          <table:table-cell/>
          <table:table-cell office:value-type="float" office:value="1443122992.09326" calcext:value-type="float">
            <text:p>1443122992.09326</text:p>
          </table:table-cell>
          <table:table-cell table:formula="of:=[.L218]-[.$B$2]" office:value-type="float" office:value="50.5031621456146" calcext:value-type="float">
            <text:p>50.5031621456</text:p>
          </table:table-cell>
          <table:table-cell table:formula="of:=[.C218]/([.M218]-[.M217])" office:value-type="float" office:value="86938.6980552505" calcext:value-type="float">
            <text:p>86938.6980552505</text:p>
          </table:table-cell>
          <table:table-cell table:formula="of:=[.L218]-[.$B218]" office:value-type="float" office:value="28.4196381568909" calcext:value-type="float">
            <text:p>28.419638156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22963.71471" calcext:value-type="float">
            <text:p>1443122963.71471</text:p>
          </table:table-cell>
          <table:table-cell office:value-type="float" office:value="4096" calcext:value-type="float">
            <text:p>4096</text:p>
          </table:table-cell>
          <table:table-cell table:formula="of:=[.B219]-[.$B$2]" office:value-type="float" office:value="22.1246116161346" calcext:value-type="float">
            <text:p>22.1246116161</text:p>
          </table:table-cell>
          <table:table-cell table:formula="of:=[.C219]/([.D219]-[.D218])" office:value-type="float" office:value="99689.3775111121" calcext:value-type="float">
            <text:p>99689.3775111121</text:p>
          </table:table-cell>
          <table:table-cell/>
          <table:table-cell office:value-type="float" office:value="1443122992.14041" calcext:value-type="float">
            <text:p>1443122992.14041</text:p>
          </table:table-cell>
          <table:table-cell table:formula="of:=[.G219]-[.$B$2]" office:value-type="float" office:value="50.5503115653992" calcext:value-type="float">
            <text:p>50.5503115654</text:p>
          </table:table-cell>
          <table:table-cell table:formula="of:=[.C219]/([.H219]-[.H218])" office:value-type="float" office:value="86872.7551413589" calcext:value-type="float">
            <text:p>86872.7551413589</text:p>
          </table:table-cell>
          <table:table-cell table:formula="of:=[.G219]-[.$B219]" office:value-type="float" office:value="28.4256999492645" calcext:value-type="float">
            <text:p>28.4256999493</text:p>
          </table:table-cell>
          <table:table-cell/>
          <table:table-cell office:value-type="float" office:value="1443122992.14041" calcext:value-type="float">
            <text:p>1443122992.14041</text:p>
          </table:table-cell>
          <table:table-cell table:formula="of:=[.L219]-[.$B$2]" office:value-type="float" office:value="50.5503115653992" calcext:value-type="float">
            <text:p>50.5503115654</text:p>
          </table:table-cell>
          <table:table-cell table:formula="of:=[.C219]/([.M219]-[.M218])" office:value-type="float" office:value="86872.7551413589" calcext:value-type="float">
            <text:p>86872.7551413589</text:p>
          </table:table-cell>
          <table:table-cell table:formula="of:=[.L219]-[.$B219]" office:value-type="float" office:value="28.4256999492645" calcext:value-type="float">
            <text:p>28.425699949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22963.7558" calcext:value-type="float">
            <text:p>1443122963.7558</text:p>
          </table:table-cell>
          <table:table-cell office:value-type="float" office:value="4096" calcext:value-type="float">
            <text:p>4096</text:p>
          </table:table-cell>
          <table:table-cell table:formula="of:=[.B220]-[.$B$2]" office:value-type="float" office:value="22.1656997203827" calcext:value-type="float">
            <text:p>22.1656997204</text:p>
          </table:table-cell>
          <table:table-cell table:formula="of:=[.C220]/([.D220]-[.D219])" office:value-type="float" office:value="99688.2205923313" calcext:value-type="float">
            <text:p>99688.2205923313</text:p>
          </table:table-cell>
          <table:table-cell/>
          <table:table-cell office:value-type="float" office:value="1443122992.18757" calcext:value-type="float">
            <text:p>1443122992.18757</text:p>
          </table:table-cell>
          <table:table-cell table:formula="of:=[.G220]-[.$B$2]" office:value-type="float" office:value="50.5974686145783" calcext:value-type="float">
            <text:p>50.5974686146</text:p>
          </table:table-cell>
          <table:table-cell table:formula="of:=[.C220]/([.H220]-[.H219])" office:value-type="float" office:value="86858.7002644205" calcext:value-type="float">
            <text:p>86858.7002644205</text:p>
          </table:table-cell>
          <table:table-cell table:formula="of:=[.G220]-[.$B220]" office:value-type="float" office:value="28.4317688941956" calcext:value-type="float">
            <text:p>28.4317688942</text:p>
          </table:table-cell>
          <table:table-cell/>
          <table:table-cell office:value-type="float" office:value="1443122992.18757" calcext:value-type="float">
            <text:p>1443122992.18757</text:p>
          </table:table-cell>
          <table:table-cell table:formula="of:=[.L220]-[.$B$2]" office:value-type="float" office:value="50.5974686145783" calcext:value-type="float">
            <text:p>50.5974686146</text:p>
          </table:table-cell>
          <table:table-cell table:formula="of:=[.C220]/([.M220]-[.M219])" office:value-type="float" office:value="86858.7002644205" calcext:value-type="float">
            <text:p>86858.7002644205</text:p>
          </table:table-cell>
          <table:table-cell table:formula="of:=[.L220]-[.$B220]" office:value-type="float" office:value="28.4317688941956" calcext:value-type="float">
            <text:p>28.431768894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22963.79689" calcext:value-type="float">
            <text:p>1443122963.79689</text:p>
          </table:table-cell>
          <table:table-cell office:value-type="float" office:value="4096" calcext:value-type="float">
            <text:p>4096</text:p>
          </table:table-cell>
          <table:table-cell table:formula="of:=[.B221]-[.$B$2]" office:value-type="float" office:value="22.2067875862122" calcext:value-type="float">
            <text:p>22.2067875862</text:p>
          </table:table-cell>
          <table:table-cell table:formula="of:=[.C221]/([.D221]-[.D220])" office:value-type="float" office:value="99688.7990483651" calcext:value-type="float">
            <text:p>99688.7990483651</text:p>
          </table:table-cell>
          <table:table-cell/>
          <table:table-cell office:value-type="float" office:value="1443122992.23471" calcext:value-type="float">
            <text:p>1443122992.23471</text:p>
          </table:table-cell>
          <table:table-cell table:formula="of:=[.G221]-[.$B$2]" office:value-type="float" office:value="50.6446115970612" calcext:value-type="float">
            <text:p>50.6446115971</text:p>
          </table:table-cell>
          <table:table-cell table:formula="of:=[.C221]/([.H221]-[.H220])" office:value-type="float" office:value="86884.6174822487" calcext:value-type="float">
            <text:p>86884.6174822487</text:p>
          </table:table-cell>
          <table:table-cell table:formula="of:=[.G221]-[.$B221]" office:value-type="float" office:value="28.437824010849" calcext:value-type="float">
            <text:p>28.4378240108</text:p>
          </table:table-cell>
          <table:table-cell/>
          <table:table-cell office:value-type="float" office:value="1443122992.23471" calcext:value-type="float">
            <text:p>1443122992.23471</text:p>
          </table:table-cell>
          <table:table-cell table:formula="of:=[.L221]-[.$B$2]" office:value-type="float" office:value="50.6446115970612" calcext:value-type="float">
            <text:p>50.6446115971</text:p>
          </table:table-cell>
          <table:table-cell table:formula="of:=[.C221]/([.M221]-[.M220])" office:value-type="float" office:value="86884.6174822487" calcext:value-type="float">
            <text:p>86884.6174822487</text:p>
          </table:table-cell>
          <table:table-cell table:formula="of:=[.L221]-[.$B221]" office:value-type="float" office:value="28.437824010849" calcext:value-type="float">
            <text:p>28.437824010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22963.83798" calcext:value-type="float">
            <text:p>1443122963.83798</text:p>
          </table:table-cell>
          <table:table-cell office:value-type="float" office:value="4096" calcext:value-type="float">
            <text:p>4096</text:p>
          </table:table-cell>
          <table:table-cell table:formula="of:=[.B222]-[.$B$2]" office:value-type="float" office:value="22.2478754520416" calcext:value-type="float">
            <text:p>22.247875452</text:p>
          </table:table-cell>
          <table:table-cell table:formula="of:=[.C222]/([.D222]-[.D221])" office:value-type="float" office:value="99688.7990483651" calcext:value-type="float">
            <text:p>99688.7990483651</text:p>
          </table:table-cell>
          <table:table-cell/>
          <table:table-cell office:value-type="float" office:value="1443122992.28186" calcext:value-type="float">
            <text:p>1443122992.28186</text:p>
          </table:table-cell>
          <table:table-cell table:formula="of:=[.G222]-[.$B$2]" office:value-type="float" office:value="50.6917634010315" calcext:value-type="float">
            <text:p>50.691763401</text:p>
          </table:table-cell>
          <table:table-cell table:formula="of:=[.C222]/([.H222]-[.H221])" office:value-type="float" office:value="86868.3625037291" calcext:value-type="float">
            <text:p>86868.3625037291</text:p>
          </table:table-cell>
          <table:table-cell table:formula="of:=[.G222]-[.$B222]" office:value-type="float" office:value="28.4438879489899" calcext:value-type="float">
            <text:p>28.443887949</text:p>
          </table:table-cell>
          <table:table-cell/>
          <table:table-cell office:value-type="float" office:value="1443122992.28186" calcext:value-type="float">
            <text:p>1443122992.28186</text:p>
          </table:table-cell>
          <table:table-cell table:formula="of:=[.L222]-[.$B$2]" office:value-type="float" office:value="50.6917634010315" calcext:value-type="float">
            <text:p>50.691763401</text:p>
          </table:table-cell>
          <table:table-cell table:formula="of:=[.C222]/([.M222]-[.M221])" office:value-type="float" office:value="86868.3625037291" calcext:value-type="float">
            <text:p>86868.3625037291</text:p>
          </table:table-cell>
          <table:table-cell table:formula="of:=[.L222]-[.$B222]" office:value-type="float" office:value="28.4438879489899" calcext:value-type="float">
            <text:p>28.44388794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22963.87909" calcext:value-type="float">
            <text:p>1443122963.87909</text:p>
          </table:table-cell>
          <table:table-cell office:value-type="float" office:value="4096" calcext:value-type="float">
            <text:p>4096</text:p>
          </table:table-cell>
          <table:table-cell table:formula="of:=[.B223]-[.$B$2]" office:value-type="float" office:value="22.2889897823334" calcext:value-type="float">
            <text:p>22.2889897823</text:p>
          </table:table-cell>
          <table:table-cell table:formula="of:=[.C223]/([.D223]-[.D222])" office:value-type="float" office:value="99624.6313860571" calcext:value-type="float">
            <text:p>99624.6313860571</text:p>
          </table:table-cell>
          <table:table-cell/>
          <table:table-cell office:value-type="float" office:value="1443122992.32901" calcext:value-type="float">
            <text:p>1443122992.32901</text:p>
          </table:table-cell>
          <table:table-cell table:formula="of:=[.G223]-[.$B$2]" office:value-type="float" office:value="50.7389121055603" calcext:value-type="float">
            <text:p>50.7389121056</text:p>
          </table:table-cell>
          <table:table-cell table:formula="of:=[.C223]/([.H223]-[.H222])" office:value-type="float" office:value="86874.0730192763" calcext:value-type="float">
            <text:p>86874.0730192763</text:p>
          </table:table-cell>
          <table:table-cell table:formula="of:=[.G223]-[.$B223]" office:value-type="float" office:value="28.4499223232269" calcext:value-type="float">
            <text:p>28.4499223232</text:p>
          </table:table-cell>
          <table:table-cell/>
          <table:table-cell office:value-type="float" office:value="1443122992.32901" calcext:value-type="float">
            <text:p>1443122992.32901</text:p>
          </table:table-cell>
          <table:table-cell table:formula="of:=[.L223]-[.$B$2]" office:value-type="float" office:value="50.7389121055603" calcext:value-type="float">
            <text:p>50.7389121056</text:p>
          </table:table-cell>
          <table:table-cell table:formula="of:=[.C223]/([.M223]-[.M222])" office:value-type="float" office:value="86874.0730192763" calcext:value-type="float">
            <text:p>86874.0730192763</text:p>
          </table:table-cell>
          <table:table-cell table:formula="of:=[.L223]-[.$B223]" office:value-type="float" office:value="28.4499223232269" calcext:value-type="float">
            <text:p>28.449922323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22963.92018" calcext:value-type="float">
            <text:p>1443122963.92018</text:p>
          </table:table-cell>
          <table:table-cell office:value-type="float" office:value="4096" calcext:value-type="float">
            <text:p>4096</text:p>
          </table:table-cell>
          <table:table-cell table:formula="of:=[.B224]-[.$B$2]" office:value-type="float" office:value="22.3300778865814" calcext:value-type="float">
            <text:p>22.3300778866</text:p>
          </table:table-cell>
          <table:table-cell table:formula="of:=[.C224]/([.D224]-[.D223])" office:value-type="float" office:value="99688.2205923313" calcext:value-type="float">
            <text:p>99688.2205923313</text:p>
          </table:table-cell>
          <table:table-cell/>
          <table:table-cell office:value-type="float" office:value="1443122992.37616" calcext:value-type="float">
            <text:p>1443122992.37616</text:p>
          </table:table-cell>
          <table:table-cell table:formula="of:=[.G224]-[.$B$2]" office:value-type="float" office:value="50.7860572338104" calcext:value-type="float">
            <text:p>50.7860572338</text:p>
          </table:table-cell>
          <table:table-cell table:formula="of:=[.C224]/([.H224]-[.H223])" office:value-type="float" office:value="86880.6630086831" calcext:value-type="float">
            <text:p>86880.6630086831</text:p>
          </table:table-cell>
          <table:table-cell table:formula="of:=[.G224]-[.$B224]" office:value-type="float" office:value="28.455979347229" calcext:value-type="float">
            <text:p>28.4559793472</text:p>
          </table:table-cell>
          <table:table-cell/>
          <table:table-cell office:value-type="float" office:value="1443122992.37616" calcext:value-type="float">
            <text:p>1443122992.37616</text:p>
          </table:table-cell>
          <table:table-cell table:formula="of:=[.L224]-[.$B$2]" office:value-type="float" office:value="50.7860572338104" calcext:value-type="float">
            <text:p>50.7860572338</text:p>
          </table:table-cell>
          <table:table-cell table:formula="of:=[.C224]/([.M224]-[.M223])" office:value-type="float" office:value="86880.6630086831" calcext:value-type="float">
            <text:p>86880.6630086831</text:p>
          </table:table-cell>
          <table:table-cell table:formula="of:=[.L224]-[.$B224]" office:value-type="float" office:value="28.455979347229" calcext:value-type="float">
            <text:p>28.455979347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22963.96127" calcext:value-type="float">
            <text:p>1443122963.96127</text:p>
          </table:table-cell>
          <table:table-cell office:value-type="float" office:value="4096" calcext:value-type="float">
            <text:p>4096</text:p>
          </table:table-cell>
          <table:table-cell table:formula="of:=[.B225]-[.$B$2]" office:value-type="float" office:value="22.3711681365967" calcext:value-type="float">
            <text:p>22.3711681366</text:p>
          </table:table-cell>
          <table:table-cell table:formula="of:=[.C225]/([.D225]-[.D224])" office:value-type="float" office:value="99683.0147901013" calcext:value-type="float">
            <text:p>99683.0147901013</text:p>
          </table:table-cell>
          <table:table-cell/>
          <table:table-cell office:value-type="float" office:value="1443122992.42337" calcext:value-type="float">
            <text:p>1443122992.42337</text:p>
          </table:table-cell>
          <table:table-cell table:formula="of:=[.G225]-[.$B$2]" office:value-type="float" office:value="50.8332748413086" calcext:value-type="float">
            <text:p>50.8332748413</text:p>
          </table:table-cell>
          <table:table-cell table:formula="of:=[.C225]/([.H225]-[.H224])" office:value-type="float" office:value="86747.3007851751" calcext:value-type="float">
            <text:p>86747.3007851751</text:p>
          </table:table-cell>
          <table:table-cell table:formula="of:=[.G225]-[.$B225]" office:value-type="float" office:value="28.4621067047119" calcext:value-type="float">
            <text:p>28.4621067047</text:p>
          </table:table-cell>
          <table:table-cell/>
          <table:table-cell office:value-type="float" office:value="1443122992.42337" calcext:value-type="float">
            <text:p>1443122992.42337</text:p>
          </table:table-cell>
          <table:table-cell table:formula="of:=[.L225]-[.$B$2]" office:value-type="float" office:value="50.8332748413086" calcext:value-type="float">
            <text:p>50.8332748413</text:p>
          </table:table-cell>
          <table:table-cell table:formula="of:=[.C225]/([.M225]-[.M224])" office:value-type="float" office:value="86747.3007851751" calcext:value-type="float">
            <text:p>86747.3007851751</text:p>
          </table:table-cell>
          <table:table-cell table:formula="of:=[.L225]-[.$B225]" office:value-type="float" office:value="28.4621067047119" calcext:value-type="float">
            <text:p>28.462106704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22964.00233" calcext:value-type="float">
            <text:p>1443122964.00233</text:p>
          </table:table-cell>
          <table:table-cell office:value-type="float" office:value="4096" calcext:value-type="float">
            <text:p>4096</text:p>
          </table:table-cell>
          <table:table-cell table:formula="of:=[.B226]-[.$B$2]" office:value-type="float" office:value="22.4122307300568" calcext:value-type="float">
            <text:p>22.4122307301</text:p>
          </table:table-cell>
          <table:table-cell table:formula="of:=[.C226]/([.D226]-[.D225])" office:value-type="float" office:value="99750.1534817017" calcext:value-type="float">
            <text:p>99750.1534817017</text:p>
          </table:table-cell>
          <table:table-cell/>
          <table:table-cell office:value-type="float" office:value="1443122992.47052" calcext:value-type="float">
            <text:p>1443122992.47052</text:p>
          </table:table-cell>
          <table:table-cell table:formula="of:=[.G226]-[.$B$2]" office:value-type="float" office:value="50.880423784256" calcext:value-type="float">
            <text:p>50.8804237843</text:p>
          </table:table-cell>
          <table:table-cell table:formula="of:=[.C226]/([.H226]-[.H225])" office:value-type="float" office:value="86873.6337221944" calcext:value-type="float">
            <text:p>86873.6337221944</text:p>
          </table:table-cell>
          <table:table-cell table:formula="of:=[.G226]-[.$B226]" office:value-type="float" office:value="28.4681930541992" calcext:value-type="float">
            <text:p>28.4681930542</text:p>
          </table:table-cell>
          <table:table-cell/>
          <table:table-cell office:value-type="float" office:value="1443122992.47052" calcext:value-type="float">
            <text:p>1443122992.47052</text:p>
          </table:table-cell>
          <table:table-cell table:formula="of:=[.L226]-[.$B$2]" office:value-type="float" office:value="50.880423784256" calcext:value-type="float">
            <text:p>50.8804237843</text:p>
          </table:table-cell>
          <table:table-cell table:formula="of:=[.C226]/([.M226]-[.M225])" office:value-type="float" office:value="86873.6337221944" calcext:value-type="float">
            <text:p>86873.6337221944</text:p>
          </table:table-cell>
          <table:table-cell table:formula="of:=[.L226]-[.$B226]" office:value-type="float" office:value="28.4681930541992" calcext:value-type="float">
            <text:p>28.468193054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22964.04324" calcext:value-type="float">
            <text:p>1443122964.04324</text:p>
          </table:table-cell>
          <table:table-cell office:value-type="float" office:value="4096" calcext:value-type="float">
            <text:p>4096</text:p>
          </table:table-cell>
          <table:table-cell table:formula="of:=[.B227]-[.$B$2]" office:value-type="float" office:value="22.453136920929" calcext:value-type="float">
            <text:p>22.4531369209</text:p>
          </table:table-cell>
          <table:table-cell table:formula="of:=[.C227]/([.D227]-[.D226])" office:value-type="float" office:value="100131.542748568" calcext:value-type="float">
            <text:p>100131.542748568</text:p>
          </table:table-cell>
          <table:table-cell/>
          <table:table-cell office:value-type="float" office:value="1443122992.5177" calcext:value-type="float">
            <text:p>1443122992.5177</text:p>
          </table:table-cell>
          <table:table-cell table:formula="of:=[.G227]-[.$B$2]" office:value-type="float" office:value="50.9275975227356" calcext:value-type="float">
            <text:p>50.9275975227</text:p>
          </table:table-cell>
          <table:table-cell table:formula="of:=[.C227]/([.H227]-[.H226])" office:value-type="float" office:value="86827.9710706001" calcext:value-type="float">
            <text:p>86827.9710706001</text:p>
          </table:table-cell>
          <table:table-cell table:formula="of:=[.G227]-[.$B227]" office:value-type="float" office:value="28.4744606018066" calcext:value-type="float">
            <text:p>28.4744606018</text:p>
          </table:table-cell>
          <table:table-cell/>
          <table:table-cell office:value-type="float" office:value="1443122992.5177" calcext:value-type="float">
            <text:p>1443122992.5177</text:p>
          </table:table-cell>
          <table:table-cell table:formula="of:=[.L227]-[.$B$2]" office:value-type="float" office:value="50.9275975227356" calcext:value-type="float">
            <text:p>50.9275975227</text:p>
          </table:table-cell>
          <table:table-cell table:formula="of:=[.C227]/([.M227]-[.M226])" office:value-type="float" office:value="86827.9710706001" calcext:value-type="float">
            <text:p>86827.9710706001</text:p>
          </table:table-cell>
          <table:table-cell table:formula="of:=[.L227]-[.$B227]" office:value-type="float" office:value="28.4744606018066" calcext:value-type="float">
            <text:p>28.474460601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22964.08412" calcext:value-type="float">
            <text:p>1443122964.08412</text:p>
          </table:table-cell>
          <table:table-cell office:value-type="float" office:value="4096" calcext:value-type="float">
            <text:p>4096</text:p>
          </table:table-cell>
          <table:table-cell table:formula="of:=[.B228]-[.$B$2]" office:value-type="float" office:value="22.494019985199" calcext:value-type="float">
            <text:p>22.4940199852</text:p>
          </table:table-cell>
          <table:table-cell table:formula="of:=[.C228]/([.D228]-[.D227])" office:value-type="float" office:value="100188.184842194" calcext:value-type="float">
            <text:p>100188.184842194</text:p>
          </table:table-cell>
          <table:table-cell/>
          <table:table-cell office:value-type="float" office:value="1443122992.56486" calcext:value-type="float">
            <text:p>1443122992.56486</text:p>
          </table:table-cell>
          <table:table-cell table:formula="of:=[.G228]-[.$B$2]" office:value-type="float" office:value="50.9747595787048" calcext:value-type="float">
            <text:p>50.9747595787</text:p>
          </table:table-cell>
          <table:table-cell table:formula="of:=[.C228]/([.H228]-[.H227])" office:value-type="float" office:value="86849.4792226963" calcext:value-type="float">
            <text:p>86849.4792226963</text:p>
          </table:table-cell>
          <table:table-cell table:formula="of:=[.G228]-[.$B228]" office:value-type="float" office:value="28.4807395935059" calcext:value-type="float">
            <text:p>28.4807395935</text:p>
          </table:table-cell>
          <table:table-cell/>
          <table:table-cell office:value-type="float" office:value="1443122992.56486" calcext:value-type="float">
            <text:p>1443122992.56486</text:p>
          </table:table-cell>
          <table:table-cell table:formula="of:=[.L228]-[.$B$2]" office:value-type="float" office:value="50.9747595787048" calcext:value-type="float">
            <text:p>50.9747595787</text:p>
          </table:table-cell>
          <table:table-cell table:formula="of:=[.C228]/([.M228]-[.M227])" office:value-type="float" office:value="86849.4792226963" calcext:value-type="float">
            <text:p>86849.4792226963</text:p>
          </table:table-cell>
          <table:table-cell table:formula="of:=[.L228]-[.$B228]" office:value-type="float" office:value="28.4807395935059" calcext:value-type="float">
            <text:p>28.480739593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22964.12502" calcext:value-type="float">
            <text:p>1443122964.12502</text:p>
          </table:table-cell>
          <table:table-cell office:value-type="float" office:value="4096" calcext:value-type="float">
            <text:p>4096</text:p>
          </table:table-cell>
          <table:table-cell table:formula="of:=[.B229]-[.$B$2]" office:value-type="float" office:value="22.5349168777466" calcext:value-type="float">
            <text:p>22.5349168777</text:p>
          </table:table-cell>
          <table:table-cell table:formula="of:=[.C229]/([.D229]-[.D228])" office:value-type="float" office:value="100154.308673499" calcext:value-type="float">
            <text:p>100154.308673499</text:p>
          </table:table-cell>
          <table:table-cell/>
          <table:table-cell office:value-type="float" office:value="1443122992.61198" calcext:value-type="float">
            <text:p>1443122992.61198</text:p>
          </table:table-cell>
          <table:table-cell table:formula="of:=[.G229]-[.$B$2]" office:value-type="float" office:value="51.0218820571899" calcext:value-type="float">
            <text:p>51.0218820572</text:p>
          </table:table-cell>
          <table:table-cell table:formula="of:=[.C229]/([.H229]-[.H228])" office:value-type="float" office:value="86922.422836789" calcext:value-type="float">
            <text:p>86922.422836789</text:p>
          </table:table-cell>
          <table:table-cell table:formula="of:=[.G229]-[.$B229]" office:value-type="float" office:value="28.4869651794434" calcext:value-type="float">
            <text:p>28.4869651794</text:p>
          </table:table-cell>
          <table:table-cell/>
          <table:table-cell office:value-type="float" office:value="1443122992.61198" calcext:value-type="float">
            <text:p>1443122992.61198</text:p>
          </table:table-cell>
          <table:table-cell table:formula="of:=[.L229]-[.$B$2]" office:value-type="float" office:value="51.0218820571899" calcext:value-type="float">
            <text:p>51.0218820572</text:p>
          </table:table-cell>
          <table:table-cell table:formula="of:=[.C229]/([.M229]-[.M228])" office:value-type="float" office:value="86922.422836789" calcext:value-type="float">
            <text:p>86922.422836789</text:p>
          </table:table-cell>
          <table:table-cell table:formula="of:=[.L229]-[.$B229]" office:value-type="float" office:value="28.4869651794434" calcext:value-type="float">
            <text:p>28.486965179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22964.1659" calcext:value-type="float">
            <text:p>1443122964.1659</text:p>
          </table:table-cell>
          <table:table-cell office:value-type="float" office:value="4096" calcext:value-type="float">
            <text:p>4096</text:p>
          </table:table-cell>
          <table:table-cell table:formula="of:=[.B230]-[.$B$2]" office:value-type="float" office:value="22.5758016109467" calcext:value-type="float">
            <text:p>22.5758016109</text:p>
          </table:table-cell>
          <table:table-cell table:formula="of:=[.C230]/([.D230]-[.D229])" office:value-type="float" office:value="100184.095123132" calcext:value-type="float">
            <text:p>100184.095123132</text:p>
          </table:table-cell>
          <table:table-cell/>
          <table:table-cell office:value-type="float" office:value="1443122992.65911" calcext:value-type="float">
            <text:p>1443122992.65911</text:p>
          </table:table-cell>
          <table:table-cell table:formula="of:=[.G230]-[.$B$2]" office:value-type="float" office:value="51.0690069198608" calcext:value-type="float">
            <text:p>51.0690069199</text:p>
          </table:table-cell>
          <table:table-cell table:formula="of:=[.C230]/([.H230]-[.H229])" office:value-type="float" office:value="86918.0251750516" calcext:value-type="float">
            <text:p>86918.0251750516</text:p>
          </table:table-cell>
          <table:table-cell table:formula="of:=[.G230]-[.$B230]" office:value-type="float" office:value="28.4932053089142" calcext:value-type="float">
            <text:p>28.4932053089</text:p>
          </table:table-cell>
          <table:table-cell/>
          <table:table-cell office:value-type="float" office:value="1443122992.65911" calcext:value-type="float">
            <text:p>1443122992.65911</text:p>
          </table:table-cell>
          <table:table-cell table:formula="of:=[.L230]-[.$B$2]" office:value-type="float" office:value="51.0690069198608" calcext:value-type="float">
            <text:p>51.0690069199</text:p>
          </table:table-cell>
          <table:table-cell table:formula="of:=[.C230]/([.M230]-[.M229])" office:value-type="float" office:value="86918.0251750516" calcext:value-type="float">
            <text:p>86918.0251750516</text:p>
          </table:table-cell>
          <table:table-cell table:formula="of:=[.L230]-[.$B230]" office:value-type="float" office:value="28.4932053089142" calcext:value-type="float">
            <text:p>28.493205308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22964.20679" calcext:value-type="float">
            <text:p>1443122964.20679</text:p>
          </table:table-cell>
          <table:table-cell office:value-type="float" office:value="4096" calcext:value-type="float">
            <text:p>4096</text:p>
          </table:table-cell>
          <table:table-cell table:formula="of:=[.B231]-[.$B$2]" office:value-type="float" office:value="22.6166858673096" calcext:value-type="float">
            <text:p>22.6166858673</text:p>
          </table:table-cell>
          <table:table-cell table:formula="of:=[.C231]/([.D231]-[.D230])" office:value-type="float" office:value="100185.263580222" calcext:value-type="float">
            <text:p>100185.263580222</text:p>
          </table:table-cell>
          <table:table-cell/>
          <table:table-cell office:value-type="float" office:value="1443122992.70625" calcext:value-type="float">
            <text:p>1443122992.70625</text:p>
          </table:table-cell>
          <table:table-cell table:formula="of:=[.G231]-[.$B$2]" office:value-type="float" office:value="51.1161510944366" calcext:value-type="float">
            <text:p>51.1161510944</text:p>
          </table:table-cell>
          <table:table-cell table:formula="of:=[.C231]/([.H231]-[.H230])" office:value-type="float" office:value="86882.4205080486" calcext:value-type="float">
            <text:p>86882.4205080486</text:p>
          </table:table-cell>
          <table:table-cell table:formula="of:=[.G231]-[.$B231]" office:value-type="float" office:value="28.4994652271271" calcext:value-type="float">
            <text:p>28.4994652271</text:p>
          </table:table-cell>
          <table:table-cell/>
          <table:table-cell office:value-type="float" office:value="1443122992.70625" calcext:value-type="float">
            <text:p>1443122992.70625</text:p>
          </table:table-cell>
          <table:table-cell table:formula="of:=[.L231]-[.$B$2]" office:value-type="float" office:value="51.1161510944366" calcext:value-type="float">
            <text:p>51.1161510944</text:p>
          </table:table-cell>
          <table:table-cell table:formula="of:=[.C231]/([.M231]-[.M230])" office:value-type="float" office:value="86882.4205080486" calcext:value-type="float">
            <text:p>86882.4205080486</text:p>
          </table:table-cell>
          <table:table-cell table:formula="of:=[.L231]-[.$B231]" office:value-type="float" office:value="28.4994652271271" calcext:value-type="float">
            <text:p>28.499465227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22964.24768" calcext:value-type="float">
            <text:p>1443122964.24768</text:p>
          </table:table-cell>
          <table:table-cell office:value-type="float" office:value="4096" calcext:value-type="float">
            <text:p>4096</text:p>
          </table:table-cell>
          <table:table-cell table:formula="of:=[.B232]-[.$B$2]" office:value-type="float" office:value="22.6575756072998" calcext:value-type="float">
            <text:p>22.6575756073</text:p>
          </table:table-cell>
          <table:table-cell table:formula="of:=[.C232]/([.D232]-[.D231])" office:value-type="float" office:value="100171.827969027" calcext:value-type="float">
            <text:p>100171.827969027</text:p>
          </table:table-cell>
          <table:table-cell/>
          <table:table-cell office:value-type="float" office:value="1443122992.75339" calcext:value-type="float">
            <text:p>1443122992.75339</text:p>
          </table:table-cell>
          <table:table-cell table:formula="of:=[.G232]-[.$B$2]" office:value-type="float" office:value="51.1632876396179" calcext:value-type="float">
            <text:p>51.1632876396</text:p>
          </table:table-cell>
          <table:table-cell table:formula="of:=[.C232]/([.H232]-[.H231])" office:value-type="float" office:value="86896.4830631496" calcext:value-type="float">
            <text:p>86896.4830631496</text:p>
          </table:table-cell>
          <table:table-cell table:formula="of:=[.G232]-[.$B232]" office:value-type="float" office:value="28.5057120323181" calcext:value-type="float">
            <text:p>28.5057120323</text:p>
          </table:table-cell>
          <table:table-cell/>
          <table:table-cell office:value-type="float" office:value="1443122992.75339" calcext:value-type="float">
            <text:p>1443122992.75339</text:p>
          </table:table-cell>
          <table:table-cell table:formula="of:=[.L232]-[.$B$2]" office:value-type="float" office:value="51.1632876396179" calcext:value-type="float">
            <text:p>51.1632876396</text:p>
          </table:table-cell>
          <table:table-cell table:formula="of:=[.C232]/([.M232]-[.M231])" office:value-type="float" office:value="86896.4830631496" calcext:value-type="float">
            <text:p>86896.4830631496</text:p>
          </table:table-cell>
          <table:table-cell table:formula="of:=[.L232]-[.$B232]" office:value-type="float" office:value="28.5057120323181" calcext:value-type="float">
            <text:p>28.505712032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22964.28856" calcext:value-type="float">
            <text:p>1443122964.28856</text:p>
          </table:table-cell>
          <table:table-cell office:value-type="float" office:value="4096" calcext:value-type="float">
            <text:p>4096</text:p>
          </table:table-cell>
          <table:table-cell table:formula="of:=[.B233]-[.$B$2]" office:value-type="float" office:value="22.6984612941742" calcext:value-type="float">
            <text:p>22.6984612942</text:p>
          </table:table-cell>
          <table:table-cell table:formula="of:=[.C233]/([.D233]-[.D232])" office:value-type="float" office:value="100181.758290716" calcext:value-type="float">
            <text:p>100181.758290716</text:p>
          </table:table-cell>
          <table:table-cell/>
          <table:table-cell office:value-type="float" office:value="1443122992.80055" calcext:value-type="float">
            <text:p>1443122992.80055</text:p>
          </table:table-cell>
          <table:table-cell table:formula="of:=[.G233]-[.$B$2]" office:value-type="float" office:value="51.2104523181915" calcext:value-type="float">
            <text:p>51.2104523182</text:p>
          </table:table-cell>
          <table:table-cell table:formula="of:=[.C233]/([.H233]-[.H232])" office:value-type="float" office:value="86844.6499345374" calcext:value-type="float">
            <text:p>86844.6499345374</text:p>
          </table:table-cell>
          <table:table-cell table:formula="of:=[.G233]-[.$B233]" office:value-type="float" office:value="28.5119910240173" calcext:value-type="float">
            <text:p>28.511991024</text:p>
          </table:table-cell>
          <table:table-cell/>
          <table:table-cell office:value-type="float" office:value="1443122992.80055" calcext:value-type="float">
            <text:p>1443122992.80055</text:p>
          </table:table-cell>
          <table:table-cell table:formula="of:=[.L233]-[.$B$2]" office:value-type="float" office:value="51.2104523181915" calcext:value-type="float">
            <text:p>51.2104523182</text:p>
          </table:table-cell>
          <table:table-cell table:formula="of:=[.C233]/([.M233]-[.M232])" office:value-type="float" office:value="86844.6499345374" calcext:value-type="float">
            <text:p>86844.6499345374</text:p>
          </table:table-cell>
          <table:table-cell table:formula="of:=[.L233]-[.$B233]" office:value-type="float" office:value="28.5119910240173" calcext:value-type="float">
            <text:p>28.51199102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22964.32944" calcext:value-type="float">
            <text:p>1443122964.32944</text:p>
          </table:table-cell>
          <table:table-cell office:value-type="float" office:value="4096" calcext:value-type="float">
            <text:p>4096</text:p>
          </table:table-cell>
          <table:table-cell table:formula="of:=[.B234]-[.$B$2]" office:value-type="float" office:value="22.7393434047699" calcext:value-type="float">
            <text:p>22.7393434048</text:p>
          </table:table-cell>
          <table:table-cell table:formula="of:=[.C234]/([.D234]-[.D233])" office:value-type="float" office:value="100190.521974433" calcext:value-type="float">
            <text:p>100190.521974433</text:p>
          </table:table-cell>
          <table:table-cell/>
          <table:table-cell office:value-type="float" office:value="1443122992.8477" calcext:value-type="float">
            <text:p>1443122992.8477</text:p>
          </table:table-cell>
          <table:table-cell table:formula="of:=[.G234]-[.$B$2]" office:value-type="float" office:value="51.2576012611389" calcext:value-type="float">
            <text:p>51.2576012611</text:p>
          </table:table-cell>
          <table:table-cell table:formula="of:=[.C234]/([.H234]-[.H233])" office:value-type="float" office:value="86873.6337221944" calcext:value-type="float">
            <text:p>86873.6337221944</text:p>
          </table:table-cell>
          <table:table-cell table:formula="of:=[.G234]-[.$B234]" office:value-type="float" office:value="28.518257856369" calcext:value-type="float">
            <text:p>28.5182578564</text:p>
          </table:table-cell>
          <table:table-cell/>
          <table:table-cell office:value-type="float" office:value="1443122992.8477" calcext:value-type="float">
            <text:p>1443122992.8477</text:p>
          </table:table-cell>
          <table:table-cell table:formula="of:=[.L234]-[.$B$2]" office:value-type="float" office:value="51.2576012611389" calcext:value-type="float">
            <text:p>51.2576012611</text:p>
          </table:table-cell>
          <table:table-cell table:formula="of:=[.C234]/([.M234]-[.M233])" office:value-type="float" office:value="86873.6337221944" calcext:value-type="float">
            <text:p>86873.6337221944</text:p>
          </table:table-cell>
          <table:table-cell table:formula="of:=[.L234]-[.$B234]" office:value-type="float" office:value="28.518257856369" calcext:value-type="float">
            <text:p>28.518257856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22964.37033" calcext:value-type="float">
            <text:p>1443122964.37033</text:p>
          </table:table-cell>
          <table:table-cell office:value-type="float" office:value="4096" calcext:value-type="float">
            <text:p>4096</text:p>
          </table:table-cell>
          <table:table-cell table:formula="of:=[.B235]-[.$B$2]" office:value-type="float" office:value="22.7802295684814" calcext:value-type="float">
            <text:p>22.7802295685</text:p>
          </table:table-cell>
          <table:table-cell table:formula="of:=[.C235]/([.D235]-[.D234])" office:value-type="float" office:value="100180.589915388" calcext:value-type="float">
            <text:p>100180.589915388</text:p>
          </table:table-cell>
          <table:table-cell/>
          <table:table-cell office:value-type="float" office:value="1443122992.89485" calcext:value-type="float">
            <text:p>1443122992.89485</text:p>
          </table:table-cell>
          <table:table-cell table:formula="of:=[.G235]-[.$B$2]" office:value-type="float" office:value="51.304749250412" calcext:value-type="float">
            <text:p>51.3047492504</text:p>
          </table:table-cell>
          <table:table-cell table:formula="of:=[.C235]/([.H235]-[.H234])" office:value-type="float" office:value="86875.3909371792" calcext:value-type="float">
            <text:p>86875.3909371792</text:p>
          </table:table-cell>
          <table:table-cell table:formula="of:=[.G235]-[.$B235]" office:value-type="float" office:value="28.5245196819305" calcext:value-type="float">
            <text:p>28.5245196819</text:p>
          </table:table-cell>
          <table:table-cell/>
          <table:table-cell office:value-type="float" office:value="1443122992.89485" calcext:value-type="float">
            <text:p>1443122992.89485</text:p>
          </table:table-cell>
          <table:table-cell table:formula="of:=[.L235]-[.$B$2]" office:value-type="float" office:value="51.304749250412" calcext:value-type="float">
            <text:p>51.3047492504</text:p>
          </table:table-cell>
          <table:table-cell table:formula="of:=[.C235]/([.M235]-[.M234])" office:value-type="float" office:value="86875.3909371792" calcext:value-type="float">
            <text:p>86875.3909371792</text:p>
          </table:table-cell>
          <table:table-cell table:formula="of:=[.L235]-[.$B235]" office:value-type="float" office:value="28.5245196819305" calcext:value-type="float">
            <text:p>28.524519681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22964.41122" calcext:value-type="float">
            <text:p>1443122964.41122</text:p>
          </table:table-cell>
          <table:table-cell office:value-type="float" office:value="4096" calcext:value-type="float">
            <text:p>4096</text:p>
          </table:table-cell>
          <table:table-cell table:formula="of:=[.B236]-[.$B$2]" office:value-type="float" office:value="22.8211190700531" calcext:value-type="float">
            <text:p>22.8211190701</text:p>
          </table:table-cell>
          <table:table-cell table:formula="of:=[.C236]/([.D236]-[.D235])" office:value-type="float" office:value="100172.412051101" calcext:value-type="float">
            <text:p>100172.412051101</text:p>
          </table:table-cell>
          <table:table-cell/>
          <table:table-cell office:value-type="float" office:value="1443122992.94201" calcext:value-type="float">
            <text:p>1443122992.94201</text:p>
          </table:table-cell>
          <table:table-cell table:formula="of:=[.G236]-[.$B$2]" office:value-type="float" office:value="51.3519103527069" calcext:value-type="float">
            <text:p>51.3519103527</text:p>
          </table:table-cell>
          <table:table-cell table:formula="of:=[.C236]/([.H236]-[.H235])" office:value-type="float" office:value="86851.2354606487" calcext:value-type="float">
            <text:p>86851.2354606487</text:p>
          </table:table-cell>
          <table:table-cell table:formula="of:=[.G236]-[.$B236]" office:value-type="float" office:value="28.5307912826538" calcext:value-type="float">
            <text:p>28.5307912827</text:p>
          </table:table-cell>
          <table:table-cell/>
          <table:table-cell office:value-type="float" office:value="1443122992.94201" calcext:value-type="float">
            <text:p>1443122992.94201</text:p>
          </table:table-cell>
          <table:table-cell table:formula="of:=[.L236]-[.$B$2]" office:value-type="float" office:value="51.3519103527069" calcext:value-type="float">
            <text:p>51.3519103527</text:p>
          </table:table-cell>
          <table:table-cell table:formula="of:=[.C236]/([.M236]-[.M235])" office:value-type="float" office:value="86851.2354606487" calcext:value-type="float">
            <text:p>86851.2354606487</text:p>
          </table:table-cell>
          <table:table-cell table:formula="of:=[.L236]-[.$B236]" office:value-type="float" office:value="28.5307912826538" calcext:value-type="float">
            <text:p>28.530791282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22964.4521" calcext:value-type="float">
            <text:p>1443122964.4521</text:p>
          </table:table-cell>
          <table:table-cell office:value-type="float" office:value="4096" calcext:value-type="float">
            <text:p>4096</text:p>
          </table:table-cell>
          <table:table-cell table:formula="of:=[.B237]-[.$B$2]" office:value-type="float" office:value="22.8620038032532" calcext:value-type="float">
            <text:p>22.8620038033</text:p>
          </table:table-cell>
          <table:table-cell table:formula="of:=[.C237]/([.D237]-[.D236])" office:value-type="float" office:value="100184.095123132" calcext:value-type="float">
            <text:p>100184.095123132</text:p>
          </table:table-cell>
          <table:table-cell/>
          <table:table-cell office:value-type="float" office:value="1443122992.98915" calcext:value-type="float">
            <text:p>1443122992.98915</text:p>
          </table:table-cell>
          <table:table-cell table:formula="of:=[.G237]-[.$B$2]" office:value-type="float" office:value="51.3990471363068" calcext:value-type="float">
            <text:p>51.3990471363</text:p>
          </table:table-cell>
          <table:table-cell table:formula="of:=[.C237]/([.H237]-[.H236])" office:value-type="float" office:value="86896.0435393969" calcext:value-type="float">
            <text:p>86896.0435393969</text:p>
          </table:table-cell>
          <table:table-cell table:formula="of:=[.G237]-[.$B237]" office:value-type="float" office:value="28.5370433330536" calcext:value-type="float">
            <text:p>28.5370433331</text:p>
          </table:table-cell>
          <table:table-cell/>
          <table:table-cell office:value-type="float" office:value="1443122992.98915" calcext:value-type="float">
            <text:p>1443122992.98915</text:p>
          </table:table-cell>
          <table:table-cell table:formula="of:=[.L237]-[.$B$2]" office:value-type="float" office:value="51.3990471363068" calcext:value-type="float">
            <text:p>51.3990471363</text:p>
          </table:table-cell>
          <table:table-cell table:formula="of:=[.C237]/([.M237]-[.M236])" office:value-type="float" office:value="86896.0435393969" calcext:value-type="float">
            <text:p>86896.0435393969</text:p>
          </table:table-cell>
          <table:table-cell table:formula="of:=[.L237]-[.$B237]" office:value-type="float" office:value="28.5370433330536" calcext:value-type="float">
            <text:p>28.537043333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22964.49299" calcext:value-type="float">
            <text:p>1443122964.49299</text:p>
          </table:table-cell>
          <table:table-cell office:value-type="float" office:value="4096" calcext:value-type="float">
            <text:p>4096</text:p>
          </table:table-cell>
          <table:table-cell table:formula="of:=[.B238]-[.$B$2]" office:value-type="float" office:value="22.9028918743134" calcext:value-type="float">
            <text:p>22.9028918743</text:p>
          </table:table-cell>
          <table:table-cell table:formula="of:=[.C238]/([.D238]-[.D237])" office:value-type="float" office:value="100175.916686589" calcext:value-type="float">
            <text:p>100175.916686589</text:p>
          </table:table-cell>
          <table:table-cell/>
          <table:table-cell office:value-type="float" office:value="1443122993.03627" calcext:value-type="float">
            <text:p>1443122993.03627</text:p>
          </table:table-cell>
          <table:table-cell table:formula="of:=[.G238]-[.$B$2]" office:value-type="float" office:value="51.4461710453034" calcext:value-type="float">
            <text:p>51.4461710453</text:p>
          </table:table-cell>
          <table:table-cell table:formula="of:=[.C238]/([.H238]-[.H237])" office:value-type="float" office:value="86919.7841863477" calcext:value-type="float">
            <text:p>86919.7841863477</text:p>
          </table:table-cell>
          <table:table-cell table:formula="of:=[.G238]-[.$B238]" office:value-type="float" office:value="28.54327917099" calcext:value-type="float">
            <text:p>28.543279171</text:p>
          </table:table-cell>
          <table:table-cell/>
          <table:table-cell office:value-type="float" office:value="1443122993.03627" calcext:value-type="float">
            <text:p>1443122993.03627</text:p>
          </table:table-cell>
          <table:table-cell table:formula="of:=[.L238]-[.$B$2]" office:value-type="float" office:value="51.4461710453034" calcext:value-type="float">
            <text:p>51.4461710453</text:p>
          </table:table-cell>
          <table:table-cell table:formula="of:=[.C238]/([.M238]-[.M237])" office:value-type="float" office:value="86919.7841863477" calcext:value-type="float">
            <text:p>86919.7841863477</text:p>
          </table:table-cell>
          <table:table-cell table:formula="of:=[.L238]-[.$B238]" office:value-type="float" office:value="28.54327917099" calcext:value-type="float">
            <text:p>28.54327917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22964.53388" calcext:value-type="float">
            <text:p>1443122964.53388</text:p>
          </table:table-cell>
          <table:table-cell office:value-type="float" office:value="4096" calcext:value-type="float">
            <text:p>4096</text:p>
          </table:table-cell>
          <table:table-cell table:formula="of:=[.B239]-[.$B$2]" office:value-type="float" office:value="22.9437756538391" calcext:value-type="float">
            <text:p>22.9437756538</text:p>
          </table:table-cell>
          <table:table-cell table:formula="of:=[.C239]/([.D239]-[.D238])" office:value-type="float" office:value="100186.432064568" calcext:value-type="float">
            <text:p>100186.432064568</text:p>
          </table:table-cell>
          <table:table-cell/>
          <table:table-cell office:value-type="float" office:value="1443122993.08064" calcext:value-type="float">
            <text:p>1443122993.08064</text:p>
          </table:table-cell>
          <table:table-cell table:formula="of:=[.G239]-[.$B$2]" office:value-type="float" office:value="51.4905397891998" calcext:value-type="float">
            <text:p>51.4905397892</text:p>
          </table:table-cell>
          <table:table-cell table:formula="of:=[.C239]/([.H239]-[.H238])" office:value-type="float" office:value="92317.2404780328" calcext:value-type="float">
            <text:p>92317.2404780328</text:p>
          </table:table-cell>
          <table:table-cell table:formula="of:=[.G239]-[.$B239]" office:value-type="float" office:value="28.5467641353607" calcext:value-type="float">
            <text:p>28.5467641354</text:p>
          </table:table-cell>
          <table:table-cell/>
          <table:table-cell office:value-type="float" office:value="1443122993.08064" calcext:value-type="float">
            <text:p>1443122993.08064</text:p>
          </table:table-cell>
          <table:table-cell table:formula="of:=[.L239]-[.$B$2]" office:value-type="float" office:value="51.4905397891998" calcext:value-type="float">
            <text:p>51.4905397892</text:p>
          </table:table-cell>
          <table:table-cell table:formula="of:=[.C239]/([.M239]-[.M238])" office:value-type="float" office:value="92317.2404780328" calcext:value-type="float">
            <text:p>92317.2404780328</text:p>
          </table:table-cell>
          <table:table-cell table:formula="of:=[.L239]-[.$B239]" office:value-type="float" office:value="28.5467641353607" calcext:value-type="float">
            <text:p>28.546764135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22964.57474" calcext:value-type="float">
            <text:p>1443122964.57474</text:p>
          </table:table-cell>
          <table:table-cell office:value-type="float" office:value="4096" calcext:value-type="float">
            <text:p>4096</text:p>
          </table:table-cell>
          <table:table-cell table:formula="of:=[.B240]-[.$B$2]" office:value-type="float" office:value="22.9846405982971" calcext:value-type="float">
            <text:p>22.9846405983</text:p>
          </table:table-cell>
          <table:table-cell table:formula="of:=[.C240]/([.D240]-[.D239])" office:value-type="float" office:value="100232.609008168" calcext:value-type="float">
            <text:p>100232.609008168</text:p>
          </table:table-cell>
          <table:table-cell/>
          <table:table-cell office:value-type="float" office:value="1443122993.12497" calcext:value-type="float">
            <text:p>1443122993.12497</text:p>
          </table:table-cell>
          <table:table-cell table:formula="of:=[.G240]-[.$B$2]" office:value-type="float" office:value="51.534868478775" calcext:value-type="float">
            <text:p>51.5348684788</text:p>
          </table:table-cell>
          <table:table-cell table:formula="of:=[.C240]/([.H240]-[.H239])" office:value-type="float" office:value="92400.6560819242" calcext:value-type="float">
            <text:p>92400.6560819242</text:p>
          </table:table-cell>
          <table:table-cell table:formula="of:=[.G240]-[.$B240]" office:value-type="float" office:value="28.5502278804779" calcext:value-type="float">
            <text:p>28.5502278805</text:p>
          </table:table-cell>
          <table:table-cell/>
          <table:table-cell office:value-type="float" office:value="1443122993.12497" calcext:value-type="float">
            <text:p>1443122993.12497</text:p>
          </table:table-cell>
          <table:table-cell table:formula="of:=[.L240]-[.$B$2]" office:value-type="float" office:value="51.534868478775" calcext:value-type="float">
            <text:p>51.5348684788</text:p>
          </table:table-cell>
          <table:table-cell table:formula="of:=[.C240]/([.M240]-[.M239])" office:value-type="float" office:value="92400.6560819242" calcext:value-type="float">
            <text:p>92400.6560819242</text:p>
          </table:table-cell>
          <table:table-cell table:formula="of:=[.L240]-[.$B240]" office:value-type="float" office:value="28.5502278804779" calcext:value-type="float">
            <text:p>28.550227880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22964.61563" calcext:value-type="float">
            <text:p>1443122964.61563</text:p>
          </table:table-cell>
          <table:table-cell office:value-type="float" office:value="4096" calcext:value-type="float">
            <text:p>4096</text:p>
          </table:table-cell>
          <table:table-cell table:formula="of:=[.B241]-[.$B$2]" office:value-type="float" office:value="23.0255270004272" calcext:value-type="float">
            <text:p>23.0255270004</text:p>
          </table:table-cell>
          <table:table-cell table:formula="of:=[.C241]/([.D241]-[.D240])" office:value-type="float" office:value="100180.005737944" calcext:value-type="float">
            <text:p>100180.005737944</text:p>
          </table:table-cell>
          <table:table-cell/>
          <table:table-cell office:value-type="float" office:value="1443122993.16927" calcext:value-type="float">
            <text:p>1443122993.16927</text:p>
          </table:table-cell>
          <table:table-cell table:formula="of:=[.G241]-[.$B$2]" office:value-type="float" office:value="51.5791742801666" calcext:value-type="float">
            <text:p>51.5791742802</text:p>
          </table:table-cell>
          <table:table-cell table:formula="of:=[.C241]/([.H241]-[.H240])" office:value-type="float" office:value="92448.3898575057" calcext:value-type="float">
            <text:p>92448.3898575057</text:p>
          </table:table-cell>
          <table:table-cell table:formula="of:=[.G241]-[.$B241]" office:value-type="float" office:value="28.5536472797394" calcext:value-type="float">
            <text:p>28.5536472797</text:p>
          </table:table-cell>
          <table:table-cell/>
          <table:table-cell office:value-type="float" office:value="1443122993.16927" calcext:value-type="float">
            <text:p>1443122993.16927</text:p>
          </table:table-cell>
          <table:table-cell table:formula="of:=[.L241]-[.$B$2]" office:value-type="float" office:value="51.5791742801666" calcext:value-type="float">
            <text:p>51.5791742802</text:p>
          </table:table-cell>
          <table:table-cell table:formula="of:=[.C241]/([.M241]-[.M240])" office:value-type="float" office:value="92448.3898575057" calcext:value-type="float">
            <text:p>92448.3898575057</text:p>
          </table:table-cell>
          <table:table-cell table:formula="of:=[.L241]-[.$B241]" office:value-type="float" office:value="28.5536472797394" calcext:value-type="float">
            <text:p>28.553647279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22964.6565" calcext:value-type="float">
            <text:p>1443122964.6565</text:p>
          </table:table-cell>
          <table:table-cell office:value-type="float" office:value="4096" calcext:value-type="float">
            <text:p>4096</text:p>
          </table:table-cell>
          <table:table-cell table:formula="of:=[.B242]-[.$B$2]" office:value-type="float" office:value="23.0664019584656" calcext:value-type="float">
            <text:p>23.0664019585</text:p>
          </table:table-cell>
          <table:table-cell table:formula="of:=[.C242]/([.D242]-[.D241])" office:value-type="float" office:value="100208.053942441" calcext:value-type="float">
            <text:p>100208.053942441</text:p>
          </table:table-cell>
          <table:table-cell/>
          <table:table-cell office:value-type="float" office:value="1443122993.2136" calcext:value-type="float">
            <text:p>1443122993.2136</text:p>
          </table:table-cell>
          <table:table-cell table:formula="of:=[.G242]-[.$B$2]" office:value-type="float" office:value="51.6234974861145" calcext:value-type="float">
            <text:p>51.6234974861</text:p>
          </table:table-cell>
          <table:table-cell table:formula="of:=[.C242]/([.H242]-[.H241])" office:value-type="float" office:value="92412.0878082892" calcext:value-type="float">
            <text:p>92412.0878082892</text:p>
          </table:table-cell>
          <table:table-cell table:formula="of:=[.G242]-[.$B242]" office:value-type="float" office:value="28.5570955276489" calcext:value-type="float">
            <text:p>28.5570955276</text:p>
          </table:table-cell>
          <table:table-cell/>
          <table:table-cell office:value-type="float" office:value="1443122993.2136" calcext:value-type="float">
            <text:p>1443122993.2136</text:p>
          </table:table-cell>
          <table:table-cell table:formula="of:=[.L242]-[.$B$2]" office:value-type="float" office:value="51.6234974861145" calcext:value-type="float">
            <text:p>51.6234974861</text:p>
          </table:table-cell>
          <table:table-cell table:formula="of:=[.C242]/([.M242]-[.M241])" office:value-type="float" office:value="92412.0878082892" calcext:value-type="float">
            <text:p>92412.0878082892</text:p>
          </table:table-cell>
          <table:table-cell table:formula="of:=[.L242]-[.$B242]" office:value-type="float" office:value="28.5570955276489" calcext:value-type="float">
            <text:p>28.55709552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22964.69739" calcext:value-type="float">
            <text:p>1443122964.69739</text:p>
          </table:table-cell>
          <table:table-cell office:value-type="float" office:value="4096" calcext:value-type="float">
            <text:p>4096</text:p>
          </table:table-cell>
          <table:table-cell table:formula="of:=[.B243]-[.$B$2]" office:value-type="float" office:value="23.1072857379913" calcext:value-type="float">
            <text:p>23.107285738</text:p>
          </table:table-cell>
          <table:table-cell table:formula="of:=[.C243]/([.D243]-[.D242])" office:value-type="float" office:value="100186.432064568" calcext:value-type="float">
            <text:p>100186.432064568</text:p>
          </table:table-cell>
          <table:table-cell/>
          <table:table-cell office:value-type="float" office:value="1443122993.25794" calcext:value-type="float">
            <text:p>1443122993.25794</text:p>
          </table:table-cell>
          <table:table-cell table:formula="of:=[.G243]-[.$B$2]" office:value-type="float" office:value="51.6678376197815" calcext:value-type="float">
            <text:p>51.6678376198</text:p>
          </table:table-cell>
          <table:table-cell table:formula="of:=[.C243]/([.H243]-[.H242])" office:value-type="float" office:value="92376.8076741085" calcext:value-type="float">
            <text:p>92376.8076741085</text:p>
          </table:table-cell>
          <table:table-cell table:formula="of:=[.G243]-[.$B243]" office:value-type="float" office:value="28.5605518817902" calcext:value-type="float">
            <text:p>28.5605518818</text:p>
          </table:table-cell>
          <table:table-cell/>
          <table:table-cell office:value-type="float" office:value="1443122993.25794" calcext:value-type="float">
            <text:p>1443122993.25794</text:p>
          </table:table-cell>
          <table:table-cell table:formula="of:=[.L243]-[.$B$2]" office:value-type="float" office:value="51.6678376197815" calcext:value-type="float">
            <text:p>51.6678376198</text:p>
          </table:table-cell>
          <table:table-cell table:formula="of:=[.C243]/([.M243]-[.M242])" office:value-type="float" office:value="92376.8076741085" calcext:value-type="float">
            <text:p>92376.8076741085</text:p>
          </table:table-cell>
          <table:table-cell table:formula="of:=[.L243]-[.$B243]" office:value-type="float" office:value="28.5605518817902" calcext:value-type="float">
            <text:p>28.560551881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22964.73827" calcext:value-type="float">
            <text:p>1443122964.73827</text:p>
          </table:table-cell>
          <table:table-cell office:value-type="float" office:value="4096" calcext:value-type="float">
            <text:p>4096</text:p>
          </table:table-cell>
          <table:table-cell table:formula="of:=[.B244]-[.$B$2]" office:value-type="float" office:value="23.14817070961" calcext:value-type="float">
            <text:p>23.1481707096</text:p>
          </table:table-cell>
          <table:table-cell table:formula="of:=[.C244]/([.D244]-[.D243])" office:value-type="float" office:value="100183.510904807" calcext:value-type="float">
            <text:p>100183.510904807</text:p>
          </table:table-cell>
          <table:table-cell/>
          <table:table-cell office:value-type="float" office:value="1443122993.30224" calcext:value-type="float">
            <text:p>1443122993.30224</text:p>
          </table:table-cell>
          <table:table-cell table:formula="of:=[.G244]-[.$B$2]" office:value-type="float" office:value="51.71213555336" calcext:value-type="float">
            <text:p>51.7121355534</text:p>
          </table:table-cell>
          <table:table-cell table:formula="of:=[.C244]/([.H244]-[.H243])" office:value-type="float" office:value="92464.8097352515" calcext:value-type="float">
            <text:p>92464.8097352515</text:p>
          </table:table-cell>
          <table:table-cell table:formula="of:=[.G244]-[.$B244]" office:value-type="float" office:value="28.56396484375" calcext:value-type="float">
            <text:p>28.5639648438</text:p>
          </table:table-cell>
          <table:table-cell/>
          <table:table-cell office:value-type="float" office:value="1443122993.30224" calcext:value-type="float">
            <text:p>1443122993.30224</text:p>
          </table:table-cell>
          <table:table-cell table:formula="of:=[.L244]-[.$B$2]" office:value-type="float" office:value="51.71213555336" calcext:value-type="float">
            <text:p>51.7121355534</text:p>
          </table:table-cell>
          <table:table-cell table:formula="of:=[.C244]/([.M244]-[.M243])" office:value-type="float" office:value="92464.8097352515" calcext:value-type="float">
            <text:p>92464.8097352515</text:p>
          </table:table-cell>
          <table:table-cell table:formula="of:=[.L244]-[.$B244]" office:value-type="float" office:value="28.56396484375" calcext:value-type="float">
            <text:p>28.563964843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22964.77915" calcext:value-type="float">
            <text:p>1443122964.77915</text:p>
          </table:table-cell>
          <table:table-cell office:value-type="float" office:value="4096" calcext:value-type="float">
            <text:p>4096</text:p>
          </table:table-cell>
          <table:table-cell table:formula="of:=[.B245]-[.$B$2]" office:value-type="float" office:value="23.1890482902527" calcext:value-type="float">
            <text:p>23.1890482903</text:p>
          </table:table-cell>
          <table:table-cell table:formula="of:=[.C245]/([.D245]-[.D244])" office:value-type="float" office:value="100201.624841793" calcext:value-type="float">
            <text:p>100201.624841793</text:p>
          </table:table-cell>
          <table:table-cell/>
          <table:table-cell office:value-type="float" office:value="1443122993.34653" calcext:value-type="float">
            <text:p>1443122993.34653</text:p>
          </table:table-cell>
          <table:table-cell table:formula="of:=[.G245]-[.$B$2]" office:value-type="float" office:value="51.7564344406128" calcext:value-type="float">
            <text:p>51.7564344406</text:p>
          </table:table-cell>
          <table:table-cell table:formula="of:=[.C245]/([.H245]-[.H244])" office:value-type="float" office:value="92462.8191363972" calcext:value-type="float">
            <text:p>92462.8191363972</text:p>
          </table:table-cell>
          <table:table-cell table:formula="of:=[.G245]-[.$B245]" office:value-type="float" office:value="28.5673861503601" calcext:value-type="float">
            <text:p>28.5673861504</text:p>
          </table:table-cell>
          <table:table-cell/>
          <table:table-cell office:value-type="float" office:value="1443122993.34653" calcext:value-type="float">
            <text:p>1443122993.34653</text:p>
          </table:table-cell>
          <table:table-cell table:formula="of:=[.L245]-[.$B$2]" office:value-type="float" office:value="51.7564344406128" calcext:value-type="float">
            <text:p>51.7564344406</text:p>
          </table:table-cell>
          <table:table-cell table:formula="of:=[.C245]/([.M245]-[.M244])" office:value-type="float" office:value="92462.8191363972" calcext:value-type="float">
            <text:p>92462.8191363972</text:p>
          </table:table-cell>
          <table:table-cell table:formula="of:=[.L245]-[.$B245]" office:value-type="float" office:value="28.5673861503601" calcext:value-type="float">
            <text:p>28.567386150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22964.82005" calcext:value-type="float">
            <text:p>1443122964.82005</text:p>
          </table:table-cell>
          <table:table-cell office:value-type="float" office:value="4096" calcext:value-type="float">
            <text:p>4096</text:p>
          </table:table-cell>
          <table:table-cell table:formula="of:=[.B246]-[.$B$2]" office:value-type="float" office:value="23.2299454212189" calcext:value-type="float">
            <text:p>23.2299454212</text:p>
          </table:table-cell>
          <table:table-cell table:formula="of:=[.C246]/([.D246]-[.D245])" office:value-type="float" office:value="100153.724802518" calcext:value-type="float">
            <text:p>100153.724802518</text:p>
          </table:table-cell>
          <table:table-cell/>
          <table:table-cell office:value-type="float" office:value="1443122993.39088" calcext:value-type="float">
            <text:p>1443122993.39088</text:p>
          </table:table-cell>
          <table:table-cell table:formula="of:=[.G246]-[.$B$2]" office:value-type="float" office:value="51.8007795810699" calcext:value-type="float">
            <text:p>51.8007795811</text:p>
          </table:table-cell>
          <table:table-cell table:formula="of:=[.C246]/([.H246]-[.H245])" office:value-type="float" office:value="92366.3778663097" calcext:value-type="float">
            <text:p>92366.3778663097</text:p>
          </table:table-cell>
          <table:table-cell table:formula="of:=[.G246]-[.$B246]" office:value-type="float" office:value="28.5708341598511" calcext:value-type="float">
            <text:p>28.5708341599</text:p>
          </table:table-cell>
          <table:table-cell/>
          <table:table-cell office:value-type="float" office:value="1443122993.39088" calcext:value-type="float">
            <text:p>1443122993.39088</text:p>
          </table:table-cell>
          <table:table-cell table:formula="of:=[.L246]-[.$B$2]" office:value-type="float" office:value="51.8007795810699" calcext:value-type="float">
            <text:p>51.8007795811</text:p>
          </table:table-cell>
          <table:table-cell table:formula="of:=[.C246]/([.M246]-[.M245])" office:value-type="float" office:value="92366.3778663097" calcext:value-type="float">
            <text:p>92366.3778663097</text:p>
          </table:table-cell>
          <table:table-cell table:formula="of:=[.L246]-[.$B246]" office:value-type="float" office:value="28.5708341598511" calcext:value-type="float">
            <text:p>28.570834159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22964.86093" calcext:value-type="float">
            <text:p>1443122964.86093</text:p>
          </table:table-cell>
          <table:table-cell office:value-type="float" office:value="4096" calcext:value-type="float">
            <text:p>4096</text:p>
          </table:table-cell>
          <table:table-cell table:formula="of:=[.B247]-[.$B$2]" office:value-type="float" office:value="23.2708313465118" calcext:value-type="float">
            <text:p>23.2708313465</text:p>
          </table:table-cell>
          <table:table-cell table:formula="of:=[.C247]/([.D247]-[.D246])" office:value-type="float" office:value="100181.174099645" calcext:value-type="float">
            <text:p>100181.174099645</text:p>
          </table:table-cell>
          <table:table-cell/>
          <table:table-cell office:value-type="float" office:value="1443122993.43519" calcext:value-type="float">
            <text:p>1443122993.43519</text:p>
          </table:table-cell>
          <table:table-cell table:formula="of:=[.G247]-[.$B$2]" office:value-type="float" office:value="51.8450944423676" calcext:value-type="float">
            <text:p>51.8450944424</text:p>
          </table:table-cell>
          <table:table-cell table:formula="of:=[.C247]/([.H247]-[.H246])" office:value-type="float" office:value="92429.4893420132" calcext:value-type="float">
            <text:p>92429.4893420132</text:p>
          </table:table-cell>
          <table:table-cell table:formula="of:=[.G247]-[.$B247]" office:value-type="float" office:value="28.5742630958557" calcext:value-type="float">
            <text:p>28.5742630959</text:p>
          </table:table-cell>
          <table:table-cell/>
          <table:table-cell office:value-type="float" office:value="1443122993.43519" calcext:value-type="float">
            <text:p>1443122993.43519</text:p>
          </table:table-cell>
          <table:table-cell table:formula="of:=[.L247]-[.$B$2]" office:value-type="float" office:value="51.8450944423676" calcext:value-type="float">
            <text:p>51.8450944424</text:p>
          </table:table-cell>
          <table:table-cell table:formula="of:=[.C247]/([.M247]-[.M246])" office:value-type="float" office:value="92429.4893420132" calcext:value-type="float">
            <text:p>92429.4893420132</text:p>
          </table:table-cell>
          <table:table-cell table:formula="of:=[.L247]-[.$B247]" office:value-type="float" office:value="28.5742630958557" calcext:value-type="float">
            <text:p>28.574263095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22964.90182" calcext:value-type="float">
            <text:p>1443122964.90182</text:p>
          </table:table-cell>
          <table:table-cell office:value-type="float" office:value="4096" calcext:value-type="float">
            <text:p>4096</text:p>
          </table:table-cell>
          <table:table-cell table:formula="of:=[.B248]-[.$B$2]" office:value-type="float" office:value="23.3117165565491" calcext:value-type="float">
            <text:p>23.3117165565</text:p>
          </table:table-cell>
          <table:table-cell table:formula="of:=[.C248]/([.D248]-[.D247])" office:value-type="float" office:value="100182.926693297" calcext:value-type="float">
            <text:p>100182.926693297</text:p>
          </table:table-cell>
          <table:table-cell/>
          <table:table-cell office:value-type="float" office:value="1443122993.47951" calcext:value-type="float">
            <text:p>1443122993.47951</text:p>
          </table:table-cell>
          <table:table-cell table:formula="of:=[.G248]-[.$B$2]" office:value-type="float" office:value="51.8894140720367" calcext:value-type="float">
            <text:p>51.889414072</text:p>
          </table:table-cell>
          <table:table-cell table:formula="of:=[.C248]/([.H248]-[.H247])" office:value-type="float" office:value="92419.5448060681" calcext:value-type="float">
            <text:p>92419.5448060681</text:p>
          </table:table-cell>
          <table:table-cell table:formula="of:=[.G248]-[.$B248]" office:value-type="float" office:value="28.5776975154877" calcext:value-type="float">
            <text:p>28.5776975155</text:p>
          </table:table-cell>
          <table:table-cell/>
          <table:table-cell office:value-type="float" office:value="1443122993.47951" calcext:value-type="float">
            <text:p>1443122993.47951</text:p>
          </table:table-cell>
          <table:table-cell table:formula="of:=[.L248]-[.$B$2]" office:value-type="float" office:value="51.8894140720367" calcext:value-type="float">
            <text:p>51.889414072</text:p>
          </table:table-cell>
          <table:table-cell table:formula="of:=[.C248]/([.M248]-[.M247])" office:value-type="float" office:value="92419.5448060681" calcext:value-type="float">
            <text:p>92419.5448060681</text:p>
          </table:table-cell>
          <table:table-cell table:formula="of:=[.L248]-[.$B248]" office:value-type="float" office:value="28.5776975154877" calcext:value-type="float">
            <text:p>28.577697515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22964.9427" calcext:value-type="float">
            <text:p>1443122964.9427</text:p>
          </table:table-cell>
          <table:table-cell office:value-type="float" office:value="4096" calcext:value-type="float">
            <text:p>4096</text:p>
          </table:table-cell>
          <table:table-cell table:formula="of:=[.B249]-[.$B$2]" office:value-type="float" office:value="23.3526012897491" calcext:value-type="float">
            <text:p>23.3526012897</text:p>
          </table:table-cell>
          <table:table-cell table:formula="of:=[.C249]/([.D249]-[.D248])" office:value-type="float" office:value="100184.095123132" calcext:value-type="float">
            <text:p>100184.095123132</text:p>
          </table:table-cell>
          <table:table-cell/>
          <table:table-cell office:value-type="float" office:value="1443122993.52383" calcext:value-type="float">
            <text:p>1443122993.52383</text:p>
          </table:table-cell>
          <table:table-cell table:formula="of:=[.G249]-[.$B$2]" office:value-type="float" office:value="51.9337310791016" calcext:value-type="float">
            <text:p>51.9337310791</text:p>
          </table:table-cell>
          <table:table-cell table:formula="of:=[.C249]/([.H249]-[.H248])" office:value-type="float" office:value="92425.0140360127" calcext:value-type="float">
            <text:p>92425.0140360127</text:p>
          </table:table-cell>
          <table:table-cell table:formula="of:=[.G249]-[.$B249]" office:value-type="float" office:value="28.5811297893524" calcext:value-type="float">
            <text:p>28.5811297894</text:p>
          </table:table-cell>
          <table:table-cell/>
          <table:table-cell office:value-type="float" office:value="1443122993.52383" calcext:value-type="float">
            <text:p>1443122993.52383</text:p>
          </table:table-cell>
          <table:table-cell table:formula="of:=[.L249]-[.$B$2]" office:value-type="float" office:value="51.9337310791016" calcext:value-type="float">
            <text:p>51.9337310791</text:p>
          </table:table-cell>
          <table:table-cell table:formula="of:=[.C249]/([.M249]-[.M248])" office:value-type="float" office:value="92425.0140360127" calcext:value-type="float">
            <text:p>92425.0140360127</text:p>
          </table:table-cell>
          <table:table-cell table:formula="of:=[.L249]-[.$B249]" office:value-type="float" office:value="28.5811297893524" calcext:value-type="float">
            <text:p>28.581129789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22964.98359" calcext:value-type="float">
            <text:p>1443122964.98359</text:p>
          </table:table-cell>
          <table:table-cell office:value-type="float" office:value="4096" calcext:value-type="float">
            <text:p>4096</text:p>
          </table:table-cell>
          <table:table-cell table:formula="of:=[.B250]-[.$B$2]" office:value-type="float" office:value="23.3934876918793" calcext:value-type="float">
            <text:p>23.3934876919</text:p>
          </table:table-cell>
          <table:table-cell table:formula="of:=[.C250]/([.D250]-[.D249])" office:value-type="float" office:value="100180.005737944" calcext:value-type="float">
            <text:p>100180.005737944</text:p>
          </table:table-cell>
          <table:table-cell/>
          <table:table-cell office:value-type="float" office:value="1443122993.56815" calcext:value-type="float">
            <text:p>1443122993.56815</text:p>
          </table:table-cell>
          <table:table-cell table:formula="of:=[.G250]-[.$B$2]" office:value-type="float" office:value="51.978052854538" calcext:value-type="float">
            <text:p>51.9780528545</text:p>
          </table:table-cell>
          <table:table-cell table:formula="of:=[.C250]/([.H250]-[.H249])" office:value-type="float" office:value="92415.0704629933" calcext:value-type="float">
            <text:p>92415.0704629933</text:p>
          </table:table-cell>
          <table:table-cell table:formula="of:=[.G250]-[.$B250]" office:value-type="float" office:value="28.5845651626587" calcext:value-type="float">
            <text:p>28.5845651627</text:p>
          </table:table-cell>
          <table:table-cell/>
          <table:table-cell office:value-type="float" office:value="1443122993.56815" calcext:value-type="float">
            <text:p>1443122993.56815</text:p>
          </table:table-cell>
          <table:table-cell table:formula="of:=[.L250]-[.$B$2]" office:value-type="float" office:value="51.978052854538" calcext:value-type="float">
            <text:p>51.9780528545</text:p>
          </table:table-cell>
          <table:table-cell table:formula="of:=[.C250]/([.M250]-[.M249])" office:value-type="float" office:value="92415.0704629933" calcext:value-type="float">
            <text:p>92415.0704629933</text:p>
          </table:table-cell>
          <table:table-cell table:formula="of:=[.L250]-[.$B250]" office:value-type="float" office:value="28.5845651626587" calcext:value-type="float">
            <text:p>28.584565162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22965.02344" calcext:value-type="float">
            <text:p>1443122965.02344</text:p>
          </table:table-cell>
          <table:table-cell office:value-type="float" office:value="4096" calcext:value-type="float">
            <text:p>4096</text:p>
          </table:table-cell>
          <table:table-cell table:formula="of:=[.B251]-[.$B$2]" office:value-type="float" office:value="23.4333391189575" calcext:value-type="float">
            <text:p>23.433339119</text:p>
          </table:table-cell>
          <table:table-cell table:formula="of:=[.C251]/([.D251]-[.D250])" office:value-type="float" office:value="102781.764677025" calcext:value-type="float">
            <text:p>102781.764677025</text:p>
          </table:table-cell>
          <table:table-cell/>
          <table:table-cell office:value-type="float" office:value="1443122993.61247" calcext:value-type="float">
            <text:p>1443122993.61247</text:p>
          </table:table-cell>
          <table:table-cell table:formula="of:=[.G251]-[.$B$2]" office:value-type="float" office:value="52.0223696231842" calcext:value-type="float">
            <text:p>52.0223696232</text:p>
          </table:table-cell>
          <table:table-cell table:formula="of:=[.C251]/([.H251]-[.H250])" office:value-type="float" office:value="92425.5112708335" calcext:value-type="float">
            <text:p>92425.5112708335</text:p>
          </table:table-cell>
          <table:table-cell table:formula="of:=[.G251]-[.$B251]" office:value-type="float" office:value="28.5890305042267" calcext:value-type="float">
            <text:p>28.5890305042</text:p>
          </table:table-cell>
          <table:table-cell/>
          <table:table-cell office:value-type="float" office:value="1443122993.61247" calcext:value-type="float">
            <text:p>1443122993.61247</text:p>
          </table:table-cell>
          <table:table-cell table:formula="of:=[.L251]-[.$B$2]" office:value-type="float" office:value="52.0223696231842" calcext:value-type="float">
            <text:p>52.0223696232</text:p>
          </table:table-cell>
          <table:table-cell table:formula="of:=[.C251]/([.M251]-[.M250])" office:value-type="float" office:value="92425.5112708335" calcext:value-type="float">
            <text:p>92425.5112708335</text:p>
          </table:table-cell>
          <table:table-cell table:formula="of:=[.L251]-[.$B251]" office:value-type="float" office:value="28.5890305042267" calcext:value-type="float">
            <text:p>28.589030504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22965.06258" calcext:value-type="float">
            <text:p>1443122965.06258</text:p>
          </table:table-cell>
          <table:table-cell office:value-type="float" office:value="4096" calcext:value-type="float">
            <text:p>4096</text:p>
          </table:table-cell>
          <table:table-cell table:formula="of:=[.B252]-[.$B$2]" office:value-type="float" office:value="23.4724819660187" calcext:value-type="float">
            <text:p>23.472481966</text:p>
          </table:table-cell>
          <table:table-cell table:formula="of:=[.C252]/([.D252]-[.D251])" office:value-type="float" office:value="104642.362718286" calcext:value-type="float">
            <text:p>104642.362718286</text:p>
          </table:table-cell>
          <table:table-cell/>
          <table:table-cell office:value-type="float" office:value="1443122993.65678" calcext:value-type="float">
            <text:p>1443122993.65678</text:p>
          </table:table-cell>
          <table:table-cell table:formula="of:=[.G252]-[.$B$2]" office:value-type="float" office:value="52.0666794776917" calcext:value-type="float">
            <text:p>52.0666794777</text:p>
          </table:table-cell>
          <table:table-cell table:formula="of:=[.C252]/([.H252]-[.H251])" office:value-type="float" office:value="92439.9334083046" calcext:value-type="float">
            <text:p>92439.9334083046</text:p>
          </table:table-cell>
          <table:table-cell table:formula="of:=[.G252]-[.$B252]" office:value-type="float" office:value="28.594197511673" calcext:value-type="float">
            <text:p>28.5941975117</text:p>
          </table:table-cell>
          <table:table-cell/>
          <table:table-cell office:value-type="float" office:value="1443122993.65678" calcext:value-type="float">
            <text:p>1443122993.65678</text:p>
          </table:table-cell>
          <table:table-cell table:formula="of:=[.L252]-[.$B$2]" office:value-type="float" office:value="52.0666794776917" calcext:value-type="float">
            <text:p>52.0666794777</text:p>
          </table:table-cell>
          <table:table-cell table:formula="of:=[.C252]/([.M252]-[.M251])" office:value-type="float" office:value="92439.9334083046" calcext:value-type="float">
            <text:p>92439.9334083046</text:p>
          </table:table-cell>
          <table:table-cell table:formula="of:=[.L252]-[.$B252]" office:value-type="float" office:value="28.594197511673" calcext:value-type="float">
            <text:p>28.594197511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22965.10172" calcext:value-type="float">
            <text:p>1443122965.10172</text:p>
          </table:table-cell>
          <table:table-cell office:value-type="float" office:value="4096" calcext:value-type="float">
            <text:p>4096</text:p>
          </table:table-cell>
          <table:table-cell table:formula="of:=[.B253]-[.$B$2]" office:value-type="float" office:value="23.5116226673126" calcext:value-type="float">
            <text:p>23.5116226673</text:p>
          </table:table-cell>
          <table:table-cell table:formula="of:=[.C253]/([.D253]-[.D252])" office:value-type="float" office:value="104648.09941036" calcext:value-type="float">
            <text:p>104648.09941036</text:p>
          </table:table-cell>
          <table:table-cell/>
          <table:table-cell office:value-type="float" office:value="1443122993.7011" calcext:value-type="float">
            <text:p>1443122993.7011</text:p>
          </table:table-cell>
          <table:table-cell table:formula="of:=[.G253]-[.$B$2]" office:value-type="float" office:value="52.1109983921051" calcext:value-type="float">
            <text:p>52.1109983921</text:p>
          </table:table-cell>
          <table:table-cell table:formula="of:=[.C253]/([.H253]-[.H252])" office:value-type="float" office:value="92421.0363500406" calcext:value-type="float">
            <text:p>92421.0363500406</text:p>
          </table:table-cell>
          <table:table-cell table:formula="of:=[.G253]-[.$B253]" office:value-type="float" office:value="28.5993757247925" calcext:value-type="float">
            <text:p>28.5993757248</text:p>
          </table:table-cell>
          <table:table-cell/>
          <table:table-cell office:value-type="float" office:value="1443122993.7011" calcext:value-type="float">
            <text:p>1443122993.7011</text:p>
          </table:table-cell>
          <table:table-cell table:formula="of:=[.L253]-[.$B$2]" office:value-type="float" office:value="52.1109983921051" calcext:value-type="float">
            <text:p>52.1109983921</text:p>
          </table:table-cell>
          <table:table-cell table:formula="of:=[.C253]/([.M253]-[.M252])" office:value-type="float" office:value="92421.0363500406" calcext:value-type="float">
            <text:p>92421.0363500406</text:p>
          </table:table-cell>
          <table:table-cell table:formula="of:=[.L253]-[.$B253]" office:value-type="float" office:value="28.5993757247925" calcext:value-type="float">
            <text:p>28.599375724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22965.14086" calcext:value-type="float">
            <text:p>1443122965.14086</text:p>
          </table:table-cell>
          <table:table-cell office:value-type="float" office:value="4096" calcext:value-type="float">
            <text:p>4096</text:p>
          </table:table-cell>
          <table:table-cell table:formula="of:=[.B254]-[.$B$2]" office:value-type="float" office:value="23.5507605075836" calcext:value-type="float">
            <text:p>23.5507605076</text:p>
          </table:table-cell>
          <table:table-cell table:formula="of:=[.C254]/([.D254]-[.D253])" office:value-type="float" office:value="104655.74931163" calcext:value-type="float">
            <text:p>104655.74931163</text:p>
          </table:table-cell>
          <table:table-cell/>
          <table:table-cell office:value-type="float" office:value="1443122993.74541" calcext:value-type="float">
            <text:p>1443122993.74541</text:p>
          </table:table-cell>
          <table:table-cell table:formula="of:=[.G254]-[.$B$2]" office:value-type="float" office:value="52.1553130149841" calcext:value-type="float">
            <text:p>52.155313015</text:p>
          </table:table-cell>
          <table:table-cell table:formula="of:=[.C254]/([.H254]-[.H253])" office:value-type="float" office:value="92429.9866249886" calcext:value-type="float">
            <text:p>92429.9866249886</text:p>
          </table:table-cell>
          <table:table-cell table:formula="of:=[.G254]-[.$B254]" office:value-type="float" office:value="28.6045525074005" calcext:value-type="float">
            <text:p>28.6045525074</text:p>
          </table:table-cell>
          <table:table-cell/>
          <table:table-cell office:value-type="float" office:value="1443122993.74541" calcext:value-type="float">
            <text:p>1443122993.74541</text:p>
          </table:table-cell>
          <table:table-cell table:formula="of:=[.L254]-[.$B$2]" office:value-type="float" office:value="52.1553130149841" calcext:value-type="float">
            <text:p>52.155313015</text:p>
          </table:table-cell>
          <table:table-cell table:formula="of:=[.C254]/([.M254]-[.M253])" office:value-type="float" office:value="92429.9866249886" calcext:value-type="float">
            <text:p>92429.9866249886</text:p>
          </table:table-cell>
          <table:table-cell table:formula="of:=[.L254]-[.$B254]" office:value-type="float" office:value="28.6045525074005" calcext:value-type="float">
            <text:p>28.604552507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22965.18" calcext:value-type="float">
            <text:p>1443122965.18</text:p>
          </table:table-cell>
          <table:table-cell office:value-type="float" office:value="4096" calcext:value-type="float">
            <text:p>4096</text:p>
          </table:table-cell>
          <table:table-cell table:formula="of:=[.B255]-[.$B$2]" office:value-type="float" office:value="23.589902639389" calcext:value-type="float">
            <text:p>23.5899026394</text:p>
          </table:table-cell>
          <table:table-cell table:formula="of:=[.C255]/([.D255]-[.D254])" office:value-type="float" office:value="104644.274879092" calcext:value-type="float">
            <text:p>104644.274879092</text:p>
          </table:table-cell>
          <table:table-cell/>
          <table:table-cell office:value-type="float" office:value="1443122993.78974" calcext:value-type="float">
            <text:p>1443122993.78974</text:p>
          </table:table-cell>
          <table:table-cell table:formula="of:=[.G255]-[.$B$2]" office:value-type="float" office:value="52.1996395587921" calcext:value-type="float">
            <text:p>52.1996395588</text:p>
          </table:table-cell>
          <table:table-cell table:formula="of:=[.C255]/([.H255]-[.H254])" office:value-type="float" office:value="92405.1290293085" calcext:value-type="float">
            <text:p>92405.1290293085</text:p>
          </table:table-cell>
          <table:table-cell table:formula="of:=[.G255]-[.$B255]" office:value-type="float" office:value="28.6097369194031" calcext:value-type="float">
            <text:p>28.6097369194</text:p>
          </table:table-cell>
          <table:table-cell/>
          <table:table-cell office:value-type="float" office:value="1443122993.78974" calcext:value-type="float">
            <text:p>1443122993.78974</text:p>
          </table:table-cell>
          <table:table-cell table:formula="of:=[.L255]-[.$B$2]" office:value-type="float" office:value="52.1996395587921" calcext:value-type="float">
            <text:p>52.1996395588</text:p>
          </table:table-cell>
          <table:table-cell table:formula="of:=[.C255]/([.M255]-[.M254])" office:value-type="float" office:value="92405.1290293085" calcext:value-type="float">
            <text:p>92405.1290293085</text:p>
          </table:table-cell>
          <table:table-cell table:formula="of:=[.L255]-[.$B255]" office:value-type="float" office:value="28.6097369194031" calcext:value-type="float">
            <text:p>28.609736919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22965.21911" calcext:value-type="float">
            <text:p>1443122965.21911</text:p>
          </table:table-cell>
          <table:table-cell office:value-type="float" office:value="4096" calcext:value-type="float">
            <text:p>4096</text:p>
          </table:table-cell>
          <table:table-cell table:formula="of:=[.B256]-[.$B$2]" office:value-type="float" office:value="23.6290137767792" calcext:value-type="float">
            <text:p>23.6290137768</text:p>
          </table:table-cell>
          <table:table-cell table:formula="of:=[.C256]/([.D256]-[.D255])" office:value-type="float" office:value="104727.202360342" calcext:value-type="float">
            <text:p>104727.202360342</text:p>
          </table:table-cell>
          <table:table-cell/>
          <table:table-cell office:value-type="float" office:value="1443122993.83406" calcext:value-type="float">
            <text:p>1443122993.83406</text:p>
          </table:table-cell>
          <table:table-cell table:formula="of:=[.G256]-[.$B$2]" office:value-type="float" office:value="52.2439556121826" calcext:value-type="float">
            <text:p>52.2439556122</text:p>
          </table:table-cell>
          <table:table-cell table:formula="of:=[.C256]/([.H256]-[.H255])" office:value-type="float" office:value="92427.0030073975" calcext:value-type="float">
            <text:p>92427.0030073975</text:p>
          </table:table-cell>
          <table:table-cell table:formula="of:=[.G256]-[.$B256]" office:value-type="float" office:value="28.6149418354034" calcext:value-type="float">
            <text:p>28.6149418354</text:p>
          </table:table-cell>
          <table:table-cell/>
          <table:table-cell office:value-type="float" office:value="1443122993.83406" calcext:value-type="float">
            <text:p>1443122993.83406</text:p>
          </table:table-cell>
          <table:table-cell table:formula="of:=[.L256]-[.$B$2]" office:value-type="float" office:value="52.2439556121826" calcext:value-type="float">
            <text:p>52.2439556122</text:p>
          </table:table-cell>
          <table:table-cell table:formula="of:=[.C256]/([.M256]-[.M255])" office:value-type="float" office:value="92427.0030073975" calcext:value-type="float">
            <text:p>92427.0030073975</text:p>
          </table:table-cell>
          <table:table-cell table:formula="of:=[.L256]-[.$B256]" office:value-type="float" office:value="28.6149418354034" calcext:value-type="float">
            <text:p>28.614941835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22965.25825" calcext:value-type="float">
            <text:p>1443122965.25825</text:p>
          </table:table-cell>
          <table:table-cell office:value-type="float" office:value="4096" calcext:value-type="float">
            <text:p>4096</text:p>
          </table:table-cell>
          <table:table-cell table:formula="of:=[.B257]-[.$B$2]" office:value-type="float" office:value="23.6681530475616" calcext:value-type="float">
            <text:p>23.6681530476</text:p>
          </table:table-cell>
          <table:table-cell table:formula="of:=[.C257]/([.D257]-[.D256])" office:value-type="float" office:value="104651.924221196" calcext:value-type="float">
            <text:p>104651.924221196</text:p>
          </table:table-cell>
          <table:table-cell/>
          <table:table-cell office:value-type="float" office:value="1443122993.87838" calcext:value-type="float">
            <text:p>1443122993.87838</text:p>
          </table:table-cell>
          <table:table-cell table:formula="of:=[.G257]-[.$B$2]" office:value-type="float" office:value="52.2882776260376" calcext:value-type="float">
            <text:p>52.288277626</text:p>
          </table:table-cell>
          <table:table-cell table:formula="of:=[.C257]/([.H257]-[.H256])" office:value-type="float" office:value="92414.5733405057" calcext:value-type="float">
            <text:p>92414.5733405057</text:p>
          </table:table-cell>
          <table:table-cell table:formula="of:=[.G257]-[.$B257]" office:value-type="float" office:value="28.620124578476" calcext:value-type="float">
            <text:p>28.6201245785</text:p>
          </table:table-cell>
          <table:table-cell/>
          <table:table-cell office:value-type="float" office:value="1443122993.87838" calcext:value-type="float">
            <text:p>1443122993.87838</text:p>
          </table:table-cell>
          <table:table-cell table:formula="of:=[.L257]-[.$B$2]" office:value-type="float" office:value="52.2882776260376" calcext:value-type="float">
            <text:p>52.288277626</text:p>
          </table:table-cell>
          <table:table-cell table:formula="of:=[.C257]/([.M257]-[.M256])" office:value-type="float" office:value="92414.5733405057" calcext:value-type="float">
            <text:p>92414.5733405057</text:p>
          </table:table-cell>
          <table:table-cell table:formula="of:=[.L257]-[.$B257]" office:value-type="float" office:value="28.620124578476" calcext:value-type="float">
            <text:p>28.620124578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22965.29741" calcext:value-type="float">
            <text:p>1443122965.29741</text:p>
          </table:table-cell>
          <table:table-cell office:value-type="float" office:value="4096" calcext:value-type="float">
            <text:p>4096</text:p>
          </table:table-cell>
          <table:table-cell table:formula="of:=[.B258]-[.$B$2]" office:value-type="float" office:value="23.7073073387146" calcext:value-type="float">
            <text:p>23.7073073387</text:p>
          </table:table-cell>
          <table:table-cell table:formula="of:=[.C258]/([.D258]-[.D257])" office:value-type="float" office:value="104611.777646522" calcext:value-type="float">
            <text:p>104611.777646522</text:p>
          </table:table-cell>
          <table:table-cell/>
          <table:table-cell office:value-type="float" office:value="1443122993.92269" calcext:value-type="float">
            <text:p>1443122993.92269</text:p>
          </table:table-cell>
          <table:table-cell table:formula="of:=[.G258]-[.$B$2]" office:value-type="float" office:value="52.3325932025909" calcext:value-type="float">
            <text:p>52.3325932026</text:p>
          </table:table-cell>
          <table:table-cell table:formula="of:=[.C258]/([.H258]-[.H257])" office:value-type="float" office:value="92427.9975251919" calcext:value-type="float">
            <text:p>92427.9975251919</text:p>
          </table:table-cell>
          <table:table-cell table:formula="of:=[.G258]-[.$B258]" office:value-type="float" office:value="28.6252858638763" calcext:value-type="float">
            <text:p>28.6252858639</text:p>
          </table:table-cell>
          <table:table-cell/>
          <table:table-cell office:value-type="float" office:value="1443122993.92269" calcext:value-type="float">
            <text:p>1443122993.92269</text:p>
          </table:table-cell>
          <table:table-cell table:formula="of:=[.L258]-[.$B$2]" office:value-type="float" office:value="52.3325932025909" calcext:value-type="float">
            <text:p>52.3325932026</text:p>
          </table:table-cell>
          <table:table-cell table:formula="of:=[.C258]/([.M258]-[.M257])" office:value-type="float" office:value="92427.9975251919" calcext:value-type="float">
            <text:p>92427.9975251919</text:p>
          </table:table-cell>
          <table:table-cell table:formula="of:=[.L258]-[.$B258]" office:value-type="float" office:value="28.6252858638763" calcext:value-type="float">
            <text:p>28.625285863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22965.33654" calcext:value-type="float">
            <text:p>1443122965.33654</text:p>
          </table:table-cell>
          <table:table-cell office:value-type="float" office:value="4096" calcext:value-type="float">
            <text:p>4096</text:p>
          </table:table-cell>
          <table:table-cell table:formula="of:=[.B259]-[.$B$2]" office:value-type="float" office:value="23.7464389801025" calcext:value-type="float">
            <text:p>23.7464389801</text:p>
          </table:table-cell>
          <table:table-cell table:formula="of:=[.C259]/([.D259]-[.D258])" office:value-type="float" office:value="104672.327935173" calcext:value-type="float">
            <text:p>104672.327935173</text:p>
          </table:table-cell>
          <table:table-cell/>
          <table:table-cell office:value-type="float" office:value="1443122993.96702" calcext:value-type="float">
            <text:p>1443122993.96702</text:p>
          </table:table-cell>
          <table:table-cell table:formula="of:=[.G259]-[.$B$2]" office:value-type="float" office:value="52.3769171237946" calcext:value-type="float">
            <text:p>52.3769171238</text:p>
          </table:table-cell>
          <table:table-cell table:formula="of:=[.C259]/([.H259]-[.H258])" office:value-type="float" office:value="92410.5965531338" calcext:value-type="float">
            <text:p>92410.5965531338</text:p>
          </table:table-cell>
          <table:table-cell table:formula="of:=[.G259]-[.$B259]" office:value-type="float" office:value="28.630478143692" calcext:value-type="float">
            <text:p>28.6304781437</text:p>
          </table:table-cell>
          <table:table-cell/>
          <table:table-cell office:value-type="float" office:value="1443122993.96702" calcext:value-type="float">
            <text:p>1443122993.96702</text:p>
          </table:table-cell>
          <table:table-cell table:formula="of:=[.L259]-[.$B$2]" office:value-type="float" office:value="52.3769171237946" calcext:value-type="float">
            <text:p>52.3769171238</text:p>
          </table:table-cell>
          <table:table-cell table:formula="of:=[.C259]/([.M259]-[.M258])" office:value-type="float" office:value="92410.5965531338" calcext:value-type="float">
            <text:p>92410.5965531338</text:p>
          </table:table-cell>
          <table:table-cell table:formula="of:=[.L259]-[.$B259]" office:value-type="float" office:value="28.630478143692" calcext:value-type="float">
            <text:p>28.630478143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22965.37566" calcext:value-type="float">
            <text:p>1443122965.37566</text:p>
          </table:table-cell>
          <table:table-cell office:value-type="float" office:value="4096" calcext:value-type="float">
            <text:p>4096</text:p>
          </table:table-cell>
          <table:table-cell table:formula="of:=[.B260]-[.$B$2]" office:value-type="float" office:value="23.7855553627014" calcext:value-type="float">
            <text:p>23.7855553627</text:p>
          </table:table-cell>
          <table:table-cell table:formula="of:=[.C260]/([.D260]-[.D259])" office:value-type="float" office:value="104713.159240793" calcext:value-type="float">
            <text:p>104713.159240793</text:p>
          </table:table-cell>
          <table:table-cell/>
          <table:table-cell office:value-type="float" office:value="1443122994.01135" calcext:value-type="float">
            <text:p>1443122994.01135</text:p>
          </table:table-cell>
          <table:table-cell table:formula="of:=[.G260]-[.$B$2]" office:value-type="float" office:value="52.4212486743927" calcext:value-type="float">
            <text:p>52.4212486744</text:p>
          </table:table-cell>
          <table:table-cell table:formula="of:=[.C260]/([.H260]-[.H259])" office:value-type="float" office:value="92394.6928256427" calcext:value-type="float">
            <text:p>92394.6928256427</text:p>
          </table:table-cell>
          <table:table-cell table:formula="of:=[.G260]-[.$B260]" office:value-type="float" office:value="28.6356933116913" calcext:value-type="float">
            <text:p>28.6356933117</text:p>
          </table:table-cell>
          <table:table-cell/>
          <table:table-cell office:value-type="float" office:value="1443122994.01135" calcext:value-type="float">
            <text:p>1443122994.01135</text:p>
          </table:table-cell>
          <table:table-cell table:formula="of:=[.L260]-[.$B$2]" office:value-type="float" office:value="52.4212486743927" calcext:value-type="float">
            <text:p>52.4212486744</text:p>
          </table:table-cell>
          <table:table-cell table:formula="of:=[.C260]/([.M260]-[.M259])" office:value-type="float" office:value="92394.6928256427" calcext:value-type="float">
            <text:p>92394.6928256427</text:p>
          </table:table-cell>
          <table:table-cell table:formula="of:=[.L260]-[.$B260]" office:value-type="float" office:value="28.6356933116913" calcext:value-type="float">
            <text:p>28.635693311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22965.41477" calcext:value-type="float">
            <text:p>1443122965.41477</text:p>
          </table:table-cell>
          <table:table-cell office:value-type="float" office:value="4096" calcext:value-type="float">
            <text:p>4096</text:p>
          </table:table-cell>
          <table:table-cell table:formula="of:=[.B261]-[.$B$2]" office:value-type="float" office:value="23.8246674537659" calcext:value-type="float">
            <text:p>23.8246674538</text:p>
          </table:table-cell>
          <table:table-cell table:formula="of:=[.C261]/([.D261]-[.D260])" office:value-type="float" office:value="104724.648785721" calcext:value-type="float">
            <text:p>104724.648785721</text:p>
          </table:table-cell>
          <table:table-cell/>
          <table:table-cell office:value-type="float" office:value="1443122994.0606" calcext:value-type="float">
            <text:p>1443122994.0606</text:p>
          </table:table-cell>
          <table:table-cell table:formula="of:=[.G261]-[.$B$2]" office:value-type="float" office:value="52.4705038070679" calcext:value-type="float">
            <text:p>52.4705038071</text:p>
          </table:table-cell>
          <table:table-cell table:formula="of:=[.C261]/([.H261]-[.H260])" office:value-type="float" office:value="83158.8461452822" calcext:value-type="float">
            <text:p>83158.8461452822</text:p>
          </table:table-cell>
          <table:table-cell table:formula="of:=[.G261]-[.$B261]" office:value-type="float" office:value="28.645836353302" calcext:value-type="float">
            <text:p>28.6458363533</text:p>
          </table:table-cell>
          <table:table-cell/>
          <table:table-cell office:value-type="float" office:value="1443122994.0606" calcext:value-type="float">
            <text:p>1443122994.0606</text:p>
          </table:table-cell>
          <table:table-cell table:formula="of:=[.L261]-[.$B$2]" office:value-type="float" office:value="52.4705038070679" calcext:value-type="float">
            <text:p>52.4705038071</text:p>
          </table:table-cell>
          <table:table-cell table:formula="of:=[.C261]/([.M261]-[.M260])" office:value-type="float" office:value="83158.8461452822" calcext:value-type="float">
            <text:p>83158.8461452822</text:p>
          </table:table-cell>
          <table:table-cell table:formula="of:=[.L261]-[.$B261]" office:value-type="float" office:value="28.645836353302" calcext:value-type="float">
            <text:p>28.645836353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22965.45388" calcext:value-type="float">
            <text:p>1443122965.45388</text:p>
          </table:table-cell>
          <table:table-cell office:value-type="float" office:value="4096" calcext:value-type="float">
            <text:p>4096</text:p>
          </table:table-cell>
          <table:table-cell table:formula="of:=[.B262]-[.$B$2]" office:value-type="float" office:value="23.8637790679932" calcext:value-type="float">
            <text:p>23.863779068</text:p>
          </table:table-cell>
          <table:table-cell table:formula="of:=[.C262]/([.D262]-[.D261])" office:value-type="float" office:value="104725.925557466" calcext:value-type="float">
            <text:p>104725.925557466</text:p>
          </table:table-cell>
          <table:table-cell/>
          <table:table-cell office:value-type="float" office:value="1443122994.10985" calcext:value-type="float">
            <text:p>1443122994.10985</text:p>
          </table:table-cell>
          <table:table-cell table:formula="of:=[.G262]-[.$B$2]" office:value-type="float" office:value="52.5197484493256" calcext:value-type="float">
            <text:p>52.5197484493</text:p>
          </table:table-cell>
          <table:table-cell table:formula="of:=[.C262]/([.H262]-[.H261])" office:value-type="float" office:value="83176.5611894629" calcext:value-type="float">
            <text:p>83176.5611894629</text:p>
          </table:table-cell>
          <table:table-cell table:formula="of:=[.G262]-[.$B262]" office:value-type="float" office:value="28.6559693813324" calcext:value-type="float">
            <text:p>28.6559693813</text:p>
          </table:table-cell>
          <table:table-cell/>
          <table:table-cell office:value-type="float" office:value="1443122994.10985" calcext:value-type="float">
            <text:p>1443122994.10985</text:p>
          </table:table-cell>
          <table:table-cell table:formula="of:=[.L262]-[.$B$2]" office:value-type="float" office:value="52.5197484493256" calcext:value-type="float">
            <text:p>52.5197484493</text:p>
          </table:table-cell>
          <table:table-cell table:formula="of:=[.C262]/([.M262]-[.M261])" office:value-type="float" office:value="83176.5611894629" calcext:value-type="float">
            <text:p>83176.5611894629</text:p>
          </table:table-cell>
          <table:table-cell table:formula="of:=[.L262]-[.$B262]" office:value-type="float" office:value="28.6559693813324" calcext:value-type="float">
            <text:p>28.655969381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22965.493" calcext:value-type="float">
            <text:p>1443122965.493</text:p>
          </table:table-cell>
          <table:table-cell office:value-type="float" office:value="4096" calcext:value-type="float">
            <text:p>4096</text:p>
          </table:table-cell>
          <table:table-cell table:formula="of:=[.B263]-[.$B$2]" office:value-type="float" office:value="23.9028949737549" calcext:value-type="float">
            <text:p>23.9028949738</text:p>
          </table:table-cell>
          <table:table-cell table:formula="of:=[.C263]/([.D263]-[.D262])" office:value-type="float" office:value="104714.435732397" calcext:value-type="float">
            <text:p>104714.435732397</text:p>
          </table:table-cell>
          <table:table-cell/>
          <table:table-cell office:value-type="float" office:value="1443122994.15907" calcext:value-type="float">
            <text:p>1443122994.15907</text:p>
          </table:table-cell>
          <table:table-cell table:formula="of:=[.G263]-[.$B$2]" office:value-type="float" office:value="52.5689713954926" calcext:value-type="float">
            <text:p>52.5689713955</text:p>
          </table:table-cell>
          <table:table-cell table:formula="of:=[.C263]/([.H263]-[.H262])" office:value-type="float" office:value="83213.2230790096" calcext:value-type="float">
            <text:p>83213.2230790096</text:p>
          </table:table-cell>
          <table:table-cell table:formula="of:=[.G263]-[.$B263]" office:value-type="float" office:value="28.6660764217377" calcext:value-type="float">
            <text:p>28.6660764217</text:p>
          </table:table-cell>
          <table:table-cell/>
          <table:table-cell office:value-type="float" office:value="1443122994.15907" calcext:value-type="float">
            <text:p>1443122994.15907</text:p>
          </table:table-cell>
          <table:table-cell table:formula="of:=[.L263]-[.$B$2]" office:value-type="float" office:value="52.5689713954926" calcext:value-type="float">
            <text:p>52.5689713955</text:p>
          </table:table-cell>
          <table:table-cell table:formula="of:=[.C263]/([.M263]-[.M262])" office:value-type="float" office:value="83213.2230790096" calcext:value-type="float">
            <text:p>83213.2230790096</text:p>
          </table:table-cell>
          <table:table-cell table:formula="of:=[.L263]-[.$B263]" office:value-type="float" office:value="28.6660764217377" calcext:value-type="float">
            <text:p>28.666076421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22965.53211" calcext:value-type="float">
            <text:p>1443122965.53211</text:p>
          </table:table-cell>
          <table:table-cell office:value-type="float" office:value="4096" calcext:value-type="float">
            <text:p>4096</text:p>
          </table:table-cell>
          <table:table-cell table:formula="of:=[.B264]-[.$B$2]" office:value-type="float" office:value="23.9420104026794" calcext:value-type="float">
            <text:p>23.9420104027</text:p>
          </table:table-cell>
          <table:table-cell table:formula="of:=[.C264]/([.D264]-[.D263])" office:value-type="float" office:value="104715.712255123" calcext:value-type="float">
            <text:p>104715.712255123</text:p>
          </table:table-cell>
          <table:table-cell/>
          <table:table-cell office:value-type="float" office:value="1443122994.20831" calcext:value-type="float">
            <text:p>1443122994.20831</text:p>
          </table:table-cell>
          <table:table-cell table:formula="of:=[.G264]-[.$B$2]" office:value-type="float" office:value="52.6182124614716" calcext:value-type="float">
            <text:p>52.6182124615</text:p>
          </table:table-cell>
          <table:table-cell table:formula="of:=[.C264]/([.H264]-[.H263])" office:value-type="float" office:value="83182.602134294" calcext:value-type="float">
            <text:p>83182.602134294</text:p>
          </table:table-cell>
          <table:table-cell table:formula="of:=[.G264]-[.$B264]" office:value-type="float" office:value="28.6762020587921" calcext:value-type="float">
            <text:p>28.6762020588</text:p>
          </table:table-cell>
          <table:table-cell/>
          <table:table-cell office:value-type="float" office:value="1443122994.20831" calcext:value-type="float">
            <text:p>1443122994.20831</text:p>
          </table:table-cell>
          <table:table-cell table:formula="of:=[.L264]-[.$B$2]" office:value-type="float" office:value="52.6182124614716" calcext:value-type="float">
            <text:p>52.6182124615</text:p>
          </table:table-cell>
          <table:table-cell table:formula="of:=[.C264]/([.M264]-[.M263])" office:value-type="float" office:value="83182.602134294" calcext:value-type="float">
            <text:p>83182.602134294</text:p>
          </table:table-cell>
          <table:table-cell table:formula="of:=[.L264]-[.$B264]" office:value-type="float" office:value="28.6762020587921" calcext:value-type="float">
            <text:p>28.676202058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22965.57123" calcext:value-type="float">
            <text:p>1443122965.57123</text:p>
          </table:table-cell>
          <table:table-cell office:value-type="float" office:value="4096" calcext:value-type="float">
            <text:p>4096</text:p>
          </table:table-cell>
          <table:table-cell table:formula="of:=[.B265]-[.$B$2]" office:value-type="float" office:value="23.9811248779297" calcext:value-type="float">
            <text:p>23.9811248779</text:p>
          </table:table-cell>
          <table:table-cell table:formula="of:=[.C265]/([.D265]-[.D264])" office:value-type="float" office:value="104718.265393946" calcext:value-type="float">
            <text:p>104718.265393946</text:p>
          </table:table-cell>
          <table:table-cell/>
          <table:table-cell office:value-type="float" office:value="1443122994.25757" calcext:value-type="float">
            <text:p>1443122994.25757</text:p>
          </table:table-cell>
          <table:table-cell table:formula="of:=[.G265]-[.$B$2]" office:value-type="float" office:value="52.6674652099609" calcext:value-type="float">
            <text:p>52.66746521</text:p>
          </table:table-cell>
          <table:table-cell table:formula="of:=[.C265]/([.H265]-[.H264])" office:value-type="float" office:value="83162.8716290462" calcext:value-type="float">
            <text:p>83162.8716290462</text:p>
          </table:table-cell>
          <table:table-cell table:formula="of:=[.G265]-[.$B265]" office:value-type="float" office:value="28.6863403320312" calcext:value-type="float">
            <text:p>28.686340332</text:p>
          </table:table-cell>
          <table:table-cell/>
          <table:table-cell office:value-type="float" office:value="1443122994.25757" calcext:value-type="float">
            <text:p>1443122994.25757</text:p>
          </table:table-cell>
          <table:table-cell table:formula="of:=[.L265]-[.$B$2]" office:value-type="float" office:value="52.6674652099609" calcext:value-type="float">
            <text:p>52.66746521</text:p>
          </table:table-cell>
          <table:table-cell table:formula="of:=[.C265]/([.M265]-[.M264])" office:value-type="float" office:value="83162.8716290462" calcext:value-type="float">
            <text:p>83162.8716290462</text:p>
          </table:table-cell>
          <table:table-cell table:formula="of:=[.L265]-[.$B265]" office:value-type="float" office:value="28.6863403320312" calcext:value-type="float">
            <text:p>28.68634033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22965.61035" calcext:value-type="float">
            <text:p>1443122965.61035</text:p>
          </table:table-cell>
          <table:table-cell office:value-type="float" office:value="4096" calcext:value-type="float">
            <text:p>4096</text:p>
          </table:table-cell>
          <table:table-cell table:formula="of:=[.B266]-[.$B$2]" office:value-type="float" office:value="24.0202493667603" calcext:value-type="float">
            <text:p>24.0202493668</text:p>
          </table:table-cell>
          <table:table-cell table:formula="of:=[.C266]/([.D266]-[.D265])" office:value-type="float" office:value="104691.463644119" calcext:value-type="float">
            <text:p>104691.463644119</text:p>
          </table:table-cell>
          <table:table-cell/>
          <table:table-cell office:value-type="float" office:value="1443122994.30679" calcext:value-type="float">
            <text:p>1443122994.30679</text:p>
          </table:table-cell>
          <table:table-cell table:formula="of:=[.G266]-[.$B$2]" office:value-type="float" office:value="52.7166888713837" calcext:value-type="float">
            <text:p>52.7166888714</text:p>
          </table:table-cell>
          <table:table-cell table:formula="of:=[.C266]/([.H266]-[.H265])" office:value-type="float" office:value="83212.0139301266" calcext:value-type="float">
            <text:p>83212.0139301266</text:p>
          </table:table-cell>
          <table:table-cell table:formula="of:=[.G266]-[.$B266]" office:value-type="float" office:value="28.6964395046234" calcext:value-type="float">
            <text:p>28.6964395046</text:p>
          </table:table-cell>
          <table:table-cell/>
          <table:table-cell office:value-type="float" office:value="1443122994.30679" calcext:value-type="float">
            <text:p>1443122994.30679</text:p>
          </table:table-cell>
          <table:table-cell table:formula="of:=[.L266]-[.$B$2]" office:value-type="float" office:value="52.7166888713837" calcext:value-type="float">
            <text:p>52.7166888714</text:p>
          </table:table-cell>
          <table:table-cell table:formula="of:=[.C266]/([.M266]-[.M265])" office:value-type="float" office:value="83212.0139301266" calcext:value-type="float">
            <text:p>83212.0139301266</text:p>
          </table:table-cell>
          <table:table-cell table:formula="of:=[.L266]-[.$B266]" office:value-type="float" office:value="28.6964395046234" calcext:value-type="float">
            <text:p>28.696439504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22965.64949" calcext:value-type="float">
            <text:p>1443122965.64949</text:p>
          </table:table-cell>
          <table:table-cell office:value-type="float" office:value="4096" calcext:value-type="float">
            <text:p>4096</text:p>
          </table:table-cell>
          <table:table-cell table:formula="of:=[.B267]-[.$B$2]" office:value-type="float" office:value="24.0593874454498" calcext:value-type="float">
            <text:p>24.0593874454</text:p>
          </table:table-cell>
          <table:table-cell table:formula="of:=[.C267]/([.D267]-[.D266])" office:value-type="float" office:value="104655.11177714" calcext:value-type="float">
            <text:p>104655.11177714</text:p>
          </table:table-cell>
          <table:table-cell/>
          <table:table-cell office:value-type="float" office:value="1443122994.35606" calcext:value-type="float">
            <text:p>1443122994.35606</text:p>
          </table:table-cell>
          <table:table-cell table:formula="of:=[.G267]-[.$B$2]" office:value-type="float" office:value="52.7659614086151" calcext:value-type="float">
            <text:p>52.7659614086</text:p>
          </table:table-cell>
          <table:table-cell table:formula="of:=[.C267]/([.H267]-[.H266])" office:value-type="float" office:value="83129.4719157667" calcext:value-type="float">
            <text:p>83129.4719157667</text:p>
          </table:table-cell>
          <table:table-cell table:formula="of:=[.G267]-[.$B267]" office:value-type="float" office:value="28.7065739631653" calcext:value-type="float">
            <text:p>28.7065739632</text:p>
          </table:table-cell>
          <table:table-cell/>
          <table:table-cell office:value-type="float" office:value="1443122994.35606" calcext:value-type="float">
            <text:p>1443122994.35606</text:p>
          </table:table-cell>
          <table:table-cell table:formula="of:=[.L267]-[.$B$2]" office:value-type="float" office:value="52.7659614086151" calcext:value-type="float">
            <text:p>52.7659614086</text:p>
          </table:table-cell>
          <table:table-cell table:formula="of:=[.C267]/([.M267]-[.M266])" office:value-type="float" office:value="83129.4719157667" calcext:value-type="float">
            <text:p>83129.4719157667</text:p>
          </table:table-cell>
          <table:table-cell table:formula="of:=[.L267]-[.$B267]" office:value-type="float" office:value="28.7065739631653" calcext:value-type="float">
            <text:p>28.706573963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22965.68862" calcext:value-type="float">
            <text:p>1443122965.68862</text:p>
          </table:table-cell>
          <table:table-cell office:value-type="float" office:value="4096" calcext:value-type="float">
            <text:p>4096</text:p>
          </table:table-cell>
          <table:table-cell table:formula="of:=[.B268]-[.$B$2]" office:value-type="float" office:value="24.0985245704651" calcext:value-type="float">
            <text:p>24.0985245705</text:p>
          </table:table-cell>
          <table:table-cell table:formula="of:=[.C268]/([.D268]-[.D267])" office:value-type="float" office:value="104657.661961706" calcext:value-type="float">
            <text:p>104657.661961706</text:p>
          </table:table-cell>
          <table:table-cell/>
          <table:table-cell office:value-type="float" office:value="1443122994.40529" calcext:value-type="float">
            <text:p>1443122994.40529</text:p>
          </table:table-cell>
          <table:table-cell table:formula="of:=[.G268]-[.$B$2]" office:value-type="float" office:value="52.8151934146881" calcext:value-type="float">
            <text:p>52.8151934147</text:p>
          </table:table-cell>
          <table:table-cell table:formula="of:=[.C268]/([.H268]-[.H267])" office:value-type="float" office:value="83197.9097891464" calcext:value-type="float">
            <text:p>83197.9097891464</text:p>
          </table:table-cell>
          <table:table-cell table:formula="of:=[.G268]-[.$B268]" office:value-type="float" office:value="28.716668844223" calcext:value-type="float">
            <text:p>28.7166688442</text:p>
          </table:table-cell>
          <table:table-cell/>
          <table:table-cell office:value-type="float" office:value="1443122994.40529" calcext:value-type="float">
            <text:p>1443122994.40529</text:p>
          </table:table-cell>
          <table:table-cell table:formula="of:=[.L268]-[.$B$2]" office:value-type="float" office:value="52.8151934146881" calcext:value-type="float">
            <text:p>52.8151934147</text:p>
          </table:table-cell>
          <table:table-cell table:formula="of:=[.C268]/([.M268]-[.M267])" office:value-type="float" office:value="83197.9097891464" calcext:value-type="float">
            <text:p>83197.9097891464</text:p>
          </table:table-cell>
          <table:table-cell table:formula="of:=[.L268]-[.$B268]" office:value-type="float" office:value="28.716668844223" calcext:value-type="float">
            <text:p>28.716668844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22965.72776" calcext:value-type="float">
            <text:p>1443122965.72776</text:p>
          </table:table-cell>
          <table:table-cell office:value-type="float" office:value="4096" calcext:value-type="float">
            <text:p>4096</text:p>
          </table:table-cell>
          <table:table-cell table:formula="of:=[.B269]-[.$B$2]" office:value-type="float" office:value="24.1376619338989" calcext:value-type="float">
            <text:p>24.1376619339</text:p>
          </table:table-cell>
          <table:table-cell table:formula="of:=[.C269]/([.D269]-[.D268])" office:value-type="float" office:value="104657.024403913" calcext:value-type="float">
            <text:p>104657.024403913</text:p>
          </table:table-cell>
          <table:table-cell/>
          <table:table-cell office:value-type="float" office:value="1443122994.45454" calcext:value-type="float">
            <text:p>1443122994.45454</text:p>
          </table:table-cell>
          <table:table-cell table:formula="of:=[.G269]-[.$B$2]" office:value-type="float" office:value="52.8644409179688" calcext:value-type="float">
            <text:p>52.864440918</text:p>
          </table:table-cell>
          <table:table-cell table:formula="of:=[.C269]/([.H269]-[.H268])" office:value-type="float" office:value="83171.7290653034" calcext:value-type="float">
            <text:p>83171.7290653034</text:p>
          </table:table-cell>
          <table:table-cell table:formula="of:=[.G269]-[.$B269]" office:value-type="float" office:value="28.7267789840698" calcext:value-type="float">
            <text:p>28.7267789841</text:p>
          </table:table-cell>
          <table:table-cell/>
          <table:table-cell office:value-type="float" office:value="1443122994.45454" calcext:value-type="float">
            <text:p>1443122994.45454</text:p>
          </table:table-cell>
          <table:table-cell table:formula="of:=[.L269]-[.$B$2]" office:value-type="float" office:value="52.8644409179688" calcext:value-type="float">
            <text:p>52.864440918</text:p>
          </table:table-cell>
          <table:table-cell table:formula="of:=[.C269]/([.M269]-[.M268])" office:value-type="float" office:value="83171.7290653034" calcext:value-type="float">
            <text:p>83171.7290653034</text:p>
          </table:table-cell>
          <table:table-cell table:formula="of:=[.L269]-[.$B269]" office:value-type="float" office:value="28.7267789840698" calcext:value-type="float">
            <text:p>28.726778984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22965.7669" calcext:value-type="float">
            <text:p>1443122965.7669</text:p>
          </table:table-cell>
          <table:table-cell office:value-type="float" office:value="4096" calcext:value-type="float">
            <text:p>4096</text:p>
          </table:table-cell>
          <table:table-cell table:formula="of:=[.B270]-[.$B$2]" office:value-type="float" office:value="24.1767992973328" calcext:value-type="float">
            <text:p>24.1767992973</text:p>
          </table:table-cell>
          <table:table-cell table:formula="of:=[.C270]/([.D270]-[.D269])" office:value-type="float" office:value="104657.024403913" calcext:value-type="float">
            <text:p>104657.024403913</text:p>
          </table:table-cell>
          <table:table-cell/>
          <table:table-cell office:value-type="float" office:value="1443122994.50378" calcext:value-type="float">
            <text:p>1443122994.50378</text:p>
          </table:table-cell>
          <table:table-cell table:formula="of:=[.G270]-[.$B$2]" office:value-type="float" office:value="52.913684129715" calcext:value-type="float">
            <text:p>52.9136841297</text:p>
          </table:table-cell>
          <table:table-cell table:formula="of:=[.C270]/([.H270]-[.H269])" office:value-type="float" office:value="83178.977462102" calcext:value-type="float">
            <text:p>83178.977462102</text:p>
          </table:table-cell>
          <table:table-cell table:formula="of:=[.G270]-[.$B270]" office:value-type="float" office:value="28.7368848323822" calcext:value-type="float">
            <text:p>28.7368848324</text:p>
          </table:table-cell>
          <table:table-cell/>
          <table:table-cell office:value-type="float" office:value="1443122994.50378" calcext:value-type="float">
            <text:p>1443122994.50378</text:p>
          </table:table-cell>
          <table:table-cell table:formula="of:=[.L270]-[.$B$2]" office:value-type="float" office:value="52.913684129715" calcext:value-type="float">
            <text:p>52.9136841297</text:p>
          </table:table-cell>
          <table:table-cell table:formula="of:=[.C270]/([.M270]-[.M269])" office:value-type="float" office:value="83178.977462102" calcext:value-type="float">
            <text:p>83178.977462102</text:p>
          </table:table-cell>
          <table:table-cell table:formula="of:=[.L270]-[.$B270]" office:value-type="float" office:value="28.7368848323822" calcext:value-type="float">
            <text:p>28.736884832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22965.80604" calcext:value-type="float">
            <text:p>1443122965.80604</text:p>
          </table:table-cell>
          <table:table-cell office:value-type="float" office:value="4096" calcext:value-type="float">
            <text:p>4096</text:p>
          </table:table-cell>
          <table:table-cell table:formula="of:=[.B271]-[.$B$2]" office:value-type="float" office:value="24.2159366607666" calcext:value-type="float">
            <text:p>24.2159366608</text:p>
          </table:table-cell>
          <table:table-cell table:formula="of:=[.C271]/([.D271]-[.D270])" office:value-type="float" office:value="104657.024403913" calcext:value-type="float">
            <text:p>104657.024403913</text:p>
          </table:table-cell>
          <table:table-cell/>
          <table:table-cell office:value-type="float" office:value="1443122994.55303" calcext:value-type="float">
            <text:p>1443122994.55303</text:p>
          </table:table-cell>
          <table:table-cell table:formula="of:=[.G271]-[.$B$2]" office:value-type="float" office:value="52.9629280567169" calcext:value-type="float">
            <text:p>52.9629280567</text:p>
          </table:table-cell>
          <table:table-cell table:formula="of:=[.C271]/([.H271]-[.H270])" office:value-type="float" office:value="83177.7693082346" calcext:value-type="float">
            <text:p>83177.7693082346</text:p>
          </table:table-cell>
          <table:table-cell table:formula="of:=[.G271]-[.$B271]" office:value-type="float" office:value="28.7469913959503" calcext:value-type="float">
            <text:p>28.746991396</text:p>
          </table:table-cell>
          <table:table-cell/>
          <table:table-cell office:value-type="float" office:value="1443122994.55303" calcext:value-type="float">
            <text:p>1443122994.55303</text:p>
          </table:table-cell>
          <table:table-cell table:formula="of:=[.L271]-[.$B$2]" office:value-type="float" office:value="52.9629280567169" calcext:value-type="float">
            <text:p>52.9629280567</text:p>
          </table:table-cell>
          <table:table-cell table:formula="of:=[.C271]/([.M271]-[.M270])" office:value-type="float" office:value="83177.7693082346" calcext:value-type="float">
            <text:p>83177.7693082346</text:p>
          </table:table-cell>
          <table:table-cell table:formula="of:=[.L271]-[.$B271]" office:value-type="float" office:value="28.7469913959503" calcext:value-type="float">
            <text:p>28.74699139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22965.84517" calcext:value-type="float">
            <text:p>1443122965.84517</text:p>
          </table:table-cell>
          <table:table-cell office:value-type="float" office:value="4096" calcext:value-type="float">
            <text:p>4096</text:p>
          </table:table-cell>
          <table:table-cell table:formula="of:=[.B272]-[.$B$2]" office:value-type="float" office:value="24.2550733089447" calcext:value-type="float">
            <text:p>24.2550733089</text:p>
          </table:table-cell>
          <table:table-cell table:formula="of:=[.C272]/([.D272]-[.D271])" office:value-type="float" office:value="104658.937100596" calcext:value-type="float">
            <text:p>104658.937100596</text:p>
          </table:table-cell>
          <table:table-cell/>
          <table:table-cell office:value-type="float" office:value="1443122994.60227" calcext:value-type="float">
            <text:p>1443122994.60227</text:p>
          </table:table-cell>
          <table:table-cell table:formula="of:=[.G272]-[.$B$2]" office:value-type="float" office:value="53.0121655464172" calcext:value-type="float">
            <text:p>53.0121655464</text:p>
          </table:table-cell>
          <table:table-cell table:formula="of:=[.C272]/([.H272]-[.H271])" office:value-type="float" office:value="83188.6439566718" calcext:value-type="float">
            <text:p>83188.6439566718</text:p>
          </table:table-cell>
          <table:table-cell table:formula="of:=[.G272]-[.$B272]" office:value-type="float" office:value="28.7570922374725" calcext:value-type="float">
            <text:p>28.7570922375</text:p>
          </table:table-cell>
          <table:table-cell/>
          <table:table-cell office:value-type="float" office:value="1443122994.60227" calcext:value-type="float">
            <text:p>1443122994.60227</text:p>
          </table:table-cell>
          <table:table-cell table:formula="of:=[.L272]-[.$B$2]" office:value-type="float" office:value="53.0121655464172" calcext:value-type="float">
            <text:p>53.0121655464</text:p>
          </table:table-cell>
          <table:table-cell table:formula="of:=[.C272]/([.M272]-[.M271])" office:value-type="float" office:value="83188.6439566718" calcext:value-type="float">
            <text:p>83188.6439566718</text:p>
          </table:table-cell>
          <table:table-cell table:formula="of:=[.L272]-[.$B272]" office:value-type="float" office:value="28.7570922374725" calcext:value-type="float">
            <text:p>28.757092237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22965.8843" calcext:value-type="float">
            <text:p>1443122965.8843</text:p>
          </table:table-cell>
          <table:table-cell office:value-type="float" office:value="4096" calcext:value-type="float">
            <text:p>4096</text:p>
          </table:table-cell>
          <table:table-cell table:formula="of:=[.B273]-[.$B$2]" office:value-type="float" office:value="24.2941975593567" calcext:value-type="float">
            <text:p>24.2941975594</text:p>
          </table:table-cell>
          <table:table-cell table:formula="of:=[.C273]/([.D273]-[.D272])" office:value-type="float" office:value="104692.101621582" calcext:value-type="float">
            <text:p>104692.101621582</text:p>
          </table:table-cell>
          <table:table-cell/>
          <table:table-cell office:value-type="float" office:value="1443122994.65152" calcext:value-type="float">
            <text:p>1443122994.65152</text:p>
          </table:table-cell>
          <table:table-cell table:formula="of:=[.G273]-[.$B$2]" office:value-type="float" office:value="53.0614151954651" calcext:value-type="float">
            <text:p>53.0614151955</text:p>
          </table:table-cell>
          <table:table-cell table:formula="of:=[.C273]/([.H273]-[.H272])" office:value-type="float" office:value="83168.1053406142" calcext:value-type="float">
            <text:p>83168.1053406142</text:p>
          </table:table-cell>
          <table:table-cell table:formula="of:=[.G273]-[.$B273]" office:value-type="float" office:value="28.7672176361084" calcext:value-type="float">
            <text:p>28.7672176361</text:p>
          </table:table-cell>
          <table:table-cell/>
          <table:table-cell office:value-type="float" office:value="1443122994.65152" calcext:value-type="float">
            <text:p>1443122994.65152</text:p>
          </table:table-cell>
          <table:table-cell table:formula="of:=[.L273]-[.$B$2]" office:value-type="float" office:value="53.0614151954651" calcext:value-type="float">
            <text:p>53.0614151955</text:p>
          </table:table-cell>
          <table:table-cell table:formula="of:=[.C273]/([.M273]-[.M272])" office:value-type="float" office:value="83168.1053406142" calcext:value-type="float">
            <text:p>83168.1053406142</text:p>
          </table:table-cell>
          <table:table-cell table:formula="of:=[.L273]-[.$B273]" office:value-type="float" office:value="28.7672176361084" calcext:value-type="float">
            <text:p>28.767217636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22965.92344" calcext:value-type="float">
            <text:p>1443122965.92344</text:p>
          </table:table-cell>
          <table:table-cell office:value-type="float" office:value="4096" calcext:value-type="float">
            <text:p>4096</text:p>
          </table:table-cell>
          <table:table-cell table:formula="of:=[.B274]-[.$B$2]" office:value-type="float" office:value="24.333336353302" calcext:value-type="float">
            <text:p>24.3333363533</text:p>
          </table:table-cell>
          <table:table-cell table:formula="of:=[.C274]/([.D274]-[.D273])" office:value-type="float" office:value="104653.199220273" calcext:value-type="float">
            <text:p>104653.199220273</text:p>
          </table:table-cell>
          <table:table-cell/>
          <table:table-cell office:value-type="float" office:value="1443122994.70078" calcext:value-type="float">
            <text:p>1443122994.70078</text:p>
          </table:table-cell>
          <table:table-cell table:formula="of:=[.G274]-[.$B$2]" office:value-type="float" office:value="53.1106765270233" calcext:value-type="float">
            <text:p>53.110676527</text:p>
          </table:table-cell>
          <table:table-cell table:formula="of:=[.C274]/([.H274]-[.H273])" office:value-type="float" office:value="83148.3817110886" calcext:value-type="float">
            <text:p>83148.3817110886</text:p>
          </table:table-cell>
          <table:table-cell table:formula="of:=[.G274]-[.$B274]" office:value-type="float" office:value="28.7773401737213" calcext:value-type="float">
            <text:p>28.7773401737</text:p>
          </table:table-cell>
          <table:table-cell/>
          <table:table-cell office:value-type="float" office:value="1443122994.70078" calcext:value-type="float">
            <text:p>1443122994.70078</text:p>
          </table:table-cell>
          <table:table-cell table:formula="of:=[.L274]-[.$B$2]" office:value-type="float" office:value="53.1106765270233" calcext:value-type="float">
            <text:p>53.110676527</text:p>
          </table:table-cell>
          <table:table-cell table:formula="of:=[.C274]/([.M274]-[.M273])" office:value-type="float" office:value="83148.3817110886" calcext:value-type="float">
            <text:p>83148.3817110886</text:p>
          </table:table-cell>
          <table:table-cell table:formula="of:=[.L274]-[.$B274]" office:value-type="float" office:value="28.7773401737213" calcext:value-type="float">
            <text:p>28.777340173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22965.96257" calcext:value-type="float">
            <text:p>1443122965.96257</text:p>
          </table:table-cell>
          <table:table-cell office:value-type="float" office:value="4096" calcext:value-type="float">
            <text:p>4096</text:p>
          </table:table-cell>
          <table:table-cell table:formula="of:=[.B275]-[.$B$2]" office:value-type="float" office:value="24.3724746704102" calcext:value-type="float">
            <text:p>24.3724746704</text:p>
          </table:table-cell>
          <table:table-cell table:formula="of:=[.C275]/([.D275]-[.D274])" office:value-type="float" office:value="104654.474250417" calcext:value-type="float">
            <text:p>104654.474250417</text:p>
          </table:table-cell>
          <table:table-cell/>
          <table:table-cell office:value-type="float" office:value="1443122994.75003" calcext:value-type="float">
            <text:p>1443122994.75003</text:p>
          </table:table-cell>
          <table:table-cell table:formula="of:=[.G275]-[.$B$2]" office:value-type="float" office:value="53.159925699234" calcext:value-type="float">
            <text:p>53.1599256992</text:p>
          </table:table-cell>
          <table:table-cell table:formula="of:=[.C275]/([.H275]-[.H274])" office:value-type="float" office:value="83168.9105854787" calcext:value-type="float">
            <text:p>83168.9105854787</text:p>
          </table:table-cell>
          <table:table-cell table:formula="of:=[.G275]-[.$B275]" office:value-type="float" office:value="28.7874510288239" calcext:value-type="float">
            <text:p>28.7874510288</text:p>
          </table:table-cell>
          <table:table-cell/>
          <table:table-cell office:value-type="float" office:value="1443122994.75003" calcext:value-type="float">
            <text:p>1443122994.75003</text:p>
          </table:table-cell>
          <table:table-cell table:formula="of:=[.L275]-[.$B$2]" office:value-type="float" office:value="53.159925699234" calcext:value-type="float">
            <text:p>53.1599256992</text:p>
          </table:table-cell>
          <table:table-cell table:formula="of:=[.C275]/([.M275]-[.M274])" office:value-type="float" office:value="83168.9105854787" calcext:value-type="float">
            <text:p>83168.9105854787</text:p>
          </table:table-cell>
          <table:table-cell table:formula="of:=[.L275]-[.$B275]" office:value-type="float" office:value="28.7874510288239" calcext:value-type="float">
            <text:p>28.787451028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22966.00161" calcext:value-type="float">
            <text:p>1443122966.00161</text:p>
          </table:table-cell>
          <table:table-cell office:value-type="float" office:value="4096" calcext:value-type="float">
            <text:p>4096</text:p>
          </table:table-cell>
          <table:table-cell table:formula="of:=[.B276]-[.$B$2]" office:value-type="float" office:value="24.4115061759949" calcext:value-type="float">
            <text:p>24.411506176</text:p>
          </table:table-cell>
          <table:table-cell table:formula="of:=[.C276]/([.D276]-[.D275])" office:value-type="float" office:value="104940.866068047" calcext:value-type="float">
            <text:p>104940.866068047</text:p>
          </table:table-cell>
          <table:table-cell/>
          <table:table-cell office:value-type="float" office:value="1443122994.79923" calcext:value-type="float">
            <text:p>1443122994.79923</text:p>
          </table:table-cell>
          <table:table-cell table:formula="of:=[.G276]-[.$B$2]" office:value-type="float" office:value="53.2091307640076" calcext:value-type="float">
            <text:p>53.209130764</text:p>
          </table:table-cell>
          <table:table-cell table:formula="of:=[.C276]/([.H276]-[.H275])" office:value-type="float" office:value="83243.4632257814" calcext:value-type="float">
            <text:p>83243.4632257814</text:p>
          </table:table-cell>
          <table:table-cell table:formula="of:=[.G276]-[.$B276]" office:value-type="float" office:value="28.7976245880127" calcext:value-type="float">
            <text:p>28.797624588</text:p>
          </table:table-cell>
          <table:table-cell/>
          <table:table-cell office:value-type="float" office:value="1443122994.79923" calcext:value-type="float">
            <text:p>1443122994.79923</text:p>
          </table:table-cell>
          <table:table-cell table:formula="of:=[.L276]-[.$B$2]" office:value-type="float" office:value="53.2091307640076" calcext:value-type="float">
            <text:p>53.209130764</text:p>
          </table:table-cell>
          <table:table-cell table:formula="of:=[.C276]/([.M276]-[.M275])" office:value-type="float" office:value="83243.4632257814" calcext:value-type="float">
            <text:p>83243.4632257814</text:p>
          </table:table-cell>
          <table:table-cell table:formula="of:=[.L276]-[.$B276]" office:value-type="float" office:value="28.7976245880127" calcext:value-type="float">
            <text:p>28.79762458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22966.03897" calcext:value-type="float">
            <text:p>1443122966.03897</text:p>
          </table:table-cell>
          <table:table-cell office:value-type="float" office:value="4096" calcext:value-type="float">
            <text:p>4096</text:p>
          </table:table-cell>
          <table:table-cell table:formula="of:=[.B277]-[.$B$2]" office:value-type="float" office:value="24.4488658905029" calcext:value-type="float">
            <text:p>24.4488658905</text:p>
          </table:table-cell>
          <table:table-cell table:formula="of:=[.C277]/([.D277]-[.D276])" office:value-type="float" office:value="109636.812109918" calcext:value-type="float">
            <text:p>109636.812109918</text:p>
          </table:table-cell>
          <table:table-cell/>
          <table:table-cell office:value-type="float" office:value="1443122994.84844" calcext:value-type="float">
            <text:p>1443122994.84844</text:p>
          </table:table-cell>
          <table:table-cell table:formula="of:=[.G277]-[.$B$2]" office:value-type="float" office:value="53.2583379745483" calcext:value-type="float">
            <text:p>53.2583379745</text:p>
          </table:table-cell>
          <table:table-cell table:formula="of:=[.C277]/([.H277]-[.H276])" office:value-type="float" office:value="83239.8332477349" calcext:value-type="float">
            <text:p>83239.8332477349</text:p>
          </table:table-cell>
          <table:table-cell table:formula="of:=[.G277]-[.$B277]" office:value-type="float" office:value="28.8094720840454" calcext:value-type="float">
            <text:p>28.809472084</text:p>
          </table:table-cell>
          <table:table-cell/>
          <table:table-cell office:value-type="float" office:value="1443122994.84844" calcext:value-type="float">
            <text:p>1443122994.84844</text:p>
          </table:table-cell>
          <table:table-cell table:formula="of:=[.L277]-[.$B$2]" office:value-type="float" office:value="53.2583379745483" calcext:value-type="float">
            <text:p>53.2583379745</text:p>
          </table:table-cell>
          <table:table-cell table:formula="of:=[.C277]/([.M277]-[.M276])" office:value-type="float" office:value="83239.8332477349" calcext:value-type="float">
            <text:p>83239.8332477349</text:p>
          </table:table-cell>
          <table:table-cell table:formula="of:=[.L277]-[.$B277]" office:value-type="float" office:value="28.8094720840454" calcext:value-type="float">
            <text:p>28.80947208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22966.0763" calcext:value-type="float">
            <text:p>1443122966.0763</text:p>
          </table:table-cell>
          <table:table-cell office:value-type="float" office:value="4096" calcext:value-type="float">
            <text:p>4096</text:p>
          </table:table-cell>
          <table:table-cell table:formula="of:=[.B278]-[.$B$2]" office:value-type="float" office:value="24.4862008094788" calcext:value-type="float">
            <text:p>24.4862008095</text:p>
          </table:table-cell>
          <table:table-cell table:formula="of:=[.C278]/([.D278]-[.D277])" office:value-type="float" office:value="109709.626064856" calcext:value-type="float">
            <text:p>109709.626064856</text:p>
          </table:table-cell>
          <table:table-cell/>
          <table:table-cell office:value-type="float" office:value="1443122994.8978" calcext:value-type="float">
            <text:p>1443122994.8978</text:p>
          </table:table-cell>
          <table:table-cell table:formula="of:=[.G278]-[.$B$2]" office:value-type="float" office:value="53.3077003955841" calcext:value-type="float">
            <text:p>53.3077003956</text:p>
          </table:table-cell>
          <table:table-cell table:formula="of:=[.C278]/([.H278]-[.H277])" office:value-type="float" office:value="82978.1018445622" calcext:value-type="float">
            <text:p>82978.1018445622</text:p>
          </table:table-cell>
          <table:table-cell table:formula="of:=[.G278]-[.$B278]" office:value-type="float" office:value="28.8214995861053" calcext:value-type="float">
            <text:p>28.8214995861</text:p>
          </table:table-cell>
          <table:table-cell/>
          <table:table-cell office:value-type="float" office:value="1443122994.8978" calcext:value-type="float">
            <text:p>1443122994.8978</text:p>
          </table:table-cell>
          <table:table-cell table:formula="of:=[.L278]-[.$B$2]" office:value-type="float" office:value="53.3077003955841" calcext:value-type="float">
            <text:p>53.3077003956</text:p>
          </table:table-cell>
          <table:table-cell table:formula="of:=[.C278]/([.M278]-[.M277])" office:value-type="float" office:value="82978.1018445622" calcext:value-type="float">
            <text:p>82978.1018445622</text:p>
          </table:table-cell>
          <table:table-cell table:formula="of:=[.L278]-[.$B278]" office:value-type="float" office:value="28.8214995861053" calcext:value-type="float">
            <text:p>28.821499586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22966.11365" calcext:value-type="float">
            <text:p>1443122966.11365</text:p>
          </table:table-cell>
          <table:table-cell office:value-type="float" office:value="4096" calcext:value-type="float">
            <text:p>4096</text:p>
          </table:table-cell>
          <table:table-cell table:formula="of:=[.B279]-[.$B$2]" office:value-type="float" office:value="24.523547410965" calcext:value-type="float">
            <text:p>24.523547411</text:p>
          </table:table-cell>
          <table:table-cell table:formula="of:=[.C279]/([.D279]-[.D278])" office:value-type="float" office:value="109675.307444316" calcext:value-type="float">
            <text:p>109675.307444316</text:p>
          </table:table-cell>
          <table:table-cell/>
          <table:table-cell office:value-type="float" office:value="1443122994.94696" calcext:value-type="float">
            <text:p>1443122994.94696</text:p>
          </table:table-cell>
          <table:table-cell table:formula="of:=[.G279]-[.$B$2]" office:value-type="float" office:value="53.3568568229675" calcext:value-type="float">
            <text:p>53.356856823</text:p>
          </table:table-cell>
          <table:table-cell table:formula="of:=[.C279]/([.H279]-[.H278])" office:value-type="float" office:value="83325.8277305422" calcext:value-type="float">
            <text:p>83325.8277305422</text:p>
          </table:table-cell>
          <table:table-cell table:formula="of:=[.G279]-[.$B279]" office:value-type="float" office:value="28.8333094120026" calcext:value-type="float">
            <text:p>28.833309412</text:p>
          </table:table-cell>
          <table:table-cell/>
          <table:table-cell office:value-type="float" office:value="1443122994.94696" calcext:value-type="float">
            <text:p>1443122994.94696</text:p>
          </table:table-cell>
          <table:table-cell table:formula="of:=[.L279]-[.$B$2]" office:value-type="float" office:value="53.3568568229675" calcext:value-type="float">
            <text:p>53.356856823</text:p>
          </table:table-cell>
          <table:table-cell table:formula="of:=[.C279]/([.M279]-[.M278])" office:value-type="float" office:value="83325.8277305422" calcext:value-type="float">
            <text:p>83325.8277305422</text:p>
          </table:table-cell>
          <table:table-cell table:formula="of:=[.L279]-[.$B279]" office:value-type="float" office:value="28.8333094120026" calcext:value-type="float">
            <text:p>28.83330941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22966.15098" calcext:value-type="float">
            <text:p>1443122966.15098</text:p>
          </table:table-cell>
          <table:table-cell office:value-type="float" office:value="4096" calcext:value-type="float">
            <text:p>4096</text:p>
          </table:table-cell>
          <table:table-cell table:formula="of:=[.B280]-[.$B$2]" office:value-type="float" office:value="24.560882806778" calcext:value-type="float">
            <text:p>24.5608828068</text:p>
          </table:table-cell>
          <table:table-cell table:formula="of:=[.C280]/([.D280]-[.D279])" office:value-type="float" office:value="109708.224884416" calcext:value-type="float">
            <text:p>109708.224884416</text:p>
          </table:table-cell>
          <table:table-cell/>
          <table:table-cell office:value-type="float" office:value="1443122994.99614" calcext:value-type="float">
            <text:p>1443122994.99614</text:p>
          </table:table-cell>
          <table:table-cell table:formula="of:=[.G280]-[.$B$2]" office:value-type="float" office:value="53.4060430526733" calcext:value-type="float">
            <text:p>53.4060430527</text:p>
          </table:table-cell>
          <table:table-cell table:formula="of:=[.C280]/([.H280]-[.H279])" office:value-type="float" office:value="83275.3399579257" calcext:value-type="float">
            <text:p>83275.3399579257</text:p>
          </table:table-cell>
          <table:table-cell table:formula="of:=[.G280]-[.$B280]" office:value-type="float" office:value="28.8451602458954" calcext:value-type="float">
            <text:p>28.8451602459</text:p>
          </table:table-cell>
          <table:table-cell/>
          <table:table-cell office:value-type="float" office:value="1443122994.99614" calcext:value-type="float">
            <text:p>1443122994.99614</text:p>
          </table:table-cell>
          <table:table-cell table:formula="of:=[.L280]-[.$B$2]" office:value-type="float" office:value="53.4060430526733" calcext:value-type="float">
            <text:p>53.4060430527</text:p>
          </table:table-cell>
          <table:table-cell table:formula="of:=[.C280]/([.M280]-[.M279])" office:value-type="float" office:value="83275.3399579257" calcext:value-type="float">
            <text:p>83275.3399579257</text:p>
          </table:table-cell>
          <table:table-cell table:formula="of:=[.L280]-[.$B280]" office:value-type="float" office:value="28.8451602458954" calcext:value-type="float">
            <text:p>28.845160245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22966.18833" calcext:value-type="float">
            <text:p>1443122966.18833</text:p>
          </table:table-cell>
          <table:table-cell office:value-type="float" office:value="4096" calcext:value-type="float">
            <text:p>4096</text:p>
          </table:table-cell>
          <table:table-cell table:formula="of:=[.B281]-[.$B$2]" office:value-type="float" office:value="24.5982306003571" calcext:value-type="float">
            <text:p>24.5982306004</text:p>
          </table:table-cell>
          <table:table-cell table:formula="of:=[.C281]/([.D281]-[.D280])" office:value-type="float" office:value="109671.806751443" calcext:value-type="float">
            <text:p>109671.806751443</text:p>
          </table:table-cell>
          <table:table-cell/>
          <table:table-cell office:value-type="float" office:value="1443122995.04544" calcext:value-type="float">
            <text:p>1443122995.04544</text:p>
          </table:table-cell>
          <table:table-cell table:formula="of:=[.G281]-[.$B$2]" office:value-type="float" office:value="53.4553384780884" calcext:value-type="float">
            <text:p>53.4553384781</text:p>
          </table:table-cell>
          <table:table-cell table:formula="of:=[.C281]/([.H281]-[.H280])" office:value-type="float" office:value="83090.8743664152" calcext:value-type="float">
            <text:p>83090.8743664152</text:p>
          </table:table-cell>
          <table:table-cell table:formula="of:=[.G281]-[.$B281]" office:value-type="float" office:value="28.8571078777313" calcext:value-type="float">
            <text:p>28.8571078777</text:p>
          </table:table-cell>
          <table:table-cell/>
          <table:table-cell office:value-type="float" office:value="1443122995.04544" calcext:value-type="float">
            <text:p>1443122995.04544</text:p>
          </table:table-cell>
          <table:table-cell table:formula="of:=[.L281]-[.$B$2]" office:value-type="float" office:value="53.4553384780884" calcext:value-type="float">
            <text:p>53.4553384781</text:p>
          </table:table-cell>
          <table:table-cell table:formula="of:=[.C281]/([.M281]-[.M280])" office:value-type="float" office:value="83090.8743664152" calcext:value-type="float">
            <text:p>83090.8743664152</text:p>
          </table:table-cell>
          <table:table-cell table:formula="of:=[.L281]-[.$B281]" office:value-type="float" office:value="28.8571078777313" calcext:value-type="float">
            <text:p>28.857107877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22966.22568" calcext:value-type="float">
            <text:p>1443122966.22568</text:p>
          </table:table-cell>
          <table:table-cell office:value-type="float" office:value="4096" calcext:value-type="float">
            <text:p>4096</text:p>
          </table:table-cell>
          <table:table-cell table:formula="of:=[.B282]-[.$B$2]" office:value-type="float" office:value="24.6355800628662" calcext:value-type="float">
            <text:p>24.6355800629</text:p>
          </table:table-cell>
          <table:table-cell table:formula="of:=[.C282]/([.D282]-[.D281])" office:value-type="float" office:value="109666.906156841" calcext:value-type="float">
            <text:p>109666.906156841</text:p>
          </table:table-cell>
          <table:table-cell/>
          <table:table-cell office:value-type="float" office:value="1443122995.08571" calcext:value-type="float">
            <text:p>1443122995.08571</text:p>
          </table:table-cell>
          <table:table-cell table:formula="of:=[.G282]-[.$B$2]" office:value-type="float" office:value="53.4956061840057" calcext:value-type="float">
            <text:p>53.495606184</text:p>
          </table:table-cell>
          <table:table-cell table:formula="of:=[.C282]/([.H282]-[.H281])" office:value-type="float" office:value="101719.229012108" calcext:value-type="float">
            <text:p>101719.229012108</text:p>
          </table:table-cell>
          <table:table-cell table:formula="of:=[.G282]-[.$B282]" office:value-type="float" office:value="28.8600261211395" calcext:value-type="float">
            <text:p>28.8600261211</text:p>
          </table:table-cell>
          <table:table-cell/>
          <table:table-cell office:value-type="float" office:value="1443122995.08571" calcext:value-type="float">
            <text:p>1443122995.08571</text:p>
          </table:table-cell>
          <table:table-cell table:formula="of:=[.L282]-[.$B$2]" office:value-type="float" office:value="53.4956061840057" calcext:value-type="float">
            <text:p>53.495606184</text:p>
          </table:table-cell>
          <table:table-cell table:formula="of:=[.C282]/([.M282]-[.M281])" office:value-type="float" office:value="101719.229012108" calcext:value-type="float">
            <text:p>101719.229012108</text:p>
          </table:table-cell>
          <table:table-cell table:formula="of:=[.L282]-[.$B282]" office:value-type="float" office:value="28.8600261211395" calcext:value-type="float">
            <text:p>28.860026121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22966.26308" calcext:value-type="float">
            <text:p>1443122966.26308</text:p>
          </table:table-cell>
          <table:table-cell office:value-type="float" office:value="4096" calcext:value-type="float">
            <text:p>4096</text:p>
          </table:table-cell>
          <table:table-cell table:formula="of:=[.B283]-[.$B$2]" office:value-type="float" office:value="24.6729829311371" calcext:value-type="float">
            <text:p>24.6729829311</text:p>
          </table:table-cell>
          <table:table-cell table:formula="of:=[.C283]/([.D283]-[.D282])" office:value-type="float" office:value="109510.318041293" calcext:value-type="float">
            <text:p>109510.318041293</text:p>
          </table:table-cell>
          <table:table-cell/>
          <table:table-cell office:value-type="float" office:value="1443122995.12599" calcext:value-type="float">
            <text:p>1443122995.12599</text:p>
          </table:table-cell>
          <table:table-cell table:formula="of:=[.G283]-[.$B$2]" office:value-type="float" office:value="53.5358908176422" calcext:value-type="float">
            <text:p>53.5358908176</text:p>
          </table:table-cell>
          <table:table-cell table:formula="of:=[.C283]/([.H283]-[.H282])" office:value-type="float" office:value="101676.486299019" calcext:value-type="float">
            <text:p>101676.486299019</text:p>
          </table:table-cell>
          <table:table-cell table:formula="of:=[.G283]-[.$B283]" office:value-type="float" office:value="28.8629078865051" calcext:value-type="float">
            <text:p>28.8629078865</text:p>
          </table:table-cell>
          <table:table-cell/>
          <table:table-cell office:value-type="float" office:value="1443122995.12599" calcext:value-type="float">
            <text:p>1443122995.12599</text:p>
          </table:table-cell>
          <table:table-cell table:formula="of:=[.L283]-[.$B$2]" office:value-type="float" office:value="53.5358908176422" calcext:value-type="float">
            <text:p>53.5358908176</text:p>
          </table:table-cell>
          <table:table-cell table:formula="of:=[.C283]/([.M283]-[.M282])" office:value-type="float" office:value="101676.486299019" calcext:value-type="float">
            <text:p>101676.486299019</text:p>
          </table:table-cell>
          <table:table-cell table:formula="of:=[.L283]-[.$B283]" office:value-type="float" office:value="28.8629078865051" calcext:value-type="float">
            <text:p>28.862907886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22966.30043" calcext:value-type="float">
            <text:p>1443122966.30043</text:p>
          </table:table-cell>
          <table:table-cell office:value-type="float" office:value="4096" calcext:value-type="float">
            <text:p>4096</text:p>
          </table:table-cell>
          <table:table-cell table:formula="of:=[.B284]-[.$B$2]" office:value-type="float" office:value="24.7103252410889" calcext:value-type="float">
            <text:p>24.7103252411</text:p>
          </table:table-cell>
          <table:table-cell table:formula="of:=[.C284]/([.D284]-[.D283])" office:value-type="float" office:value="109687.911789306" calcext:value-type="float">
            <text:p>109687.911789306</text:p>
          </table:table-cell>
          <table:table-cell/>
          <table:table-cell office:value-type="float" office:value="1443122995.16628" calcext:value-type="float">
            <text:p>1443122995.16628</text:p>
          </table:table-cell>
          <table:table-cell table:formula="of:=[.G284]-[.$B$2]" office:value-type="float" office:value="53.5761754512787" calcext:value-type="float">
            <text:p>53.5761754513</text:p>
          </table:table-cell>
          <table:table-cell table:formula="of:=[.C284]/([.H284]-[.H283])" office:value-type="float" office:value="101676.486299019" calcext:value-type="float">
            <text:p>101676.486299019</text:p>
          </table:table-cell>
          <table:table-cell table:formula="of:=[.G284]-[.$B284]" office:value-type="float" office:value="28.8658502101898" calcext:value-type="float">
            <text:p>28.8658502102</text:p>
          </table:table-cell>
          <table:table-cell/>
          <table:table-cell office:value-type="float" office:value="1443122995.16628" calcext:value-type="float">
            <text:p>1443122995.16628</text:p>
          </table:table-cell>
          <table:table-cell table:formula="of:=[.L284]-[.$B$2]" office:value-type="float" office:value="53.5761754512787" calcext:value-type="float">
            <text:p>53.5761754513</text:p>
          </table:table-cell>
          <table:table-cell table:formula="of:=[.C284]/([.M284]-[.M283])" office:value-type="float" office:value="101676.486299019" calcext:value-type="float">
            <text:p>101676.486299019</text:p>
          </table:table-cell>
          <table:table-cell table:formula="of:=[.L284]-[.$B284]" office:value-type="float" office:value="28.8658502101898" calcext:value-type="float">
            <text:p>28.865850210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22966.33777" calcext:value-type="float">
            <text:p>1443122966.33777</text:p>
          </table:table-cell>
          <table:table-cell office:value-type="float" office:value="4096" calcext:value-type="float">
            <text:p>4096</text:p>
          </table:table-cell>
          <table:table-cell table:formula="of:=[.B285]-[.$B$2]" office:value-type="float" office:value="24.7476732730865" calcext:value-type="float">
            <text:p>24.7476732731</text:p>
          </table:table-cell>
          <table:table-cell table:formula="of:=[.C285]/([.D285]-[.D284])" office:value-type="float" office:value="109671.106639685" calcext:value-type="float">
            <text:p>109671.106639685</text:p>
          </table:table-cell>
          <table:table-cell/>
          <table:table-cell office:value-type="float" office:value="1443122995.2065" calcext:value-type="float">
            <text:p>1443122995.2065</text:p>
          </table:table-cell>
          <table:table-cell table:formula="of:=[.G285]-[.$B$2]" office:value-type="float" office:value="53.6164045333862" calcext:value-type="float">
            <text:p>53.6164045334</text:p>
          </table:table-cell>
          <table:table-cell table:formula="of:=[.C285]/([.H285]-[.H284])" office:value-type="float" office:value="101816.889310331" calcext:value-type="float">
            <text:p>101816.889310331</text:p>
          </table:table-cell>
          <table:table-cell table:formula="of:=[.G285]-[.$B285]" office:value-type="float" office:value="28.8687312602997" calcext:value-type="float">
            <text:p>28.8687312603</text:p>
          </table:table-cell>
          <table:table-cell/>
          <table:table-cell office:value-type="float" office:value="1443122995.2065" calcext:value-type="float">
            <text:p>1443122995.2065</text:p>
          </table:table-cell>
          <table:table-cell table:formula="of:=[.L285]-[.$B$2]" office:value-type="float" office:value="53.6164045333862" calcext:value-type="float">
            <text:p>53.6164045334</text:p>
          </table:table-cell>
          <table:table-cell table:formula="of:=[.C285]/([.M285]-[.M284])" office:value-type="float" office:value="101816.889310331" calcext:value-type="float">
            <text:p>101816.889310331</text:p>
          </table:table-cell>
          <table:table-cell table:formula="of:=[.L285]-[.$B285]" office:value-type="float" office:value="28.8687312602997" calcext:value-type="float">
            <text:p>28.868731260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22966.37516" calcext:value-type="float">
            <text:p>1443122966.37516</text:p>
          </table:table-cell>
          <table:table-cell office:value-type="float" office:value="4096" calcext:value-type="float">
            <text:p>4096</text:p>
          </table:table-cell>
          <table:table-cell table:formula="of:=[.B286]-[.$B$2]" office:value-type="float" office:value="24.785059928894" calcext:value-type="float">
            <text:p>24.7850599289</text:p>
          </table:table-cell>
          <table:table-cell table:formula="of:=[.C286]/([.D286]-[.D285])" office:value-type="float" office:value="109557.806429396" calcext:value-type="float">
            <text:p>109557.806429396</text:p>
          </table:table-cell>
          <table:table-cell/>
          <table:table-cell office:value-type="float" office:value="1443122995.24684" calcext:value-type="float">
            <text:p>1443122995.24684</text:p>
          </table:table-cell>
          <table:table-cell table:formula="of:=[.G286]-[.$B$2]" office:value-type="float" office:value="53.6567444801331" calcext:value-type="float">
            <text:p>53.6567444801</text:p>
          </table:table-cell>
          <table:table-cell table:formula="of:=[.C286]/([.H286]-[.H285])" office:value-type="float" office:value="101537.070083571" calcext:value-type="float">
            <text:p>101537.070083571</text:p>
          </table:table-cell>
          <table:table-cell table:formula="of:=[.G286]-[.$B286]" office:value-type="float" office:value="28.871684551239" calcext:value-type="float">
            <text:p>28.8716845512</text:p>
          </table:table-cell>
          <table:table-cell/>
          <table:table-cell office:value-type="float" office:value="1443122995.24684" calcext:value-type="float">
            <text:p>1443122995.24684</text:p>
          </table:table-cell>
          <table:table-cell table:formula="of:=[.L286]-[.$B$2]" office:value-type="float" office:value="53.6567444801331" calcext:value-type="float">
            <text:p>53.6567444801</text:p>
          </table:table-cell>
          <table:table-cell table:formula="of:=[.C286]/([.M286]-[.M285])" office:value-type="float" office:value="101537.070083571" calcext:value-type="float">
            <text:p>101537.070083571</text:p>
          </table:table-cell>
          <table:table-cell table:formula="of:=[.L286]-[.$B286]" office:value-type="float" office:value="28.871684551239" calcext:value-type="float">
            <text:p>28.87168455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22966.41253" calcext:value-type="float">
            <text:p>1443122966.41253</text:p>
          </table:table-cell>
          <table:table-cell office:value-type="float" office:value="4096" calcext:value-type="float">
            <text:p>4096</text:p>
          </table:table-cell>
          <table:table-cell table:formula="of:=[.B287]-[.$B$2]" office:value-type="float" office:value="24.8224267959595" calcext:value-type="float">
            <text:p>24.822426796</text:p>
          </table:table-cell>
          <table:table-cell table:formula="of:=[.C287]/([.D287]-[.D286])" office:value-type="float" office:value="109615.826042571" calcext:value-type="float">
            <text:p>109615.826042571</text:p>
          </table:table-cell>
          <table:table-cell/>
          <table:table-cell office:value-type="float" office:value="1443122995.28721" calcext:value-type="float">
            <text:p>1443122995.28721</text:p>
          </table:table-cell>
          <table:table-cell table:formula="of:=[.G287]-[.$B$2]" office:value-type="float" office:value="53.6971092224121" calcext:value-type="float">
            <text:p>53.6971092224</text:p>
          </table:table-cell>
          <table:table-cell table:formula="of:=[.C287]/([.H287]-[.H286])" office:value-type="float" office:value="101474.697192" calcext:value-type="float">
            <text:p>101474.697192</text:p>
          </table:table-cell>
          <table:table-cell table:formula="of:=[.G287]-[.$B287]" office:value-type="float" office:value="28.8746824264526" calcext:value-type="float">
            <text:p>28.8746824265</text:p>
          </table:table-cell>
          <table:table-cell/>
          <table:table-cell office:value-type="float" office:value="1443122995.28721" calcext:value-type="float">
            <text:p>1443122995.28721</text:p>
          </table:table-cell>
          <table:table-cell table:formula="of:=[.L287]-[.$B$2]" office:value-type="float" office:value="53.6971092224121" calcext:value-type="float">
            <text:p>53.6971092224</text:p>
          </table:table-cell>
          <table:table-cell table:formula="of:=[.C287]/([.M287]-[.M286])" office:value-type="float" office:value="101474.697192" calcext:value-type="float">
            <text:p>101474.697192</text:p>
          </table:table-cell>
          <table:table-cell table:formula="of:=[.L287]-[.$B287]" office:value-type="float" office:value="28.8746824264526" calcext:value-type="float">
            <text:p>28.874682426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22966.44989" calcext:value-type="float">
            <text:p>1443122966.44989</text:p>
          </table:table-cell>
          <table:table-cell office:value-type="float" office:value="4096" calcext:value-type="float">
            <text:p>4096</text:p>
          </table:table-cell>
          <table:table-cell table:formula="of:=[.B288]-[.$B$2]" office:value-type="float" office:value="24.8597915172577" calcext:value-type="float">
            <text:p>24.8597915173</text:p>
          </table:table-cell>
          <table:table-cell table:formula="of:=[.C288]/([.D288]-[.D287])" office:value-type="float" office:value="109622.121019149" calcext:value-type="float">
            <text:p>109622.121019149</text:p>
          </table:table-cell>
          <table:table-cell/>
          <table:table-cell office:value-type="float" office:value="1443122995.32753" calcext:value-type="float">
            <text:p>1443122995.32753</text:p>
          </table:table-cell>
          <table:table-cell table:formula="of:=[.G288]-[.$B$2]" office:value-type="float" office:value="53.7374258041382" calcext:value-type="float">
            <text:p>53.7374258041</text:p>
          </table:table-cell>
          <table:table-cell table:formula="of:=[.C288]/([.H288]-[.H287])" office:value-type="float" office:value="101595.914748669" calcext:value-type="float">
            <text:p>101595.914748669</text:p>
          </table:table-cell>
          <table:table-cell table:formula="of:=[.G288]-[.$B288]" office:value-type="float" office:value="28.8776342868805" calcext:value-type="float">
            <text:p>28.8776342869</text:p>
          </table:table-cell>
          <table:table-cell/>
          <table:table-cell office:value-type="float" office:value="1443122995.32753" calcext:value-type="float">
            <text:p>1443122995.32753</text:p>
          </table:table-cell>
          <table:table-cell table:formula="of:=[.L288]-[.$B$2]" office:value-type="float" office:value="53.7374258041382" calcext:value-type="float">
            <text:p>53.7374258041</text:p>
          </table:table-cell>
          <table:table-cell table:formula="of:=[.C288]/([.M288]-[.M287])" office:value-type="float" office:value="101595.914748669" calcext:value-type="float">
            <text:p>101595.914748669</text:p>
          </table:table-cell>
          <table:table-cell table:formula="of:=[.L288]-[.$B288]" office:value-type="float" office:value="28.8776342868805" calcext:value-type="float">
            <text:p>28.877634286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22966.48726" calcext:value-type="float">
            <text:p>1443122966.48726</text:p>
          </table:table-cell>
          <table:table-cell office:value-type="float" office:value="4096" calcext:value-type="float">
            <text:p>4096</text:p>
          </table:table-cell>
          <table:table-cell table:formula="of:=[.B289]-[.$B$2]" office:value-type="float" office:value="24.8971607685089" calcext:value-type="float">
            <text:p>24.8971607685</text:p>
          </table:table-cell>
          <table:table-cell table:formula="of:=[.C289]/([.D289]-[.D288])" office:value-type="float" office:value="109608.832472023" calcext:value-type="float">
            <text:p>109608.832472023</text:p>
          </table:table-cell>
          <table:table-cell/>
          <table:table-cell office:value-type="float" office:value="1443122995.3678" calcext:value-type="float">
            <text:p>1443122995.3678</text:p>
          </table:table-cell>
          <table:table-cell table:formula="of:=[.G289]-[.$B$2]" office:value-type="float" office:value="53.7776987552643" calcext:value-type="float">
            <text:p>53.7776987553</text:p>
          </table:table-cell>
          <table:table-cell table:formula="of:=[.C289]/([.H289]-[.H288])" office:value-type="float" office:value="101705.980949224" calcext:value-type="float">
            <text:p>101705.980949224</text:p>
          </table:table-cell>
          <table:table-cell table:formula="of:=[.G289]-[.$B289]" office:value-type="float" office:value="28.8805379867554" calcext:value-type="float">
            <text:p>28.8805379868</text:p>
          </table:table-cell>
          <table:table-cell/>
          <table:table-cell office:value-type="float" office:value="1443122995.3678" calcext:value-type="float">
            <text:p>1443122995.3678</text:p>
          </table:table-cell>
          <table:table-cell table:formula="of:=[.L289]-[.$B$2]" office:value-type="float" office:value="53.7776987552643" calcext:value-type="float">
            <text:p>53.7776987553</text:p>
          </table:table-cell>
          <table:table-cell table:formula="of:=[.C289]/([.M289]-[.M288])" office:value-type="float" office:value="101705.980949224" calcext:value-type="float">
            <text:p>101705.980949224</text:p>
          </table:table-cell>
          <table:table-cell table:formula="of:=[.L289]-[.$B289]" office:value-type="float" office:value="28.8805379867554" calcext:value-type="float">
            <text:p>28.880537986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22966.52462" calcext:value-type="float">
            <text:p>1443122966.52462</text:p>
          </table:table-cell>
          <table:table-cell office:value-type="float" office:value="4096" calcext:value-type="float">
            <text:p>4096</text:p>
          </table:table-cell>
          <table:table-cell table:formula="of:=[.B290]-[.$B$2]" office:value-type="float" office:value="24.9345245361328" calcext:value-type="float">
            <text:p>24.9345245361</text:p>
          </table:table-cell>
          <table:table-cell table:formula="of:=[.C290]/([.D290]-[.D289])" office:value-type="float" office:value="109624.919018601" calcext:value-type="float">
            <text:p>109624.919018601</text:p>
          </table:table-cell>
          <table:table-cell/>
          <table:table-cell office:value-type="float" office:value="1443122995.40809" calcext:value-type="float">
            <text:p>1443122995.40809</text:p>
          </table:table-cell>
          <table:table-cell table:formula="of:=[.G290]-[.$B$2]" office:value-type="float" office:value="53.8179867267609" calcext:value-type="float">
            <text:p>53.8179867268</text:p>
          </table:table-cell>
          <table:table-cell table:formula="of:=[.C290]/([.H290]-[.H289])" office:value-type="float" office:value="101668.062397917" calcext:value-type="float">
            <text:p>101668.062397917</text:p>
          </table:table-cell>
          <table:table-cell table:formula="of:=[.G290]-[.$B290]" office:value-type="float" office:value="28.883462190628" calcext:value-type="float">
            <text:p>28.8834621906</text:p>
          </table:table-cell>
          <table:table-cell/>
          <table:table-cell office:value-type="float" office:value="1443122995.40809" calcext:value-type="float">
            <text:p>1443122995.40809</text:p>
          </table:table-cell>
          <table:table-cell table:formula="of:=[.L290]-[.$B$2]" office:value-type="float" office:value="53.8179867267609" calcext:value-type="float">
            <text:p>53.8179867268</text:p>
          </table:table-cell>
          <table:table-cell table:formula="of:=[.C290]/([.M290]-[.M289])" office:value-type="float" office:value="101668.062397917" calcext:value-type="float">
            <text:p>101668.062397917</text:p>
          </table:table-cell>
          <table:table-cell table:formula="of:=[.L290]-[.$B290]" office:value-type="float" office:value="28.883462190628" calcext:value-type="float">
            <text:p>28.883462190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22966.56199" calcext:value-type="float">
            <text:p>1443122966.56199</text:p>
          </table:table-cell>
          <table:table-cell office:value-type="float" office:value="4096" calcext:value-type="float">
            <text:p>4096</text:p>
          </table:table-cell>
          <table:table-cell table:formula="of:=[.B291]-[.$B$2]" office:value-type="float" office:value="24.9718906879425" calcext:value-type="float">
            <text:p>24.9718906879</text:p>
          </table:table-cell>
          <table:table-cell table:formula="of:=[.C291]/([.D291]-[.D290])" office:value-type="float" office:value="109617.924287765" calcext:value-type="float">
            <text:p>109617.924287765</text:p>
          </table:table-cell>
          <table:table-cell/>
          <table:table-cell office:value-type="float" office:value="1443122995.44839" calcext:value-type="float">
            <text:p>1443122995.44839</text:p>
          </table:table-cell>
          <table:table-cell table:formula="of:=[.G291]-[.$B$2]" office:value-type="float" office:value="53.8582849502564" calcext:value-type="float">
            <text:p>53.8582849503</text:p>
          </table:table-cell>
          <table:table-cell table:formula="of:=[.C291]/([.H291]-[.H290])" office:value-type="float" office:value="101642.197712737" calcext:value-type="float">
            <text:p>101642.197712737</text:p>
          </table:table-cell>
          <table:table-cell table:formula="of:=[.G291]-[.$B291]" office:value-type="float" office:value="28.8863942623138" calcext:value-type="float">
            <text:p>28.8863942623</text:p>
          </table:table-cell>
          <table:table-cell/>
          <table:table-cell office:value-type="float" office:value="1443122995.44839" calcext:value-type="float">
            <text:p>1443122995.44839</text:p>
          </table:table-cell>
          <table:table-cell table:formula="of:=[.L291]-[.$B$2]" office:value-type="float" office:value="53.8582849502564" calcext:value-type="float">
            <text:p>53.8582849503</text:p>
          </table:table-cell>
          <table:table-cell table:formula="of:=[.C291]/([.M291]-[.M290])" office:value-type="float" office:value="101642.197712737" calcext:value-type="float">
            <text:p>101642.197712737</text:p>
          </table:table-cell>
          <table:table-cell table:formula="of:=[.L291]-[.$B291]" office:value-type="float" office:value="28.8863942623138" calcext:value-type="float">
            <text:p>28.886394262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22966.59936" calcext:value-type="float">
            <text:p>1443122966.59936</text:p>
          </table:table-cell>
          <table:table-cell office:value-type="float" office:value="4096" calcext:value-type="float">
            <text:p>4096</text:p>
          </table:table-cell>
          <table:table-cell table:formula="of:=[.B292]-[.$B$2]" office:value-type="float" office:value="25.0092573165894" calcext:value-type="float">
            <text:p>25.0092573166</text:p>
          </table:table-cell>
          <table:table-cell table:formula="of:=[.C292]/([.D292]-[.D291])" office:value-type="float" office:value="109616.52544871" calcext:value-type="float">
            <text:p>109616.52544871</text:p>
          </table:table-cell>
          <table:table-cell/>
          <table:table-cell office:value-type="float" office:value="1443122995.46167" calcext:value-type="float">
            <text:p>1443122995.46167</text:p>
          </table:table-cell>
          <table:table-cell table:formula="of:=[.G292]-[.$B$2]" office:value-type="float" office:value="53.8715724945068" calcext:value-type="float">
            <text:p>53.8715724945</text:p>
          </table:table-cell>
          <table:table-cell table:formula="of:=[.C292]/([.H292]-[.H291])" office:value-type="float" office:value="308258.61594775" calcext:value-type="float">
            <text:p>308258.61594775</text:p>
          </table:table-cell>
          <table:table-cell table:formula="of:=[.G292]-[.$B292]" office:value-type="float" office:value="28.8623151779175" calcext:value-type="float">
            <text:p>28.8623151779</text:p>
          </table:table-cell>
          <table:table-cell/>
          <table:table-cell office:value-type="float" office:value="1443122995.46167" calcext:value-type="float">
            <text:p>1443122995.46167</text:p>
          </table:table-cell>
          <table:table-cell table:formula="of:=[.L292]-[.$B$2]" office:value-type="float" office:value="53.8715724945068" calcext:value-type="float">
            <text:p>53.8715724945</text:p>
          </table:table-cell>
          <table:table-cell table:formula="of:=[.C292]/([.M292]-[.M291])" office:value-type="float" office:value="308258.61594775" calcext:value-type="float">
            <text:p>308258.61594775</text:p>
          </table:table-cell>
          <table:table-cell table:formula="of:=[.L292]-[.$B292]" office:value-type="float" office:value="28.8623151779175" calcext:value-type="float">
            <text:p>28.862315177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22966.63672" calcext:value-type="float">
            <text:p>1443122966.63672</text:p>
          </table:table-cell>
          <table:table-cell office:value-type="float" office:value="4096" calcext:value-type="float">
            <text:p>4096</text:p>
          </table:table-cell>
          <table:table-cell table:formula="of:=[.B293]-[.$B$2]" office:value-type="float" office:value="25.046621799469" calcext:value-type="float">
            <text:p>25.0466217995</text:p>
          </table:table-cell>
          <table:table-cell table:formula="of:=[.C293]/([.D293]-[.D292])" office:value-type="float" office:value="109622.820505622" calcext:value-type="float">
            <text:p>109622.820505622</text:p>
          </table:table-cell>
          <table:table-cell/>
          <table:table-cell office:value-type="float" office:value="1443122995.52896" calcext:value-type="float">
            <text:p>1443122995.52896</text:p>
          </table:table-cell>
          <table:table-cell table:formula="of:=[.G293]-[.$B$2]" office:value-type="float" office:value="53.9388556480408" calcext:value-type="float">
            <text:p>53.938855648</text:p>
          </table:table-cell>
          <table:table-cell table:formula="of:=[.C293]/([.H293]-[.H292])" office:value-type="float" office:value="60877.0514588634" calcext:value-type="float">
            <text:p>60877.0514588634</text:p>
          </table:table-cell>
          <table:table-cell table:formula="of:=[.G293]-[.$B293]" office:value-type="float" office:value="28.8922338485718" calcext:value-type="float">
            <text:p>28.8922338486</text:p>
          </table:table-cell>
          <table:table-cell/>
          <table:table-cell office:value-type="float" office:value="1443122995.52896" calcext:value-type="float">
            <text:p>1443122995.52896</text:p>
          </table:table-cell>
          <table:table-cell table:formula="of:=[.L293]-[.$B$2]" office:value-type="float" office:value="53.9388556480408" calcext:value-type="float">
            <text:p>53.938855648</text:p>
          </table:table-cell>
          <table:table-cell table:formula="of:=[.C293]/([.M293]-[.M292])" office:value-type="float" office:value="60877.0514588634" calcext:value-type="float">
            <text:p>60877.0514588634</text:p>
          </table:table-cell>
          <table:table-cell table:formula="of:=[.L293]-[.$B293]" office:value-type="float" office:value="28.8922338485718" calcext:value-type="float">
            <text:p>28.892233848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22966.67409" calcext:value-type="float">
            <text:p>1443122966.67409</text:p>
          </table:table-cell>
          <table:table-cell office:value-type="float" office:value="4096" calcext:value-type="float">
            <text:p>4096</text:p>
          </table:table-cell>
          <table:table-cell table:formula="of:=[.B294]-[.$B$2]" office:value-type="float" office:value="25.0839862823486" calcext:value-type="float">
            <text:p>25.0839862823</text:p>
          </table:table-cell>
          <table:table-cell table:formula="of:=[.C294]/([.D294]-[.D293])" office:value-type="float" office:value="109622.820505622" calcext:value-type="float">
            <text:p>109622.820505622</text:p>
          </table:table-cell>
          <table:table-cell/>
          <table:table-cell office:value-type="float" office:value="1443122995.56925" calcext:value-type="float">
            <text:p>1443122995.56925</text:p>
          </table:table-cell>
          <table:table-cell table:formula="of:=[.G294]-[.$B$2]" office:value-type="float" office:value="53.9791481494904" calcext:value-type="float">
            <text:p>53.9791481495</text:p>
          </table:table-cell>
          <table:table-cell table:formula="of:=[.C294]/([.H294]-[.H293])" office:value-type="float" office:value="101656.63219309" calcext:value-type="float">
            <text:p>101656.63219309</text:p>
          </table:table-cell>
          <table:table-cell table:formula="of:=[.G294]-[.$B294]" office:value-type="float" office:value="28.8951618671417" calcext:value-type="float">
            <text:p>28.8951618671</text:p>
          </table:table-cell>
          <table:table-cell/>
          <table:table-cell office:value-type="float" office:value="1443122995.56925" calcext:value-type="float">
            <text:p>1443122995.56925</text:p>
          </table:table-cell>
          <table:table-cell table:formula="of:=[.L294]-[.$B$2]" office:value-type="float" office:value="53.9791481494904" calcext:value-type="float">
            <text:p>53.9791481495</text:p>
          </table:table-cell>
          <table:table-cell table:formula="of:=[.C294]/([.M294]-[.M293])" office:value-type="float" office:value="101656.63219309" calcext:value-type="float">
            <text:p>101656.63219309</text:p>
          </table:table-cell>
          <table:table-cell table:formula="of:=[.L294]-[.$B294]" office:value-type="float" office:value="28.8951618671417" calcext:value-type="float">
            <text:p>28.895161867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22966.71145" calcext:value-type="float">
            <text:p>1443122966.71145</text:p>
          </table:table-cell>
          <table:table-cell office:value-type="float" office:value="4096" calcext:value-type="float">
            <text:p>4096</text:p>
          </table:table-cell>
          <table:table-cell table:formula="of:=[.B295]-[.$B$2]" office:value-type="float" office:value="25.1213502883911" calcext:value-type="float">
            <text:p>25.1213502884</text:p>
          </table:table-cell>
          <table:table-cell table:formula="of:=[.C295]/([.D295]-[.D294])" office:value-type="float" office:value="109624.219505347" calcext:value-type="float">
            <text:p>109624.219505347</text:p>
          </table:table-cell>
          <table:table-cell/>
          <table:table-cell office:value-type="float" office:value="1443122995.60954" calcext:value-type="float">
            <text:p>1443122995.60954</text:p>
          </table:table-cell>
          <table:table-cell table:formula="of:=[.G295]-[.$B$2]" office:value-type="float" office:value="54.0194404125214" calcext:value-type="float">
            <text:p>54.0194404125</text:p>
          </table:table-cell>
          <table:table-cell table:formula="of:=[.C295]/([.H295]-[.H294])" office:value-type="float" office:value="101657.233718742" calcext:value-type="float">
            <text:p>101657.233718742</text:p>
          </table:table-cell>
          <table:table-cell table:formula="of:=[.G295]-[.$B295]" office:value-type="float" office:value="28.8980901241302" calcext:value-type="float">
            <text:p>28.8980901241</text:p>
          </table:table-cell>
          <table:table-cell/>
          <table:table-cell office:value-type="float" office:value="1443122995.60954" calcext:value-type="float">
            <text:p>1443122995.60954</text:p>
          </table:table-cell>
          <table:table-cell table:formula="of:=[.L295]-[.$B$2]" office:value-type="float" office:value="54.0194404125214" calcext:value-type="float">
            <text:p>54.0194404125</text:p>
          </table:table-cell>
          <table:table-cell table:formula="of:=[.C295]/([.M295]-[.M294])" office:value-type="float" office:value="101657.233718742" calcext:value-type="float">
            <text:p>101657.233718742</text:p>
          </table:table-cell>
          <table:table-cell table:formula="of:=[.L295]-[.$B295]" office:value-type="float" office:value="28.8980901241302" calcext:value-type="float">
            <text:p>28.898090124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22966.74881" calcext:value-type="float">
            <text:p>1443122966.74881</text:p>
          </table:table-cell>
          <table:table-cell office:value-type="float" office:value="4096" calcext:value-type="float">
            <text:p>4096</text:p>
          </table:table-cell>
          <table:table-cell table:formula="of:=[.B296]-[.$B$2]" office:value-type="float" office:value="25.1587121486664" calcext:value-type="float">
            <text:p>25.1587121487</text:p>
          </table:table-cell>
          <table:table-cell table:formula="of:=[.C296]/([.D296]-[.D295])" office:value-type="float" office:value="109630.515446023" calcext:value-type="float">
            <text:p>109630.515446023</text:p>
          </table:table-cell>
          <table:table-cell/>
          <table:table-cell office:value-type="float" office:value="1443122995.64981" calcext:value-type="float">
            <text:p>1443122995.64981</text:p>
          </table:table-cell>
          <table:table-cell table:formula="of:=[.G296]-[.$B$2]" office:value-type="float" office:value="54.0597069263458" calcext:value-type="float">
            <text:p>54.0597069263</text:p>
          </table:table-cell>
          <table:table-cell table:formula="of:=[.C296]/([.H296]-[.H295])" office:value-type="float" office:value="101722.240416839" calcext:value-type="float">
            <text:p>101722.240416839</text:p>
          </table:table-cell>
          <table:table-cell table:formula="of:=[.G296]-[.$B296]" office:value-type="float" office:value="28.9009947776794" calcext:value-type="float">
            <text:p>28.9009947777</text:p>
          </table:table-cell>
          <table:table-cell/>
          <table:table-cell office:value-type="float" office:value="1443122995.64981" calcext:value-type="float">
            <text:p>1443122995.64981</text:p>
          </table:table-cell>
          <table:table-cell table:formula="of:=[.L296]-[.$B$2]" office:value-type="float" office:value="54.0597069263458" calcext:value-type="float">
            <text:p>54.0597069263</text:p>
          </table:table-cell>
          <table:table-cell table:formula="of:=[.C296]/([.M296]-[.M295])" office:value-type="float" office:value="101722.240416839" calcext:value-type="float">
            <text:p>101722.240416839</text:p>
          </table:table-cell>
          <table:table-cell table:formula="of:=[.L296]-[.$B296]" office:value-type="float" office:value="28.9009947776794" calcext:value-type="float">
            <text:p>28.900994777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22966.78618" calcext:value-type="float">
            <text:p>1443122966.78618</text:p>
          </table:table-cell>
          <table:table-cell office:value-type="float" office:value="4096" calcext:value-type="float">
            <text:p>4096</text:p>
          </table:table-cell>
          <table:table-cell table:formula="of:=[.B297]-[.$B$2]" office:value-type="float" office:value="25.1960806846619" calcext:value-type="float">
            <text:p>25.1960806847</text:p>
          </table:table-cell>
          <table:table-cell table:formula="of:=[.C297]/([.D297]-[.D296])" office:value-type="float" office:value="109610.930449485" calcext:value-type="float">
            <text:p>109610.930449485</text:p>
          </table:table-cell>
          <table:table-cell/>
          <table:table-cell office:value-type="float" office:value="1443122995.69012" calcext:value-type="float">
            <text:p>1443122995.69012</text:p>
          </table:table-cell>
          <table:table-cell table:formula="of:=[.G297]-[.$B$2]" office:value-type="float" office:value="54.1000235080719" calcext:value-type="float">
            <text:p>54.1000235081</text:p>
          </table:table-cell>
          <table:table-cell table:formula="of:=[.C297]/([.H297]-[.H296])" office:value-type="float" office:value="101595.914748669" calcext:value-type="float">
            <text:p>101595.914748669</text:p>
          </table:table-cell>
          <table:table-cell table:formula="of:=[.G297]-[.$B297]" office:value-type="float" office:value="28.90394282341" calcext:value-type="float">
            <text:p>28.9039428234</text:p>
          </table:table-cell>
          <table:table-cell/>
          <table:table-cell office:value-type="float" office:value="1443122995.69012" calcext:value-type="float">
            <text:p>1443122995.69012</text:p>
          </table:table-cell>
          <table:table-cell table:formula="of:=[.L297]-[.$B$2]" office:value-type="float" office:value="54.1000235080719" calcext:value-type="float">
            <text:p>54.1000235081</text:p>
          </table:table-cell>
          <table:table-cell table:formula="of:=[.C297]/([.M297]-[.M296])" office:value-type="float" office:value="101595.914748669" calcext:value-type="float">
            <text:p>101595.914748669</text:p>
          </table:table-cell>
          <table:table-cell table:formula="of:=[.L297]-[.$B297]" office:value-type="float" office:value="28.90394282341" calcext:value-type="float">
            <text:p>28.903942823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22966.82355" calcext:value-type="float">
            <text:p>1443122966.82355</text:p>
          </table:table-cell>
          <table:table-cell office:value-type="float" office:value="4096" calcext:value-type="float">
            <text:p>4096</text:p>
          </table:table-cell>
          <table:table-cell table:formula="of:=[.B298]-[.$B$2]" office:value-type="float" office:value="25.2334463596344" calcext:value-type="float">
            <text:p>25.2334463596</text:p>
          </table:table-cell>
          <table:table-cell table:formula="of:=[.C298]/([.D298]-[.D297])" office:value-type="float" office:value="109619.323162522" calcext:value-type="float">
            <text:p>109619.323162522</text:p>
          </table:table-cell>
          <table:table-cell/>
          <table:table-cell office:value-type="float" office:value="1443122995.73041" calcext:value-type="float">
            <text:p>1443122995.73041</text:p>
          </table:table-cell>
          <table:table-cell table:formula="of:=[.G298]-[.$B$2]" office:value-type="float" office:value="54.14031457901" calcext:value-type="float">
            <text:p>54.140314579</text:p>
          </table:table-cell>
          <table:table-cell table:formula="of:=[.C298]/([.H298]-[.H297])" office:value-type="float" office:value="101660.241453788" calcext:value-type="float">
            <text:p>101660.241453788</text:p>
          </table:table-cell>
          <table:table-cell table:formula="of:=[.G298]-[.$B298]" office:value-type="float" office:value="28.9068682193756" calcext:value-type="float">
            <text:p>28.9068682194</text:p>
          </table:table-cell>
          <table:table-cell/>
          <table:table-cell office:value-type="float" office:value="1443122995.73041" calcext:value-type="float">
            <text:p>1443122995.73041</text:p>
          </table:table-cell>
          <table:table-cell table:formula="of:=[.L298]-[.$B$2]" office:value-type="float" office:value="54.14031457901" calcext:value-type="float">
            <text:p>54.140314579</text:p>
          </table:table-cell>
          <table:table-cell table:formula="of:=[.C298]/([.M298]-[.M297])" office:value-type="float" office:value="101660.241453788" calcext:value-type="float">
            <text:p>101660.241453788</text:p>
          </table:table-cell>
          <table:table-cell table:formula="of:=[.L298]-[.$B298]" office:value-type="float" office:value="28.9068682193756" calcext:value-type="float">
            <text:p>28.906868219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22966.86091" calcext:value-type="float">
            <text:p>1443122966.86091</text:p>
          </table:table-cell>
          <table:table-cell office:value-type="float" office:value="4096" calcext:value-type="float">
            <text:p>4096</text:p>
          </table:table-cell>
          <table:table-cell table:formula="of:=[.B299]-[.$B$2]" office:value-type="float" office:value="25.2708122730255" calcext:value-type="float">
            <text:p>25.270812273</text:p>
          </table:table-cell>
          <table:table-cell table:formula="of:=[.C299]/([.D299]-[.D298])" office:value-type="float" office:value="109618.623720681" calcext:value-type="float">
            <text:p>109618.623720681</text:p>
          </table:table-cell>
          <table:table-cell/>
          <table:table-cell office:value-type="float" office:value="1443122995.7707" calcext:value-type="float">
            <text:p>1443122995.7707</text:p>
          </table:table-cell>
          <table:table-cell table:formula="of:=[.G299]-[.$B$2]" office:value-type="float" office:value="54.1806018352509" calcext:value-type="float">
            <text:p>54.1806018353</text:p>
          </table:table-cell>
          <table:table-cell table:formula="of:=[.C299]/([.H299]-[.H298])" office:value-type="float" office:value="101669.867402072" calcext:value-type="float">
            <text:p>101669.867402072</text:p>
          </table:table-cell>
          <table:table-cell table:formula="of:=[.G299]-[.$B299]" office:value-type="float" office:value="28.9097895622253" calcext:value-type="float">
            <text:p>28.9097895622</text:p>
          </table:table-cell>
          <table:table-cell/>
          <table:table-cell office:value-type="float" office:value="1443122995.7707" calcext:value-type="float">
            <text:p>1443122995.7707</text:p>
          </table:table-cell>
          <table:table-cell table:formula="of:=[.L299]-[.$B$2]" office:value-type="float" office:value="54.1806018352509" calcext:value-type="float">
            <text:p>54.1806018353</text:p>
          </table:table-cell>
          <table:table-cell table:formula="of:=[.C299]/([.M299]-[.M298])" office:value-type="float" office:value="101669.867402072" calcext:value-type="float">
            <text:p>101669.867402072</text:p>
          </table:table-cell>
          <table:table-cell table:formula="of:=[.L299]-[.$B299]" office:value-type="float" office:value="28.9097895622253" calcext:value-type="float">
            <text:p>28.909789562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22966.89828" calcext:value-type="float">
            <text:p>1443122966.89828</text:p>
          </table:table-cell>
          <table:table-cell office:value-type="float" office:value="4096" calcext:value-type="float">
            <text:p>4096</text:p>
          </table:table-cell>
          <table:table-cell table:formula="of:=[.B300]-[.$B$2]" office:value-type="float" office:value="25.3081769943237" calcext:value-type="float">
            <text:p>25.3081769943</text:p>
          </table:table-cell>
          <table:table-cell table:formula="of:=[.C300]/([.D300]-[.D299])" office:value-type="float" office:value="109622.121019149" calcext:value-type="float">
            <text:p>109622.121019149</text:p>
          </table:table-cell>
          <table:table-cell/>
          <table:table-cell office:value-type="float" office:value="1443122995.811" calcext:value-type="float">
            <text:p>1443122995.811</text:p>
          </table:table-cell>
          <table:table-cell table:formula="of:=[.G300]-[.$B$2]" office:value-type="float" office:value="54.2208988666534" calcext:value-type="float">
            <text:p>54.2208988667</text:p>
          </table:table-cell>
          <table:table-cell table:formula="of:=[.C300]/([.H300]-[.H299])" office:value-type="float" office:value="101645.204558094" calcext:value-type="float">
            <text:p>101645.204558094</text:p>
          </table:table-cell>
          <table:table-cell table:formula="of:=[.G300]-[.$B300]" office:value-type="float" office:value="28.9127218723297" calcext:value-type="float">
            <text:p>28.9127218723</text:p>
          </table:table-cell>
          <table:table-cell/>
          <table:table-cell office:value-type="float" office:value="1443122995.811" calcext:value-type="float">
            <text:p>1443122995.811</text:p>
          </table:table-cell>
          <table:table-cell table:formula="of:=[.L300]-[.$B$2]" office:value-type="float" office:value="54.2208988666534" calcext:value-type="float">
            <text:p>54.2208988667</text:p>
          </table:table-cell>
          <table:table-cell table:formula="of:=[.C300]/([.M300]-[.M299])" office:value-type="float" office:value="101645.204558094" calcext:value-type="float">
            <text:p>101645.204558094</text:p>
          </table:table-cell>
          <table:table-cell table:formula="of:=[.L300]-[.$B300]" office:value-type="float" office:value="28.9127218723297" calcext:value-type="float">
            <text:p>28.912721872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22966.93564" calcext:value-type="float">
            <text:p>1443122966.93564</text:p>
          </table:table-cell>
          <table:table-cell office:value-type="float" office:value="4096" calcext:value-type="float">
            <text:p>4096</text:p>
          </table:table-cell>
          <table:table-cell table:formula="of:=[.B301]-[.$B$2]" office:value-type="float" office:value="25.3455412387848" calcext:value-type="float">
            <text:p>25.3455412388</text:p>
          </table:table-cell>
          <table:table-cell table:formula="of:=[.C301]/([.D301]-[.D300])" office:value-type="float" office:value="109623.520001021" calcext:value-type="float">
            <text:p>109623.520001021</text:p>
          </table:table-cell>
          <table:table-cell/>
          <table:table-cell office:value-type="float" office:value="1443122995.85129" calcext:value-type="float">
            <text:p>1443122995.85129</text:p>
          </table:table-cell>
          <table:table-cell table:formula="of:=[.G301]-[.$B$2]" office:value-type="float" office:value="54.2611889839172" calcext:value-type="float">
            <text:p>54.2611889839</text:p>
          </table:table-cell>
          <table:table-cell table:formula="of:=[.C301]/([.H301]-[.H300])" office:value-type="float" office:value="101662.647769973" calcext:value-type="float">
            <text:p>101662.647769973</text:p>
          </table:table-cell>
          <table:table-cell table:formula="of:=[.G301]-[.$B301]" office:value-type="float" office:value="28.9156477451324" calcext:value-type="float">
            <text:p>28.9156477451</text:p>
          </table:table-cell>
          <table:table-cell/>
          <table:table-cell office:value-type="float" office:value="1443122995.85129" calcext:value-type="float">
            <text:p>1443122995.85129</text:p>
          </table:table-cell>
          <table:table-cell table:formula="of:=[.L301]-[.$B$2]" office:value-type="float" office:value="54.2611889839172" calcext:value-type="float">
            <text:p>54.2611889839</text:p>
          </table:table-cell>
          <table:table-cell table:formula="of:=[.C301]/([.M301]-[.M300])" office:value-type="float" office:value="101662.647769973" calcext:value-type="float">
            <text:p>101662.647769973</text:p>
          </table:table-cell>
          <table:table-cell table:formula="of:=[.L301]-[.$B301]" office:value-type="float" office:value="28.9156477451324" calcext:value-type="float">
            <text:p>28.915647745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22966.97301" calcext:value-type="float">
            <text:p>1443122966.97301</text:p>
          </table:table-cell>
          <table:table-cell office:value-type="float" office:value="4096" calcext:value-type="float">
            <text:p>4096</text:p>
          </table:table-cell>
          <table:table-cell table:formula="of:=[.B302]-[.$B$2]" office:value-type="float" office:value="25.382905960083" calcext:value-type="float">
            <text:p>25.3829059601</text:p>
          </table:table-cell>
          <table:table-cell table:formula="of:=[.C302]/([.D302]-[.D301])" office:value-type="float" office:value="109622.121019149" calcext:value-type="float">
            <text:p>109622.121019149</text:p>
          </table:table-cell>
          <table:table-cell/>
          <table:table-cell office:value-type="float" office:value="1443122995.89158" calcext:value-type="float">
            <text:p>1443122995.89158</text:p>
          </table:table-cell>
          <table:table-cell table:formula="of:=[.G302]-[.$B$2]" office:value-type="float" office:value="54.3014781475067" calcext:value-type="float">
            <text:p>54.3014781475</text:p>
          </table:table-cell>
          <table:table-cell table:formula="of:=[.C302]/([.H302]-[.H301])" office:value-type="float" office:value="101665.054200077" calcext:value-type="float">
            <text:p>101665.054200077</text:p>
          </table:table-cell>
          <table:table-cell table:formula="of:=[.G302]-[.$B302]" office:value-type="float" office:value="28.9185721874237" calcext:value-type="float">
            <text:p>28.9185721874</text:p>
          </table:table-cell>
          <table:table-cell/>
          <table:table-cell office:value-type="float" office:value="1443122995.89158" calcext:value-type="float">
            <text:p>1443122995.89158</text:p>
          </table:table-cell>
          <table:table-cell table:formula="of:=[.L302]-[.$B$2]" office:value-type="float" office:value="54.3014781475067" calcext:value-type="float">
            <text:p>54.3014781475</text:p>
          </table:table-cell>
          <table:table-cell table:formula="of:=[.C302]/([.M302]-[.M301])" office:value-type="float" office:value="101665.054200077" calcext:value-type="float">
            <text:p>101665.054200077</text:p>
          </table:table-cell>
          <table:table-cell table:formula="of:=[.L302]-[.$B302]" office:value-type="float" office:value="28.9185721874237" calcext:value-type="float">
            <text:p>28.918572187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22980.01422" calcext:value-type="float">
            <text:p>1443122980.01422</text:p>
          </table:table-cell>
          <table:table-cell office:value-type="float" office:value="4096" calcext:value-type="float">
            <text:p>4096</text:p>
          </table:table-cell>
          <table:table-cell table:formula="of:=[.B303]-[.$B$2]" office:value-type="float" office:value="38.424115896225" calcext:value-type="float">
            <text:p>38.4241158962</text:p>
          </table:table-cell>
          <table:table-cell table:formula="of:=[.C303]/([.D303]-[.D302])" office:value-type="float" office:value="314.081286940139" calcext:value-type="float">
            <text:p>314.0812869401</text:p>
          </table:table-cell>
          <table:table-cell/>
          <table:table-cell office:value-type="float" office:value="1443122995.93187" calcext:value-type="float">
            <text:p>1443122995.93187</text:p>
          </table:table-cell>
          <table:table-cell table:formula="of:=[.G303]-[.$B$2]" office:value-type="float" office:value="54.3417716026306" calcext:value-type="float">
            <text:p>54.3417716026</text:p>
          </table:table-cell>
          <table:table-cell table:formula="of:=[.C303]/([.H303]-[.H302])" office:value-type="float" office:value="101654.226161666" calcext:value-type="float">
            <text:p>101654.226161666</text:p>
          </table:table-cell>
          <table:table-cell table:formula="of:=[.G303]-[.$B303]" office:value-type="float" office:value="15.9176557064056" calcext:value-type="float">
            <text:p>15.9176557064</text:p>
          </table:table-cell>
          <table:table-cell/>
          <table:table-cell office:value-type="float" office:value="1443122995.93187" calcext:value-type="float">
            <text:p>1443122995.93187</text:p>
          </table:table-cell>
          <table:table-cell table:formula="of:=[.L303]-[.$B$2]" office:value-type="float" office:value="54.3417716026306" calcext:value-type="float">
            <text:p>54.3417716026</text:p>
          </table:table-cell>
          <table:table-cell table:formula="of:=[.C303]/([.M303]-[.M302])" office:value-type="float" office:value="101654.226161666" calcext:value-type="float">
            <text:p>101654.226161666</text:p>
          </table:table-cell>
          <table:table-cell table:formula="of:=[.L303]-[.$B303]" office:value-type="float" office:value="15.9176557064056" calcext:value-type="float">
            <text:p>15.917655706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22980.06555" calcext:value-type="float">
            <text:p>1443122980.06555</text:p>
          </table:table-cell>
          <table:table-cell office:value-type="float" office:value="4096" calcext:value-type="float">
            <text:p>4096</text:p>
          </table:table-cell>
          <table:table-cell table:formula="of:=[.B304]-[.$B$2]" office:value-type="float" office:value="38.4754478931427" calcext:value-type="float">
            <text:p>38.4754478931</text:p>
          </table:table-cell>
          <table:table-cell table:formula="of:=[.C304]/([.D304]-[.D303])" office:value-type="float" office:value="79794.2851622372" calcext:value-type="float">
            <text:p>79794.2851622372</text:p>
          </table:table-cell>
          <table:table-cell/>
          <table:table-cell office:value-type="float" office:value="1443122995.97216" calcext:value-type="float">
            <text:p>1443122995.97216</text:p>
          </table:table-cell>
          <table:table-cell table:formula="of:=[.G304]-[.$B$2]" office:value-type="float" office:value="54.3820595741272" calcext:value-type="float">
            <text:p>54.3820595741</text:p>
          </table:table-cell>
          <table:table-cell table:formula="of:=[.C304]/([.H304]-[.H303])" office:value-type="float" office:value="101668.062397917" calcext:value-type="float">
            <text:p>101668.062397917</text:p>
          </table:table-cell>
          <table:table-cell table:formula="of:=[.G304]-[.$B304]" office:value-type="float" office:value="15.9066116809845" calcext:value-type="float">
            <text:p>15.906611681</text:p>
          </table:table-cell>
          <table:table-cell/>
          <table:table-cell office:value-type="float" office:value="1443122995.97216" calcext:value-type="float">
            <text:p>1443122995.97216</text:p>
          </table:table-cell>
          <table:table-cell table:formula="of:=[.L304]-[.$B$2]" office:value-type="float" office:value="54.3820595741272" calcext:value-type="float">
            <text:p>54.3820595741</text:p>
          </table:table-cell>
          <table:table-cell table:formula="of:=[.C304]/([.M304]-[.M303])" office:value-type="float" office:value="101668.062397917" calcext:value-type="float">
            <text:p>101668.062397917</text:p>
          </table:table-cell>
          <table:table-cell table:formula="of:=[.L304]-[.$B304]" office:value-type="float" office:value="15.9066116809845" calcext:value-type="float">
            <text:p>15.90661168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22980.11688" calcext:value-type="float">
            <text:p>1443122980.11688</text:p>
          </table:table-cell>
          <table:table-cell office:value-type="float" office:value="4096" calcext:value-type="float">
            <text:p>4096</text:p>
          </table:table-cell>
          <table:table-cell table:formula="of:=[.B305]-[.$B$2]" office:value-type="float" office:value="38.5267760753632" calcext:value-type="float">
            <text:p>38.5267760754</text:p>
          </table:table-cell>
          <table:table-cell table:formula="of:=[.C305]/([.D305]-[.D304])" office:value-type="float" office:value="79800.2154529324" calcext:value-type="float">
            <text:p>79800.2154529324</text:p>
          </table:table-cell>
          <table:table-cell/>
          <table:table-cell office:value-type="float" office:value="1443122996.01248" calcext:value-type="float">
            <text:p>1443122996.01248</text:p>
          </table:table-cell>
          <table:table-cell table:formula="of:=[.G305]-[.$B$2]" office:value-type="float" office:value="54.4223756790161" calcext:value-type="float">
            <text:p>54.422375679</text:p>
          </table:table-cell>
          <table:table-cell table:formula="of:=[.C305]/([.H305]-[.H304])" office:value-type="float" office:value="101597.116370389" calcext:value-type="float">
            <text:p>101597.116370389</text:p>
          </table:table-cell>
          <table:table-cell table:formula="of:=[.G305]-[.$B305]" office:value-type="float" office:value="15.895599603653" calcext:value-type="float">
            <text:p>15.8955996037</text:p>
          </table:table-cell>
          <table:table-cell/>
          <table:table-cell office:value-type="float" office:value="1443122996.01248" calcext:value-type="float">
            <text:p>1443122996.01248</text:p>
          </table:table-cell>
          <table:table-cell table:formula="of:=[.L305]-[.$B$2]" office:value-type="float" office:value="54.4223756790161" calcext:value-type="float">
            <text:p>54.422375679</text:p>
          </table:table-cell>
          <table:table-cell table:formula="of:=[.C305]/([.M305]-[.M304])" office:value-type="float" office:value="101597.116370389" calcext:value-type="float">
            <text:p>101597.116370389</text:p>
          </table:table-cell>
          <table:table-cell table:formula="of:=[.L305]-[.$B305]" office:value-type="float" office:value="15.895599603653" calcext:value-type="float">
            <text:p>15.895599603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22980.16821" calcext:value-type="float">
            <text:p>1443122980.16821</text:p>
          </table:table-cell>
          <table:table-cell office:value-type="float" office:value="4096" calcext:value-type="float">
            <text:p>4096</text:p>
          </table:table-cell>
          <table:table-cell table:formula="of:=[.B306]-[.$B$2]" office:value-type="float" office:value="38.5781071186066" calcext:value-type="float">
            <text:p>38.5781071186</text:p>
          </table:table-cell>
          <table:table-cell table:formula="of:=[.C306]/([.D306]-[.D305])" office:value-type="float" office:value="79795.7676522773" calcext:value-type="float">
            <text:p>79795.7676522773</text:p>
          </table:table-cell>
          <table:table-cell/>
          <table:table-cell office:value-type="float" office:value="1443122996.04934" calcext:value-type="float">
            <text:p>1443122996.04934</text:p>
          </table:table-cell>
          <table:table-cell table:formula="of:=[.G306]-[.$B$2]" office:value-type="float" office:value="54.4592392444611" calcext:value-type="float">
            <text:p>54.4592392445</text:p>
          </table:table-cell>
          <table:table-cell table:formula="of:=[.C306]/([.H306]-[.H305])" office:value-type="float" office:value="111112.420911025" calcext:value-type="float">
            <text:p>111112.420911025</text:p>
          </table:table-cell>
          <table:table-cell table:formula="of:=[.G306]-[.$B306]" office:value-type="float" office:value="15.8811321258545" calcext:value-type="float">
            <text:p>15.8811321259</text:p>
          </table:table-cell>
          <table:table-cell/>
          <table:table-cell office:value-type="float" office:value="1443122996.04934" calcext:value-type="float">
            <text:p>1443122996.04934</text:p>
          </table:table-cell>
          <table:table-cell table:formula="of:=[.L306]-[.$B$2]" office:value-type="float" office:value="54.4592392444611" calcext:value-type="float">
            <text:p>54.4592392445</text:p>
          </table:table-cell>
          <table:table-cell table:formula="of:=[.C306]/([.M306]-[.M305])" office:value-type="float" office:value="111112.420911025" calcext:value-type="float">
            <text:p>111112.420911025</text:p>
          </table:table-cell>
          <table:table-cell table:formula="of:=[.L306]-[.$B306]" office:value-type="float" office:value="15.8811321258545" calcext:value-type="float">
            <text:p>15.881132125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22980.21953" calcext:value-type="float">
            <text:p>1443122980.21953</text:p>
          </table:table-cell>
          <table:table-cell office:value-type="float" office:value="4096" calcext:value-type="float">
            <text:p>4096</text:p>
          </table:table-cell>
          <table:table-cell table:formula="of:=[.B307]-[.$B$2]" office:value-type="float" office:value="38.6294348239899" calcext:value-type="float">
            <text:p>38.629434824</text:p>
          </table:table-cell>
          <table:table-cell table:formula="of:=[.C307]/([.D307]-[.D306])" office:value-type="float" office:value="79800.9568012486" calcext:value-type="float">
            <text:p>79800.9568012486</text:p>
          </table:table-cell>
          <table:table-cell/>
          <table:table-cell office:value-type="float" office:value="1443122996.08629" calcext:value-type="float">
            <text:p>1443122996.08629</text:p>
          </table:table-cell>
          <table:table-cell table:formula="of:=[.G307]-[.$B$2]" office:value-type="float" office:value="54.4961874485016" calcext:value-type="float">
            <text:p>54.4961874485</text:p>
          </table:table-cell>
          <table:table-cell table:formula="of:=[.C307]/([.H307]-[.H306])" office:value-type="float" office:value="110857.891644942" calcext:value-type="float">
            <text:p>110857.891644942</text:p>
          </table:table-cell>
          <table:table-cell table:formula="of:=[.G307]-[.$B307]" office:value-type="float" office:value="15.8667526245117" calcext:value-type="float">
            <text:p>15.8667526245</text:p>
          </table:table-cell>
          <table:table-cell/>
          <table:table-cell office:value-type="float" office:value="1443122996.08629" calcext:value-type="float">
            <text:p>1443122996.08629</text:p>
          </table:table-cell>
          <table:table-cell table:formula="of:=[.L307]-[.$B$2]" office:value-type="float" office:value="54.4961874485016" calcext:value-type="float">
            <text:p>54.4961874485</text:p>
          </table:table-cell>
          <table:table-cell table:formula="of:=[.C307]/([.M307]-[.M306])" office:value-type="float" office:value="110857.891644942" calcext:value-type="float">
            <text:p>110857.891644942</text:p>
          </table:table-cell>
          <table:table-cell table:formula="of:=[.L307]-[.$B307]" office:value-type="float" office:value="15.8667526245117" calcext:value-type="float">
            <text:p>15.866752624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22980.27086" calcext:value-type="float">
            <text:p>1443122980.27086</text:p>
          </table:table-cell>
          <table:table-cell office:value-type="float" office:value="4096" calcext:value-type="float">
            <text:p>4096</text:p>
          </table:table-cell>
          <table:table-cell table:formula="of:=[.B308]-[.$B$2]" office:value-type="float" office:value="38.6807622909546" calcext:value-type="float">
            <text:p>38.680762291</text:p>
          </table:table-cell>
          <table:table-cell table:formula="of:=[.C308]/([.D308]-[.D307])" office:value-type="float" office:value="79801.3274805721" calcext:value-type="float">
            <text:p>79801.3274805721</text:p>
          </table:table-cell>
          <table:table-cell/>
          <table:table-cell office:value-type="float" office:value="1443122996.12322" calcext:value-type="float">
            <text:p>1443122996.12322</text:p>
          </table:table-cell>
          <table:table-cell table:formula="of:=[.G308]-[.$B$2]" office:value-type="float" office:value="54.5331163406372" calcext:value-type="float">
            <text:p>54.5331163406</text:p>
          </table:table-cell>
          <table:table-cell table:formula="of:=[.C308]/([.H308]-[.H307])" office:value-type="float" office:value="110915.864601559" calcext:value-type="float">
            <text:p>110915.864601559</text:p>
          </table:table-cell>
          <table:table-cell table:formula="of:=[.G308]-[.$B308]" office:value-type="float" office:value="15.8523540496826" calcext:value-type="float">
            <text:p>15.8523540497</text:p>
          </table:table-cell>
          <table:table-cell/>
          <table:table-cell office:value-type="float" office:value="1443122996.12322" calcext:value-type="float">
            <text:p>1443122996.12322</text:p>
          </table:table-cell>
          <table:table-cell table:formula="of:=[.L308]-[.$B$2]" office:value-type="float" office:value="54.5331163406372" calcext:value-type="float">
            <text:p>54.5331163406</text:p>
          </table:table-cell>
          <table:table-cell table:formula="of:=[.C308]/([.M308]-[.M307])" office:value-type="float" office:value="110915.864601559" calcext:value-type="float">
            <text:p>110915.864601559</text:p>
          </table:table-cell>
          <table:table-cell table:formula="of:=[.L308]-[.$B308]" office:value-type="float" office:value="15.8523540496826" calcext:value-type="float">
            <text:p>15.852354049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22980.3222" calcext:value-type="float">
            <text:p>1443122980.3222</text:p>
          </table:table-cell>
          <table:table-cell office:value-type="float" office:value="4096" calcext:value-type="float">
            <text:p>4096</text:p>
          </table:table-cell>
          <table:table-cell table:formula="of:=[.B309]-[.$B$2]" office:value-type="float" office:value="38.7320976257324" calcext:value-type="float">
            <text:p>38.7320976257</text:p>
          </table:table-cell>
          <table:table-cell table:formula="of:=[.C309]/([.D309]-[.D308])" office:value-type="float" office:value="79789.0968808635" calcext:value-type="float">
            <text:p>79789.0968808635</text:p>
          </table:table-cell>
          <table:table-cell/>
          <table:table-cell office:value-type="float" office:value="1443122996.16015" calcext:value-type="float">
            <text:p>1443122996.16015</text:p>
          </table:table-cell>
          <table:table-cell table:formula="of:=[.G309]-[.$B$2]" office:value-type="float" office:value="54.570050239563" calcext:value-type="float">
            <text:p>54.5700502396</text:p>
          </table:table-cell>
          <table:table-cell table:formula="of:=[.C309]/([.H309]-[.H308])" office:value-type="float" office:value="110900.82875439" calcext:value-type="float">
            <text:p>110900.82875439</text:p>
          </table:table-cell>
          <table:table-cell table:formula="of:=[.G309]-[.$B309]" office:value-type="float" office:value="15.8379526138306" calcext:value-type="float">
            <text:p>15.8379526138</text:p>
          </table:table-cell>
          <table:table-cell/>
          <table:table-cell office:value-type="float" office:value="1443122996.16015" calcext:value-type="float">
            <text:p>1443122996.16015</text:p>
          </table:table-cell>
          <table:table-cell table:formula="of:=[.L309]-[.$B$2]" office:value-type="float" office:value="54.570050239563" calcext:value-type="float">
            <text:p>54.5700502396</text:p>
          </table:table-cell>
          <table:table-cell table:formula="of:=[.C309]/([.M309]-[.M308])" office:value-type="float" office:value="110900.82875439" calcext:value-type="float">
            <text:p>110900.82875439</text:p>
          </table:table-cell>
          <table:table-cell table:formula="of:=[.L309]-[.$B309]" office:value-type="float" office:value="15.8379526138306" calcext:value-type="float">
            <text:p>15.837952613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22980.37353" calcext:value-type="float">
            <text:p>1443122980.37353</text:p>
          </table:table-cell>
          <table:table-cell office:value-type="float" office:value="4096" calcext:value-type="float">
            <text:p>4096</text:p>
          </table:table-cell>
          <table:table-cell table:formula="of:=[.B310]-[.$B$2]" office:value-type="float" office:value="38.783429145813" calcext:value-type="float">
            <text:p>38.7834291458</text:p>
          </table:table-cell>
          <table:table-cell table:formula="of:=[.C310]/([.D310]-[.D309])" office:value-type="float" office:value="79795.0264003716" calcext:value-type="float">
            <text:p>79795.0264003716</text:p>
          </table:table-cell>
          <table:table-cell/>
          <table:table-cell office:value-type="float" office:value="1443122996.19712" calcext:value-type="float">
            <text:p>1443122996.19712</text:p>
          </table:table-cell>
          <table:table-cell table:formula="of:=[.G310]-[.$B$2]" office:value-type="float" office:value="54.6070196628571" calcext:value-type="float">
            <text:p>54.6070196629</text:p>
          </table:table-cell>
          <table:table-cell table:formula="of:=[.C310]/([.H310]-[.H309])" office:value-type="float" office:value="110794.262799801" calcext:value-type="float">
            <text:p>110794.262799801</text:p>
          </table:table-cell>
          <table:table-cell table:formula="of:=[.G310]-[.$B310]" office:value-type="float" office:value="15.8235905170441" calcext:value-type="float">
            <text:p>15.823590517</text:p>
          </table:table-cell>
          <table:table-cell/>
          <table:table-cell office:value-type="float" office:value="1443122996.19712" calcext:value-type="float">
            <text:p>1443122996.19712</text:p>
          </table:table-cell>
          <table:table-cell table:formula="of:=[.L310]-[.$B$2]" office:value-type="float" office:value="54.6070196628571" calcext:value-type="float">
            <text:p>54.6070196629</text:p>
          </table:table-cell>
          <table:table-cell table:formula="of:=[.C310]/([.M310]-[.M309])" office:value-type="float" office:value="110794.262799801" calcext:value-type="float">
            <text:p>110794.262799801</text:p>
          </table:table-cell>
          <table:table-cell table:formula="of:=[.L310]-[.$B310]" office:value-type="float" office:value="15.8235905170441" calcext:value-type="float">
            <text:p>15.82359051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22980.42486" calcext:value-type="float">
            <text:p>1443122980.42486</text:p>
          </table:table-cell>
          <table:table-cell office:value-type="float" office:value="4096" calcext:value-type="float">
            <text:p>4096</text:p>
          </table:table-cell>
          <table:table-cell table:formula="of:=[.B311]-[.$B$2]" office:value-type="float" office:value="38.834760427475" calcext:value-type="float">
            <text:p>38.8347604275</text:p>
          </table:table-cell>
          <table:table-cell table:formula="of:=[.C311]/([.D311]-[.D310])" office:value-type="float" office:value="79795.397024603" calcext:value-type="float">
            <text:p>79795.397024603</text:p>
          </table:table-cell>
          <table:table-cell/>
          <table:table-cell office:value-type="float" office:value="1443122996.23402" calcext:value-type="float">
            <text:p>1443122996.23402</text:p>
          </table:table-cell>
          <table:table-cell table:formula="of:=[.G311]-[.$B$2]" office:value-type="float" office:value="54.6439225673676" calcext:value-type="float">
            <text:p>54.6439225674</text:p>
          </table:table-cell>
          <table:table-cell table:formula="of:=[.C311]/([.H311]-[.H310])" office:value-type="float" office:value="110993.973356075" calcext:value-type="float">
            <text:p>110993.973356075</text:p>
          </table:table-cell>
          <table:table-cell table:formula="of:=[.G311]-[.$B311]" office:value-type="float" office:value="15.8091621398926" calcext:value-type="float">
            <text:p>15.8091621399</text:p>
          </table:table-cell>
          <table:table-cell/>
          <table:table-cell office:value-type="float" office:value="1443122996.23402" calcext:value-type="float">
            <text:p>1443122996.23402</text:p>
          </table:table-cell>
          <table:table-cell table:formula="of:=[.L311]-[.$B$2]" office:value-type="float" office:value="54.6439225673676" calcext:value-type="float">
            <text:p>54.6439225674</text:p>
          </table:table-cell>
          <table:table-cell table:formula="of:=[.C311]/([.M311]-[.M310])" office:value-type="float" office:value="110993.973356075" calcext:value-type="float">
            <text:p>110993.973356075</text:p>
          </table:table-cell>
          <table:table-cell table:formula="of:=[.L311]-[.$B311]" office:value-type="float" office:value="15.8091621398926" calcext:value-type="float">
            <text:p>15.809162139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22980.47618" calcext:value-type="float">
            <text:p>1443122980.47618</text:p>
          </table:table-cell>
          <table:table-cell office:value-type="float" office:value="4096" calcext:value-type="float">
            <text:p>4096</text:p>
          </table:table-cell>
          <table:table-cell table:formula="of:=[.B312]-[.$B$2]" office:value-type="float" office:value="38.8860766887665" calcext:value-type="float">
            <text:p>38.8860766888</text:p>
          </table:table-cell>
          <table:table-cell table:formula="of:=[.C312]/([.D312]-[.D311])" office:value-type="float" office:value="79818.7532940586" calcext:value-type="float">
            <text:p>79818.7532940586</text:p>
          </table:table-cell>
          <table:table-cell/>
          <table:table-cell office:value-type="float" office:value="1443122996.271" calcext:value-type="float">
            <text:p>1443122996.271</text:p>
          </table:table-cell>
          <table:table-cell table:formula="of:=[.G312]-[.$B$2]" office:value-type="float" office:value="54.6808984279633" calcext:value-type="float">
            <text:p>54.680898428</text:p>
          </table:table-cell>
          <table:table-cell table:formula="of:=[.C312]/([.H312]-[.H311])" office:value-type="float" office:value="110774.974105024" calcext:value-type="float">
            <text:p>110774.974105024</text:p>
          </table:table-cell>
          <table:table-cell table:formula="of:=[.G312]-[.$B312]" office:value-type="float" office:value="15.7948217391968" calcext:value-type="float">
            <text:p>15.7948217392</text:p>
          </table:table-cell>
          <table:table-cell/>
          <table:table-cell office:value-type="float" office:value="1443122996.271" calcext:value-type="float">
            <text:p>1443122996.271</text:p>
          </table:table-cell>
          <table:table-cell table:formula="of:=[.L312]-[.$B$2]" office:value-type="float" office:value="54.6808984279633" calcext:value-type="float">
            <text:p>54.680898428</text:p>
          </table:table-cell>
          <table:table-cell table:formula="of:=[.C312]/([.M312]-[.M311])" office:value-type="float" office:value="110774.974105024" calcext:value-type="float">
            <text:p>110774.974105024</text:p>
          </table:table-cell>
          <table:table-cell table:formula="of:=[.L312]-[.$B312]" office:value-type="float" office:value="15.7948217391968" calcext:value-type="float">
            <text:p>15.794821739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22980.5275" calcext:value-type="float">
            <text:p>1443122980.5275</text:p>
          </table:table-cell>
          <table:table-cell office:value-type="float" office:value="4096" calcext:value-type="float">
            <text:p>4096</text:p>
          </table:table-cell>
          <table:table-cell table:formula="of:=[.B313]-[.$B$2]" office:value-type="float" office:value="38.9374046325684" calcext:value-type="float">
            <text:p>38.9374046326</text:p>
          </table:table-cell>
          <table:table-cell table:formula="of:=[.C313]/([.D313]-[.D312])" office:value-type="float" office:value="79800.5861253687" calcext:value-type="float">
            <text:p>79800.5861253687</text:p>
          </table:table-cell>
          <table:table-cell/>
          <table:table-cell office:value-type="float" office:value="1443122996.30794" calcext:value-type="float">
            <text:p>1443122996.30794</text:p>
          </table:table-cell>
          <table:table-cell table:formula="of:=[.G313]-[.$B$2]" office:value-type="float" office:value="54.7178370952606" calcext:value-type="float">
            <text:p>54.7178370953</text:p>
          </table:table-cell>
          <table:table-cell table:formula="of:=[.C313]/([.H313]-[.H312])" office:value-type="float" office:value="110886.512689438" calcext:value-type="float">
            <text:p>110886.512689438</text:p>
          </table:table-cell>
          <table:table-cell table:formula="of:=[.G313]-[.$B313]" office:value-type="float" office:value="15.7804324626923" calcext:value-type="float">
            <text:p>15.7804324627</text:p>
          </table:table-cell>
          <table:table-cell/>
          <table:table-cell office:value-type="float" office:value="1443122996.30794" calcext:value-type="float">
            <text:p>1443122996.30794</text:p>
          </table:table-cell>
          <table:table-cell table:formula="of:=[.L313]-[.$B$2]" office:value-type="float" office:value="54.7178370952606" calcext:value-type="float">
            <text:p>54.7178370953</text:p>
          </table:table-cell>
          <table:table-cell table:formula="of:=[.C313]/([.M313]-[.M312])" office:value-type="float" office:value="110886.512689438" calcext:value-type="float">
            <text:p>110886.512689438</text:p>
          </table:table-cell>
          <table:table-cell table:formula="of:=[.L313]-[.$B313]" office:value-type="float" office:value="15.7804324626923" calcext:value-type="float">
            <text:p>15.780432462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22980.57883" calcext:value-type="float">
            <text:p>1443122980.57883</text:p>
          </table:table-cell>
          <table:table-cell office:value-type="float" office:value="4096" calcext:value-type="float">
            <text:p>4096</text:p>
          </table:table-cell>
          <table:table-cell table:formula="of:=[.B314]-[.$B$2]" office:value-type="float" office:value="38.9887306690216" calcext:value-type="float">
            <text:p>38.988730669</text:p>
          </table:table-cell>
          <table:table-cell table:formula="of:=[.C314]/([.D314]-[.D313])" office:value-type="float" office:value="79803.5516288317" calcext:value-type="float">
            <text:p>79803.5516288317</text:p>
          </table:table-cell>
          <table:table-cell/>
          <table:table-cell office:value-type="float" office:value="1443122996.34487" calcext:value-type="float">
            <text:p>1443122996.34487</text:p>
          </table:table-cell>
          <table:table-cell table:formula="of:=[.G314]-[.$B$2]" office:value-type="float" office:value="54.754766702652" calcext:value-type="float">
            <text:p>54.7547667027</text:p>
          </table:table-cell>
          <table:table-cell table:formula="of:=[.C314]/([.H314]-[.H313])" office:value-type="float" office:value="110913.716373778" calcext:value-type="float">
            <text:p>110913.716373778</text:p>
          </table:table-cell>
          <table:table-cell table:formula="of:=[.G314]-[.$B314]" office:value-type="float" office:value="15.7660360336304" calcext:value-type="float">
            <text:p>15.7660360336</text:p>
          </table:table-cell>
          <table:table-cell/>
          <table:table-cell office:value-type="float" office:value="1443122996.34487" calcext:value-type="float">
            <text:p>1443122996.34487</text:p>
          </table:table-cell>
          <table:table-cell table:formula="of:=[.L314]-[.$B$2]" office:value-type="float" office:value="54.754766702652" calcext:value-type="float">
            <text:p>54.7547667027</text:p>
          </table:table-cell>
          <table:table-cell table:formula="of:=[.C314]/([.M314]-[.M313])" office:value-type="float" office:value="110913.716373778" calcext:value-type="float">
            <text:p>110913.716373778</text:p>
          </table:table-cell>
          <table:table-cell table:formula="of:=[.L314]-[.$B314]" office:value-type="float" office:value="15.7660360336304" calcext:value-type="float">
            <text:p>15.766036033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22980.63016" calcext:value-type="float">
            <text:p>1443122980.63016</text:p>
          </table:table-cell>
          <table:table-cell office:value-type="float" office:value="4096" calcext:value-type="float">
            <text:p>4096</text:p>
          </table:table-cell>
          <table:table-cell table:formula="of:=[.B315]-[.$B$2]" office:value-type="float" office:value="39.0400567054749" calcext:value-type="float">
            <text:p>39.0400567055</text:p>
          </table:table-cell>
          <table:table-cell table:formula="of:=[.C315]/([.D315]-[.D314])" office:value-type="float" office:value="79803.5516288317" calcext:value-type="float">
            <text:p>79803.5516288317</text:p>
          </table:table-cell>
          <table:table-cell/>
          <table:table-cell office:value-type="float" office:value="1443122996.38179" calcext:value-type="float">
            <text:p>1443122996.38179</text:p>
          </table:table-cell>
          <table:table-cell table:formula="of:=[.G315]-[.$B$2]" office:value-type="float" office:value="54.7916920185089" calcext:value-type="float">
            <text:p>54.7916920185</text:p>
          </table:table-cell>
          <table:table-cell table:formula="of:=[.C315]/([.H315]-[.H314])" office:value-type="float" office:value="110926.606988817" calcext:value-type="float">
            <text:p>110926.606988817</text:p>
          </table:table-cell>
          <table:table-cell table:formula="of:=[.G315]-[.$B315]" office:value-type="float" office:value="15.7516353130341" calcext:value-type="float">
            <text:p>15.751635313</text:p>
          </table:table-cell>
          <table:table-cell/>
          <table:table-cell office:value-type="float" office:value="1443122996.38179" calcext:value-type="float">
            <text:p>1443122996.38179</text:p>
          </table:table-cell>
          <table:table-cell table:formula="of:=[.L315]-[.$B$2]" office:value-type="float" office:value="54.7916920185089" calcext:value-type="float">
            <text:p>54.7916920185</text:p>
          </table:table-cell>
          <table:table-cell table:formula="of:=[.C315]/([.M315]-[.M314])" office:value-type="float" office:value="110926.606988817" calcext:value-type="float">
            <text:p>110926.606988817</text:p>
          </table:table-cell>
          <table:table-cell table:formula="of:=[.L315]-[.$B315]" office:value-type="float" office:value="15.7516353130341" calcext:value-type="float">
            <text:p>15.75163531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22980.68148" calcext:value-type="float">
            <text:p>1443122980.68148</text:p>
          </table:table-cell>
          <table:table-cell office:value-type="float" office:value="4096" calcext:value-type="float">
            <text:p>4096</text:p>
          </table:table-cell>
          <table:table-cell table:formula="of:=[.B316]-[.$B$2]" office:value-type="float" office:value="39.0913832187653" calcext:value-type="float">
            <text:p>39.0913832188</text:p>
          </table:table-cell>
          <table:table-cell table:formula="of:=[.C316]/([.D316]-[.D315])" office:value-type="float" office:value="79802.8102323032" calcext:value-type="float">
            <text:p>79802.8102323032</text:p>
          </table:table-cell>
          <table:table-cell/>
          <table:table-cell office:value-type="float" office:value="1443122996.41872" calcext:value-type="float">
            <text:p>1443122996.41872</text:p>
          </table:table-cell>
          <table:table-cell table:formula="of:=[.G316]-[.$B$2]" office:value-type="float" office:value="54.8286185264587" calcext:value-type="float">
            <text:p>54.8286185265</text:p>
          </table:table-cell>
          <table:table-cell table:formula="of:=[.C316]/([.H316]-[.H315])" office:value-type="float" office:value="110923.025961868" calcext:value-type="float">
            <text:p>110923.025961868</text:p>
          </table:table-cell>
          <table:table-cell table:formula="of:=[.G316]-[.$B316]" office:value-type="float" office:value="15.7372353076935" calcext:value-type="float">
            <text:p>15.7372353077</text:p>
          </table:table-cell>
          <table:table-cell/>
          <table:table-cell office:value-type="float" office:value="1443122996.41872" calcext:value-type="float">
            <text:p>1443122996.41872</text:p>
          </table:table-cell>
          <table:table-cell table:formula="of:=[.L316]-[.$B$2]" office:value-type="float" office:value="54.8286185264587" calcext:value-type="float">
            <text:p>54.8286185265</text:p>
          </table:table-cell>
          <table:table-cell table:formula="of:=[.C316]/([.M316]-[.M315])" office:value-type="float" office:value="110923.025961868" calcext:value-type="float">
            <text:p>110923.025961868</text:p>
          </table:table-cell>
          <table:table-cell table:formula="of:=[.L316]-[.$B316]" office:value-type="float" office:value="15.7372353076935" calcext:value-type="float">
            <text:p>15.737235307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22980.73281" calcext:value-type="float">
            <text:p>1443122980.73281</text:p>
          </table:table-cell>
          <table:table-cell office:value-type="float" office:value="4096" calcext:value-type="float">
            <text:p>4096</text:p>
          </table:table-cell>
          <table:table-cell table:formula="of:=[.B317]-[.$B$2]" office:value-type="float" office:value="39.1427104473114" calcext:value-type="float">
            <text:p>39.1427104473</text:p>
          </table:table-cell>
          <table:table-cell table:formula="of:=[.C317]/([.D317]-[.D316])" office:value-type="float" office:value="79801.6981633392" calcext:value-type="float">
            <text:p>79801.6981633392</text:p>
          </table:table-cell>
          <table:table-cell/>
          <table:table-cell office:value-type="float" office:value="1443122996.45565" calcext:value-type="float">
            <text:p>1443122996.45565</text:p>
          </table:table-cell>
          <table:table-cell table:formula="of:=[.G317]-[.$B$2]" office:value-type="float" office:value="54.8655498027802" calcext:value-type="float">
            <text:p>54.8655498028</text:p>
          </table:table-cell>
          <table:table-cell table:formula="of:=[.C317]/([.H317]-[.H316])" office:value-type="float" office:value="110908.704165887" calcext:value-type="float">
            <text:p>110908.704165887</text:p>
          </table:table-cell>
          <table:table-cell table:formula="of:=[.G317]-[.$B317]" office:value-type="float" office:value="15.7228393554688" calcext:value-type="float">
            <text:p>15.7228393555</text:p>
          </table:table-cell>
          <table:table-cell/>
          <table:table-cell office:value-type="float" office:value="1443122996.45565" calcext:value-type="float">
            <text:p>1443122996.45565</text:p>
          </table:table-cell>
          <table:table-cell table:formula="of:=[.L317]-[.$B$2]" office:value-type="float" office:value="54.8655498027802" calcext:value-type="float">
            <text:p>54.8655498028</text:p>
          </table:table-cell>
          <table:table-cell table:formula="of:=[.C317]/([.M317]-[.M316])" office:value-type="float" office:value="110908.704165887" calcext:value-type="float">
            <text:p>110908.704165887</text:p>
          </table:table-cell>
          <table:table-cell table:formula="of:=[.L317]-[.$B317]" office:value-type="float" office:value="15.7228393554688" calcext:value-type="float">
            <text:p>15.722839355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22980.78414" calcext:value-type="float">
            <text:p>1443122980.78414</text:p>
          </table:table-cell>
          <table:table-cell office:value-type="float" office:value="4096" calcext:value-type="float">
            <text:p>4096</text:p>
          </table:table-cell>
          <table:table-cell table:formula="of:=[.B318]-[.$B$2]" office:value-type="float" office:value="39.1940379142761" calcext:value-type="float">
            <text:p>39.1940379143</text:p>
          </table:table-cell>
          <table:table-cell table:formula="of:=[.C318]/([.D318]-[.D317])" office:value-type="float" office:value="79801.3274805721" calcext:value-type="float">
            <text:p>79801.3274805721</text:p>
          </table:table-cell>
          <table:table-cell/>
          <table:table-cell office:value-type="float" office:value="1443122996.49259" calcext:value-type="float">
            <text:p>1443122996.49259</text:p>
          </table:table-cell>
          <table:table-cell table:formula="of:=[.G318]-[.$B$2]" office:value-type="float" office:value="54.9024865627289" calcext:value-type="float">
            <text:p>54.9024865627</text:p>
          </table:table-cell>
          <table:table-cell table:formula="of:=[.C318]/([.H318]-[.H317])" office:value-type="float" office:value="110892.238671865" calcext:value-type="float">
            <text:p>110892.238671865</text:p>
          </table:table-cell>
          <table:table-cell table:formula="of:=[.G318]-[.$B318]" office:value-type="float" office:value="15.7084486484528" calcext:value-type="float">
            <text:p>15.7084486485</text:p>
          </table:table-cell>
          <table:table-cell/>
          <table:table-cell office:value-type="float" office:value="1443122996.49259" calcext:value-type="float">
            <text:p>1443122996.49259</text:p>
          </table:table-cell>
          <table:table-cell table:formula="of:=[.L318]-[.$B$2]" office:value-type="float" office:value="54.9024865627289" calcext:value-type="float">
            <text:p>54.9024865627</text:p>
          </table:table-cell>
          <table:table-cell table:formula="of:=[.C318]/([.M318]-[.M317])" office:value-type="float" office:value="110892.238671865" calcext:value-type="float">
            <text:p>110892.238671865</text:p>
          </table:table-cell>
          <table:table-cell table:formula="of:=[.L318]-[.$B318]" office:value-type="float" office:value="15.7084486484528" calcext:value-type="float">
            <text:p>15.708448648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22980.83547" calcext:value-type="float">
            <text:p>1443122980.83547</text:p>
          </table:table-cell>
          <table:table-cell office:value-type="float" office:value="4096" calcext:value-type="float">
            <text:p>4096</text:p>
          </table:table-cell>
          <table:table-cell table:formula="of:=[.B319]-[.$B$2]" office:value-type="float" office:value="39.2453660964966" calcext:value-type="float">
            <text:p>39.2453660965</text:p>
          </table:table-cell>
          <table:table-cell table:formula="of:=[.C319]/([.D319]-[.D318])" office:value-type="float" office:value="79800.2154529324" calcext:value-type="float">
            <text:p>79800.2154529324</text:p>
          </table:table-cell>
          <table:table-cell/>
          <table:table-cell office:value-type="float" office:value="1443122996.52951" calcext:value-type="float">
            <text:p>1443122996.52951</text:p>
          </table:table-cell>
          <table:table-cell table:formula="of:=[.G319]-[.$B$2]" office:value-type="float" office:value="54.9394104480743" calcext:value-type="float">
            <text:p>54.9394104481</text:p>
          </table:table-cell>
          <table:table-cell table:formula="of:=[.C319]/([.H319]-[.H318])" office:value-type="float" office:value="110930.904526377" calcext:value-type="float">
            <text:p>110930.904526377</text:p>
          </table:table-cell>
          <table:table-cell table:formula="of:=[.G319]-[.$B319]" office:value-type="float" office:value="15.6940443515778" calcext:value-type="float">
            <text:p>15.6940443516</text:p>
          </table:table-cell>
          <table:table-cell/>
          <table:table-cell office:value-type="float" office:value="1443122996.52951" calcext:value-type="float">
            <text:p>1443122996.52951</text:p>
          </table:table-cell>
          <table:table-cell table:formula="of:=[.L319]-[.$B$2]" office:value-type="float" office:value="54.9394104480743" calcext:value-type="float">
            <text:p>54.9394104481</text:p>
          </table:table-cell>
          <table:table-cell table:formula="of:=[.C319]/([.M319]-[.M318])" office:value-type="float" office:value="110930.904526377" calcext:value-type="float">
            <text:p>110930.904526377</text:p>
          </table:table-cell>
          <table:table-cell table:formula="of:=[.L319]-[.$B319]" office:value-type="float" office:value="15.6940443515778" calcext:value-type="float">
            <text:p>15.694044351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22980.88679" calcext:value-type="float">
            <text:p>1443122980.88679</text:p>
          </table:table-cell>
          <table:table-cell office:value-type="float" office:value="4096" calcext:value-type="float">
            <text:p>4096</text:p>
          </table:table-cell>
          <table:table-cell table:formula="of:=[.B320]-[.$B$2]" office:value-type="float" office:value="39.296692609787" calcext:value-type="float">
            <text:p>39.2966926098</text:p>
          </table:table-cell>
          <table:table-cell table:formula="of:=[.C320]/([.D320]-[.D319])" office:value-type="float" office:value="79802.8102323032" calcext:value-type="float">
            <text:p>79802.8102323032</text:p>
          </table:table-cell>
          <table:table-cell/>
          <table:table-cell office:value-type="float" office:value="1443122996.56645" calcext:value-type="float">
            <text:p>1443122996.56645</text:p>
          </table:table-cell>
          <table:table-cell table:formula="of:=[.G320]-[.$B$2]" office:value-type="float" office:value="54.9763476848602" calcext:value-type="float">
            <text:p>54.9763476849</text:p>
          </table:table-cell>
          <table:table-cell table:formula="of:=[.C320]/([.H320]-[.H319])" office:value-type="float" office:value="110890.807120819" calcext:value-type="float">
            <text:p>110890.807120819</text:p>
          </table:table-cell>
          <table:table-cell table:formula="of:=[.G320]-[.$B320]" office:value-type="float" office:value="15.6796550750732" calcext:value-type="float">
            <text:p>15.6796550751</text:p>
          </table:table-cell>
          <table:table-cell/>
          <table:table-cell office:value-type="float" office:value="1443122996.56645" calcext:value-type="float">
            <text:p>1443122996.56645</text:p>
          </table:table-cell>
          <table:table-cell table:formula="of:=[.L320]-[.$B$2]" office:value-type="float" office:value="54.9763476848602" calcext:value-type="float">
            <text:p>54.9763476849</text:p>
          </table:table-cell>
          <table:table-cell table:formula="of:=[.C320]/([.M320]-[.M319])" office:value-type="float" office:value="110890.807120819" calcext:value-type="float">
            <text:p>110890.807120819</text:p>
          </table:table-cell>
          <table:table-cell table:formula="of:=[.L320]-[.$B320]" office:value-type="float" office:value="15.6796550750732" calcext:value-type="float">
            <text:p>15.679655075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22980.93817" calcext:value-type="float">
            <text:p>1443122980.93817</text:p>
          </table:table-cell>
          <table:table-cell office:value-type="float" office:value="4096" calcext:value-type="float">
            <text:p>4096</text:p>
          </table:table-cell>
          <table:table-cell table:formula="of:=[.B321]-[.$B$2]" office:value-type="float" office:value="39.3480648994446" calcext:value-type="float">
            <text:p>39.3480648994</text:p>
          </table:table-cell>
          <table:table-cell table:formula="of:=[.C321]/([.D321]-[.D320])" office:value-type="float" office:value="79731.7002473651" calcext:value-type="float">
            <text:p>79731.7002473651</text:p>
          </table:table-cell>
          <table:table-cell/>
          <table:table-cell office:value-type="float" office:value="1443122996.60338" calcext:value-type="float">
            <text:p>1443122996.60338</text:p>
          </table:table-cell>
          <table:table-cell table:formula="of:=[.G321]-[.$B$2]" office:value-type="float" office:value="55.013279914856" calcext:value-type="float">
            <text:p>55.0132799149</text:p>
          </table:table-cell>
          <table:table-cell table:formula="of:=[.C321]/([.H321]-[.H320])" office:value-type="float" office:value="110905.840250476" calcext:value-type="float">
            <text:p>110905.840250476</text:p>
          </table:table-cell>
          <table:table-cell table:formula="of:=[.G321]-[.$B321]" office:value-type="float" office:value="15.6652150154114" calcext:value-type="float">
            <text:p>15.6652150154</text:p>
          </table:table-cell>
          <table:table-cell/>
          <table:table-cell office:value-type="float" office:value="1443122996.60338" calcext:value-type="float">
            <text:p>1443122996.60338</text:p>
          </table:table-cell>
          <table:table-cell table:formula="of:=[.L321]-[.$B$2]" office:value-type="float" office:value="55.013279914856" calcext:value-type="float">
            <text:p>55.0132799149</text:p>
          </table:table-cell>
          <table:table-cell table:formula="of:=[.C321]/([.M321]-[.M320])" office:value-type="float" office:value="110905.840250476" calcext:value-type="float">
            <text:p>110905.840250476</text:p>
          </table:table-cell>
          <table:table-cell table:formula="of:=[.L321]-[.$B321]" office:value-type="float" office:value="15.6652150154114" calcext:value-type="float">
            <text:p>15.665215015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22980.98949" calcext:value-type="float">
            <text:p>1443122980.98949</text:p>
          </table:table-cell>
          <table:table-cell office:value-type="float" office:value="4096" calcext:value-type="float">
            <text:p>4096</text:p>
          </table:table-cell>
          <table:table-cell table:formula="of:=[.B322]-[.$B$2]" office:value-type="float" office:value="39.3993923664093" calcext:value-type="float">
            <text:p>39.3993923664</text:p>
          </table:table-cell>
          <table:table-cell table:formula="of:=[.C322]/([.D322]-[.D321])" office:value-type="float" office:value="79801.3274805721" calcext:value-type="float">
            <text:p>79801.3274805721</text:p>
          </table:table-cell>
          <table:table-cell/>
          <table:table-cell office:value-type="float" office:value="1443122996.64031" calcext:value-type="float">
            <text:p>1443122996.64031</text:p>
          </table:table-cell>
          <table:table-cell table:formula="of:=[.G322]-[.$B$2]" office:value-type="float" office:value="55.0502111911774" calcext:value-type="float">
            <text:p>55.0502111912</text:p>
          </table:table-cell>
          <table:table-cell table:formula="of:=[.C322]/([.H322]-[.H321])" office:value-type="float" office:value="110908.704165887" calcext:value-type="float">
            <text:p>110908.704165887</text:p>
          </table:table-cell>
          <table:table-cell table:formula="of:=[.G322]-[.$B322]" office:value-type="float" office:value="15.6508188247681" calcext:value-type="float">
            <text:p>15.6508188248</text:p>
          </table:table-cell>
          <table:table-cell/>
          <table:table-cell office:value-type="float" office:value="1443122996.64031" calcext:value-type="float">
            <text:p>1443122996.64031</text:p>
          </table:table-cell>
          <table:table-cell table:formula="of:=[.L322]-[.$B$2]" office:value-type="float" office:value="55.0502111911774" calcext:value-type="float">
            <text:p>55.0502111912</text:p>
          </table:table-cell>
          <table:table-cell table:formula="of:=[.C322]/([.M322]-[.M321])" office:value-type="float" office:value="110908.704165887" calcext:value-type="float">
            <text:p>110908.704165887</text:p>
          </table:table-cell>
          <table:table-cell table:formula="of:=[.L322]-[.$B322]" office:value-type="float" office:value="15.6508188247681" calcext:value-type="float">
            <text:p>15.650818824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22981.03851" calcext:value-type="float">
            <text:p>1443122981.03851</text:p>
          </table:table-cell>
          <table:table-cell office:value-type="float" office:value="4096" calcext:value-type="float">
            <text:p>4096</text:p>
          </table:table-cell>
          <table:table-cell table:formula="of:=[.B323]-[.$B$2]" office:value-type="float" office:value="39.4484076499939" calcext:value-type="float">
            <text:p>39.44840765</text:p>
          </table:table-cell>
          <table:table-cell table:formula="of:=[.C323]/([.D323]-[.D322])" office:value-type="float" office:value="83565.7717440475" calcext:value-type="float">
            <text:p>83565.7717440475</text:p>
          </table:table-cell>
          <table:table-cell/>
          <table:table-cell office:value-type="float" office:value="1443122996.67723" calcext:value-type="float">
            <text:p>1443122996.67723</text:p>
          </table:table-cell>
          <table:table-cell table:formula="of:=[.G323]-[.$B$2]" office:value-type="float" office:value="55.0871329307556" calcext:value-type="float">
            <text:p>55.0871329308</text:p>
          </table:table-cell>
          <table:table-cell table:formula="of:=[.C323]/([.H323]-[.H322])" office:value-type="float" office:value="110937.351457113" calcext:value-type="float">
            <text:p>110937.351457113</text:p>
          </table:table-cell>
          <table:table-cell table:formula="of:=[.G323]-[.$B323]" office:value-type="float" office:value="15.6387252807617" calcext:value-type="float">
            <text:p>15.6387252808</text:p>
          </table:table-cell>
          <table:table-cell/>
          <table:table-cell office:value-type="float" office:value="1443122996.67723" calcext:value-type="float">
            <text:p>1443122996.67723</text:p>
          </table:table-cell>
          <table:table-cell table:formula="of:=[.L323]-[.$B$2]" office:value-type="float" office:value="55.0871329307556" calcext:value-type="float">
            <text:p>55.0871329308</text:p>
          </table:table-cell>
          <table:table-cell table:formula="of:=[.C323]/([.M323]-[.M322])" office:value-type="float" office:value="110937.351457113" calcext:value-type="float">
            <text:p>110937.351457113</text:p>
          </table:table-cell>
          <table:table-cell table:formula="of:=[.L323]-[.$B323]" office:value-type="float" office:value="15.6387252807617" calcext:value-type="float">
            <text:p>15.638725280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22981.08682" calcext:value-type="float">
            <text:p>1443122981.08682</text:p>
          </table:table-cell>
          <table:table-cell office:value-type="float" office:value="4096" calcext:value-type="float">
            <text:p>4096</text:p>
          </table:table-cell>
          <table:table-cell table:formula="of:=[.B324]-[.$B$2]" office:value-type="float" office:value="39.4967246055603" calcext:value-type="float">
            <text:p>39.4967246056</text:p>
          </table:table-cell>
          <table:table-cell table:formula="of:=[.C324]/([.D324]-[.D323])" office:value-type="float" office:value="84773.5531343755" calcext:value-type="float">
            <text:p>84773.5531343755</text:p>
          </table:table-cell>
          <table:table-cell/>
          <table:table-cell office:value-type="float" office:value="1443122996.71418" calcext:value-type="float">
            <text:p>1443122996.71418</text:p>
          </table:table-cell>
          <table:table-cell table:formula="of:=[.G324]-[.$B$2]" office:value-type="float" office:value="55.1240825653076" calcext:value-type="float">
            <text:p>55.1240825653</text:p>
          </table:table-cell>
          <table:table-cell table:formula="of:=[.C324]/([.H324]-[.H323])" office:value-type="float" office:value="110853.599762547" calcext:value-type="float">
            <text:p>110853.599762547</text:p>
          </table:table-cell>
          <table:table-cell table:formula="of:=[.G324]-[.$B324]" office:value-type="float" office:value="15.6273579597473" calcext:value-type="float">
            <text:p>15.6273579597</text:p>
          </table:table-cell>
          <table:table-cell/>
          <table:table-cell office:value-type="float" office:value="1443122996.71418" calcext:value-type="float">
            <text:p>1443122996.71418</text:p>
          </table:table-cell>
          <table:table-cell table:formula="of:=[.L324]-[.$B$2]" office:value-type="float" office:value="55.1240825653076" calcext:value-type="float">
            <text:p>55.1240825653</text:p>
          </table:table-cell>
          <table:table-cell table:formula="of:=[.C324]/([.M324]-[.M323])" office:value-type="float" office:value="110853.599762547" calcext:value-type="float">
            <text:p>110853.599762547</text:p>
          </table:table-cell>
          <table:table-cell table:formula="of:=[.L324]-[.$B324]" office:value-type="float" office:value="15.6273579597473" calcext:value-type="float">
            <text:p>15.627357959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22981.13514" calcext:value-type="float">
            <text:p>1443122981.13514</text:p>
          </table:table-cell>
          <table:table-cell office:value-type="float" office:value="4096" calcext:value-type="float">
            <text:p>4096</text:p>
          </table:table-cell>
          <table:table-cell table:formula="of:=[.B325]-[.$B$2]" office:value-type="float" office:value="39.5450420379639" calcext:value-type="float">
            <text:p>39.545042038</text:p>
          </table:table-cell>
          <table:table-cell table:formula="of:=[.C325]/([.D325]-[.D324])" office:value-type="float" office:value="84772.7165174827" calcext:value-type="float">
            <text:p>84772.7165174827</text:p>
          </table:table-cell>
          <table:table-cell/>
          <table:table-cell office:value-type="float" office:value="1443122996.75111" calcext:value-type="float">
            <text:p>1443122996.75111</text:p>
          </table:table-cell>
          <table:table-cell table:formula="of:=[.G325]-[.$B$2]" office:value-type="float" office:value="55.1610136032105" calcext:value-type="float">
            <text:p>55.1610136032</text:p>
          </table:table-cell>
          <table:table-cell table:formula="of:=[.C325]/([.H325]-[.H324])" office:value-type="float" office:value="110909.42016785" calcext:value-type="float">
            <text:p>110909.42016785</text:p>
          </table:table-cell>
          <table:table-cell table:formula="of:=[.G325]-[.$B325]" office:value-type="float" office:value="15.6159715652466" calcext:value-type="float">
            <text:p>15.6159715652</text:p>
          </table:table-cell>
          <table:table-cell/>
          <table:table-cell office:value-type="float" office:value="1443122996.75111" calcext:value-type="float">
            <text:p>1443122996.75111</text:p>
          </table:table-cell>
          <table:table-cell table:formula="of:=[.L325]-[.$B$2]" office:value-type="float" office:value="55.1610136032105" calcext:value-type="float">
            <text:p>55.1610136032</text:p>
          </table:table-cell>
          <table:table-cell table:formula="of:=[.C325]/([.M325]-[.M324])" office:value-type="float" office:value="110909.42016785" calcext:value-type="float">
            <text:p>110909.42016785</text:p>
          </table:table-cell>
          <table:table-cell table:formula="of:=[.L325]-[.$B325]" office:value-type="float" office:value="15.6159715652466" calcext:value-type="float">
            <text:p>15.615971565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22981.18346" calcext:value-type="float">
            <text:p>1443122981.18346</text:p>
          </table:table-cell>
          <table:table-cell office:value-type="float" office:value="4096" calcext:value-type="float">
            <text:p>4096</text:p>
          </table:table-cell>
          <table:table-cell table:formula="of:=[.B326]-[.$B$2]" office:value-type="float" office:value="39.5933609008789" calcext:value-type="float">
            <text:p>39.5933609009</text:p>
          </table:table-cell>
          <table:table-cell table:formula="of:=[.C326]/([.D326]-[.D325])" office:value-type="float" office:value="84770.2067658785" calcext:value-type="float">
            <text:p>84770.2067658785</text:p>
          </table:table-cell>
          <table:table-cell/>
          <table:table-cell office:value-type="float" office:value="1443122996.78805" calcext:value-type="float">
            <text:p>1443122996.78805</text:p>
          </table:table-cell>
          <table:table-cell table:formula="of:=[.G326]-[.$B$2]" office:value-type="float" office:value="55.1979510784149" calcext:value-type="float">
            <text:p>55.1979510784</text:p>
          </table:table-cell>
          <table:table-cell table:formula="of:=[.C326]/([.H326]-[.H325])" office:value-type="float" office:value="110890.091359156" calcext:value-type="float">
            <text:p>110890.091359156</text:p>
          </table:table-cell>
          <table:table-cell table:formula="of:=[.G326]-[.$B326]" office:value-type="float" office:value="15.604590177536" calcext:value-type="float">
            <text:p>15.6045901775</text:p>
          </table:table-cell>
          <table:table-cell/>
          <table:table-cell office:value-type="float" office:value="1443122996.78805" calcext:value-type="float">
            <text:p>1443122996.78805</text:p>
          </table:table-cell>
          <table:table-cell table:formula="of:=[.L326]-[.$B$2]" office:value-type="float" office:value="55.1979510784149" calcext:value-type="float">
            <text:p>55.1979510784</text:p>
          </table:table-cell>
          <table:table-cell table:formula="of:=[.C326]/([.M326]-[.M325])" office:value-type="float" office:value="110890.091359156" calcext:value-type="float">
            <text:p>110890.091359156</text:p>
          </table:table-cell>
          <table:table-cell table:formula="of:=[.L326]-[.$B326]" office:value-type="float" office:value="15.604590177536" calcext:value-type="float">
            <text:p>15.604590177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22981.23178" calcext:value-type="float">
            <text:p>1443122981.23178</text:p>
          </table:table-cell>
          <table:table-cell office:value-type="float" office:value="4096" calcext:value-type="float">
            <text:p>4096</text:p>
          </table:table-cell>
          <table:table-cell table:formula="of:=[.B327]-[.$B$2]" office:value-type="float" office:value="39.6416804790497" calcext:value-type="float">
            <text:p>39.641680479</text:p>
          </table:table-cell>
          <table:table-cell table:formula="of:=[.C327]/([.D327]-[.D326])" office:value-type="float" office:value="84768.9519458027" calcext:value-type="float">
            <text:p>84768.9519458027</text:p>
          </table:table-cell>
          <table:table-cell/>
          <table:table-cell office:value-type="float" office:value="1443122996.82498" calcext:value-type="float">
            <text:p>1443122996.82498</text:p>
          </table:table-cell>
          <table:table-cell table:formula="of:=[.G327]-[.$B$2]" office:value-type="float" office:value="55.2348792552948" calcext:value-type="float">
            <text:p>55.2348792553</text:p>
          </table:table-cell>
          <table:table-cell table:formula="of:=[.C327]/([.H327]-[.H326])" office:value-type="float" office:value="110918.012912556" calcext:value-type="float">
            <text:p>110918.012912556</text:p>
          </table:table-cell>
          <table:table-cell table:formula="of:=[.G327]-[.$B327]" office:value-type="float" office:value="15.5931987762451" calcext:value-type="float">
            <text:p>15.5931987762</text:p>
          </table:table-cell>
          <table:table-cell/>
          <table:table-cell office:value-type="float" office:value="1443122996.82498" calcext:value-type="float">
            <text:p>1443122996.82498</text:p>
          </table:table-cell>
          <table:table-cell table:formula="of:=[.L327]-[.$B$2]" office:value-type="float" office:value="55.2348792552948" calcext:value-type="float">
            <text:p>55.2348792553</text:p>
          </table:table-cell>
          <table:table-cell table:formula="of:=[.C327]/([.M327]-[.M326])" office:value-type="float" office:value="110918.012912556" calcext:value-type="float">
            <text:p>110918.012912556</text:p>
          </table:table-cell>
          <table:table-cell table:formula="of:=[.L327]-[.$B327]" office:value-type="float" office:value="15.5931987762451" calcext:value-type="float">
            <text:p>15.593198776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22981.2801" calcext:value-type="float">
            <text:p>1443122981.2801</text:p>
          </table:table-cell>
          <table:table-cell office:value-type="float" office:value="4096" calcext:value-type="float">
            <text:p>4096</text:p>
          </table:table-cell>
          <table:table-cell table:formula="of:=[.B328]-[.$B$2]" office:value-type="float" office:value="39.690003156662" calcext:value-type="float">
            <text:p>39.6900031567</text:p>
          </table:table-cell>
          <table:table-cell table:formula="of:=[.C328]/([.D328]-[.D327])" office:value-type="float" office:value="84763.5148213933" calcext:value-type="float">
            <text:p>84763.5148213933</text:p>
          </table:table-cell>
          <table:table-cell/>
          <table:table-cell office:value-type="float" office:value="1443122996.86191" calcext:value-type="float">
            <text:p>1443122996.86191</text:p>
          </table:table-cell>
          <table:table-cell table:formula="of:=[.G328]-[.$B$2]" office:value-type="float" office:value="55.2718067169189" calcext:value-type="float">
            <text:p>55.2718067169</text:p>
          </table:table-cell>
          <table:table-cell table:formula="of:=[.C328]/([.H328]-[.H327])" office:value-type="float" office:value="110920.161306776" calcext:value-type="float">
            <text:p>110920.161306776</text:p>
          </table:table-cell>
          <table:table-cell table:formula="of:=[.G328]-[.$B328]" office:value-type="float" office:value="15.581803560257" calcext:value-type="float">
            <text:p>15.5818035603</text:p>
          </table:table-cell>
          <table:table-cell/>
          <table:table-cell office:value-type="float" office:value="1443122996.86191" calcext:value-type="float">
            <text:p>1443122996.86191</text:p>
          </table:table-cell>
          <table:table-cell table:formula="of:=[.L328]-[.$B$2]" office:value-type="float" office:value="55.2718067169189" calcext:value-type="float">
            <text:p>55.2718067169</text:p>
          </table:table-cell>
          <table:table-cell table:formula="of:=[.C328]/([.M328]-[.M327])" office:value-type="float" office:value="110920.161306776" calcext:value-type="float">
            <text:p>110920.161306776</text:p>
          </table:table-cell>
          <table:table-cell table:formula="of:=[.L328]-[.$B328]" office:value-type="float" office:value="15.581803560257" calcext:value-type="float">
            <text:p>15.581803560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22981.32843" calcext:value-type="float">
            <text:p>1443122981.32843</text:p>
          </table:table-cell>
          <table:table-cell office:value-type="float" office:value="4096" calcext:value-type="float">
            <text:p>4096</text:p>
          </table:table-cell>
          <table:table-cell table:formula="of:=[.B329]-[.$B$2]" office:value-type="float" office:value="39.7383327484131" calcext:value-type="float">
            <text:p>39.7383327484</text:p>
          </table:table-cell>
          <table:table-cell table:formula="of:=[.C329]/([.D329]-[.D328])" office:value-type="float" office:value="84751.3883646015" calcext:value-type="float">
            <text:p>84751.3883646015</text:p>
          </table:table-cell>
          <table:table-cell/>
          <table:table-cell office:value-type="float" office:value="1443122996.89885" calcext:value-type="float">
            <text:p>1443122996.89885</text:p>
          </table:table-cell>
          <table:table-cell table:formula="of:=[.G329]-[.$B$2]" office:value-type="float" office:value="55.3087501525879" calcext:value-type="float">
            <text:p>55.3087501526</text:p>
          </table:table-cell>
          <table:table-cell table:formula="of:=[.C329]/([.H329]-[.H328])" office:value-type="float" office:value="110872.200320099" calcext:value-type="float">
            <text:p>110872.200320099</text:p>
          </table:table-cell>
          <table:table-cell table:formula="of:=[.G329]-[.$B329]" office:value-type="float" office:value="15.5704174041748" calcext:value-type="float">
            <text:p>15.5704174042</text:p>
          </table:table-cell>
          <table:table-cell/>
          <table:table-cell office:value-type="float" office:value="1443122996.89885" calcext:value-type="float">
            <text:p>1443122996.89885</text:p>
          </table:table-cell>
          <table:table-cell table:formula="of:=[.L329]-[.$B$2]" office:value-type="float" office:value="55.3087501525879" calcext:value-type="float">
            <text:p>55.3087501526</text:p>
          </table:table-cell>
          <table:table-cell table:formula="of:=[.C329]/([.M329]-[.M328])" office:value-type="float" office:value="110872.200320099" calcext:value-type="float">
            <text:p>110872.200320099</text:p>
          </table:table-cell>
          <table:table-cell table:formula="of:=[.L329]-[.$B329]" office:value-type="float" office:value="15.5704174041748" calcext:value-type="float">
            <text:p>15.570417404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22981.37675" calcext:value-type="float">
            <text:p>1443122981.37675</text:p>
          </table:table-cell>
          <table:table-cell office:value-type="float" office:value="4096" calcext:value-type="float">
            <text:p>4096</text:p>
          </table:table-cell>
          <table:table-cell table:formula="of:=[.B330]-[.$B$2]" office:value-type="float" office:value="39.786648273468" calcext:value-type="float">
            <text:p>39.7866482735</text:p>
          </table:table-cell>
          <table:table-cell table:formula="of:=[.C330]/([.D330]-[.D329])" office:value-type="float" office:value="84776.0630841352" calcext:value-type="float">
            <text:p>84776.0630841352</text:p>
          </table:table-cell>
          <table:table-cell/>
          <table:table-cell office:value-type="float" office:value="1443122996.93578" calcext:value-type="float">
            <text:p>1443122996.93578</text:p>
          </table:table-cell>
          <table:table-cell table:formula="of:=[.G330]-[.$B$2]" office:value-type="float" office:value="55.3456766605377" calcext:value-type="float">
            <text:p>55.3456766605</text:p>
          </table:table-cell>
          <table:table-cell table:formula="of:=[.C330]/([.H330]-[.H329])" office:value-type="float" office:value="110923.025961868" calcext:value-type="float">
            <text:p>110923.025961868</text:p>
          </table:table-cell>
          <table:table-cell table:formula="of:=[.G330]-[.$B330]" office:value-type="float" office:value="15.5590283870697" calcext:value-type="float">
            <text:p>15.5590283871</text:p>
          </table:table-cell>
          <table:table-cell/>
          <table:table-cell office:value-type="float" office:value="1443122996.93578" calcext:value-type="float">
            <text:p>1443122996.93578</text:p>
          </table:table-cell>
          <table:table-cell table:formula="of:=[.L330]-[.$B$2]" office:value-type="float" office:value="55.3456766605377" calcext:value-type="float">
            <text:p>55.3456766605</text:p>
          </table:table-cell>
          <table:table-cell table:formula="of:=[.C330]/([.M330]-[.M329])" office:value-type="float" office:value="110923.025961868" calcext:value-type="float">
            <text:p>110923.025961868</text:p>
          </table:table-cell>
          <table:table-cell table:formula="of:=[.L330]-[.$B330]" office:value-type="float" office:value="15.5590283870697" calcext:value-type="float">
            <text:p>15.559028387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22981.42506" calcext:value-type="float">
            <text:p>1443122981.42506</text:p>
          </table:table-cell>
          <table:table-cell office:value-type="float" office:value="4096" calcext:value-type="float">
            <text:p>4096</text:p>
          </table:table-cell>
          <table:table-cell table:formula="of:=[.B331]-[.$B$2]" office:value-type="float" office:value="39.8349628448486" calcext:value-type="float">
            <text:p>39.8349628448</text:p>
          </table:table-cell>
          <table:table-cell table:formula="of:=[.C331]/([.D331]-[.D330])" office:value-type="float" office:value="84777.7364665476" calcext:value-type="float">
            <text:p>84777.7364665476</text:p>
          </table:table-cell>
          <table:table-cell/>
          <table:table-cell office:value-type="float" office:value="1443122996.97271" calcext:value-type="float">
            <text:p>1443122996.97271</text:p>
          </table:table-cell>
          <table:table-cell table:formula="of:=[.G331]-[.$B$2]" office:value-type="float" office:value="55.3826138973236" calcext:value-type="float">
            <text:p>55.3826138973</text:p>
          </table:table-cell>
          <table:table-cell table:formula="of:=[.C331]/([.H331]-[.H330])" office:value-type="float" office:value="110890.807120819" calcext:value-type="float">
            <text:p>110890.807120819</text:p>
          </table:table-cell>
          <table:table-cell table:formula="of:=[.G331]-[.$B331]" office:value-type="float" office:value="15.547651052475" calcext:value-type="float">
            <text:p>15.5476510525</text:p>
          </table:table-cell>
          <table:table-cell/>
          <table:table-cell office:value-type="float" office:value="1443122996.97271" calcext:value-type="float">
            <text:p>1443122996.97271</text:p>
          </table:table-cell>
          <table:table-cell table:formula="of:=[.L331]-[.$B$2]" office:value-type="float" office:value="55.3826138973236" calcext:value-type="float">
            <text:p>55.3826138973</text:p>
          </table:table-cell>
          <table:table-cell table:formula="of:=[.C331]/([.M331]-[.M330])" office:value-type="float" office:value="110890.807120819" calcext:value-type="float">
            <text:p>110890.807120819</text:p>
          </table:table-cell>
          <table:table-cell table:formula="of:=[.L331]-[.$B331]" office:value-type="float" office:value="15.547651052475" calcext:value-type="float">
            <text:p>15.547651052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22981.47339" calcext:value-type="float">
            <text:p>1443122981.47339</text:p>
          </table:table-cell>
          <table:table-cell office:value-type="float" office:value="4096" calcext:value-type="float">
            <text:p>4096</text:p>
          </table:table-cell>
          <table:table-cell table:formula="of:=[.B332]-[.$B$2]" office:value-type="float" office:value="39.8832869529724" calcext:value-type="float">
            <text:p>39.883286953</text:p>
          </table:table-cell>
          <table:table-cell table:formula="of:=[.C332]/([.D332]-[.D331])" office:value-type="float" office:value="84761.005614596" calcext:value-type="float">
            <text:p>84761.005614596</text:p>
          </table:table-cell>
          <table:table-cell/>
          <table:table-cell office:value-type="float" office:value="1443122997.00972" calcext:value-type="float">
            <text:p>1443122997.00972</text:p>
          </table:table-cell>
          <table:table-cell table:formula="of:=[.G332]-[.$B$2]" office:value-type="float" office:value="55.4196190834045" calcext:value-type="float">
            <text:p>55.4196190834</text:p>
          </table:table-cell>
          <table:table-cell table:formula="of:=[.C332]/([.H332]-[.H331])" office:value-type="float" office:value="110687.188304953" calcext:value-type="float">
            <text:p>110687.188304953</text:p>
          </table:table-cell>
          <table:table-cell table:formula="of:=[.G332]-[.$B332]" office:value-type="float" office:value="15.5363321304321" calcext:value-type="float">
            <text:p>15.5363321304</text:p>
          </table:table-cell>
          <table:table-cell/>
          <table:table-cell office:value-type="float" office:value="1443122997.00972" calcext:value-type="float">
            <text:p>1443122997.00972</text:p>
          </table:table-cell>
          <table:table-cell table:formula="of:=[.L332]-[.$B$2]" office:value-type="float" office:value="55.4196190834045" calcext:value-type="float">
            <text:p>55.4196190834</text:p>
          </table:table-cell>
          <table:table-cell table:formula="of:=[.C332]/([.M332]-[.M331])" office:value-type="float" office:value="110687.188304953" calcext:value-type="float">
            <text:p>110687.188304953</text:p>
          </table:table-cell>
          <table:table-cell table:formula="of:=[.L332]-[.$B332]" office:value-type="float" office:value="15.5363321304321" calcext:value-type="float">
            <text:p>15.536332130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22981.52171" calcext:value-type="float">
            <text:p>1443122981.52171</text:p>
          </table:table-cell>
          <table:table-cell office:value-type="float" office:value="4096" calcext:value-type="float">
            <text:p>4096</text:p>
          </table:table-cell>
          <table:table-cell table:formula="of:=[.B333]-[.$B$2]" office:value-type="float" office:value="39.9316108226776" calcext:value-type="float">
            <text:p>39.9316108227</text:p>
          </table:table-cell>
          <table:table-cell table:formula="of:=[.C333]/([.D333]-[.D332])" office:value-type="float" office:value="84761.4238054123" calcext:value-type="float">
            <text:p>84761.4238054123</text:p>
          </table:table-cell>
          <table:table-cell/>
          <table:table-cell office:value-type="float" office:value="1443123001.33507" calcext:value-type="float">
            <text:p>1443123001.33507</text:p>
          </table:table-cell>
          <table:table-cell table:formula="of:=[.G333]-[.$B$2]" office:value-type="float" office:value="59.7449705600739" calcext:value-type="float">
            <text:p>59.7449705601</text:p>
          </table:table-cell>
          <table:table-cell table:formula="of:=[.C333]/([.H333]-[.H332])" office:value-type="float" office:value="946.975065978703" calcext:value-type="float">
            <text:p>946.9750659787</text:p>
          </table:table-cell>
          <table:table-cell table:formula="of:=[.G333]-[.$B333]" office:value-type="float" office:value="19.8133597373962" calcext:value-type="float">
            <text:p>19.8133597374</text:p>
          </table:table-cell>
          <table:table-cell/>
          <table:table-cell office:value-type="float" office:value="1443123001.33507" calcext:value-type="float">
            <text:p>1443123001.33507</text:p>
          </table:table-cell>
          <table:table-cell table:formula="of:=[.L333]-[.$B$2]" office:value-type="float" office:value="59.7449705600739" calcext:value-type="float">
            <text:p>59.7449705601</text:p>
          </table:table-cell>
          <table:table-cell table:formula="of:=[.C333]/([.M333]-[.M332])" office:value-type="float" office:value="946.975065978703" calcext:value-type="float">
            <text:p>946.9750659787</text:p>
          </table:table-cell>
          <table:table-cell table:formula="of:=[.L333]-[.$B333]" office:value-type="float" office:value="19.8133597373962" calcext:value-type="float">
            <text:p>19.813359737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22981.57004" calcext:value-type="float">
            <text:p>1443122981.57004</text:p>
          </table:table-cell>
          <table:table-cell office:value-type="float" office:value="4096" calcext:value-type="float">
            <text:p>4096</text:p>
          </table:table-cell>
          <table:table-cell table:formula="of:=[.B334]-[.$B$2]" office:value-type="float" office:value="39.9799411296844" calcext:value-type="float">
            <text:p>39.9799411297</text:p>
          </table:table-cell>
          <table:table-cell table:formula="of:=[.C334]/([.D334]-[.D333])" office:value-type="float" office:value="84750.1341015825" calcext:value-type="float">
            <text:p>84750.1341015825</text:p>
          </table:table-cell>
          <table:table-cell/>
          <table:table-cell office:value-type="float" office:value="1443123001.49259" calcext:value-type="float">
            <text:p>1443123001.49259</text:p>
          </table:table-cell>
          <table:table-cell table:formula="of:=[.G334]-[.$B$2]" office:value-type="float" office:value="59.9024889469147" calcext:value-type="float">
            <text:p>59.9024889469</text:p>
          </table:table-cell>
          <table:table-cell table:formula="of:=[.C334]/([.H334]-[.H333])" office:value-type="float" office:value="26003.313531513" calcext:value-type="float">
            <text:p>26003.313531513</text:p>
          </table:table-cell>
          <table:table-cell table:formula="of:=[.G334]-[.$B334]" office:value-type="float" office:value="19.9225478172302" calcext:value-type="float">
            <text:p>19.9225478172</text:p>
          </table:table-cell>
          <table:table-cell/>
          <table:table-cell office:value-type="float" office:value="1443123001.49259" calcext:value-type="float">
            <text:p>1443123001.49259</text:p>
          </table:table-cell>
          <table:table-cell table:formula="of:=[.L334]-[.$B$2]" office:value-type="float" office:value="59.9024889469147" calcext:value-type="float">
            <text:p>59.9024889469</text:p>
          </table:table-cell>
          <table:table-cell table:formula="of:=[.C334]/([.M334]-[.M333])" office:value-type="float" office:value="26003.313531513" calcext:value-type="float">
            <text:p>26003.313531513</text:p>
          </table:table-cell>
          <table:table-cell table:formula="of:=[.L334]-[.$B334]" office:value-type="float" office:value="19.9225478172302" calcext:value-type="float">
            <text:p>19.922547817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22981.61836" calcext:value-type="float">
            <text:p>1443122981.61836</text:p>
          </table:table-cell>
          <table:table-cell office:value-type="float" office:value="4096" calcext:value-type="float">
            <text:p>4096</text:p>
          </table:table-cell>
          <table:table-cell table:formula="of:=[.B335]-[.$B$2]" office:value-type="float" office:value="40.0282597541809" calcext:value-type="float">
            <text:p>40.0282597542</text:p>
          </table:table-cell>
          <table:table-cell table:formula="of:=[.C335]/([.D335]-[.D334])" office:value-type="float" office:value="84770.6250474926" calcext:value-type="float">
            <text:p>84770.6250474926</text:p>
          </table:table-cell>
          <table:table-cell/>
          <table:table-cell office:value-type="float" office:value="1443123001.54354" calcext:value-type="float">
            <text:p>1443123001.54354</text:p>
          </table:table-cell>
          <table:table-cell table:formula="of:=[.G335]-[.$B$2]" office:value-type="float" office:value="59.9534411430359" calcext:value-type="float">
            <text:p>59.953441143</text:p>
          </table:table-cell>
          <table:table-cell table:formula="of:=[.C335]/([.H335]-[.H334])" office:value-type="float" office:value="80389.0766603185" calcext:value-type="float">
            <text:p>80389.0766603185</text:p>
          </table:table-cell>
          <table:table-cell table:formula="of:=[.G335]-[.$B335]" office:value-type="float" office:value="19.925181388855" calcext:value-type="float">
            <text:p>19.9251813889</text:p>
          </table:table-cell>
          <table:table-cell/>
          <table:table-cell office:value-type="float" office:value="1443123001.54354" calcext:value-type="float">
            <text:p>1443123001.54354</text:p>
          </table:table-cell>
          <table:table-cell table:formula="of:=[.L335]-[.$B$2]" office:value-type="float" office:value="59.9534411430359" calcext:value-type="float">
            <text:p>59.953441143</text:p>
          </table:table-cell>
          <table:table-cell table:formula="of:=[.C335]/([.M335]-[.M334])" office:value-type="float" office:value="80389.0766603185" calcext:value-type="float">
            <text:p>80389.0766603185</text:p>
          </table:table-cell>
          <table:table-cell table:formula="of:=[.L335]-[.$B335]" office:value-type="float" office:value="19.925181388855" calcext:value-type="float">
            <text:p>19.92518138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4:42:17.234234098</dc:date>
    <meta:editing-duration>PT11M15S</meta:editing-duration>
    <meta:editing-cycles>2</meta:editing-cycles>
    <meta:generator>LibreOffice/4.4.2.2$Linux_X86_64 LibreOffice_project/40m0$Build-2</meta:generator>
    <meta:document-statistic meta:table-count="1" meta:cell-count="43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3.952cm" style:legend-expansion="high" chart:style-name="ch2"/>
        <chart:plot-area chart:style-name="ch3" table:cell-range-address="source_2.D2:source_2.E335 source_2.E1:source_2.E1 source_2.I1:source_2.I335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335" chart:label-cell-address="source_2.E1:source_2.E1" chart:class="chart:scatter">
            <chart:domain table:cell-range-address="source_2.D2:source_2.D335"/>
            <chart:data-point chart:repeated="334"/>
          </chart:series>
          <chart:series chart:style-name="ch7" chart:values-cell-range-address="source_2.I2:source_2.I335" chart:label-cell-address="source_2.I1:source_2.I1" chart:class="chart:scatter">
            <chart:domain table:cell-range-address="source_2.H2:source_2.H335"/>
            <chart:data-point chart:repeated="3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335</svg:desc>
                </draw:g>
              </table:table-cell>
              <table:table-cell office:value-type="float" office:value="0">
                <text:p>0</text:p>
                <draw:g>
                  <svg:desc>source_2.E2:source_2.E335</svg:desc>
                </draw:g>
              </table:table-cell>
              <table:table-cell office:value-type="float" office:value="0.191612720489502">
                <text:p>0.191612720489502</text:p>
                <draw:g>
                  <svg:desc>source_2.H2:source_2.H335</svg:desc>
                </draw:g>
              </table:table-cell>
              <table:table-cell office:value-type="float" office:value="0">
                <text:p>0</text:p>
                <draw:g>
                  <svg:desc>source_2.I2:source_2.I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3310222625732">
                <text:p>0.0483310222625732</text:p>
              </table:table-cell>
              <table:table-cell office:value-type="float" office:value="84748.8798756875">
                <text:p>84748.8798756875</text:p>
              </table:table-cell>
              <table:table-cell office:value-type="float" office:value="0.2396240234375">
                <text:p>0.2396240234375</text:p>
              </table:table-cell>
              <table:table-cell office:value-type="float" office:value="85313.2439341722">
                <text:p>85313.2439341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66510772705078">
                <text:p>0.0966510772705078</text:p>
              </table:table-cell>
              <table:table-cell office:value-type="float" office:value="84768.1154197238">
                <text:p>84768.1154197238</text:p>
              </table:table-cell>
              <table:table-cell office:value-type="float" office:value="0.287945985794067">
                <text:p>0.287945985794067</text:p>
              </table:table-cell>
              <table:table-cell office:value-type="float" office:value="84764.7694805035">
                <text:p>84764.7694805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4968509674072">
                <text:p>0.144968509674072</text:p>
              </table:table-cell>
              <table:table-cell office:value-type="float" office:value="84772.7165174827">
                <text:p>84772.7165174827</text:p>
              </table:table-cell>
              <table:table-cell office:value-type="float" office:value="0.693699359893799">
                <text:p>0.693699359893799</text:p>
              </table:table-cell>
              <table:table-cell office:value-type="float" office:value="10094.8020680987">
                <text:p>10094.8020680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3302392959595">
                <text:p>0.193302392959595</text:p>
              </table:table-cell>
              <table:table-cell office:value-type="float" office:value="84743.8633433139">
                <text:p>84743.8633433139</text:p>
              </table:table-cell>
              <table:table-cell office:value-type="float" office:value="5.12606549263001">
                <text:p>5.12606549263001</text:p>
              </table:table-cell>
              <table:table-cell office:value-type="float" office:value="924.111383702736">
                <text:p>924.111383702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1621255874634">
                <text:p>0.241621255874634</text:p>
              </table:table-cell>
              <table:table-cell office:value-type="float" office:value="84770.2067658785">
                <text:p>84770.2067658785</text:p>
              </table:table-cell>
              <table:table-cell office:value-type="float" office:value="9.55175447463989">
                <text:p>9.55175447463989</text:p>
              </table:table-cell>
              <table:table-cell office:value-type="float" office:value="925.505614300949">
                <text:p>925.505614300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93821144104">
                <text:p>0.28993821144104</text:p>
              </table:table-cell>
              <table:table-cell office:value-type="float" office:value="84773.5531343755">
                <text:p>84773.5531343755</text:p>
              </table:table-cell>
              <table:table-cell office:value-type="float" office:value="10.6935074329376">
                <text:p>10.6935074329376</text:p>
              </table:table-cell>
              <table:table-cell office:value-type="float" office:value="3587.46607156318">
                <text:p>3587.46607156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8256359100342">
                <text:p>0.338256359100342</text:p>
              </table:table-cell>
              <table:table-cell office:value-type="float" office:value="84771.4616231046">
                <text:p>84771.4616231046</text:p>
              </table:table-cell>
              <table:table-cell office:value-type="float" office:value="10.740606546402">
                <text:p>10.740606546402</text:p>
              </table:table-cell>
              <table:table-cell office:value-type="float" office:value="86965.5434831028">
                <text:p>86965.5434831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6575937271118">
                <text:p>0.386575937271118</text:p>
              </table:table-cell>
              <table:table-cell office:value-type="float" office:value="84768.9519458027">
                <text:p>84768.9519458027</text:p>
              </table:table-cell>
              <table:table-cell office:value-type="float" office:value="10.7877905368805">
                <text:p>10.7877905368805</text:p>
              </table:table-cell>
              <table:table-cell office:value-type="float" office:value="86809.1053440052">
                <text:p>86809.1053440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0677890777588">
                <text:p>0.430677890777588</text:p>
              </table:table-cell>
              <table:table-cell office:value-type="float" office:value="92875.7044605545">
                <text:p>92875.7044605545</text:p>
              </table:table-cell>
              <table:table-cell office:value-type="float" office:value="10.834890127182">
                <text:p>10.834890127182</text:p>
              </table:table-cell>
              <table:table-cell office:value-type="float" office:value="86964.6630422678">
                <text:p>86964.6630422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0808029174805">
                <text:p>0.470808029174805</text:p>
              </table:table-cell>
              <table:table-cell office:value-type="float" office:value="102067.926092278">
                <text:p>102067.926092278</text:p>
              </table:table-cell>
              <table:table-cell office:value-type="float" office:value="10.8820688724518">
                <text:p>10.8820688724518</text:p>
              </table:table-cell>
              <table:table-cell office:value-type="float" office:value="86818.7565518845">
                <text:p>86818.7565518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0936498641968">
                <text:p>0.510936498641968</text:p>
              </table:table-cell>
              <table:table-cell office:value-type="float" office:value="102072.17106428">
                <text:p>102072.17106428</text:p>
              </table:table-cell>
              <table:table-cell office:value-type="float" office:value="10.9292232990265">
                <text:p>10.9292232990265</text:p>
              </table:table-cell>
              <table:table-cell office:value-type="float" office:value="86863.5311153807">
                <text:p>86863.5311153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1065683364868">
                <text:p>0.551065683364868</text:p>
              </table:table-cell>
              <table:table-cell office:value-type="float" office:value="102070.351747329">
                <text:p>102070.351747329</text:p>
              </table:table-cell>
              <table:table-cell office:value-type="float" office:value="10.9763479232788">
                <text:p>10.9763479232788</text:p>
              </table:table-cell>
              <table:table-cell office:value-type="float" office:value="86918.4649212011">
                <text:p>86918.4649212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1199159622192">
                <text:p>0.591199159622192</text:p>
              </table:table-cell>
              <table:table-cell office:value-type="float" office:value="102059.437207423">
                <text:p>102059.437207423</text:p>
              </table:table-cell>
              <table:table-cell office:value-type="float" office:value="11.0234925746918">
                <text:p>11.0234925746918</text:p>
              </table:table-cell>
              <table:table-cell office:value-type="float" office:value="86881.5417494779">
                <text:p>86881.5417494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1328105926514">
                <text:p>0.631328105926514</text:p>
              </table:table-cell>
              <table:table-cell office:value-type="float" office:value="102070.958179107">
                <text:p>102070.958179107</text:p>
              </table:table-cell>
              <table:table-cell office:value-type="float" office:value="11.0706760883331">
                <text:p>11.0706760883331</text:p>
              </table:table-cell>
              <table:table-cell office:value-type="float" office:value="86809.9826378713">
                <text:p>86809.9826378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454191207886">
                <text:p>0.671454191207886</text:p>
              </table:table-cell>
              <table:table-cell office:value-type="float" office:value="102078.235922544">
                <text:p>102078.235922544</text:p>
              </table:table-cell>
              <table:table-cell office:value-type="float" office:value="11.1178188323975">
                <text:p>11.1178188323975</text:p>
              </table:table-cell>
              <table:table-cell office:value-type="float" office:value="86885.0568904218">
                <text:p>86885.0568904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1586713790894">
                <text:p>0.711586713790894</text:p>
              </table:table-cell>
              <table:table-cell office:value-type="float" office:value="102061.862459009">
                <text:p>102061.862459009</text:p>
              </table:table-cell>
              <table:table-cell office:value-type="float" office:value="11.1649901866913">
                <text:p>11.1649901866913</text:p>
              </table:table-cell>
              <table:table-cell office:value-type="float" office:value="86832.3596241616">
                <text:p>86832.3596241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1713991165161">
                <text:p>0.751713991165161</text:p>
              </table:table-cell>
              <table:table-cell office:value-type="float" office:value="102075.203403325">
                <text:p>102075.203403325</text:p>
              </table:table-cell>
              <table:table-cell office:value-type="float" office:value="11.2121653556824">
                <text:p>11.2121653556824</text:p>
              </table:table-cell>
              <table:table-cell office:value-type="float" office:value="86825.3381513845">
                <text:p>86825.3381513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842460632324">
                <text:p>0.791842460632324</text:p>
              </table:table-cell>
              <table:table-cell office:value-type="float" office:value="102072.17106428">
                <text:p>102072.17106428</text:p>
              </table:table-cell>
              <table:table-cell office:value-type="float" office:value="11.2592718601227">
                <text:p>11.2592718601227</text:p>
              </table:table-cell>
              <table:table-cell office:value-type="float" office:value="86951.8986531969">
                <text:p>86951.8986531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1973075866699">
                <text:p>0.831973075866699</text:p>
              </table:table-cell>
              <table:table-cell office:value-type="float" office:value="102066.713307985">
                <text:p>102066.713307985</text:p>
              </table:table-cell>
              <table:table-cell office:value-type="float" office:value="11.3064122200012">
                <text:p>11.3064122200012</text:p>
              </table:table-cell>
              <table:table-cell office:value-type="float" office:value="86889.4512166133">
                <text:p>86889.451216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72107744216919">
                <text:p>0.872107744216919</text:p>
              </table:table-cell>
              <table:table-cell office:value-type="float" office:value="102056.405805022">
                <text:p>102056.405805022</text:p>
              </table:table-cell>
              <table:table-cell office:value-type="float" office:value="11.3535587787628">
                <text:p>11.3535587787628</text:p>
              </table:table-cell>
              <table:table-cell office:value-type="float" office:value="86878.0268929491">
                <text:p>86878.0268929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2233591079712">
                <text:p>0.912233591079712</text:p>
              </table:table-cell>
              <table:table-cell office:value-type="float" office:value="102078.84244801">
                <text:p>102078.84244801</text:p>
              </table:table-cell>
              <table:table-cell office:value-type="float" office:value="11.400689125061">
                <text:p>11.400689125061</text:p>
              </table:table-cell>
              <table:table-cell office:value-type="float" office:value="86907.9122415634">
                <text:p>86907.9122415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2361822128296">
                <text:p>0.952361822128296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11.4479382038116">
                <text:p>11.4479382038116</text:p>
              </table:table-cell>
              <table:table-cell office:value-type="float" office:value="86689.5209030311">
                <text:p>86689.5209030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2489337921143">
                <text:p>0.992489337921143</text:p>
              </table:table-cell>
              <table:table-cell office:value-type="float" office:value="102074.596921103">
                <text:p>102074.596921103</text:p>
              </table:table-cell>
              <table:table-cell office:value-type="float" office:value="11.4922080039978">
                <text:p>11.4922080039978</text:p>
              </table:table-cell>
              <table:table-cell office:value-type="float" office:value="92523.5709846457">
                <text:p>92523.57098464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3261756896973">
                <text:p>1.03261756896973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11.5365176200867">
                <text:p>11.5365176200867</text:p>
              </table:table-cell>
              <table:table-cell office:value-type="float" office:value="92440.4308036675">
                <text:p>92440.4308036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274580001831">
                <text:p>1.07274580001831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11.5808253288269">
                <text:p>11.5808253288269</text:p>
              </table:table-cell>
              <table:table-cell office:value-type="float" office:value="92444.4101592768">
                <text:p>92444.4101592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1287379264832">
                <text:p>1.11287379264832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11.6251480579376">
                <text:p>11.6251480579376</text:p>
              </table:table-cell>
              <table:table-cell office:value-type="float" office:value="92413.0820051317">
                <text:p>92413.0820051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5301942825317">
                <text:p>1.15301942825317</text:p>
              </table:table-cell>
              <table:table-cell office:value-type="float" office:value="102028.525349946">
                <text:p>102028.525349946</text:p>
              </table:table-cell>
              <table:table-cell office:value-type="float" office:value="11.6694672107697">
                <text:p>11.6694672107697</text:p>
              </table:table-cell>
              <table:table-cell office:value-type="float" office:value="92420.5391633672">
                <text:p>92420.5391633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9315505027771">
                <text:p>1.19315505027771</text:p>
              </table:table-cell>
              <table:table-cell office:value-type="float" office:value="102053.980812755">
                <text:p>102053.980812755</text:p>
              </table:table-cell>
              <table:table-cell office:value-type="float" office:value="11.7137868404388">
                <text:p>11.7137868404388</text:p>
              </table:table-cell>
              <table:table-cell office:value-type="float" office:value="92419.5448060681">
                <text:p>92419.54480606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3328351974487">
                <text:p>1.23328351974487</text:p>
              </table:table-cell>
              <table:table-cell office:value-type="float" office:value="102072.17106428">
                <text:p>102072.17106428</text:p>
              </table:table-cell>
              <table:table-cell office:value-type="float" office:value="11.7581090927124">
                <text:p>11.7581090927124</text:p>
              </table:table-cell>
              <table:table-cell office:value-type="float" office:value="92414.0762233662">
                <text:p>92414.0762233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734112739563">
                <text:p>1.2734112739563</text:p>
              </table:table-cell>
              <table:table-cell office:value-type="float" office:value="102073.990446087">
                <text:p>102073.990446087</text:p>
              </table:table-cell>
              <table:table-cell office:value-type="float" office:value="11.8024260997772">
                <text:p>11.8024260997772</text:p>
              </table:table-cell>
              <table:table-cell office:value-type="float" office:value="92425.0140360127">
                <text:p>92425.0140360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135392665863">
                <text:p>1.3135392665863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11.8467490673065">
                <text:p>11.8467490673065</text:p>
              </table:table-cell>
              <table:table-cell office:value-type="float" office:value="92412.5849040365">
                <text:p>92412.5849040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367059707642">
                <text:p>1.35367059707642</text:p>
              </table:table-cell>
              <table:table-cell office:value-type="float" office:value="102064.894185584">
                <text:p>102064.894185584</text:p>
              </table:table-cell>
              <table:table-cell office:value-type="float" office:value="11.89106798172">
                <text:p>11.89106798172</text:p>
              </table:table-cell>
              <table:table-cell office:value-type="float" office:value="92421.0363500406">
                <text:p>92421.03635004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37976360321">
                <text:p>1.3937976360321</text:p>
              </table:table-cell>
              <table:table-cell office:value-type="float" office:value="102075.809892754">
                <text:p>102075.809892754</text:p>
              </table:table-cell>
              <table:table-cell office:value-type="float" office:value="11.9353849887848">
                <text:p>11.9353849887848</text:p>
              </table:table-cell>
              <table:table-cell office:value-type="float" office:value="92425.0140360127">
                <text:p>92425.0140360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3451356887817">
                <text:p>1.43451356887817</text:p>
              </table:table-cell>
              <table:table-cell office:value-type="float" office:value="100599.43893427">
                <text:p>100599.43893427</text:p>
              </table:table-cell>
              <table:table-cell office:value-type="float" office:value="11.9797072410584">
                <text:p>11.9797072410584</text:p>
              </table:table-cell>
              <table:table-cell office:value-type="float" office:value="92414.0762233662">
                <text:p>92414.0762233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7560262680054">
                <text:p>1.47560262680054</text:p>
              </table:table-cell>
              <table:table-cell office:value-type="float" office:value="99685.9068353255">
                <text:p>99685.9068353255</text:p>
              </table:table-cell>
              <table:table-cell office:value-type="float" office:value="12.0240261554718">
                <text:p>12.0240261554718</text:p>
              </table:table-cell>
              <table:table-cell office:value-type="float" office:value="92421.0363500406">
                <text:p>92421.0363500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1669049263001">
                <text:p>1.51669049263001</text:p>
              </table:table-cell>
              <table:table-cell office:value-type="float" office:value="99688.7990483651">
                <text:p>99688.7990483651</text:p>
              </table:table-cell>
              <table:table-cell office:value-type="float" office:value="12.0683465003967">
                <text:p>12.0683465003967</text:p>
              </table:table-cell>
              <table:table-cell office:value-type="float" office:value="92418.0533102376">
                <text:p>92418.0533102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5777978897095">
                <text:p>1.55777978897095</text:p>
              </table:table-cell>
              <table:table-cell office:value-type="float" office:value="99685.3284128559">
                <text:p>99685.3284128559</text:p>
              </table:table-cell>
              <table:table-cell office:value-type="float" office:value="12.1126668453217">
                <text:p>12.1126668453217</text:p>
              </table:table-cell>
              <table:table-cell office:value-type="float" office:value="92418.0533102376">
                <text:p>92418.0533102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9886837005615">
                <text:p>1.59886837005615</text:p>
              </table:table-cell>
              <table:table-cell office:value-type="float" office:value="99687.0637004027">
                <text:p>99687.0637004027</text:p>
              </table:table-cell>
              <table:table-cell office:value-type="float" office:value="12.1569826602936">
                <text:p>12.1569826602936</text:p>
              </table:table-cell>
              <table:table-cell office:value-type="float" office:value="92427.5002636194">
                <text:p>92427.5002636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995575904846">
                <text:p>1.63995575904846</text:p>
              </table:table-cell>
              <table:table-cell office:value-type="float" office:value="99689.9559805725">
                <text:p>99689.9559805725</text:p>
              </table:table-cell>
              <table:table-cell office:value-type="float" office:value="12.2013056278229">
                <text:p>12.2013056278229</text:p>
              </table:table-cell>
              <table:table-cell office:value-type="float" office:value="92412.5849040365">
                <text:p>92412.58490403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104696273804">
                <text:p>1.68104696273804</text:p>
              </table:table-cell>
              <table:table-cell office:value-type="float" office:value="99680.701274739">
                <text:p>99680.701274739</text:p>
              </table:table-cell>
              <table:table-cell office:value-type="float" office:value="12.2456314563751">
                <text:p>12.2456314563751</text:p>
              </table:table-cell>
              <table:table-cell office:value-type="float" office:value="92406.6201080058">
                <text:p>92406.6201080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2213745117188">
                <text:p>1.72213745117188</text:p>
              </table:table-cell>
              <table:table-cell office:value-type="float" office:value="99682.4364011929">
                <text:p>99682.4364011929</text:p>
              </table:table-cell>
              <table:table-cell office:value-type="float" office:value="12.2899448871613">
                <text:p>12.2899448871613</text:p>
              </table:table-cell>
              <table:table-cell office:value-type="float" office:value="92432.4731201308">
                <text:p>92432.473120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6322889328003">
                <text:p>1.76322889328003</text:p>
              </table:table-cell>
              <table:table-cell office:value-type="float" office:value="99680.1229126777">
                <text:p>99680.1229126777</text:p>
              </table:table-cell>
              <table:table-cell office:value-type="float" office:value="12.3342633247375">
                <text:p>12.3342633247375</text:p>
              </table:table-cell>
              <table:table-cell office:value-type="float" office:value="92422.0307394357">
                <text:p>92422.0307394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043167591095">
                <text:p>1.8043167591095</text:p>
              </table:table-cell>
              <table:table-cell office:value-type="float" office:value="99688.7990483651">
                <text:p>99688.7990483651</text:p>
              </table:table-cell>
              <table:table-cell office:value-type="float" office:value="12.3785829544067">
                <text:p>12.3785829544067</text:p>
              </table:table-cell>
              <table:table-cell office:value-type="float" office:value="92419.5448060681">
                <text:p>92419.5448060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4541034698486">
                <text:p>1.84541034698486</text:p>
              </table:table-cell>
              <table:table-cell office:value-type="float" office:value="99674.9179561265">
                <text:p>99674.9179561265</text:p>
              </table:table-cell>
              <table:table-cell office:value-type="float" office:value="12.4229557514191">
                <text:p>12.4229557514191</text:p>
              </table:table-cell>
              <table:table-cell office:value-type="float" office:value="92308.8080037397">
                <text:p>92308.8080037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8649892807007">
                <text:p>1.88649892807007</text:p>
              </table:table-cell>
              <table:table-cell office:value-type="float" office:value="99687.0637004027">
                <text:p>99687.0637004027</text:p>
              </table:table-cell>
              <table:table-cell office:value-type="float" office:value="12.4721388816834">
                <text:p>12.4721388816834</text:p>
              </table:table-cell>
              <table:table-cell office:value-type="float" office:value="83280.5878355123">
                <text:p>83280.5878355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2758512496948">
                <text:p>1.92758512496948</text:p>
              </table:table-cell>
              <table:table-cell office:value-type="float" office:value="99692.8484285781">
                <text:p>99692.8484285781</text:p>
              </table:table-cell>
              <table:table-cell office:value-type="float" office:value="12.521413564682">
                <text:p>12.521413564682</text:p>
              </table:table-cell>
              <table:table-cell office:value-type="float" office:value="83125.8518722813">
                <text:p>83125.8518722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6867275238037">
                <text:p>1.96867275238037</text:p>
              </table:table-cell>
              <table:table-cell office:value-type="float" office:value="99689.3775111121">
                <text:p>99689.3775111121</text:p>
              </table:table-cell>
              <table:table-cell office:value-type="float" office:value="12.5706572532654">
                <text:p>12.5706572532654</text:p>
              </table:table-cell>
              <table:table-cell office:value-type="float" office:value="83178.1720222908">
                <text:p>83178.1720222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09761095047">
                <text:p>2.009761095047</text:p>
              </table:table-cell>
              <table:table-cell office:value-type="float" office:value="99687.6421430105">
                <text:p>99687.6421430105</text:p>
              </table:table-cell>
              <table:table-cell office:value-type="float" office:value="12.6199696063995">
                <text:p>12.6199696063995</text:p>
              </table:table-cell>
              <table:table-cell office:value-type="float" office:value="83062.3513109737">
                <text:p>83062.3513109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08496761322">
                <text:p>2.0508496761322</text:p>
              </table:table-cell>
              <table:table-cell office:value-type="float" office:value="99687.0637004027">
                <text:p>99687.0637004027</text:p>
              </table:table-cell>
              <table:table-cell office:value-type="float" office:value="12.6691732406616">
                <text:p>12.6691732406616</text:p>
              </table:table-cell>
              <table:table-cell office:value-type="float" office:value="83245.8833870382">
                <text:p>83245.8833870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9193706512451">
                <text:p>2.09193706512451</text:p>
              </table:table-cell>
              <table:table-cell office:value-type="float" office:value="99689.9559805725">
                <text:p>99689.9559805725</text:p>
              </table:table-cell>
              <table:table-cell office:value-type="float" office:value="12.7183940410614">
                <text:p>12.7183940410614</text:p>
              </table:table-cell>
              <table:table-cell office:value-type="float" office:value="83216.8507365086">
                <text:p>83216.8507365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3304710388184">
                <text:p>2.13304710388184</text:p>
              </table:table-cell>
              <table:table-cell office:value-type="float" office:value="99635.0313406175">
                <text:p>99635.0313406175</text:p>
              </table:table-cell>
              <table:table-cell office:value-type="float" office:value="12.7676570415497">
                <text:p>12.7676570415497</text:p>
              </table:table-cell>
              <table:table-cell office:value-type="float" office:value="83145.5648133808">
                <text:p>83145.5648133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7414426803589">
                <text:p>2.17414426803589</text:p>
              </table:table-cell>
              <table:table-cell office:value-type="float" office:value="99666.2442363698">
                <text:p>99666.2442363698</text:p>
              </table:table-cell>
              <table:table-cell office:value-type="float" office:value="12.8168869018555">
                <text:p>12.8168869018555</text:p>
              </table:table-cell>
              <table:table-cell office:value-type="float" office:value="83201.536111582">
                <text:p>83201.536111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1538090705872">
                <text:p>2.21538090705872</text:p>
              </table:table-cell>
              <table:table-cell office:value-type="float" office:value="99329.1426523049">
                <text:p>99329.1426523049</text:p>
              </table:table-cell>
              <table:table-cell office:value-type="float" office:value="12.8661239147186">
                <text:p>12.8661239147186</text:p>
              </table:table-cell>
              <table:table-cell office:value-type="float" office:value="83189.4495993027">
                <text:p>83189.4495993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5646042823791">
                <text:p>2.25646042823791</text:p>
              </table:table-cell>
              <table:table-cell office:value-type="float" office:value="99709.0492396982">
                <text:p>99709.0492396982</text:p>
              </table:table-cell>
              <table:table-cell office:value-type="float" office:value="12.9153668880463">
                <text:p>12.9153668880463</text:p>
              </table:table-cell>
              <table:table-cell office:value-type="float" office:value="83179.3801878571">
                <text:p>83179.3801878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9755067825317">
                <text:p>2.29755067825317</text:p>
              </table:table-cell>
              <table:table-cell office:value-type="float" office:value="99683.0147901013">
                <text:p>99683.0147901013</text:p>
              </table:table-cell>
              <table:table-cell office:value-type="float" office:value="12.9646182060242">
                <text:p>12.9646182060242</text:p>
              </table:table-cell>
              <table:table-cell office:value-type="float" office:value="83165.2871063778">
                <text:p>83165.2871063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3861517906189">
                <text:p>2.33861517906189</text:p>
              </table:table-cell>
              <table:table-cell office:value-type="float" office:value="99745.52032374">
                <text:p>99745.52032374</text:p>
              </table:table-cell>
              <table:table-cell office:value-type="float" office:value="13.0138585567474">
                <text:p>13.0138585567474</text:p>
              </table:table-cell>
              <table:table-cell office:value-type="float" office:value="83183.8104285597">
                <text:p>83183.8104285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7970399856567">
                <text:p>2.37970399856567</text:p>
              </table:table-cell>
              <table:table-cell office:value-type="float" office:value="99686.4852645077">
                <text:p>99686.4852645077</text:p>
              </table:table-cell>
              <table:table-cell office:value-type="float" office:value="13.0631070137024">
                <text:p>13.0631070137024</text:p>
              </table:table-cell>
              <table:table-cell office:value-type="float" office:value="83170.1184820128">
                <text:p>83170.118482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2073702812195">
                <text:p>2.42073702812195</text:p>
              </table:table-cell>
              <table:table-cell office:value-type="float" office:value="99822.0225095145">
                <text:p>99822.0225095145</text:p>
              </table:table-cell>
              <table:table-cell office:value-type="float" office:value="13.1123294830322">
                <text:p>13.1123294830322</text:p>
              </table:table-cell>
              <table:table-cell office:value-type="float" office:value="83214.0291977874">
                <text:p>83214.02919778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6161270141602">
                <text:p>2.46161270141602</text:p>
              </table:table-cell>
              <table:table-cell office:value-type="float" office:value="100206.300469538">
                <text:p>100206.300469538</text:p>
              </table:table-cell>
              <table:table-cell office:value-type="float" office:value="13.1615705490112">
                <text:p>13.1615705490112</text:p>
              </table:table-cell>
              <table:table-cell office:value-type="float" office:value="83182.602134294">
                <text:p>83182.602134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0249814987183">
                <text:p>2.50249814987183</text:p>
              </table:table-cell>
              <table:table-cell office:value-type="float" office:value="100182.3424886">
                <text:p>100182.3424886</text:p>
              </table:table-cell>
              <table:table-cell office:value-type="float" office:value="13.2107994556427">
                <text:p>13.2107994556427</text:p>
              </table:table-cell>
              <table:table-cell office:value-type="float" office:value="83203.1479119144">
                <text:p>83203.1479119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43381690979">
                <text:p>2.543381690979</text:p>
              </table:table-cell>
              <table:table-cell office:value-type="float" office:value="100187.016316962">
                <text:p>100187.016316962</text:p>
              </table:table-cell>
              <table:table-cell office:value-type="float" office:value="13.260062456131">
                <text:p>13.260062456131</text:p>
              </table:table-cell>
              <table:table-cell office:value-type="float" office:value="83145.5648133808">
                <text:p>83145.5648133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8426666259766">
                <text:p>2.58426666259766</text:p>
              </table:table-cell>
              <table:table-cell office:value-type="float" office:value="100183.510904807">
                <text:p>100183.510904807</text:p>
              </table:table-cell>
              <table:table-cell office:value-type="float" office:value="13.3093082904816">
                <text:p>13.3093082904816</text:p>
              </table:table-cell>
              <table:table-cell office:value-type="float" office:value="83174.5477361633">
                <text:p>83174.54773616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251540184021">
                <text:p>2.6251540184021</text:p>
              </table:table-cell>
              <table:table-cell office:value-type="float" office:value="100177.669096295">
                <text:p>100177.669096295</text:p>
              </table:table-cell>
              <table:table-cell office:value-type="float" office:value="13.358550786972">
                <text:p>13.358550786972</text:p>
              </table:table-cell>
              <table:table-cell office:value-type="float" office:value="83180.1856510666">
                <text:p>83180.18565106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6605186462402">
                <text:p>2.66605186462402</text:p>
              </table:table-cell>
              <table:table-cell office:value-type="float" office:value="100151.973230421">
                <text:p>100151.973230421</text:p>
              </table:table-cell>
              <table:table-cell office:value-type="float" office:value="13.4077491760254">
                <text:p>13.4077491760254</text:p>
              </table:table-cell>
              <table:table-cell office:value-type="float" office:value="83254.7585157473">
                <text:p>83254.7585157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0693516731262">
                <text:p>2.70693516731262</text:p>
              </table:table-cell>
              <table:table-cell office:value-type="float" office:value="100187.600576171">
                <text:p>100187.600576171</text:p>
              </table:table-cell>
              <table:table-cell office:value-type="float" office:value="13.4480769634247">
                <text:p>13.4480769634247</text:p>
              </table:table-cell>
              <table:table-cell office:value-type="float" office:value="101567.684818531">
                <text:p>101567.6848185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4781918525696">
                <text:p>2.74781918525696</text:p>
              </table:table-cell>
              <table:table-cell office:value-type="float" office:value="100185.847818988">
                <text:p>100185.847818988</text:p>
              </table:table-cell>
              <table:table-cell office:value-type="float" office:value="13.4883968830109">
                <text:p>13.4883968830109</text:p>
              </table:table-cell>
              <table:table-cell office:value-type="float" office:value="101587.504192438">
                <text:p>101587.504192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8870677947998">
                <text:p>2.78870677947998</text:p>
              </table:table-cell>
              <table:table-cell office:value-type="float" office:value="100177.084952914">
                <text:p>100177.084952914</text:p>
              </table:table-cell>
              <table:table-cell office:value-type="float" office:value="13.5286900997162">
                <text:p>13.5286900997162</text:p>
              </table:table-cell>
              <table:table-cell office:value-type="float" office:value="101654.827658844">
                <text:p>101654.827658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2960081100464">
                <text:p>2.82960081100464</text:p>
              </table:table-cell>
              <table:table-cell office:value-type="float" office:value="100161.315656301">
                <text:p>100161.315656301</text:p>
              </table:table-cell>
              <table:table-cell office:value-type="float" office:value="13.5689759254456">
                <text:p>13.5689759254456</text:p>
              </table:table-cell>
              <table:table-cell office:value-type="float" office:value="101673.477602666">
                <text:p>101673.477602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7048745155334">
                <text:p>2.87048745155334</text:p>
              </table:table-cell>
              <table:table-cell office:value-type="float" office:value="100179.421567313">
                <text:p>100179.421567313</text:p>
              </table:table-cell>
              <table:table-cell office:value-type="float" office:value="13.6092746257782">
                <text:p>13.6092746257782</text:p>
              </table:table-cell>
              <table:table-cell office:value-type="float" office:value="101640.995024405">
                <text:p>101640.9950244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1137170791626">
                <text:p>2.91137170791626</text:p>
              </table:table-cell>
              <table:table-cell office:value-type="float" office:value="100185.263580222">
                <text:p>100185.263580222</text:p>
              </table:table-cell>
              <table:table-cell office:value-type="float" office:value="13.649561882019">
                <text:p>13.649561882019</text:p>
              </table:table-cell>
              <table:table-cell office:value-type="float" office:value="101669.867402072">
                <text:p>101669.867402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5225596427917">
                <text:p>2.95225596427917</text:p>
              </table:table-cell>
              <table:table-cell office:value-type="float" office:value="100185.263580222">
                <text:p>100185.263580222</text:p>
              </table:table-cell>
              <table:table-cell office:value-type="float" office:value="13.6898622512817">
                <text:p>13.6898622512817</text:p>
              </table:table-cell>
              <table:table-cell office:value-type="float" office:value="101636.785839368">
                <text:p>101636.785839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9314260482788">
                <text:p>2.99314260482788</text:p>
              </table:table-cell>
              <table:table-cell office:value-type="float" office:value="100179.421567313">
                <text:p>100179.421567313</text:p>
              </table:table-cell>
              <table:table-cell office:value-type="float" office:value="13.7301490306854">
                <text:p>13.7301490306854</text:p>
              </table:table-cell>
              <table:table-cell office:value-type="float" office:value="101671.070773783">
                <text:p>101671.0707737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3403449058533">
                <text:p>3.03403449058533</text:p>
              </table:table-cell>
              <table:table-cell office:value-type="float" office:value="100166.571536851">
                <text:p>100166.571536851</text:p>
              </table:table-cell>
              <table:table-cell office:value-type="float" office:value="13.7704310417175">
                <text:p>13.7704310417175</text:p>
              </table:table-cell>
              <table:table-cell office:value-type="float" office:value="101683.106057826">
                <text:p>101683.106057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7492232322693">
                <text:p>3.07492232322693</text:p>
              </table:table-cell>
              <table:table-cell office:value-type="float" office:value="100176.500816346">
                <text:p>100176.500816346</text:p>
              </table:table-cell>
              <table:table-cell office:value-type="float" office:value="13.8107295036316">
                <text:p>13.8107295036316</text:p>
              </table:table-cell>
              <table:table-cell office:value-type="float" office:value="101641.596365013">
                <text:p>101641.5963650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1580777168274">
                <text:p>3.11580777168274</text:p>
              </table:table-cell>
              <table:table-cell office:value-type="float" office:value="100182.3424886">
                <text:p>100182.3424886</text:p>
              </table:table-cell>
              <table:table-cell office:value-type="float" office:value="13.8509850502014">
                <text:p>13.8509850502014</text:p>
              </table:table-cell>
              <table:table-cell office:value-type="float" office:value="101749.953708749">
                <text:p>101749.9537087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5669536590576">
                <text:p>3.15669536590576</text:p>
              </table:table-cell>
              <table:table-cell office:value-type="float" office:value="100177.084952914">
                <text:p>100177.084952914</text:p>
              </table:table-cell>
              <table:table-cell office:value-type="float" office:value="13.8913073539734">
                <text:p>13.8913073539734</text:p>
              </table:table-cell>
              <table:table-cell office:value-type="float" office:value="101581.497504789">
                <text:p>101581.497504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9758081436157">
                <text:p>3.19758081436157</text:p>
              </table:table-cell>
              <table:table-cell office:value-type="float" office:value="100182.3424886">
                <text:p>100182.3424886</text:p>
              </table:table-cell>
              <table:table-cell office:value-type="float" office:value="13.9316010475159">
                <text:p>13.9316010475159</text:p>
              </table:table-cell>
              <table:table-cell office:value-type="float" office:value="101653.624671605">
                <text:p>101653.624671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3847103118896">
                <text:p>3.23847103118896</text:p>
              </table:table-cell>
              <table:table-cell office:value-type="float" office:value="100170.659825312">
                <text:p>100170.659825312</text:p>
              </table:table-cell>
              <table:table-cell office:value-type="float" office:value="13.971916437149">
                <text:p>13.971916437149</text:p>
              </table:table-cell>
              <table:table-cell office:value-type="float" office:value="101598.918856264">
                <text:p>101598.9188562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7934241294861">
                <text:p>3.27934241294861</text:p>
              </table:table-cell>
              <table:table-cell office:value-type="float" office:value="100216.822227537">
                <text:p>100216.822227537</text:p>
              </table:table-cell>
              <table:table-cell office:value-type="float" office:value="13.9843878746033">
                <text:p>13.9843878746033</text:p>
              </table:table-cell>
              <table:table-cell office:value-type="float" office:value="328430.46481485">
                <text:p>328430.46481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2021760940552">
                <text:p>3.32021760940552</text:p>
              </table:table-cell>
              <table:table-cell office:value-type="float" office:value="100207.469444655">
                <text:p>100207.469444655</text:p>
              </table:table-cell>
              <table:table-cell office:value-type="float" office:value="14.0524713993073">
                <text:p>14.0524713993073</text:p>
              </table:table-cell>
              <table:table-cell office:value-type="float" office:value="60161.3976040313">
                <text:p>60161.39760403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6110210418701">
                <text:p>3.36110210418701</text:p>
              </table:table-cell>
              <table:table-cell office:value-type="float" office:value="100184.67934827">
                <text:p>100184.67934827</text:p>
              </table:table-cell>
              <table:table-cell office:value-type="float" office:value="14.0927381515503">
                <text:p>14.0927381515503</text:p>
              </table:table-cell>
              <table:table-cell office:value-type="float" office:value="101721.638121629">
                <text:p>101721.6381216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0199112892151">
                <text:p>3.40199112892151</text:p>
              </table:table-cell>
              <table:table-cell office:value-type="float" office:value="100173.580235684">
                <text:p>100173.580235684</text:p>
              </table:table-cell>
              <table:table-cell office:value-type="float" office:value="14.1330232620239">
                <text:p>14.1330232620239</text:p>
              </table:table-cell>
              <table:table-cell office:value-type="float" office:value="101675.28279911">
                <text:p>101675.282799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4147396087646">
                <text:p>3.44147396087646</text:p>
              </table:table-cell>
              <table:table-cell office:value-type="float" office:value="103741.292029734">
                <text:p>103741.292029734</text:p>
              </table:table-cell>
              <table:table-cell office:value-type="float" office:value="14.1733317375183">
                <text:p>14.1733317375183</text:p>
              </table:table-cell>
              <table:table-cell office:value-type="float" office:value="101616.34618433">
                <text:p>101616.346184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8061370849609">
                <text:p>3.48061370849609</text:p>
              </table:table-cell>
              <table:table-cell office:value-type="float" office:value="104650.649253186">
                <text:p>104650.649253186</text:p>
              </table:table-cell>
              <table:table-cell office:value-type="float" office:value="14.2135610580444">
                <text:p>14.2135610580444</text:p>
              </table:table-cell>
              <table:table-cell office:value-type="float" office:value="101816.285893774">
                <text:p>101816.285893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197217464447">
                <text:p>3.5197217464447</text:p>
              </table:table-cell>
              <table:table-cell office:value-type="float" office:value="104735.502337973">
                <text:p>104735.502337973</text:p>
              </table:table-cell>
              <table:table-cell office:value-type="float" office:value="14.2538332939148">
                <text:p>14.2538332939148</text:p>
              </table:table-cell>
              <table:table-cell office:value-type="float" office:value="101707.787300046">
                <text:p>101707.787300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5886220932007">
                <text:p>3.55886220932007</text:p>
              </table:table-cell>
              <table:table-cell office:value-type="float" office:value="104648.736859418">
                <text:p>104648.736859418</text:p>
              </table:table-cell>
              <table:table-cell office:value-type="float" office:value="14.2941250801086">
                <text:p>14.2941250801086</text:p>
              </table:table-cell>
              <table:table-cell office:value-type="float" office:value="101658.436791403">
                <text:p>101658.436791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9800267219543">
                <text:p>3.59800267219543</text:p>
              </table:table-cell>
              <table:table-cell office:value-type="float" office:value="104648.736859418">
                <text:p>104648.736859418</text:p>
              </table:table-cell>
              <table:table-cell office:value-type="float" office:value="14.3344755172729">
                <text:p>14.3344755172729</text:p>
              </table:table-cell>
              <table:table-cell office:value-type="float" office:value="101510.672197209">
                <text:p>101510.6721972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3714361190796">
                <text:p>3.63714361190796</text:p>
              </table:table-cell>
              <table:table-cell office:value-type="float" office:value="104647.461969068">
                <text:p>104647.461969068</text:p>
              </table:table-cell>
              <table:table-cell office:value-type="float" office:value="14.3747704029083">
                <text:p>14.3747704029083</text:p>
              </table:table-cell>
              <table:table-cell office:value-type="float" office:value="101650.617328071">
                <text:p>101650.6173280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7628169059753">
                <text:p>3.67628169059753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14.4149720668793">
                <text:p>14.4149720668793</text:p>
              </table:table-cell>
              <table:table-cell office:value-type="float" office:value="101886.329952911">
                <text:p>101886.3299529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71541976928711">
                <text:p>3.71541976928711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14.4520432949066">
                <text:p>14.4520432949066</text:p>
              </table:table-cell>
              <table:table-cell office:value-type="float" office:value="110490.000411607">
                <text:p>110490.0004116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5456809997559">
                <text:p>3.75456809997559</text:p>
              </table:table-cell>
              <table:table-cell office:value-type="float" office:value="104627.705140073">
                <text:p>104627.705140073</text:p>
              </table:table-cell>
              <table:table-cell office:value-type="float" office:value="14.4889521598816">
                <text:p>14.4889521598816</text:p>
              </table:table-cell>
              <table:table-cell office:value-type="float" office:value="110976.048783324">
                <text:p>110976.048783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9370594024658">
                <text:p>3.79370594024658</text:p>
              </table:table-cell>
              <table:table-cell office:value-type="float" office:value="104655.74931163">
                <text:p>104655.74931163</text:p>
              </table:table-cell>
              <table:table-cell office:value-type="float" office:value="14.5258810520172">
                <text:p>14.5258810520172</text:p>
              </table:table-cell>
              <table:table-cell office:value-type="float" office:value="110915.864601559">
                <text:p>110915.864601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3284616470337">
                <text:p>3.83284616470337</text:p>
              </table:table-cell>
              <table:table-cell office:value-type="float" office:value="104649.374316241">
                <text:p>104649.374316241</text:p>
              </table:table-cell>
              <table:table-cell office:value-type="float" office:value="14.5628156661987">
                <text:p>14.5628156661987</text:p>
              </table:table-cell>
              <table:table-cell office:value-type="float" office:value="110898.681108995">
                <text:p>110898.681108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7198400497437">
                <text:p>3.87198400497437</text:p>
              </table:table-cell>
              <table:table-cell office:value-type="float" office:value="104655.74931163">
                <text:p>104655.74931163</text:p>
              </table:table-cell>
              <table:table-cell office:value-type="float" office:value="14.5997843742371">
                <text:p>14.5997843742371</text:p>
              </table:table-cell>
              <table:table-cell office:value-type="float" office:value="110796.406402765">
                <text:p>110796.406402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1111969947815">
                <text:p>3.91111969947815</text:p>
              </table:table-cell>
              <table:table-cell office:value-type="float" office:value="104661.487471596">
                <text:p>104661.487471596</text:p>
              </table:table-cell>
              <table:table-cell office:value-type="float" office:value="14.6366868019104">
                <text:p>14.6366868019104</text:p>
              </table:table-cell>
              <table:table-cell office:value-type="float" office:value="110995.407572038">
                <text:p>110995.407572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502432346344">
                <text:p>3.9502432346344</text:p>
              </table:table-cell>
              <table:table-cell office:value-type="float" office:value="104694.015600624">
                <text:p>104694.015600624</text:p>
              </table:table-cell>
              <table:table-cell office:value-type="float" office:value="14.6736226081848">
                <text:p>14.6736226081848</text:p>
              </table:table-cell>
              <table:table-cell office:value-type="float" office:value="110895.101884844">
                <text:p>110895.1018848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8938274383545">
                <text:p>3.98938274383545</text:p>
              </table:table-cell>
              <table:table-cell office:value-type="float" office:value="104651.286733308">
                <text:p>104651.286733308</text:p>
              </table:table-cell>
              <table:table-cell office:value-type="float" office:value="14.710550069809">
                <text:p>14.710550069809</text:p>
              </table:table-cell>
              <table:table-cell office:value-type="float" office:value="110920.161306776">
                <text:p>110920.1613067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2852010726929">
                <text:p>4.02852010726929</text:p>
              </table:table-cell>
              <table:table-cell office:value-type="float" office:value="104657.024403913">
                <text:p>104657.024403913</text:p>
              </table:table-cell>
              <table:table-cell office:value-type="float" office:value="14.7474849224091">
                <text:p>14.7474849224091</text:p>
              </table:table-cell>
              <table:table-cell office:value-type="float" office:value="110897.965245682">
                <text:p>110897.9652456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06765627861023">
                <text:p>4.06765627861023</text:p>
              </table:table-cell>
              <table:table-cell office:value-type="float" office:value="104660.212270559">
                <text:p>104660.212270559</text:p>
              </table:table-cell>
              <table:table-cell office:value-type="float" office:value="14.7844231128693">
                <text:p>14.7844231128693</text:p>
              </table:table-cell>
              <table:table-cell office:value-type="float" office:value="110887.944129607">
                <text:p>110887.9441296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0679388046265">
                <text:p>4.10679388046265</text:p>
              </table:table-cell>
              <table:table-cell office:value-type="float" office:value="104656.386853888">
                <text:p>104656.386853888</text:p>
              </table:table-cell>
              <table:table-cell office:value-type="float" office:value="14.8213510513306">
                <text:p>14.8213510513306</text:p>
              </table:table-cell>
              <table:table-cell office:value-type="float" office:value="110918.729034716">
                <text:p>110918.7290347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4593195915222">
                <text:p>4.14593195915222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14.8582854270935">
                <text:p>14.8582854270935</text:p>
              </table:table-cell>
              <table:table-cell office:value-type="float" office:value="110899.396981551">
                <text:p>110899.3969815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8508076667786">
                <text:p>4.18508076667786</text:p>
              </table:table-cell>
              <table:table-cell office:value-type="float" office:value="104626.43076211">
                <text:p>104626.43076211</text:p>
              </table:table-cell>
              <table:table-cell office:value-type="float" office:value="14.8952162265778">
                <text:p>14.8952162265778</text:p>
              </table:table-cell>
              <table:table-cell office:value-type="float" office:value="110910.136179059">
                <text:p>110910.1361790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22421884536743">
                <text:p>4.22421884536743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14.932156085968">
                <text:p>14.932156085968</text:p>
              </table:table-cell>
              <table:table-cell office:value-type="float" office:value="110882.934250695">
                <text:p>110882.934250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6340126991272">
                <text:p>4.26340126991272</text:p>
              </table:table-cell>
              <table:table-cell office:value-type="float" office:value="104536.665291494">
                <text:p>104536.665291494</text:p>
              </table:table-cell>
              <table:table-cell office:value-type="float" office:value="14.9690852165222">
                <text:p>14.9690852165222</text:p>
              </table:table-cell>
              <table:table-cell office:value-type="float" office:value="110915.148516386">
                <text:p>110915.148516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30252838134766">
                <text:p>4.30252838134766</text:p>
              </table:table-cell>
              <table:table-cell office:value-type="float" office:value="104684.446405177">
                <text:p>104684.446405177</text:p>
              </table:table-cell>
              <table:table-cell office:value-type="float" office:value="15.0060200691223">
                <text:p>15.0060200691223</text:p>
              </table:table-cell>
              <table:table-cell office:value-type="float" office:value="110897.965245682">
                <text:p>110897.965245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4166264533997">
                <text:p>4.34166264533997</text:p>
              </table:table-cell>
              <table:table-cell office:value-type="float" office:value="104665.31326116">
                <text:p>104665.31326116</text:p>
              </table:table-cell>
              <table:table-cell office:value-type="float" office:value="15.0429482460022">
                <text:p>15.0429482460022</text:p>
              </table:table-cell>
              <table:table-cell office:value-type="float" office:value="110918.012912556">
                <text:p>110918.012912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38079977035522">
                <text:p>4.38079977035522</text:p>
              </table:table-cell>
              <table:table-cell office:value-type="float" office:value="104657.661961706">
                <text:p>104657.661961706</text:p>
              </table:table-cell>
              <table:table-cell office:value-type="float" office:value="15.0799419879913">
                <text:p>15.0799419879913</text:p>
              </table:table-cell>
              <table:table-cell office:value-type="float" office:value="110721.429619175">
                <text:p>110721.42961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1948485374451">
                <text:p>4.41948485374451</text:p>
              </table:table-cell>
              <table:table-cell office:value-type="float" office:value="105880.604128019">
                <text:p>105880.604128019</text:p>
              </table:table-cell>
              <table:table-cell office:value-type="float" office:value="15.1167821884155">
                <text:p>15.1167821884155</text:p>
              </table:table-cell>
              <table:table-cell office:value-type="float" office:value="111182.891320808">
                <text:p>111182.8913208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5686340332031">
                <text:p>4.45686340332031</text:p>
              </table:table-cell>
              <table:table-cell office:value-type="float" office:value="109581.566071554">
                <text:p>109581.566071554</text:p>
              </table:table-cell>
              <table:table-cell office:value-type="float" office:value="15.1537318229675">
                <text:p>15.1537318229675</text:p>
              </table:table-cell>
              <table:table-cell office:value-type="float" office:value="110853.599762547">
                <text:p>110853.5997625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9423694610596">
                <text:p>4.49423694610596</text:p>
              </table:table-cell>
              <table:table-cell office:value-type="float" office:value="109596.246293603">
                <text:p>109596.246293603</text:p>
              </table:table-cell>
              <table:table-cell office:value-type="float" office:value="15.1906645298004">
                <text:p>15.1906645298004</text:p>
              </table:table-cell>
              <table:table-cell office:value-type="float" office:value="110904.408348235">
                <text:p>110904.408348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53160977363586">
                <text:p>4.53160977363586</text:p>
              </table:table-cell>
              <table:table-cell office:value-type="float" office:value="109598.343789274">
                <text:p>109598.343789274</text:p>
              </table:table-cell>
              <table:table-cell office:value-type="float" office:value="15.2275977134705">
                <text:p>15.2275977134705</text:p>
              </table:table-cell>
              <table:table-cell office:value-type="float" office:value="110902.976482967">
                <text:p>110902.9764829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6897330284119">
                <text:p>4.56897330284119</text:p>
              </table:table-cell>
              <table:table-cell office:value-type="float" office:value="109625.618540781">
                <text:p>109625.618540781</text:p>
              </table:table-cell>
              <table:table-cell office:value-type="float" office:value="15.2645301818848">
                <text:p>15.2645301818848</text:p>
              </table:table-cell>
              <table:table-cell office:value-type="float" office:value="110905.124294734">
                <text:p>110905.1242947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60634803771973">
                <text:p>4.60634803771973</text:p>
              </table:table-cell>
              <table:table-cell office:value-type="float" office:value="109592.750645888">
                <text:p>109592.750645888</text:p>
              </table:table-cell>
              <table:table-cell office:value-type="float" office:value="15.3014621734619">
                <text:p>15.3014621734619</text:p>
              </table:table-cell>
              <table:table-cell office:value-type="float" office:value="110906.556215462">
                <text:p>110906.5562154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4372038841248">
                <text:p>4.64372038841248</text:p>
              </table:table-cell>
              <table:table-cell office:value-type="float" office:value="109599.742164324">
                <text:p>109599.742164324</text:p>
              </table:table-cell>
              <table:table-cell office:value-type="float" office:value="15.3383939266205">
                <text:p>15.3383939266205</text:p>
              </table:table-cell>
              <table:table-cell office:value-type="float" office:value="110907.272189693">
                <text:p>110907.2721896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810941696167">
                <text:p>4.6810941696167</text:p>
              </table:table-cell>
              <table:table-cell office:value-type="float" office:value="109595.54714622">
                <text:p>109595.54714622</text:p>
              </table:table-cell>
              <table:table-cell office:value-type="float" office:value="15.3753297328949">
                <text:p>15.3753297328949</text:p>
              </table:table-cell>
              <table:table-cell office:value-type="float" office:value="110895.101884844">
                <text:p>110895.1018848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71846699714661">
                <text:p>4.71846699714661</text:p>
              </table:table-cell>
              <table:table-cell office:value-type="float" office:value="109598.343789274">
                <text:p>109598.343789274</text:p>
              </table:table-cell>
              <table:table-cell office:value-type="float" office:value="15.4121878147125">
                <text:p>15.4121878147125</text:p>
              </table:table-cell>
              <table:table-cell office:value-type="float" office:value="111128.951861004">
                <text:p>111128.9518610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558388710022">
                <text:p>4.7558388710022</text:p>
              </table:table-cell>
              <table:table-cell office:value-type="float" office:value="109601.14057506">
                <text:p>109601.14057506</text:p>
              </table:table-cell>
              <table:table-cell office:value-type="float" office:value="19.7467350959778">
                <text:p>19.7467350959778</text:p>
              </table:table-cell>
              <table:table-cell office:value-type="float" office:value="944.966044713296">
                <text:p>944.966044713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9321217536926">
                <text:p>4.79321217536926</text:p>
              </table:table-cell>
              <table:table-cell office:value-type="float" office:value="109596.945449906">
                <text:p>109596.945449906</text:p>
              </table:table-cell>
              <table:table-cell office:value-type="float" office:value="22.8489012718201">
                <text:p>22.8489012718201</text:p>
              </table:table-cell>
              <table:table-cell office:value-type="float" office:value="1320.36769399946">
                <text:p>1320.367693999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3057880401611">
                <text:p>4.83057880401611</text:p>
              </table:table-cell>
              <table:table-cell office:value-type="float" office:value="109616.52544871">
                <text:p>109616.52544871</text:p>
              </table:table-cell>
              <table:table-cell office:value-type="float" office:value="27.2796862125397">
                <text:p>27.2796862125397</text:p>
              </table:table-cell>
              <table:table-cell office:value-type="float" office:value="924.441166700988">
                <text:p>924.441166700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6795091629028">
                <text:p>4.86795091629028</text:p>
              </table:table-cell>
              <table:table-cell office:value-type="float" office:value="109600.441365231">
                <text:p>109600.441365231</text:p>
              </table:table-cell>
              <table:table-cell office:value-type="float" office:value="31.7116305828094">
                <text:p>31.7116305828094</text:p>
              </table:table-cell>
              <table:table-cell office:value-type="float" office:value="924.199326028696">
                <text:p>924.1993260286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90533041954041">
                <text:p>4.90533041954041</text:p>
              </table:table-cell>
              <table:table-cell office:value-type="float" office:value="109578.770284665">
                <text:p>109578.770284665</text:p>
              </table:table-cell>
              <table:table-cell office:value-type="float" office:value="36.1435372829437">
                <text:p>36.1435372829437</text:p>
              </table:table-cell>
              <table:table-cell office:value-type="float" office:value="924.207181499534">
                <text:p>924.2071814995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4270491600037">
                <text:p>4.94270491600037</text:p>
              </table:table-cell>
              <table:table-cell office:value-type="float" office:value="109593.449757591">
                <text:p>109593.449757591</text:p>
              </table:table-cell>
              <table:table-cell office:value-type="float" office:value="40.5756735801697">
                <text:p>40.5756735801697</text:p>
              </table:table-cell>
              <table:table-cell office:value-type="float" office:value="924.159304975269">
                <text:p>924.1593049752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8007869720459">
                <text:p>4.98007869720459</text:p>
              </table:table-cell>
              <table:table-cell office:value-type="float" office:value="109595.54714622">
                <text:p>109595.54714622</text:p>
              </table:table-cell>
              <table:table-cell office:value-type="float" office:value="42.1042213439941">
                <text:p>42.1042213439941</text:p>
              </table:table-cell>
              <table:table-cell office:value-type="float" office:value="2679.66765379429">
                <text:p>2679.667653794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01745200157166">
                <text:p>5.01745200157166</text:p>
              </table:table-cell>
              <table:table-cell office:value-type="float" office:value="109596.945449906">
                <text:p>109596.945449906</text:p>
              </table:table-cell>
              <table:table-cell office:value-type="float" office:value="42.1485118865967">
                <text:p>42.1485118865967</text:p>
              </table:table-cell>
              <table:table-cell office:value-type="float" office:value="92480.2397829551">
                <text:p>92480.23978295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548255443573">
                <text:p>5.0548255443573</text:p>
              </table:table-cell>
              <table:table-cell office:value-type="float" office:value="109596.246293603">
                <text:p>109596.246293603</text:p>
              </table:table-cell>
              <table:table-cell office:value-type="float" office:value="42.192852973938">
                <text:p>42.192852973938</text:p>
              </table:table-cell>
              <table:table-cell office:value-type="float" office:value="92374.8208624583">
                <text:p>92374.8208624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9218955039978">
                <text:p>5.09218955039978</text:p>
              </table:table-cell>
              <table:table-cell office:value-type="float" office:value="109624.219505347">
                <text:p>109624.219505347</text:p>
              </table:table-cell>
              <table:table-cell office:value-type="float" office:value="42.2371516227722">
                <text:p>42.2371516227722</text:p>
              </table:table-cell>
              <table:table-cell office:value-type="float" office:value="92463.3167780756">
                <text:p>92463.31677807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2956428527832">
                <text:p>5.12956428527832</text:p>
              </table:table-cell>
              <table:table-cell office:value-type="float" office:value="109592.750645888">
                <text:p>109592.750645888</text:p>
              </table:table-cell>
              <table:table-cell office:value-type="float" office:value="42.2814707756042">
                <text:p>42.2814707756042</text:p>
              </table:table-cell>
              <table:table-cell office:value-type="float" office:value="92420.5391633672">
                <text:p>92420.53916336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6695594787598">
                <text:p>5.16695594787598</text:p>
              </table:table-cell>
              <table:table-cell office:value-type="float" office:value="109543.136502755">
                <text:p>109543.136502755</text:p>
              </table:table-cell>
              <table:table-cell office:value-type="float" office:value="42.3257958889008">
                <text:p>42.3257958889008</text:p>
              </table:table-cell>
              <table:table-cell office:value-type="float" office:value="92408.1112348249">
                <text:p>92408.11123482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0432353019714">
                <text:p>5.20432353019714</text:p>
              </table:table-cell>
              <table:table-cell office:value-type="float" office:value="109613.727877701">
                <text:p>109613.727877701</text:p>
              </table:table-cell>
              <table:table-cell office:value-type="float" office:value="42.3701102733612">
                <text:p>42.3701102733612</text:p>
              </table:table-cell>
              <table:table-cell office:value-type="float" office:value="92430.4839133148">
                <text:p>92430.4839133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416558265686">
                <text:p>5.2416558265686</text:p>
              </table:table-cell>
              <table:table-cell office:value-type="float" office:value="109717.33319709">
                <text:p>109717.33319709</text:p>
              </table:table-cell>
              <table:table-cell office:value-type="float" office:value="42.4145052433014">
                <text:p>42.4145052433014</text:p>
              </table:table-cell>
              <table:table-cell office:value-type="float" office:value="92262.7046604299">
                <text:p>92262.70466042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7898192405701">
                <text:p>5.27898192405701</text:p>
              </table:table-cell>
              <table:table-cell office:value-type="float" office:value="109735.554360393">
                <text:p>109735.554360393</text:p>
              </table:table-cell>
              <table:table-cell office:value-type="float" office:value="42.4637970924377">
                <text:p>42.4637970924377</text:p>
              </table:table-cell>
              <table:table-cell office:value-type="float" office:value="83096.9028706861">
                <text:p>83096.9028706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1630611419678">
                <text:p>5.31630611419678</text:p>
              </table:table-cell>
              <table:table-cell office:value-type="float" office:value="109741.162089825">
                <text:p>109741.162089825</text:p>
              </table:table-cell>
              <table:table-cell office:value-type="float" office:value="42.5129795074463">
                <text:p>42.5129795074463</text:p>
              </table:table-cell>
              <table:table-cell office:value-type="float" office:value="83281.7989781178">
                <text:p>83281.7989781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5362982749939">
                <text:p>5.35362982749939</text:p>
              </table:table-cell>
              <table:table-cell office:value-type="float" office:value="109742.564111736">
                <text:p>109742.564111736</text:p>
              </table:table-cell>
              <table:table-cell office:value-type="float" office:value="42.5622227191925">
                <text:p>42.5622227191925</text:p>
              </table:table-cell>
              <table:table-cell office:value-type="float" office:value="83178.977462102">
                <text:p>83178.977462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909695148468">
                <text:p>5.3909695148468</text:p>
              </table:table-cell>
              <table:table-cell office:value-type="float" office:value="109695.615870867">
                <text:p>109695.615870867</text:p>
              </table:table-cell>
              <table:table-cell office:value-type="float" office:value="42.6114540100098">
                <text:p>42.6114540100098</text:p>
              </table:table-cell>
              <table:table-cell office:value-type="float" office:value="83199.1185281683">
                <text:p>83199.11852816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4352095127106">
                <text:p>18.4352095127106</text:p>
              </table:table-cell>
              <table:table-cell office:value-type="float" office:value="314.008328631702">
                <text:p>314.008328631702</text:p>
              </table:table-cell>
              <table:table-cell office:value-type="float" office:value="42.6607306003571">
                <text:p>42.6607306003571</text:p>
              </table:table-cell>
              <table:table-cell office:value-type="float" office:value="83122.6343205229">
                <text:p>83122.63432052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4865415096283">
                <text:p>18.4865415096283</text:p>
              </table:table-cell>
              <table:table-cell office:value-type="float" office:value="79794.2851622372">
                <text:p>79794.2851622372</text:p>
              </table:table-cell>
              <table:table-cell office:value-type="float" office:value="42.7099533081055">
                <text:p>42.7099533081055</text:p>
              </table:table-cell>
              <table:table-cell office:value-type="float" office:value="83213.6261364462">
                <text:p>83213.6261364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5378713607788">
                <text:p>18.5378713607788</text:p>
              </table:table-cell>
              <table:table-cell office:value-type="float" office:value="79797.620842294">
                <text:p>79797.620842294</text:p>
              </table:table-cell>
              <table:table-cell office:value-type="float" office:value="42.7591965198517">
                <text:p>42.7591965198517</text:p>
              </table:table-cell>
              <table:table-cell office:value-type="float" office:value="83178.977462102">
                <text:p>83178.977462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5892035961151">
                <text:p>18.5892035961151</text:p>
              </table:table-cell>
              <table:table-cell office:value-type="float" office:value="79793.9145483342">
                <text:p>79793.9145483342</text:p>
              </table:table-cell>
              <table:table-cell office:value-type="float" office:value="42.8084449768066">
                <text:p>42.8084449768066</text:p>
              </table:table-cell>
              <table:table-cell office:value-type="float" office:value="83170.1184820128">
                <text:p>83170.11848201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640531539917">
                <text:p>18.640531539917</text:p>
              </table:table-cell>
              <table:table-cell office:value-type="float" office:value="79800.5861253687">
                <text:p>79800.5861253687</text:p>
              </table:table-cell>
              <table:table-cell office:value-type="float" office:value="42.8576817512512">
                <text:p>42.8576817512512</text:p>
              </table:table-cell>
              <table:table-cell office:value-type="float" office:value="83189.8524264699">
                <text:p>83189.85242646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6918592453003">
                <text:p>18.6918592453003</text:p>
              </table:table-cell>
              <table:table-cell office:value-type="float" office:value="79800.9568012486">
                <text:p>79800.9568012486</text:p>
              </table:table-cell>
              <table:table-cell office:value-type="float" office:value="42.9069426059723">
                <text:p>42.9069426059723</text:p>
              </table:table-cell>
              <table:table-cell office:value-type="float" office:value="83149.1865740629">
                <text:p>83149.18657406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7431881427765">
                <text:p>18.7431881427765</text:p>
              </table:table-cell>
              <table:table-cell office:value-type="float" office:value="79799.1034562843">
                <text:p>79799.1034562843</text:p>
              </table:table-cell>
              <table:table-cell office:value-type="float" office:value="42.9561717510223">
                <text:p>42.9561717510223</text:p>
              </table:table-cell>
              <table:table-cell office:value-type="float" office:value="83202.7449559768">
                <text:p>83202.74495597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7945156097412">
                <text:p>18.7945156097412</text:p>
              </table:table-cell>
              <table:table-cell office:value-type="float" office:value="79801.3274805721">
                <text:p>79801.3274805721</text:p>
              </table:table-cell>
              <table:table-cell office:value-type="float" office:value="43.0054085254669">
                <text:p>43.0054085254669</text:p>
              </table:table-cell>
              <table:table-cell office:value-type="float" office:value="83189.8524264699">
                <text:p>83189.8524264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8458459377289">
                <text:p>18.8458459377289</text:p>
              </table:table-cell>
              <table:table-cell office:value-type="float" office:value="79796.8795559581">
                <text:p>79796.8795559581</text:p>
              </table:table-cell>
              <table:table-cell office:value-type="float" office:value="43.0546596050263">
                <text:p>43.0546596050263</text:p>
              </table:table-cell>
              <table:table-cell office:value-type="float" office:value="83165.689699575">
                <text:p>83165.6896995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897177696228">
                <text:p>18.897177696228</text:p>
              </table:table-cell>
              <table:table-cell office:value-type="float" office:value="79794.655779583">
                <text:p>79794.655779583</text:p>
              </table:table-cell>
              <table:table-cell office:value-type="float" office:value="43.1038892269135">
                <text:p>43.1038892269135</text:p>
              </table:table-cell>
              <table:table-cell office:value-type="float" office:value="83201.9390558106">
                <text:p>83201.93905581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9485054016113">
                <text:p>18.9485054016113</text:p>
              </table:table-cell>
              <table:table-cell office:value-type="float" office:value="79800.9568012486">
                <text:p>79800.9568012486</text:p>
              </table:table-cell>
              <table:table-cell office:value-type="float" office:value="43.1531291007996">
                <text:p>43.1531291007996</text:p>
              </table:table-cell>
              <table:table-cell office:value-type="float" office:value="83184.6159775719">
                <text:p>83184.61597757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9998331069946">
                <text:p>18.9998331069946</text:p>
              </table:table-cell>
              <table:table-cell office:value-type="float" office:value="79800.9568012486">
                <text:p>79800.9568012486</text:p>
              </table:table-cell>
              <table:table-cell office:value-type="float" office:value="43.2023742198944">
                <text:p>43.2023742198944</text:p>
              </table:table-cell>
              <table:table-cell office:value-type="float" office:value="83175.7557964454">
                <text:p>83175.7557964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0511622428894">
                <text:p>19.0511622428894</text:p>
              </table:table-cell>
              <table:table-cell office:value-type="float" office:value="79798.7327976218">
                <text:p>79798.7327976218</text:p>
              </table:table-cell>
              <table:table-cell office:value-type="float" office:value="43.2516236305237">
                <text:p>43.2516236305237</text:p>
              </table:table-cell>
              <table:table-cell office:value-type="float" office:value="83168.5079610974">
                <text:p>83168.50796109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1024901866913">
                <text:p>19.1024901866913</text:p>
              </table:table-cell>
              <table:table-cell office:value-type="float" office:value="79800.5861253687">
                <text:p>79800.5861253687</text:p>
              </table:table-cell>
              <table:table-cell office:value-type="float" office:value="43.3009207248688">
                <text:p>43.3009207248688</text:p>
              </table:table-cell>
              <table:table-cell office:value-type="float" office:value="83088.0613637573">
                <text:p>83088.06136375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1538188457489">
                <text:p>19.1538188457489</text:p>
              </table:table-cell>
              <table:table-cell office:value-type="float" office:value="79799.4741183903">
                <text:p>79799.4741183903</text:p>
              </table:table-cell>
              <table:table-cell office:value-type="float" office:value="43.3501086235046">
                <text:p>43.3501086235046</text:p>
              </table:table-cell>
              <table:table-cell office:value-type="float" office:value="83272.5144516235">
                <text:p>83272.51445162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2051475048065">
                <text:p>19.2051475048065</text:p>
              </table:table-cell>
              <table:table-cell office:value-type="float" office:value="79799.4741183903">
                <text:p>79799.4741183903</text:p>
              </table:table-cell>
              <table:table-cell office:value-type="float" office:value="43.3993465900421">
                <text:p>43.3993465900421</text:p>
              </table:table-cell>
              <table:table-cell office:value-type="float" office:value="83187.8383296452">
                <text:p>83187.83832964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2564742565155">
                <text:p>19.2564742565155</text:p>
              </table:table-cell>
              <table:table-cell office:value-type="float" office:value="79802.4395392048">
                <text:p>79802.4395392048</text:p>
              </table:table-cell>
              <table:table-cell office:value-type="float" office:value="43.4486441612244">
                <text:p>43.4486441612244</text:p>
              </table:table-cell>
              <table:table-cell office:value-type="float" office:value="83087.2576836953">
                <text:p>83087.25768369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3078014850616">
                <text:p>19.3078014850616</text:p>
              </table:table-cell>
              <table:table-cell office:value-type="float" office:value="79801.6981633392">
                <text:p>79801.6981633392</text:p>
              </table:table-cell>
              <table:table-cell office:value-type="float" office:value="43.4888892173767">
                <text:p>43.4888892173767</text:p>
              </table:table-cell>
              <table:table-cell office:value-type="float" office:value="101776.476208531">
                <text:p>101776.4762085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3591294288635">
                <text:p>19.3591294288635</text:p>
              </table:table-cell>
              <table:table-cell office:value-type="float" office:value="79800.5861253687">
                <text:p>79800.5861253687</text:p>
              </table:table-cell>
              <table:table-cell office:value-type="float" office:value="43.5291686058045">
                <text:p>43.5291686058045</text:p>
              </table:table-cell>
              <table:table-cell office:value-type="float" office:value="101689.726678663">
                <text:p>101689.7266786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4104301929474">
                <text:p>19.4104301929474</text:p>
              </table:table-cell>
              <table:table-cell office:value-type="float" office:value="79842.8653675449">
                <text:p>79842.8653675449</text:p>
              </table:table-cell>
              <table:table-cell office:value-type="float" office:value="43.5694551467896">
                <text:p>43.5694551467896</text:p>
              </table:table-cell>
              <table:table-cell office:value-type="float" office:value="101671.672470321">
                <text:p>101671.672470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4587669372559">
                <text:p>19.4587669372559</text:p>
              </table:table-cell>
              <table:table-cell office:value-type="float" office:value="84738.8474047914">
                <text:p>84738.8474047914</text:p>
              </table:table-cell>
              <table:table-cell office:value-type="float" office:value="43.6097595691681">
                <text:p>43.6097595691681</text:p>
              </table:table-cell>
              <table:table-cell office:value-type="float" office:value="101626.564984117">
                <text:p>101626.5649841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5070838928223">
                <text:p>19.5070838928223</text:p>
              </table:table-cell>
              <table:table-cell office:value-type="float" office:value="84773.5531343755">
                <text:p>84773.5531343755</text:p>
              </table:table-cell>
              <table:table-cell office:value-type="float" office:value="43.6500508785248">
                <text:p>43.6500508785248</text:p>
              </table:table-cell>
              <table:table-cell office:value-type="float" office:value="101659.639892541">
                <text:p>101659.6398925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5554008483887">
                <text:p>19.5554008483887</text:p>
              </table:table-cell>
              <table:table-cell office:value-type="float" office:value="84773.5531343755">
                <text:p>84773.5531343755</text:p>
              </table:table-cell>
              <table:table-cell office:value-type="float" office:value="43.690345287323">
                <text:p>43.690345287323</text:p>
              </table:table-cell>
              <table:table-cell office:value-type="float" office:value="101651.820244132">
                <text:p>101651.820244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6037175655365">
                <text:p>19.6037175655365</text:p>
              </table:table-cell>
              <table:table-cell office:value-type="float" office:value="84773.9714490143">
                <text:p>84773.9714490143</text:p>
              </table:table-cell>
              <table:table-cell office:value-type="float" office:value="43.730633020401">
                <text:p>43.730633020401</text:p>
              </table:table-cell>
              <table:table-cell office:value-type="float" office:value="101668.664058848">
                <text:p>101668.6640588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6520342826843">
                <text:p>19.6520342826843</text:p>
              </table:table-cell>
              <table:table-cell office:value-type="float" office:value="84773.9714490143">
                <text:p>84773.9714490143</text:p>
              </table:table-cell>
              <table:table-cell office:value-type="float" office:value="43.7709178924561">
                <text:p>43.7709178924561</text:p>
              </table:table-cell>
              <table:table-cell office:value-type="float" office:value="101675.884545503">
                <text:p>101675.8845455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7003509998322">
                <text:p>19.7003509998322</text:p>
              </table:table-cell>
              <table:table-cell office:value-type="float" office:value="84773.9714490143">
                <text:p>84773.9714490143</text:p>
              </table:table-cell>
              <table:table-cell office:value-type="float" office:value="43.8112170696259">
                <text:p>43.8112170696259</text:p>
              </table:table-cell>
              <table:table-cell office:value-type="float" office:value="101639.792364533">
                <text:p>101639.7923645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7486679553986">
                <text:p>19.7486679553986</text:p>
              </table:table-cell>
              <table:table-cell office:value-type="float" office:value="84773.5531343755">
                <text:p>84773.5531343755</text:p>
              </table:table-cell>
              <table:table-cell office:value-type="float" office:value="43.8514981269836">
                <text:p>43.8514981269836</text:p>
              </table:table-cell>
              <table:table-cell office:value-type="float" office:value="101685.513456564">
                <text:p>101685.5134565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7970128059387">
                <text:p>19.7970128059387</text:p>
              </table:table-cell>
              <table:table-cell office:value-type="float" office:value="84724.6388029965">
                <text:p>84724.6388029965</text:p>
              </table:table-cell>
              <table:table-cell office:value-type="float" office:value="43.891818523407">
                <text:p>43.891818523407</text:p>
              </table:table-cell>
              <table:table-cell office:value-type="float" office:value="101586.302798079">
                <text:p>101586.3027980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8453378677368">
                <text:p>19.8453378677368</text:p>
              </table:table-cell>
              <table:table-cell office:value-type="float" office:value="84759.3328925946">
                <text:p>84759.3328925946</text:p>
              </table:table-cell>
              <table:table-cell office:value-type="float" office:value="43.9321074485779">
                <text:p>43.9321074485779</text:p>
              </table:table-cell>
              <table:table-cell office:value-type="float" office:value="101665.655825404">
                <text:p>101665.6558254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8936643600464">
                <text:p>19.8936643600464</text:p>
              </table:table-cell>
              <table:table-cell office:value-type="float" office:value="84756.8239333781">
                <text:p>84756.8239333781</text:p>
              </table:table-cell>
              <table:table-cell office:value-type="float" office:value="43.9723761081696">
                <text:p>43.9723761081696</text:p>
              </table:table-cell>
              <table:table-cell office:value-type="float" office:value="101716.820016696">
                <text:p>101716.8200166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9419875144958">
                <text:p>19.9419875144958</text:p>
              </table:table-cell>
              <table:table-cell office:value-type="float" office:value="84762.6784026208">
                <text:p>84762.6784026208</text:p>
              </table:table-cell>
              <table:table-cell office:value-type="float" office:value="44.0126707553864">
                <text:p>44.0126707553864</text:p>
              </table:table-cell>
              <table:table-cell office:value-type="float" office:value="101651.218782543">
                <text:p>101651.2187825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9903123378754">
                <text:p>19.9903123378754</text:p>
              </table:table-cell>
              <table:table-cell office:value-type="float" office:value="84759.7510669055">
                <text:p>84759.7510669055</text:p>
              </table:table-cell>
              <table:table-cell office:value-type="float" office:value="44.0529615879059">
                <text:p>44.0529615879059</text:p>
              </table:table-cell>
              <table:table-cell office:value-type="float" office:value="101660.843022155">
                <text:p>101660.8430221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0386347770691">
                <text:p>20.0386347770691</text:p>
              </table:table-cell>
              <table:table-cell office:value-type="float" office:value="84763.9330369698">
                <text:p>84763.9330369698</text:p>
              </table:table-cell>
              <table:table-cell office:value-type="float" office:value="44.0933470726013">
                <text:p>44.0933470726013</text:p>
              </table:table-cell>
              <table:table-cell office:value-type="float" office:value="101422.578703458">
                <text:p>101422.5787034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0869555473328">
                <text:p>20.0869555473328</text:p>
              </table:table-cell>
              <table:table-cell office:value-type="float" office:value="84766.8606615615">
                <text:p>84766.8606615615</text:p>
              </table:table-cell>
              <table:table-cell office:value-type="float" office:value="44.1335363388062">
                <text:p>44.1335363388062</text:p>
              </table:table-cell>
              <table:table-cell office:value-type="float" office:value="101917.760307535">
                <text:p>101917.7603075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135279417038">
                <text:p>20.135279417038</text:p>
              </table:table-cell>
              <table:table-cell office:value-type="float" office:value="84761.4238054123">
                <text:p>84761.4238054123</text:p>
              </table:table-cell>
              <table:table-cell office:value-type="float" office:value="44.173828125">
                <text:p>44.173828125</text:p>
              </table:table-cell>
              <table:table-cell office:value-type="float" office:value="101658.436791403">
                <text:p>101658.436791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1836168766022">
                <text:p>20.1836168766022</text:p>
              </table:table-cell>
              <table:table-cell office:value-type="float" office:value="84737.5935129376">
                <text:p>84737.5935129376</text:p>
              </table:table-cell>
              <table:table-cell office:value-type="float" office:value="44.2141032218933">
                <text:p>44.2141032218933</text:p>
              </table:table-cell>
              <table:table-cell office:value-type="float" office:value="101700.562281709">
                <text:p>101700.5622817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2319221496582">
                <text:p>20.2319221496582</text:p>
              </table:table-cell>
              <table:table-cell office:value-type="float" office:value="84794.0554077599">
                <text:p>84794.0554077599</text:p>
              </table:table-cell>
              <table:table-cell office:value-type="float" office:value="44.2544317245483">
                <text:p>44.2544317245483</text:p>
              </table:table-cell>
              <table:table-cell office:value-type="float" office:value="101565.883440733">
                <text:p>101565.8834407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2802159786224">
                <text:p>20.2802159786224</text:p>
              </table:table-cell>
              <table:table-cell office:value-type="float" office:value="84814.1488850162">
                <text:p>84814.1488850162</text:p>
              </table:table-cell>
              <table:table-cell office:value-type="float" office:value="44.2947235107422">
                <text:p>44.2947235107422</text:p>
              </table:table-cell>
              <table:table-cell office:value-type="float" office:value="101658.436791403">
                <text:p>101658.4367914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3285102844238">
                <text:p>20.3285102844238</text:p>
              </table:table-cell>
              <table:table-cell office:value-type="float" office:value="84813.3114666693">
                <text:p>84813.3114666693</text:p>
              </table:table-cell>
              <table:table-cell office:value-type="float" office:value="44.3350179195404">
                <text:p>44.3350179195404</text:p>
              </table:table-cell>
              <table:table-cell office:value-type="float" office:value="101651.820244132">
                <text:p>101651.8202441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3768033981323">
                <text:p>20.3768033981323</text:p>
              </table:table-cell>
              <table:table-cell office:value-type="float" office:value="84815.4050435435">
                <text:p>84815.4050435435</text:p>
              </table:table-cell>
              <table:table-cell office:value-type="float" office:value="44.3753011226654">
                <text:p>44.3753011226654</text:p>
              </table:table-cell>
              <table:table-cell office:value-type="float" office:value="101680.096969697">
                <text:p>101680.0969696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4225125312805">
                <text:p>20.4225125312805</text:p>
              </table:table-cell>
              <table:table-cell office:value-type="float" office:value="89610.100167955">
                <text:p>89610.100167955</text:p>
              </table:table-cell>
              <table:table-cell office:value-type="float" office:value="44.415696144104">
                <text:p>44.415696144104</text:p>
              </table:table-cell>
              <table:table-cell office:value-type="float" office:value="101398.634141735">
                <text:p>101398.6341417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4626393318176">
                <text:p>20.4626393318176</text:p>
              </table:table-cell>
              <table:table-cell office:value-type="float" office:value="102076.416389391">
                <text:p>102076.416389391</text:p>
              </table:table-cell>
              <table:table-cell office:value-type="float" office:value="44.4525411128998">
                <text:p>44.4525411128998</text:p>
              </table:table-cell>
              <table:table-cell office:value-type="float" office:value="111168.502345686">
                <text:p>111168.5023456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5027692317963">
                <text:p>20.5027692317963</text:p>
              </table:table-cell>
              <table:table-cell office:value-type="float" office:value="102068.532495232">
                <text:p>102068.532495232</text:p>
              </table:table-cell>
              <table:table-cell office:value-type="float" office:value="44.4894526004791">
                <text:p>44.4894526004791</text:p>
              </table:table-cell>
              <table:table-cell office:value-type="float" office:value="110968.163805242">
                <text:p>110968.1638052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5428974628448">
                <text:p>20.5428974628448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44.5263860225677">
                <text:p>44.5263860225677</text:p>
              </table:table-cell>
              <table:table-cell office:value-type="float" office:value="110902.260564199">
                <text:p>110902.2605641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583025932312">
                <text:p>20.583025932312</text:p>
              </table:table-cell>
              <table:table-cell office:value-type="float" office:value="102072.17106428">
                <text:p>102072.17106428</text:p>
              </table:table-cell>
              <table:table-cell office:value-type="float" office:value="44.5633206367493">
                <text:p>44.5633206367493</text:p>
              </table:table-cell>
              <table:table-cell office:value-type="float" office:value="110898.681108995">
                <text:p>110898.6811089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6231572628021">
                <text:p>20.6231572628021</text:p>
              </table:table-cell>
              <table:table-cell office:value-type="float" office:value="102064.894185584">
                <text:p>102064.894185584</text:p>
              </table:table-cell>
              <table:table-cell office:value-type="float" office:value="44.6002805233002">
                <text:p>44.6002805233002</text:p>
              </table:table-cell>
              <table:table-cell office:value-type="float" office:value="110822.850994381">
                <text:p>110822.8509943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6632881164551">
                <text:p>20.6632881164551</text:p>
              </table:table-cell>
              <table:table-cell office:value-type="float" office:value="102066.106926646">
                <text:p>102066.106926646</text:p>
              </table:table-cell>
              <table:table-cell office:value-type="float" office:value="44.6371862888336">
                <text:p>44.6371862888336</text:p>
              </table:table-cell>
              <table:table-cell office:value-type="float" office:value="110985.368838585">
                <text:p>110985.3688385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7034158706665">
                <text:p>20.7034158706665</text:p>
              </table:table-cell>
              <table:table-cell office:value-type="float" office:value="102073.990446087">
                <text:p>102073.990446087</text:p>
              </table:table-cell>
              <table:table-cell office:value-type="float" office:value="44.6741359233856">
                <text:p>44.6741359233856</text:p>
              </table:table-cell>
              <table:table-cell office:value-type="float" office:value="110853.599762547">
                <text:p>110853.599762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7435436248779">
                <text:p>20.7435436248779</text:p>
              </table:table-cell>
              <table:table-cell office:value-type="float" office:value="102073.990446087">
                <text:p>102073.990446087</text:p>
              </table:table-cell>
              <table:table-cell office:value-type="float" office:value="44.7110569477081">
                <text:p>44.7110569477081</text:p>
              </table:table-cell>
              <table:table-cell office:value-type="float" office:value="110939.50060055">
                <text:p>110939.50060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.7836725711822">
                <text:p>20.7836725711822</text:p>
              </table:table-cell>
              <table:table-cell office:value-type="float" office:value="102070.958179107">
                <text:p>102070.958179107</text:p>
              </table:table-cell>
              <table:table-cell office:value-type="float" office:value="44.747987985611">
                <text:p>44.747987985611</text:p>
              </table:table-cell>
              <table:table-cell office:value-type="float" office:value="110909.42016785">
                <text:p>110909.420167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8238039016724">
                <text:p>20.8238039016724</text:p>
              </table:table-cell>
              <table:table-cell office:value-type="float" office:value="102064.894185584">
                <text:p>102064.894185584</text:p>
              </table:table-cell>
              <table:table-cell office:value-type="float" office:value="44.7849247455597">
                <text:p>44.7849247455597</text:p>
              </table:table-cell>
              <table:table-cell office:value-type="float" office:value="110892.238671865">
                <text:p>110892.2386718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8639318943024">
                <text:p>20.8639318943024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44.8218548297882">
                <text:p>44.8218548297882</text:p>
              </table:table-cell>
              <table:table-cell office:value-type="float" office:value="110912.284268154">
                <text:p>110912.2842681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9040627479553">
                <text:p>20.9040627479553</text:p>
              </table:table-cell>
              <table:table-cell office:value-type="float" office:value="102066.106926646">
                <text:p>102066.106926646</text:p>
              </table:table-cell>
              <table:table-cell office:value-type="float" office:value="44.858776807785">
                <text:p>44.858776807785</text:p>
              </table:table-cell>
              <table:table-cell office:value-type="float" office:value="110936.635094471">
                <text:p>110936.6350944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9441931247711">
                <text:p>20.9441931247711</text:p>
              </table:table-cell>
              <table:table-cell office:value-type="float" office:value="102067.319696529">
                <text:p>102067.319696529</text:p>
              </table:table-cell>
              <table:table-cell office:value-type="float" office:value="44.8957536220551">
                <text:p>44.8957536220551</text:p>
              </table:table-cell>
              <table:table-cell office:value-type="float" office:value="110772.117091791">
                <text:p>110772.1170917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9843375682831">
                <text:p>20.9843375682831</text:p>
              </table:table-cell>
              <table:table-cell office:value-type="float" office:value="102031.555096271">
                <text:p>102031.555096271</text:p>
              </table:table-cell>
              <table:table-cell office:value-type="float" office:value="44.9326603412628">
                <text:p>44.9326603412628</text:p>
              </table:table-cell>
              <table:table-cell office:value-type="float" office:value="110982.500962545">
                <text:p>110982.5009625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0244657993317">
                <text:p>21.0244657993317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44.9695880413055">
                <text:p>44.9695880413055</text:p>
              </table:table-cell>
              <table:table-cell office:value-type="float" office:value="110919.445166122">
                <text:p>110919.4451661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0645937919617">
                <text:p>21.0645937919617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45.006532907486">
                <text:p>45.006532907486</text:p>
              </table:table-cell>
              <table:table-cell office:value-type="float" office:value="110867.907329728">
                <text:p>110867.9073297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1047213077545">
                <text:p>21.1047213077545</text:p>
              </table:table-cell>
              <table:table-cell office:value-type="float" office:value="102074.596921103">
                <text:p>102074.596921103</text:p>
              </table:table-cell>
              <table:table-cell office:value-type="float" office:value="45.0180444717407">
                <text:p>45.0180444717407</text:p>
              </table:table-cell>
              <table:table-cell office:value-type="float" office:value="355816.10885819">
                <text:p>355816.108858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1448490619659">
                <text:p>21.1448490619659</text:p>
              </table:table-cell>
              <table:table-cell office:value-type="float" office:value="102073.990446087">
                <text:p>102073.990446087</text:p>
              </table:table-cell>
              <table:table-cell office:value-type="float" office:value="45.0803682804108">
                <text:p>45.0803682804108</text:p>
              </table:table-cell>
              <table:table-cell office:value-type="float" office:value="65721.27229395">
                <text:p>65721.272293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184995174408">
                <text:p>21.184995174408</text:p>
              </table:table-cell>
              <table:table-cell office:value-type="float" office:value="102027.313501796">
                <text:p>102027.313501796</text:p>
              </table:table-cell>
              <table:table-cell office:value-type="float" office:value="45.1173274517059">
                <text:p>45.1173274517059</text:p>
              </table:table-cell>
              <table:table-cell office:value-type="float" office:value="110824.995703725">
                <text:p>110824.9957037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2251334190369">
                <text:p>21.2251334190369</text:p>
              </table:table-cell>
              <table:table-cell office:value-type="float" office:value="102047.312678198">
                <text:p>102047.312678198</text:p>
              </table:table-cell>
              <table:table-cell office:value-type="float" office:value="45.1542642116547">
                <text:p>45.1542642116547</text:p>
              </table:table-cell>
              <table:table-cell office:value-type="float" office:value="110892.238671865">
                <text:p>110892.2386718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2652473449707">
                <text:p>21.2652473449707</text:p>
              </table:table-cell>
              <table:table-cell office:value-type="float" office:value="102109.177913819">
                <text:p>102109.177913819</text:p>
              </table:table-cell>
              <table:table-cell office:value-type="float" office:value="45.1911952495575">
                <text:p>45.1911952495575</text:p>
              </table:table-cell>
              <table:table-cell office:value-type="float" office:value="110909.42016785">
                <text:p>110909.420167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305361032486">
                <text:p>21.305361032486</text:p>
              </table:table-cell>
              <table:table-cell office:value-type="float" office:value="102109.784807042">
                <text:p>102109.784807042</text:p>
              </table:table-cell>
              <table:table-cell office:value-type="float" office:value="45.2281274795532">
                <text:p>45.2281274795532</text:p>
              </table:table-cell>
              <table:table-cell office:value-type="float" office:value="110905.840250476">
                <text:p>110905.8402504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345489025116">
                <text:p>21.345489025116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45.2650618553162">
                <text:p>45.2650618553162</text:p>
              </table:table-cell>
              <table:table-cell office:value-type="float" office:value="110899.396981551">
                <text:p>110899.3969815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3856177330017">
                <text:p>21.3856177330017</text:p>
              </table:table-cell>
              <table:table-cell office:value-type="float" office:value="102071.56461809">
                <text:p>102071.56461809</text:p>
              </table:table-cell>
              <table:table-cell office:value-type="float" office:value="45.3019979000092">
                <text:p>45.3019979000092</text:p>
              </table:table-cell>
              <table:table-cell office:value-type="float" office:value="110894.386067738">
                <text:p>110894.386067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4261791706085">
                <text:p>21.4261791706085</text:p>
              </table:table-cell>
              <table:table-cell office:value-type="float" office:value="100982.614070665">
                <text:p>100982.614070665</text:p>
              </table:table-cell>
              <table:table-cell office:value-type="float" office:value="45.3389282226563">
                <text:p>45.3389282226563</text:p>
              </table:table-cell>
              <table:table-cell office:value-type="float" office:value="110911.56822921">
                <text:p>110911.568229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4672672748566">
                <text:p>21.4672672748566</text:p>
              </table:table-cell>
              <table:table-cell office:value-type="float" office:value="99688.2205923313">
                <text:p>99688.2205923313</text:p>
              </table:table-cell>
              <table:table-cell office:value-type="float" office:value="45.3758535385132">
                <text:p>45.3758535385132</text:p>
              </table:table-cell>
              <table:table-cell office:value-type="float" office:value="110926.606988817">
                <text:p>110926.6069888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5083527565002">
                <text:p>21.5083527565002</text:p>
              </table:table-cell>
              <table:table-cell office:value-type="float" office:value="99694.5839779487">
                <text:p>99694.5839779487</text:p>
              </table:table-cell>
              <table:table-cell office:value-type="float" office:value="45.412807226181">
                <text:p>45.412807226181</text:p>
              </table:table-cell>
              <table:table-cell office:value-type="float" office:value="110841.441233588">
                <text:p>110841.4412335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494422912598">
                <text:p>21.5494422912598</text:p>
              </table:table-cell>
              <table:table-cell office:value-type="float" office:value="99684.7499970988">
                <text:p>99684.7499970988</text:p>
              </table:table-cell>
              <table:table-cell office:value-type="float" office:value="49.7382135391235">
                <text:p>49.7382135391235</text:p>
              </table:table-cell>
              <table:table-cell office:value-type="float" office:value="946.963060497675">
                <text:p>946.9630604976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5905294418335">
                <text:p>21.5905294418335</text:p>
              </table:table-cell>
              <table:table-cell office:value-type="float" office:value="99690.5344567463">
                <text:p>99690.5344567463</text:p>
              </table:table-cell>
              <table:table-cell office:value-type="float" office:value="49.8956770896912">
                <text:p>49.8956770896912</text:p>
              </table:table-cell>
              <table:table-cell office:value-type="float" office:value="26012.3691180256">
                <text:p>26012.36911802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6316001415253">
                <text:p>21.6316001415253</text:p>
              </table:table-cell>
              <table:table-cell office:value-type="float" office:value="99730.4655323546">
                <text:p>99730.4655323546</text:p>
              </table:table-cell>
              <table:table-cell office:value-type="float" office:value="49.9466667175293">
                <text:p>49.9466667175293</text:p>
              </table:table-cell>
              <table:table-cell office:value-type="float" office:value="80330.062674759">
                <text:p>80330.0626747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6726875305176">
                <text:p>21.6726875305176</text:p>
              </table:table-cell>
              <table:table-cell office:value-type="float" office:value="99689.9559805725">
                <text:p>99689.9559805725</text:p>
              </table:table-cell>
              <table:table-cell office:value-type="float" office:value="49.9975183010101">
                <text:p>49.9975183010101</text:p>
              </table:table-cell>
              <table:table-cell office:value-type="float" office:value="80548.1308471684">
                <text:p>80548.13084716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7137501239777">
                <text:p>21.7137501239777</text:p>
              </table:table-cell>
              <table:table-cell office:value-type="float" office:value="99750.1534817017">
                <text:p>99750.1534817017</text:p>
              </table:table-cell>
              <table:table-cell office:value-type="float" office:value="50.048506975174">
                <text:p>50.048506975174</text:p>
              </table:table-cell>
              <table:table-cell office:value-type="float" office:value="80331.5651401371">
                <text:p>80331.56514013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7548367977142">
                <text:p>21.7548367977142</text:p>
              </table:table-cell>
              <table:table-cell office:value-type="float" office:value="99691.6914292346">
                <text:p>99691.6914292346</text:p>
              </table:table-cell>
              <table:table-cell office:value-type="float" office:value="50.0994758605957">
                <text:p>50.0994758605957</text:p>
              </table:table-cell>
              <table:table-cell office:value-type="float" office:value="80362.7539842548">
                <text:p>80362.75398425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7959244251251">
                <text:p>21.7959244251251</text:p>
              </table:table-cell>
              <table:table-cell office:value-type="float" office:value="99689.3775111121">
                <text:p>99689.3775111121</text:p>
              </table:table-cell>
              <table:table-cell office:value-type="float" office:value="50.1504139900208">
                <text:p>50.1504139900208</text:p>
              </table:table-cell>
              <table:table-cell office:value-type="float" office:value="80411.2763117248">
                <text:p>80411.27631172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837016582489">
                <text:p>21.837016582489</text:p>
              </table:table-cell>
              <table:table-cell office:value-type="float" office:value="99678.3878667618">
                <text:p>99678.3878667618</text:p>
              </table:table-cell>
              <table:table-cell office:value-type="float" office:value="50.2012896537781">
                <text:p>50.2012896537781</text:p>
              </table:table-cell>
              <table:table-cell office:value-type="float" office:value="80510.0061109341">
                <text:p>80510.00611093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8781039714813">
                <text:p>21.8781039714813</text:p>
              </table:table-cell>
              <table:table-cell office:value-type="float" office:value="99689.9559805725">
                <text:p>99689.9559805725</text:p>
              </table:table-cell>
              <table:table-cell office:value-type="float" office:value="50.2522976398468">
                <text:p>50.2522976398468</text:p>
              </table:table-cell>
              <table:table-cell office:value-type="float" office:value="80301.1511664322">
                <text:p>80301.1511664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9191913604736">
                <text:p>21.9191913604736</text:p>
              </table:table-cell>
              <table:table-cell office:value-type="float" office:value="99689.9559805725">
                <text:p>99689.9559805725</text:p>
              </table:table-cell>
              <table:table-cell office:value-type="float" office:value="50.3031673431397">
                <text:p>50.3031673431397</text:p>
              </table:table-cell>
              <table:table-cell office:value-type="float" office:value="80519.4395654354">
                <text:p>80519.43956543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9602789878845">
                <text:p>21.9602789878845</text:p>
              </table:table-cell>
              <table:table-cell office:value-type="float" office:value="99689.3775111121">
                <text:p>99689.3775111121</text:p>
              </table:table-cell>
              <table:table-cell office:value-type="float" office:value="50.3541061878204">
                <text:p>50.3541061878204</text:p>
              </table:table-cell>
              <table:table-cell office:value-type="float" office:value="80410.147220025">
                <text:p>80410.147220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0013687610626">
                <text:p>22.0013687610626</text:p>
              </table:table-cell>
              <table:table-cell office:value-type="float" office:value="99684.1715880541">
                <text:p>99684.1715880541</text:p>
              </table:table-cell>
              <table:table-cell office:value-type="float" office:value="50.4050405025482">
                <text:p>50.4050405025482</text:p>
              </table:table-cell>
              <table:table-cell office:value-type="float" office:value="80417.2986696874">
                <text:p>80417.29866968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0424563884735">
                <text:p>22.0424563884735</text:p>
              </table:table-cell>
              <table:table-cell office:value-type="float" office:value="99689.3775111121">
                <text:p>99689.3775111121</text:p>
              </table:table-cell>
              <table:table-cell office:value-type="float" office:value="50.456048488617">
                <text:p>50.456048488617</text:p>
              </table:table-cell>
              <table:table-cell office:value-type="float" office:value="80301.1511664322">
                <text:p>80301.15116643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0835239887238">
                <text:p>22.0835239887238</text:p>
              </table:table-cell>
              <table:table-cell office:value-type="float" office:value="99737.9923599419">
                <text:p>99737.9923599419</text:p>
              </table:table-cell>
              <table:table-cell office:value-type="float" office:value="50.5031621456146">
                <text:p>50.5031621456146</text:p>
              </table:table-cell>
              <table:table-cell office:value-type="float" office:value="86938.6980552505">
                <text:p>86938.6980552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1246116161346">
                <text:p>22.1246116161346</text:p>
              </table:table-cell>
              <table:table-cell office:value-type="float" office:value="99689.3775111121">
                <text:p>99689.3775111121</text:p>
              </table:table-cell>
              <table:table-cell office:value-type="float" office:value="50.5503115653992">
                <text:p>50.5503115653992</text:p>
              </table:table-cell>
              <table:table-cell office:value-type="float" office:value="86872.7551413589">
                <text:p>86872.75514135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1656997203827">
                <text:p>22.1656997203827</text:p>
              </table:table-cell>
              <table:table-cell office:value-type="float" office:value="99688.2205923313">
                <text:p>99688.2205923313</text:p>
              </table:table-cell>
              <table:table-cell office:value-type="float" office:value="50.5974686145783">
                <text:p>50.5974686145783</text:p>
              </table:table-cell>
              <table:table-cell office:value-type="float" office:value="86858.7002644205">
                <text:p>86858.70026442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2067875862122">
                <text:p>22.2067875862122</text:p>
              </table:table-cell>
              <table:table-cell office:value-type="float" office:value="99688.7990483651">
                <text:p>99688.7990483651</text:p>
              </table:table-cell>
              <table:table-cell office:value-type="float" office:value="50.6446115970612">
                <text:p>50.6446115970612</text:p>
              </table:table-cell>
              <table:table-cell office:value-type="float" office:value="86884.6174822487">
                <text:p>86884.61748224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2478754520416">
                <text:p>22.2478754520416</text:p>
              </table:table-cell>
              <table:table-cell office:value-type="float" office:value="99688.7990483651">
                <text:p>99688.7990483651</text:p>
              </table:table-cell>
              <table:table-cell office:value-type="float" office:value="50.6917634010315">
                <text:p>50.6917634010315</text:p>
              </table:table-cell>
              <table:table-cell office:value-type="float" office:value="86868.3625037291">
                <text:p>86868.36250372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889897823334">
                <text:p>22.2889897823334</text:p>
              </table:table-cell>
              <table:table-cell office:value-type="float" office:value="99624.6313860571">
                <text:p>99624.6313860571</text:p>
              </table:table-cell>
              <table:table-cell office:value-type="float" office:value="50.7389121055603">
                <text:p>50.7389121055603</text:p>
              </table:table-cell>
              <table:table-cell office:value-type="float" office:value="86874.0730192763">
                <text:p>86874.07301927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300778865814">
                <text:p>22.3300778865814</text:p>
              </table:table-cell>
              <table:table-cell office:value-type="float" office:value="99688.2205923313">
                <text:p>99688.2205923313</text:p>
              </table:table-cell>
              <table:table-cell office:value-type="float" office:value="50.7860572338104">
                <text:p>50.7860572338104</text:p>
              </table:table-cell>
              <table:table-cell office:value-type="float" office:value="86880.6630086831">
                <text:p>86880.66300868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711681365967">
                <text:p>22.3711681365967</text:p>
              </table:table-cell>
              <table:table-cell office:value-type="float" office:value="99683.0147901013">
                <text:p>99683.0147901013</text:p>
              </table:table-cell>
              <table:table-cell office:value-type="float" office:value="50.8332748413086">
                <text:p>50.8332748413086</text:p>
              </table:table-cell>
              <table:table-cell office:value-type="float" office:value="86747.3007851751">
                <text:p>86747.30078517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122307300568">
                <text:p>22.4122307300568</text:p>
              </table:table-cell>
              <table:table-cell office:value-type="float" office:value="99750.1534817017">
                <text:p>99750.1534817017</text:p>
              </table:table-cell>
              <table:table-cell office:value-type="float" office:value="50.880423784256">
                <text:p>50.880423784256</text:p>
              </table:table-cell>
              <table:table-cell office:value-type="float" office:value="86873.6337221944">
                <text:p>86873.63372219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53136920929">
                <text:p>22.453136920929</text:p>
              </table:table-cell>
              <table:table-cell office:value-type="float" office:value="100131.542748568">
                <text:p>100131.542748568</text:p>
              </table:table-cell>
              <table:table-cell office:value-type="float" office:value="50.9275975227356">
                <text:p>50.9275975227356</text:p>
              </table:table-cell>
              <table:table-cell office:value-type="float" office:value="86827.9710706001">
                <text:p>86827.9710706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494019985199">
                <text:p>22.494019985199</text:p>
              </table:table-cell>
              <table:table-cell office:value-type="float" office:value="100188.184842194">
                <text:p>100188.184842194</text:p>
              </table:table-cell>
              <table:table-cell office:value-type="float" office:value="50.9747595787048">
                <text:p>50.9747595787048</text:p>
              </table:table-cell>
              <table:table-cell office:value-type="float" office:value="86849.4792226963">
                <text:p>86849.4792226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5349168777466">
                <text:p>22.5349168777466</text:p>
              </table:table-cell>
              <table:table-cell office:value-type="float" office:value="100154.308673499">
                <text:p>100154.308673499</text:p>
              </table:table-cell>
              <table:table-cell office:value-type="float" office:value="51.0218820571899">
                <text:p>51.0218820571899</text:p>
              </table:table-cell>
              <table:table-cell office:value-type="float" office:value="86922.422836789">
                <text:p>86922.4228367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5758016109467">
                <text:p>22.5758016109467</text:p>
              </table:table-cell>
              <table:table-cell office:value-type="float" office:value="100184.095123132">
                <text:p>100184.095123132</text:p>
              </table:table-cell>
              <table:table-cell office:value-type="float" office:value="51.0690069198608">
                <text:p>51.0690069198608</text:p>
              </table:table-cell>
              <table:table-cell office:value-type="float" office:value="86918.0251750516">
                <text:p>86918.02517505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6166858673096">
                <text:p>22.6166858673096</text:p>
              </table:table-cell>
              <table:table-cell office:value-type="float" office:value="100185.263580222">
                <text:p>100185.263580222</text:p>
              </table:table-cell>
              <table:table-cell office:value-type="float" office:value="51.1161510944366">
                <text:p>51.1161510944366</text:p>
              </table:table-cell>
              <table:table-cell office:value-type="float" office:value="86882.4205080486">
                <text:p>86882.42050804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6575756072998">
                <text:p>22.6575756072998</text:p>
              </table:table-cell>
              <table:table-cell office:value-type="float" office:value="100171.827969027">
                <text:p>100171.827969027</text:p>
              </table:table-cell>
              <table:table-cell office:value-type="float" office:value="51.1632876396179">
                <text:p>51.1632876396179</text:p>
              </table:table-cell>
              <table:table-cell office:value-type="float" office:value="86896.4830631496">
                <text:p>86896.48306314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6984612941742">
                <text:p>22.6984612941742</text:p>
              </table:table-cell>
              <table:table-cell office:value-type="float" office:value="100181.758290716">
                <text:p>100181.758290716</text:p>
              </table:table-cell>
              <table:table-cell office:value-type="float" office:value="51.2104523181915">
                <text:p>51.2104523181915</text:p>
              </table:table-cell>
              <table:table-cell office:value-type="float" office:value="86844.6499345374">
                <text:p>86844.64993453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.7393434047699">
                <text:p>22.7393434047699</text:p>
              </table:table-cell>
              <table:table-cell office:value-type="float" office:value="100190.521974433">
                <text:p>100190.521974433</text:p>
              </table:table-cell>
              <table:table-cell office:value-type="float" office:value="51.2576012611389">
                <text:p>51.2576012611389</text:p>
              </table:table-cell>
              <table:table-cell office:value-type="float" office:value="86873.6337221944">
                <text:p>86873.63372219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7802295684814">
                <text:p>22.7802295684814</text:p>
              </table:table-cell>
              <table:table-cell office:value-type="float" office:value="100180.589915388">
                <text:p>100180.589915388</text:p>
              </table:table-cell>
              <table:table-cell office:value-type="float" office:value="51.304749250412">
                <text:p>51.304749250412</text:p>
              </table:table-cell>
              <table:table-cell office:value-type="float" office:value="86875.3909371792">
                <text:p>86875.39093717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.8211190700531">
                <text:p>22.8211190700531</text:p>
              </table:table-cell>
              <table:table-cell office:value-type="float" office:value="100172.412051101">
                <text:p>100172.412051101</text:p>
              </table:table-cell>
              <table:table-cell office:value-type="float" office:value="51.3519103527069">
                <text:p>51.3519103527069</text:p>
              </table:table-cell>
              <table:table-cell office:value-type="float" office:value="86851.2354606487">
                <text:p>86851.23546064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8620038032532">
                <text:p>22.8620038032532</text:p>
              </table:table-cell>
              <table:table-cell office:value-type="float" office:value="100184.095123132">
                <text:p>100184.095123132</text:p>
              </table:table-cell>
              <table:table-cell office:value-type="float" office:value="51.3990471363068">
                <text:p>51.3990471363068</text:p>
              </table:table-cell>
              <table:table-cell office:value-type="float" office:value="86896.0435393969">
                <text:p>86896.04353939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9028918743134">
                <text:p>22.9028918743134</text:p>
              </table:table-cell>
              <table:table-cell office:value-type="float" office:value="100175.916686589">
                <text:p>100175.916686589</text:p>
              </table:table-cell>
              <table:table-cell office:value-type="float" office:value="51.4461710453034">
                <text:p>51.4461710453034</text:p>
              </table:table-cell>
              <table:table-cell office:value-type="float" office:value="86919.7841863477">
                <text:p>86919.78418634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9437756538391">
                <text:p>22.9437756538391</text:p>
              </table:table-cell>
              <table:table-cell office:value-type="float" office:value="100186.432064568">
                <text:p>100186.432064568</text:p>
              </table:table-cell>
              <table:table-cell office:value-type="float" office:value="51.4905397891998">
                <text:p>51.4905397891998</text:p>
              </table:table-cell>
              <table:table-cell office:value-type="float" office:value="92317.2404780328">
                <text:p>92317.24047803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9846405982971">
                <text:p>22.9846405982971</text:p>
              </table:table-cell>
              <table:table-cell office:value-type="float" office:value="100232.609008168">
                <text:p>100232.609008168</text:p>
              </table:table-cell>
              <table:table-cell office:value-type="float" office:value="51.534868478775">
                <text:p>51.534868478775</text:p>
              </table:table-cell>
              <table:table-cell office:value-type="float" office:value="92400.6560819242">
                <text:p>92400.65608192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0255270004272">
                <text:p>23.0255270004272</text:p>
              </table:table-cell>
              <table:table-cell office:value-type="float" office:value="100180.005737944">
                <text:p>100180.005737944</text:p>
              </table:table-cell>
              <table:table-cell office:value-type="float" office:value="51.5791742801666">
                <text:p>51.5791742801666</text:p>
              </table:table-cell>
              <table:table-cell office:value-type="float" office:value="92448.3898575057">
                <text:p>92448.38985750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0664019584656">
                <text:p>23.0664019584656</text:p>
              </table:table-cell>
              <table:table-cell office:value-type="float" office:value="100208.053942441">
                <text:p>100208.053942441</text:p>
              </table:table-cell>
              <table:table-cell office:value-type="float" office:value="51.6234974861145">
                <text:p>51.6234974861145</text:p>
              </table:table-cell>
              <table:table-cell office:value-type="float" office:value="92412.0878082892">
                <text:p>92412.08780828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1072857379913">
                <text:p>23.1072857379913</text:p>
              </table:table-cell>
              <table:table-cell office:value-type="float" office:value="100186.432064568">
                <text:p>100186.432064568</text:p>
              </table:table-cell>
              <table:table-cell office:value-type="float" office:value="51.6678376197815">
                <text:p>51.6678376197815</text:p>
              </table:table-cell>
              <table:table-cell office:value-type="float" office:value="92376.8076741085">
                <text:p>92376.80767410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14817070961">
                <text:p>23.14817070961</text:p>
              </table:table-cell>
              <table:table-cell office:value-type="float" office:value="100183.510904807">
                <text:p>100183.510904807</text:p>
              </table:table-cell>
              <table:table-cell office:value-type="float" office:value="51.71213555336">
                <text:p>51.71213555336</text:p>
              </table:table-cell>
              <table:table-cell office:value-type="float" office:value="92464.8097352515">
                <text:p>92464.8097352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1890482902527">
                <text:p>23.1890482902527</text:p>
              </table:table-cell>
              <table:table-cell office:value-type="float" office:value="100201.624841793">
                <text:p>100201.624841793</text:p>
              </table:table-cell>
              <table:table-cell office:value-type="float" office:value="51.7564344406128">
                <text:p>51.7564344406128</text:p>
              </table:table-cell>
              <table:table-cell office:value-type="float" office:value="92462.8191363972">
                <text:p>92462.81913639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2299454212189">
                <text:p>23.2299454212189</text:p>
              </table:table-cell>
              <table:table-cell office:value-type="float" office:value="100153.724802518">
                <text:p>100153.724802518</text:p>
              </table:table-cell>
              <table:table-cell office:value-type="float" office:value="51.8007795810699">
                <text:p>51.8007795810699</text:p>
              </table:table-cell>
              <table:table-cell office:value-type="float" office:value="92366.3778663097">
                <text:p>92366.37786630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.2708313465118">
                <text:p>23.2708313465118</text:p>
              </table:table-cell>
              <table:table-cell office:value-type="float" office:value="100181.174099645">
                <text:p>100181.174099645</text:p>
              </table:table-cell>
              <table:table-cell office:value-type="float" office:value="51.8450944423676">
                <text:p>51.8450944423676</text:p>
              </table:table-cell>
              <table:table-cell office:value-type="float" office:value="92429.4893420132">
                <text:p>92429.48934201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3117165565491">
                <text:p>23.3117165565491</text:p>
              </table:table-cell>
              <table:table-cell office:value-type="float" office:value="100182.926693297">
                <text:p>100182.926693297</text:p>
              </table:table-cell>
              <table:table-cell office:value-type="float" office:value="51.8894140720367">
                <text:p>51.8894140720367</text:p>
              </table:table-cell>
              <table:table-cell office:value-type="float" office:value="92419.5448060681">
                <text:p>92419.54480606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3526012897491">
                <text:p>23.3526012897491</text:p>
              </table:table-cell>
              <table:table-cell office:value-type="float" office:value="100184.095123132">
                <text:p>100184.095123132</text:p>
              </table:table-cell>
              <table:table-cell office:value-type="float" office:value="51.9337310791016">
                <text:p>51.9337310791016</text:p>
              </table:table-cell>
              <table:table-cell office:value-type="float" office:value="92425.0140360127">
                <text:p>92425.01403601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3934876918793">
                <text:p>23.3934876918793</text:p>
              </table:table-cell>
              <table:table-cell office:value-type="float" office:value="100180.005737944">
                <text:p>100180.005737944</text:p>
              </table:table-cell>
              <table:table-cell office:value-type="float" office:value="51.978052854538">
                <text:p>51.978052854538</text:p>
              </table:table-cell>
              <table:table-cell office:value-type="float" office:value="92415.0704629933">
                <text:p>92415.07046299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4333391189575">
                <text:p>23.4333391189575</text:p>
              </table:table-cell>
              <table:table-cell office:value-type="float" office:value="102781.764677025">
                <text:p>102781.764677025</text:p>
              </table:table-cell>
              <table:table-cell office:value-type="float" office:value="52.0223696231842">
                <text:p>52.0223696231842</text:p>
              </table:table-cell>
              <table:table-cell office:value-type="float" office:value="92425.5112708335">
                <text:p>92425.51127083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724819660187">
                <text:p>23.4724819660187</text:p>
              </table:table-cell>
              <table:table-cell office:value-type="float" office:value="104642.362718286">
                <text:p>104642.362718286</text:p>
              </table:table-cell>
              <table:table-cell office:value-type="float" office:value="52.0666794776917">
                <text:p>52.0666794776917</text:p>
              </table:table-cell>
              <table:table-cell office:value-type="float" office:value="92439.9334083046">
                <text:p>92439.9334083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5116226673126">
                <text:p>23.5116226673126</text:p>
              </table:table-cell>
              <table:table-cell office:value-type="float" office:value="104648.09941036">
                <text:p>104648.09941036</text:p>
              </table:table-cell>
              <table:table-cell office:value-type="float" office:value="52.1109983921051">
                <text:p>52.1109983921051</text:p>
              </table:table-cell>
              <table:table-cell office:value-type="float" office:value="92421.0363500406">
                <text:p>92421.03635004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507605075836">
                <text:p>23.5507605075836</text:p>
              </table:table-cell>
              <table:table-cell office:value-type="float" office:value="104655.74931163">
                <text:p>104655.74931163</text:p>
              </table:table-cell>
              <table:table-cell office:value-type="float" office:value="52.1553130149841">
                <text:p>52.1553130149841</text:p>
              </table:table-cell>
              <table:table-cell office:value-type="float" office:value="92429.9866249886">
                <text:p>92429.98662498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589902639389">
                <text:p>23.589902639389</text:p>
              </table:table-cell>
              <table:table-cell office:value-type="float" office:value="104644.274879092">
                <text:p>104644.274879092</text:p>
              </table:table-cell>
              <table:table-cell office:value-type="float" office:value="52.1996395587921">
                <text:p>52.1996395587921</text:p>
              </table:table-cell>
              <table:table-cell office:value-type="float" office:value="92405.1290293085">
                <text:p>92405.12902930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6290137767792">
                <text:p>23.6290137767792</text:p>
              </table:table-cell>
              <table:table-cell office:value-type="float" office:value="104727.202360342">
                <text:p>104727.202360342</text:p>
              </table:table-cell>
              <table:table-cell office:value-type="float" office:value="52.2439556121826">
                <text:p>52.2439556121826</text:p>
              </table:table-cell>
              <table:table-cell office:value-type="float" office:value="92427.0030073975">
                <text:p>92427.00300739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6681530475616">
                <text:p>23.6681530475616</text:p>
              </table:table-cell>
              <table:table-cell office:value-type="float" office:value="104651.924221196">
                <text:p>104651.924221196</text:p>
              </table:table-cell>
              <table:table-cell office:value-type="float" office:value="52.2882776260376">
                <text:p>52.2882776260376</text:p>
              </table:table-cell>
              <table:table-cell office:value-type="float" office:value="92414.5733405057">
                <text:p>92414.57334050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7073073387146">
                <text:p>23.7073073387146</text:p>
              </table:table-cell>
              <table:table-cell office:value-type="float" office:value="104611.777646522">
                <text:p>104611.777646522</text:p>
              </table:table-cell>
              <table:table-cell office:value-type="float" office:value="52.3325932025909">
                <text:p>52.3325932025909</text:p>
              </table:table-cell>
              <table:table-cell office:value-type="float" office:value="92427.9975251919">
                <text:p>92427.99752519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7464389801025">
                <text:p>23.7464389801025</text:p>
              </table:table-cell>
              <table:table-cell office:value-type="float" office:value="104672.327935173">
                <text:p>104672.327935173</text:p>
              </table:table-cell>
              <table:table-cell office:value-type="float" office:value="52.3769171237946">
                <text:p>52.3769171237946</text:p>
              </table:table-cell>
              <table:table-cell office:value-type="float" office:value="92410.5965531338">
                <text:p>92410.59655313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7855553627014">
                <text:p>23.7855553627014</text:p>
              </table:table-cell>
              <table:table-cell office:value-type="float" office:value="104713.159240793">
                <text:p>104713.159240793</text:p>
              </table:table-cell>
              <table:table-cell office:value-type="float" office:value="52.4212486743927">
                <text:p>52.4212486743927</text:p>
              </table:table-cell>
              <table:table-cell office:value-type="float" office:value="92394.6928256427">
                <text:p>92394.69282564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8246674537659">
                <text:p>23.8246674537659</text:p>
              </table:table-cell>
              <table:table-cell office:value-type="float" office:value="104724.648785721">
                <text:p>104724.648785721</text:p>
              </table:table-cell>
              <table:table-cell office:value-type="float" office:value="52.4705038070679">
                <text:p>52.4705038070679</text:p>
              </table:table-cell>
              <table:table-cell office:value-type="float" office:value="83158.8461452822">
                <text:p>83158.84614528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.8637790679932">
                <text:p>23.8637790679932</text:p>
              </table:table-cell>
              <table:table-cell office:value-type="float" office:value="104725.925557466">
                <text:p>104725.925557466</text:p>
              </table:table-cell>
              <table:table-cell office:value-type="float" office:value="52.5197484493256">
                <text:p>52.5197484493256</text:p>
              </table:table-cell>
              <table:table-cell office:value-type="float" office:value="83176.5611894629">
                <text:p>83176.56118946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.9028949737549">
                <text:p>23.9028949737549</text:p>
              </table:table-cell>
              <table:table-cell office:value-type="float" office:value="104714.435732397">
                <text:p>104714.435732397</text:p>
              </table:table-cell>
              <table:table-cell office:value-type="float" office:value="52.5689713954926">
                <text:p>52.5689713954926</text:p>
              </table:table-cell>
              <table:table-cell office:value-type="float" office:value="83213.2230790096">
                <text:p>83213.22307900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.9420104026794">
                <text:p>23.9420104026794</text:p>
              </table:table-cell>
              <table:table-cell office:value-type="float" office:value="104715.712255123">
                <text:p>104715.712255123</text:p>
              </table:table-cell>
              <table:table-cell office:value-type="float" office:value="52.6182124614716">
                <text:p>52.6182124614716</text:p>
              </table:table-cell>
              <table:table-cell office:value-type="float" office:value="83182.602134294">
                <text:p>83182.6021342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.9811248779297">
                <text:p>23.9811248779297</text:p>
              </table:table-cell>
              <table:table-cell office:value-type="float" office:value="104718.265393946">
                <text:p>104718.265393946</text:p>
              </table:table-cell>
              <table:table-cell office:value-type="float" office:value="52.6674652099609">
                <text:p>52.6674652099609</text:p>
              </table:table-cell>
              <table:table-cell office:value-type="float" office:value="83162.8716290462">
                <text:p>83162.87162904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0202493667603">
                <text:p>24.0202493667603</text:p>
              </table:table-cell>
              <table:table-cell office:value-type="float" office:value="104691.463644119">
                <text:p>104691.463644119</text:p>
              </table:table-cell>
              <table:table-cell office:value-type="float" office:value="52.7166888713837">
                <text:p>52.7166888713837</text:p>
              </table:table-cell>
              <table:table-cell office:value-type="float" office:value="83212.0139301266">
                <text:p>83212.01393012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0593874454498">
                <text:p>24.0593874454498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52.7659614086151">
                <text:p>52.7659614086151</text:p>
              </table:table-cell>
              <table:table-cell office:value-type="float" office:value="83129.4719157667">
                <text:p>83129.4719157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0985245704651">
                <text:p>24.0985245704651</text:p>
              </table:table-cell>
              <table:table-cell office:value-type="float" office:value="104657.661961706">
                <text:p>104657.661961706</text:p>
              </table:table-cell>
              <table:table-cell office:value-type="float" office:value="52.8151934146881">
                <text:p>52.8151934146881</text:p>
              </table:table-cell>
              <table:table-cell office:value-type="float" office:value="83197.9097891464">
                <text:p>83197.9097891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1376619338989">
                <text:p>24.1376619338989</text:p>
              </table:table-cell>
              <table:table-cell office:value-type="float" office:value="104657.024403913">
                <text:p>104657.024403913</text:p>
              </table:table-cell>
              <table:table-cell office:value-type="float" office:value="52.8644409179688">
                <text:p>52.8644409179688</text:p>
              </table:table-cell>
              <table:table-cell office:value-type="float" office:value="83171.7290653034">
                <text:p>83171.72906530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1767992973328">
                <text:p>24.1767992973328</text:p>
              </table:table-cell>
              <table:table-cell office:value-type="float" office:value="104657.024403913">
                <text:p>104657.024403913</text:p>
              </table:table-cell>
              <table:table-cell office:value-type="float" office:value="52.913684129715">
                <text:p>52.913684129715</text:p>
              </table:table-cell>
              <table:table-cell office:value-type="float" office:value="83178.977462102">
                <text:p>83178.9774621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2159366607666">
                <text:p>24.2159366607666</text:p>
              </table:table-cell>
              <table:table-cell office:value-type="float" office:value="104657.024403913">
                <text:p>104657.024403913</text:p>
              </table:table-cell>
              <table:table-cell office:value-type="float" office:value="52.9629280567169">
                <text:p>52.9629280567169</text:p>
              </table:table-cell>
              <table:table-cell office:value-type="float" office:value="83177.7693082346">
                <text:p>83177.76930823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2550733089447">
                <text:p>24.2550733089447</text:p>
              </table:table-cell>
              <table:table-cell office:value-type="float" office:value="104658.937100596">
                <text:p>104658.937100596</text:p>
              </table:table-cell>
              <table:table-cell office:value-type="float" office:value="53.0121655464172">
                <text:p>53.0121655464172</text:p>
              </table:table-cell>
              <table:table-cell office:value-type="float" office:value="83188.6439566718">
                <text:p>83188.64395667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2941975593567">
                <text:p>24.2941975593567</text:p>
              </table:table-cell>
              <table:table-cell office:value-type="float" office:value="104692.101621582">
                <text:p>104692.101621582</text:p>
              </table:table-cell>
              <table:table-cell office:value-type="float" office:value="53.0614151954651">
                <text:p>53.0614151954651</text:p>
              </table:table-cell>
              <table:table-cell office:value-type="float" office:value="83168.1053406142">
                <text:p>83168.10534061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333336353302">
                <text:p>24.333336353302</text:p>
              </table:table-cell>
              <table:table-cell office:value-type="float" office:value="104653.199220273">
                <text:p>104653.199220273</text:p>
              </table:table-cell>
              <table:table-cell office:value-type="float" office:value="53.1106765270233">
                <text:p>53.1106765270233</text:p>
              </table:table-cell>
              <table:table-cell office:value-type="float" office:value="83148.3817110886">
                <text:p>83148.38171108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.3724746704102">
                <text:p>24.3724746704102</text:p>
              </table:table-cell>
              <table:table-cell office:value-type="float" office:value="104654.474250417">
                <text:p>104654.474250417</text:p>
              </table:table-cell>
              <table:table-cell office:value-type="float" office:value="53.159925699234">
                <text:p>53.159925699234</text:p>
              </table:table-cell>
              <table:table-cell office:value-type="float" office:value="83168.9105854787">
                <text:p>83168.91058547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.4115061759949">
                <text:p>24.4115061759949</text:p>
              </table:table-cell>
              <table:table-cell office:value-type="float" office:value="104940.866068047">
                <text:p>104940.866068047</text:p>
              </table:table-cell>
              <table:table-cell office:value-type="float" office:value="53.2091307640076">
                <text:p>53.2091307640076</text:p>
              </table:table-cell>
              <table:table-cell office:value-type="float" office:value="83243.4632257814">
                <text:p>83243.46322578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.4488658905029">
                <text:p>24.4488658905029</text:p>
              </table:table-cell>
              <table:table-cell office:value-type="float" office:value="109636.812109918">
                <text:p>109636.812109918</text:p>
              </table:table-cell>
              <table:table-cell office:value-type="float" office:value="53.2583379745483">
                <text:p>53.2583379745483</text:p>
              </table:table-cell>
              <table:table-cell office:value-type="float" office:value="83239.8332477349">
                <text:p>83239.83324773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.4862008094788">
                <text:p>24.4862008094788</text:p>
              </table:table-cell>
              <table:table-cell office:value-type="float" office:value="109709.626064856">
                <text:p>109709.626064856</text:p>
              </table:table-cell>
              <table:table-cell office:value-type="float" office:value="53.3077003955841">
                <text:p>53.3077003955841</text:p>
              </table:table-cell>
              <table:table-cell office:value-type="float" office:value="82978.1018445622">
                <text:p>82978.10184456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.523547410965">
                <text:p>24.523547410965</text:p>
              </table:table-cell>
              <table:table-cell office:value-type="float" office:value="109675.307444316">
                <text:p>109675.307444316</text:p>
              </table:table-cell>
              <table:table-cell office:value-type="float" office:value="53.3568568229675">
                <text:p>53.3568568229675</text:p>
              </table:table-cell>
              <table:table-cell office:value-type="float" office:value="83325.8277305422">
                <text:p>83325.82773054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.560882806778">
                <text:p>24.560882806778</text:p>
              </table:table-cell>
              <table:table-cell office:value-type="float" office:value="109708.224884416">
                <text:p>109708.224884416</text:p>
              </table:table-cell>
              <table:table-cell office:value-type="float" office:value="53.4060430526733">
                <text:p>53.4060430526733</text:p>
              </table:table-cell>
              <table:table-cell office:value-type="float" office:value="83275.3399579257">
                <text:p>83275.33995792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5982306003571">
                <text:p>24.5982306003571</text:p>
              </table:table-cell>
              <table:table-cell office:value-type="float" office:value="109671.806751443">
                <text:p>109671.806751443</text:p>
              </table:table-cell>
              <table:table-cell office:value-type="float" office:value="53.4553384780884">
                <text:p>53.4553384780884</text:p>
              </table:table-cell>
              <table:table-cell office:value-type="float" office:value="83090.8743664152">
                <text:p>83090.87436641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6355800628662">
                <text:p>24.6355800628662</text:p>
              </table:table-cell>
              <table:table-cell office:value-type="float" office:value="109666.906156841">
                <text:p>109666.906156841</text:p>
              </table:table-cell>
              <table:table-cell office:value-type="float" office:value="53.4956061840057">
                <text:p>53.4956061840057</text:p>
              </table:table-cell>
              <table:table-cell office:value-type="float" office:value="101719.229012108">
                <text:p>101719.2290121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.6729829311371">
                <text:p>24.6729829311371</text:p>
              </table:table-cell>
              <table:table-cell office:value-type="float" office:value="109510.318041293">
                <text:p>109510.318041293</text:p>
              </table:table-cell>
              <table:table-cell office:value-type="float" office:value="53.5358908176422">
                <text:p>53.5358908176422</text:p>
              </table:table-cell>
              <table:table-cell office:value-type="float" office:value="101676.486299019">
                <text:p>101676.486299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7103252410889">
                <text:p>24.7103252410889</text:p>
              </table:table-cell>
              <table:table-cell office:value-type="float" office:value="109687.911789306">
                <text:p>109687.911789306</text:p>
              </table:table-cell>
              <table:table-cell office:value-type="float" office:value="53.5761754512787">
                <text:p>53.5761754512787</text:p>
              </table:table-cell>
              <table:table-cell office:value-type="float" office:value="101676.486299019">
                <text:p>101676.4862990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.7476732730865">
                <text:p>24.7476732730865</text:p>
              </table:table-cell>
              <table:table-cell office:value-type="float" office:value="109671.106639685">
                <text:p>109671.106639685</text:p>
              </table:table-cell>
              <table:table-cell office:value-type="float" office:value="53.6164045333862">
                <text:p>53.6164045333862</text:p>
              </table:table-cell>
              <table:table-cell office:value-type="float" office:value="101816.889310331">
                <text:p>101816.8893103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.785059928894">
                <text:p>24.785059928894</text:p>
              </table:table-cell>
              <table:table-cell office:value-type="float" office:value="109557.806429396">
                <text:p>109557.806429396</text:p>
              </table:table-cell>
              <table:table-cell office:value-type="float" office:value="53.6567444801331">
                <text:p>53.6567444801331</text:p>
              </table:table-cell>
              <table:table-cell office:value-type="float" office:value="101537.070083571">
                <text:p>101537.0700835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8224267959595">
                <text:p>24.8224267959595</text:p>
              </table:table-cell>
              <table:table-cell office:value-type="float" office:value="109615.826042571">
                <text:p>109615.826042571</text:p>
              </table:table-cell>
              <table:table-cell office:value-type="float" office:value="53.6971092224121">
                <text:p>53.6971092224121</text:p>
              </table:table-cell>
              <table:table-cell office:value-type="float" office:value="101474.697192">
                <text:p>101474.6971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.8597915172577">
                <text:p>24.8597915172577</text:p>
              </table:table-cell>
              <table:table-cell office:value-type="float" office:value="109622.121019149">
                <text:p>109622.121019149</text:p>
              </table:table-cell>
              <table:table-cell office:value-type="float" office:value="53.7374258041382">
                <text:p>53.7374258041382</text:p>
              </table:table-cell>
              <table:table-cell office:value-type="float" office:value="101595.914748669">
                <text:p>101595.9147486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8971607685089">
                <text:p>24.8971607685089</text:p>
              </table:table-cell>
              <table:table-cell office:value-type="float" office:value="109608.832472023">
                <text:p>109608.832472023</text:p>
              </table:table-cell>
              <table:table-cell office:value-type="float" office:value="53.7776987552643">
                <text:p>53.7776987552643</text:p>
              </table:table-cell>
              <table:table-cell office:value-type="float" office:value="101705.980949224">
                <text:p>101705.9809492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.9345245361328">
                <text:p>24.9345245361328</text:p>
              </table:table-cell>
              <table:table-cell office:value-type="float" office:value="109624.919018601">
                <text:p>109624.919018601</text:p>
              </table:table-cell>
              <table:table-cell office:value-type="float" office:value="53.8179867267609">
                <text:p>53.8179867267609</text:p>
              </table:table-cell>
              <table:table-cell office:value-type="float" office:value="101668.062397917">
                <text:p>101668.062397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9718906879425">
                <text:p>24.9718906879425</text:p>
              </table:table-cell>
              <table:table-cell office:value-type="float" office:value="109617.924287765">
                <text:p>109617.924287765</text:p>
              </table:table-cell>
              <table:table-cell office:value-type="float" office:value="53.8582849502564">
                <text:p>53.8582849502564</text:p>
              </table:table-cell>
              <table:table-cell office:value-type="float" office:value="101642.197712737">
                <text:p>101642.1977127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.0092573165894">
                <text:p>25.0092573165894</text:p>
              </table:table-cell>
              <table:table-cell office:value-type="float" office:value="109616.52544871">
                <text:p>109616.52544871</text:p>
              </table:table-cell>
              <table:table-cell office:value-type="float" office:value="53.8715724945068">
                <text:p>53.8715724945068</text:p>
              </table:table-cell>
              <table:table-cell office:value-type="float" office:value="308258.61594775">
                <text:p>308258.615947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.046621799469">
                <text:p>25.046621799469</text:p>
              </table:table-cell>
              <table:table-cell office:value-type="float" office:value="109622.820505622">
                <text:p>109622.820505622</text:p>
              </table:table-cell>
              <table:table-cell office:value-type="float" office:value="53.9388556480408">
                <text:p>53.9388556480408</text:p>
              </table:table-cell>
              <table:table-cell office:value-type="float" office:value="60877.0514588634">
                <text:p>60877.05145886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.0839862823486">
                <text:p>25.0839862823486</text:p>
              </table:table-cell>
              <table:table-cell office:value-type="float" office:value="109622.820505622">
                <text:p>109622.820505622</text:p>
              </table:table-cell>
              <table:table-cell office:value-type="float" office:value="53.9791481494904">
                <text:p>53.9791481494904</text:p>
              </table:table-cell>
              <table:table-cell office:value-type="float" office:value="101656.63219309">
                <text:p>101656.632193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.1213502883911">
                <text:p>25.1213502883911</text:p>
              </table:table-cell>
              <table:table-cell office:value-type="float" office:value="109624.219505347">
                <text:p>109624.219505347</text:p>
              </table:table-cell>
              <table:table-cell office:value-type="float" office:value="54.0194404125214">
                <text:p>54.0194404125214</text:p>
              </table:table-cell>
              <table:table-cell office:value-type="float" office:value="101657.233718742">
                <text:p>101657.233718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.1587121486664">
                <text:p>25.1587121486664</text:p>
              </table:table-cell>
              <table:table-cell office:value-type="float" office:value="109630.515446023">
                <text:p>109630.515446023</text:p>
              </table:table-cell>
              <table:table-cell office:value-type="float" office:value="54.0597069263458">
                <text:p>54.0597069263458</text:p>
              </table:table-cell>
              <table:table-cell office:value-type="float" office:value="101722.240416839">
                <text:p>101722.2404168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.1960806846619">
                <text:p>25.1960806846619</text:p>
              </table:table-cell>
              <table:table-cell office:value-type="float" office:value="109610.930449485">
                <text:p>109610.930449485</text:p>
              </table:table-cell>
              <table:table-cell office:value-type="float" office:value="54.1000235080719">
                <text:p>54.1000235080719</text:p>
              </table:table-cell>
              <table:table-cell office:value-type="float" office:value="101595.914748669">
                <text:p>101595.9147486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.2334463596344">
                <text:p>25.2334463596344</text:p>
              </table:table-cell>
              <table:table-cell office:value-type="float" office:value="109619.323162522">
                <text:p>109619.323162522</text:p>
              </table:table-cell>
              <table:table-cell office:value-type="float" office:value="54.14031457901">
                <text:p>54.14031457901</text:p>
              </table:table-cell>
              <table:table-cell office:value-type="float" office:value="101660.241453788">
                <text:p>101660.2414537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.2708122730255">
                <text:p>25.2708122730255</text:p>
              </table:table-cell>
              <table:table-cell office:value-type="float" office:value="109618.623720681">
                <text:p>109618.623720681</text:p>
              </table:table-cell>
              <table:table-cell office:value-type="float" office:value="54.1806018352509">
                <text:p>54.1806018352509</text:p>
              </table:table-cell>
              <table:table-cell office:value-type="float" office:value="101669.867402072">
                <text:p>101669.8674020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.3081769943237">
                <text:p>25.3081769943237</text:p>
              </table:table-cell>
              <table:table-cell office:value-type="float" office:value="109622.121019149">
                <text:p>109622.121019149</text:p>
              </table:table-cell>
              <table:table-cell office:value-type="float" office:value="54.2208988666534">
                <text:p>54.2208988666534</text:p>
              </table:table-cell>
              <table:table-cell office:value-type="float" office:value="101645.204558094">
                <text:p>101645.2045580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.3455412387848">
                <text:p>25.3455412387848</text:p>
              </table:table-cell>
              <table:table-cell office:value-type="float" office:value="109623.520001021">
                <text:p>109623.520001021</text:p>
              </table:table-cell>
              <table:table-cell office:value-type="float" office:value="54.2611889839172">
                <text:p>54.2611889839172</text:p>
              </table:table-cell>
              <table:table-cell office:value-type="float" office:value="101662.647769973">
                <text:p>101662.647769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.382905960083">
                <text:p>25.382905960083</text:p>
              </table:table-cell>
              <table:table-cell office:value-type="float" office:value="109622.121019149">
                <text:p>109622.121019149</text:p>
              </table:table-cell>
              <table:table-cell office:value-type="float" office:value="54.3014781475067">
                <text:p>54.3014781475067</text:p>
              </table:table-cell>
              <table:table-cell office:value-type="float" office:value="101665.054200077">
                <text:p>101665.0542000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.424115896225">
                <text:p>38.424115896225</text:p>
              </table:table-cell>
              <table:table-cell office:value-type="float" office:value="314.081286940139">
                <text:p>314.081286940139</text:p>
              </table:table-cell>
              <table:table-cell office:value-type="float" office:value="54.3417716026306">
                <text:p>54.3417716026306</text:p>
              </table:table-cell>
              <table:table-cell office:value-type="float" office:value="101654.226161666">
                <text:p>101654.2261616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.4754478931427">
                <text:p>38.4754478931427</text:p>
              </table:table-cell>
              <table:table-cell office:value-type="float" office:value="79794.2851622372">
                <text:p>79794.2851622372</text:p>
              </table:table-cell>
              <table:table-cell office:value-type="float" office:value="54.3820595741272">
                <text:p>54.3820595741272</text:p>
              </table:table-cell>
              <table:table-cell office:value-type="float" office:value="101668.062397917">
                <text:p>101668.0623979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.5267760753632">
                <text:p>38.5267760753632</text:p>
              </table:table-cell>
              <table:table-cell office:value-type="float" office:value="79800.2154529324">
                <text:p>79800.2154529324</text:p>
              </table:table-cell>
              <table:table-cell office:value-type="float" office:value="54.4223756790161">
                <text:p>54.4223756790161</text:p>
              </table:table-cell>
              <table:table-cell office:value-type="float" office:value="101597.116370389">
                <text:p>101597.1163703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.5781071186066">
                <text:p>38.5781071186066</text:p>
              </table:table-cell>
              <table:table-cell office:value-type="float" office:value="79795.7676522773">
                <text:p>79795.7676522773</text:p>
              </table:table-cell>
              <table:table-cell office:value-type="float" office:value="54.4592392444611">
                <text:p>54.4592392444611</text:p>
              </table:table-cell>
              <table:table-cell office:value-type="float" office:value="111112.420911025">
                <text:p>111112.420911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.6294348239899">
                <text:p>38.6294348239899</text:p>
              </table:table-cell>
              <table:table-cell office:value-type="float" office:value="79800.9568012486">
                <text:p>79800.9568012486</text:p>
              </table:table-cell>
              <table:table-cell office:value-type="float" office:value="54.4961874485016">
                <text:p>54.4961874485016</text:p>
              </table:table-cell>
              <table:table-cell office:value-type="float" office:value="110857.891644942">
                <text:p>110857.891644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.6807622909546">
                <text:p>38.6807622909546</text:p>
              </table:table-cell>
              <table:table-cell office:value-type="float" office:value="79801.3274805721">
                <text:p>79801.3274805721</text:p>
              </table:table-cell>
              <table:table-cell office:value-type="float" office:value="54.5331163406372">
                <text:p>54.5331163406372</text:p>
              </table:table-cell>
              <table:table-cell office:value-type="float" office:value="110915.864601559">
                <text:p>110915.8646015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.7320976257324">
                <text:p>38.7320976257324</text:p>
              </table:table-cell>
              <table:table-cell office:value-type="float" office:value="79789.0968808635">
                <text:p>79789.0968808635</text:p>
              </table:table-cell>
              <table:table-cell office:value-type="float" office:value="54.570050239563">
                <text:p>54.570050239563</text:p>
              </table:table-cell>
              <table:table-cell office:value-type="float" office:value="110900.82875439">
                <text:p>110900.828754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.783429145813">
                <text:p>38.783429145813</text:p>
              </table:table-cell>
              <table:table-cell office:value-type="float" office:value="79795.0264003716">
                <text:p>79795.0264003716</text:p>
              </table:table-cell>
              <table:table-cell office:value-type="float" office:value="54.6070196628571">
                <text:p>54.6070196628571</text:p>
              </table:table-cell>
              <table:table-cell office:value-type="float" office:value="110794.262799801">
                <text:p>110794.2627998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.834760427475">
                <text:p>38.834760427475</text:p>
              </table:table-cell>
              <table:table-cell office:value-type="float" office:value="79795.397024603">
                <text:p>79795.397024603</text:p>
              </table:table-cell>
              <table:table-cell office:value-type="float" office:value="54.6439225673676">
                <text:p>54.6439225673676</text:p>
              </table:table-cell>
              <table:table-cell office:value-type="float" office:value="110993.973356075">
                <text:p>110993.9733560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.8860766887665">
                <text:p>38.8860766887665</text:p>
              </table:table-cell>
              <table:table-cell office:value-type="float" office:value="79818.7532940586">
                <text:p>79818.7532940586</text:p>
              </table:table-cell>
              <table:table-cell office:value-type="float" office:value="54.6808984279633">
                <text:p>54.6808984279633</text:p>
              </table:table-cell>
              <table:table-cell office:value-type="float" office:value="110774.974105024">
                <text:p>110774.9741050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9374046325684">
                <text:p>38.9374046325684</text:p>
              </table:table-cell>
              <table:table-cell office:value-type="float" office:value="79800.5861253687">
                <text:p>79800.5861253687</text:p>
              </table:table-cell>
              <table:table-cell office:value-type="float" office:value="54.7178370952606">
                <text:p>54.7178370952606</text:p>
              </table:table-cell>
              <table:table-cell office:value-type="float" office:value="110886.512689438">
                <text:p>110886.5126894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.9887306690216">
                <text:p>38.9887306690216</text:p>
              </table:table-cell>
              <table:table-cell office:value-type="float" office:value="79803.5516288317">
                <text:p>79803.5516288317</text:p>
              </table:table-cell>
              <table:table-cell office:value-type="float" office:value="54.754766702652">
                <text:p>54.754766702652</text:p>
              </table:table-cell>
              <table:table-cell office:value-type="float" office:value="110913.716373778">
                <text:p>110913.7163737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.0400567054749">
                <text:p>39.0400567054749</text:p>
              </table:table-cell>
              <table:table-cell office:value-type="float" office:value="79803.5516288317">
                <text:p>79803.5516288317</text:p>
              </table:table-cell>
              <table:table-cell office:value-type="float" office:value="54.7916920185089">
                <text:p>54.7916920185089</text:p>
              </table:table-cell>
              <table:table-cell office:value-type="float" office:value="110926.606988817">
                <text:p>110926.6069888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.0913832187653">
                <text:p>39.0913832187653</text:p>
              </table:table-cell>
              <table:table-cell office:value-type="float" office:value="79802.8102323032">
                <text:p>79802.8102323032</text:p>
              </table:table-cell>
              <table:table-cell office:value-type="float" office:value="54.8286185264587">
                <text:p>54.8286185264587</text:p>
              </table:table-cell>
              <table:table-cell office:value-type="float" office:value="110923.025961868">
                <text:p>110923.0259618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.1427104473114">
                <text:p>39.1427104473114</text:p>
              </table:table-cell>
              <table:table-cell office:value-type="float" office:value="79801.6981633392">
                <text:p>79801.6981633392</text:p>
              </table:table-cell>
              <table:table-cell office:value-type="float" office:value="54.8655498027802">
                <text:p>54.8655498027802</text:p>
              </table:table-cell>
              <table:table-cell office:value-type="float" office:value="110908.704165887">
                <text:p>110908.7041658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.1940379142761">
                <text:p>39.1940379142761</text:p>
              </table:table-cell>
              <table:table-cell office:value-type="float" office:value="79801.3274805721">
                <text:p>79801.3274805721</text:p>
              </table:table-cell>
              <table:table-cell office:value-type="float" office:value="54.9024865627289">
                <text:p>54.9024865627289</text:p>
              </table:table-cell>
              <table:table-cell office:value-type="float" office:value="110892.238671865">
                <text:p>110892.2386718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.2453660964966">
                <text:p>39.2453660964966</text:p>
              </table:table-cell>
              <table:table-cell office:value-type="float" office:value="79800.2154529324">
                <text:p>79800.2154529324</text:p>
              </table:table-cell>
              <table:table-cell office:value-type="float" office:value="54.9394104480743">
                <text:p>54.9394104480743</text:p>
              </table:table-cell>
              <table:table-cell office:value-type="float" office:value="110930.904526377">
                <text:p>110930.904526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.296692609787">
                <text:p>39.296692609787</text:p>
              </table:table-cell>
              <table:table-cell office:value-type="float" office:value="79802.8102323032">
                <text:p>79802.8102323032</text:p>
              </table:table-cell>
              <table:table-cell office:value-type="float" office:value="54.9763476848602">
                <text:p>54.9763476848602</text:p>
              </table:table-cell>
              <table:table-cell office:value-type="float" office:value="110890.807120819">
                <text:p>110890.8071208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.3480648994446">
                <text:p>39.3480648994446</text:p>
              </table:table-cell>
              <table:table-cell office:value-type="float" office:value="79731.7002473651">
                <text:p>79731.7002473651</text:p>
              </table:table-cell>
              <table:table-cell office:value-type="float" office:value="55.013279914856">
                <text:p>55.013279914856</text:p>
              </table:table-cell>
              <table:table-cell office:value-type="float" office:value="110905.840250476">
                <text:p>110905.8402504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.3993923664093">
                <text:p>39.3993923664093</text:p>
              </table:table-cell>
              <table:table-cell office:value-type="float" office:value="79801.3274805721">
                <text:p>79801.3274805721</text:p>
              </table:table-cell>
              <table:table-cell office:value-type="float" office:value="55.0502111911774">
                <text:p>55.0502111911774</text:p>
              </table:table-cell>
              <table:table-cell office:value-type="float" office:value="110908.704165887">
                <text:p>110908.7041658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.4484076499939">
                <text:p>39.4484076499939</text:p>
              </table:table-cell>
              <table:table-cell office:value-type="float" office:value="83565.7717440475">
                <text:p>83565.7717440475</text:p>
              </table:table-cell>
              <table:table-cell office:value-type="float" office:value="55.0871329307556">
                <text:p>55.0871329307556</text:p>
              </table:table-cell>
              <table:table-cell office:value-type="float" office:value="110937.351457113">
                <text:p>110937.3514571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.4967246055603">
                <text:p>39.4967246055603</text:p>
              </table:table-cell>
              <table:table-cell office:value-type="float" office:value="84773.5531343755">
                <text:p>84773.5531343755</text:p>
              </table:table-cell>
              <table:table-cell office:value-type="float" office:value="55.1240825653076">
                <text:p>55.1240825653076</text:p>
              </table:table-cell>
              <table:table-cell office:value-type="float" office:value="110853.599762547">
                <text:p>110853.5997625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.5450420379639">
                <text:p>39.5450420379639</text:p>
              </table:table-cell>
              <table:table-cell office:value-type="float" office:value="84772.7165174827">
                <text:p>84772.7165174827</text:p>
              </table:table-cell>
              <table:table-cell office:value-type="float" office:value="55.1610136032105">
                <text:p>55.1610136032105</text:p>
              </table:table-cell>
              <table:table-cell office:value-type="float" office:value="110909.42016785">
                <text:p>110909.420167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5933609008789">
                <text:p>39.5933609008789</text:p>
              </table:table-cell>
              <table:table-cell office:value-type="float" office:value="84770.2067658785">
                <text:p>84770.2067658785</text:p>
              </table:table-cell>
              <table:table-cell office:value-type="float" office:value="55.1979510784149">
                <text:p>55.1979510784149</text:p>
              </table:table-cell>
              <table:table-cell office:value-type="float" office:value="110890.091359156">
                <text:p>110890.0913591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6416804790497">
                <text:p>39.6416804790497</text:p>
              </table:table-cell>
              <table:table-cell office:value-type="float" office:value="84768.9519458027">
                <text:p>84768.9519458027</text:p>
              </table:table-cell>
              <table:table-cell office:value-type="float" office:value="55.2348792552948">
                <text:p>55.2348792552948</text:p>
              </table:table-cell>
              <table:table-cell office:value-type="float" office:value="110918.012912556">
                <text:p>110918.0129125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690003156662">
                <text:p>39.690003156662</text:p>
              </table:table-cell>
              <table:table-cell office:value-type="float" office:value="84763.5148213933">
                <text:p>84763.5148213933</text:p>
              </table:table-cell>
              <table:table-cell office:value-type="float" office:value="55.2718067169189">
                <text:p>55.2718067169189</text:p>
              </table:table-cell>
              <table:table-cell office:value-type="float" office:value="110920.161306776">
                <text:p>110920.1613067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7383327484131">
                <text:p>39.7383327484131</text:p>
              </table:table-cell>
              <table:table-cell office:value-type="float" office:value="84751.3883646015">
                <text:p>84751.3883646015</text:p>
              </table:table-cell>
              <table:table-cell office:value-type="float" office:value="55.3087501525879">
                <text:p>55.3087501525879</text:p>
              </table:table-cell>
              <table:table-cell office:value-type="float" office:value="110872.200320099">
                <text:p>110872.2003200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786648273468">
                <text:p>39.786648273468</text:p>
              </table:table-cell>
              <table:table-cell office:value-type="float" office:value="84776.0630841352">
                <text:p>84776.0630841352</text:p>
              </table:table-cell>
              <table:table-cell office:value-type="float" office:value="55.3456766605377">
                <text:p>55.3456766605377</text:p>
              </table:table-cell>
              <table:table-cell office:value-type="float" office:value="110923.025961868">
                <text:p>110923.0259618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.8349628448486">
                <text:p>39.8349628448486</text:p>
              </table:table-cell>
              <table:table-cell office:value-type="float" office:value="84777.7364665476">
                <text:p>84777.7364665476</text:p>
              </table:table-cell>
              <table:table-cell office:value-type="float" office:value="55.3826138973236">
                <text:p>55.3826138973236</text:p>
              </table:table-cell>
              <table:table-cell office:value-type="float" office:value="110890.807120819">
                <text:p>110890.8071208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.8832869529724">
                <text:p>39.8832869529724</text:p>
              </table:table-cell>
              <table:table-cell office:value-type="float" office:value="84761.005614596">
                <text:p>84761.005614596</text:p>
              </table:table-cell>
              <table:table-cell office:value-type="float" office:value="55.4196190834045">
                <text:p>55.4196190834045</text:p>
              </table:table-cell>
              <table:table-cell office:value-type="float" office:value="110687.188304953">
                <text:p>110687.1883049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.9316108226776">
                <text:p>39.9316108226776</text:p>
              </table:table-cell>
              <table:table-cell office:value-type="float" office:value="84761.4238054123">
                <text:p>84761.4238054123</text:p>
              </table:table-cell>
              <table:table-cell office:value-type="float" office:value="59.7449705600739">
                <text:p>59.7449705600739</text:p>
              </table:table-cell>
              <table:table-cell office:value-type="float" office:value="946.975065978703">
                <text:p>946.9750659787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.9799411296844">
                <text:p>39.9799411296844</text:p>
              </table:table-cell>
              <table:table-cell office:value-type="float" office:value="84750.1341015825">
                <text:p>84750.1341015825</text:p>
              </table:table-cell>
              <table:table-cell office:value-type="float" office:value="59.9024889469147">
                <text:p>59.9024889469147</text:p>
              </table:table-cell>
              <table:table-cell office:value-type="float" office:value="26003.313531513">
                <text:p>26003.3135315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0282597541809">
                <text:p>40.0282597541809</text:p>
              </table:table-cell>
              <table:table-cell office:value-type="float" office:value="84770.6250474926">
                <text:p>84770.6250474926</text:p>
              </table:table-cell>
              <table:table-cell office:value-type="float" office:value="59.9534411430359">
                <text:p>59.9534411430359</text:p>
              </table:table-cell>
              <table:table-cell office:value-type="float" office:value="80389.0766603185">
                <text:p>80389.0766603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